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453.51pt" svg:height="255.09pt" svg:x="383.36pt" svg:y="2.83pt">
            <draw:object draw:notify-on-update-of-ranges="'sink_2.receiver_i.routed_msg_sub.network'.E1:'sink_2.receiver_i.routed_msg_sub.network'.E1 'sink_2.receiver_i.routed_msg_sub.network'.E2:'sink_2.receiver_i.routed_msg_sub.network'.E1427 'sink_2.receiver_i.routed_msg_sub.network'.F1:'sink_2.receiver_i.routed_msg_sub.network'.F1 'sink_2.receiver_i.routed_msg_sub.network'.F2:'sink_2.receiver_i.routed_msg_sub.network'.F14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0769.36428" calcext:value-type="float">
            <text:p>1442890769.36428</text:p>
          </table:table-cell>
          <table:table-cell office:value-type="float" office:value="1442890769.36507" calcext:value-type="float">
            <text:p>1442890769.36507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0780.21074" calcext:value-type="float">
            <text:p>1442890780.21074</text:p>
          </table:table-cell>
          <table:table-cell office:value-type="float" office:value="1442890780.21086" calcext:value-type="float">
            <text:p>1442890780.21086</text:p>
          </table:table-cell>
          <table:table-cell office:value-type="float" office:value="896" calcext:value-type="float">
            <text:p>896</text:p>
          </table:table-cell>
          <table:table-cell table:formula="of:=[.C3]-[.C$2]" office:value-type="float" office:value="10.8457860946655" calcext:value-type="float">
            <text:p>10.8457860947</text:p>
          </table:table-cell>
          <table:table-cell table:formula="of:=[.D3]/([.E3]-[.E2])" office:value-type="float" office:value="82.6127301589228" calcext:value-type="float">
            <text:p>82.6127301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0780.36162" calcext:value-type="float">
            <text:p>1442890780.36162</text:p>
          </table:table-cell>
          <table:table-cell office:value-type="float" office:value="1442890780.36177" calcext:value-type="float">
            <text:p>1442890780.36177</text:p>
          </table:table-cell>
          <table:table-cell office:value-type="float" office:value="896" calcext:value-type="float">
            <text:p>896</text:p>
          </table:table-cell>
          <table:table-cell table:formula="of:=[.C4]-[.C$2]" office:value-type="float" office:value="10.9966912269592" calcext:value-type="float">
            <text:p>10.996691227</text:p>
          </table:table-cell>
          <table:table-cell table:formula="of:=[.D4]/([.E4]-[.E3])" office:value-type="float" office:value="5937.505148971" calcext:value-type="float">
            <text:p>5937.505148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0780.36168" calcext:value-type="float">
            <text:p>1442890780.36168</text:p>
          </table:table-cell>
          <table:table-cell office:value-type="float" office:value="1442890780.36566" calcext:value-type="float">
            <text:p>1442890780.36566</text:p>
          </table:table-cell>
          <table:table-cell office:value-type="float" office:value="896" calcext:value-type="float">
            <text:p>896</text:p>
          </table:table-cell>
          <table:table-cell table:formula="of:=[.C5]-[.C$2]" office:value-type="float" office:value="11.0005888938904" calcext:value-type="float">
            <text:p>11.0005888939</text:p>
          </table:table-cell>
          <table:table-cell table:formula="of:=[.D5]/([.E5]-[.E4])" office:value-type="float" office:value="229881.109860533" calcext:value-type="float">
            <text:p>229881.109860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0780.3617" calcext:value-type="float">
            <text:p>1442890780.3617</text:p>
          </table:table-cell>
          <table:table-cell office:value-type="float" office:value="1442890780.36955" calcext:value-type="float">
            <text:p>1442890780.36955</text:p>
          </table:table-cell>
          <table:table-cell office:value-type="float" office:value="896" calcext:value-type="float">
            <text:p>896</text:p>
          </table:table-cell>
          <table:table-cell table:formula="of:=[.C6]-[.C$2]" office:value-type="float" office:value="11.0044801235199" calcext:value-type="float">
            <text:p>11.0044801235</text:p>
          </table:table-cell>
          <table:table-cell table:formula="of:=[.D6]/([.E6]-[.E5])" office:value-type="float" office:value="230261.404570798" calcext:value-type="float">
            <text:p>230261.404570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0780.36172" calcext:value-type="float">
            <text:p>1442890780.36172</text:p>
          </table:table-cell>
          <table:table-cell office:value-type="float" office:value="1442890780.37347" calcext:value-type="float">
            <text:p>1442890780.37347</text:p>
          </table:table-cell>
          <table:table-cell office:value-type="float" office:value="896" calcext:value-type="float">
            <text:p>896</text:p>
          </table:table-cell>
          <table:table-cell table:formula="of:=[.C7]-[.C$2]" office:value-type="float" office:value="11.0083994865418" calcext:value-type="float">
            <text:p>11.0083994865</text:p>
          </table:table-cell>
          <table:table-cell table:formula="of:=[.D7]/([.E7]-[.E6])" office:value-type="float" office:value="228608.576190766" calcext:value-type="float">
            <text:p>228608.576190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0780.36174" calcext:value-type="float">
            <text:p>1442890780.36174</text:p>
          </table:table-cell>
          <table:table-cell office:value-type="float" office:value="1442890780.37734" calcext:value-type="float">
            <text:p>1442890780.37734</text:p>
          </table:table-cell>
          <table:table-cell office:value-type="float" office:value="896" calcext:value-type="float">
            <text:p>896</text:p>
          </table:table-cell>
          <table:table-cell table:formula="of:=[.C8]-[.C$2]" office:value-type="float" office:value="11.0122690200806" calcext:value-type="float">
            <text:p>11.0122690201</text:p>
          </table:table-cell>
          <table:table-cell table:formula="of:=[.D8]/([.E8]-[.E7])" office:value-type="float" office:value="231552.457424522" calcext:value-type="float">
            <text:p>231552.457424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0780.36186" calcext:value-type="float">
            <text:p>1442890780.36186</text:p>
          </table:table-cell>
          <table:table-cell office:value-type="float" office:value="1442890780.38123" calcext:value-type="float">
            <text:p>1442890780.38123</text:p>
          </table:table-cell>
          <table:table-cell office:value-type="float" office:value="896" calcext:value-type="float">
            <text:p>896</text:p>
          </table:table-cell>
          <table:table-cell table:formula="of:=[.C9]-[.C$2]" office:value-type="float" office:value="11.016154050827" calcext:value-type="float">
            <text:p>11.0161540508</text:p>
          </table:table-cell>
          <table:table-cell table:formula="of:=[.D9]/([.E9]-[.E8])" office:value-type="float" office:value="230628.80540043" calcext:value-type="float">
            <text:p>230628.80540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0780.36189" calcext:value-type="float">
            <text:p>1442890780.36189</text:p>
          </table:table-cell>
          <table:table-cell office:value-type="float" office:value="1442890780.38512" calcext:value-type="float">
            <text:p>1442890780.38512</text:p>
          </table:table-cell>
          <table:table-cell office:value-type="float" office:value="896" calcext:value-type="float">
            <text:p>896</text:p>
          </table:table-cell>
          <table:table-cell table:formula="of:=[.C10]-[.C$2]" office:value-type="float" office:value="11.0200459957123" calcext:value-type="float">
            <text:p>11.0200459957</text:p>
          </table:table-cell>
          <table:table-cell table:formula="of:=[.D10]/([.E10]-[.E9])" office:value-type="float" office:value="230219.087478559" calcext:value-type="float">
            <text:p>230219.0874785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0780.36191" calcext:value-type="float">
            <text:p>1442890780.36191</text:p>
          </table:table-cell>
          <table:table-cell office:value-type="float" office:value="1442890780.38898" calcext:value-type="float">
            <text:p>1442890780.38898</text:p>
          </table:table-cell>
          <table:table-cell office:value-type="float" office:value="896" calcext:value-type="float">
            <text:p>896</text:p>
          </table:table-cell>
          <table:table-cell table:formula="of:=[.C11]-[.C$2]" office:value-type="float" office:value="11.0239012241364" calcext:value-type="float">
            <text:p>11.0239012241</text:p>
          </table:table-cell>
          <table:table-cell table:formula="of:=[.D11]/([.E11]-[.E10])" office:value-type="float" office:value="232411.65021645" calcext:value-type="float">
            <text:p>232411.650216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0780.36193" calcext:value-type="float">
            <text:p>1442890780.36193</text:p>
          </table:table-cell>
          <table:table-cell office:value-type="float" office:value="1442890780.39287" calcext:value-type="float">
            <text:p>1442890780.39287</text:p>
          </table:table-cell>
          <table:table-cell office:value-type="float" office:value="896" calcext:value-type="float">
            <text:p>896</text:p>
          </table:table-cell>
          <table:table-cell table:formula="of:=[.C12]-[.C$2]" office:value-type="float" office:value="11.027800321579" calcext:value-type="float">
            <text:p>11.0278003216</text:p>
          </table:table-cell>
          <table:table-cell table:formula="of:=[.D12]/([.E12]-[.E11])" office:value-type="float" office:value="229796.770453712" calcext:value-type="float">
            <text:p>229796.770453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0780.36195" calcext:value-type="float">
            <text:p>1442890780.36195</text:p>
          </table:table-cell>
          <table:table-cell office:value-type="float" office:value="1442890780.39676" calcext:value-type="float">
            <text:p>1442890780.39676</text:p>
          </table:table-cell>
          <table:table-cell office:value-type="float" office:value="896" calcext:value-type="float">
            <text:p>896</text:p>
          </table:table-cell>
          <table:table-cell table:formula="of:=[.C13]-[.C$2]" office:value-type="float" office:value="11.0316879749298" calcext:value-type="float">
            <text:p>11.0316879749</text:p>
          </table:table-cell>
          <table:table-cell table:formula="of:=[.D13]/([.E13]-[.E12])" office:value-type="float" office:value="230473.223598675" calcext:value-type="float">
            <text:p>230473.223598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0780.36197" calcext:value-type="float">
            <text:p>1442890780.36197</text:p>
          </table:table-cell>
          <table:table-cell office:value-type="float" office:value="1442890780.40065" calcext:value-type="float">
            <text:p>1442890780.40065</text:p>
          </table:table-cell>
          <table:table-cell office:value-type="float" office:value="896" calcext:value-type="float">
            <text:p>896</text:p>
          </table:table-cell>
          <table:table-cell table:formula="of:=[.C14]-[.C$2]" office:value-type="float" office:value="11.0355727672577" calcext:value-type="float">
            <text:p>11.0355727673</text:p>
          </table:table-cell>
          <table:table-cell table:formula="of:=[.D14]/([.E14]-[.E13])" office:value-type="float" office:value="230642.959617037" calcext:value-type="float">
            <text:p>230642.9596170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0780.36199" calcext:value-type="float">
            <text:p>1442890780.36199</text:p>
          </table:table-cell>
          <table:table-cell office:value-type="float" office:value="1442890780.40455" calcext:value-type="float">
            <text:p>1442890780.40455</text:p>
          </table:table-cell>
          <table:table-cell office:value-type="float" office:value="896" calcext:value-type="float">
            <text:p>896</text:p>
          </table:table-cell>
          <table:table-cell table:formula="of:=[.C15]-[.C$2]" office:value-type="float" office:value="11.0394723415375" calcext:value-type="float">
            <text:p>11.0394723415</text:p>
          </table:table-cell>
          <table:table-cell table:formula="of:=[.D15]/([.E15]-[.E14])" office:value-type="float" office:value="229768.671068721" calcext:value-type="float">
            <text:p>229768.6710687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0780.41184" calcext:value-type="float">
            <text:p>1442890780.41184</text:p>
          </table:table-cell>
          <table:table-cell office:value-type="float" office:value="1442890780.41188" calcext:value-type="float">
            <text:p>1442890780.41188</text:p>
          </table:table-cell>
          <table:table-cell office:value-type="float" office:value="896" calcext:value-type="float">
            <text:p>896</text:p>
          </table:table-cell>
          <table:table-cell table:formula="of:=[.C16]-[.C$2]" office:value-type="float" office:value="11.0468101501465" calcext:value-type="float">
            <text:p>11.0468101501</text:p>
          </table:table-cell>
          <table:table-cell table:formula="of:=[.D16]/([.E16]-[.E15])" office:value-type="float" office:value="122107.300386652" calcext:value-type="float">
            <text:p>122107.300386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0780.41195" calcext:value-type="float">
            <text:p>1442890780.41195</text:p>
          </table:table-cell>
          <table:table-cell office:value-type="float" office:value="1442890780.41575" calcext:value-type="float">
            <text:p>1442890780.41575</text:p>
          </table:table-cell>
          <table:table-cell office:value-type="float" office:value="896" calcext:value-type="float">
            <text:p>896</text:p>
          </table:table-cell>
          <table:table-cell table:formula="of:=[.C17]-[.C$2]" office:value-type="float" office:value="11.0506711006165" calcext:value-type="float">
            <text:p>11.0506711006</text:p>
          </table:table-cell>
          <table:table-cell table:formula="of:=[.D17]/([.E17]-[.E16])" office:value-type="float" office:value="232067.209089786" calcext:value-type="float">
            <text:p>232067.2090897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0780.41197" calcext:value-type="float">
            <text:p>1442890780.41197</text:p>
          </table:table-cell>
          <table:table-cell office:value-type="float" office:value="1442890780.41962" calcext:value-type="float">
            <text:p>1442890780.41962</text:p>
          </table:table-cell>
          <table:table-cell office:value-type="float" office:value="896" calcext:value-type="float">
            <text:p>896</text:p>
          </table:table-cell>
          <table:table-cell table:formula="of:=[.C18]-[.C$2]" office:value-type="float" office:value="11.0545470714569" calcext:value-type="float">
            <text:p>11.0545470715</text:p>
          </table:table-cell>
          <table:table-cell table:formula="of:=[.D18]/([.E18]-[.E17])" office:value-type="float" office:value="231167.88977056" calcext:value-type="float">
            <text:p>231167.88977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0780.41199" calcext:value-type="float">
            <text:p>1442890780.41199</text:p>
          </table:table-cell>
          <table:table-cell office:value-type="float" office:value="1442890780.42352" calcext:value-type="float">
            <text:p>1442890780.42352</text:p>
          </table:table-cell>
          <table:table-cell office:value-type="float" office:value="896" calcext:value-type="float">
            <text:p>896</text:p>
          </table:table-cell>
          <table:table-cell table:formula="of:=[.C19]-[.C$2]" office:value-type="float" office:value="11.0584411621094" calcext:value-type="float">
            <text:p>11.0584411621</text:p>
          </table:table-cell>
          <table:table-cell table:formula="of:=[.D19]/([.E19]-[.E18])" office:value-type="float" office:value="230092.229474071" calcext:value-type="float">
            <text:p>230092.2294740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0780.41202" calcext:value-type="float">
            <text:p>1442890780.41202</text:p>
          </table:table-cell>
          <table:table-cell office:value-type="float" office:value="1442890780.42741" calcext:value-type="float">
            <text:p>1442890780.42741</text:p>
          </table:table-cell>
          <table:table-cell office:value-type="float" office:value="896" calcext:value-type="float">
            <text:p>896</text:p>
          </table:table-cell>
          <table:table-cell table:formula="of:=[.C20]-[.C$2]" office:value-type="float" office:value="11.062335729599" calcext:value-type="float">
            <text:p>11.0623357296</text:p>
          </table:table-cell>
          <table:table-cell table:formula="of:=[.D20]/([.E20]-[.E19])" office:value-type="float" office:value="230064.057790021" calcext:value-type="float">
            <text:p>230064.057790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0780.55948" calcext:value-type="float">
            <text:p>1442890780.55948</text:p>
          </table:table-cell>
          <table:table-cell office:value-type="float" office:value="1442890780.55953" calcext:value-type="float">
            <text:p>1442890780.55953</text:p>
          </table:table-cell>
          <table:table-cell office:value-type="float" office:value="896" calcext:value-type="float">
            <text:p>896</text:p>
          </table:table-cell>
          <table:table-cell table:formula="of:=[.C21]-[.C$2]" office:value-type="float" office:value="11.1944544315338" calcext:value-type="float">
            <text:p>11.1944544315</text:p>
          </table:table-cell>
          <table:table-cell table:formula="of:=[.D21]/([.E21]-[.E20])" office:value-type="float" office:value="6781.78022398429" calcext:value-type="float">
            <text:p>6781.78022398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0780.55958" calcext:value-type="float">
            <text:p>1442890780.55958</text:p>
          </table:table-cell>
          <table:table-cell office:value-type="float" office:value="1442890780.56342" calcext:value-type="float">
            <text:p>1442890780.56342</text:p>
          </table:table-cell>
          <table:table-cell office:value-type="float" office:value="896" calcext:value-type="float">
            <text:p>896</text:p>
          </table:table-cell>
          <table:table-cell table:formula="of:=[.C22]-[.C$2]" office:value-type="float" office:value="11.1983437538147" calcext:value-type="float">
            <text:p>11.1983437538</text:p>
          </table:table-cell>
          <table:table-cell table:formula="of:=[.D22]/([.E22]-[.E21])" office:value-type="float" office:value="230374.326242874" calcext:value-type="float">
            <text:p>230374.3262428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0780.5596" calcext:value-type="float">
            <text:p>1442890780.5596</text:p>
          </table:table-cell>
          <table:table-cell office:value-type="float" office:value="1442890780.56732" calcext:value-type="float">
            <text:p>1442890780.56732</text:p>
          </table:table-cell>
          <table:table-cell office:value-type="float" office:value="896" calcext:value-type="float">
            <text:p>896</text:p>
          </table:table-cell>
          <table:table-cell table:formula="of:=[.C23]-[.C$2]" office:value-type="float" office:value="11.2022414207458" calcext:value-type="float">
            <text:p>11.2022414207</text:p>
          </table:table-cell>
          <table:table-cell table:formula="of:=[.D23]/([.E23]-[.E22])" office:value-type="float" office:value="229881.109860533" calcext:value-type="float">
            <text:p>229881.1098605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0780.55962" calcext:value-type="float">
            <text:p>1442890780.55962</text:p>
          </table:table-cell>
          <table:table-cell office:value-type="float" office:value="1442890780.57122" calcext:value-type="float">
            <text:p>1442890780.57122</text:p>
          </table:table-cell>
          <table:table-cell office:value-type="float" office:value="896" calcext:value-type="float">
            <text:p>896</text:p>
          </table:table-cell>
          <table:table-cell table:formula="of:=[.C24]-[.C$2]" office:value-type="float" office:value="11.2061448097229" calcext:value-type="float">
            <text:p>11.2061448097</text:p>
          </table:table-cell>
          <table:table-cell table:formula="of:=[.D24]/([.E24]-[.E23])" office:value-type="float" office:value="229544.123137063" calcext:value-type="float">
            <text:p>229544.1231370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0780.55964" calcext:value-type="float">
            <text:p>1442890780.55964</text:p>
          </table:table-cell>
          <table:table-cell office:value-type="float" office:value="1442890780.57512" calcext:value-type="float">
            <text:p>1442890780.57512</text:p>
          </table:table-cell>
          <table:table-cell office:value-type="float" office:value="896" calcext:value-type="float">
            <text:p>896</text:p>
          </table:table-cell>
          <table:table-cell table:formula="of:=[.C25]-[.C$2]" office:value-type="float" office:value="11.2100436687469" calcext:value-type="float">
            <text:p>11.2100436687</text:p>
          </table:table-cell>
          <table:table-cell table:formula="of:=[.D25]/([.E25]-[.E24])" office:value-type="float" office:value="229810.822723659" calcext:value-type="float">
            <text:p>229810.8227236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0780.55967" calcext:value-type="float">
            <text:p>1442890780.55967</text:p>
          </table:table-cell>
          <table:table-cell office:value-type="float" office:value="1442890780.57901" calcext:value-type="float">
            <text:p>1442890780.57901</text:p>
          </table:table-cell>
          <table:table-cell office:value-type="float" office:value="896" calcext:value-type="float">
            <text:p>896</text:p>
          </table:table-cell>
          <table:table-cell table:formula="of:=[.C26]-[.C$2]" office:value-type="float" office:value="11.2139356136322" calcext:value-type="float">
            <text:p>11.2139356136</text:p>
          </table:table-cell>
          <table:table-cell table:formula="of:=[.D26]/([.E26]-[.E25])" office:value-type="float" office:value="230219.087478559" calcext:value-type="float">
            <text:p>230219.0874785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0780.55969" calcext:value-type="float">
            <text:p>1442890780.55969</text:p>
          </table:table-cell>
          <table:table-cell office:value-type="float" office:value="1442890780.58289" calcext:value-type="float">
            <text:p>1442890780.58289</text:p>
          </table:table-cell>
          <table:table-cell office:value-type="float" office:value="896" calcext:value-type="float">
            <text:p>896</text:p>
          </table:table-cell>
          <table:table-cell table:formula="of:=[.C27]-[.C$2]" office:value-type="float" office:value="11.2178201675415" calcext:value-type="float">
            <text:p>11.2178201675</text:p>
          </table:table-cell>
          <table:table-cell table:formula="of:=[.D27]/([.E27]-[.E26])" office:value-type="float" office:value="230657.115571104" calcext:value-type="float">
            <text:p>230657.1155711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0780.55972" calcext:value-type="float">
            <text:p>1442890780.55972</text:p>
          </table:table-cell>
          <table:table-cell office:value-type="float" office:value="1442890780.58679" calcext:value-type="float">
            <text:p>1442890780.58679</text:p>
          </table:table-cell>
          <table:table-cell office:value-type="float" office:value="896" calcext:value-type="float">
            <text:p>896</text:p>
          </table:table-cell>
          <table:table-cell table:formula="of:=[.C28]-[.C$2]" office:value-type="float" office:value="11.2217118740082" calcext:value-type="float">
            <text:p>11.221711874</text:p>
          </table:table-cell>
          <table:table-cell table:formula="of:=[.D28]/([.E28]-[.E27])" office:value-type="float" office:value="230233.191447651" calcext:value-type="float">
            <text:p>230233.191447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0780.55974" calcext:value-type="float">
            <text:p>1442890780.55974</text:p>
          </table:table-cell>
          <table:table-cell office:value-type="float" office:value="1442890780.59066" calcext:value-type="float">
            <text:p>1442890780.59066</text:p>
          </table:table-cell>
          <table:table-cell office:value-type="float" office:value="896" calcext:value-type="float">
            <text:p>896</text:p>
          </table:table-cell>
          <table:table-cell table:formula="of:=[.C29]-[.C$2]" office:value-type="float" office:value="11.2255859375" calcext:value-type="float">
            <text:p>11.2255859375</text:p>
          </table:table-cell>
          <table:table-cell table:formula="of:=[.D29]/([.E29]-[.E28])" office:value-type="float" office:value="231281.70250477" calcext:value-type="float">
            <text:p>231281.70250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0780.55976" calcext:value-type="float">
            <text:p>1442890780.55976</text:p>
          </table:table-cell>
          <table:table-cell office:value-type="float" office:value="1442890780.59456" calcext:value-type="float">
            <text:p>1442890780.59456</text:p>
          </table:table-cell>
          <table:table-cell office:value-type="float" office:value="896" calcext:value-type="float">
            <text:p>896</text:p>
          </table:table-cell>
          <table:table-cell table:formula="of:=[.C30]-[.C$2]" office:value-type="float" office:value="11.2294814586639" calcext:value-type="float">
            <text:p>11.2294814587</text:p>
          </table:table-cell>
          <table:table-cell table:formula="of:=[.D30]/([.E30]-[.E29])" office:value-type="float" office:value="230007.735112308" calcext:value-type="float">
            <text:p>230007.7351123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0780.55978" calcext:value-type="float">
            <text:p>1442890780.55978</text:p>
          </table:table-cell>
          <table:table-cell office:value-type="float" office:value="1442890780.59843" calcext:value-type="float">
            <text:p>1442890780.59843</text:p>
          </table:table-cell>
          <table:table-cell office:value-type="float" office:value="896" calcext:value-type="float">
            <text:p>896</text:p>
          </table:table-cell>
          <table:table-cell table:formula="of:=[.C31]-[.C$2]" office:value-type="float" office:value="11.2333569526672" calcext:value-type="float">
            <text:p>11.2333569527</text:p>
          </table:table-cell>
          <table:table-cell table:formula="of:=[.D31]/([.E31]-[.E30])" office:value-type="float" office:value="231196.332451553" calcext:value-type="float">
            <text:p>231196.3324515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0780.55981" calcext:value-type="float">
            <text:p>1442890780.55981</text:p>
          </table:table-cell>
          <table:table-cell office:value-type="float" office:value="1442890780.60238" calcext:value-type="float">
            <text:p>1442890780.60238</text:p>
          </table:table-cell>
          <table:table-cell office:value-type="float" office:value="896" calcext:value-type="float">
            <text:p>896</text:p>
          </table:table-cell>
          <table:table-cell table:formula="of:=[.C32]-[.C$2]" office:value-type="float" office:value="11.2373046875" calcext:value-type="float">
            <text:p>11.2373046875</text:p>
          </table:table-cell>
          <table:table-cell table:formula="of:=[.D32]/([.E32]-[.E31])" office:value-type="float" office:value="226965.59874381" calcext:value-type="float">
            <text:p>226965.598743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0780.61259" calcext:value-type="float">
            <text:p>1442890780.61259</text:p>
          </table:table-cell>
          <table:table-cell office:value-type="float" office:value="1442890780.61264" calcext:value-type="float">
            <text:p>1442890780.61264</text:p>
          </table:table-cell>
          <table:table-cell office:value-type="float" office:value="896" calcext:value-type="float">
            <text:p>896</text:p>
          </table:table-cell>
          <table:table-cell table:formula="of:=[.C33]-[.C$2]" office:value-type="float" office:value="11.2475695610046" calcext:value-type="float">
            <text:p>11.247569561</text:p>
          </table:table-cell>
          <table:table-cell table:formula="of:=[.D33]/([.E33]-[.E32])" office:value-type="float" office:value="87287.9728712779" calcext:value-type="float">
            <text:p>87287.97287127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0780.6127" calcext:value-type="float">
            <text:p>1442890780.6127</text:p>
          </table:table-cell>
          <table:table-cell office:value-type="float" office:value="1442890780.61657" calcext:value-type="float">
            <text:p>1442890780.61657</text:p>
          </table:table-cell>
          <table:table-cell office:value-type="float" office:value="896" calcext:value-type="float">
            <text:p>896</text:p>
          </table:table-cell>
          <table:table-cell table:formula="of:=[.C34]-[.C$2]" office:value-type="float" office:value="11.2515003681183" calcext:value-type="float">
            <text:p>11.2515003681</text:p>
          </table:table-cell>
          <table:table-cell table:formula="of:=[.D34]/([.E34]-[.E33])" office:value-type="float" office:value="227943.0086735" calcext:value-type="float">
            <text:p>227943.00867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0780.61273" calcext:value-type="float">
            <text:p>1442890780.61273</text:p>
          </table:table-cell>
          <table:table-cell office:value-type="float" office:value="1442890780.62045" calcext:value-type="float">
            <text:p>1442890780.62045</text:p>
          </table:table-cell>
          <table:table-cell office:value-type="float" office:value="896" calcext:value-type="float">
            <text:p>896</text:p>
          </table:table-cell>
          <table:table-cell table:formula="of:=[.C35]-[.C$2]" office:value-type="float" office:value="11.2553744316101" calcext:value-type="float">
            <text:p>11.2553744316</text:p>
          </table:table-cell>
          <table:table-cell table:formula="of:=[.D35]/([.E35]-[.E34])" office:value-type="float" office:value="231281.70250477" calcext:value-type="float">
            <text:p>231281.702504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0780.61275" calcext:value-type="float">
            <text:p>1442890780.61275</text:p>
          </table:table-cell>
          <table:table-cell office:value-type="float" office:value="1442890780.62434" calcext:value-type="float">
            <text:p>1442890780.62434</text:p>
          </table:table-cell>
          <table:table-cell office:value-type="float" office:value="896" calcext:value-type="float">
            <text:p>896</text:p>
          </table:table-cell>
          <table:table-cell table:formula="of:=[.C36]-[.C$2]" office:value-type="float" office:value="11.2592704296112" calcext:value-type="float">
            <text:p>11.2592704296</text:p>
          </table:table-cell>
          <table:table-cell table:formula="of:=[.D36]/([.E36]-[.E35])" office:value-type="float" office:value="229979.584113579" calcext:value-type="float">
            <text:p>229979.5841135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0780.61277" calcext:value-type="float">
            <text:p>1442890780.61277</text:p>
          </table:table-cell>
          <table:table-cell office:value-type="float" office:value="1442890780.62824" calcext:value-type="float">
            <text:p>1442890780.62824</text:p>
          </table:table-cell>
          <table:table-cell office:value-type="float" office:value="896" calcext:value-type="float">
            <text:p>896</text:p>
          </table:table-cell>
          <table:table-cell table:formula="of:=[.C37]-[.C$2]" office:value-type="float" office:value="11.2631666660309" calcext:value-type="float">
            <text:p>11.263166666</text:p>
          </table:table-cell>
          <table:table-cell table:formula="of:=[.D37]/([.E37]-[.E36])" office:value-type="float" office:value="229965.51119814" calcext:value-type="float">
            <text:p>229965.51119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0780.75746" calcext:value-type="float">
            <text:p>1442890780.75746</text:p>
          </table:table-cell>
          <table:table-cell office:value-type="float" office:value="1442890780.7576" calcext:value-type="float">
            <text:p>1442890780.7576</text:p>
          </table:table-cell>
          <table:table-cell office:value-type="float" office:value="896" calcext:value-type="float">
            <text:p>896</text:p>
          </table:table-cell>
          <table:table-cell table:formula="of:=[.C38]-[.C$2]" office:value-type="float" office:value="11.3925216197968" calcext:value-type="float">
            <text:p>11.3925216198</text:p>
          </table:table-cell>
          <table:table-cell table:formula="of:=[.D38]/([.E38]-[.E37])" office:value-type="float" office:value="6926.67713075565" calcext:value-type="float">
            <text:p>6926.67713075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0780.75753" calcext:value-type="float">
            <text:p>1442890780.75753</text:p>
          </table:table-cell>
          <table:table-cell office:value-type="float" office:value="1442890780.76149" calcext:value-type="float">
            <text:p>1442890780.76149</text:p>
          </table:table-cell>
          <table:table-cell office:value-type="float" office:value="896" calcext:value-type="float">
            <text:p>896</text:p>
          </table:table-cell>
          <table:table-cell table:formula="of:=[.C39]-[.C$2]" office:value-type="float" office:value="11.396413564682" calcext:value-type="float">
            <text:p>11.3964135647</text:p>
          </table:table-cell>
          <table:table-cell table:formula="of:=[.D39]/([.E39]-[.E38])" office:value-type="float" office:value="230219.087478559" calcext:value-type="float">
            <text:p>230219.0874785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0780.75755" calcext:value-type="float">
            <text:p>1442890780.75755</text:p>
          </table:table-cell>
          <table:table-cell office:value-type="float" office:value="1442890780.76538" calcext:value-type="float">
            <text:p>1442890780.76538</text:p>
          </table:table-cell>
          <table:table-cell office:value-type="float" office:value="896" calcext:value-type="float">
            <text:p>896</text:p>
          </table:table-cell>
          <table:table-cell table:formula="of:=[.C40]-[.C$2]" office:value-type="float" office:value="11.4003026485443" calcext:value-type="float">
            <text:p>11.4003026485</text:p>
          </table:table-cell>
          <table:table-cell table:formula="of:=[.D40]/([.E40]-[.E39])" office:value-type="float" office:value="230388.449239823" calcext:value-type="float">
            <text:p>230388.4492398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0780.75757" calcext:value-type="float">
            <text:p>1442890780.75757</text:p>
          </table:table-cell>
          <table:table-cell office:value-type="float" office:value="1442890780.76927" calcext:value-type="float">
            <text:p>1442890780.76927</text:p>
          </table:table-cell>
          <table:table-cell office:value-type="float" office:value="896" calcext:value-type="float">
            <text:p>896</text:p>
          </table:table-cell>
          <table:table-cell table:formula="of:=[.C41]-[.C$2]" office:value-type="float" office:value="11.4041912555695" calcext:value-type="float">
            <text:p>11.4041912556</text:p>
          </table:table-cell>
          <table:table-cell table:formula="of:=[.D41]/([.E41]-[.E40])" office:value-type="float" office:value="230416.700429185" calcext:value-type="float">
            <text:p>230416.7004291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0780.75759" calcext:value-type="float">
            <text:p>1442890780.75759</text:p>
          </table:table-cell>
          <table:table-cell office:value-type="float" office:value="1442890780.77314" calcext:value-type="float">
            <text:p>1442890780.77314</text:p>
          </table:table-cell>
          <table:table-cell office:value-type="float" office:value="896" calcext:value-type="float">
            <text:p>896</text:p>
          </table:table-cell>
          <table:table-cell table:formula="of:=[.C42]-[.C$2]" office:value-type="float" office:value="11.4080638885498" calcext:value-type="float">
            <text:p>11.4080638885</text:p>
          </table:table-cell>
          <table:table-cell table:formula="of:=[.D42]/([.E42]-[.E41])" office:value-type="float" office:value="231367.135627655" calcext:value-type="float">
            <text:p>231367.1356276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0780.75761" calcext:value-type="float">
            <text:p>1442890780.75761</text:p>
          </table:table-cell>
          <table:table-cell office:value-type="float" office:value="1442890780.77703" calcext:value-type="float">
            <text:p>1442890780.77703</text:p>
          </table:table-cell>
          <table:table-cell office:value-type="float" office:value="896" calcext:value-type="float">
            <text:p>896</text:p>
          </table:table-cell>
          <table:table-cell table:formula="of:=[.C43]-[.C$2]" office:value-type="float" office:value="11.411958694458" calcext:value-type="float">
            <text:p>11.4119586945</text:p>
          </table:table-cell>
          <table:table-cell table:formula="of:=[.D43]/([.E43]-[.E42])" office:value-type="float" office:value="230049.97453477" calcext:value-type="float">
            <text:p>230049.974534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0780.75764" calcext:value-type="float">
            <text:p>1442890780.75764</text:p>
          </table:table-cell>
          <table:table-cell office:value-type="float" office:value="1442890780.78093" calcext:value-type="float">
            <text:p>1442890780.78093</text:p>
          </table:table-cell>
          <table:table-cell office:value-type="float" office:value="896" calcext:value-type="float">
            <text:p>896</text:p>
          </table:table-cell>
          <table:table-cell table:formula="of:=[.C44]-[.C$2]" office:value-type="float" office:value="11.4158582687378" calcext:value-type="float">
            <text:p>11.4158582687</text:p>
          </table:table-cell>
          <table:table-cell table:formula="of:=[.D44]/([.E44]-[.E43])" office:value-type="float" office:value="229768.671068721" calcext:value-type="float">
            <text:p>229768.6710687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0780.75766" calcext:value-type="float">
            <text:p>1442890780.75766</text:p>
          </table:table-cell>
          <table:table-cell office:value-type="float" office:value="1442890780.78482" calcext:value-type="float">
            <text:p>1442890780.78482</text:p>
          </table:table-cell>
          <table:table-cell office:value-type="float" office:value="896" calcext:value-type="float">
            <text:p>896</text:p>
          </table:table-cell>
          <table:table-cell table:formula="of:=[.C45]-[.C$2]" office:value-type="float" office:value="11.4197487831116" calcext:value-type="float">
            <text:p>11.4197487831</text:p>
          </table:table-cell>
          <table:table-cell table:formula="of:=[.D45]/([.E45]-[.E44])" office:value-type="float" office:value="230303.737222699" calcext:value-type="float">
            <text:p>230303.7372226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0780.75768" calcext:value-type="float">
            <text:p>1442890780.75768</text:p>
          </table:table-cell>
          <table:table-cell office:value-type="float" office:value="1442890780.78872" calcext:value-type="float">
            <text:p>1442890780.78872</text:p>
          </table:table-cell>
          <table:table-cell office:value-type="float" office:value="896" calcext:value-type="float">
            <text:p>896</text:p>
          </table:table-cell>
          <table:table-cell table:formula="of:=[.C46]-[.C$2]" office:value-type="float" office:value="11.4236409664154" calcext:value-type="float">
            <text:p>11.4236409664</text:p>
          </table:table-cell>
          <table:table-cell table:formula="of:=[.D46]/([.E46]-[.E45])" office:value-type="float" office:value="230204.985237366" calcext:value-type="float">
            <text:p>230204.9852373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0780.7577" calcext:value-type="float">
            <text:p>1442890780.7577</text:p>
          </table:table-cell>
          <table:table-cell office:value-type="float" office:value="1442890780.7926" calcext:value-type="float">
            <text:p>1442890780.7926</text:p>
          </table:table-cell>
          <table:table-cell office:value-type="float" office:value="896" calcext:value-type="float">
            <text:p>896</text:p>
          </table:table-cell>
          <table:table-cell table:formula="of:=[.C47]-[.C$2]" office:value-type="float" office:value="11.4275262355804" calcext:value-type="float">
            <text:p>11.4275262356</text:p>
          </table:table-cell>
          <table:table-cell table:formula="of:=[.D47]/([.E47]-[.E46])" office:value-type="float" office:value="230614.652920962" calcext:value-type="float">
            <text:p>230614.6529209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0780.75772" calcext:value-type="float">
            <text:p>1442890780.75772</text:p>
          </table:table-cell>
          <table:table-cell office:value-type="float" office:value="1442890780.79652" calcext:value-type="float">
            <text:p>1442890780.79652</text:p>
          </table:table-cell>
          <table:table-cell office:value-type="float" office:value="896" calcext:value-type="float">
            <text:p>896</text:p>
          </table:table-cell>
          <table:table-cell table:formula="of:=[.C48]-[.C$2]" office:value-type="float" office:value="11.4314408302307" calcext:value-type="float">
            <text:p>11.4314408302</text:p>
          </table:table-cell>
          <table:table-cell table:formula="of:=[.D48]/([.E48]-[.E47])" office:value-type="float" office:value="228887.044521591" calcext:value-type="float">
            <text:p>228887.0445215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0780.75774" calcext:value-type="float">
            <text:p>1442890780.75774</text:p>
          </table:table-cell>
          <table:table-cell office:value-type="float" office:value="1442890780.80041" calcext:value-type="float">
            <text:p>1442890780.80041</text:p>
          </table:table-cell>
          <table:table-cell office:value-type="float" office:value="896" calcext:value-type="float">
            <text:p>896</text:p>
          </table:table-cell>
          <table:table-cell table:formula="of:=[.C49]-[.C$2]" office:value-type="float" office:value="11.4353322982788" calcext:value-type="float">
            <text:p>11.4353322983</text:p>
          </table:table-cell>
          <table:table-cell table:formula="of:=[.D49]/([.E49]-[.E48])" office:value-type="float" office:value="230247.297144958" calcext:value-type="float">
            <text:p>230247.2971449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0780.81345" calcext:value-type="float">
            <text:p>1442890780.81345</text:p>
          </table:table-cell>
          <table:table-cell office:value-type="float" office:value="1442890780.81359" calcext:value-type="float">
            <text:p>1442890780.81359</text:p>
          </table:table-cell>
          <table:table-cell office:value-type="float" office:value="896" calcext:value-type="float">
            <text:p>896</text:p>
          </table:table-cell>
          <table:table-cell table:formula="of:=[.C50]-[.C$2]" office:value-type="float" office:value="11.4485187530518" calcext:value-type="float">
            <text:p>11.4485187531</text:p>
          </table:table-cell>
          <table:table-cell table:formula="of:=[.D50]/([.E50]-[.E49])" office:value-type="float" office:value="67948.513488103" calcext:value-type="float">
            <text:p>67948.5134881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0780.81354" calcext:value-type="float">
            <text:p>1442890780.81354</text:p>
          </table:table-cell>
          <table:table-cell office:value-type="float" office:value="1442890780.81747" calcext:value-type="float">
            <text:p>1442890780.81747</text:p>
          </table:table-cell>
          <table:table-cell office:value-type="float" office:value="896" calcext:value-type="float">
            <text:p>896</text:p>
          </table:table-cell>
          <table:table-cell table:formula="of:=[.C51]-[.C$2]" office:value-type="float" office:value="11.4523992538452" calcext:value-type="float">
            <text:p>11.4523992538</text:p>
          </table:table-cell>
          <table:table-cell table:formula="of:=[.D51]/([.E51]-[.E50])" office:value-type="float" office:value="230898.032931924" calcext:value-type="float">
            <text:p>230898.0329319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0780.81359" calcext:value-type="float">
            <text:p>1442890780.81359</text:p>
          </table:table-cell>
          <table:table-cell office:value-type="float" office:value="1442890780.82135" calcext:value-type="float">
            <text:p>1442890780.82135</text:p>
          </table:table-cell>
          <table:table-cell office:value-type="float" office:value="896" calcext:value-type="float">
            <text:p>896</text:p>
          </table:table-cell>
          <table:table-cell table:formula="of:=[.C52]-[.C$2]" office:value-type="float" office:value="11.4562804698944" calcext:value-type="float">
            <text:p>11.4562804699</text:p>
          </table:table-cell>
          <table:table-cell table:formula="of:=[.D52]/([.E52]-[.E51])" office:value-type="float" office:value="230855.481540635" calcext:value-type="float">
            <text:p>230855.4815406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0780.81364" calcext:value-type="float">
            <text:p>1442890780.81364</text:p>
          </table:table-cell>
          <table:table-cell office:value-type="float" office:value="1442890780.82524" calcext:value-type="float">
            <text:p>1442890780.82524</text:p>
          </table:table-cell>
          <table:table-cell office:value-type="float" office:value="896" calcext:value-type="float">
            <text:p>896</text:p>
          </table:table-cell>
          <table:table-cell table:formula="of:=[.C53]-[.C$2]" office:value-type="float" office:value="11.4601678848267" calcext:value-type="float">
            <text:p>11.4601678848</text:p>
          </table:table-cell>
          <table:table-cell table:formula="of:=[.D53]/([.E53]-[.E52])" office:value-type="float" office:value="230487.358724318" calcext:value-type="float">
            <text:p>230487.3587243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0780.81368" calcext:value-type="float">
            <text:p>1442890780.81368</text:p>
          </table:table-cell>
          <table:table-cell office:value-type="float" office:value="1442890780.82912" calcext:value-type="float">
            <text:p>1442890780.82912</text:p>
          </table:table-cell>
          <table:table-cell office:value-type="float" office:value="896" calcext:value-type="float">
            <text:p>896</text:p>
          </table:table-cell>
          <table:table-cell table:formula="of:=[.C54]-[.C$2]" office:value-type="float" office:value="11.4640429019928" calcext:value-type="float">
            <text:p>11.464042902</text:p>
          </table:table-cell>
          <table:table-cell table:formula="of:=[.D54]/([.E54]-[.E53])" office:value-type="float" office:value="231224.782132529" calcext:value-type="float">
            <text:p>231224.7821325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0780.95436" calcext:value-type="float">
            <text:p>1442890780.95436</text:p>
          </table:table-cell>
          <table:table-cell office:value-type="float" office:value="1442890780.95451" calcext:value-type="float">
            <text:p>1442890780.95451</text:p>
          </table:table-cell>
          <table:table-cell office:value-type="float" office:value="896" calcext:value-type="float">
            <text:p>896</text:p>
          </table:table-cell>
          <table:table-cell table:formula="of:=[.C55]-[.C$2]" office:value-type="float" office:value="11.5894365310669" calcext:value-type="float">
            <text:p>11.5894365311</text:p>
          </table:table-cell>
          <table:table-cell table:formula="of:=[.D55]/([.E55]-[.E54])" office:value-type="float" office:value="7145.49859204204" calcext:value-type="float">
            <text:p>7145.49859204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0780.95443" calcext:value-type="float">
            <text:p>1442890780.95443</text:p>
          </table:table-cell>
          <table:table-cell office:value-type="float" office:value="1442890780.95842" calcext:value-type="float">
            <text:p>1442890780.95842</text:p>
          </table:table-cell>
          <table:table-cell office:value-type="float" office:value="896" calcext:value-type="float">
            <text:p>896</text:p>
          </table:table-cell>
          <table:table-cell table:formula="of:=[.C56]-[.C$2]" office:value-type="float" office:value="11.5933463573456" calcext:value-type="float">
            <text:p>11.5933463573</text:p>
          </table:table-cell>
          <table:table-cell table:formula="of:=[.D56]/([.E56]-[.E55])" office:value-type="float" office:value="229166.192084883" calcext:value-type="float">
            <text:p>229166.1920848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0780.95445" calcext:value-type="float">
            <text:p>1442890780.95445</text:p>
          </table:table-cell>
          <table:table-cell office:value-type="float" office:value="1442890780.96232" calcext:value-type="float">
            <text:p>1442890780.96232</text:p>
          </table:table-cell>
          <table:table-cell office:value-type="float" office:value="896" calcext:value-type="float">
            <text:p>896</text:p>
          </table:table-cell>
          <table:table-cell table:formula="of:=[.C57]-[.C$2]" office:value-type="float" office:value="11.5972461700439" calcext:value-type="float">
            <text:p>11.59724617</text:p>
          </table:table-cell>
          <table:table-cell table:formula="of:=[.D57]/([.E57]-[.E56])" office:value-type="float" office:value="229754.623953048" calcext:value-type="float">
            <text:p>229754.6239530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0780.95447" calcext:value-type="float">
            <text:p>1442890780.95447</text:p>
          </table:table-cell>
          <table:table-cell office:value-type="float" office:value="1442890780.96627" calcext:value-type="float">
            <text:p>1442890780.96627</text:p>
          </table:table-cell>
          <table:table-cell office:value-type="float" office:value="896" calcext:value-type="float">
            <text:p>896</text:p>
          </table:table-cell>
          <table:table-cell table:formula="of:=[.C58]-[.C$2]" office:value-type="float" office:value="11.6011984348297" calcext:value-type="float">
            <text:p>11.6011984348</text:p>
          </table:table-cell>
          <table:table-cell table:formula="of:=[.D58]/([.E58]-[.E57])" office:value-type="float" office:value="226705.458406225" calcext:value-type="float">
            <text:p>226705.4584062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0780.95449" calcext:value-type="float">
            <text:p>1442890780.95449</text:p>
          </table:table-cell>
          <table:table-cell office:value-type="float" office:value="1442890780.97016" calcext:value-type="float">
            <text:p>1442890780.97016</text:p>
          </table:table-cell>
          <table:table-cell office:value-type="float" office:value="896" calcext:value-type="float">
            <text:p>896</text:p>
          </table:table-cell>
          <table:table-cell table:formula="of:=[.C59]-[.C$2]" office:value-type="float" office:value="11.6050879955292" calcext:value-type="float">
            <text:p>11.6050879955</text:p>
          </table:table-cell>
          <table:table-cell table:formula="of:=[.D59]/([.E59]-[.E58])" office:value-type="float" office:value="230360.20497732" calcext:value-type="float">
            <text:p>230360.204977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0780.9546" calcext:value-type="float">
            <text:p>1442890780.9546</text:p>
          </table:table-cell>
          <table:table-cell office:value-type="float" office:value="1442890780.97406" calcext:value-type="float">
            <text:p>1442890780.97406</text:p>
          </table:table-cell>
          <table:table-cell office:value-type="float" office:value="896" calcext:value-type="float">
            <text:p>896</text:p>
          </table:table-cell>
          <table:table-cell table:formula="of:=[.C60]-[.C$2]" office:value-type="float" office:value="11.6089890003204" calcext:value-type="float">
            <text:p>11.6089890003</text:p>
          </table:table-cell>
          <table:table-cell table:formula="of:=[.D60]/([.E60]-[.E59])" office:value-type="float" office:value="229684.414130302" calcext:value-type="float">
            <text:p>229684.4141303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0780.95463" calcext:value-type="float">
            <text:p>1442890780.95463</text:p>
          </table:table-cell>
          <table:table-cell office:value-type="float" office:value="1442890780.97795" calcext:value-type="float">
            <text:p>1442890780.97795</text:p>
          </table:table-cell>
          <table:table-cell office:value-type="float" office:value="896" calcext:value-type="float">
            <text:p>896</text:p>
          </table:table-cell>
          <table:table-cell table:formula="of:=[.C61]-[.C$2]" office:value-type="float" office:value="11.6128776073456" calcext:value-type="float">
            <text:p>11.6128776073</text:p>
          </table:table-cell>
          <table:table-cell table:formula="of:=[.D61]/([.E61]-[.E60])" office:value-type="float" office:value="230416.700429185" calcext:value-type="float">
            <text:p>230416.7004291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0780.95465" calcext:value-type="float">
            <text:p>1442890780.95465</text:p>
          </table:table-cell>
          <table:table-cell office:value-type="float" office:value="1442890780.98184" calcext:value-type="float">
            <text:p>1442890780.98184</text:p>
          </table:table-cell>
          <table:table-cell office:value-type="float" office:value="896" calcext:value-type="float">
            <text:p>896</text:p>
          </table:table-cell>
          <table:table-cell table:formula="of:=[.C62]-[.C$2]" office:value-type="float" office:value="11.6167657375336" calcext:value-type="float">
            <text:p>11.6167657375</text:p>
          </table:table-cell>
          <table:table-cell table:formula="of:=[.D62]/([.E62]-[.E61])" office:value-type="float" office:value="230444.958547952" calcext:value-type="float">
            <text:p>230444.9585479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0780.95467" calcext:value-type="float">
            <text:p>1442890780.95467</text:p>
          </table:table-cell>
          <table:table-cell office:value-type="float" office:value="1442890780.98574" calcext:value-type="float">
            <text:p>1442890780.98574</text:p>
          </table:table-cell>
          <table:table-cell office:value-type="float" office:value="896" calcext:value-type="float">
            <text:p>896</text:p>
          </table:table-cell>
          <table:table-cell table:formula="of:=[.C63]-[.C$2]" office:value-type="float" office:value="11.6206638813019" calcext:value-type="float">
            <text:p>11.6206638813</text:p>
          </table:table-cell>
          <table:table-cell table:formula="of:=[.D63]/([.E63]-[.E62])" office:value-type="float" office:value="229852.989847095" calcext:value-type="float">
            <text:p>229852.9898470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0780.95469" calcext:value-type="float">
            <text:p>1442890780.95469</text:p>
          </table:table-cell>
          <table:table-cell office:value-type="float" office:value="1442890780.98964" calcext:value-type="float">
            <text:p>1442890780.98964</text:p>
          </table:table-cell>
          <table:table-cell office:value-type="float" office:value="896" calcext:value-type="float">
            <text:p>896</text:p>
          </table:table-cell>
          <table:table-cell table:formula="of:=[.C64]-[.C$2]" office:value-type="float" office:value="11.6245639324188" calcext:value-type="float">
            <text:p>11.6245639324</text:p>
          </table:table-cell>
          <table:table-cell table:formula="of:=[.D64]/([.E64]-[.E63])" office:value-type="float" office:value="229740.578554836" calcext:value-type="float">
            <text:p>229740.5785548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0780.95472" calcext:value-type="float">
            <text:p>1442890780.95472</text:p>
          </table:table-cell>
          <table:table-cell office:value-type="float" office:value="1442890780.99352" calcext:value-type="float">
            <text:p>1442890780.99352</text:p>
          </table:table-cell>
          <table:table-cell office:value-type="float" office:value="896" calcext:value-type="float">
            <text:p>896</text:p>
          </table:table-cell>
          <table:table-cell table:formula="of:=[.C65]-[.C$2]" office:value-type="float" office:value="11.6284458637238" calcext:value-type="float">
            <text:p>11.6284458637</text:p>
          </table:table-cell>
          <table:table-cell table:formula="of:=[.D65]/([.E65]-[.E64])" office:value-type="float" office:value="230812.945829751" calcext:value-type="float">
            <text:p>230812.9458297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0780.95474" calcext:value-type="float">
            <text:p>1442890780.95474</text:p>
          </table:table-cell>
          <table:table-cell office:value-type="float" office:value="1442890780.99743" calcext:value-type="float">
            <text:p>1442890780.99743</text:p>
          </table:table-cell>
          <table:table-cell office:value-type="float" office:value="896" calcext:value-type="float">
            <text:p>896</text:p>
          </table:table-cell>
          <table:table-cell table:formula="of:=[.C66]-[.C$2]" office:value-type="float" office:value="11.6323533058167" calcext:value-type="float">
            <text:p>11.6323533058</text:p>
          </table:table-cell>
          <table:table-cell table:formula="of:=[.D66]/([.E66]-[.E65])" office:value-type="float" office:value="229306.021355787" calcext:value-type="float">
            <text:p>229306.0213557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0781.01458" calcext:value-type="float">
            <text:p>1442890781.01458</text:p>
          </table:table-cell>
          <table:table-cell office:value-type="float" office:value="1442890781.01469" calcext:value-type="float">
            <text:p>1442890781.01469</text:p>
          </table:table-cell>
          <table:table-cell office:value-type="float" office:value="896" calcext:value-type="float">
            <text:p>896</text:p>
          </table:table-cell>
          <table:table-cell table:formula="of:=[.C67]-[.C$2]" office:value-type="float" office:value="11.6496205329895" calcext:value-type="float">
            <text:p>11.649620533</text:p>
          </table:table-cell>
          <table:table-cell table:formula="of:=[.D67]/([.E67]-[.E66])" office:value-type="float" office:value="51890.2074450458" calcext:value-type="float">
            <text:p>51890.20744504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0781.01464" calcext:value-type="float">
            <text:p>1442890781.01464</text:p>
          </table:table-cell>
          <table:table-cell office:value-type="float" office:value="1442890781.01848" calcext:value-type="float">
            <text:p>1442890781.01848</text:p>
          </table:table-cell>
          <table:table-cell office:value-type="float" office:value="896" calcext:value-type="float">
            <text:p>896</text:p>
          </table:table-cell>
          <table:table-cell table:formula="of:=[.C68]-[.C$2]" office:value-type="float" office:value="11.6534020900726" calcext:value-type="float">
            <text:p>11.6534020901</text:p>
          </table:table-cell>
          <table:table-cell table:formula="of:=[.D68]/([.E68]-[.E67])" office:value-type="float" office:value="236939.435344556" calcext:value-type="float">
            <text:p>236939.435344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0781.01466" calcext:value-type="float">
            <text:p>1442890781.01466</text:p>
          </table:table-cell>
          <table:table-cell office:value-type="float" office:value="1442890781.02228" calcext:value-type="float">
            <text:p>1442890781.02228</text:p>
          </table:table-cell>
          <table:table-cell office:value-type="float" office:value="896" calcext:value-type="float">
            <text:p>896</text:p>
          </table:table-cell>
          <table:table-cell table:formula="of:=[.C69]-[.C$2]" office:value-type="float" office:value="11.6572034358978" calcext:value-type="float">
            <text:p>11.6572034359</text:p>
          </table:table-cell>
          <table:table-cell table:formula="of:=[.D69]/([.E69]-[.E68])" office:value-type="float" office:value="235705.994982439" calcext:value-type="float">
            <text:p>235705.9949824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0781.01468" calcext:value-type="float">
            <text:p>1442890781.01468</text:p>
          </table:table-cell>
          <table:table-cell office:value-type="float" office:value="1442890781.02606" calcext:value-type="float">
            <text:p>1442890781.02606</text:p>
          </table:table-cell>
          <table:table-cell office:value-type="float" office:value="896" calcext:value-type="float">
            <text:p>896</text:p>
          </table:table-cell>
          <table:table-cell table:formula="of:=[.C70]-[.C$2]" office:value-type="float" office:value="11.6609842777252" calcext:value-type="float">
            <text:p>11.6609842777</text:p>
          </table:table-cell>
          <table:table-cell table:formula="of:=[.D70]/([.E70]-[.E69])" office:value-type="float" office:value="236984.259301299" calcext:value-type="float">
            <text:p>236984.2593012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0781.01475" calcext:value-type="float">
            <text:p>1442890781.01475</text:p>
          </table:table-cell>
          <table:table-cell office:value-type="float" office:value="1442890781.02987" calcext:value-type="float">
            <text:p>1442890781.02987</text:p>
          </table:table-cell>
          <table:table-cell office:value-type="float" office:value="896" calcext:value-type="float">
            <text:p>896</text:p>
          </table:table-cell>
          <table:table-cell table:formula="of:=[.C71]-[.C$2]" office:value-type="float" office:value="11.6647918224335" calcext:value-type="float">
            <text:p>11.6647918224</text:p>
          </table:table-cell>
          <table:table-cell table:formula="of:=[.D71]/([.E71]-[.E70])" office:value-type="float" office:value="235322.253224796" calcext:value-type="float">
            <text:p>235322.2532247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0781.01477" calcext:value-type="float">
            <text:p>1442890781.01477</text:p>
          </table:table-cell>
          <table:table-cell office:value-type="float" office:value="1442890781.03369" calcext:value-type="float">
            <text:p>1442890781.03369</text:p>
          </table:table-cell>
          <table:table-cell office:value-type="float" office:value="896" calcext:value-type="float">
            <text:p>896</text:p>
          </table:table-cell>
          <table:table-cell table:formula="of:=[.C72]-[.C$2]" office:value-type="float" office:value="11.6686203479767" calcext:value-type="float">
            <text:p>11.668620348</text:p>
          </table:table-cell>
          <table:table-cell table:formula="of:=[.D72]/([.E72]-[.E71])" office:value-type="float" office:value="234032.655623365" calcext:value-type="float">
            <text:p>234032.6556233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0781.16499" calcext:value-type="float">
            <text:p>1442890781.16499</text:p>
          </table:table-cell>
          <table:table-cell office:value-type="float" office:value="1442890781.16518" calcext:value-type="float">
            <text:p>1442890781.16518</text:p>
          </table:table-cell>
          <table:table-cell office:value-type="float" office:value="896" calcext:value-type="float">
            <text:p>896</text:p>
          </table:table-cell>
          <table:table-cell table:formula="of:=[.C73]-[.C$2]" office:value-type="float" office:value="11.800110578537" calcext:value-type="float">
            <text:p>11.8001105785</text:p>
          </table:table-cell>
          <table:table-cell table:formula="of:=[.D73]/([.E73]-[.E72])" office:value-type="float" office:value="6814.19445522293" calcext:value-type="float">
            <text:p>6814.19445522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0781.16507" calcext:value-type="float">
            <text:p>1442890781.16507</text:p>
          </table:table-cell>
          <table:table-cell office:value-type="float" office:value="1442890781.16896" calcext:value-type="float">
            <text:p>1442890781.16896</text:p>
          </table:table-cell>
          <table:table-cell office:value-type="float" office:value="896" calcext:value-type="float">
            <text:p>896</text:p>
          </table:table-cell>
          <table:table-cell table:formula="of:=[.C74]-[.C$2]" office:value-type="float" office:value="11.8038833141327" calcext:value-type="float">
            <text:p>11.8038833141</text:p>
          </table:table-cell>
          <table:table-cell table:formula="of:=[.D74]/([.E74]-[.E73])" office:value-type="float" office:value="237493.451971689" calcext:value-type="float">
            <text:p>237493.4519716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0781.16511" calcext:value-type="float">
            <text:p>1442890781.16511</text:p>
          </table:table-cell>
          <table:table-cell office:value-type="float" office:value="1442890781.17273" calcext:value-type="float">
            <text:p>1442890781.17273</text:p>
          </table:table-cell>
          <table:table-cell office:value-type="float" office:value="896" calcext:value-type="float">
            <text:p>896</text:p>
          </table:table-cell>
          <table:table-cell table:formula="of:=[.C75]-[.C$2]" office:value-type="float" office:value="11.8076558113098" calcext:value-type="float">
            <text:p>11.8076558113</text:p>
          </table:table-cell>
          <table:table-cell table:formula="of:=[.D75]/([.E75]-[.E74])" office:value-type="float" office:value="237508.461353726" calcext:value-type="float">
            <text:p>237508.4613537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0781.16515" calcext:value-type="float">
            <text:p>1442890781.16515</text:p>
          </table:table-cell>
          <table:table-cell office:value-type="float" office:value="1442890781.17654" calcext:value-type="float">
            <text:p>1442890781.17654</text:p>
          </table:table-cell>
          <table:table-cell office:value-type="float" office:value="896" calcext:value-type="float">
            <text:p>896</text:p>
          </table:table-cell>
          <table:table-cell table:formula="of:=[.C76]-[.C$2]" office:value-type="float" office:value="11.8114619255066" calcext:value-type="float">
            <text:p>11.8114619255</text:p>
          </table:table-cell>
          <table:table-cell table:formula="of:=[.D76]/([.E76]-[.E75])" office:value-type="float" office:value="235410.698070659" calcext:value-type="float">
            <text:p>235410.6980706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0781.1652" calcext:value-type="float">
            <text:p>1442890781.1652</text:p>
          </table:table-cell>
          <table:table-cell office:value-type="float" office:value="1442890781.18031" calcext:value-type="float">
            <text:p>1442890781.18031</text:p>
          </table:table-cell>
          <table:table-cell office:value-type="float" office:value="896" calcext:value-type="float">
            <text:p>896</text:p>
          </table:table-cell>
          <table:table-cell table:formula="of:=[.C77]-[.C$2]" office:value-type="float" office:value="11.8152344226837" calcext:value-type="float">
            <text:p>11.8152344227</text:p>
          </table:table-cell>
          <table:table-cell table:formula="of:=[.D77]/([.E77]-[.E76])" office:value-type="float" office:value="237508.461353726" calcext:value-type="float">
            <text:p>237508.4613537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0781.16523" calcext:value-type="float">
            <text:p>1442890781.16523</text:p>
          </table:table-cell>
          <table:table-cell office:value-type="float" office:value="1442890781.18405" calcext:value-type="float">
            <text:p>1442890781.18405</text:p>
          </table:table-cell>
          <table:table-cell office:value-type="float" office:value="896" calcext:value-type="float">
            <text:p>896</text:p>
          </table:table-cell>
          <table:table-cell table:formula="of:=[.C78]-[.C$2]" office:value-type="float" office:value="11.8189759254456" calcext:value-type="float">
            <text:p>11.8189759254</text:p>
          </table:table-cell>
          <table:table-cell table:formula="of:=[.D78]/([.E78]-[.E77])" office:value-type="float" office:value="239475.969158223" calcext:value-type="float">
            <text:p>239475.969158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0781.16525" calcext:value-type="float">
            <text:p>1442890781.16525</text:p>
          </table:table-cell>
          <table:table-cell office:value-type="float" office:value="1442890781.18782" calcext:value-type="float">
            <text:p>1442890781.18782</text:p>
          </table:table-cell>
          <table:table-cell office:value-type="float" office:value="896" calcext:value-type="float">
            <text:p>896</text:p>
          </table:table-cell>
          <table:table-cell table:formula="of:=[.C79]-[.C$2]" office:value-type="float" office:value="11.8227436542511" calcext:value-type="float">
            <text:p>11.8227436543</text:p>
          </table:table-cell>
          <table:table-cell table:formula="of:=[.D79]/([.E79]-[.E78])" office:value-type="float" office:value="237809.047902297" calcext:value-type="float">
            <text:p>237809.0479022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0781.16527" calcext:value-type="float">
            <text:p>1442890781.16527</text:p>
          </table:table-cell>
          <table:table-cell office:value-type="float" office:value="1442890781.19158" calcext:value-type="float">
            <text:p>1442890781.19158</text:p>
          </table:table-cell>
          <table:table-cell office:value-type="float" office:value="896" calcext:value-type="float">
            <text:p>896</text:p>
          </table:table-cell>
          <table:table-cell table:formula="of:=[.C80]-[.C$2]" office:value-type="float" office:value="11.8265013694763" calcext:value-type="float">
            <text:p>11.8265013695</text:p>
          </table:table-cell>
          <table:table-cell table:formula="of:=[.D80]/([.E80]-[.E79])" office:value-type="float" office:value="238442.76276886" calcext:value-type="float">
            <text:p>238442.762768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0781.16529" calcext:value-type="float">
            <text:p>1442890781.16529</text:p>
          </table:table-cell>
          <table:table-cell office:value-type="float" office:value="1442890781.19537" calcext:value-type="float">
            <text:p>1442890781.19537</text:p>
          </table:table-cell>
          <table:table-cell office:value-type="float" office:value="896" calcext:value-type="float">
            <text:p>896</text:p>
          </table:table-cell>
          <table:table-cell table:formula="of:=[.C81]-[.C$2]" office:value-type="float" office:value="11.8302946090698" calcext:value-type="float">
            <text:p>11.8302946091</text:p>
          </table:table-cell>
          <table:table-cell table:formula="of:=[.D81]/([.E81]-[.E80])" office:value-type="float" office:value="236209.703582652" calcext:value-type="float">
            <text:p>236209.7035826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0781.16531" calcext:value-type="float">
            <text:p>1442890781.16531</text:p>
          </table:table-cell>
          <table:table-cell office:value-type="float" office:value="1442890781.19917" calcext:value-type="float">
            <text:p>1442890781.19917</text:p>
          </table:table-cell>
          <table:table-cell office:value-type="float" office:value="896" calcext:value-type="float">
            <text:p>896</text:p>
          </table:table-cell>
          <table:table-cell table:formula="of:=[.C82]-[.C$2]" office:value-type="float" office:value="11.8340907096863" calcext:value-type="float">
            <text:p>11.8340907097</text:p>
          </table:table-cell>
          <table:table-cell table:formula="of:=[.D82]/([.E82]-[.E81])" office:value-type="float" office:value="236031.678432358" calcext:value-type="float">
            <text:p>236031.6784323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0781.16535" calcext:value-type="float">
            <text:p>1442890781.16535</text:p>
          </table:table-cell>
          <table:table-cell office:value-type="float" office:value="1442890781.20293" calcext:value-type="float">
            <text:p>1442890781.20293</text:p>
          </table:table-cell>
          <table:table-cell office:value-type="float" office:value="896" calcext:value-type="float">
            <text:p>896</text:p>
          </table:table-cell>
          <table:table-cell table:formula="of:=[.C83]-[.C$2]" office:value-type="float" office:value="11.8378601074219" calcext:value-type="float">
            <text:p>11.8378601074</text:p>
          </table:table-cell>
          <table:table-cell table:formula="of:=[.D83]/([.E83]-[.E82])" office:value-type="float" office:value="237703.756103732" calcext:value-type="float">
            <text:p>237703.7561037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0781.16537" calcext:value-type="float">
            <text:p>1442890781.16537</text:p>
          </table:table-cell>
          <table:table-cell office:value-type="float" office:value="1442890781.20675" calcext:value-type="float">
            <text:p>1442890781.20675</text:p>
          </table:table-cell>
          <table:table-cell office:value-type="float" office:value="896" calcext:value-type="float">
            <text:p>896</text:p>
          </table:table-cell>
          <table:table-cell table:formula="of:=[.C84]-[.C$2]" office:value-type="float" office:value="11.8416764736176" calcext:value-type="float">
            <text:p>11.8416764736</text:p>
          </table:table-cell>
          <table:table-cell table:formula="of:=[.D84]/([.E84]-[.E83])" office:value-type="float" office:value="234778.308490036" calcext:value-type="float">
            <text:p>234778.3084900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0781.2155" calcext:value-type="float">
            <text:p>1442890781.2155</text:p>
          </table:table-cell>
          <table:table-cell office:value-type="float" office:value="1442890781.21563" calcext:value-type="float">
            <text:p>1442890781.21563</text:p>
          </table:table-cell>
          <table:table-cell office:value-type="float" office:value="896" calcext:value-type="float">
            <text:p>896</text:p>
          </table:table-cell>
          <table:table-cell table:formula="of:=[.C85]-[.C$2]" office:value-type="float" office:value="11.8505563735962" calcext:value-type="float">
            <text:p>11.8505563736</text:p>
          </table:table-cell>
          <table:table-cell table:formula="of:=[.D85]/([.E85]-[.E84])" office:value-type="float" office:value="100902.037427843" calcext:value-type="float">
            <text:p>100902.0374278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0781.21558" calcext:value-type="float">
            <text:p>1442890781.21558</text:p>
          </table:table-cell>
          <table:table-cell office:value-type="float" office:value="1442890781.2194" calcext:value-type="float">
            <text:p>1442890781.2194</text:p>
          </table:table-cell>
          <table:table-cell office:value-type="float" office:value="896" calcext:value-type="float">
            <text:p>896</text:p>
          </table:table-cell>
          <table:table-cell table:formula="of:=[.C86]-[.C$2]" office:value-type="float" office:value="11.8543272018433" calcext:value-type="float">
            <text:p>11.8543272018</text:p>
          </table:table-cell>
          <table:table-cell table:formula="of:=[.D86]/([.E86]-[.E85])" office:value-type="float" office:value="237613.580171978" calcext:value-type="float">
            <text:p>237613.5801719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0781.21563" calcext:value-type="float">
            <text:p>1442890781.21563</text:p>
          </table:table-cell>
          <table:table-cell office:value-type="float" office:value="1442890781.22317" calcext:value-type="float">
            <text:p>1442890781.22317</text:p>
          </table:table-cell>
          <table:table-cell office:value-type="float" office:value="896" calcext:value-type="float">
            <text:p>896</text:p>
          </table:table-cell>
          <table:table-cell table:formula="of:=[.C87]-[.C$2]" office:value-type="float" office:value="11.8580968379974" calcext:value-type="float">
            <text:p>11.858096838</text:p>
          </table:table-cell>
          <table:table-cell table:formula="of:=[.D87]/([.E87]-[.E86])" office:value-type="float" office:value="237688.722028967" calcext:value-type="float">
            <text:p>237688.7220289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0781.21567" calcext:value-type="float">
            <text:p>1442890781.21567</text:p>
          </table:table-cell>
          <table:table-cell office:value-type="float" office:value="1442890781.22694" calcext:value-type="float">
            <text:p>1442890781.22694</text:p>
          </table:table-cell>
          <table:table-cell office:value-type="float" office:value="896" calcext:value-type="float">
            <text:p>896</text:p>
          </table:table-cell>
          <table:table-cell table:formula="of:=[.C88]-[.C$2]" office:value-type="float" office:value="11.8618679046631" calcext:value-type="float">
            <text:p>11.8618679047</text:p>
          </table:table-cell>
          <table:table-cell table:formula="of:=[.D88]/([.E88]-[.E87])" office:value-type="float" office:value="237598.557501423" calcext:value-type="float">
            <text:p>237598.5575014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0781.21571" calcext:value-type="float">
            <text:p>1442890781.21571</text:p>
          </table:table-cell>
          <table:table-cell office:value-type="float" office:value="1442890781.23071" calcext:value-type="float">
            <text:p>1442890781.23071</text:p>
          </table:table-cell>
          <table:table-cell office:value-type="float" office:value="896" calcext:value-type="float">
            <text:p>896</text:p>
          </table:table-cell>
          <table:table-cell table:formula="of:=[.C89]-[.C$2]" office:value-type="float" office:value="11.8656370639801" calcext:value-type="float">
            <text:p>11.865637064</text:p>
          </table:table-cell>
          <table:table-cell table:formula="of:=[.D89]/([.E89]-[.E88])" office:value-type="float" office:value="237718.79208046" calcext:value-type="float">
            <text:p>237718.792080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0781.36246" calcext:value-type="float">
            <text:p>1442890781.36246</text:p>
          </table:table-cell>
          <table:table-cell office:value-type="float" office:value="1442890781.36262" calcext:value-type="float">
            <text:p>1442890781.36262</text:p>
          </table:table-cell>
          <table:table-cell office:value-type="float" office:value="896" calcext:value-type="float">
            <text:p>896</text:p>
          </table:table-cell>
          <table:table-cell table:formula="of:=[.C90]-[.C$2]" office:value-type="float" office:value="11.997545003891" calcext:value-type="float">
            <text:p>11.9975450039</text:p>
          </table:table-cell>
          <table:table-cell table:formula="of:=[.D90]/([.E90]-[.E89])" office:value-type="float" office:value="6792.61612762127" calcext:value-type="float">
            <text:p>6792.61612762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0781.36257" calcext:value-type="float">
            <text:p>1442890781.36257</text:p>
          </table:table-cell>
          <table:table-cell office:value-type="float" office:value="1442890781.36638" calcext:value-type="float">
            <text:p>1442890781.36638</text:p>
          </table:table-cell>
          <table:table-cell office:value-type="float" office:value="896" calcext:value-type="float">
            <text:p>896</text:p>
          </table:table-cell>
          <table:table-cell table:formula="of:=[.C91]-[.C$2]" office:value-type="float" office:value="12.0013101100922" calcext:value-type="float">
            <text:p>12.0013101101</text:p>
          </table:table-cell>
          <table:table-cell table:formula="of:=[.D91]/([.E91]-[.E90])" office:value-type="float" office:value="237974.695035461" calcext:value-type="float">
            <text:p>237974.6950354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0781.3626" calcext:value-type="float">
            <text:p>1442890781.3626</text:p>
          </table:table-cell>
          <table:table-cell office:value-type="float" office:value="1442890781.37014" calcext:value-type="float">
            <text:p>1442890781.37014</text:p>
          </table:table-cell>
          <table:table-cell office:value-type="float" office:value="896" calcext:value-type="float">
            <text:p>896</text:p>
          </table:table-cell>
          <table:table-cell table:formula="of:=[.C92]-[.C$2]" office:value-type="float" office:value="12.0050609111786" calcext:value-type="float">
            <text:p>12.0050609112</text:p>
          </table:table-cell>
          <table:table-cell table:formula="of:=[.D92]/([.E92]-[.E91])" office:value-type="float" office:value="238882.302568014" calcext:value-type="float">
            <text:p>238882.3025680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0781.36268" calcext:value-type="float">
            <text:p>1442890781.36268</text:p>
          </table:table-cell>
          <table:table-cell office:value-type="float" office:value="1442890781.37388" calcext:value-type="float">
            <text:p>1442890781.37388</text:p>
          </table:table-cell>
          <table:table-cell office:value-type="float" office:value="896" calcext:value-type="float">
            <text:p>896</text:p>
          </table:table-cell>
          <table:table-cell table:formula="of:=[.C93]-[.C$2]" office:value-type="float" office:value="12.0088038444519" calcext:value-type="float">
            <text:p>12.0088038445</text:p>
          </table:table-cell>
          <table:table-cell table:formula="of:=[.D93]/([.E93]-[.E92])" office:value-type="float" office:value="239384.443849927" calcext:value-type="float">
            <text:p>239384.4438499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0781.3627" calcext:value-type="float">
            <text:p>1442890781.3627</text:p>
          </table:table-cell>
          <table:table-cell office:value-type="float" office:value="1442890781.37763" calcext:value-type="float">
            <text:p>1442890781.37763</text:p>
          </table:table-cell>
          <table:table-cell office:value-type="float" office:value="896" calcext:value-type="float">
            <text:p>896</text:p>
          </table:table-cell>
          <table:table-cell table:formula="of:=[.C94]-[.C$2]" office:value-type="float" office:value="12.0125567913055" calcext:value-type="float">
            <text:p>12.0125567913</text:p>
          </table:table-cell>
          <table:table-cell table:formula="of:=[.D94]/([.E94]-[.E93])" office:value-type="float" office:value="238745.720348135" calcext:value-type="float">
            <text:p>238745.7203481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0781.36272" calcext:value-type="float">
            <text:p>1442890781.36272</text:p>
          </table:table-cell>
          <table:table-cell office:value-type="float" office:value="1442890781.38139" calcext:value-type="float">
            <text:p>1442890781.38139</text:p>
          </table:table-cell>
          <table:table-cell office:value-type="float" office:value="896" calcext:value-type="float">
            <text:p>896</text:p>
          </table:table-cell>
          <table:table-cell table:formula="of:=[.C95]-[.C$2]" office:value-type="float" office:value="12.0163180828094" calcext:value-type="float">
            <text:p>12.0163180828</text:p>
          </table:table-cell>
          <table:table-cell table:formula="of:=[.D95]/([.E95]-[.E94])" office:value-type="float" office:value="238216.048681542" calcext:value-type="float">
            <text:p>238216.0486815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0781.36273" calcext:value-type="float">
            <text:p>1442890781.36273</text:p>
          </table:table-cell>
          <table:table-cell office:value-type="float" office:value="1442890781.38514" calcext:value-type="float">
            <text:p>1442890781.38514</text:p>
          </table:table-cell>
          <table:table-cell office:value-type="float" office:value="896" calcext:value-type="float">
            <text:p>896</text:p>
          </table:table-cell>
          <table:table-cell table:formula="of:=[.C96]-[.C$2]" office:value-type="float" office:value="12.02006483078" calcext:value-type="float">
            <text:p>12.0200648308</text:p>
          </table:table-cell>
          <table:table-cell table:formula="of:=[.D96]/([.E96]-[.E95])" office:value-type="float" office:value="239140.718040089" calcext:value-type="float">
            <text:p>239140.7180400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0781.36275" calcext:value-type="float">
            <text:p>1442890781.36275</text:p>
          </table:table-cell>
          <table:table-cell office:value-type="float" office:value="1442890781.38888" calcext:value-type="float">
            <text:p>1442890781.38888</text:p>
          </table:table-cell>
          <table:table-cell office:value-type="float" office:value="896" calcext:value-type="float">
            <text:p>896</text:p>
          </table:table-cell>
          <table:table-cell table:formula="of:=[.C97]-[.C$2]" office:value-type="float" office:value="12.0238025188446" calcext:value-type="float">
            <text:p>12.0238025188</text:p>
          </table:table-cell>
          <table:table-cell table:formula="of:=[.D97]/([.E97]-[.E96])" office:value-type="float" office:value="239720.379154175" calcext:value-type="float">
            <text:p>239720.3791541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0781.36276" calcext:value-type="float">
            <text:p>1442890781.36276</text:p>
          </table:table-cell>
          <table:table-cell office:value-type="float" office:value="1442890781.39264" calcext:value-type="float">
            <text:p>1442890781.39264</text:p>
          </table:table-cell>
          <table:table-cell office:value-type="float" office:value="896" calcext:value-type="float">
            <text:p>896</text:p>
          </table:table-cell>
          <table:table-cell table:formula="of:=[.C98]-[.C$2]" office:value-type="float" office:value="12.0275626182556" calcext:value-type="float">
            <text:p>12.0275626183</text:p>
          </table:table-cell>
          <table:table-cell table:formula="of:=[.D98]/([.E98]-[.E97])" office:value-type="float" office:value="238291.572126054" calcext:value-type="float">
            <text:p>238291.5721260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0781.36278" calcext:value-type="float">
            <text:p>1442890781.36278</text:p>
          </table:table-cell>
          <table:table-cell office:value-type="float" office:value="1442890781.3964" calcext:value-type="float">
            <text:p>1442890781.3964</text:p>
          </table:table-cell>
          <table:table-cell office:value-type="float" office:value="896" calcext:value-type="float">
            <text:p>896</text:p>
          </table:table-cell>
          <table:table-cell table:formula="of:=[.C99]-[.C$2]" office:value-type="float" office:value="12.0313222408295" calcext:value-type="float">
            <text:p>12.0313222408</text:p>
          </table:table-cell>
          <table:table-cell table:formula="of:=[.D99]/([.E99]-[.E98])" office:value-type="float" office:value="238321.794914072" calcext:value-type="float">
            <text:p>238321.7949140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0781.3628" calcext:value-type="float">
            <text:p>1442890781.3628</text:p>
          </table:table-cell>
          <table:table-cell office:value-type="float" office:value="1442890781.40016" calcext:value-type="float">
            <text:p>1442890781.40016</text:p>
          </table:table-cell>
          <table:table-cell office:value-type="float" office:value="896" calcext:value-type="float">
            <text:p>896</text:p>
          </table:table-cell>
          <table:table-cell table:formula="of:=[.C100]-[.C$2]" office:value-type="float" office:value="12.0350906848907" calcext:value-type="float">
            <text:p>12.0350906849</text:p>
          </table:table-cell>
          <table:table-cell table:formula="of:=[.D100]/([.E100]-[.E99])" office:value-type="float" office:value="237763.911426041" calcext:value-type="float">
            <text:p>237763.9114260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0781.36282" calcext:value-type="float">
            <text:p>1442890781.36282</text:p>
          </table:table-cell>
          <table:table-cell office:value-type="float" office:value="1442890781.40392" calcext:value-type="float">
            <text:p>1442890781.40392</text:p>
          </table:table-cell>
          <table:table-cell office:value-type="float" office:value="896" calcext:value-type="float">
            <text:p>896</text:p>
          </table:table-cell>
          <table:table-cell table:formula="of:=[.C101]-[.C$2]" office:value-type="float" office:value="12.0388441085815" calcext:value-type="float">
            <text:p>12.0388441086</text:p>
          </table:table-cell>
          <table:table-cell table:formula="of:=[.D101]/([.E101]-[.E100])" office:value-type="float" office:value="238715.389951089" calcext:value-type="float">
            <text:p>238715.3899510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0781.41633" calcext:value-type="float">
            <text:p>1442890781.41633</text:p>
          </table:table-cell>
          <table:table-cell office:value-type="float" office:value="1442890781.41663" calcext:value-type="float">
            <text:p>1442890781.41663</text:p>
          </table:table-cell>
          <table:table-cell office:value-type="float" office:value="896" calcext:value-type="float">
            <text:p>896</text:p>
          </table:table-cell>
          <table:table-cell table:formula="of:=[.C102]-[.C$2]" office:value-type="float" office:value="12.0515508651733" calcext:value-type="float">
            <text:p>12.0515508652</text:p>
          </table:table-cell>
          <table:table-cell table:formula="of:=[.D102]/([.E102]-[.E101])" office:value-type="float" office:value="70513.6667667367" calcext:value-type="float">
            <text:p>70513.66676673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0781.41641" calcext:value-type="float">
            <text:p>1442890781.41641</text:p>
          </table:table-cell>
          <table:table-cell office:value-type="float" office:value="1442890781.4204" calcext:value-type="float">
            <text:p>1442890781.4204</text:p>
          </table:table-cell>
          <table:table-cell office:value-type="float" office:value="896" calcext:value-type="float">
            <text:p>896</text:p>
          </table:table-cell>
          <table:table-cell table:formula="of:=[.C103]-[.C$2]" office:value-type="float" office:value="12.055326461792" calcext:value-type="float">
            <text:p>12.0553264618</text:p>
          </table:table-cell>
          <table:table-cell table:formula="of:=[.D103]/([.E103]-[.E102])" office:value-type="float" office:value="237313.487244254" calcext:value-type="float">
            <text:p>237313.4872442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0781.41647" calcext:value-type="float">
            <text:p>1442890781.41647</text:p>
          </table:table-cell>
          <table:table-cell office:value-type="float" office:value="1442890781.42413" calcext:value-type="float">
            <text:p>1442890781.42413</text:p>
          </table:table-cell>
          <table:table-cell office:value-type="float" office:value="896" calcext:value-type="float">
            <text:p>896</text:p>
          </table:table-cell>
          <table:table-cell table:formula="of:=[.C104]-[.C$2]" office:value-type="float" office:value="12.0590598583221" calcext:value-type="float">
            <text:p>12.0590598583</text:p>
          </table:table-cell>
          <table:table-cell table:formula="of:=[.D104]/([.E104]-[.E103])" office:value-type="float" office:value="239995.937416182" calcext:value-type="float">
            <text:p>239995.9374161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0781.41662" calcext:value-type="float">
            <text:p>1442890781.41662</text:p>
          </table:table-cell>
          <table:table-cell office:value-type="float" office:value="1442890781.42791" calcext:value-type="float">
            <text:p>1442890781.42791</text:p>
          </table:table-cell>
          <table:table-cell office:value-type="float" office:value="896" calcext:value-type="float">
            <text:p>896</text:p>
          </table:table-cell>
          <table:table-cell table:formula="of:=[.C105]-[.C$2]" office:value-type="float" office:value="12.0628321170807" calcext:value-type="float">
            <text:p>12.0628321171</text:p>
          </table:table-cell>
          <table:table-cell table:formula="of:=[.D105]/([.E105]-[.E104])" office:value-type="float" office:value="237523.472633043" calcext:value-type="float">
            <text:p>237523.4726330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0781.41667" calcext:value-type="float">
            <text:p>1442890781.41667</text:p>
          </table:table-cell>
          <table:table-cell office:value-type="float" office:value="1442890781.43168" calcext:value-type="float">
            <text:p>1442890781.43168</text:p>
          </table:table-cell>
          <table:table-cell office:value-type="float" office:value="896" calcext:value-type="float">
            <text:p>896</text:p>
          </table:table-cell>
          <table:table-cell table:formula="of:=[.C106]-[.C$2]" office:value-type="float" office:value="12.0666046142578" calcext:value-type="float">
            <text:p>12.0666046143</text:p>
          </table:table-cell>
          <table:table-cell table:formula="of:=[.D106]/([.E106]-[.E105])" office:value-type="float" office:value="237508.461353726" calcext:value-type="float">
            <text:p>237508.4613537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0781.55737" calcext:value-type="float">
            <text:p>1442890781.55737</text:p>
          </table:table-cell>
          <table:table-cell office:value-type="float" office:value="1442890781.55768" calcext:value-type="float">
            <text:p>1442890781.55768</text:p>
          </table:table-cell>
          <table:table-cell office:value-type="float" office:value="896" calcext:value-type="float">
            <text:p>896</text:p>
          </table:table-cell>
          <table:table-cell table:formula="of:=[.C107]-[.C$2]" office:value-type="float" office:value="12.1926107406616" calcext:value-type="float">
            <text:p>12.1926107407</text:p>
          </table:table-cell>
          <table:table-cell table:formula="of:=[.D107]/([.E107]-[.E106])" office:value-type="float" office:value="7110.7653696822" calcext:value-type="float">
            <text:p>7110.76536968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0781.55744" calcext:value-type="float">
            <text:p>1442890781.55744</text:p>
          </table:table-cell>
          <table:table-cell office:value-type="float" office:value="1442890781.56146" calcext:value-type="float">
            <text:p>1442890781.56146</text:p>
          </table:table-cell>
          <table:table-cell office:value-type="float" office:value="896" calcext:value-type="float">
            <text:p>896</text:p>
          </table:table-cell>
          <table:table-cell table:formula="of:=[.C108]-[.C$2]" office:value-type="float" office:value="12.1963856220245" calcext:value-type="float">
            <text:p>12.196385622</text:p>
          </table:table-cell>
          <table:table-cell table:formula="of:=[.D108]/([.E108]-[.E107])" office:value-type="float" office:value="237358.452851639" calcext:value-type="float">
            <text:p>237358.4528516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0781.55746" calcext:value-type="float">
            <text:p>1442890781.55746</text:p>
          </table:table-cell>
          <table:table-cell office:value-type="float" office:value="1442890781.56523" calcext:value-type="float">
            <text:p>1442890781.56523</text:p>
          </table:table-cell>
          <table:table-cell office:value-type="float" office:value="896" calcext:value-type="float">
            <text:p>896</text:p>
          </table:table-cell>
          <table:table-cell table:formula="of:=[.C109]-[.C$2]" office:value-type="float" office:value="12.2001526355743" calcext:value-type="float">
            <text:p>12.2001526356</text:p>
          </table:table-cell>
          <table:table-cell table:formula="of:=[.D109]/([.E109]-[.E108])" office:value-type="float" office:value="237854.201518987" calcext:value-type="float">
            <text:p>237854.2015189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0781.55748" calcext:value-type="float">
            <text:p>1442890781.55748</text:p>
          </table:table-cell>
          <table:table-cell office:value-type="float" office:value="1442890781.56898" calcext:value-type="float">
            <text:p>1442890781.56898</text:p>
          </table:table-cell>
          <table:table-cell office:value-type="float" office:value="896" calcext:value-type="float">
            <text:p>896</text:p>
          </table:table-cell>
          <table:table-cell table:formula="of:=[.C110]-[.C$2]" office:value-type="float" office:value="12.2039103507996" calcext:value-type="float">
            <text:p>12.2039103508</text:p>
          </table:table-cell>
          <table:table-cell table:formula="of:=[.D110]/([.E110]-[.E109])" office:value-type="float" office:value="238442.76276886" calcext:value-type="float">
            <text:p>238442.762768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0781.5575" calcext:value-type="float">
            <text:p>1442890781.5575</text:p>
          </table:table-cell>
          <table:table-cell office:value-type="float" office:value="1442890781.57273" calcext:value-type="float">
            <text:p>1442890781.57273</text:p>
          </table:table-cell>
          <table:table-cell office:value-type="float" office:value="896" calcext:value-type="float">
            <text:p>896</text:p>
          </table:table-cell>
          <table:table-cell table:formula="of:=[.C111]-[.C$2]" office:value-type="float" office:value="12.2076570987701" calcext:value-type="float">
            <text:p>12.2076570988</text:p>
          </table:table-cell>
          <table:table-cell table:formula="of:=[.D111]/([.E111]-[.E110])" office:value-type="float" office:value="239140.718040089" calcext:value-type="float">
            <text:p>239140.7180400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0781.55753" calcext:value-type="float">
            <text:p>1442890781.55753</text:p>
          </table:table-cell>
          <table:table-cell office:value-type="float" office:value="1442890781.57654" calcext:value-type="float">
            <text:p>1442890781.57654</text:p>
          </table:table-cell>
          <table:table-cell office:value-type="float" office:value="896" calcext:value-type="float">
            <text:p>896</text:p>
          </table:table-cell>
          <table:table-cell table:formula="of:=[.C112]-[.C$2]" office:value-type="float" office:value="12.2114667892456" calcext:value-type="float">
            <text:p>12.2114667892</text:p>
          </table:table-cell>
          <table:table-cell table:formula="of:=[.D112]/([.E112]-[.E111])" office:value-type="float" office:value="235189.710495025" calcext:value-type="float">
            <text:p>235189.710495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0781.55755" calcext:value-type="float">
            <text:p>1442890781.55755</text:p>
          </table:table-cell>
          <table:table-cell office:value-type="float" office:value="1442890781.58032" calcext:value-type="float">
            <text:p>1442890781.58032</text:p>
          </table:table-cell>
          <table:table-cell office:value-type="float" office:value="896" calcext:value-type="float">
            <text:p>896</text:p>
          </table:table-cell>
          <table:table-cell table:formula="of:=[.C113]-[.C$2]" office:value-type="float" office:value="12.2152500152588" calcext:value-type="float">
            <text:p>12.2152500153</text:p>
          </table:table-cell>
          <table:table-cell table:formula="of:=[.D113]/([.E113]-[.E112])" office:value-type="float" office:value="236834.9120242" calcext:value-type="float">
            <text:p>236834.91202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0781.55757" calcext:value-type="float">
            <text:p>1442890781.55757</text:p>
          </table:table-cell>
          <table:table-cell office:value-type="float" office:value="1442890781.58409" calcext:value-type="float">
            <text:p>1442890781.58409</text:p>
          </table:table-cell>
          <table:table-cell office:value-type="float" office:value="896" calcext:value-type="float">
            <text:p>896</text:p>
          </table:table-cell>
          <table:table-cell table:formula="of:=[.C114]-[.C$2]" office:value-type="float" office:value="12.2190158367157" calcext:value-type="float">
            <text:p>12.2190158367</text:p>
          </table:table-cell>
          <table:table-cell table:formula="of:=[.D114]/([.E114]-[.E113])" office:value-type="float" office:value="237929.495663185" calcext:value-type="float">
            <text:p>237929.4956631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0781.55759" calcext:value-type="float">
            <text:p>1442890781.55759</text:p>
          </table:table-cell>
          <table:table-cell office:value-type="float" office:value="1442890781.58783" calcext:value-type="float">
            <text:p>1442890781.58783</text:p>
          </table:table-cell>
          <table:table-cell office:value-type="float" office:value="896" calcext:value-type="float">
            <text:p>896</text:p>
          </table:table-cell>
          <table:table-cell table:formula="of:=[.C115]-[.C$2]" office:value-type="float" office:value="12.2227556705475" calcext:value-type="float">
            <text:p>12.2227556705</text:p>
          </table:table-cell>
          <table:table-cell table:formula="of:=[.D115]/([.E115]-[.E114])" office:value-type="float" office:value="239582.837179651" calcext:value-type="float">
            <text:p>239582.8371796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0781.55761" calcext:value-type="float">
            <text:p>1442890781.55761</text:p>
          </table:table-cell>
          <table:table-cell office:value-type="float" office:value="1442890781.59157" calcext:value-type="float">
            <text:p>1442890781.59157</text:p>
          </table:table-cell>
          <table:table-cell office:value-type="float" office:value="896" calcext:value-type="float">
            <text:p>896</text:p>
          </table:table-cell>
          <table:table-cell table:formula="of:=[.C116]-[.C$2]" office:value-type="float" office:value="12.2265002727509" calcext:value-type="float">
            <text:p>12.2265002728</text:p>
          </table:table-cell>
          <table:table-cell table:formula="of:=[.D116]/([.E116]-[.E115])" office:value-type="float" office:value="239277.752705972" calcext:value-type="float">
            <text:p>239277.7527059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0781.55763" calcext:value-type="float">
            <text:p>1442890781.55763</text:p>
          </table:table-cell>
          <table:table-cell office:value-type="float" office:value="1442890781.59534" calcext:value-type="float">
            <text:p>1442890781.59534</text:p>
          </table:table-cell>
          <table:table-cell office:value-type="float" office:value="896" calcext:value-type="float">
            <text:p>896</text:p>
          </table:table-cell>
          <table:table-cell table:formula="of:=[.C117]-[.C$2]" office:value-type="float" office:value="12.2302672863007" calcext:value-type="float">
            <text:p>12.2302672863</text:p>
          </table:table-cell>
          <table:table-cell table:formula="of:=[.D117]/([.E117]-[.E116])" office:value-type="float" office:value="237854.201518987" calcext:value-type="float">
            <text:p>237854.2015189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0781.55765" calcext:value-type="float">
            <text:p>1442890781.55765</text:p>
          </table:table-cell>
          <table:table-cell office:value-type="float" office:value="1442890781.59912" calcext:value-type="float">
            <text:p>1442890781.59912</text:p>
          </table:table-cell>
          <table:table-cell office:value-type="float" office:value="896" calcext:value-type="float">
            <text:p>896</text:p>
          </table:table-cell>
          <table:table-cell table:formula="of:=[.C118]-[.C$2]" office:value-type="float" office:value="12.2340481281281" calcext:value-type="float">
            <text:p>12.2340481281</text:p>
          </table:table-cell>
          <table:table-cell table:formula="of:=[.D118]/([.E118]-[.E117])" office:value-type="float" office:value="236984.259301299" calcext:value-type="float">
            <text:p>236984.2593012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0781.61718" calcext:value-type="float">
            <text:p>1442890781.61718</text:p>
          </table:table-cell>
          <table:table-cell office:value-type="float" office:value="1442890781.61738" calcext:value-type="float">
            <text:p>1442890781.61738</text:p>
          </table:table-cell>
          <table:table-cell office:value-type="float" office:value="896" calcext:value-type="float">
            <text:p>896</text:p>
          </table:table-cell>
          <table:table-cell table:formula="of:=[.C119]-[.C$2]" office:value-type="float" office:value="12.2523028850555" calcext:value-type="float">
            <text:p>12.2523028851</text:p>
          </table:table-cell>
          <table:table-cell table:formula="of:=[.D119]/([.E119]-[.E118])" office:value-type="float" office:value="49083.0967270068" calcext:value-type="float">
            <text:p>49083.09672700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0781.61724" calcext:value-type="float">
            <text:p>1442890781.61724</text:p>
          </table:table-cell>
          <table:table-cell office:value-type="float" office:value="1442890781.62115" calcext:value-type="float">
            <text:p>1442890781.62115</text:p>
          </table:table-cell>
          <table:table-cell office:value-type="float" office:value="896" calcext:value-type="float">
            <text:p>896</text:p>
          </table:table-cell>
          <table:table-cell table:formula="of:=[.C120]-[.C$2]" office:value-type="float" office:value="12.2560751438141" calcext:value-type="float">
            <text:p>12.2560751438</text:p>
          </table:table-cell>
          <table:table-cell table:formula="of:=[.D120]/([.E120]-[.E119])" office:value-type="float" office:value="237523.472633043" calcext:value-type="float">
            <text:p>237523.4726330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0781.61728" calcext:value-type="float">
            <text:p>1442890781.61728</text:p>
          </table:table-cell>
          <table:table-cell office:value-type="float" office:value="1442890781.62488" calcext:value-type="float">
            <text:p>1442890781.62488</text:p>
          </table:table-cell>
          <table:table-cell office:value-type="float" office:value="896" calcext:value-type="float">
            <text:p>896</text:p>
          </table:table-cell>
          <table:table-cell table:formula="of:=[.C121]-[.C$2]" office:value-type="float" office:value="12.2598061561584" calcext:value-type="float">
            <text:p>12.2598061562</text:p>
          </table:table-cell>
          <table:table-cell table:formula="of:=[.D121]/([.E121]-[.E120])" office:value-type="float" office:value="240149.299252348" calcext:value-type="float">
            <text:p>240149.2992523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0781.6173" calcext:value-type="float">
            <text:p>1442890781.6173</text:p>
          </table:table-cell>
          <table:table-cell office:value-type="float" office:value="1442890781.62862" calcext:value-type="float">
            <text:p>1442890781.62862</text:p>
          </table:table-cell>
          <table:table-cell office:value-type="float" office:value="896" calcext:value-type="float">
            <text:p>896</text:p>
          </table:table-cell>
          <table:table-cell table:formula="of:=[.C122]-[.C$2]" office:value-type="float" office:value="12.2635500431061" calcext:value-type="float">
            <text:p>12.2635500431</text:p>
          </table:table-cell>
          <table:table-cell table:formula="of:=[.D122]/([.E122]-[.E121])" office:value-type="float" office:value="239323.465834554" calcext:value-type="float">
            <text:p>239323.4658345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0781.61733" calcext:value-type="float">
            <text:p>1442890781.61733</text:p>
          </table:table-cell>
          <table:table-cell office:value-type="float" office:value="1442890781.63239" calcext:value-type="float">
            <text:p>1442890781.63239</text:p>
          </table:table-cell>
          <table:table-cell office:value-type="float" office:value="896" calcext:value-type="float">
            <text:p>896</text:p>
          </table:table-cell>
          <table:table-cell table:formula="of:=[.C123]-[.C$2]" office:value-type="float" office:value="12.2673180103302" calcext:value-type="float">
            <text:p>12.2673180103</text:p>
          </table:table-cell>
          <table:table-cell table:formula="of:=[.D123]/([.E123]-[.E122])" office:value-type="float" office:value="237794.000506201" calcext:value-type="float">
            <text:p>237794.0005062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0781.61735" calcext:value-type="float">
            <text:p>1442890781.61735</text:p>
          </table:table-cell>
          <table:table-cell office:value-type="float" office:value="1442890781.63616" calcext:value-type="float">
            <text:p>1442890781.63616</text:p>
          </table:table-cell>
          <table:table-cell office:value-type="float" office:value="896" calcext:value-type="float">
            <text:p>896</text:p>
          </table:table-cell>
          <table:table-cell table:formula="of:=[.C124]-[.C$2]" office:value-type="float" office:value="12.2710876464844" calcext:value-type="float">
            <text:p>12.2710876465</text:p>
          </table:table-cell>
          <table:table-cell table:formula="of:=[.D124]/([.E124]-[.E123])" office:value-type="float" office:value="237688.722028967" calcext:value-type="float">
            <text:p>237688.7220289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0781.76256" calcext:value-type="float">
            <text:p>1442890781.76256</text:p>
          </table:table-cell>
          <table:table-cell office:value-type="float" office:value="1442890781.76283" calcext:value-type="float">
            <text:p>1442890781.76283</text:p>
          </table:table-cell>
          <table:table-cell office:value-type="float" office:value="896" calcext:value-type="float">
            <text:p>896</text:p>
          </table:table-cell>
          <table:table-cell table:formula="of:=[.C125]-[.C$2]" office:value-type="float" office:value="12.3977556228638" calcext:value-type="float">
            <text:p>12.3977556229</text:p>
          </table:table-cell>
          <table:table-cell table:formula="of:=[.D125]/([.E125]-[.E124])" office:value-type="float" office:value="7073.61107053854" calcext:value-type="float">
            <text:p>7073.61107053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0781.7626" calcext:value-type="float">
            <text:p>1442890781.7626</text:p>
          </table:table-cell>
          <table:table-cell office:value-type="float" office:value="1442890781.76659" calcext:value-type="float">
            <text:p>1442890781.76659</text:p>
          </table:table-cell>
          <table:table-cell office:value-type="float" office:value="896" calcext:value-type="float">
            <text:p>896</text:p>
          </table:table-cell>
          <table:table-cell table:formula="of:=[.C126]-[.C$2]" office:value-type="float" office:value="12.4015119075775" calcext:value-type="float">
            <text:p>12.4015119076</text:p>
          </table:table-cell>
          <table:table-cell table:formula="of:=[.D126]/([.E126]-[.E125])" office:value-type="float" office:value="238533.569279594" calcext:value-type="float">
            <text:p>238533.5692795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0781.76262" calcext:value-type="float">
            <text:p>1442890781.76262</text:p>
          </table:table-cell>
          <table:table-cell office:value-type="float" office:value="1442890781.77036" calcext:value-type="float">
            <text:p>1442890781.77036</text:p>
          </table:table-cell>
          <table:table-cell office:value-type="float" office:value="896" calcext:value-type="float">
            <text:p>896</text:p>
          </table:table-cell>
          <table:table-cell table:formula="of:=[.C127]-[.C$2]" office:value-type="float" office:value="12.4052901268005" calcext:value-type="float">
            <text:p>12.4052901268</text:p>
          </table:table-cell>
          <table:table-cell table:formula="of:=[.D127]/([.E127]-[.E126])" office:value-type="float" office:value="237148.759008014" calcext:value-type="float">
            <text:p>237148.7590080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0781.76264" calcext:value-type="float">
            <text:p>1442890781.76264</text:p>
          </table:table-cell>
          <table:table-cell office:value-type="float" office:value="1442890781.77414" calcext:value-type="float">
            <text:p>1442890781.77414</text:p>
          </table:table-cell>
          <table:table-cell office:value-type="float" office:value="896" calcext:value-type="float">
            <text:p>896</text:p>
          </table:table-cell>
          <table:table-cell table:formula="of:=[.C128]-[.C$2]" office:value-type="float" office:value="12.4090619087219" calcext:value-type="float">
            <text:p>12.4090619087</text:p>
          </table:table-cell>
          <table:table-cell table:formula="of:=[.D128]/([.E128]-[.E127])" office:value-type="float" office:value="237553.500884956" calcext:value-type="float">
            <text:p>237553.5008849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0781.76266" calcext:value-type="float">
            <text:p>1442890781.76266</text:p>
          </table:table-cell>
          <table:table-cell office:value-type="float" office:value="1442890781.77791" calcext:value-type="float">
            <text:p>1442890781.77791</text:p>
          </table:table-cell>
          <table:table-cell office:value-type="float" office:value="896" calcext:value-type="float">
            <text:p>896</text:p>
          </table:table-cell>
          <table:table-cell table:formula="of:=[.C129]-[.C$2]" office:value-type="float" office:value="12.4128382205963" calcext:value-type="float">
            <text:p>12.4128382206</text:p>
          </table:table-cell>
          <table:table-cell table:formula="of:=[.D129]/([.E129]-[.E128])" office:value-type="float" office:value="237268.538670371" calcext:value-type="float">
            <text:p>237268.5386703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0781.76268" calcext:value-type="float">
            <text:p>1442890781.76268</text:p>
          </table:table-cell>
          <table:table-cell office:value-type="float" office:value="1442890781.78168" calcext:value-type="float">
            <text:p>1442890781.78168</text:p>
          </table:table-cell>
          <table:table-cell office:value-type="float" office:value="896" calcext:value-type="float">
            <text:p>896</text:p>
          </table:table-cell>
          <table:table-cell table:formula="of:=[.C130]-[.C$2]" office:value-type="float" office:value="12.4166080951691" calcext:value-type="float">
            <text:p>12.4166080952</text:p>
          </table:table-cell>
          <table:table-cell table:formula="of:=[.D130]/([.E130]-[.E129])" office:value-type="float" office:value="237673.689855806" calcext:value-type="float">
            <text:p>237673.6898558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0781.7627" calcext:value-type="float">
            <text:p>1442890781.7627</text:p>
          </table:table-cell>
          <table:table-cell office:value-type="float" office:value="1442890781.78546" calcext:value-type="float">
            <text:p>1442890781.78546</text:p>
          </table:table-cell>
          <table:table-cell office:value-type="float" office:value="896" calcext:value-type="float">
            <text:p>896</text:p>
          </table:table-cell>
          <table:table-cell table:formula="of:=[.C131]-[.C$2]" office:value-type="float" office:value="12.4203808307648" calcext:value-type="float">
            <text:p>12.4203808308</text:p>
          </table:table-cell>
          <table:table-cell table:formula="of:=[.D131]/([.E131]-[.E130])" office:value-type="float" office:value="237493.451971689" calcext:value-type="float">
            <text:p>237493.4519716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0781.76272" calcext:value-type="float">
            <text:p>1442890781.76272</text:p>
          </table:table-cell>
          <table:table-cell office:value-type="float" office:value="1442890781.7892" calcext:value-type="float">
            <text:p>1442890781.7892</text:p>
          </table:table-cell>
          <table:table-cell office:value-type="float" office:value="896" calcext:value-type="float">
            <text:p>896</text:p>
          </table:table-cell>
          <table:table-cell table:formula="of:=[.C132]-[.C$2]" office:value-type="float" office:value="12.4241218566895" calcext:value-type="float">
            <text:p>12.4241218567</text:p>
          </table:table-cell>
          <table:table-cell table:formula="of:=[.D132]/([.E132]-[.E131])" office:value-type="float" office:value="239506.493148939" calcext:value-type="float">
            <text:p>239506.4931489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0781.76274" calcext:value-type="float">
            <text:p>1442890781.76274</text:p>
          </table:table-cell>
          <table:table-cell office:value-type="float" office:value="1442890781.79294" calcext:value-type="float">
            <text:p>1442890781.79294</text:p>
          </table:table-cell>
          <table:table-cell office:value-type="float" office:value="896" calcext:value-type="float">
            <text:p>896</text:p>
          </table:table-cell>
          <table:table-cell table:formula="of:=[.C133]-[.C$2]" office:value-type="float" office:value="12.4278676509857" calcext:value-type="float">
            <text:p>12.427867651</text:p>
          </table:table-cell>
          <table:table-cell table:formula="of:=[.D133]/([.E133]-[.E132])" office:value-type="float" office:value="239201.602953345" calcext:value-type="float">
            <text:p>239201.6029533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0781.76276" calcext:value-type="float">
            <text:p>1442890781.76276</text:p>
          </table:table-cell>
          <table:table-cell office:value-type="float" office:value="1442890781.79671" calcext:value-type="float">
            <text:p>1442890781.79671</text:p>
          </table:table-cell>
          <table:table-cell office:value-type="float" office:value="896" calcext:value-type="float">
            <text:p>896</text:p>
          </table:table-cell>
          <table:table-cell table:formula="of:=[.C134]-[.C$2]" office:value-type="float" office:value="12.4316353797913" calcext:value-type="float">
            <text:p>12.4316353798</text:p>
          </table:table-cell>
          <table:table-cell table:formula="of:=[.D134]/([.E134]-[.E133])" office:value-type="float" office:value="237809.047902297" calcext:value-type="float">
            <text:p>237809.0479022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0781.76278" calcext:value-type="float">
            <text:p>1442890781.76278</text:p>
          </table:table-cell>
          <table:table-cell office:value-type="float" office:value="1442890781.80054" calcext:value-type="float">
            <text:p>1442890781.80054</text:p>
          </table:table-cell>
          <table:table-cell office:value-type="float" office:value="896" calcext:value-type="float">
            <text:p>896</text:p>
          </table:table-cell>
          <table:table-cell table:formula="of:=[.C135]-[.C$2]" office:value-type="float" office:value="12.4354636669159" calcext:value-type="float">
            <text:p>12.4354636669</text:p>
          </table:table-cell>
          <table:table-cell table:formula="of:=[.D135]/([.E135]-[.E134])" office:value-type="float" office:value="234047.230740487" calcext:value-type="float">
            <text:p>234047.2307404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0781.7628" calcext:value-type="float">
            <text:p>1442890781.7628</text:p>
          </table:table-cell>
          <table:table-cell office:value-type="float" office:value="1442890781.80431" calcext:value-type="float">
            <text:p>1442890781.80431</text:p>
          </table:table-cell>
          <table:table-cell office:value-type="float" office:value="896" calcext:value-type="float">
            <text:p>896</text:p>
          </table:table-cell>
          <table:table-cell table:formula="of:=[.C136]-[.C$2]" office:value-type="float" office:value="12.43923163414" calcext:value-type="float">
            <text:p>12.4392316341</text:p>
          </table:table-cell>
          <table:table-cell table:formula="of:=[.D136]/([.E136]-[.E135])" office:value-type="float" office:value="237794.000506201" calcext:value-type="float">
            <text:p>237794.0005062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0781.81815" calcext:value-type="float">
            <text:p>1442890781.81815</text:p>
          </table:table-cell>
          <table:table-cell office:value-type="float" office:value="1442890781.81832" calcext:value-type="float">
            <text:p>1442890781.81832</text:p>
          </table:table-cell>
          <table:table-cell office:value-type="float" office:value="896" calcext:value-type="float">
            <text:p>896</text:p>
          </table:table-cell>
          <table:table-cell table:formula="of:=[.C137]-[.C$2]" office:value-type="float" office:value="12.4532425403595" calcext:value-type="float">
            <text:p>12.4532425404</text:p>
          </table:table-cell>
          <table:table-cell table:formula="of:=[.D137]/([.E137]-[.E136])" office:value-type="float" office:value="63950.1818058061" calcext:value-type="float">
            <text:p>63950.18180580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0781.81819" calcext:value-type="float">
            <text:p>1442890781.81819</text:p>
          </table:table-cell>
          <table:table-cell office:value-type="float" office:value="1442890781.82209" calcext:value-type="float">
            <text:p>1442890781.82209</text:p>
          </table:table-cell>
          <table:table-cell office:value-type="float" office:value="896" calcext:value-type="float">
            <text:p>896</text:p>
          </table:table-cell>
          <table:table-cell table:formula="of:=[.C138]-[.C$2]" office:value-type="float" office:value="12.4570188522339" calcext:value-type="float">
            <text:p>12.4570188522</text:p>
          </table:table-cell>
          <table:table-cell table:formula="of:=[.D138]/([.E138]-[.E137])" office:value-type="float" office:value="237268.538670371" calcext:value-type="float">
            <text:p>237268.5386703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0781.81825" calcext:value-type="float">
            <text:p>1442890781.81825</text:p>
          </table:table-cell>
          <table:table-cell office:value-type="float" office:value="1442890781.82593" calcext:value-type="float">
            <text:p>1442890781.82593</text:p>
          </table:table-cell>
          <table:table-cell office:value-type="float" office:value="896" calcext:value-type="float">
            <text:p>896</text:p>
          </table:table-cell>
          <table:table-cell table:formula="of:=[.C139]-[.C$2]" office:value-type="float" office:value="12.4608573913574" calcext:value-type="float">
            <text:p>12.4608573914</text:p>
          </table:table-cell>
          <table:table-cell table:formula="of:=[.D139]/([.E139]-[.E138])" office:value-type="float" office:value="233422.135652174" calcext:value-type="float">
            <text:p>233422.1356521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0781.81827" calcext:value-type="float">
            <text:p>1442890781.81827</text:p>
          </table:table-cell>
          <table:table-cell office:value-type="float" office:value="1442890781.8297" calcext:value-type="float">
            <text:p>1442890781.8297</text:p>
          </table:table-cell>
          <table:table-cell office:value-type="float" office:value="896" calcext:value-type="float">
            <text:p>896</text:p>
          </table:table-cell>
          <table:table-cell table:formula="of:=[.C140]-[.C$2]" office:value-type="float" office:value="12.4646224975586" calcext:value-type="float">
            <text:p>12.4646224976</text:p>
          </table:table-cell>
          <table:table-cell table:formula="of:=[.D140]/([.E140]-[.E139])" office:value-type="float" office:value="237974.695035461" calcext:value-type="float">
            <text:p>237974.6950354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0781.81829" calcext:value-type="float">
            <text:p>1442890781.81829</text:p>
          </table:table-cell>
          <table:table-cell office:value-type="float" office:value="1442890781.83348" calcext:value-type="float">
            <text:p>1442890781.83348</text:p>
          </table:table-cell>
          <table:table-cell office:value-type="float" office:value="896" calcext:value-type="float">
            <text:p>896</text:p>
          </table:table-cell>
          <table:table-cell table:formula="of:=[.C141]-[.C$2]" office:value-type="float" office:value="12.4684057235718" calcext:value-type="float">
            <text:p>12.4684057236</text:p>
          </table:table-cell>
          <table:table-cell table:formula="of:=[.D141]/([.E141]-[.E140])" office:value-type="float" office:value="236834.9120242" calcext:value-type="float">
            <text:p>236834.91202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0781.95688" calcext:value-type="float">
            <text:p>1442890781.95688</text:p>
          </table:table-cell>
          <table:table-cell office:value-type="float" office:value="1442890781.95723" calcext:value-type="float">
            <text:p>1442890781.95723</text:p>
          </table:table-cell>
          <table:table-cell office:value-type="float" office:value="896" calcext:value-type="float">
            <text:p>896</text:p>
          </table:table-cell>
          <table:table-cell table:formula="of:=[.C142]-[.C$2]" office:value-type="float" office:value="12.5921578407288" calcext:value-type="float">
            <text:p>12.5921578407</text:p>
          </table:table-cell>
          <table:table-cell table:formula="of:=[.D142]/([.E142]-[.E141])" office:value-type="float" office:value="7240.28017123459" calcext:value-type="float">
            <text:p>7240.28017123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0781.95696" calcext:value-type="float">
            <text:p>1442890781.95696</text:p>
          </table:table-cell>
          <table:table-cell office:value-type="float" office:value="1442890781.961" calcext:value-type="float">
            <text:p>1442890781.961</text:p>
          </table:table-cell>
          <table:table-cell office:value-type="float" office:value="896" calcext:value-type="float">
            <text:p>896</text:p>
          </table:table-cell>
          <table:table-cell table:formula="of:=[.C143]-[.C$2]" office:value-type="float" office:value="12.5959277153015" calcext:value-type="float">
            <text:p>12.5959277153</text:p>
          </table:table-cell>
          <table:table-cell table:formula="of:=[.D143]/([.E143]-[.E142])" office:value-type="float" office:value="237673.689855806" calcext:value-type="float">
            <text:p>237673.6898558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0781.95699" calcext:value-type="float">
            <text:p>1442890781.95699</text:p>
          </table:table-cell>
          <table:table-cell office:value-type="float" office:value="1442890781.96476" calcext:value-type="float">
            <text:p>1442890781.96476</text:p>
          </table:table-cell>
          <table:table-cell office:value-type="float" office:value="896" calcext:value-type="float">
            <text:p>896</text:p>
          </table:table-cell>
          <table:table-cell table:formula="of:=[.C144]-[.C$2]" office:value-type="float" office:value="12.599681854248" calcext:value-type="float">
            <text:p>12.5996818542</text:p>
          </table:table-cell>
          <table:table-cell table:formula="of:=[.D144]/([.E144]-[.E143])" office:value-type="float" office:value="238669.908802235" calcext:value-type="float">
            <text:p>238669.9088022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0781.95701" calcext:value-type="float">
            <text:p>1442890781.95701</text:p>
          </table:table-cell>
          <table:table-cell office:value-type="float" office:value="1442890781.96854" calcext:value-type="float">
            <text:p>1442890781.96854</text:p>
          </table:table-cell>
          <table:table-cell office:value-type="float" office:value="896" calcext:value-type="float">
            <text:p>896</text:p>
          </table:table-cell>
          <table:table-cell table:formula="of:=[.C145]-[.C$2]" office:value-type="float" office:value="12.6034641265869" calcext:value-type="float">
            <text:p>12.6034641266</text:p>
          </table:table-cell>
          <table:table-cell table:formula="of:=[.D145]/([.E145]-[.E144])" office:value-type="float" office:value="236894.628340898" calcext:value-type="float">
            <text:p>236894.6283408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0781.95703" calcext:value-type="float">
            <text:p>1442890781.95703</text:p>
          </table:table-cell>
          <table:table-cell office:value-type="float" office:value="1442890781.97236" calcext:value-type="float">
            <text:p>1442890781.97236</text:p>
          </table:table-cell>
          <table:table-cell office:value-type="float" office:value="896" calcext:value-type="float">
            <text:p>896</text:p>
          </table:table-cell>
          <table:table-cell table:formula="of:=[.C146]-[.C$2]" office:value-type="float" office:value="12.6072871685028" calcext:value-type="float">
            <text:p>12.6072871685</text:p>
          </table:table-cell>
          <table:table-cell table:formula="of:=[.D146]/([.E146]-[.E145])" office:value-type="float" office:value="234368.343249142" calcext:value-type="float">
            <text:p>234368.343249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0781.95705" calcext:value-type="float">
            <text:p>1442890781.95705</text:p>
          </table:table-cell>
          <table:table-cell office:value-type="float" office:value="1442890781.97612" calcext:value-type="float">
            <text:p>1442890781.97612</text:p>
          </table:table-cell>
          <table:table-cell office:value-type="float" office:value="896" calcext:value-type="float">
            <text:p>896</text:p>
          </table:table-cell>
          <table:table-cell table:formula="of:=[.C147]-[.C$2]" office:value-type="float" office:value="12.6110501289368" calcext:value-type="float">
            <text:p>12.6110501289</text:p>
          </table:table-cell>
          <table:table-cell table:formula="of:=[.D147]/([.E147]-[.E146])" office:value-type="float" office:value="238110.396249129" calcext:value-type="float">
            <text:p>238110.3962491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0781.95708" calcext:value-type="float">
            <text:p>1442890781.95708</text:p>
          </table:table-cell>
          <table:table-cell office:value-type="float" office:value="1442890781.97989" calcext:value-type="float">
            <text:p>1442890781.97989</text:p>
          </table:table-cell>
          <table:table-cell office:value-type="float" office:value="896" calcext:value-type="float">
            <text:p>896</text:p>
          </table:table-cell>
          <table:table-cell table:formula="of:=[.C148]-[.C$2]" office:value-type="float" office:value="12.6148111820221" calcext:value-type="float">
            <text:p>12.614811182</text:p>
          </table:table-cell>
          <table:table-cell table:formula="of:=[.D148]/([.E148]-[.E147])" office:value-type="float" office:value="238231.149540412" calcext:value-type="float">
            <text:p>238231.1495404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0781.9571" calcext:value-type="float">
            <text:p>1442890781.9571</text:p>
          </table:table-cell>
          <table:table-cell office:value-type="float" office:value="1442890781.98365" calcext:value-type="float">
            <text:p>1442890781.98365</text:p>
          </table:table-cell>
          <table:table-cell office:value-type="float" office:value="896" calcext:value-type="float">
            <text:p>896</text:p>
          </table:table-cell>
          <table:table-cell table:formula="of:=[.C149]-[.C$2]" office:value-type="float" office:value="12.6185774803162" calcext:value-type="float">
            <text:p>12.6185774803</text:p>
          </table:table-cell>
          <table:table-cell table:formula="of:=[.D149]/([.E149]-[.E148])" office:value-type="float" office:value="237899.372285877" calcext:value-type="float">
            <text:p>237899.3722858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0781.95712" calcext:value-type="float">
            <text:p>1442890781.95712</text:p>
          </table:table-cell>
          <table:table-cell office:value-type="float" office:value="1442890781.98743" calcext:value-type="float">
            <text:p>1442890781.98743</text:p>
          </table:table-cell>
          <table:table-cell office:value-type="float" office:value="896" calcext:value-type="float">
            <text:p>896</text:p>
          </table:table-cell>
          <table:table-cell table:formula="of:=[.C150]-[.C$2]" office:value-type="float" office:value="12.6223511695862" calcext:value-type="float">
            <text:p>12.6223511696</text:p>
          </table:table-cell>
          <table:table-cell table:formula="of:=[.D150]/([.E150]-[.E149])" office:value-type="float" office:value="237433.433409148" calcext:value-type="float">
            <text:p>237433.433409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0781.95716" calcext:value-type="float">
            <text:p>1442890781.95716</text:p>
          </table:table-cell>
          <table:table-cell office:value-type="float" office:value="1442890781.99123" calcext:value-type="float">
            <text:p>1442890781.99123</text:p>
          </table:table-cell>
          <table:table-cell office:value-type="float" office:value="896" calcext:value-type="float">
            <text:p>896</text:p>
          </table:table-cell>
          <table:table-cell table:formula="of:=[.C151]-[.C$2]" office:value-type="float" office:value="12.6261584758759" calcext:value-type="float">
            <text:p>12.6261584759</text:p>
          </table:table-cell>
          <table:table-cell table:formula="of:=[.D151]/([.E151]-[.E150])" office:value-type="float" office:value="235336.989416995" calcext:value-type="float">
            <text:p>235336.9894169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0781.95718" calcext:value-type="float">
            <text:p>1442890781.95718</text:p>
          </table:table-cell>
          <table:table-cell office:value-type="float" office:value="1442890781.99499" calcext:value-type="float">
            <text:p>1442890781.99499</text:p>
          </table:table-cell>
          <table:table-cell office:value-type="float" office:value="896" calcext:value-type="float">
            <text:p>896</text:p>
          </table:table-cell>
          <table:table-cell table:formula="of:=[.C152]-[.C$2]" office:value-type="float" office:value="12.6299200057983" calcext:value-type="float">
            <text:p>12.6299200058</text:p>
          </table:table-cell>
          <table:table-cell table:formula="of:=[.D152]/([.E152]-[.E151])" office:value-type="float" office:value="238200.949736959" calcext:value-type="float">
            <text:p>238200.9497369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0781.9572" calcext:value-type="float">
            <text:p>1442890781.9572</text:p>
          </table:table-cell>
          <table:table-cell office:value-type="float" office:value="1442890781.99874" calcext:value-type="float">
            <text:p>1442890781.99874</text:p>
          </table:table-cell>
          <table:table-cell office:value-type="float" office:value="896" calcext:value-type="float">
            <text:p>896</text:p>
          </table:table-cell>
          <table:table-cell table:formula="of:=[.C153]-[.C$2]" office:value-type="float" office:value="12.6336679458618" calcext:value-type="float">
            <text:p>12.6336679459</text:p>
          </table:table-cell>
          <table:table-cell table:formula="of:=[.D153]/([.E153]-[.E152])" office:value-type="float" office:value="239064.655470738" calcext:value-type="float">
            <text:p>239064.6554707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0782.01916" calcext:value-type="float">
            <text:p>1442890782.01916</text:p>
          </table:table-cell>
          <table:table-cell office:value-type="float" office:value="1442890782.01935" calcext:value-type="float">
            <text:p>1442890782.01935</text:p>
          </table:table-cell>
          <table:table-cell office:value-type="float" office:value="896" calcext:value-type="float">
            <text:p>896</text:p>
          </table:table-cell>
          <table:table-cell table:formula="of:=[.C154]-[.C$2]" office:value-type="float" office:value="12.6542789936066" calcext:value-type="float">
            <text:p>12.6542789936</text:p>
          </table:table-cell>
          <table:table-cell table:formula="of:=[.D154]/([.E154]-[.E153])" office:value-type="float" office:value="43471.8317620794" calcext:value-type="float">
            <text:p>43471.83176207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0782.01924" calcext:value-type="float">
            <text:p>1442890782.01924</text:p>
          </table:table-cell>
          <table:table-cell office:value-type="float" office:value="1442890782.02273" calcext:value-type="float">
            <text:p>1442890782.02273</text:p>
          </table:table-cell>
          <table:table-cell office:value-type="float" office:value="896" calcext:value-type="float">
            <text:p>896</text:p>
          </table:table-cell>
          <table:table-cell table:formula="of:=[.C155]-[.C$2]" office:value-type="float" office:value="12.6576597690582" calcext:value-type="float">
            <text:p>12.6576597691</text:p>
          </table:table-cell>
          <table:table-cell table:formula="of:=[.D155]/([.E155]-[.E154])" office:value-type="float" office:value="265027.953737659" calcext:value-type="float">
            <text:p>265027.9537376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0782.01927" calcext:value-type="float">
            <text:p>1442890782.01927</text:p>
          </table:table-cell>
          <table:table-cell office:value-type="float" office:value="1442890782.02616" calcext:value-type="float">
            <text:p>1442890782.02616</text:p>
          </table:table-cell>
          <table:table-cell office:value-type="float" office:value="896" calcext:value-type="float">
            <text:p>896</text:p>
          </table:table-cell>
          <table:table-cell table:formula="of:=[.C156]-[.C$2]" office:value-type="float" office:value="12.6610820293427" calcext:value-type="float">
            <text:p>12.6610820293</text:p>
          </table:table-cell>
          <table:table-cell table:formula="of:=[.D156]/([.E156]-[.E155])" office:value-type="float" office:value="261815.269889926" calcext:value-type="float">
            <text:p>261815.2698899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0782.01929" calcext:value-type="float">
            <text:p>1442890782.01929</text:p>
          </table:table-cell>
          <table:table-cell office:value-type="float" office:value="1442890782.02949" calcext:value-type="float">
            <text:p>1442890782.02949</text:p>
          </table:table-cell>
          <table:table-cell office:value-type="float" office:value="896" calcext:value-type="float">
            <text:p>896</text:p>
          </table:table-cell>
          <table:table-cell table:formula="of:=[.C157]-[.C$2]" office:value-type="float" office:value="12.6644158363342" calcext:value-type="float">
            <text:p>12.6644158363</text:p>
          </table:table-cell>
          <table:table-cell table:formula="of:=[.D157]/([.E157]-[.E156])" office:value-type="float" office:value="268761.809625974" calcext:value-type="float">
            <text:p>268761.8096259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0782.01931" calcext:value-type="float">
            <text:p>1442890782.01931</text:p>
          </table:table-cell>
          <table:table-cell office:value-type="float" office:value="1442890782.0329" calcext:value-type="float">
            <text:p>1442890782.0329</text:p>
          </table:table-cell>
          <table:table-cell office:value-type="float" office:value="896" calcext:value-type="float">
            <text:p>896</text:p>
          </table:table-cell>
          <table:table-cell table:formula="of:=[.C158]-[.C$2]" office:value-type="float" office:value="12.6678276062012" calcext:value-type="float">
            <text:p>12.6678276062</text:p>
          </table:table-cell>
          <table:table-cell table:formula="of:=[.D158]/([.E158]-[.E157])" office:value-type="float" office:value="262620.292382949" calcext:value-type="float">
            <text:p>262620.29238294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0782.01933" calcext:value-type="float">
            <text:p>1442890782.01933</text:p>
          </table:table-cell>
          <table:table-cell office:value-type="float" office:value="1442890782.03632" calcext:value-type="float">
            <text:p>1442890782.03632</text:p>
          </table:table-cell>
          <table:table-cell office:value-type="float" office:value="896" calcext:value-type="float">
            <text:p>896</text:p>
          </table:table-cell>
          <table:table-cell table:formula="of:=[.C159]-[.C$2]" office:value-type="float" office:value="12.6712436676025" calcext:value-type="float">
            <text:p>12.6712436676</text:p>
          </table:table-cell>
          <table:table-cell table:formula="of:=[.D159]/([.E159]-[.E158])" office:value-type="float" office:value="262290.367392518" calcext:value-type="float">
            <text:p>262290.3673925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0782.16254" calcext:value-type="float">
            <text:p>1442890782.16254</text:p>
          </table:table-cell>
          <table:table-cell office:value-type="float" office:value="1442890782.16281" calcext:value-type="float">
            <text:p>1442890782.16281</text:p>
          </table:table-cell>
          <table:table-cell office:value-type="float" office:value="896" calcext:value-type="float">
            <text:p>896</text:p>
          </table:table-cell>
          <table:table-cell table:formula="of:=[.C160]-[.C$2]" office:value-type="float" office:value="12.7977330684662" calcext:value-type="float">
            <text:p>12.7977330685</text:p>
          </table:table-cell>
          <table:table-cell table:formula="of:=[.D160]/([.E160]-[.E159])" office:value-type="float" office:value="7083.59747047791" calcext:value-type="float">
            <text:p>7083.597470477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0782.16259" calcext:value-type="float">
            <text:p>1442890782.16259</text:p>
          </table:table-cell>
          <table:table-cell office:value-type="float" office:value="1442890782.16622" calcext:value-type="float">
            <text:p>1442890782.16622</text:p>
          </table:table-cell>
          <table:table-cell office:value-type="float" office:value="896" calcext:value-type="float">
            <text:p>896</text:p>
          </table:table-cell>
          <table:table-cell table:formula="of:=[.C161]-[.C$2]" office:value-type="float" office:value="12.8011462688446" calcext:value-type="float">
            <text:p>12.8011462688</text:p>
          </table:table-cell>
          <table:table-cell table:formula="of:=[.D161]/([.E161]-[.E160])" office:value-type="float" office:value="262510.225202571" calcext:value-type="float">
            <text:p>262510.2252025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0782.16261" calcext:value-type="float">
            <text:p>1442890782.16261</text:p>
          </table:table-cell>
          <table:table-cell office:value-type="float" office:value="1442890782.16962" calcext:value-type="float">
            <text:p>1442890782.16962</text:p>
          </table:table-cell>
          <table:table-cell office:value-type="float" office:value="896" calcext:value-type="float">
            <text:p>896</text:p>
          </table:table-cell>
          <table:table-cell table:formula="of:=[.C162]-[.C$2]" office:value-type="float" office:value="12.8045461177826" calcext:value-type="float">
            <text:p>12.8045461178</text:p>
          </table:table-cell>
          <table:table-cell table:formula="of:=[.D162]/([.E162]-[.E161])" office:value-type="float" office:value="263541.120897616" calcext:value-type="float">
            <text:p>263541.1208976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0782.16263" calcext:value-type="float">
            <text:p>1442890782.16263</text:p>
          </table:table-cell>
          <table:table-cell office:value-type="float" office:value="1442890782.17295" calcext:value-type="float">
            <text:p>1442890782.17295</text:p>
          </table:table-cell>
          <table:table-cell office:value-type="float" office:value="896" calcext:value-type="float">
            <text:p>896</text:p>
          </table:table-cell>
          <table:table-cell table:formula="of:=[.C163]-[.C$2]" office:value-type="float" office:value="12.8078718185425" calcext:value-type="float">
            <text:p>12.8078718185</text:p>
          </table:table-cell>
          <table:table-cell table:formula="of:=[.D163]/([.E163]-[.E162])" office:value-type="float" office:value="269416.903290558" calcext:value-type="float">
            <text:p>269416.9032905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0782.16265" calcext:value-type="float">
            <text:p>1442890782.16265</text:p>
          </table:table-cell>
          <table:table-cell office:value-type="float" office:value="1442890782.17635" calcext:value-type="float">
            <text:p>1442890782.17635</text:p>
          </table:table-cell>
          <table:table-cell office:value-type="float" office:value="896" calcext:value-type="float">
            <text:p>896</text:p>
          </table:table-cell>
          <table:table-cell table:formula="of:=[.C164]-[.C$2]" office:value-type="float" office:value="12.8112785816193" calcext:value-type="float">
            <text:p>12.8112785816</text:p>
          </table:table-cell>
          <table:table-cell table:formula="of:=[.D164]/([.E164]-[.E163])" office:value-type="float" office:value="263006.255441249" calcext:value-type="float">
            <text:p>263006.2554412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0782.16267" calcext:value-type="float">
            <text:p>1442890782.16267</text:p>
          </table:table-cell>
          <table:table-cell office:value-type="float" office:value="1442890782.17976" calcext:value-type="float">
            <text:p>1442890782.17976</text:p>
          </table:table-cell>
          <table:table-cell office:value-type="float" office:value="896" calcext:value-type="float">
            <text:p>896</text:p>
          </table:table-cell>
          <table:table-cell table:formula="of:=[.C165]-[.C$2]" office:value-type="float" office:value="12.8146820068359" calcext:value-type="float">
            <text:p>12.8146820068</text:p>
          </table:table-cell>
          <table:table-cell table:formula="of:=[.D165]/([.E165]-[.E164])" office:value-type="float" office:value="263264.19502627" calcext:value-type="float">
            <text:p>263264.195026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0782.16269" calcext:value-type="float">
            <text:p>1442890782.16269</text:p>
          </table:table-cell>
          <table:table-cell office:value-type="float" office:value="1442890782.18313" calcext:value-type="float">
            <text:p>1442890782.18313</text:p>
          </table:table-cell>
          <table:table-cell office:value-type="float" office:value="896" calcext:value-type="float">
            <text:p>896</text:p>
          </table:table-cell>
          <table:table-cell table:formula="of:=[.C166]-[.C$2]" office:value-type="float" office:value="12.8180541992188" calcext:value-type="float">
            <text:p>12.8180541992</text:p>
          </table:table-cell>
          <table:table-cell table:formula="of:=[.D166]/([.E166]-[.E165])" office:value-type="float" office:value="265702.515837104" calcext:value-type="float">
            <text:p>265702.5158371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0782.16271" calcext:value-type="float">
            <text:p>1442890782.16271</text:p>
          </table:table-cell>
          <table:table-cell office:value-type="float" office:value="1442890782.18653" calcext:value-type="float">
            <text:p>1442890782.18653</text:p>
          </table:table-cell>
          <table:table-cell office:value-type="float" office:value="896" calcext:value-type="float">
            <text:p>896</text:p>
          </table:table-cell>
          <table:table-cell table:formula="of:=[.C167]-[.C$2]" office:value-type="float" office:value="12.8214523792267" calcext:value-type="float">
            <text:p>12.8214523792</text:p>
          </table:table-cell>
          <table:table-cell table:formula="of:=[.D167]/([.E167]-[.E166])" office:value-type="float" office:value="263670.552445099" calcext:value-type="float">
            <text:p>263670.5524450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0782.16272" calcext:value-type="float">
            <text:p>1442890782.16272</text:p>
          </table:table-cell>
          <table:table-cell office:value-type="float" office:value="1442890782.18993" calcext:value-type="float">
            <text:p>1442890782.18993</text:p>
          </table:table-cell>
          <table:table-cell office:value-type="float" office:value="896" calcext:value-type="float">
            <text:p>896</text:p>
          </table:table-cell>
          <table:table-cell table:formula="of:=[.C168]-[.C$2]" office:value-type="float" office:value="12.8248579502106" calcext:value-type="float">
            <text:p>12.8248579502</text:p>
          </table:table-cell>
          <table:table-cell table:formula="of:=[.D168]/([.E168]-[.E167])" office:value-type="float" office:value="263098.318678241" calcext:value-type="float">
            <text:p>263098.3186782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0782.16274" calcext:value-type="float">
            <text:p>1442890782.16274</text:p>
          </table:table-cell>
          <table:table-cell office:value-type="float" office:value="1442890782.19331" calcext:value-type="float">
            <text:p>1442890782.19331</text:p>
          </table:table-cell>
          <table:table-cell office:value-type="float" office:value="896" calcext:value-type="float">
            <text:p>896</text:p>
          </table:table-cell>
          <table:table-cell table:formula="of:=[.C169]-[.C$2]" office:value-type="float" office:value="12.8282318115234" calcext:value-type="float">
            <text:p>12.8282318115</text:p>
          </table:table-cell>
          <table:table-cell table:formula="of:=[.D169]/([.E169]-[.E168])" office:value-type="float" office:value="265571.082185005" calcext:value-type="float">
            <text:p>265571.0821850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0782.16276" calcext:value-type="float">
            <text:p>1442890782.16276</text:p>
          </table:table-cell>
          <table:table-cell office:value-type="float" office:value="1442890782.19671" calcext:value-type="float">
            <text:p>1442890782.19671</text:p>
          </table:table-cell>
          <table:table-cell office:value-type="float" office:value="896" calcext:value-type="float">
            <text:p>896</text:p>
          </table:table-cell>
          <table:table-cell table:formula="of:=[.C170]-[.C$2]" office:value-type="float" office:value="12.8316338062286" calcext:value-type="float">
            <text:p>12.8316338062</text:p>
          </table:table-cell>
          <table:table-cell table:formula="of:=[.D170]/([.E170]-[.E169])" office:value-type="float" office:value="263374.895507744" calcext:value-type="float">
            <text:p>263374.8955077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0782.16278" calcext:value-type="float">
            <text:p>1442890782.16278</text:p>
          </table:table-cell>
          <table:table-cell office:value-type="float" office:value="1442890782.20007" calcext:value-type="float">
            <text:p>1442890782.20007</text:p>
          </table:table-cell>
          <table:table-cell office:value-type="float" office:value="896" calcext:value-type="float">
            <text:p>896</text:p>
          </table:table-cell>
          <table:table-cell table:formula="of:=[.C171]-[.C$2]" office:value-type="float" office:value="12.8349990844727" calcext:value-type="float">
            <text:p>12.8349990845</text:p>
          </table:table-cell>
          <table:table-cell table:formula="of:=[.D171]/([.E171]-[.E170])" office:value-type="float" office:value="266248.415444562" calcext:value-type="float">
            <text:p>266248.4154445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890782.22014" calcext:value-type="float">
            <text:p>1442890782.22014</text:p>
          </table:table-cell>
          <table:table-cell office:value-type="float" office:value="1442890782.22033" calcext:value-type="float">
            <text:p>1442890782.22033</text:p>
          </table:table-cell>
          <table:table-cell office:value-type="float" office:value="896" calcext:value-type="float">
            <text:p>896</text:p>
          </table:table-cell>
          <table:table-cell table:formula="of:=[.C172]-[.C$2]" office:value-type="float" office:value="12.8552513122559" calcext:value-type="float">
            <text:p>12.8552513123</text:p>
          </table:table-cell>
          <table:table-cell table:formula="of:=[.D172]/([.E172]-[.E171])" office:value-type="float" office:value="44242.0463364099" calcext:value-type="float">
            <text:p>44242.04633640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890782.22021" calcext:value-type="float">
            <text:p>1442890782.22021</text:p>
          </table:table-cell>
          <table:table-cell office:value-type="float" office:value="1442890782.22373" calcext:value-type="float">
            <text:p>1442890782.22373</text:p>
          </table:table-cell>
          <table:table-cell office:value-type="float" office:value="896" calcext:value-type="float">
            <text:p>896</text:p>
          </table:table-cell>
          <table:table-cell table:formula="of:=[.C173]-[.C$2]" office:value-type="float" office:value="12.8586533069611" calcext:value-type="float">
            <text:p>12.858653307</text:p>
          </table:table-cell>
          <table:table-cell table:formula="of:=[.D173]/([.E173]-[.E172])" office:value-type="float" office:value="263374.895507744" calcext:value-type="float">
            <text:p>263374.89550774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890782.22024" calcext:value-type="float">
            <text:p>1442890782.22024</text:p>
          </table:table-cell>
          <table:table-cell office:value-type="float" office:value="1442890782.22712" calcext:value-type="float">
            <text:p>1442890782.22712</text:p>
          </table:table-cell>
          <table:table-cell office:value-type="float" office:value="896" calcext:value-type="float">
            <text:p>896</text:p>
          </table:table-cell>
          <table:table-cell table:formula="of:=[.C174]-[.C$2]" office:value-type="float" office:value="12.8620491027832" calcext:value-type="float">
            <text:p>12.8620491028</text:p>
          </table:table-cell>
          <table:table-cell table:formula="of:=[.D174]/([.E174]-[.E173])" office:value-type="float" office:value="263855.675349294" calcext:value-type="float">
            <text:p>263855.6753492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890782.22026" calcext:value-type="float">
            <text:p>1442890782.22026</text:p>
          </table:table-cell>
          <table:table-cell office:value-type="float" office:value="1442890782.23047" calcext:value-type="float">
            <text:p>1442890782.23047</text:p>
          </table:table-cell>
          <table:table-cell office:value-type="float" office:value="896" calcext:value-type="float">
            <text:p>896</text:p>
          </table:table-cell>
          <table:table-cell table:formula="of:=[.C175]-[.C$2]" office:value-type="float" office:value="12.8653910160065" calcext:value-type="float">
            <text:p>12.865391016</text:p>
          </table:table-cell>
          <table:table-cell table:formula="of:=[.D175]/([.E175]-[.E174])" office:value-type="float" office:value="268109.893985874" calcext:value-type="float">
            <text:p>268109.8939858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890782.22028" calcext:value-type="float">
            <text:p>1442890782.22028</text:p>
          </table:table-cell>
          <table:table-cell office:value-type="float" office:value="1442890782.23391" calcext:value-type="float">
            <text:p>1442890782.23391</text:p>
          </table:table-cell>
          <table:table-cell office:value-type="float" office:value="896" calcext:value-type="float">
            <text:p>896</text:p>
          </table:table-cell>
          <table:table-cell table:formula="of:=[.C176]-[.C$2]" office:value-type="float" office:value="12.8688380718231" calcext:value-type="float">
            <text:p>12.8688380718</text:p>
          </table:table-cell>
          <table:table-cell table:formula="of:=[.D176]/([.E176]-[.E175])" office:value-type="float" office:value="259931.967353714" calcext:value-type="float">
            <text:p>259931.9673537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890782.2203" calcext:value-type="float">
            <text:p>1442890782.2203</text:p>
          </table:table-cell>
          <table:table-cell office:value-type="float" office:value="1442890782.2373" calcext:value-type="float">
            <text:p>1442890782.2373</text:p>
          </table:table-cell>
          <table:table-cell office:value-type="float" office:value="896" calcext:value-type="float">
            <text:p>896</text:p>
          </table:table-cell>
          <table:table-cell table:formula="of:=[.C177]-[.C$2]" office:value-type="float" office:value="12.8722288608551" calcext:value-type="float">
            <text:p>12.8722288609</text:p>
          </table:table-cell>
          <table:table-cell table:formula="of:=[.D177]/([.E177]-[.E176])" office:value-type="float" office:value="264245.280832513" calcext:value-type="float">
            <text:p>264245.2808325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890782.33808" calcext:value-type="float">
            <text:p>1442890782.33808</text:p>
          </table:table-cell>
          <table:table-cell office:value-type="float" office:value="1442890782.33846" calcext:value-type="float">
            <text:p>1442890782.33846</text:p>
          </table:table-cell>
          <table:table-cell office:value-type="float" office:value="896" calcext:value-type="float">
            <text:p>896</text:p>
          </table:table-cell>
          <table:table-cell table:formula="of:=[.C178]-[.C$2]" office:value-type="float" office:value="12.9733831882477" calcext:value-type="float">
            <text:p>12.9733831882</text:p>
          </table:table-cell>
          <table:table-cell table:formula="of:=[.D178]/([.E178]-[.E177])" office:value-type="float" office:value="8857.75253610891" calcext:value-type="float">
            <text:p>8857.75253610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890782.33815" calcext:value-type="float">
            <text:p>1442890782.33815</text:p>
          </table:table-cell>
          <table:table-cell office:value-type="float" office:value="1442890782.34187" calcext:value-type="float">
            <text:p>1442890782.34187</text:p>
          </table:table-cell>
          <table:table-cell office:value-type="float" office:value="896" calcext:value-type="float">
            <text:p>896</text:p>
          </table:table-cell>
          <table:table-cell table:formula="of:=[.C179]-[.C$2]" office:value-type="float" office:value="12.9767968654633" calcext:value-type="float">
            <text:p>12.9767968655</text:p>
          </table:table-cell>
          <table:table-cell table:formula="of:=[.D179]/([.E179]-[.E178])" office:value-type="float" office:value="262473.556641989" calcext:value-type="float">
            <text:p>262473.5566419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890782.33819" calcext:value-type="float">
            <text:p>1442890782.33819</text:p>
          </table:table-cell>
          <table:table-cell office:value-type="float" office:value="1442890782.34528" calcext:value-type="float">
            <text:p>1442890782.34528</text:p>
          </table:table-cell>
          <table:table-cell office:value-type="float" office:value="896" calcext:value-type="float">
            <text:p>896</text:p>
          </table:table-cell>
          <table:table-cell table:formula="of:=[.C180]-[.C$2]" office:value-type="float" office:value="12.9802045822144" calcext:value-type="float">
            <text:p>12.9802045822</text:p>
          </table:table-cell>
          <table:table-cell table:formula="of:=[.D180]/([.E180]-[.E179])" office:value-type="float" office:value="262932.651227874" calcext:value-type="float">
            <text:p>262932.6512278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890782.33825" calcext:value-type="float">
            <text:p>1442890782.33825</text:p>
          </table:table-cell>
          <table:table-cell office:value-type="float" office:value="1442890782.34863" calcext:value-type="float">
            <text:p>1442890782.34863</text:p>
          </table:table-cell>
          <table:table-cell office:value-type="float" office:value="896" calcext:value-type="float">
            <text:p>896</text:p>
          </table:table-cell>
          <table:table-cell table:formula="of:=[.C181]-[.C$2]" office:value-type="float" office:value="12.9835522174835" calcext:value-type="float">
            <text:p>12.9835522175</text:p>
          </table:table-cell>
          <table:table-cell table:formula="of:=[.D181]/([.E181]-[.E180])" office:value-type="float" office:value="267651.619115448" calcext:value-type="float">
            <text:p>267651.6191154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890782.33829" calcext:value-type="float">
            <text:p>1442890782.33829</text:p>
          </table:table-cell>
          <table:table-cell office:value-type="float" office:value="1442890782.35205" calcext:value-type="float">
            <text:p>1442890782.35205</text:p>
          </table:table-cell>
          <table:table-cell office:value-type="float" office:value="896" calcext:value-type="float">
            <text:p>896</text:p>
          </table:table-cell>
          <table:table-cell table:formula="of:=[.C182]-[.C$2]" office:value-type="float" office:value="12.9869730472565" calcext:value-type="float">
            <text:p>12.9869730473</text:p>
          </table:table-cell>
          <table:table-cell table:formula="of:=[.D182]/([.E182]-[.E181])" office:value-type="float" office:value="261924.754948425" calcext:value-type="float">
            <text:p>261924.7549484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890782.33831" calcext:value-type="float">
            <text:p>1442890782.33831</text:p>
          </table:table-cell>
          <table:table-cell office:value-type="float" office:value="1442890782.35545" calcext:value-type="float">
            <text:p>1442890782.35545</text:p>
          </table:table-cell>
          <table:table-cell office:value-type="float" office:value="896" calcext:value-type="float">
            <text:p>896</text:p>
          </table:table-cell>
          <table:table-cell table:formula="of:=[.C183]-[.C$2]" office:value-type="float" office:value="12.9903807640076" calcext:value-type="float">
            <text:p>12.990380764</text:p>
          </table:table-cell>
          <table:table-cell table:formula="of:=[.D183]/([.E183]-[.E182])" office:value-type="float" office:value="262932.651227874" calcext:value-type="float">
            <text:p>262932.6512278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890782.33833" calcext:value-type="float">
            <text:p>1442890782.33833</text:p>
          </table:table-cell>
          <table:table-cell office:value-type="float" office:value="1442890782.35884" calcext:value-type="float">
            <text:p>1442890782.35884</text:p>
          </table:table-cell>
          <table:table-cell office:value-type="float" office:value="896" calcext:value-type="float">
            <text:p>896</text:p>
          </table:table-cell>
          <table:table-cell table:formula="of:=[.C184]-[.C$2]" office:value-type="float" office:value="12.9937651157379" calcext:value-type="float">
            <text:p>12.9937651157</text:p>
          </table:table-cell>
          <table:table-cell table:formula="of:=[.D184]/([.E184]-[.E183])" office:value-type="float" office:value="264747.896019725" calcext:value-type="float">
            <text:p>264747.8960197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890782.33835" calcext:value-type="float">
            <text:p>1442890782.33835</text:p>
          </table:table-cell>
          <table:table-cell office:value-type="float" office:value="1442890782.36227" calcext:value-type="float">
            <text:p>1442890782.36227</text:p>
          </table:table-cell>
          <table:table-cell office:value-type="float" office:value="896" calcext:value-type="float">
            <text:p>896</text:p>
          </table:table-cell>
          <table:table-cell table:formula="of:=[.C185]-[.C$2]" office:value-type="float" office:value="12.9971988201141" calcext:value-type="float">
            <text:p>12.9971988201</text:p>
          </table:table-cell>
          <table:table-cell table:formula="of:=[.D185]/([.E185]-[.E184])" office:value-type="float" office:value="260942.673517567" calcext:value-type="float">
            <text:p>260942.6735175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890782.33837" calcext:value-type="float">
            <text:p>1442890782.33837</text:p>
          </table:table-cell>
          <table:table-cell office:value-type="float" office:value="1442890782.36568" calcext:value-type="float">
            <text:p>1442890782.36568</text:p>
          </table:table-cell>
          <table:table-cell office:value-type="float" office:value="896" calcext:value-type="float">
            <text:p>896</text:p>
          </table:table-cell>
          <table:table-cell table:formula="of:=[.C186]-[.C$2]" office:value-type="float" office:value="13.0006039142609" calcext:value-type="float">
            <text:p>13.0006039143</text:p>
          </table:table-cell>
          <table:table-cell table:formula="of:=[.D186]/([.E186]-[.E185])" office:value-type="float" office:value="263135.162022126" calcext:value-type="float">
            <text:p>263135.1620221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890782.33839" calcext:value-type="float">
            <text:p>1442890782.33839</text:p>
          </table:table-cell>
          <table:table-cell office:value-type="float" office:value="1442890782.36904" calcext:value-type="float">
            <text:p>1442890782.36904</text:p>
          </table:table-cell>
          <table:table-cell office:value-type="float" office:value="896" calcext:value-type="float">
            <text:p>896</text:p>
          </table:table-cell>
          <table:table-cell table:formula="of:=[.C187]-[.C$2]" office:value-type="float" office:value="13.0039677619934" calcext:value-type="float">
            <text:p>13.003967762</text:p>
          </table:table-cell>
          <table:table-cell table:formula="of:=[.D187]/([.E187]-[.E186])" office:value-type="float" office:value="266361.640371394" calcext:value-type="float">
            <text:p>266361.6403713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890782.33841" calcext:value-type="float">
            <text:p>1442890782.33841</text:p>
          </table:table-cell>
          <table:table-cell office:value-type="float" office:value="1442890782.37247" calcext:value-type="float">
            <text:p>1442890782.37247</text:p>
          </table:table-cell>
          <table:table-cell office:value-type="float" office:value="896" calcext:value-type="float">
            <text:p>896</text:p>
          </table:table-cell>
          <table:table-cell table:formula="of:=[.C188]-[.C$2]" office:value-type="float" office:value="13.007396697998" calcext:value-type="float">
            <text:p>13.007396698</text:p>
          </table:table-cell>
          <table:table-cell table:formula="of:=[.D188]/([.E188]-[.E187])" office:value-type="float" office:value="261305.547489918" calcext:value-type="float">
            <text:p>261305.5474899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890782.33843" calcext:value-type="float">
            <text:p>1442890782.33843</text:p>
          </table:table-cell>
          <table:table-cell office:value-type="float" office:value="1442890782.37591" calcext:value-type="float">
            <text:p>1442890782.37591</text:p>
          </table:table-cell>
          <table:table-cell office:value-type="float" office:value="896" calcext:value-type="float">
            <text:p>896</text:p>
          </table:table-cell>
          <table:table-cell table:formula="of:=[.C189]-[.C$2]" office:value-type="float" office:value="13.0108342170715" calcext:value-type="float">
            <text:p>13.0108342171</text:p>
          </table:table-cell>
          <table:table-cell table:formula="of:=[.D189]/([.E189]-[.E188])" office:value-type="float" office:value="260653.099181579" calcext:value-type="float">
            <text:p>260653.0991815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890782.42101" calcext:value-type="float">
            <text:p>1442890782.42101</text:p>
          </table:table-cell>
          <table:table-cell office:value-type="float" office:value="1442890782.42126" calcext:value-type="float">
            <text:p>1442890782.42126</text:p>
          </table:table-cell>
          <table:table-cell office:value-type="float" office:value="896" calcext:value-type="float">
            <text:p>896</text:p>
          </table:table-cell>
          <table:table-cell table:formula="of:=[.C190]-[.C$2]" office:value-type="float" office:value="13.0561814308167" calcext:value-type="float">
            <text:p>13.0561814308</text:p>
          </table:table-cell>
          <table:table-cell table:formula="of:=[.D190]/([.E190]-[.E189])" office:value-type="float" office:value="19758.6560672976" calcext:value-type="float">
            <text:p>19758.65606729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890782.42107" calcext:value-type="float">
            <text:p>1442890782.42107</text:p>
          </table:table-cell>
          <table:table-cell office:value-type="float" office:value="1442890782.42466" calcext:value-type="float">
            <text:p>1442890782.42466</text:p>
          </table:table-cell>
          <table:table-cell office:value-type="float" office:value="896" calcext:value-type="float">
            <text:p>896</text:p>
          </table:table-cell>
          <table:table-cell table:formula="of:=[.C191]-[.C$2]" office:value-type="float" office:value="13.0595841407776" calcext:value-type="float">
            <text:p>13.0595841408</text:p>
          </table:table-cell>
          <table:table-cell table:formula="of:=[.D191]/([.E191]-[.E190])" office:value-type="float" office:value="263319.533632287" calcext:value-type="float">
            <text:p>263319.5336322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890782.42111" calcext:value-type="float">
            <text:p>1442890782.42111</text:p>
          </table:table-cell>
          <table:table-cell office:value-type="float" office:value="1442890782.42801" calcext:value-type="float">
            <text:p>1442890782.42801</text:p>
          </table:table-cell>
          <table:table-cell office:value-type="float" office:value="896" calcext:value-type="float">
            <text:p>896</text:p>
          </table:table-cell>
          <table:table-cell table:formula="of:=[.C192]-[.C$2]" office:value-type="float" office:value="13.0629379749298" calcext:value-type="float">
            <text:p>13.0629379749</text:p>
          </table:table-cell>
          <table:table-cell table:formula="of:=[.D192]/([.E192]-[.E191])" office:value-type="float" office:value="267156.919314708" calcext:value-type="float">
            <text:p>267156.9193147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890782.42113" calcext:value-type="float">
            <text:p>1442890782.42113</text:p>
          </table:table-cell>
          <table:table-cell office:value-type="float" office:value="1442890782.4314" calcext:value-type="float">
            <text:p>1442890782.4314</text:p>
          </table:table-cell>
          <table:table-cell office:value-type="float" office:value="896" calcext:value-type="float">
            <text:p>896</text:p>
          </table:table-cell>
          <table:table-cell table:formula="of:=[.C193]-[.C$2]" office:value-type="float" office:value="13.0663242340088" calcext:value-type="float">
            <text:p>13.066324234</text:p>
          </table:table-cell>
          <table:table-cell table:formula="of:=[.D193]/([.E193]-[.E192])" office:value-type="float" office:value="264598.773780187" calcext:value-type="float">
            <text:p>264598.7737801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890782.42115" calcext:value-type="float">
            <text:p>1442890782.42115</text:p>
          </table:table-cell>
          <table:table-cell office:value-type="float" office:value="1442890782.4348" calcext:value-type="float">
            <text:p>1442890782.4348</text:p>
          </table:table-cell>
          <table:table-cell office:value-type="float" office:value="896" calcext:value-type="float">
            <text:p>896</text:p>
          </table:table-cell>
          <table:table-cell table:formula="of:=[.C194]-[.C$2]" office:value-type="float" office:value="13.0697236061096" calcext:value-type="float">
            <text:p>13.0697236061</text:p>
          </table:table-cell>
          <table:table-cell table:formula="of:=[.D194]/([.E194]-[.E193])" office:value-type="float" office:value="263578.088371441" calcext:value-type="float">
            <text:p>263578.0883714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890782.42117" calcext:value-type="float">
            <text:p>1442890782.42117</text:p>
          </table:table-cell>
          <table:table-cell office:value-type="float" office:value="1442890782.43824" calcext:value-type="float">
            <text:p>1442890782.43824</text:p>
          </table:table-cell>
          <table:table-cell office:value-type="float" office:value="896" calcext:value-type="float">
            <text:p>896</text:p>
          </table:table-cell>
          <table:table-cell table:formula="of:=[.C195]-[.C$2]" office:value-type="float" office:value="13.0731625556946" calcext:value-type="float">
            <text:p>13.0731625557</text:p>
          </table:table-cell>
          <table:table-cell table:formula="of:=[.D195]/([.E195]-[.E194])" office:value-type="float" office:value="260544.674431503" calcext:value-type="float">
            <text:p>260544.6744315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890782.42119" calcext:value-type="float">
            <text:p>1442890782.42119</text:p>
          </table:table-cell>
          <table:table-cell office:value-type="float" office:value="1442890782.44157" calcext:value-type="float">
            <text:p>1442890782.44157</text:p>
          </table:table-cell>
          <table:table-cell office:value-type="float" office:value="896" calcext:value-type="float">
            <text:p>896</text:p>
          </table:table-cell>
          <table:table-cell table:formula="of:=[.C196]-[.C$2]" office:value-type="float" office:value="13.076500415802" calcext:value-type="float">
            <text:p>13.0765004158</text:p>
          </table:table-cell>
          <table:table-cell table:formula="of:=[.D196]/([.E196]-[.E195])" office:value-type="float" office:value="268435.456" calcext:value-type="float">
            <text:p>268435.4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890782.42121" calcext:value-type="float">
            <text:p>1442890782.42121</text:p>
          </table:table-cell>
          <table:table-cell office:value-type="float" office:value="1442890782.44503" calcext:value-type="float">
            <text:p>1442890782.44503</text:p>
          </table:table-cell>
          <table:table-cell office:value-type="float" office:value="896" calcext:value-type="float">
            <text:p>896</text:p>
          </table:table-cell>
          <table:table-cell table:formula="of:=[.C197]-[.C$2]" office:value-type="float" office:value="13.0799570083618" calcext:value-type="float">
            <text:p>13.0799570084</text:p>
          </table:table-cell>
          <table:table-cell table:formula="of:=[.D197]/([.E197]-[.E196])" office:value-type="float" office:value="259214.814733067" calcext:value-type="float">
            <text:p>259214.8147330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890782.42123" calcext:value-type="float">
            <text:p>1442890782.42123</text:p>
          </table:table-cell>
          <table:table-cell office:value-type="float" office:value="1442890782.44844" calcext:value-type="float">
            <text:p>1442890782.44844</text:p>
          </table:table-cell>
          <table:table-cell office:value-type="float" office:value="896" calcext:value-type="float">
            <text:p>896</text:p>
          </table:table-cell>
          <table:table-cell table:formula="of:=[.C198]-[.C$2]" office:value-type="float" office:value="13.0833668708801" calcext:value-type="float">
            <text:p>13.0833668709</text:p>
          </table:table-cell>
          <table:table-cell table:formula="of:=[.D198]/([.E198]-[.E197])" office:value-type="float" office:value="262767.1922808" calcext:value-type="float">
            <text:p>262767.19228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890782.53588" calcext:value-type="float">
            <text:p>1442890782.53588</text:p>
          </table:table-cell>
          <table:table-cell office:value-type="float" office:value="1442890782.53626" calcext:value-type="float">
            <text:p>1442890782.53626</text:p>
          </table:table-cell>
          <table:table-cell office:value-type="float" office:value="896" calcext:value-type="float">
            <text:p>896</text:p>
          </table:table-cell>
          <table:table-cell table:formula="of:=[.C199]-[.C$2]" office:value-type="float" office:value="13.171190738678" calcext:value-type="float">
            <text:p>13.1711907387</text:p>
          </table:table-cell>
          <table:table-cell table:formula="of:=[.D199]/([.E199]-[.E198])" office:value-type="float" office:value="10202.2379845803" calcext:value-type="float">
            <text:p>10202.237984580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890782.53594" calcext:value-type="float">
            <text:p>1442890782.53594</text:p>
          </table:table-cell>
          <table:table-cell office:value-type="float" office:value="1442890782.53967" calcext:value-type="float">
            <text:p>1442890782.53967</text:p>
          </table:table-cell>
          <table:table-cell office:value-type="float" office:value="896" calcext:value-type="float">
            <text:p>896</text:p>
          </table:table-cell>
          <table:table-cell table:formula="of:=[.C200]-[.C$2]" office:value-type="float" office:value="13.1745944023132" calcext:value-type="float">
            <text:p>13.1745944023</text:p>
          </table:table-cell>
          <table:table-cell table:formula="of:=[.D200]/([.E200]-[.E199])" office:value-type="float" office:value="263245.753992715" calcext:value-type="float">
            <text:p>263245.7539927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890782.53596" calcext:value-type="float">
            <text:p>1442890782.53596</text:p>
          </table:table-cell>
          <table:table-cell office:value-type="float" office:value="1442890782.54306" calcext:value-type="float">
            <text:p>1442890782.54306</text:p>
          </table:table-cell>
          <table:table-cell office:value-type="float" office:value="896" calcext:value-type="float">
            <text:p>896</text:p>
          </table:table-cell>
          <table:table-cell table:formula="of:=[.C201]-[.C$2]" office:value-type="float" office:value="13.1779870986938" calcext:value-type="float">
            <text:p>13.1779870987</text:p>
          </table:table-cell>
          <table:table-cell table:formula="of:=[.D201]/([.E201]-[.E200])" office:value-type="float" office:value="264096.724104006" calcext:value-type="float">
            <text:p>264096.7241040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890782.53601" calcext:value-type="float">
            <text:p>1442890782.53601</text:p>
          </table:table-cell>
          <table:table-cell office:value-type="float" office:value="1442890782.54639" calcext:value-type="float">
            <text:p>1442890782.54639</text:p>
          </table:table-cell>
          <table:table-cell office:value-type="float" office:value="896" calcext:value-type="float">
            <text:p>896</text:p>
          </table:table-cell>
          <table:table-cell table:formula="of:=[.C202]-[.C$2]" office:value-type="float" office:value="13.1813156604767" calcext:value-type="float">
            <text:p>13.1813156605</text:p>
          </table:table-cell>
          <table:table-cell table:formula="of:=[.D202]/([.E202]-[.E201])" office:value-type="float" office:value="269185.329417663" calcext:value-type="float">
            <text:p>269185.3294176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890782.53605" calcext:value-type="float">
            <text:p>1442890782.53605</text:p>
          </table:table-cell>
          <table:table-cell office:value-type="float" office:value="1442890782.54978" calcext:value-type="float">
            <text:p>1442890782.54978</text:p>
          </table:table-cell>
          <table:table-cell office:value-type="float" office:value="896" calcext:value-type="float">
            <text:p>896</text:p>
          </table:table-cell>
          <table:table-cell table:formula="of:=[.C203]-[.C$2]" office:value-type="float" office:value="13.1847040653229" calcext:value-type="float">
            <text:p>13.1847040653</text:p>
          </table:table-cell>
          <table:table-cell table:formula="of:=[.D203]/([.E203]-[.E202])" office:value-type="float" office:value="264431.211933577" calcext:value-type="float">
            <text:p>264431.2119335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890782.53609" calcext:value-type="float">
            <text:p>1442890782.53609</text:p>
          </table:table-cell>
          <table:table-cell office:value-type="float" office:value="1442890782.55318" calcext:value-type="float">
            <text:p>1442890782.55318</text:p>
          </table:table-cell>
          <table:table-cell office:value-type="float" office:value="896" calcext:value-type="float">
            <text:p>896</text:p>
          </table:table-cell>
          <table:table-cell table:formula="of:=[.C204]-[.C$2]" office:value-type="float" office:value="13.188102722168" calcext:value-type="float">
            <text:p>13.1881027222</text:p>
          </table:table-cell>
          <table:table-cell table:formula="of:=[.D204]/([.E204]-[.E203])" office:value-type="float" office:value="263633.559031919" calcext:value-type="float">
            <text:p>263633.5590319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890782.53612" calcext:value-type="float">
            <text:p>1442890782.53612</text:p>
          </table:table-cell>
          <table:table-cell office:value-type="float" office:value="1442890782.55657" calcext:value-type="float">
            <text:p>1442890782.55657</text:p>
          </table:table-cell>
          <table:table-cell office:value-type="float" office:value="896" calcext:value-type="float">
            <text:p>896</text:p>
          </table:table-cell>
          <table:table-cell table:formula="of:=[.C205]-[.C$2]" office:value-type="float" office:value="13.1914966106415" calcext:value-type="float">
            <text:p>13.1914966106</text:p>
          </table:table-cell>
          <table:table-cell table:formula="of:=[.D205]/([.E205]-[.E204])" office:value-type="float" office:value="264003.960941342" calcext:value-type="float">
            <text:p>264003.9609413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890782.53614" calcext:value-type="float">
            <text:p>1442890782.53614</text:p>
          </table:table-cell>
          <table:table-cell office:value-type="float" office:value="1442890782.55998" calcext:value-type="float">
            <text:p>1442890782.55998</text:p>
          </table:table-cell>
          <table:table-cell office:value-type="float" office:value="896" calcext:value-type="float">
            <text:p>896</text:p>
          </table:table-cell>
          <table:table-cell table:formula="of:=[.C206]-[.C$2]" office:value-type="float" office:value="13.1949017047882" calcext:value-type="float">
            <text:p>13.1949017048</text:p>
          </table:table-cell>
          <table:table-cell table:formula="of:=[.D206]/([.E206]-[.E205])" office:value-type="float" office:value="263135.162022126" calcext:value-type="float">
            <text:p>263135.1620221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890782.53617" calcext:value-type="float">
            <text:p>1442890782.53617</text:p>
          </table:table-cell>
          <table:table-cell office:value-type="float" office:value="1442890782.56338" calcext:value-type="float">
            <text:p>1442890782.56338</text:p>
          </table:table-cell>
          <table:table-cell office:value-type="float" office:value="896" calcext:value-type="float">
            <text:p>896</text:p>
          </table:table-cell>
          <table:table-cell table:formula="of:=[.C207]-[.C$2]" office:value-type="float" office:value="13.1983036994934" calcext:value-type="float">
            <text:p>13.1983036995</text:p>
          </table:table-cell>
          <table:table-cell table:formula="of:=[.D207]/([.E207]-[.E206])" office:value-type="float" office:value="263374.895507744" calcext:value-type="float">
            <text:p>263374.8955077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890782.53619" calcext:value-type="float">
            <text:p>1442890782.53619</text:p>
          </table:table-cell>
          <table:table-cell office:value-type="float" office:value="1442890782.56677" calcext:value-type="float">
            <text:p>1442890782.56677</text:p>
          </table:table-cell>
          <table:table-cell office:value-type="float" office:value="896" calcext:value-type="float">
            <text:p>896</text:p>
          </table:table-cell>
          <table:table-cell table:formula="of:=[.C208]-[.C$2]" office:value-type="float" office:value="13.2016942501068" calcext:value-type="float">
            <text:p>13.2016942501</text:p>
          </table:table-cell>
          <table:table-cell table:formula="of:=[.D208]/([.E208]-[.E207])" office:value-type="float" office:value="264263.862175656" calcext:value-type="float">
            <text:p>264263.8621756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890782.53621" calcext:value-type="float">
            <text:p>1442890782.53621</text:p>
          </table:table-cell>
          <table:table-cell office:value-type="float" office:value="1442890782.57016" calcext:value-type="float">
            <text:p>1442890782.57016</text:p>
          </table:table-cell>
          <table:table-cell office:value-type="float" office:value="896" calcext:value-type="float">
            <text:p>896</text:p>
          </table:table-cell>
          <table:table-cell table:formula="of:=[.C209]-[.C$2]" office:value-type="float" office:value="13.2050881385803" calcext:value-type="float">
            <text:p>13.2050881386</text:p>
          </table:table-cell>
          <table:table-cell table:formula="of:=[.D209]/([.E209]-[.E208])" office:value-type="float" office:value="264003.960941342" calcext:value-type="float">
            <text:p>264003.96094134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890782.53623" calcext:value-type="float">
            <text:p>1442890782.53623</text:p>
          </table:table-cell>
          <table:table-cell office:value-type="float" office:value="1442890782.57357" calcext:value-type="float">
            <text:p>1442890782.57357</text:p>
          </table:table-cell>
          <table:table-cell office:value-type="float" office:value="896" calcext:value-type="float">
            <text:p>896</text:p>
          </table:table-cell>
          <table:table-cell table:formula="of:=[.C210]-[.C$2]" office:value-type="float" office:value="13.2084965705872" calcext:value-type="float">
            <text:p>13.2084965706</text:p>
          </table:table-cell>
          <table:table-cell table:formula="of:=[.D210]/([.E210]-[.E209])" office:value-type="float" office:value="262877.475097929" calcext:value-type="float">
            <text:p>262877.4750979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890782.62193" calcext:value-type="float">
            <text:p>1442890782.62193</text:p>
          </table:table-cell>
          <table:table-cell office:value-type="float" office:value="1442890782.62219" calcext:value-type="float">
            <text:p>1442890782.62219</text:p>
          </table:table-cell>
          <table:table-cell office:value-type="float" office:value="896" calcext:value-type="float">
            <text:p>896</text:p>
          </table:table-cell>
          <table:table-cell table:formula="of:=[.C211]-[.C$2]" office:value-type="float" office:value="13.2571175098419" calcext:value-type="float">
            <text:p>13.2571175098</text:p>
          </table:table-cell>
          <table:table-cell table:formula="of:=[.D211]/([.E211]-[.E210])" office:value-type="float" office:value="18428.2741907802" calcext:value-type="float">
            <text:p>18428.27419078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890782.62199" calcext:value-type="float">
            <text:p>1442890782.62199</text:p>
          </table:table-cell>
          <table:table-cell office:value-type="float" office:value="1442890782.6256" calcext:value-type="float">
            <text:p>1442890782.6256</text:p>
          </table:table-cell>
          <table:table-cell office:value-type="float" office:value="896" calcext:value-type="float">
            <text:p>896</text:p>
          </table:table-cell>
          <table:table-cell table:formula="of:=[.C212]-[.C$2]" office:value-type="float" office:value="13.260529756546" calcext:value-type="float">
            <text:p>13.2605297565</text:p>
          </table:table-cell>
          <table:table-cell table:formula="of:=[.D212]/([.E212]-[.E211])" office:value-type="float" office:value="262583.593068753" calcext:value-type="float">
            <text:p>262583.5930687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890782.62202" calcext:value-type="float">
            <text:p>1442890782.62202</text:p>
          </table:table-cell>
          <table:table-cell office:value-type="float" office:value="1442890782.62897" calcext:value-type="float">
            <text:p>1442890782.62897</text:p>
          </table:table-cell>
          <table:table-cell office:value-type="float" office:value="896" calcext:value-type="float">
            <text:p>896</text:p>
          </table:table-cell>
          <table:table-cell table:formula="of:=[.C213]-[.C$2]" office:value-type="float" office:value="13.2638936042786" calcext:value-type="float">
            <text:p>13.2638936043</text:p>
          </table:table-cell>
          <table:table-cell table:formula="of:=[.D213]/([.E213]-[.E212])" office:value-type="float" office:value="266361.640371394" calcext:value-type="float">
            <text:p>266361.6403713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890782.62204" calcext:value-type="float">
            <text:p>1442890782.62204</text:p>
          </table:table-cell>
          <table:table-cell office:value-type="float" office:value="1442890782.63232" calcext:value-type="float">
            <text:p>1442890782.63232</text:p>
          </table:table-cell>
          <table:table-cell office:value-type="float" office:value="896" calcext:value-type="float">
            <text:p>896</text:p>
          </table:table-cell>
          <table:table-cell table:formula="of:=[.C214]-[.C$2]" office:value-type="float" office:value="13.2672443389893" calcext:value-type="float">
            <text:p>13.267244339</text:p>
          </table:table-cell>
          <table:table-cell table:formula="of:=[.D214]/([.E214]-[.E213])" office:value-type="float" office:value="267404.04041554" calcext:value-type="float">
            <text:p>267404.0404155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890782.62206" calcext:value-type="float">
            <text:p>1442890782.62206</text:p>
          </table:table-cell>
          <table:table-cell office:value-type="float" office:value="1442890782.63579" calcext:value-type="float">
            <text:p>1442890782.63579</text:p>
          </table:table-cell>
          <table:table-cell office:value-type="float" office:value="896" calcext:value-type="float">
            <text:p>896</text:p>
          </table:table-cell>
          <table:table-cell table:formula="of:=[.C215]-[.C$2]" office:value-type="float" office:value="13.2707183361053" calcext:value-type="float">
            <text:p>13.2707183361</text:p>
          </table:table-cell>
          <table:table-cell table:formula="of:=[.D215]/([.E215]-[.E214])" office:value-type="float" office:value="257916.161141994" calcext:value-type="float">
            <text:p>257916.1611419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890782.62208" calcext:value-type="float">
            <text:p>1442890782.62208</text:p>
          </table:table-cell>
          <table:table-cell office:value-type="float" office:value="1442890782.63919" calcext:value-type="float">
            <text:p>1442890782.63919</text:p>
          </table:table-cell>
          <table:table-cell office:value-type="float" office:value="896" calcext:value-type="float">
            <text:p>896</text:p>
          </table:table-cell>
          <table:table-cell table:formula="of:=[.C216]-[.C$2]" office:value-type="float" office:value="13.2741138935089" calcext:value-type="float">
            <text:p>13.2741138935</text:p>
          </table:table-cell>
          <table:table-cell table:formula="of:=[.D216]/([.E216]-[.E215])" office:value-type="float" office:value="263874.20193793" calcext:value-type="float">
            <text:p>263874.201937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890782.6221" calcext:value-type="float">
            <text:p>1442890782.6221</text:p>
          </table:table-cell>
          <table:table-cell office:value-type="float" office:value="1442890782.64255" calcext:value-type="float">
            <text:p>1442890782.64255</text:p>
          </table:table-cell>
          <table:table-cell office:value-type="float" office:value="896" calcext:value-type="float">
            <text:p>896</text:p>
          </table:table-cell>
          <table:table-cell table:formula="of:=[.C217]-[.C$2]" office:value-type="float" office:value="13.2774784564972" calcext:value-type="float">
            <text:p>13.2774784565</text:p>
          </table:table-cell>
          <table:table-cell table:formula="of:=[.D217]/([.E217]-[.E216])" office:value-type="float" office:value="266305.015873016" calcext:value-type="float">
            <text:p>266305.0158730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890782.62212" calcext:value-type="float">
            <text:p>1442890782.62212</text:p>
          </table:table-cell>
          <table:table-cell office:value-type="float" office:value="1442890782.64595" calcext:value-type="float">
            <text:p>1442890782.64595</text:p>
          </table:table-cell>
          <table:table-cell office:value-type="float" office:value="896" calcext:value-type="float">
            <text:p>896</text:p>
          </table:table-cell>
          <table:table-cell table:formula="of:=[.C218]-[.C$2]" office:value-type="float" office:value="13.2808790206909" calcext:value-type="float">
            <text:p>13.2808790207</text:p>
          </table:table-cell>
          <table:table-cell table:formula="of:=[.D218]/([.E218]-[.E217])" office:value-type="float" office:value="263485.68912571" calcext:value-type="float">
            <text:p>263485.689125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890782.62214" calcext:value-type="float">
            <text:p>1442890782.62214</text:p>
          </table:table-cell>
          <table:table-cell office:value-type="float" office:value="1442890782.64936" calcext:value-type="float">
            <text:p>1442890782.64936</text:p>
          </table:table-cell>
          <table:table-cell office:value-type="float" office:value="896" calcext:value-type="float">
            <text:p>896</text:p>
          </table:table-cell>
          <table:table-cell table:formula="of:=[.C219]-[.C$2]" office:value-type="float" office:value="13.2842829227448" calcext:value-type="float">
            <text:p>13.2842829227</text:p>
          </table:table-cell>
          <table:table-cell table:formula="of:=[.D219]/([.E219]-[.E218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890782.62216" calcext:value-type="float">
            <text:p>1442890782.62216</text:p>
          </table:table-cell>
          <table:table-cell office:value-type="float" office:value="1442890782.65273" calcext:value-type="float">
            <text:p>1442890782.65273</text:p>
          </table:table-cell>
          <table:table-cell office:value-type="float" office:value="896" calcext:value-type="float">
            <text:p>896</text:p>
          </table:table-cell>
          <table:table-cell table:formula="of:=[.C220]-[.C$2]" office:value-type="float" office:value="13.2876589298248" calcext:value-type="float">
            <text:p>13.2876589298</text:p>
          </table:table-cell>
          <table:table-cell table:formula="of:=[.D220]/([.E220]-[.E219])" office:value-type="float" office:value="265402.28700565" calcext:value-type="float">
            <text:p>265402.287005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890782.74309" calcext:value-type="float">
            <text:p>1442890782.74309</text:p>
          </table:table-cell>
          <table:table-cell office:value-type="float" office:value="1442890782.74336" calcext:value-type="float">
            <text:p>1442890782.74336</text:p>
          </table:table-cell>
          <table:table-cell office:value-type="float" office:value="896" calcext:value-type="float">
            <text:p>896</text:p>
          </table:table-cell>
          <table:table-cell table:formula="of:=[.C221]-[.C$2]" office:value-type="float" office:value="13.378288269043" calcext:value-type="float">
            <text:p>13.378288269</text:p>
          </table:table-cell>
          <table:table-cell table:formula="of:=[.D221]/([.E221]-[.E220])" office:value-type="float" office:value="9886.42317962155" calcext:value-type="float">
            <text:p>9886.42317962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890782.74313" calcext:value-type="float">
            <text:p>1442890782.74313</text:p>
          </table:table-cell>
          <table:table-cell office:value-type="float" office:value="1442890782.74677" calcext:value-type="float">
            <text:p>1442890782.74677</text:p>
          </table:table-cell>
          <table:table-cell office:value-type="float" office:value="896" calcext:value-type="float">
            <text:p>896</text:p>
          </table:table-cell>
          <table:table-cell table:formula="of:=[.C222]-[.C$2]" office:value-type="float" office:value="13.3816995620728" calcext:value-type="float">
            <text:p>13.3816995621</text:p>
          </table:table-cell>
          <table:table-cell table:formula="of:=[.D222]/([.E222]-[.E221])" office:value-type="float" office:value="262657.001956947" calcext:value-type="float">
            <text:p>262657.0019569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890782.74315" calcext:value-type="float">
            <text:p>1442890782.74315</text:p>
          </table:table-cell>
          <table:table-cell office:value-type="float" office:value="1442890782.75017" calcext:value-type="float">
            <text:p>1442890782.75017</text:p>
          </table:table-cell>
          <table:table-cell office:value-type="float" office:value="896" calcext:value-type="float">
            <text:p>896</text:p>
          </table:table-cell>
          <table:table-cell table:formula="of:=[.C223]-[.C$2]" office:value-type="float" office:value="13.3850996494293" calcext:value-type="float">
            <text:p>13.3850996494</text:p>
          </table:table-cell>
          <table:table-cell table:formula="of:=[.D223]/([.E223]-[.E222])" office:value-type="float" office:value="263522.641049015" calcext:value-type="float">
            <text:p>263522.6410490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890782.74317" calcext:value-type="float">
            <text:p>1442890782.74317</text:p>
          </table:table-cell>
          <table:table-cell office:value-type="float" office:value="1442890782.7535" calcext:value-type="float">
            <text:p>1442890782.7535</text:p>
          </table:table-cell>
          <table:table-cell office:value-type="float" office:value="896" calcext:value-type="float">
            <text:p>896</text:p>
          </table:table-cell>
          <table:table-cell table:formula="of:=[.C224]-[.C$2]" office:value-type="float" office:value="13.3884305953979" calcext:value-type="float">
            <text:p>13.3884305954</text:p>
          </table:table-cell>
          <table:table-cell table:formula="of:=[.D224]/([.E224]-[.E223])" office:value-type="float" office:value="268992.655071219" calcext:value-type="float">
            <text:p>268992.6550712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890782.74319" calcext:value-type="float">
            <text:p>1442890782.74319</text:p>
          </table:table-cell>
          <table:table-cell office:value-type="float" office:value="1442890782.75691" calcext:value-type="float">
            <text:p>1442890782.75691</text:p>
          </table:table-cell>
          <table:table-cell office:value-type="float" office:value="896" calcext:value-type="float">
            <text:p>896</text:p>
          </table:table-cell>
          <table:table-cell table:formula="of:=[.C225]-[.C$2]" office:value-type="float" office:value="13.3918385505676" calcext:value-type="float">
            <text:p>13.3918385506</text:p>
          </table:table-cell>
          <table:table-cell table:formula="of:=[.D225]/([.E225]-[.E224])" office:value-type="float" office:value="262914.256611166" calcext:value-type="float">
            <text:p>262914.2566111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890782.74321" calcext:value-type="float">
            <text:p>1442890782.74321</text:p>
          </table:table-cell>
          <table:table-cell office:value-type="float" office:value="1442890782.76032" calcext:value-type="float">
            <text:p>1442890782.76032</text:p>
          </table:table-cell>
          <table:table-cell office:value-type="float" office:value="896" calcext:value-type="float">
            <text:p>896</text:p>
          </table:table-cell>
          <table:table-cell table:formula="of:=[.C226]-[.C$2]" office:value-type="float" office:value="13.3952462673187" calcext:value-type="float">
            <text:p>13.3952462673</text:p>
          </table:table-cell>
          <table:table-cell table:formula="of:=[.D226]/([.E226]-[.E225])" office:value-type="float" office:value="262932.651227874" calcext:value-type="float">
            <text:p>262932.6512278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890782.74324" calcext:value-type="float">
            <text:p>1442890782.74324</text:p>
          </table:table-cell>
          <table:table-cell office:value-type="float" office:value="1442890782.76369" calcext:value-type="float">
            <text:p>1442890782.76369</text:p>
          </table:table-cell>
          <table:table-cell office:value-type="float" office:value="896" calcext:value-type="float">
            <text:p>896</text:p>
          </table:table-cell>
          <table:table-cell table:formula="of:=[.C227]-[.C$2]" office:value-type="float" office:value="13.3986170291901" calcext:value-type="float">
            <text:p>13.3986170292</text:p>
          </table:table-cell>
          <table:table-cell table:formula="of:=[.D227]/([.E227]-[.E226])" office:value-type="float" office:value="265815.276842552" calcext:value-type="float">
            <text:p>265815.2768425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890782.74325" calcext:value-type="float">
            <text:p>1442890782.74325</text:p>
          </table:table-cell>
          <table:table-cell office:value-type="float" office:value="1442890782.76717" calcext:value-type="float">
            <text:p>1442890782.76717</text:p>
          </table:table-cell>
          <table:table-cell office:value-type="float" office:value="896" calcext:value-type="float">
            <text:p>896</text:p>
          </table:table-cell>
          <table:table-cell table:formula="of:=[.C228]-[.C$2]" office:value-type="float" office:value="13.4020912647247" calcext:value-type="float">
            <text:p>13.4020912647</text:p>
          </table:table-cell>
          <table:table-cell table:formula="of:=[.D228]/([.E228]-[.E227])" office:value-type="float" office:value="257898.461707384" calcext:value-type="float">
            <text:p>257898.4617073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890782.74328" calcext:value-type="float">
            <text:p>1442890782.74328</text:p>
          </table:table-cell>
          <table:table-cell office:value-type="float" office:value="1442890782.77059" calcext:value-type="float">
            <text:p>1442890782.77059</text:p>
          </table:table-cell>
          <table:table-cell office:value-type="float" office:value="896" calcext:value-type="float">
            <text:p>896</text:p>
          </table:table-cell>
          <table:table-cell table:formula="of:=[.C229]-[.C$2]" office:value-type="float" office:value="13.4055123329163" calcext:value-type="float">
            <text:p>13.4055123329</text:p>
          </table:table-cell>
          <table:table-cell table:formula="of:=[.D229]/([.E229]-[.E228])" office:value-type="float" office:value="261906.501080215" calcext:value-type="float">
            <text:p>261906.5010802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890782.7433" calcext:value-type="float">
            <text:p>1442890782.7433</text:p>
          </table:table-cell>
          <table:table-cell office:value-type="float" office:value="1442890782.77395" calcext:value-type="float">
            <text:p>1442890782.77395</text:p>
          </table:table-cell>
          <table:table-cell office:value-type="float" office:value="896" calcext:value-type="float">
            <text:p>896</text:p>
          </table:table-cell>
          <table:table-cell table:formula="of:=[.C230]-[.C$2]" office:value-type="float" office:value="13.408873796463" calcext:value-type="float">
            <text:p>13.4088737965</text:p>
          </table:table-cell>
          <table:table-cell table:formula="of:=[.D230]/([.E230]-[.E229])" office:value-type="float" office:value="266550.562734946" calcext:value-type="float">
            <text:p>266550.5627349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890782.74332" calcext:value-type="float">
            <text:p>1442890782.74332</text:p>
          </table:table-cell>
          <table:table-cell office:value-type="float" office:value="1442890782.77737" calcext:value-type="float">
            <text:p>1442890782.77737</text:p>
          </table:table-cell>
          <table:table-cell office:value-type="float" office:value="896" calcext:value-type="float">
            <text:p>896</text:p>
          </table:table-cell>
          <table:table-cell table:formula="of:=[.C231]-[.C$2]" office:value-type="float" office:value="13.4122974872589" calcext:value-type="float">
            <text:p>13.4122974873</text:p>
          </table:table-cell>
          <table:table-cell table:formula="of:=[.D231]/([.E231]-[.E230])" office:value-type="float" office:value="261705.87632312" calcext:value-type="float">
            <text:p>261705.876323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890782.74334" calcext:value-type="float">
            <text:p>1442890782.74334</text:p>
          </table:table-cell>
          <table:table-cell office:value-type="float" office:value="1442890782.78078" calcext:value-type="float">
            <text:p>1442890782.78078</text:p>
          </table:table-cell>
          <table:table-cell office:value-type="float" office:value="896" calcext:value-type="float">
            <text:p>896</text:p>
          </table:table-cell>
          <table:table-cell table:formula="of:=[.C232]-[.C$2]" office:value-type="float" office:value="13.4157016277313" calcext:value-type="float">
            <text:p>13.4157016277</text:p>
          </table:table-cell>
          <table:table-cell table:formula="of:=[.D232]/([.E232]-[.E231])" office:value-type="float" office:value="263208.879675025" calcext:value-type="float">
            <text:p>263208.8796750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890782.82288" calcext:value-type="float">
            <text:p>1442890782.82288</text:p>
          </table:table-cell>
          <table:table-cell office:value-type="float" office:value="1442890782.82311" calcext:value-type="float">
            <text:p>1442890782.82311</text:p>
          </table:table-cell>
          <table:table-cell office:value-type="float" office:value="896" calcext:value-type="float">
            <text:p>896</text:p>
          </table:table-cell>
          <table:table-cell table:formula="of:=[.C233]-[.C$2]" office:value-type="float" office:value="13.4580347537994" calcext:value-type="float">
            <text:p>13.4580347538</text:p>
          </table:table-cell>
          <table:table-cell table:formula="of:=[.D233]/([.E233]-[.E232])" office:value-type="float" office:value="21165.4579573998" calcext:value-type="float">
            <text:p>21165.45795739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890782.82294" calcext:value-type="float">
            <text:p>1442890782.82294</text:p>
          </table:table-cell>
          <table:table-cell office:value-type="float" office:value="1442890782.82649" calcext:value-type="float">
            <text:p>1442890782.82649</text:p>
          </table:table-cell>
          <table:table-cell office:value-type="float" office:value="896" calcext:value-type="float">
            <text:p>896</text:p>
          </table:table-cell>
          <table:table-cell table:formula="of:=[.C234]-[.C$2]" office:value-type="float" office:value="13.461413860321" calcext:value-type="float">
            <text:p>13.4614138603</text:p>
          </table:table-cell>
          <table:table-cell table:formula="of:=[.D234]/([.E234]-[.E233])" office:value-type="float" office:value="265158.850208142" calcext:value-type="float">
            <text:p>265158.85020814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890782.82296" calcext:value-type="float">
            <text:p>1442890782.82296</text:p>
          </table:table-cell>
          <table:table-cell office:value-type="float" office:value="1442890782.82993" calcext:value-type="float">
            <text:p>1442890782.82993</text:p>
          </table:table-cell>
          <table:table-cell office:value-type="float" office:value="896" calcext:value-type="float">
            <text:p>896</text:p>
          </table:table-cell>
          <table:table-cell table:formula="of:=[.C235]-[.C$2]" office:value-type="float" office:value="13.464851140976" calcext:value-type="float">
            <text:p>13.464851141</text:p>
          </table:table-cell>
          <table:table-cell table:formula="of:=[.D235]/([.E235]-[.E234])" office:value-type="float" office:value="260671.178747312" calcext:value-type="float">
            <text:p>260671.1787473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890782.82298" calcext:value-type="float">
            <text:p>1442890782.82298</text:p>
          </table:table-cell>
          <table:table-cell office:value-type="float" office:value="1442890782.83327" calcext:value-type="float">
            <text:p>1442890782.83327</text:p>
          </table:table-cell>
          <table:table-cell office:value-type="float" office:value="896" calcext:value-type="float">
            <text:p>896</text:p>
          </table:table-cell>
          <table:table-cell table:formula="of:=[.C236]-[.C$2]" office:value-type="float" office:value="13.4681985378265" calcext:value-type="float">
            <text:p>13.4681985378</text:p>
          </table:table-cell>
          <table:table-cell table:formula="of:=[.D236]/([.E236]-[.E235])" office:value-type="float" office:value="267670.682621083" calcext:value-type="float">
            <text:p>267670.6826210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890782.823" calcext:value-type="float">
            <text:p>1442890782.823</text:p>
          </table:table-cell>
          <table:table-cell office:value-type="float" office:value="1442890782.83672" calcext:value-type="float">
            <text:p>1442890782.83672</text:p>
          </table:table-cell>
          <table:table-cell office:value-type="float" office:value="896" calcext:value-type="float">
            <text:p>896</text:p>
          </table:table-cell>
          <table:table-cell table:formula="of:=[.C237]-[.C$2]" office:value-type="float" office:value="13.4716498851776" calcext:value-type="float">
            <text:p>13.4716498852</text:p>
          </table:table-cell>
          <table:table-cell table:formula="of:=[.D237]/([.E237]-[.E236])" office:value-type="float" office:value="259608.758220503" calcext:value-type="float">
            <text:p>259608.7582205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890782.82302" calcext:value-type="float">
            <text:p>1442890782.82302</text:p>
          </table:table-cell>
          <table:table-cell office:value-type="float" office:value="1442890782.84012" calcext:value-type="float">
            <text:p>1442890782.84012</text:p>
          </table:table-cell>
          <table:table-cell office:value-type="float" office:value="896" calcext:value-type="float">
            <text:p>896</text:p>
          </table:table-cell>
          <table:table-cell table:formula="of:=[.C238]-[.C$2]" office:value-type="float" office:value="13.4750459194183" calcext:value-type="float">
            <text:p>13.4750459194</text:p>
          </table:table-cell>
          <table:table-cell table:formula="of:=[.D238]/([.E238]-[.E237])" office:value-type="float" office:value="263837.151361977" calcext:value-type="float">
            <text:p>263837.1513619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890782.82304" calcext:value-type="float">
            <text:p>1442890782.82304</text:p>
          </table:table-cell>
          <table:table-cell office:value-type="float" office:value="1442890782.84349" calcext:value-type="float">
            <text:p>1442890782.84349</text:p>
          </table:table-cell>
          <table:table-cell office:value-type="float" office:value="896" calcext:value-type="float">
            <text:p>896</text:p>
          </table:table-cell>
          <table:table-cell table:formula="of:=[.C239]-[.C$2]" office:value-type="float" office:value="13.4784190654755" calcext:value-type="float">
            <text:p>13.4784190655</text:p>
          </table:table-cell>
          <table:table-cell table:formula="of:=[.D239]/([.E239]-[.E238])" office:value-type="float" office:value="265627.394967487" calcext:value-type="float">
            <text:p>265627.3949674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890782.82306" calcext:value-type="float">
            <text:p>1442890782.82306</text:p>
          </table:table-cell>
          <table:table-cell office:value-type="float" office:value="1442890782.84689" calcext:value-type="float">
            <text:p>1442890782.84689</text:p>
          </table:table-cell>
          <table:table-cell office:value-type="float" office:value="896" calcext:value-type="float">
            <text:p>896</text:p>
          </table:table-cell>
          <table:table-cell table:formula="of:=[.C240]-[.C$2]" office:value-type="float" office:value="13.4818134307861" calcext:value-type="float">
            <text:p>13.4818134308</text:p>
          </table:table-cell>
          <table:table-cell table:formula="of:=[.D240]/([.E240]-[.E239])" office:value-type="float" office:value="263966.873920067" calcext:value-type="float">
            <text:p>263966.8739200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890782.82308" calcext:value-type="float">
            <text:p>1442890782.82308</text:p>
          </table:table-cell>
          <table:table-cell office:value-type="float" office:value="1442890782.85028" calcext:value-type="float">
            <text:p>1442890782.85028</text:p>
          </table:table-cell>
          <table:table-cell office:value-type="float" office:value="896" calcext:value-type="float">
            <text:p>896</text:p>
          </table:table-cell>
          <table:table-cell table:formula="of:=[.C241]-[.C$2]" office:value-type="float" office:value="13.4852068424225" calcext:value-type="float">
            <text:p>13.4852068424</text:p>
          </table:table-cell>
          <table:table-cell table:formula="of:=[.D241]/([.E241]-[.E240])" office:value-type="float" office:value="264041.058385442" calcext:value-type="float">
            <text:p>264041.0583854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890782.94108" calcext:value-type="float">
            <text:p>1442890782.94108</text:p>
          </table:table-cell>
          <table:table-cell office:value-type="float" office:value="1442890782.94136" calcext:value-type="float">
            <text:p>1442890782.94136</text:p>
          </table:table-cell>
          <table:table-cell office:value-type="float" office:value="896" calcext:value-type="float">
            <text:p>896</text:p>
          </table:table-cell>
          <table:table-cell table:formula="of:=[.C242]-[.C$2]" office:value-type="float" office:value="13.5762867927551" calcext:value-type="float">
            <text:p>13.5762867928</text:p>
          </table:table-cell>
          <table:table-cell table:formula="of:=[.D242]/([.E242]-[.E241])" office:value-type="float" office:value="9837.510854229" calcext:value-type="float">
            <text:p>9837.5108542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890782.94113" calcext:value-type="float">
            <text:p>1442890782.94113</text:p>
          </table:table-cell>
          <table:table-cell office:value-type="float" office:value="1442890782.94477" calcext:value-type="float">
            <text:p>1442890782.94477</text:p>
          </table:table-cell>
          <table:table-cell office:value-type="float" office:value="896" calcext:value-type="float">
            <text:p>896</text:p>
          </table:table-cell>
          <table:table-cell table:formula="of:=[.C243]-[.C$2]" office:value-type="float" office:value="13.5797004699707" calcext:value-type="float">
            <text:p>13.57970047</text:p>
          </table:table-cell>
          <table:table-cell table:formula="of:=[.D243]/([.E243]-[.E242])" office:value-type="float" office:value="262473.556641989" calcext:value-type="float">
            <text:p>262473.5566419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890782.94115" calcext:value-type="float">
            <text:p>1442890782.94115</text:p>
          </table:table-cell>
          <table:table-cell office:value-type="float" office:value="1442890782.94819" calcext:value-type="float">
            <text:p>1442890782.94819</text:p>
          </table:table-cell>
          <table:table-cell office:value-type="float" office:value="896" calcext:value-type="float">
            <text:p>896</text:p>
          </table:table-cell>
          <table:table-cell table:formula="of:=[.C244]-[.C$2]" office:value-type="float" office:value="13.5831117630005" calcext:value-type="float">
            <text:p>13.583111763</text:p>
          </table:table-cell>
          <table:table-cell table:formula="of:=[.D244]/([.E244]-[.E243])" office:value-type="float" office:value="262657.001956947" calcext:value-type="float">
            <text:p>262657.0019569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890782.94117" calcext:value-type="float">
            <text:p>1442890782.94117</text:p>
          </table:table-cell>
          <table:table-cell office:value-type="float" office:value="1442890782.95151" calcext:value-type="float">
            <text:p>1442890782.95151</text:p>
          </table:table-cell>
          <table:table-cell office:value-type="float" office:value="896" calcext:value-type="float">
            <text:p>896</text:p>
          </table:table-cell>
          <table:table-cell table:formula="of:=[.C245]-[.C$2]" office:value-type="float" office:value="13.5864336490631" calcext:value-type="float">
            <text:p>13.5864336491</text:p>
          </table:table-cell>
          <table:table-cell table:formula="of:=[.D245]/([.E245]-[.E244])" office:value-type="float" office:value="269726.288954281" calcext:value-type="float">
            <text:p>269726.28895428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890782.94119" calcext:value-type="float">
            <text:p>1442890782.94119</text:p>
          </table:table-cell>
          <table:table-cell office:value-type="float" office:value="1442890782.95492" calcext:value-type="float">
            <text:p>1442890782.95492</text:p>
          </table:table-cell>
          <table:table-cell office:value-type="float" office:value="896" calcext:value-type="float">
            <text:p>896</text:p>
          </table:table-cell>
          <table:table-cell table:formula="of:=[.C246]-[.C$2]" office:value-type="float" office:value="13.5898408889771" calcext:value-type="float">
            <text:p>13.589840889</text:p>
          </table:table-cell>
          <table:table-cell table:formula="of:=[.D246]/([.E246]-[.E245])" office:value-type="float" office:value="262969.448184172" calcext:value-type="float">
            <text:p>262969.4481841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890782.94121" calcext:value-type="float">
            <text:p>1442890782.94121</text:p>
          </table:table-cell>
          <table:table-cell office:value-type="float" office:value="1442890782.95833" calcext:value-type="float">
            <text:p>1442890782.95833</text:p>
          </table:table-cell>
          <table:table-cell office:value-type="float" office:value="896" calcext:value-type="float">
            <text:p>896</text:p>
          </table:table-cell>
          <table:table-cell table:formula="of:=[.C247]-[.C$2]" office:value-type="float" office:value="13.5932574272156" calcext:value-type="float">
            <text:p>13.5932574272</text:p>
          </table:table-cell>
          <table:table-cell table:formula="of:=[.D247]/([.E247]-[.E246])" office:value-type="float" office:value="262253.760223308" calcext:value-type="float">
            <text:p>262253.7602233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890782.94123" calcext:value-type="float">
            <text:p>1442890782.94123</text:p>
          </table:table-cell>
          <table:table-cell office:value-type="float" office:value="1442890782.96169" calcext:value-type="float">
            <text:p>1442890782.96169</text:p>
          </table:table-cell>
          <table:table-cell office:value-type="float" office:value="896" calcext:value-type="float">
            <text:p>896</text:p>
          </table:table-cell>
          <table:table-cell table:formula="of:=[.C248]-[.C$2]" office:value-type="float" office:value="13.596616268158" calcext:value-type="float">
            <text:p>13.5966162682</text:p>
          </table:table-cell>
          <table:table-cell table:formula="of:=[.D248]/([.E248]-[.E247])" office:value-type="float" office:value="266758.687109597" calcext:value-type="float">
            <text:p>266758.6871095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890782.94125" calcext:value-type="float">
            <text:p>1442890782.94125</text:p>
          </table:table-cell>
          <table:table-cell office:value-type="float" office:value="1442890782.9651" calcext:value-type="float">
            <text:p>1442890782.9651</text:p>
          </table:table-cell>
          <table:table-cell office:value-type="float" office:value="896" calcext:value-type="float">
            <text:p>896</text:p>
          </table:table-cell>
          <table:table-cell table:formula="of:=[.C249]-[.C$2]" office:value-type="float" office:value="13.6000242233276" calcext:value-type="float">
            <text:p>13.6000242233</text:p>
          </table:table-cell>
          <table:table-cell table:formula="of:=[.D249]/([.E249]-[.E248])" office:value-type="float" office:value="262914.256611166" calcext:value-type="float">
            <text:p>262914.25661116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890782.94127" calcext:value-type="float">
            <text:p>1442890782.94127</text:p>
          </table:table-cell>
          <table:table-cell office:value-type="float" office:value="1442890782.96853" calcext:value-type="float">
            <text:p>1442890782.96853</text:p>
          </table:table-cell>
          <table:table-cell office:value-type="float" office:value="896" calcext:value-type="float">
            <text:p>896</text:p>
          </table:table-cell>
          <table:table-cell table:formula="of:=[.C250]-[.C$2]" office:value-type="float" office:value="13.6034507751465" calcext:value-type="float">
            <text:p>13.6034507751</text:p>
          </table:table-cell>
          <table:table-cell table:formula="of:=[.D250]/([.E250]-[.E249])" office:value-type="float" office:value="261487.363206234" calcext:value-type="float">
            <text:p>261487.36320623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890782.94129" calcext:value-type="float">
            <text:p>1442890782.94129</text:p>
          </table:table-cell>
          <table:table-cell office:value-type="float" office:value="1442890782.97189" calcext:value-type="float">
            <text:p>1442890782.97189</text:p>
          </table:table-cell>
          <table:table-cell office:value-type="float" office:value="896" calcext:value-type="float">
            <text:p>896</text:p>
          </table:table-cell>
          <table:table-cell table:formula="of:=[.C251]-[.C$2]" office:value-type="float" office:value="13.6068186759949" calcext:value-type="float">
            <text:p>13.606818676</text:p>
          </table:table-cell>
          <table:table-cell table:formula="of:=[.D251]/([.E251]-[.E250])" office:value-type="float" office:value="266041.086223984" calcext:value-type="float">
            <text:p>266041.0862239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890782.94131" calcext:value-type="float">
            <text:p>1442890782.94131</text:p>
          </table:table-cell>
          <table:table-cell office:value-type="float" office:value="1442890782.9753" calcext:value-type="float">
            <text:p>1442890782.9753</text:p>
          </table:table-cell>
          <table:table-cell office:value-type="float" office:value="896" calcext:value-type="float">
            <text:p>896</text:p>
          </table:table-cell>
          <table:table-cell table:formula="of:=[.C252]-[.C$2]" office:value-type="float" office:value="13.6102292537689" calcext:value-type="float">
            <text:p>13.6102292538</text:p>
          </table:table-cell>
          <table:table-cell table:formula="of:=[.D252]/([.E252]-[.E251])" office:value-type="float" office:value="262712.085564488" calcext:value-type="float">
            <text:p>262712.0855644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890782.94133" calcext:value-type="float">
            <text:p>1442890782.94133</text:p>
          </table:table-cell>
          <table:table-cell office:value-type="float" office:value="1442890782.97873" calcext:value-type="float">
            <text:p>1442890782.97873</text:p>
          </table:table-cell>
          <table:table-cell office:value-type="float" office:value="896" calcext:value-type="float">
            <text:p>896</text:p>
          </table:table-cell>
          <table:table-cell table:formula="of:=[.C253]-[.C$2]" office:value-type="float" office:value="13.6136560440063" calcext:value-type="float">
            <text:p>13.613656044</text:p>
          </table:table-cell>
          <table:table-cell table:formula="of:=[.D253]/([.E253]-[.E252])" office:value-type="float" office:value="261469.170249774" calcext:value-type="float">
            <text:p>261469.17024977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890783.02387" calcext:value-type="float">
            <text:p>1442890783.02387</text:p>
          </table:table-cell>
          <table:table-cell office:value-type="float" office:value="1442890783.02407" calcext:value-type="float">
            <text:p>1442890783.02407</text:p>
          </table:table-cell>
          <table:table-cell office:value-type="float" office:value="896" calcext:value-type="float">
            <text:p>896</text:p>
          </table:table-cell>
          <table:table-cell table:formula="of:=[.C254]-[.C$2]" office:value-type="float" office:value="13.6589953899384" calcext:value-type="float">
            <text:p>13.6589953899</text:p>
          </table:table-cell>
          <table:table-cell table:formula="of:=[.D254]/([.E254]-[.E253])" office:value-type="float" office:value="19762.0848201844" calcext:value-type="float">
            <text:p>19762.08482018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890783.02391" calcext:value-type="float">
            <text:p>1442890783.02391</text:p>
          </table:table-cell>
          <table:table-cell office:value-type="float" office:value="1442890783.0272" calcext:value-type="float">
            <text:p>1442890783.0272</text:p>
          </table:table-cell>
          <table:table-cell office:value-type="float" office:value="896" calcext:value-type="float">
            <text:p>896</text:p>
          </table:table-cell>
          <table:table-cell table:formula="of:=[.C255]-[.C$2]" office:value-type="float" office:value="13.6621260643005" calcext:value-type="float">
            <text:p>13.6621260643</text:p>
          </table:table-cell>
          <table:table-cell table:formula="of:=[.D255]/([.E255]-[.E254])" office:value-type="float" office:value="286200.318635291" calcext:value-type="float">
            <text:p>286200.3186352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890783.02393" calcext:value-type="float">
            <text:p>1442890783.02393</text:p>
          </table:table-cell>
          <table:table-cell office:value-type="float" office:value="1442890783.03033" calcext:value-type="float">
            <text:p>1442890783.03033</text:p>
          </table:table-cell>
          <table:table-cell office:value-type="float" office:value="896" calcext:value-type="float">
            <text:p>896</text:p>
          </table:table-cell>
          <table:table-cell table:formula="of:=[.C256]-[.C$2]" office:value-type="float" office:value="13.6652517318726" calcext:value-type="float">
            <text:p>13.6652517319</text:p>
          </table:table-cell>
          <table:table-cell table:formula="of:=[.D256]/([.E256]-[.E255])" office:value-type="float" office:value="286658.763081617" calcext:value-type="float">
            <text:p>286658.7630816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890783.02395" calcext:value-type="float">
            <text:p>1442890783.02395</text:p>
          </table:table-cell>
          <table:table-cell office:value-type="float" office:value="1442890783.03349" calcext:value-type="float">
            <text:p>1442890783.03349</text:p>
          </table:table-cell>
          <table:table-cell office:value-type="float" office:value="896" calcext:value-type="float">
            <text:p>896</text:p>
          </table:table-cell>
          <table:table-cell table:formula="of:=[.C257]-[.C$2]" office:value-type="float" office:value="13.6684160232544" calcext:value-type="float">
            <text:p>13.6684160233</text:p>
          </table:table-cell>
          <table:table-cell table:formula="of:=[.D257]/([.E257]-[.E256])" office:value-type="float" office:value="283159.76371308" calcext:value-type="float">
            <text:p>283159.763713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890783.02397" calcext:value-type="float">
            <text:p>1442890783.02397</text:p>
          </table:table-cell>
          <table:table-cell office:value-type="float" office:value="1442890783.03661" calcext:value-type="float">
            <text:p>1442890783.03661</text:p>
          </table:table-cell>
          <table:table-cell office:value-type="float" office:value="896" calcext:value-type="float">
            <text:p>896</text:p>
          </table:table-cell>
          <table:table-cell table:formula="of:=[.C258]-[.C$2]" office:value-type="float" office:value="13.6715321540833" calcext:value-type="float">
            <text:p>13.6715321541</text:p>
          </table:table-cell>
          <table:table-cell table:formula="of:=[.D258]/([.E258]-[.E257])" office:value-type="float" office:value="287536.066105585" calcext:value-type="float">
            <text:p>287536.0661055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890783.02399" calcext:value-type="float">
            <text:p>1442890783.02399</text:p>
          </table:table-cell>
          <table:table-cell office:value-type="float" office:value="1442890783.03972" calcext:value-type="float">
            <text:p>1442890783.03972</text:p>
          </table:table-cell>
          <table:table-cell office:value-type="float" office:value="896" calcext:value-type="float">
            <text:p>896</text:p>
          </table:table-cell>
          <table:table-cell table:formula="of:=[.C259]-[.C$2]" office:value-type="float" office:value="13.6746497154236" calcext:value-type="float">
            <text:p>13.6746497154</text:p>
          </table:table-cell>
          <table:table-cell table:formula="of:=[.D259]/([.E259]-[.E258])" office:value-type="float" office:value="287404.128479657" calcext:value-type="float">
            <text:p>287404.1284796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890783.024" calcext:value-type="float">
            <text:p>1442890783.024</text:p>
          </table:table-cell>
          <table:table-cell office:value-type="float" office:value="1442890783.04285" calcext:value-type="float">
            <text:p>1442890783.04285</text:p>
          </table:table-cell>
          <table:table-cell office:value-type="float" office:value="896" calcext:value-type="float">
            <text:p>896</text:p>
          </table:table-cell>
          <table:table-cell table:formula="of:=[.C260]-[.C$2]" office:value-type="float" office:value="13.6777756214142" calcext:value-type="float">
            <text:p>13.6777756214</text:p>
          </table:table-cell>
          <table:table-cell table:formula="of:=[.D260]/([.E260]-[.E259])" office:value-type="float" office:value="286636.899092365" calcext:value-type="float">
            <text:p>286636.8990923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890783.02402" calcext:value-type="float">
            <text:p>1442890783.02402</text:p>
          </table:table-cell>
          <table:table-cell office:value-type="float" office:value="1442890783.04597" calcext:value-type="float">
            <text:p>1442890783.04597</text:p>
          </table:table-cell>
          <table:table-cell office:value-type="float" office:value="896" calcext:value-type="float">
            <text:p>896</text:p>
          </table:table-cell>
          <table:table-cell table:formula="of:=[.C261]-[.C$2]" office:value-type="float" office:value="13.6808919906616" calcext:value-type="float">
            <text:p>13.6808919907</text:p>
          </table:table-cell>
          <table:table-cell table:formula="of:=[.D261]/([.E261]-[.E260])" office:value-type="float" office:value="287514.068089664" calcext:value-type="float">
            <text:p>287514.0680896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890783.02404" calcext:value-type="float">
            <text:p>1442890783.02404</text:p>
          </table:table-cell>
          <table:table-cell office:value-type="float" office:value="1442890783.04926" calcext:value-type="float">
            <text:p>1442890783.04926</text:p>
          </table:table-cell>
          <table:table-cell office:value-type="float" office:value="896" calcext:value-type="float">
            <text:p>896</text:p>
          </table:table-cell>
          <table:table-cell table:formula="of:=[.C262]-[.C$2]" office:value-type="float" office:value="13.6841905117035" calcext:value-type="float">
            <text:p>13.6841905117</text:p>
          </table:table-cell>
          <table:table-cell table:formula="of:=[.D262]/([.E262]-[.E261])" office:value-type="float" office:value="271636.890784243" calcext:value-type="float">
            <text:p>271636.8907842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890783.13913" calcext:value-type="float">
            <text:p>1442890783.13913</text:p>
          </table:table-cell>
          <table:table-cell office:value-type="float" office:value="1442890783.1395" calcext:value-type="float">
            <text:p>1442890783.1395</text:p>
          </table:table-cell>
          <table:table-cell office:value-type="float" office:value="896" calcext:value-type="float">
            <text:p>896</text:p>
          </table:table-cell>
          <table:table-cell table:formula="of:=[.C263]-[.C$2]" office:value-type="float" office:value="13.7744286060333" calcext:value-type="float">
            <text:p>13.774428606</text:p>
          </table:table-cell>
          <table:table-cell table:formula="of:=[.D263]/([.E263]-[.E262])" office:value-type="float" office:value="9929.2876988845" calcext:value-type="float">
            <text:p>9929.28769888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890783.13921" calcext:value-type="float">
            <text:p>1442890783.13921</text:p>
          </table:table-cell>
          <table:table-cell office:value-type="float" office:value="1442890783.14263" calcext:value-type="float">
            <text:p>1442890783.14263</text:p>
          </table:table-cell>
          <table:table-cell office:value-type="float" office:value="896" calcext:value-type="float">
            <text:p>896</text:p>
          </table:table-cell>
          <table:table-cell table:formula="of:=[.C264]-[.C$2]" office:value-type="float" office:value="13.7775514125824" calcext:value-type="float">
            <text:p>13.7775514126</text:p>
          </table:table-cell>
          <table:table-cell table:formula="of:=[.D264]/([.E264]-[.E263])" office:value-type="float" office:value="286921.391357459" calcext:value-type="float">
            <text:p>286921.3913574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890783.13926" calcext:value-type="float">
            <text:p>1442890783.13926</text:p>
          </table:table-cell>
          <table:table-cell office:value-type="float" office:value="1442890783.14574" calcext:value-type="float">
            <text:p>1442890783.14574</text:p>
          </table:table-cell>
          <table:table-cell office:value-type="float" office:value="896" calcext:value-type="float">
            <text:p>896</text:p>
          </table:table-cell>
          <table:table-cell table:formula="of:=[.C265]-[.C$2]" office:value-type="float" office:value="13.7806613445282" calcext:value-type="float">
            <text:p>13.7806613445</text:p>
          </table:table-cell>
          <table:table-cell table:formula="of:=[.D265]/([.E265]-[.E264])" office:value-type="float" office:value="288109.198405397" calcext:value-type="float">
            <text:p>288109.1984053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890783.1393" calcext:value-type="float">
            <text:p>1442890783.1393</text:p>
          </table:table-cell>
          <table:table-cell office:value-type="float" office:value="1442890783.14885" calcext:value-type="float">
            <text:p>1442890783.14885</text:p>
          </table:table-cell>
          <table:table-cell office:value-type="float" office:value="896" calcext:value-type="float">
            <text:p>896</text:p>
          </table:table-cell>
          <table:table-cell table:formula="of:=[.C266]-[.C$2]" office:value-type="float" office:value="13.7837767601013" calcext:value-type="float">
            <text:p>13.7837767601</text:p>
          </table:table-cell>
          <table:table-cell table:formula="of:=[.D266]/([.E266]-[.E265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890783.13932" calcext:value-type="float">
            <text:p>1442890783.13932</text:p>
          </table:table-cell>
          <table:table-cell office:value-type="float" office:value="1442890783.15197" calcext:value-type="float">
            <text:p>1442890783.15197</text:p>
          </table:table-cell>
          <table:table-cell office:value-type="float" office:value="896" calcext:value-type="float">
            <text:p>896</text:p>
          </table:table-cell>
          <table:table-cell table:formula="of:=[.C267]-[.C$2]" office:value-type="float" office:value="13.7868938446045" calcext:value-type="float">
            <text:p>13.7868938446</text:p>
          </table:table-cell>
          <table:table-cell table:formula="of:=[.D267]/([.E267]-[.E266])" office:value-type="float" office:value="287448.094232829" calcext:value-type="float">
            <text:p>287448.09423282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890783.13934" calcext:value-type="float">
            <text:p>1442890783.13934</text:p>
          </table:table-cell>
          <table:table-cell office:value-type="float" office:value="1442890783.1551" calcext:value-type="float">
            <text:p>1442890783.1551</text:p>
          </table:table-cell>
          <table:table-cell office:value-type="float" office:value="896" calcext:value-type="float">
            <text:p>896</text:p>
          </table:table-cell>
          <table:table-cell table:formula="of:=[.C268]-[.C$2]" office:value-type="float" office:value="13.7900223731995" calcext:value-type="float">
            <text:p>13.7900223732</text:p>
          </table:table-cell>
          <table:table-cell table:formula="of:=[.D268]/([.E268]-[.E267])" office:value-type="float" office:value="286396.61515013" calcext:value-type="float">
            <text:p>286396.615150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890783.13936" calcext:value-type="float">
            <text:p>1442890783.13936</text:p>
          </table:table-cell>
          <table:table-cell office:value-type="float" office:value="1442890783.15824" calcext:value-type="float">
            <text:p>1442890783.15824</text:p>
          </table:table-cell>
          <table:table-cell office:value-type="float" office:value="896" calcext:value-type="float">
            <text:p>896</text:p>
          </table:table-cell>
          <table:table-cell table:formula="of:=[.C269]-[.C$2]" office:value-type="float" office:value="13.7931659221649" calcext:value-type="float">
            <text:p>13.7931659222</text:p>
          </table:table-cell>
          <table:table-cell table:formula="of:=[.D269]/([.E269]-[.E268])" office:value-type="float" office:value="285028.167159651" calcext:value-type="float">
            <text:p>285028.1671596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890783.13938" calcext:value-type="float">
            <text:p>1442890783.13938</text:p>
          </table:table-cell>
          <table:table-cell office:value-type="float" office:value="1442890783.16136" calcext:value-type="float">
            <text:p>1442890783.16136</text:p>
          </table:table-cell>
          <table:table-cell office:value-type="float" office:value="896" calcext:value-type="float">
            <text:p>896</text:p>
          </table:table-cell>
          <table:table-cell table:formula="of:=[.C270]-[.C$2]" office:value-type="float" office:value="13.7962844371796" calcext:value-type="float">
            <text:p>13.7962844372</text:p>
          </table:table-cell>
          <table:table-cell table:formula="of:=[.D270]/([.E270]-[.E269])" office:value-type="float" office:value="287316.237308868" calcext:value-type="float">
            <text:p>287316.2373088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890783.13941" calcext:value-type="float">
            <text:p>1442890783.13941</text:p>
          </table:table-cell>
          <table:table-cell office:value-type="float" office:value="1442890783.16451" calcext:value-type="float">
            <text:p>1442890783.16451</text:p>
          </table:table-cell>
          <table:table-cell office:value-type="float" office:value="896" calcext:value-type="float">
            <text:p>896</text:p>
          </table:table-cell>
          <table:table-cell table:formula="of:=[.C271]-[.C$2]" office:value-type="float" office:value="13.7994401454926" calcext:value-type="float">
            <text:p>13.7994401455</text:p>
          </table:table-cell>
          <table:table-cell table:formula="of:=[.D271]/([.E271]-[.E270])" office:value-type="float" office:value="283929.917195527" calcext:value-type="float">
            <text:p>283929.9171955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890783.13943" calcext:value-type="float">
            <text:p>1442890783.13943</text:p>
          </table:table-cell>
          <table:table-cell office:value-type="float" office:value="1442890783.16763" calcext:value-type="float">
            <text:p>1442890783.16763</text:p>
          </table:table-cell>
          <table:table-cell office:value-type="float" office:value="896" calcext:value-type="float">
            <text:p>896</text:p>
          </table:table-cell>
          <table:table-cell table:formula="of:=[.C272]-[.C$2]" office:value-type="float" office:value="13.8025579452515" calcext:value-type="float">
            <text:p>13.8025579453</text:p>
          </table:table-cell>
          <table:table-cell table:formula="of:=[.D272]/([.E272]-[.E271])" office:value-type="float" office:value="287382.150646173" calcext:value-type="float">
            <text:p>287382.1506461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890783.13945" calcext:value-type="float">
            <text:p>1442890783.13945</text:p>
          </table:table-cell>
          <table:table-cell office:value-type="float" office:value="1442890783.17078" calcext:value-type="float">
            <text:p>1442890783.17078</text:p>
          </table:table-cell>
          <table:table-cell office:value-type="float" office:value="896" calcext:value-type="float">
            <text:p>896</text:p>
          </table:table-cell>
          <table:table-cell table:formula="of:=[.C273]-[.C$2]" office:value-type="float" office:value="13.8057060241699" calcext:value-type="float">
            <text:p>13.8057060242</text:p>
          </table:table-cell>
          <table:table-cell table:formula="of:=[.D273]/([.E273]-[.E272])" office:value-type="float" office:value="284618.023629203" calcext:value-type="float">
            <text:p>284618.0236292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890783.13947" calcext:value-type="float">
            <text:p>1442890783.13947</text:p>
          </table:table-cell>
          <table:table-cell office:value-type="float" office:value="1442890783.17391" calcext:value-type="float">
            <text:p>1442890783.17391</text:p>
          </table:table-cell>
          <table:table-cell office:value-type="float" office:value="896" calcext:value-type="float">
            <text:p>896</text:p>
          </table:table-cell>
          <table:table-cell table:formula="of:=[.C274]-[.C$2]" office:value-type="float" office:value="13.8088352680206" calcext:value-type="float">
            <text:p>13.808835268</text:p>
          </table:table-cell>
          <table:table-cell table:formula="of:=[.D274]/([.E274]-[.E273])" office:value-type="float" office:value="286331.153066667" calcext:value-type="float">
            <text:p>286331.1530666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890783.22487" calcext:value-type="float">
            <text:p>1442890783.22487</text:p>
          </table:table-cell>
          <table:table-cell office:value-type="float" office:value="1442890783.22514" calcext:value-type="float">
            <text:p>1442890783.22514</text:p>
          </table:table-cell>
          <table:table-cell office:value-type="float" office:value="896" calcext:value-type="float">
            <text:p>896</text:p>
          </table:table-cell>
          <table:table-cell table:formula="of:=[.C275]-[.C$2]" office:value-type="float" office:value="13.8600671291351" calcext:value-type="float">
            <text:p>13.8600671291</text:p>
          </table:table-cell>
          <table:table-cell table:formula="of:=[.D275]/([.E275]-[.E274])" office:value-type="float" office:value="17489.1167431428" calcext:value-type="float">
            <text:p>17489.116743142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890783.22492" calcext:value-type="float">
            <text:p>1442890783.22492</text:p>
          </table:table-cell>
          <table:table-cell office:value-type="float" office:value="1442890783.22827" calcext:value-type="float">
            <text:p>1442890783.22827</text:p>
          </table:table-cell>
          <table:table-cell office:value-type="float" office:value="896" calcext:value-type="float">
            <text:p>896</text:p>
          </table:table-cell>
          <table:table-cell table:formula="of:=[.C276]-[.C$2]" office:value-type="float" office:value="13.8631939888" calcext:value-type="float">
            <text:p>13.8631939888</text:p>
          </table:table-cell>
          <table:table-cell table:formula="of:=[.D276]/([.E276]-[.E275])" office:value-type="float" office:value="286549.476477316" calcext:value-type="float">
            <text:p>286549.4764773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890783.22496" calcext:value-type="float">
            <text:p>1442890783.22496</text:p>
          </table:table-cell>
          <table:table-cell office:value-type="float" office:value="1442890783.2314" calcext:value-type="float">
            <text:p>1442890783.2314</text:p>
          </table:table-cell>
          <table:table-cell office:value-type="float" office:value="896" calcext:value-type="float">
            <text:p>896</text:p>
          </table:table-cell>
          <table:table-cell table:formula="of:=[.C277]-[.C$2]" office:value-type="float" office:value="13.8663246631622" calcext:value-type="float">
            <text:p>13.8663246632</text:p>
          </table:table-cell>
          <table:table-cell table:formula="of:=[.D277]/([.E277]-[.E276])" office:value-type="float" office:value="286200.318635291" calcext:value-type="float">
            <text:p>286200.3186352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890783.225" calcext:value-type="float">
            <text:p>1442890783.225</text:p>
          </table:table-cell>
          <table:table-cell office:value-type="float" office:value="1442890783.23478" calcext:value-type="float">
            <text:p>1442890783.23478</text:p>
          </table:table-cell>
          <table:table-cell office:value-type="float" office:value="896" calcext:value-type="float">
            <text:p>896</text:p>
          </table:table-cell>
          <table:table-cell table:formula="of:=[.C278]-[.C$2]" office:value-type="float" office:value="13.8697047233582" calcext:value-type="float">
            <text:p>13.8697047234</text:p>
          </table:table-cell>
          <table:table-cell table:formula="of:=[.D278]/([.E278]-[.E277])" office:value-type="float" office:value="265084.036396981" calcext:value-type="float">
            <text:p>265084.03639698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890783.22502" calcext:value-type="float">
            <text:p>1442890783.22502</text:p>
          </table:table-cell>
          <table:table-cell office:value-type="float" office:value="1442890783.23789" calcext:value-type="float">
            <text:p>1442890783.23789</text:p>
          </table:table-cell>
          <table:table-cell office:value-type="float" office:value="896" calcext:value-type="float">
            <text:p>896</text:p>
          </table:table-cell>
          <table:table-cell table:formula="of:=[.C279]-[.C$2]" office:value-type="float" office:value="13.8728182315826" calcext:value-type="float">
            <text:p>13.8728182316</text:p>
          </table:table-cell>
          <table:table-cell table:formula="of:=[.D279]/([.E279]-[.E278])" office:value-type="float" office:value="287778.266636036" calcext:value-type="float">
            <text:p>287778.2666360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890783.22504" calcext:value-type="float">
            <text:p>1442890783.22504</text:p>
          </table:table-cell>
          <table:table-cell office:value-type="float" office:value="1442890783.24103" calcext:value-type="float">
            <text:p>1442890783.24103</text:p>
          </table:table-cell>
          <table:table-cell office:value-type="float" office:value="896" calcext:value-type="float">
            <text:p>896</text:p>
          </table:table-cell>
          <table:table-cell table:formula="of:=[.C280]-[.C$2]" office:value-type="float" office:value="13.8759508132935" calcext:value-type="float">
            <text:p>13.8759508133</text:p>
          </table:table-cell>
          <table:table-cell table:formula="of:=[.D280]/([.E280]-[.E279])" office:value-type="float" office:value="286026.058604156" calcext:value-type="float">
            <text:p>286026.0586041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890783.22506" calcext:value-type="float">
            <text:p>1442890783.22506</text:p>
          </table:table-cell>
          <table:table-cell office:value-type="float" office:value="1442890783.24415" calcext:value-type="float">
            <text:p>1442890783.24415</text:p>
          </table:table-cell>
          <table:table-cell office:value-type="float" office:value="896" calcext:value-type="float">
            <text:p>896</text:p>
          </table:table-cell>
          <table:table-cell table:formula="of:=[.C281]-[.C$2]" office:value-type="float" office:value="13.8790791034699" calcext:value-type="float">
            <text:p>13.8790791035</text:p>
          </table:table-cell>
          <table:table-cell table:formula="of:=[.D281]/([.E281]-[.E280])" office:value-type="float" office:value="286418.442496761" calcext:value-type="float">
            <text:p>286418.44249676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890783.22508" calcext:value-type="float">
            <text:p>1442890783.22508</text:p>
          </table:table-cell>
          <table:table-cell office:value-type="float" office:value="1442890783.2473" calcext:value-type="float">
            <text:p>1442890783.2473</text:p>
          </table:table-cell>
          <table:table-cell office:value-type="float" office:value="896" calcext:value-type="float">
            <text:p>896</text:p>
          </table:table-cell>
          <table:table-cell table:formula="of:=[.C282]-[.C$2]" office:value-type="float" office:value="13.8822271823883" calcext:value-type="float">
            <text:p>13.8822271824</text:p>
          </table:table-cell>
          <table:table-cell table:formula="of:=[.D282]/([.E282]-[.E281])" office:value-type="float" office:value="284618.023629203" calcext:value-type="float">
            <text:p>284618.0236292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890783.2251" calcext:value-type="float">
            <text:p>1442890783.2251</text:p>
          </table:table-cell>
          <table:table-cell office:value-type="float" office:value="1442890783.25044" calcext:value-type="float">
            <text:p>1442890783.25044</text:p>
          </table:table-cell>
          <table:table-cell office:value-type="float" office:value="896" calcext:value-type="float">
            <text:p>896</text:p>
          </table:table-cell>
          <table:table-cell table:formula="of:=[.C283]-[.C$2]" office:value-type="float" office:value="13.8853650093079" calcext:value-type="float">
            <text:p>13.8853650093</text:p>
          </table:table-cell>
          <table:table-cell table:formula="of:=[.D283]/([.E283]-[.E282])" office:value-type="float" office:value="285547.935871134" calcext:value-type="float">
            <text:p>285547.9358711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890783.22511" calcext:value-type="float">
            <text:p>1442890783.22511</text:p>
          </table:table-cell>
          <table:table-cell office:value-type="float" office:value="1442890783.25355" calcext:value-type="float">
            <text:p>1442890783.25355</text:p>
          </table:table-cell>
          <table:table-cell office:value-type="float" office:value="896" calcext:value-type="float">
            <text:p>896</text:p>
          </table:table-cell>
          <table:table-cell table:formula="of:=[.C284]-[.C$2]" office:value-type="float" office:value="13.8884785175323" calcext:value-type="float">
            <text:p>13.8884785175</text:p>
          </table:table-cell>
          <table:table-cell table:formula="of:=[.D284]/([.E284]-[.E283])" office:value-type="float" office:value="287778.266636036" calcext:value-type="float">
            <text:p>287778.26663603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890783.34612" calcext:value-type="float">
            <text:p>1442890783.34612</text:p>
          </table:table-cell>
          <table:table-cell office:value-type="float" office:value="1442890783.34656" calcext:value-type="float">
            <text:p>1442890783.34656</text:p>
          </table:table-cell>
          <table:table-cell office:value-type="float" office:value="896" calcext:value-type="float">
            <text:p>896</text:p>
          </table:table-cell>
          <table:table-cell table:formula="of:=[.C285]-[.C$2]" office:value-type="float" office:value="13.9814872741699" calcext:value-type="float">
            <text:p>13.9814872742</text:p>
          </table:table-cell>
          <table:table-cell table:formula="of:=[.D285]/([.E285]-[.E284])" office:value-type="float" office:value="9633.50153675786" calcext:value-type="float">
            <text:p>9633.50153675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890783.34619" calcext:value-type="float">
            <text:p>1442890783.34619</text:p>
          </table:table-cell>
          <table:table-cell office:value-type="float" office:value="1442890783.34968" calcext:value-type="float">
            <text:p>1442890783.34968</text:p>
          </table:table-cell>
          <table:table-cell office:value-type="float" office:value="896" calcext:value-type="float">
            <text:p>896</text:p>
          </table:table-cell>
          <table:table-cell table:formula="of:=[.C286]-[.C$2]" office:value-type="float" office:value="13.9846067428589" calcext:value-type="float">
            <text:p>13.9846067429</text:p>
          </table:table-cell>
          <table:table-cell table:formula="of:=[.D286]/([.E286]-[.E285])" office:value-type="float" office:value="287228.399877713" calcext:value-type="float">
            <text:p>287228.3998777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890783.34629" calcext:value-type="float">
            <text:p>1442890783.34629</text:p>
          </table:table-cell>
          <table:table-cell office:value-type="float" office:value="1442890783.35278" calcext:value-type="float">
            <text:p>1442890783.35278</text:p>
          </table:table-cell>
          <table:table-cell office:value-type="float" office:value="896" calcext:value-type="float">
            <text:p>896</text:p>
          </table:table-cell>
          <table:table-cell table:formula="of:=[.C287]-[.C$2]" office:value-type="float" office:value="13.9877080917358" calcext:value-type="float">
            <text:p>13.9877080917</text:p>
          </table:table-cell>
          <table:table-cell table:formula="of:=[.D287]/([.E287]-[.E286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890783.34633" calcext:value-type="float">
            <text:p>1442890783.34633</text:p>
          </table:table-cell>
          <table:table-cell office:value-type="float" office:value="1442890783.35591" calcext:value-type="float">
            <text:p>1442890783.35591</text:p>
          </table:table-cell>
          <table:table-cell office:value-type="float" office:value="896" calcext:value-type="float">
            <text:p>896</text:p>
          </table:table-cell>
          <table:table-cell table:formula="of:=[.C288]-[.C$2]" office:value-type="float" office:value="13.9908347129822" calcext:value-type="float">
            <text:p>13.990834713</text:p>
          </table:table-cell>
          <table:table-cell table:formula="of:=[.D288]/([.E288]-[.E287])" office:value-type="float" office:value="286571.32713131" calcext:value-type="float">
            <text:p>286571.3271313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890783.34635" calcext:value-type="float">
            <text:p>1442890783.34635</text:p>
          </table:table-cell>
          <table:table-cell office:value-type="float" office:value="1442890783.35903" calcext:value-type="float">
            <text:p>1442890783.35903</text:p>
          </table:table-cell>
          <table:table-cell office:value-type="float" office:value="896" calcext:value-type="float">
            <text:p>896</text:p>
          </table:table-cell>
          <table:table-cell table:formula="of:=[.C289]-[.C$2]" office:value-type="float" office:value="13.9939594268799" calcext:value-type="float">
            <text:p>13.9939594269</text:p>
          </table:table-cell>
          <table:table-cell table:formula="of:=[.D289]/([.E289]-[.E288])" office:value-type="float" office:value="286746.252403479" calcext:value-type="float">
            <text:p>286746.2524034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890783.34638" calcext:value-type="float">
            <text:p>1442890783.34638</text:p>
          </table:table-cell>
          <table:table-cell office:value-type="float" office:value="1442890783.36215" calcext:value-type="float">
            <text:p>1442890783.36215</text:p>
          </table:table-cell>
          <table:table-cell office:value-type="float" office:value="896" calcext:value-type="float">
            <text:p>896</text:p>
          </table:table-cell>
          <table:table-cell table:formula="of:=[.C290]-[.C$2]" office:value-type="float" office:value="13.9970710277557" calcext:value-type="float">
            <text:p>13.9970710278</text:p>
          </table:table-cell>
          <table:table-cell table:formula="of:=[.D290]/([.E290]-[.E289])" office:value-type="float" office:value="287954.668914259" calcext:value-type="float">
            <text:p>287954.6689142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890783.34641" calcext:value-type="float">
            <text:p>1442890783.34641</text:p>
          </table:table-cell>
          <table:table-cell office:value-type="float" office:value="1442890783.3653" calcext:value-type="float">
            <text:p>1442890783.3653</text:p>
          </table:table-cell>
          <table:table-cell office:value-type="float" office:value="896" calcext:value-type="float">
            <text:p>896</text:p>
          </table:table-cell>
          <table:table-cell table:formula="of:=[.C291]-[.C$2]" office:value-type="float" office:value="14.000230550766" calcext:value-type="float">
            <text:p>14.0002305508</text:p>
          </table:table-cell>
          <table:table-cell table:formula="of:=[.D291]/([.E291]-[.E290])" office:value-type="float" office:value="283587.110172049" calcext:value-type="float">
            <text:p>283587.11017204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890783.34643" calcext:value-type="float">
            <text:p>1442890783.34643</text:p>
          </table:table-cell>
          <table:table-cell office:value-type="float" office:value="1442890783.36842" calcext:value-type="float">
            <text:p>1442890783.36842</text:p>
          </table:table-cell>
          <table:table-cell office:value-type="float" office:value="896" calcext:value-type="float">
            <text:p>896</text:p>
          </table:table-cell>
          <table:table-cell table:formula="of:=[.C292]-[.C$2]" office:value-type="float" office:value="14.0033478736877" calcext:value-type="float">
            <text:p>14.0033478737</text:p>
          </table:table-cell>
          <table:table-cell table:formula="of:=[.D292]/([.E292]-[.E291])" office:value-type="float" office:value="287426.109674952" calcext:value-type="float">
            <text:p>287426.10967495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890783.34646" calcext:value-type="float">
            <text:p>1442890783.34646</text:p>
          </table:table-cell>
          <table:table-cell office:value-type="float" office:value="1442890783.37153" calcext:value-type="float">
            <text:p>1442890783.37153</text:p>
          </table:table-cell>
          <table:table-cell office:value-type="float" office:value="896" calcext:value-type="float">
            <text:p>896</text:p>
          </table:table-cell>
          <table:table-cell table:formula="of:=[.C293]-[.C$2]" office:value-type="float" office:value="14.0064516067505" calcext:value-type="float">
            <text:p>14.0064516068</text:p>
          </table:table-cell>
          <table:table-cell table:formula="of:=[.D293]/([.E293]-[.E292])" office:value-type="float" office:value="288684.620064526" calcext:value-type="float">
            <text:p>288684.6200645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890783.34649" calcext:value-type="float">
            <text:p>1442890783.34649</text:p>
          </table:table-cell>
          <table:table-cell office:value-type="float" office:value="1442890783.37463" calcext:value-type="float">
            <text:p>1442890783.37463</text:p>
          </table:table-cell>
          <table:table-cell office:value-type="float" office:value="896" calcext:value-type="float">
            <text:p>896</text:p>
          </table:table-cell>
          <table:table-cell table:formula="of:=[.C294]-[.C$2]" office:value-type="float" office:value="14.0095524787903" calcext:value-type="float">
            <text:p>14.0095524788</text:p>
          </table:table-cell>
          <table:table-cell table:formula="of:=[.D294]/([.E294]-[.E293])" office:value-type="float" office:value="288950.975242196" calcext:value-type="float">
            <text:p>288950.97524219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890783.34651" calcext:value-type="float">
            <text:p>1442890783.34651</text:p>
          </table:table-cell>
          <table:table-cell office:value-type="float" office:value="1442890783.37775" calcext:value-type="float">
            <text:p>1442890783.37775</text:p>
          </table:table-cell>
          <table:table-cell office:value-type="float" office:value="896" calcext:value-type="float">
            <text:p>896</text:p>
          </table:table-cell>
          <table:table-cell table:formula="of:=[.C295]-[.C$2]" office:value-type="float" office:value="14.0126740932465" calcext:value-type="float">
            <text:p>14.0126740932</text:p>
          </table:table-cell>
          <table:table-cell table:formula="of:=[.D295]/([.E295]-[.E294])" office:value-type="float" office:value="287030.961888032" calcext:value-type="float">
            <text:p>287030.96188803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890783.34653" calcext:value-type="float">
            <text:p>1442890783.34653</text:p>
          </table:table-cell>
          <table:table-cell office:value-type="float" office:value="1442890783.38092" calcext:value-type="float">
            <text:p>1442890783.38092</text:p>
          </table:table-cell>
          <table:table-cell office:value-type="float" office:value="896" calcext:value-type="float">
            <text:p>896</text:p>
          </table:table-cell>
          <table:table-cell table:formula="of:=[.C296]-[.C$2]" office:value-type="float" office:value="14.0158483982086" calcext:value-type="float">
            <text:p>14.0158483982</text:p>
          </table:table-cell>
          <table:table-cell table:formula="of:=[.D296]/([.E296]-[.E295])" office:value-type="float" office:value="282266.515247108" calcext:value-type="float">
            <text:p>282266.5152471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890783.42579" calcext:value-type="float">
            <text:p>1442890783.42579</text:p>
          </table:table-cell>
          <table:table-cell office:value-type="float" office:value="1442890783.42602" calcext:value-type="float">
            <text:p>1442890783.42602</text:p>
          </table:table-cell>
          <table:table-cell office:value-type="float" office:value="896" calcext:value-type="float">
            <text:p>896</text:p>
          </table:table-cell>
          <table:table-cell table:formula="of:=[.C297]-[.C$2]" office:value-type="float" office:value="14.0609457492828" calcext:value-type="float">
            <text:p>14.0609457493</text:p>
          </table:table-cell>
          <table:table-cell table:formula="of:=[.D297]/([.E297]-[.E296])" office:value-type="float" office:value="19868.1292505498" calcext:value-type="float">
            <text:p>19868.12925054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890783.42585" calcext:value-type="float">
            <text:p>1442890783.42585</text:p>
          </table:table-cell>
          <table:table-cell office:value-type="float" office:value="1442890783.42915" calcext:value-type="float">
            <text:p>1442890783.42915</text:p>
          </table:table-cell>
          <table:table-cell office:value-type="float" office:value="896" calcext:value-type="float">
            <text:p>896</text:p>
          </table:table-cell>
          <table:table-cell table:formula="of:=[.C298]-[.C$2]" office:value-type="float" office:value="14.0640742778778" calcext:value-type="float">
            <text:p>14.0640742779</text:p>
          </table:table-cell>
          <table:table-cell table:formula="of:=[.D298]/([.E298]-[.E297])" office:value-type="float" office:value="286396.61515013" calcext:value-type="float">
            <text:p>286396.615150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890783.42587" calcext:value-type="float">
            <text:p>1442890783.42587</text:p>
          </table:table-cell>
          <table:table-cell office:value-type="float" office:value="1442890783.43229" calcext:value-type="float">
            <text:p>1442890783.43229</text:p>
          </table:table-cell>
          <table:table-cell office:value-type="float" office:value="896" calcext:value-type="float">
            <text:p>896</text:p>
          </table:table-cell>
          <table:table-cell table:formula="of:=[.C299]-[.C$2]" office:value-type="float" office:value="14.067211151123" calcext:value-type="float">
            <text:p>14.0672111511</text:p>
          </table:table-cell>
          <table:table-cell table:formula="of:=[.D299]/([.E299]-[.E298])" office:value-type="float" office:value="285634.748346888" calcext:value-type="float">
            <text:p>285634.7483468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890783.42589" calcext:value-type="float">
            <text:p>1442890783.42589</text:p>
          </table:table-cell>
          <table:table-cell office:value-type="float" office:value="1442890783.43541" calcext:value-type="float">
            <text:p>1442890783.43541</text:p>
          </table:table-cell>
          <table:table-cell office:value-type="float" office:value="896" calcext:value-type="float">
            <text:p>896</text:p>
          </table:table-cell>
          <table:table-cell table:formula="of:=[.C300]-[.C$2]" office:value-type="float" office:value="14.0703399181366" calcext:value-type="float">
            <text:p>14.0703399181</text:p>
          </table:table-cell>
          <table:table-cell table:formula="of:=[.D300]/([.E300]-[.E299])" office:value-type="float" office:value="286374.791130077" calcext:value-type="float">
            <text:p>286374.7911300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890783.42591" calcext:value-type="float">
            <text:p>1442890783.42591</text:p>
          </table:table-cell>
          <table:table-cell office:value-type="float" office:value="1442890783.43854" calcext:value-type="float">
            <text:p>1442890783.43854</text:p>
          </table:table-cell>
          <table:table-cell office:value-type="float" office:value="896" calcext:value-type="float">
            <text:p>896</text:p>
          </table:table-cell>
          <table:table-cell table:formula="of:=[.C301]-[.C$2]" office:value-type="float" office:value="14.0734708309174" calcext:value-type="float">
            <text:p>14.0734708309</text:p>
          </table:table-cell>
          <table:table-cell table:formula="of:=[.D301]/([.E301]-[.E300])" office:value-type="float" office:value="286178.524520256" calcext:value-type="float">
            <text:p>286178.52452025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890783.42593" calcext:value-type="float">
            <text:p>1442890783.42593</text:p>
          </table:table-cell>
          <table:table-cell office:value-type="float" office:value="1442890783.44166" calcext:value-type="float">
            <text:p>1442890783.44166</text:p>
          </table:table-cell>
          <table:table-cell office:value-type="float" office:value="896" calcext:value-type="float">
            <text:p>896</text:p>
          </table:table-cell>
          <table:table-cell table:formula="of:=[.C302]-[.C$2]" office:value-type="float" office:value="14.0765888690948" calcext:value-type="float">
            <text:p>14.0765888691</text:p>
          </table:table-cell>
          <table:table-cell table:formula="of:=[.D302]/([.E302]-[.E301])" office:value-type="float" office:value="287360.176173727" calcext:value-type="float">
            <text:p>287360.1761737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890783.42595" calcext:value-type="float">
            <text:p>1442890783.42595</text:p>
          </table:table-cell>
          <table:table-cell office:value-type="float" office:value="1442890783.44478" calcext:value-type="float">
            <text:p>1442890783.44478</text:p>
          </table:table-cell>
          <table:table-cell office:value-type="float" office:value="896" calcext:value-type="float">
            <text:p>896</text:p>
          </table:table-cell>
          <table:table-cell table:formula="of:=[.C303]-[.C$2]" office:value-type="float" office:value="14.0797028541565" calcext:value-type="float">
            <text:p>14.0797028542</text:p>
          </table:table-cell>
          <table:table-cell table:formula="of:=[.D303]/([.E303]-[.E302])" office:value-type="float" office:value="287734.19983156" calcext:value-type="float">
            <text:p>287734.199831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890783.42597" calcext:value-type="float">
            <text:p>1442890783.42597</text:p>
          </table:table-cell>
          <table:table-cell office:value-type="float" office:value="1442890783.44789" calcext:value-type="float">
            <text:p>1442890783.44789</text:p>
          </table:table-cell>
          <table:table-cell office:value-type="float" office:value="896" calcext:value-type="float">
            <text:p>896</text:p>
          </table:table-cell>
          <table:table-cell table:formula="of:=[.C304]-[.C$2]" office:value-type="float" office:value="14.0828182697296" calcext:value-type="float">
            <text:p>14.0828182697</text:p>
          </table:table-cell>
          <table:table-cell table:formula="of:=[.D304]/([.E304]-[.E303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890783.42599" calcext:value-type="float">
            <text:p>1442890783.42599</text:p>
          </table:table-cell>
          <table:table-cell office:value-type="float" office:value="1442890783.45102" calcext:value-type="float">
            <text:p>1442890783.45102</text:p>
          </table:table-cell>
          <table:table-cell office:value-type="float" office:value="896" calcext:value-type="float">
            <text:p>896</text:p>
          </table:table-cell>
          <table:table-cell table:formula="of:=[.C305]-[.C$2]" office:value-type="float" office:value="14.0859427452087" calcext:value-type="float">
            <text:p>14.0859427452</text:p>
          </table:table-cell>
          <table:table-cell table:formula="of:=[.D305]/([.E305]-[.E304])" office:value-type="float" office:value="286768.133078977" calcext:value-type="float">
            <text:p>286768.1330789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890783.54395" calcext:value-type="float">
            <text:p>1442890783.54395</text:p>
          </table:table-cell>
          <table:table-cell office:value-type="float" office:value="1442890783.5443" calcext:value-type="float">
            <text:p>1442890783.5443</text:p>
          </table:table-cell>
          <table:table-cell office:value-type="float" office:value="896" calcext:value-type="float">
            <text:p>896</text:p>
          </table:table-cell>
          <table:table-cell table:formula="of:=[.C306]-[.C$2]" office:value-type="float" office:value="14.1792261600494" calcext:value-type="float">
            <text:p>14.17922616</text:p>
          </table:table-cell>
          <table:table-cell table:formula="of:=[.D306]/([.E306]-[.E305])" office:value-type="float" office:value="9605.13722112463" calcext:value-type="float">
            <text:p>9605.137221124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890783.54402" calcext:value-type="float">
            <text:p>1442890783.54402</text:p>
          </table:table-cell>
          <table:table-cell office:value-type="float" office:value="1442890783.54742" calcext:value-type="float">
            <text:p>1442890783.54742</text:p>
          </table:table-cell>
          <table:table-cell office:value-type="float" office:value="896" calcext:value-type="float">
            <text:p>896</text:p>
          </table:table-cell>
          <table:table-cell table:formula="of:=[.C307]-[.C$2]" office:value-type="float" office:value="14.1823468208313" calcext:value-type="float">
            <text:p>14.1823468208</text:p>
          </table:table-cell>
          <table:table-cell table:formula="of:=[.D307]/([.E307]-[.E306])" office:value-type="float" office:value="287118.678585071" calcext:value-type="float">
            <text:p>287118.6785850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890783.54404" calcext:value-type="float">
            <text:p>1442890783.54404</text:p>
          </table:table-cell>
          <table:table-cell office:value-type="float" office:value="1442890783.55051" calcext:value-type="float">
            <text:p>1442890783.55051</text:p>
          </table:table-cell>
          <table:table-cell office:value-type="float" office:value="896" calcext:value-type="float">
            <text:p>896</text:p>
          </table:table-cell>
          <table:table-cell table:formula="of:=[.C308]-[.C$2]" office:value-type="float" office:value="14.1854341030121" calcext:value-type="float">
            <text:p>14.185434103</text:p>
          </table:table-cell>
          <table:table-cell table:formula="of:=[.D308]/([.E308]-[.E307])" office:value-type="float" office:value="290222.904008032" calcext:value-type="float">
            <text:p>290222.9040080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890783.54407" calcext:value-type="float">
            <text:p>1442890783.54407</text:p>
          </table:table-cell>
          <table:table-cell office:value-type="float" office:value="1442890783.55362" calcext:value-type="float">
            <text:p>1442890783.55362</text:p>
          </table:table-cell>
          <table:table-cell office:value-type="float" office:value="896" calcext:value-type="float">
            <text:p>896</text:p>
          </table:table-cell>
          <table:table-cell table:formula="of:=[.C309]-[.C$2]" office:value-type="float" office:value="14.188547372818" calcext:value-type="float">
            <text:p>14.1885473728</text:p>
          </table:table-cell>
          <table:table-cell table:formula="of:=[.D309]/([.E309]-[.E308])" office:value-type="float" office:value="287800.305100322" calcext:value-type="float">
            <text:p>287800.3051003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890783.54409" calcext:value-type="float">
            <text:p>1442890783.54409</text:p>
          </table:table-cell>
          <table:table-cell office:value-type="float" office:value="1442890783.55673" calcext:value-type="float">
            <text:p>1442890783.55673</text:p>
          </table:table-cell>
          <table:table-cell office:value-type="float" office:value="896" calcext:value-type="float">
            <text:p>896</text:p>
          </table:table-cell>
          <table:table-cell table:formula="of:=[.C310]-[.C$2]" office:value-type="float" office:value="14.1916551589966" calcext:value-type="float">
            <text:p>14.191655159</text:p>
          </table:table-cell>
          <table:table-cell table:formula="of:=[.D310]/([.E310]-[.E309])" office:value-type="float" office:value="288308.123053318" calcext:value-type="float">
            <text:p>288308.1230533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890783.54411" calcext:value-type="float">
            <text:p>1442890783.54411</text:p>
          </table:table-cell>
          <table:table-cell office:value-type="float" office:value="1442890783.55985" calcext:value-type="float">
            <text:p>1442890783.55985</text:p>
          </table:table-cell>
          <table:table-cell office:value-type="float" office:value="896" calcext:value-type="float">
            <text:p>896</text:p>
          </table:table-cell>
          <table:table-cell table:formula="of:=[.C311]-[.C$2]" office:value-type="float" office:value="14.1947710514069" calcext:value-type="float">
            <text:p>14.1947710514</text:p>
          </table:table-cell>
          <table:table-cell table:formula="of:=[.D311]/([.E311]-[.E310])" office:value-type="float" office:value="287558.067487949" calcext:value-type="float">
            <text:p>287558.0674879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890783.54413" calcext:value-type="float">
            <text:p>1442890783.54413</text:p>
          </table:table-cell>
          <table:table-cell office:value-type="float" office:value="1442890783.56296" calcext:value-type="float">
            <text:p>1442890783.56296</text:p>
          </table:table-cell>
          <table:table-cell office:value-type="float" office:value="896" calcext:value-type="float">
            <text:p>896</text:p>
          </table:table-cell>
          <table:table-cell table:formula="of:=[.C312]-[.C$2]" office:value-type="float" office:value="14.1978898048401" calcext:value-type="float">
            <text:p>14.1978898048</text:p>
          </table:table-cell>
          <table:table-cell table:formula="of:=[.D312]/([.E312]-[.E311])" office:value-type="float" office:value="287294.272914915" calcext:value-type="float">
            <text:p>287294.2729149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890783.54416" calcext:value-type="float">
            <text:p>1442890783.54416</text:p>
          </table:table-cell>
          <table:table-cell office:value-type="float" office:value="1442890783.56608" calcext:value-type="float">
            <text:p>1442890783.56608</text:p>
          </table:table-cell>
          <table:table-cell office:value-type="float" office:value="896" calcext:value-type="float">
            <text:p>896</text:p>
          </table:table-cell>
          <table:table-cell table:formula="of:=[.C313]-[.C$2]" office:value-type="float" office:value="14.2010042667389" calcext:value-type="float">
            <text:p>14.2010042667</text:p>
          </table:table-cell>
          <table:table-cell table:formula="of:=[.D313]/([.E313]-[.E312])" office:value-type="float" office:value="287690.146520707" calcext:value-type="float">
            <text:p>287690.1465207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890783.54418" calcext:value-type="float">
            <text:p>1442890783.54418</text:p>
          </table:table-cell>
          <table:table-cell office:value-type="float" office:value="1442890783.56921" calcext:value-type="float">
            <text:p>1442890783.56921</text:p>
          </table:table-cell>
          <table:table-cell office:value-type="float" office:value="896" calcext:value-type="float">
            <text:p>896</text:p>
          </table:table-cell>
          <table:table-cell table:formula="of:=[.C314]-[.C$2]" office:value-type="float" office:value="14.2041335105896" calcext:value-type="float">
            <text:p>14.2041335106</text:p>
          </table:table-cell>
          <table:table-cell table:formula="of:=[.D314]/([.E314]-[.E313])" office:value-type="float" office:value="286331.153066667" calcext:value-type="float">
            <text:p>286331.15306666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890783.5442" calcext:value-type="float">
            <text:p>1442890783.5442</text:p>
          </table:table-cell>
          <table:table-cell office:value-type="float" office:value="1442890783.57232" calcext:value-type="float">
            <text:p>1442890783.57232</text:p>
          </table:table-cell>
          <table:table-cell office:value-type="float" office:value="896" calcext:value-type="float">
            <text:p>896</text:p>
          </table:table-cell>
          <table:table-cell table:formula="of:=[.C315]-[.C$2]" office:value-type="float" office:value="14.2072486877441" calcext:value-type="float">
            <text:p>14.2072486877</text:p>
          </table:table-cell>
          <table:table-cell table:formula="of:=[.D315]/([.E315]-[.E314])" office:value-type="float" office:value="287624.091841421" calcext:value-type="float">
            <text:p>287624.0918414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890783.54422" calcext:value-type="float">
            <text:p>1442890783.54422</text:p>
          </table:table-cell>
          <table:table-cell office:value-type="float" office:value="1442890783.57544" calcext:value-type="float">
            <text:p>1442890783.57544</text:p>
          </table:table-cell>
          <table:table-cell office:value-type="float" office:value="896" calcext:value-type="float">
            <text:p>896</text:p>
          </table:table-cell>
          <table:table-cell table:formula="of:=[.C316]-[.C$2]" office:value-type="float" office:value="14.2103652954102" calcext:value-type="float">
            <text:p>14.2103652954</text:p>
          </table:table-cell>
          <table:table-cell table:formula="of:=[.D316]/([.E316]-[.E315])" office:value-type="float" office:value="287492.073439412" calcext:value-type="float">
            <text:p>287492.0734394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890783.54427" calcext:value-type="float">
            <text:p>1442890783.54427</text:p>
          </table:table-cell>
          <table:table-cell office:value-type="float" office:value="1442890783.57856" calcext:value-type="float">
            <text:p>1442890783.57856</text:p>
          </table:table-cell>
          <table:table-cell office:value-type="float" office:value="896" calcext:value-type="float">
            <text:p>896</text:p>
          </table:table-cell>
          <table:table-cell table:formula="of:=[.C317]-[.C$2]" office:value-type="float" office:value="14.2134826183319" calcext:value-type="float">
            <text:p>14.2134826183</text:p>
          </table:table-cell>
          <table:table-cell table:formula="of:=[.D317]/([.E317]-[.E316])" office:value-type="float" office:value="287426.109674952" calcext:value-type="float">
            <text:p>287426.1096749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890783.62665" calcext:value-type="float">
            <text:p>1442890783.62665</text:p>
          </table:table-cell>
          <table:table-cell office:value-type="float" office:value="1442890783.62684" calcext:value-type="float">
            <text:p>1442890783.62684</text:p>
          </table:table-cell>
          <table:table-cell office:value-type="float" office:value="896" calcext:value-type="float">
            <text:p>896</text:p>
          </table:table-cell>
          <table:table-cell table:formula="of:=[.C318]-[.C$2]" office:value-type="float" office:value="14.2617619037628" calcext:value-type="float">
            <text:p>14.2617619038</text:p>
          </table:table-cell>
          <table:table-cell table:formula="of:=[.D318]/([.E318]-[.E317])" office:value-type="float" office:value="18558.6839573724" calcext:value-type="float">
            <text:p>18558.68395737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890783.62669" calcext:value-type="float">
            <text:p>1442890783.62669</text:p>
          </table:table-cell>
          <table:table-cell office:value-type="float" office:value="1442890783.62995" calcext:value-type="float">
            <text:p>1442890783.62995</text:p>
          </table:table-cell>
          <table:table-cell office:value-type="float" office:value="896" calcext:value-type="float">
            <text:p>896</text:p>
          </table:table-cell>
          <table:table-cell table:formula="of:=[.C319]-[.C$2]" office:value-type="float" office:value="14.2648713588715" calcext:value-type="float">
            <text:p>14.2648713589</text:p>
          </table:table-cell>
          <table:table-cell table:formula="of:=[.D319]/([.E319]-[.E318])" office:value-type="float" office:value="288153.380156418" calcext:value-type="float">
            <text:p>288153.3801564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890783.62671" calcext:value-type="float">
            <text:p>1442890783.62671</text:p>
          </table:table-cell>
          <table:table-cell office:value-type="float" office:value="1442890783.63307" calcext:value-type="float">
            <text:p>1442890783.63307</text:p>
          </table:table-cell>
          <table:table-cell office:value-type="float" office:value="896" calcext:value-type="float">
            <text:p>896</text:p>
          </table:table-cell>
          <table:table-cell table:formula="of:=[.C320]-[.C$2]" office:value-type="float" office:value="14.2679917812347" calcext:value-type="float">
            <text:p>14.2679917812</text:p>
          </table:table-cell>
          <table:table-cell table:formula="of:=[.D320]/([.E320]-[.E319])" office:value-type="float" office:value="287140.616136919" calcext:value-type="float">
            <text:p>287140.6161369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890783.62672" calcext:value-type="float">
            <text:p>1442890783.62672</text:p>
          </table:table-cell>
          <table:table-cell office:value-type="float" office:value="1442890783.63619" calcext:value-type="float">
            <text:p>1442890783.63619</text:p>
          </table:table-cell>
          <table:table-cell office:value-type="float" office:value="896" calcext:value-type="float">
            <text:p>896</text:p>
          </table:table-cell>
          <table:table-cell table:formula="of:=[.C321]-[.C$2]" office:value-type="float" office:value="14.2711160182953" calcext:value-type="float">
            <text:p>14.2711160183</text:p>
          </table:table-cell>
          <table:table-cell table:formula="of:=[.D321]/([.E321]-[.E320])" office:value-type="float" office:value="286790.017094017" calcext:value-type="float">
            <text:p>286790.0170940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890783.62674" calcext:value-type="float">
            <text:p>1442890783.62674</text:p>
          </table:table-cell>
          <table:table-cell office:value-type="float" office:value="1442890783.63934" calcext:value-type="float">
            <text:p>1442890783.63934</text:p>
          </table:table-cell>
          <table:table-cell office:value-type="float" office:value="896" calcext:value-type="float">
            <text:p>896</text:p>
          </table:table-cell>
          <table:table-cell table:formula="of:=[.C322]-[.C$2]" office:value-type="float" office:value="14.2742657661438" calcext:value-type="float">
            <text:p>14.2742657661</text:p>
          </table:table-cell>
          <table:table-cell table:formula="of:=[.D322]/([.E322]-[.E321])" office:value-type="float" office:value="284467.215502233" calcext:value-type="float">
            <text:p>284467.2155022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890783.62676" calcext:value-type="float">
            <text:p>1442890783.62676</text:p>
          </table:table-cell>
          <table:table-cell office:value-type="float" office:value="1442890783.64245" calcext:value-type="float">
            <text:p>1442890783.64245</text:p>
          </table:table-cell>
          <table:table-cell office:value-type="float" office:value="896" calcext:value-type="float">
            <text:p>896</text:p>
          </table:table-cell>
          <table:table-cell table:formula="of:=[.C323]-[.C$2]" office:value-type="float" office:value="14.277373790741" calcext:value-type="float">
            <text:p>14.2773737907</text:p>
          </table:table-cell>
          <table:table-cell table:formula="of:=[.D323]/([.E323]-[.E322])" office:value-type="float" office:value="288286.006750537" calcext:value-type="float">
            <text:p>288286.00675053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890783.62678" calcext:value-type="float">
            <text:p>1442890783.62678</text:p>
          </table:table-cell>
          <table:table-cell office:value-type="float" office:value="1442890783.64554" calcext:value-type="float">
            <text:p>1442890783.64554</text:p>
          </table:table-cell>
          <table:table-cell office:value-type="float" office:value="896" calcext:value-type="float">
            <text:p>896</text:p>
          </table:table-cell>
          <table:table-cell table:formula="of:=[.C324]-[.C$2]" office:value-type="float" office:value="14.2804691791534" calcext:value-type="float">
            <text:p>14.2804691792</text:p>
          </table:table-cell>
          <table:table-cell table:formula="of:=[.D324]/([.E324]-[.E323])" office:value-type="float" office:value="289462.865593468" calcext:value-type="float">
            <text:p>289462.86559346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890783.6268" calcext:value-type="float">
            <text:p>1442890783.6268</text:p>
          </table:table-cell>
          <table:table-cell office:value-type="float" office:value="1442890783.64866" calcext:value-type="float">
            <text:p>1442890783.64866</text:p>
          </table:table-cell>
          <table:table-cell office:value-type="float" office:value="896" calcext:value-type="float">
            <text:p>896</text:p>
          </table:table-cell>
          <table:table-cell table:formula="of:=[.C325]-[.C$2]" office:value-type="float" office:value="14.283590555191" calcext:value-type="float">
            <text:p>14.2835905552</text:p>
          </table:table-cell>
          <table:table-cell table:formula="of:=[.D325]/([.E325]-[.E324])" office:value-type="float" office:value="287052.886037275" calcext:value-type="float">
            <text:p>287052.88603727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890783.62681" calcext:value-type="float">
            <text:p>1442890783.62681</text:p>
          </table:table-cell>
          <table:table-cell office:value-type="float" office:value="1442890783.65177" calcext:value-type="float">
            <text:p>1442890783.65177</text:p>
          </table:table-cell>
          <table:table-cell office:value-type="float" office:value="896" calcext:value-type="float">
            <text:p>896</text:p>
          </table:table-cell>
          <table:table-cell table:formula="of:=[.C326]-[.C$2]" office:value-type="float" office:value="14.2866952419281" calcext:value-type="float">
            <text:p>14.2866952419</text:p>
          </table:table-cell>
          <table:table-cell table:formula="of:=[.D326]/([.E326]-[.E325])" office:value-type="float" office:value="288595.944094609" calcext:value-type="float">
            <text:p>288595.9440946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890783.74149" calcext:value-type="float">
            <text:p>1442890783.74149</text:p>
          </table:table-cell>
          <table:table-cell office:value-type="float" office:value="1442890783.74176" calcext:value-type="float">
            <text:p>1442890783.74176</text:p>
          </table:table-cell>
          <table:table-cell office:value-type="float" office:value="896" calcext:value-type="float">
            <text:p>896</text:p>
          </table:table-cell>
          <table:table-cell table:formula="of:=[.C327]-[.C$2]" office:value-type="float" office:value="14.3766894340515" calcext:value-type="float">
            <text:p>14.3766894341</text:p>
          </table:table-cell>
          <table:table-cell table:formula="of:=[.D327]/([.E327]-[.E326])" office:value-type="float" office:value="9956.19804855045" calcext:value-type="float">
            <text:p>9956.19804855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890783.74153" calcext:value-type="float">
            <text:p>1442890783.74153</text:p>
          </table:table-cell>
          <table:table-cell office:value-type="float" office:value="1442890783.74489" calcext:value-type="float">
            <text:p>1442890783.74489</text:p>
          </table:table-cell>
          <table:table-cell office:value-type="float" office:value="896" calcext:value-type="float">
            <text:p>896</text:p>
          </table:table-cell>
          <table:table-cell table:formula="of:=[.C328]-[.C$2]" office:value-type="float" office:value="14.3798129558563" calcext:value-type="float">
            <text:p>14.3798129559</text:p>
          </table:table-cell>
          <table:table-cell table:formula="of:=[.D328]/([.E328]-[.E327])" office:value-type="float" office:value="286855.689184032" calcext:value-type="float">
            <text:p>286855.6891840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890783.74155" calcext:value-type="float">
            <text:p>1442890783.74155</text:p>
          </table:table-cell>
          <table:table-cell office:value-type="float" office:value="1442890783.74801" calcext:value-type="float">
            <text:p>1442890783.74801</text:p>
          </table:table-cell>
          <table:table-cell office:value-type="float" office:value="896" calcext:value-type="float">
            <text:p>896</text:p>
          </table:table-cell>
          <table:table-cell table:formula="of:=[.C329]-[.C$2]" office:value-type="float" office:value="14.3829357624054" calcext:value-type="float">
            <text:p>14.3829357624</text:p>
          </table:table-cell>
          <table:table-cell table:formula="of:=[.D329]/([.E329]-[.E328])" office:value-type="float" office:value="286921.391357459" calcext:value-type="float">
            <text:p>286921.3913574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890783.74157" calcext:value-type="float">
            <text:p>1442890783.74157</text:p>
          </table:table-cell>
          <table:table-cell office:value-type="float" office:value="1442890783.75113" calcext:value-type="float">
            <text:p>1442890783.75113</text:p>
          </table:table-cell>
          <table:table-cell office:value-type="float" office:value="896" calcext:value-type="float">
            <text:p>896</text:p>
          </table:table-cell>
          <table:table-cell table:formula="of:=[.C330]-[.C$2]" office:value-type="float" office:value="14.38605427742" calcext:value-type="float">
            <text:p>14.3860542774</text:p>
          </table:table-cell>
          <table:table-cell table:formula="of:=[.D330]/([.E330]-[.E329])" office:value-type="float" office:value="287316.237308868" calcext:value-type="float">
            <text:p>287316.2373088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890783.74159" calcext:value-type="float">
            <text:p>1442890783.74159</text:p>
          </table:table-cell>
          <table:table-cell office:value-type="float" office:value="1442890783.75428" calcext:value-type="float">
            <text:p>1442890783.75428</text:p>
          </table:table-cell>
          <table:table-cell office:value-type="float" office:value="896" calcext:value-type="float">
            <text:p>896</text:p>
          </table:table-cell>
          <table:table-cell table:formula="of:=[.C331]-[.C$2]" office:value-type="float" office:value="14.3892030715942" calcext:value-type="float">
            <text:p>14.3892030716</text:p>
          </table:table-cell>
          <table:table-cell table:formula="of:=[.D331]/([.E331]-[.E330])" office:value-type="float" office:value="284553.371999697" calcext:value-type="float">
            <text:p>284553.3719996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890783.74161" calcext:value-type="float">
            <text:p>1442890783.74161</text:p>
          </table:table-cell>
          <table:table-cell office:value-type="float" office:value="1442890783.7574" calcext:value-type="float">
            <text:p>1442890783.7574</text:p>
          </table:table-cell>
          <table:table-cell office:value-type="float" office:value="896" calcext:value-type="float">
            <text:p>896</text:p>
          </table:table-cell>
          <table:table-cell table:formula="of:=[.C332]-[.C$2]" office:value-type="float" office:value="14.3923213481903" calcext:value-type="float">
            <text:p>14.3923213482</text:p>
          </table:table-cell>
          <table:table-cell table:formula="of:=[.D332]/([.E332]-[.E331])" office:value-type="float" office:value="287338.205061549" calcext:value-type="float">
            <text:p>287338.2050615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890783.74163" calcext:value-type="float">
            <text:p>1442890783.74163</text:p>
          </table:table-cell>
          <table:table-cell office:value-type="float" office:value="1442890783.76054" calcext:value-type="float">
            <text:p>1442890783.76054</text:p>
          </table:table-cell>
          <table:table-cell office:value-type="float" office:value="896" calcext:value-type="float">
            <text:p>896</text:p>
          </table:table-cell>
          <table:table-cell table:formula="of:=[.C333]-[.C$2]" office:value-type="float" office:value="14.3954701423645" calcext:value-type="float">
            <text:p>14.3954701424</text:p>
          </table:table-cell>
          <table:table-cell table:formula="of:=[.D333]/([.E333]-[.E332])" office:value-type="float" office:value="284553.371999697" calcext:value-type="float">
            <text:p>284553.3719996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890783.74165" calcext:value-type="float">
            <text:p>1442890783.74165</text:p>
          </table:table-cell>
          <table:table-cell office:value-type="float" office:value="1442890783.76366" calcext:value-type="float">
            <text:p>1442890783.76366</text:p>
          </table:table-cell>
          <table:table-cell office:value-type="float" office:value="896" calcext:value-type="float">
            <text:p>896</text:p>
          </table:table-cell>
          <table:table-cell table:formula="of:=[.C334]-[.C$2]" office:value-type="float" office:value="14.3985879421234" calcext:value-type="float">
            <text:p>14.3985879421</text:p>
          </table:table-cell>
          <table:table-cell table:formula="of:=[.D334]/([.E334]-[.E333])" office:value-type="float" office:value="287382.150646173" calcext:value-type="float">
            <text:p>287382.1506461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890783.74168" calcext:value-type="float">
            <text:p>1442890783.74168</text:p>
          </table:table-cell>
          <table:table-cell office:value-type="float" office:value="1442890783.76678" calcext:value-type="float">
            <text:p>1442890783.76678</text:p>
          </table:table-cell>
          <table:table-cell office:value-type="float" office:value="896" calcext:value-type="float">
            <text:p>896</text:p>
          </table:table-cell>
          <table:table-cell table:formula="of:=[.C335]-[.C$2]" office:value-type="float" office:value="14.4017062187195" calcext:value-type="float">
            <text:p>14.4017062187</text:p>
          </table:table-cell>
          <table:table-cell table:formula="of:=[.D335]/([.E335]-[.E334])" office:value-type="float" office:value="287338.205061549" calcext:value-type="float">
            <text:p>287338.2050615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890783.7417" calcext:value-type="float">
            <text:p>1442890783.7417</text:p>
          </table:table-cell>
          <table:table-cell office:value-type="float" office:value="1442890783.7699" calcext:value-type="float">
            <text:p>1442890783.7699</text:p>
          </table:table-cell>
          <table:table-cell office:value-type="float" office:value="896" calcext:value-type="float">
            <text:p>896</text:p>
          </table:table-cell>
          <table:table-cell table:formula="of:=[.C336]-[.C$2]" office:value-type="float" office:value="14.4048273563385" calcext:value-type="float">
            <text:p>14.4048273563</text:p>
          </table:table-cell>
          <table:table-cell table:formula="of:=[.D336]/([.E336]-[.E335])" office:value-type="float" office:value="287074.813536017" calcext:value-type="float">
            <text:p>287074.8135360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890783.74172" calcext:value-type="float">
            <text:p>1442890783.74172</text:p>
          </table:table-cell>
          <table:table-cell office:value-type="float" office:value="1442890783.77302" calcext:value-type="float">
            <text:p>1442890783.77302</text:p>
          </table:table-cell>
          <table:table-cell office:value-type="float" office:value="896" calcext:value-type="float">
            <text:p>896</text:p>
          </table:table-cell>
          <table:table-cell table:formula="of:=[.C337]-[.C$2]" office:value-type="float" office:value="14.4079506397247" calcext:value-type="float">
            <text:p>14.4079506397</text:p>
          </table:table-cell>
          <table:table-cell table:formula="of:=[.D337]/([.E337]-[.E336])" office:value-type="float" office:value="286877.586564886" calcext:value-type="float">
            <text:p>286877.58656488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890783.74174" calcext:value-type="float">
            <text:p>1442890783.74174</text:p>
          </table:table-cell>
          <table:table-cell office:value-type="float" office:value="1442890783.77615" calcext:value-type="float">
            <text:p>1442890783.77615</text:p>
          </table:table-cell>
          <table:table-cell office:value-type="float" office:value="896" calcext:value-type="float">
            <text:p>896</text:p>
          </table:table-cell>
          <table:table-cell table:formula="of:=[.C338]-[.C$2]" office:value-type="float" office:value="14.4110767841339" calcext:value-type="float">
            <text:p>14.4110767841</text:p>
          </table:table-cell>
          <table:table-cell table:formula="of:=[.D338]/([.E338]-[.E337])" office:value-type="float" office:value="286615.038438072" calcext:value-type="float">
            <text:p>286615.0384380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890783.8276" calcext:value-type="float">
            <text:p>1442890783.8276</text:p>
          </table:table-cell>
          <table:table-cell office:value-type="float" office:value="1442890783.82786" calcext:value-type="float">
            <text:p>1442890783.82786</text:p>
          </table:table-cell>
          <table:table-cell office:value-type="float" office:value="896" calcext:value-type="float">
            <text:p>896</text:p>
          </table:table-cell>
          <table:table-cell table:formula="of:=[.C339]-[.C$2]" office:value-type="float" office:value="14.4627814292908" calcext:value-type="float">
            <text:p>14.4627814293</text:p>
          </table:table-cell>
          <table:table-cell table:formula="of:=[.D339]/([.E339]-[.E338])" office:value-type="float" office:value="17329.1973531921" calcext:value-type="float">
            <text:p>17329.19735319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890783.82766" calcext:value-type="float">
            <text:p>1442890783.82766</text:p>
          </table:table-cell>
          <table:table-cell office:value-type="float" office:value="1442890783.83094" calcext:value-type="float">
            <text:p>1442890783.83094</text:p>
          </table:table-cell>
          <table:table-cell office:value-type="float" office:value="896" calcext:value-type="float">
            <text:p>896</text:p>
          </table:table-cell>
          <table:table-cell table:formula="of:=[.C340]-[.C$2]" office:value-type="float" office:value="14.4658694267273" calcext:value-type="float">
            <text:p>14.4658694267</text:p>
          </table:table-cell>
          <table:table-cell table:formula="of:=[.D340]/([.E340]-[.E339])" office:value-type="float" office:value="290155.681284744" calcext:value-type="float">
            <text:p>290155.68128474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890783.82769" calcext:value-type="float">
            <text:p>1442890783.82769</text:p>
          </table:table-cell>
          <table:table-cell office:value-type="float" office:value="1442890783.83406" calcext:value-type="float">
            <text:p>1442890783.83406</text:p>
          </table:table-cell>
          <table:table-cell office:value-type="float" office:value="896" calcext:value-type="float">
            <text:p>896</text:p>
          </table:table-cell>
          <table:table-cell table:formula="of:=[.C341]-[.C$2]" office:value-type="float" office:value="14.4689857959747" calcext:value-type="float">
            <text:p>14.468985796</text:p>
          </table:table-cell>
          <table:table-cell table:formula="of:=[.D341]/([.E341]-[.E340])" office:value-type="float" office:value="287514.068089664" calcext:value-type="float">
            <text:p>287514.06808966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890783.82771" calcext:value-type="float">
            <text:p>1442890783.82771</text:p>
          </table:table-cell>
          <table:table-cell office:value-type="float" office:value="1442890783.83718" calcext:value-type="float">
            <text:p>1442890783.83718</text:p>
          </table:table-cell>
          <table:table-cell office:value-type="float" office:value="896" calcext:value-type="float">
            <text:p>896</text:p>
          </table:table-cell>
          <table:table-cell table:formula="of:=[.C342]-[.C$2]" office:value-type="float" office:value="14.4721038341522" calcext:value-type="float">
            <text:p>14.4721038342</text:p>
          </table:table-cell>
          <table:table-cell table:formula="of:=[.D342]/([.E342]-[.E341])" office:value-type="float" office:value="287360.176173727" calcext:value-type="float">
            <text:p>287360.1761737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890783.82773" calcext:value-type="float">
            <text:p>1442890783.82773</text:p>
          </table:table-cell>
          <table:table-cell office:value-type="float" office:value="1442890783.8403" calcext:value-type="float">
            <text:p>1442890783.8403</text:p>
          </table:table-cell>
          <table:table-cell office:value-type="float" office:value="896" calcext:value-type="float">
            <text:p>896</text:p>
          </table:table-cell>
          <table:table-cell table:formula="of:=[.C343]-[.C$2]" office:value-type="float" office:value="14.4752283096313" calcext:value-type="float">
            <text:p>14.4752283096</text:p>
          </table:table-cell>
          <table:table-cell table:formula="of:=[.D343]/([.E343]-[.E342])" office:value-type="float" office:value="286768.133078977" calcext:value-type="float">
            <text:p>286768.13307897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890783.82775" calcext:value-type="float">
            <text:p>1442890783.82775</text:p>
          </table:table-cell>
          <table:table-cell office:value-type="float" office:value="1442890783.84342" calcext:value-type="float">
            <text:p>1442890783.84342</text:p>
          </table:table-cell>
          <table:table-cell office:value-type="float" office:value="896" calcext:value-type="float">
            <text:p>896</text:p>
          </table:table-cell>
          <table:table-cell table:formula="of:=[.C344]-[.C$2]" office:value-type="float" office:value="14.4783487319946" calcext:value-type="float">
            <text:p>14.478348732</text:p>
          </table:table-cell>
          <table:table-cell table:formula="of:=[.D344]/([.E344]-[.E343])" office:value-type="float" office:value="287140.616136919" calcext:value-type="float">
            <text:p>287140.61613691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890783.82777" calcext:value-type="float">
            <text:p>1442890783.82777</text:p>
          </table:table-cell>
          <table:table-cell office:value-type="float" office:value="1442890783.84654" calcext:value-type="float">
            <text:p>1442890783.84654</text:p>
          </table:table-cell>
          <table:table-cell office:value-type="float" office:value="896" calcext:value-type="float">
            <text:p>896</text:p>
          </table:table-cell>
          <table:table-cell table:formula="of:=[.C345]-[.C$2]" office:value-type="float" office:value="14.4814641475677" calcext:value-type="float">
            <text:p>14.4814641476</text:p>
          </table:table-cell>
          <table:table-cell table:formula="of:=[.D345]/([.E345]-[.E344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890783.82779" calcext:value-type="float">
            <text:p>1442890783.82779</text:p>
          </table:table-cell>
          <table:table-cell office:value-type="float" office:value="1442890783.84967" calcext:value-type="float">
            <text:p>1442890783.84967</text:p>
          </table:table-cell>
          <table:table-cell office:value-type="float" office:value="896" calcext:value-type="float">
            <text:p>896</text:p>
          </table:table-cell>
          <table:table-cell table:formula="of:=[.C346]-[.C$2]" office:value-type="float" office:value="14.4845938682556" calcext:value-type="float">
            <text:p>14.4845938683</text:p>
          </table:table-cell>
          <table:table-cell table:formula="of:=[.D346]/([.E346]-[.E345])" office:value-type="float" office:value="286287.528300449" calcext:value-type="float">
            <text:p>286287.52830044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890783.82781" calcext:value-type="float">
            <text:p>1442890783.82781</text:p>
          </table:table-cell>
          <table:table-cell office:value-type="float" office:value="1442890783.85279" calcext:value-type="float">
            <text:p>1442890783.85279</text:p>
          </table:table-cell>
          <table:table-cell office:value-type="float" office:value="896" calcext:value-type="float">
            <text:p>896</text:p>
          </table:table-cell>
          <table:table-cell table:formula="of:=[.C347]-[.C$2]" office:value-type="float" office:value="14.4877138137817" calcext:value-type="float">
            <text:p>14.4877138138</text:p>
          </table:table-cell>
          <table:table-cell table:formula="of:=[.D347]/([.E347]-[.E346])" office:value-type="float" office:value="287184.501299098" calcext:value-type="float">
            <text:p>287184.5012990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890783.82783" calcext:value-type="float">
            <text:p>1442890783.82783</text:p>
          </table:table-cell>
          <table:table-cell office:value-type="float" office:value="1442890783.85591" calcext:value-type="float">
            <text:p>1442890783.85591</text:p>
          </table:table-cell>
          <table:table-cell office:value-type="float" office:value="896" calcext:value-type="float">
            <text:p>896</text:p>
          </table:table-cell>
          <table:table-cell table:formula="of:=[.C348]-[.C$2]" office:value-type="float" office:value="14.490832567215" calcext:value-type="float">
            <text:p>14.4908325672</text:p>
          </table:table-cell>
          <table:table-cell table:formula="of:=[.D348]/([.E348]-[.E347])" office:value-type="float" office:value="287294.272914915" calcext:value-type="float">
            <text:p>287294.2729149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890783.94846" calcext:value-type="float">
            <text:p>1442890783.94846</text:p>
          </table:table-cell>
          <table:table-cell office:value-type="float" office:value="1442890783.94864" calcext:value-type="float">
            <text:p>1442890783.94864</text:p>
          </table:table-cell>
          <table:table-cell office:value-type="float" office:value="896" calcext:value-type="float">
            <text:p>896</text:p>
          </table:table-cell>
          <table:table-cell table:formula="of:=[.C349]-[.C$2]" office:value-type="float" office:value="14.5835614204407" calcext:value-type="float">
            <text:p>14.5835614204</text:p>
          </table:table-cell>
          <table:table-cell table:formula="of:=[.D349]/([.E349]-[.E348])" office:value-type="float" office:value="9662.58040330854" calcext:value-type="float">
            <text:p>9662.580403308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890783.94857" calcext:value-type="float">
            <text:p>1442890783.94857</text:p>
          </table:table-cell>
          <table:table-cell office:value-type="float" office:value="1442890783.9518" calcext:value-type="float">
            <text:p>1442890783.9518</text:p>
          </table:table-cell>
          <table:table-cell office:value-type="float" office:value="896" calcext:value-type="float">
            <text:p>896</text:p>
          </table:table-cell>
          <table:table-cell table:formula="of:=[.C350]-[.C$2]" office:value-type="float" office:value="14.5867223739624" calcext:value-type="float">
            <text:p>14.586722374</text:p>
          </table:table-cell>
          <table:table-cell table:formula="of:=[.D350]/([.E350]-[.E349])" office:value-type="float" office:value="283458.770855333" calcext:value-type="float">
            <text:p>283458.7708553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890783.94859" calcext:value-type="float">
            <text:p>1442890783.94859</text:p>
          </table:table-cell>
          <table:table-cell office:value-type="float" office:value="1442890783.95497" calcext:value-type="float">
            <text:p>1442890783.95497</text:p>
          </table:table-cell>
          <table:table-cell office:value-type="float" office:value="896" calcext:value-type="float">
            <text:p>896</text:p>
          </table:table-cell>
          <table:table-cell table:formula="of:=[.C351]-[.C$2]" office:value-type="float" office:value="14.5898911952972" calcext:value-type="float">
            <text:p>14.5898911953</text:p>
          </table:table-cell>
          <table:table-cell table:formula="of:=[.D351]/([.E351]-[.E350])" office:value-type="float" office:value="282754.975848318" calcext:value-type="float">
            <text:p>282754.9758483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890783.94861" calcext:value-type="float">
            <text:p>1442890783.94861</text:p>
          </table:table-cell>
          <table:table-cell office:value-type="float" office:value="1442890783.95813" calcext:value-type="float">
            <text:p>1442890783.95813</text:p>
          </table:table-cell>
          <table:table-cell office:value-type="float" office:value="896" calcext:value-type="float">
            <text:p>896</text:p>
          </table:table-cell>
          <table:table-cell table:formula="of:=[.C352]-[.C$2]" office:value-type="float" office:value="14.5930542945862" calcext:value-type="float">
            <text:p>14.5930542946</text:p>
          </table:table-cell>
          <table:table-cell table:formula="of:=[.D352]/([.E352]-[.E351])" office:value-type="float" office:value="283266.47953569" calcext:value-type="float">
            <text:p>283266.479535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890783.94871" calcext:value-type="float">
            <text:p>1442890783.94871</text:p>
          </table:table-cell>
          <table:table-cell office:value-type="float" office:value="1442890783.96125" calcext:value-type="float">
            <text:p>1442890783.96125</text:p>
          </table:table-cell>
          <table:table-cell office:value-type="float" office:value="896" calcext:value-type="float">
            <text:p>896</text:p>
          </table:table-cell>
          <table:table-cell table:formula="of:=[.C353]-[.C$2]" office:value-type="float" office:value="14.5961797237396" calcext:value-type="float">
            <text:p>14.5961797237</text:p>
          </table:table-cell>
          <table:table-cell table:formula="of:=[.D353]/([.E353]-[.E352])" office:value-type="float" office:value="286680.630406591" calcext:value-type="float">
            <text:p>286680.63040659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890783.94874" calcext:value-type="float">
            <text:p>1442890783.94874</text:p>
          </table:table-cell>
          <table:table-cell office:value-type="float" office:value="1442890783.96436" calcext:value-type="float">
            <text:p>1442890783.96436</text:p>
          </table:table-cell>
          <table:table-cell office:value-type="float" office:value="896" calcext:value-type="float">
            <text:p>896</text:p>
          </table:table-cell>
          <table:table-cell table:formula="of:=[.C354]-[.C$2]" office:value-type="float" office:value="14.5992813110352" calcext:value-type="float">
            <text:p>14.599281311</text:p>
          </table:table-cell>
          <table:table-cell table:formula="of:=[.D354]/([.E354]-[.E353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890783.94877" calcext:value-type="float">
            <text:p>1442890783.94877</text:p>
          </table:table-cell>
          <table:table-cell office:value-type="float" office:value="1442890783.96747" calcext:value-type="float">
            <text:p>1442890783.96747</text:p>
          </table:table-cell>
          <table:table-cell office:value-type="float" office:value="896" calcext:value-type="float">
            <text:p>896</text:p>
          </table:table-cell>
          <table:table-cell table:formula="of:=[.C355]-[.C$2]" office:value-type="float" office:value="14.6023948192596" calcext:value-type="float">
            <text:p>14.6023948193</text:p>
          </table:table-cell>
          <table:table-cell table:formula="of:=[.D355]/([.E355]-[.E354])" office:value-type="float" office:value="287778.266636036" calcext:value-type="float">
            <text:p>287778.2666360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890783.9488" calcext:value-type="float">
            <text:p>1442890783.9488</text:p>
          </table:table-cell>
          <table:table-cell office:value-type="float" office:value="1442890783.9706" calcext:value-type="float">
            <text:p>1442890783.9706</text:p>
          </table:table-cell>
          <table:table-cell office:value-type="float" office:value="896" calcext:value-type="float">
            <text:p>896</text:p>
          </table:table-cell>
          <table:table-cell table:formula="of:=[.C356]-[.C$2]" office:value-type="float" office:value="14.6055226325989" calcext:value-type="float">
            <text:p>14.6055226326</text:p>
          </table:table-cell>
          <table:table-cell table:formula="of:=[.D356]/([.E356]-[.E355])" office:value-type="float" office:value="286462.107172803" calcext:value-type="float">
            <text:p>286462.1071728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890783.94882" calcext:value-type="float">
            <text:p>1442890783.94882</text:p>
          </table:table-cell>
          <table:table-cell office:value-type="float" office:value="1442890783.9737" calcext:value-type="float">
            <text:p>1442890783.9737</text:p>
          </table:table-cell>
          <table:table-cell office:value-type="float" office:value="896" calcext:value-type="float">
            <text:p>896</text:p>
          </table:table-cell>
          <table:table-cell table:formula="of:=[.C357]-[.C$2]" office:value-type="float" office:value="14.6086304187775" calcext:value-type="float">
            <text:p>14.6086304188</text:p>
          </table:table-cell>
          <table:table-cell table:formula="of:=[.D357]/([.E357]-[.E356])" office:value-type="float" office:value="288308.123053318" calcext:value-type="float">
            <text:p>288308.1230533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890783.94884" calcext:value-type="float">
            <text:p>1442890783.94884</text:p>
          </table:table-cell>
          <table:table-cell office:value-type="float" office:value="1442890783.97683" calcext:value-type="float">
            <text:p>1442890783.97683</text:p>
          </table:table-cell>
          <table:table-cell office:value-type="float" office:value="896" calcext:value-type="float">
            <text:p>896</text:p>
          </table:table-cell>
          <table:table-cell table:formula="of:=[.C358]-[.C$2]" office:value-type="float" office:value="14.6117510795593" calcext:value-type="float">
            <text:p>14.6117510796</text:p>
          </table:table-cell>
          <table:table-cell table:formula="of:=[.D358]/([.E358]-[.E357])" office:value-type="float" office:value="287118.678585071" calcext:value-type="float">
            <text:p>287118.67858507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890783.94886" calcext:value-type="float">
            <text:p>1442890783.94886</text:p>
          </table:table-cell>
          <table:table-cell office:value-type="float" office:value="1442890783.97995" calcext:value-type="float">
            <text:p>1442890783.97995</text:p>
          </table:table-cell>
          <table:table-cell office:value-type="float" office:value="896" calcext:value-type="float">
            <text:p>896</text:p>
          </table:table-cell>
          <table:table-cell table:formula="of:=[.C359]-[.C$2]" office:value-type="float" office:value="14.6148719787598" calcext:value-type="float">
            <text:p>14.6148719788</text:p>
          </table:table-cell>
          <table:table-cell table:formula="of:=[.D359]/([.E359]-[.E358])" office:value-type="float" office:value="287096.744385027" calcext:value-type="float">
            <text:p>287096.7443850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890783.94888" calcext:value-type="float">
            <text:p>1442890783.94888</text:p>
          </table:table-cell>
          <table:table-cell office:value-type="float" office:value="1442890783.98304" calcext:value-type="float">
            <text:p>1442890783.98304</text:p>
          </table:table-cell>
          <table:table-cell office:value-type="float" office:value="896" calcext:value-type="float">
            <text:p>896</text:p>
          </table:table-cell>
          <table:table-cell table:formula="of:=[.C360]-[.C$2]" office:value-type="float" office:value="14.6179640293121" calcext:value-type="float">
            <text:p>14.6179640293</text:p>
          </table:table-cell>
          <table:table-cell table:formula="of:=[.D360]/([.E360]-[.E359])" office:value-type="float" office:value="289775.339964531" calcext:value-type="float">
            <text:p>289775.3399645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890784.02868" calcext:value-type="float">
            <text:p>1442890784.02868</text:p>
          </table:table-cell>
          <table:table-cell office:value-type="float" office:value="1442890784.02888" calcext:value-type="float">
            <text:p>1442890784.02888</text:p>
          </table:table-cell>
          <table:table-cell office:value-type="float" office:value="896" calcext:value-type="float">
            <text:p>896</text:p>
          </table:table-cell>
          <table:table-cell table:formula="of:=[.C361]-[.C$2]" office:value-type="float" office:value="14.6638102531433" calcext:value-type="float">
            <text:p>14.6638102531</text:p>
          </table:table-cell>
          <table:table-cell table:formula="of:=[.D361]/([.E361]-[.E360])" office:value-type="float" office:value="19543.5943274066" calcext:value-type="float">
            <text:p>19543.59432740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890784.02872" calcext:value-type="float">
            <text:p>1442890784.02872</text:p>
          </table:table-cell>
          <table:table-cell office:value-type="float" office:value="1442890784.03197" calcext:value-type="float">
            <text:p>1442890784.03197</text:p>
          </table:table-cell>
          <table:table-cell office:value-type="float" office:value="896" calcext:value-type="float">
            <text:p>896</text:p>
          </table:table-cell>
          <table:table-cell table:formula="of:=[.C362]-[.C$2]" office:value-type="float" office:value="14.6668946743011" calcext:value-type="float">
            <text:p>14.6668946743</text:p>
          </table:table-cell>
          <table:table-cell table:formula="of:=[.D362]/([.E362]-[.E361])" office:value-type="float" office:value="290492.106670789" calcext:value-type="float">
            <text:p>290492.10667078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890784.02874" calcext:value-type="float">
            <text:p>1442890784.02874</text:p>
          </table:table-cell>
          <table:table-cell office:value-type="float" office:value="1442890784.0351" calcext:value-type="float">
            <text:p>1442890784.0351</text:p>
          </table:table-cell>
          <table:table-cell office:value-type="float" office:value="896" calcext:value-type="float">
            <text:p>896</text:p>
          </table:table-cell>
          <table:table-cell table:formula="of:=[.C363]-[.C$2]" office:value-type="float" office:value="14.6700248718262" calcext:value-type="float">
            <text:p>14.6700248718</text:p>
          </table:table-cell>
          <table:table-cell table:formula="of:=[.D363]/([.E363]-[.E362])" office:value-type="float" office:value="286243.916825348" calcext:value-type="float">
            <text:p>286243.91682534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890784.02876" calcext:value-type="float">
            <text:p>1442890784.02876</text:p>
          </table:table-cell>
          <table:table-cell office:value-type="float" office:value="1442890784.03818" calcext:value-type="float">
            <text:p>1442890784.03818</text:p>
          </table:table-cell>
          <table:table-cell office:value-type="float" office:value="896" calcext:value-type="float">
            <text:p>896</text:p>
          </table:table-cell>
          <table:table-cell table:formula="of:=[.C364]-[.C$2]" office:value-type="float" office:value="14.6731090545654" calcext:value-type="float">
            <text:p>14.6731090546</text:p>
          </table:table-cell>
          <table:table-cell table:formula="of:=[.D364]/([.E364]-[.E363])" office:value-type="float" office:value="290514.562770563" calcext:value-type="float">
            <text:p>290514.5627705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890784.02878" calcext:value-type="float">
            <text:p>1442890784.02878</text:p>
          </table:table-cell>
          <table:table-cell office:value-type="float" office:value="1442890784.04127" calcext:value-type="float">
            <text:p>1442890784.04127</text:p>
          </table:table-cell>
          <table:table-cell office:value-type="float" office:value="896" calcext:value-type="float">
            <text:p>896</text:p>
          </table:table-cell>
          <table:table-cell table:formula="of:=[.C365]-[.C$2]" office:value-type="float" office:value="14.6762003898621" calcext:value-type="float">
            <text:p>14.6762003899</text:p>
          </table:table-cell>
          <table:table-cell table:formula="of:=[.D365]/([.E365]-[.E364])" office:value-type="float" office:value="289842.386549437" calcext:value-type="float">
            <text:p>289842.3865494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890784.0288" calcext:value-type="float">
            <text:p>1442890784.0288</text:p>
          </table:table-cell>
          <table:table-cell office:value-type="float" office:value="1442890784.04438" calcext:value-type="float">
            <text:p>1442890784.04438</text:p>
          </table:table-cell>
          <table:table-cell office:value-type="float" office:value="896" calcext:value-type="float">
            <text:p>896</text:p>
          </table:table-cell>
          <table:table-cell table:formula="of:=[.C366]-[.C$2]" office:value-type="float" office:value="14.6793036460876" calcext:value-type="float">
            <text:p>14.6793036461</text:p>
          </table:table-cell>
          <table:table-cell table:formula="of:=[.D366]/([.E366]-[.E365])" office:value-type="float" office:value="288728.978488015" calcext:value-type="float">
            <text:p>288728.9784880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890784.02882" calcext:value-type="float">
            <text:p>1442890784.02882</text:p>
          </table:table-cell>
          <table:table-cell office:value-type="float" office:value="1442890784.04745" calcext:value-type="float">
            <text:p>1442890784.04745</text:p>
          </table:table-cell>
          <table:table-cell office:value-type="float" office:value="896" calcext:value-type="float">
            <text:p>896</text:p>
          </table:table-cell>
          <table:table-cell table:formula="of:=[.C367]-[.C$2]" office:value-type="float" office:value="14.6823790073395" calcext:value-type="float">
            <text:p>14.6823790073</text:p>
          </table:table-cell>
          <table:table-cell table:formula="of:=[.D367]/([.E367]-[.E366])" office:value-type="float" office:value="291347.886192728" calcext:value-type="float">
            <text:p>291347.8861927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890784.02884" calcext:value-type="float">
            <text:p>1442890784.02884</text:p>
          </table:table-cell>
          <table:table-cell office:value-type="float" office:value="1442890784.05056" calcext:value-type="float">
            <text:p>1442890784.05056</text:p>
          </table:table-cell>
          <table:table-cell office:value-type="float" office:value="896" calcext:value-type="float">
            <text:p>896</text:p>
          </table:table-cell>
          <table:table-cell table:formula="of:=[.C368]-[.C$2]" office:value-type="float" office:value="14.6854860782623" calcext:value-type="float">
            <text:p>14.6854860783</text:p>
          </table:table-cell>
          <table:table-cell table:formula="of:=[.D368]/([.E368]-[.E367])" office:value-type="float" office:value="288374.492326581" calcext:value-type="float">
            <text:p>288374.4923265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890784.02886" calcext:value-type="float">
            <text:p>1442890784.02886</text:p>
          </table:table-cell>
          <table:table-cell office:value-type="float" office:value="1442890784.05366" calcext:value-type="float">
            <text:p>1442890784.05366</text:p>
          </table:table-cell>
          <table:table-cell office:value-type="float" office:value="896" calcext:value-type="float">
            <text:p>896</text:p>
          </table:table-cell>
          <table:table-cell table:formula="of:=[.C369]-[.C$2]" office:value-type="float" office:value="14.6885886192322" calcext:value-type="float">
            <text:p>14.6885886192</text:p>
          </table:table-cell>
          <table:table-cell table:formula="of:=[.D369]/([.E369]-[.E368])" office:value-type="float" office:value="288795.54168908" calcext:value-type="float">
            <text:p>288795.541689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890784.14602" calcext:value-type="float">
            <text:p>1442890784.14602</text:p>
          </table:table-cell>
          <table:table-cell office:value-type="float" office:value="1442890784.14643" calcext:value-type="float">
            <text:p>1442890784.14643</text:p>
          </table:table-cell>
          <table:table-cell office:value-type="float" office:value="896" calcext:value-type="float">
            <text:p>896</text:p>
          </table:table-cell>
          <table:table-cell table:formula="of:=[.C370]-[.C$2]" office:value-type="float" office:value="14.7813515663147" calcext:value-type="float">
            <text:p>14.7813515663</text:p>
          </table:table-cell>
          <table:table-cell table:formula="of:=[.D370]/([.E370]-[.E369])" office:value-type="float" office:value="9659.02904316894" calcext:value-type="float">
            <text:p>9659.0290431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890784.14608" calcext:value-type="float">
            <text:p>1442890784.14608</text:p>
          </table:table-cell>
          <table:table-cell office:value-type="float" office:value="1442890784.14953" calcext:value-type="float">
            <text:p>1442890784.14953</text:p>
          </table:table-cell>
          <table:table-cell office:value-type="float" office:value="896" calcext:value-type="float">
            <text:p>896</text:p>
          </table:table-cell>
          <table:table-cell table:formula="of:=[.C371]-[.C$2]" office:value-type="float" office:value="14.7844545841217" calcext:value-type="float">
            <text:p>14.7844545841</text:p>
          </table:table-cell>
          <table:table-cell table:formula="of:=[.D371]/([.E371]-[.E370])" office:value-type="float" office:value="288751.16281214" calcext:value-type="float">
            <text:p>288751.162812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890784.14614" calcext:value-type="float">
            <text:p>1442890784.14614</text:p>
          </table:table-cell>
          <table:table-cell office:value-type="float" office:value="1442890784.15262" calcext:value-type="float">
            <text:p>1442890784.15262</text:p>
          </table:table-cell>
          <table:table-cell office:value-type="float" office:value="896" calcext:value-type="float">
            <text:p>896</text:p>
          </table:table-cell>
          <table:table-cell table:formula="of:=[.C372]-[.C$2]" office:value-type="float" office:value="14.7875416278839" calcext:value-type="float">
            <text:p>14.7875416279</text:p>
          </table:table-cell>
          <table:table-cell table:formula="of:=[.D372]/([.E372]-[.E371])" office:value-type="float" office:value="290245.318504788" calcext:value-type="float">
            <text:p>290245.3185047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890784.14617" calcext:value-type="float">
            <text:p>1442890784.14617</text:p>
          </table:table-cell>
          <table:table-cell office:value-type="float" office:value="1442890784.15571" calcext:value-type="float">
            <text:p>1442890784.15571</text:p>
          </table:table-cell>
          <table:table-cell office:value-type="float" office:value="896" calcext:value-type="float">
            <text:p>896</text:p>
          </table:table-cell>
          <table:table-cell table:formula="of:=[.C373]-[.C$2]" office:value-type="float" office:value="14.7906377315521" calcext:value-type="float">
            <text:p>14.7906377316</text:p>
          </table:table-cell>
          <table:table-cell table:formula="of:=[.D373]/([.E373]-[.E372])" office:value-type="float" office:value="289395.994455568" calcext:value-type="float">
            <text:p>289395.9944555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890784.14619" calcext:value-type="float">
            <text:p>1442890784.14619</text:p>
          </table:table-cell>
          <table:table-cell office:value-type="float" office:value="1442890784.15883" calcext:value-type="float">
            <text:p>1442890784.15883</text:p>
          </table:table-cell>
          <table:table-cell office:value-type="float" office:value="896" calcext:value-type="float">
            <text:p>896</text:p>
          </table:table-cell>
          <table:table-cell table:formula="of:=[.C374]-[.C$2]" office:value-type="float" office:value="14.7937519550323" calcext:value-type="float">
            <text:p>14.793751955</text:p>
          </table:table-cell>
          <table:table-cell table:formula="of:=[.D374]/([.E374]-[.E373])" office:value-type="float" office:value="287712.171489818" calcext:value-type="float">
            <text:p>287712.1714898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890784.14624" calcext:value-type="float">
            <text:p>1442890784.14624</text:p>
          </table:table-cell>
          <table:table-cell office:value-type="float" office:value="1442890784.16193" calcext:value-type="float">
            <text:p>1442890784.16193</text:p>
          </table:table-cell>
          <table:table-cell office:value-type="float" office:value="896" calcext:value-type="float">
            <text:p>896</text:p>
          </table:table-cell>
          <table:table-cell table:formula="of:=[.C375]-[.C$2]" office:value-type="float" office:value="14.7968544960022" calcext:value-type="float">
            <text:p>14.796854496</text:p>
          </table:table-cell>
          <table:table-cell table:formula="of:=[.D375]/([.E375]-[.E374])" office:value-type="float" office:value="288795.54168908" calcext:value-type="float">
            <text:p>288795.5416890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890784.14628" calcext:value-type="float">
            <text:p>1442890784.14628</text:p>
          </table:table-cell>
          <table:table-cell office:value-type="float" office:value="1442890784.16503" calcext:value-type="float">
            <text:p>1442890784.16503</text:p>
          </table:table-cell>
          <table:table-cell office:value-type="float" office:value="896" calcext:value-type="float">
            <text:p>896</text:p>
          </table:table-cell>
          <table:table-cell table:formula="of:=[.C376]-[.C$2]" office:value-type="float" office:value="14.7999529838562" calcext:value-type="float">
            <text:p>14.7999529839</text:p>
          </table:table-cell>
          <table:table-cell table:formula="of:=[.D376]/([.E376]-[.E375])" office:value-type="float" office:value="289173.313634965" calcext:value-type="float">
            <text:p>289173.31363496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890784.1463" calcext:value-type="float">
            <text:p>1442890784.1463</text:p>
          </table:table-cell>
          <table:table-cell office:value-type="float" office:value="1442890784.16813" calcext:value-type="float">
            <text:p>1442890784.16813</text:p>
          </table:table-cell>
          <table:table-cell office:value-type="float" office:value="896" calcext:value-type="float">
            <text:p>896</text:p>
          </table:table-cell>
          <table:table-cell table:formula="of:=[.C377]-[.C$2]" office:value-type="float" office:value="14.8030531406403" calcext:value-type="float">
            <text:p>14.8030531406</text:p>
          </table:table-cell>
          <table:table-cell table:formula="of:=[.D377]/([.E377]-[.E376])" office:value-type="float" office:value="289017.640852111" calcext:value-type="float">
            <text:p>289017.64085211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890784.14633" calcext:value-type="float">
            <text:p>1442890784.14633</text:p>
          </table:table-cell>
          <table:table-cell office:value-type="float" office:value="1442890784.17123" calcext:value-type="float">
            <text:p>1442890784.17123</text:p>
          </table:table-cell>
          <table:table-cell office:value-type="float" office:value="896" calcext:value-type="float">
            <text:p>896</text:p>
          </table:table-cell>
          <table:table-cell table:formula="of:=[.C378]-[.C$2]" office:value-type="float" office:value="14.8061547279358" calcext:value-type="float">
            <text:p>14.8061547279</text:p>
          </table:table-cell>
          <table:table-cell table:formula="of:=[.D378]/([.E378]-[.E377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890784.14635" calcext:value-type="float">
            <text:p>1442890784.14635</text:p>
          </table:table-cell>
          <table:table-cell office:value-type="float" office:value="1442890784.17435" calcext:value-type="float">
            <text:p>1442890784.17435</text:p>
          </table:table-cell>
          <table:table-cell office:value-type="float" office:value="896" calcext:value-type="float">
            <text:p>896</text:p>
          </table:table-cell>
          <table:table-cell table:formula="of:=[.C379]-[.C$2]" office:value-type="float" office:value="14.8092768192291" calcext:value-type="float">
            <text:p>14.8092768192</text:p>
          </table:table-cell>
          <table:table-cell table:formula="of:=[.D379]/([.E379]-[.E378])" office:value-type="float" office:value="286987.123634975" calcext:value-type="float">
            <text:p>286987.12363497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890784.14637" calcext:value-type="float">
            <text:p>1442890784.14637</text:p>
          </table:table-cell>
          <table:table-cell office:value-type="float" office:value="1442890784.17745" calcext:value-type="float">
            <text:p>1442890784.17745</text:p>
          </table:table-cell>
          <table:table-cell office:value-type="float" office:value="896" calcext:value-type="float">
            <text:p>896</text:p>
          </table:table-cell>
          <table:table-cell table:formula="of:=[.C380]-[.C$2]" office:value-type="float" office:value="14.8123755455017" calcext:value-type="float">
            <text:p>14.8123755455</text:p>
          </table:table-cell>
          <table:table-cell table:formula="of:=[.D380]/([.E380]-[.E379])" office:value-type="float" office:value="289151.064399477" calcext:value-type="float">
            <text:p>289151.0643994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890784.14639" calcext:value-type="float">
            <text:p>1442890784.14639</text:p>
          </table:table-cell>
          <table:table-cell office:value-type="float" office:value="1442890784.18055" calcext:value-type="float">
            <text:p>1442890784.18055</text:p>
          </table:table-cell>
          <table:table-cell office:value-type="float" office:value="896" calcext:value-type="float">
            <text:p>896</text:p>
          </table:table-cell>
          <table:table-cell table:formula="of:=[.C381]-[.C$2]" office:value-type="float" office:value="14.8154771327972" calcext:value-type="float">
            <text:p>14.8154771328</text:p>
          </table:table-cell>
          <table:table-cell table:formula="of:=[.D381]/([.E381]-[.E380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890784.22959" calcext:value-type="float">
            <text:p>1442890784.22959</text:p>
          </table:table-cell>
          <table:table-cell office:value-type="float" office:value="1442890784.23008" calcext:value-type="float">
            <text:p>1442890784.23008</text:p>
          </table:table-cell>
          <table:table-cell office:value-type="float" office:value="896" calcext:value-type="float">
            <text:p>896</text:p>
          </table:table-cell>
          <table:table-cell table:formula="of:=[.C382]-[.C$2]" office:value-type="float" office:value="14.8650088310242" calcext:value-type="float">
            <text:p>14.865008831</text:p>
          </table:table-cell>
          <table:table-cell table:formula="of:=[.D382]/([.E382]-[.E381])" office:value-type="float" office:value="18089.4262073347" calcext:value-type="float">
            <text:p>18089.42620733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890784.22968" calcext:value-type="float">
            <text:p>1442890784.22968</text:p>
          </table:table-cell>
          <table:table-cell office:value-type="float" office:value="1442890784.23317" calcext:value-type="float">
            <text:p>1442890784.23317</text:p>
          </table:table-cell>
          <table:table-cell office:value-type="float" office:value="896" calcext:value-type="float">
            <text:p>896</text:p>
          </table:table-cell>
          <table:table-cell table:formula="of:=[.C383]-[.C$2]" office:value-type="float" office:value="14.8680965900421" calcext:value-type="float">
            <text:p>14.86809659</text:p>
          </table:table-cell>
          <table:table-cell table:formula="of:=[.D383]/([.E383]-[.E382])" office:value-type="float" office:value="290178.085398811" calcext:value-type="float">
            <text:p>290178.0853988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890784.22974" calcext:value-type="float">
            <text:p>1442890784.22974</text:p>
          </table:table-cell>
          <table:table-cell office:value-type="float" office:value="1442890784.23628" calcext:value-type="float">
            <text:p>1442890784.23628</text:p>
          </table:table-cell>
          <table:table-cell office:value-type="float" office:value="896" calcext:value-type="float">
            <text:p>896</text:p>
          </table:table-cell>
          <table:table-cell table:formula="of:=[.C384]-[.C$2]" office:value-type="float" office:value="14.8712017536163" calcext:value-type="float">
            <text:p>14.8712017536</text:p>
          </table:table-cell>
          <table:table-cell table:formula="of:=[.D384]/([.E384]-[.E383])" office:value-type="float" office:value="288551.626535627" calcext:value-type="float">
            <text:p>288551.6265356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890784.22978" calcext:value-type="float">
            <text:p>1442890784.22978</text:p>
          </table:table-cell>
          <table:table-cell office:value-type="float" office:value="1442890784.23938" calcext:value-type="float">
            <text:p>1442890784.23938</text:p>
          </table:table-cell>
          <table:table-cell office:value-type="float" office:value="896" calcext:value-type="float">
            <text:p>896</text:p>
          </table:table-cell>
          <table:table-cell table:formula="of:=[.C385]-[.C$2]" office:value-type="float" office:value="14.8743033409119" calcext:value-type="float">
            <text:p>14.8743033409</text:p>
          </table:table-cell>
          <table:table-cell table:formula="of:=[.D385]/([.E385]-[.E384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890784.22984" calcext:value-type="float">
            <text:p>1442890784.22984</text:p>
          </table:table-cell>
          <table:table-cell office:value-type="float" office:value="1442890784.24247" calcext:value-type="float">
            <text:p>1442890784.24247</text:p>
          </table:table-cell>
          <table:table-cell office:value-type="float" office:value="896" calcext:value-type="float">
            <text:p>896</text:p>
          </table:table-cell>
          <table:table-cell table:formula="of:=[.C386]-[.C$2]" office:value-type="float" office:value="14.8773946762085" calcext:value-type="float">
            <text:p>14.8773946762</text:p>
          </table:table-cell>
          <table:table-cell table:formula="of:=[.D386]/([.E386]-[.E385])" office:value-type="float" office:value="289842.386549437" calcext:value-type="float">
            <text:p>289842.3865494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890784.22989" calcext:value-type="float">
            <text:p>1442890784.22989</text:p>
          </table:table-cell>
          <table:table-cell office:value-type="float" office:value="1442890784.24557" calcext:value-type="float">
            <text:p>1442890784.24557</text:p>
          </table:table-cell>
          <table:table-cell office:value-type="float" office:value="896" calcext:value-type="float">
            <text:p>896</text:p>
          </table:table-cell>
          <table:table-cell table:formula="of:=[.C387]-[.C$2]" office:value-type="float" office:value="14.880496263504" calcext:value-type="float">
            <text:p>14.8804962635</text:p>
          </table:table-cell>
          <table:table-cell table:formula="of:=[.D387]/([.E387]-[.E386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890784.22994" calcext:value-type="float">
            <text:p>1442890784.22994</text:p>
          </table:table-cell>
          <table:table-cell office:value-type="float" office:value="1442890784.24867" calcext:value-type="float">
            <text:p>1442890784.24867</text:p>
          </table:table-cell>
          <table:table-cell office:value-type="float" office:value="896" calcext:value-type="float">
            <text:p>896</text:p>
          </table:table-cell>
          <table:table-cell table:formula="of:=[.C388]-[.C$2]" office:value-type="float" office:value="14.8836004734039" calcext:value-type="float">
            <text:p>14.8836004734</text:p>
          </table:table-cell>
          <table:table-cell table:formula="of:=[.D388]/([.E388]-[.E387])" office:value-type="float" office:value="288640.275268817" calcext:value-type="float">
            <text:p>288640.2752688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890784.22999" calcext:value-type="float">
            <text:p>1442890784.22999</text:p>
          </table:table-cell>
          <table:table-cell office:value-type="float" office:value="1442890784.25178" calcext:value-type="float">
            <text:p>1442890784.25178</text:p>
          </table:table-cell>
          <table:table-cell office:value-type="float" office:value="896" calcext:value-type="float">
            <text:p>896</text:p>
          </table:table-cell>
          <table:table-cell table:formula="of:=[.C389]-[.C$2]" office:value-type="float" office:value="14.886702299118" calcext:value-type="float">
            <text:p>14.8867022991</text:p>
          </table:table-cell>
          <table:table-cell table:formula="of:=[.D389]/([.E389]-[.E388])" office:value-type="float" office:value="288862.135588009" calcext:value-type="float">
            <text:p>288862.13558800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890784.23004" calcext:value-type="float">
            <text:p>1442890784.23004</text:p>
          </table:table-cell>
          <table:table-cell office:value-type="float" office:value="1442890784.25485" calcext:value-type="float">
            <text:p>1442890784.25485</text:p>
          </table:table-cell>
          <table:table-cell office:value-type="float" office:value="896" calcext:value-type="float">
            <text:p>896</text:p>
          </table:table-cell>
          <table:table-cell table:formula="of:=[.C390]-[.C$2]" office:value-type="float" office:value="14.8897767066956" calcext:value-type="float">
            <text:p>14.8897767067</text:p>
          </table:table-cell>
          <table:table-cell table:formula="of:=[.D390]/([.E390]-[.E389])" office:value-type="float" office:value="291438.261651803" calcext:value-type="float">
            <text:p>291438.26165180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890784.34424" calcext:value-type="float">
            <text:p>1442890784.34424</text:p>
          </table:table-cell>
          <table:table-cell office:value-type="float" office:value="1442890784.34447" calcext:value-type="float">
            <text:p>1442890784.34447</text:p>
          </table:table-cell>
          <table:table-cell office:value-type="float" office:value="896" calcext:value-type="float">
            <text:p>896</text:p>
          </table:table-cell>
          <table:table-cell table:formula="of:=[.C391]-[.C$2]" office:value-type="float" office:value="14.9793946743011" calcext:value-type="float">
            <text:p>14.9793946743</text:p>
          </table:table-cell>
          <table:table-cell table:formula="of:=[.D391]/([.E391]-[.E390])" office:value-type="float" office:value="9997.99508892347" calcext:value-type="float">
            <text:p>9997.99508892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890784.34428" calcext:value-type="float">
            <text:p>1442890784.34428</text:p>
          </table:table-cell>
          <table:table-cell office:value-type="float" office:value="1442890784.34758" calcext:value-type="float">
            <text:p>1442890784.34758</text:p>
          </table:table-cell>
          <table:table-cell office:value-type="float" office:value="896" calcext:value-type="float">
            <text:p>896</text:p>
          </table:table-cell>
          <table:table-cell table:formula="of:=[.C392]-[.C$2]" office:value-type="float" office:value="14.9825053215027" calcext:value-type="float">
            <text:p>14.9825053215</text:p>
          </table:table-cell>
          <table:table-cell table:formula="of:=[.D392]/([.E392]-[.E391])" office:value-type="float" office:value="288042.951176516" calcext:value-type="float">
            <text:p>288042.9511765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890784.3443" calcext:value-type="float">
            <text:p>1442890784.3443</text:p>
          </table:table-cell>
          <table:table-cell office:value-type="float" office:value="1442890784.35067" calcext:value-type="float">
            <text:p>1442890784.35067</text:p>
          </table:table-cell>
          <table:table-cell office:value-type="float" office:value="896" calcext:value-type="float">
            <text:p>896</text:p>
          </table:table-cell>
          <table:table-cell table:formula="of:=[.C393]-[.C$2]" office:value-type="float" office:value="14.9855916500092" calcext:value-type="float">
            <text:p>14.98559165</text:p>
          </table:table-cell>
          <table:table-cell table:formula="of:=[.D393]/([.E393]-[.E392])" office:value-type="float" office:value="290312.582773272" calcext:value-type="float">
            <text:p>290312.58277327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890784.34431" calcext:value-type="float">
            <text:p>1442890784.34431</text:p>
          </table:table-cell>
          <table:table-cell office:value-type="float" office:value="1442890784.35376" calcext:value-type="float">
            <text:p>1442890784.35376</text:p>
          </table:table-cell>
          <table:table-cell office:value-type="float" office:value="896" calcext:value-type="float">
            <text:p>896</text:p>
          </table:table-cell>
          <table:table-cell table:formula="of:=[.C394]-[.C$2]" office:value-type="float" office:value="14.9886858463287" calcext:value-type="float">
            <text:p>14.9886858463</text:p>
          </table:table-cell>
          <table:table-cell table:formula="of:=[.D394]/([.E394]-[.E393])" office:value-type="float" office:value="289574.386192017" calcext:value-type="float">
            <text:p>289574.3861920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890784.34433" calcext:value-type="float">
            <text:p>1442890784.34433</text:p>
          </table:table-cell>
          <table:table-cell office:value-type="float" office:value="1442890784.35685" calcext:value-type="float">
            <text:p>1442890784.35685</text:p>
          </table:table-cell>
          <table:table-cell office:value-type="float" office:value="896" calcext:value-type="float">
            <text:p>896</text:p>
          </table:table-cell>
          <table:table-cell table:formula="of:=[.C395]-[.C$2]" office:value-type="float" office:value="14.9917774200439" calcext:value-type="float">
            <text:p>14.99177742</text:p>
          </table:table-cell>
          <table:table-cell table:formula="of:=[.D395]/([.E395]-[.E394])" office:value-type="float" office:value="289820.034240765" calcext:value-type="float">
            <text:p>289820.03424076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890784.34435" calcext:value-type="float">
            <text:p>1442890784.34435</text:p>
          </table:table-cell>
          <table:table-cell office:value-type="float" office:value="1442890784.35995" calcext:value-type="float">
            <text:p>1442890784.35995</text:p>
          </table:table-cell>
          <table:table-cell office:value-type="float" office:value="896" calcext:value-type="float">
            <text:p>896</text:p>
          </table:table-cell>
          <table:table-cell table:formula="of:=[.C396]-[.C$2]" office:value-type="float" office:value="14.9948716163635" calcext:value-type="float">
            <text:p>14.9948716164</text:p>
          </table:table-cell>
          <table:table-cell table:formula="of:=[.D396]/([.E396]-[.E395])" office:value-type="float" office:value="289574.386192017" calcext:value-type="float">
            <text:p>289574.3861920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890784.34436" calcext:value-type="float">
            <text:p>1442890784.34436</text:p>
          </table:table-cell>
          <table:table-cell office:value-type="float" office:value="1442890784.36304" calcext:value-type="float">
            <text:p>1442890784.36304</text:p>
          </table:table-cell>
          <table:table-cell office:value-type="float" office:value="896" calcext:value-type="float">
            <text:p>896</text:p>
          </table:table-cell>
          <table:table-cell table:formula="of:=[.C397]-[.C$2]" office:value-type="float" office:value="14.9979689121246" calcext:value-type="float">
            <text:p>14.9979689121</text:p>
          </table:table-cell>
          <table:table-cell table:formula="of:=[.D397]/([.E397]-[.E396])" office:value-type="float" office:value="289284.611192364" calcext:value-type="float">
            <text:p>289284.61119236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890784.34438" calcext:value-type="float">
            <text:p>1442890784.34438</text:p>
          </table:table-cell>
          <table:table-cell office:value-type="float" office:value="1442890784.36611" calcext:value-type="float">
            <text:p>1442890784.36611</text:p>
          </table:table-cell>
          <table:table-cell office:value-type="float" office:value="896" calcext:value-type="float">
            <text:p>896</text:p>
          </table:table-cell>
          <table:table-cell table:formula="of:=[.C398]-[.C$2]" office:value-type="float" office:value="15.0010316371918" calcext:value-type="float">
            <text:p>15.0010316372</text:p>
          </table:table-cell>
          <table:table-cell table:formula="of:=[.D398]/([.E398]-[.E397])" office:value-type="float" office:value="292549.928693757" calcext:value-type="float">
            <text:p>292549.92869375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890784.3444" calcext:value-type="float">
            <text:p>1442890784.3444</text:p>
          </table:table-cell>
          <table:table-cell office:value-type="float" office:value="1442890784.3692" calcext:value-type="float">
            <text:p>1442890784.3692</text:p>
          </table:table-cell>
          <table:table-cell office:value-type="float" office:value="896" calcext:value-type="float">
            <text:p>896</text:p>
          </table:table-cell>
          <table:table-cell table:formula="of:=[.C399]-[.C$2]" office:value-type="float" office:value="15.0041291713715" calcext:value-type="float">
            <text:p>15.0041291714</text:p>
          </table:table-cell>
          <table:table-cell table:formula="of:=[.D399]/([.E399]-[.E398])" office:value-type="float" office:value="289262.344827586" calcext:value-type="float">
            <text:p>289262.3448275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890784.34441" calcext:value-type="float">
            <text:p>1442890784.34441</text:p>
          </table:table-cell>
          <table:table-cell office:value-type="float" office:value="1442890784.3723" calcext:value-type="float">
            <text:p>1442890784.3723</text:p>
          </table:table-cell>
          <table:table-cell office:value-type="float" office:value="896" calcext:value-type="float">
            <text:p>896</text:p>
          </table:table-cell>
          <table:table-cell table:formula="of:=[.C400]-[.C$2]" office:value-type="float" office:value="15.007221698761" calcext:value-type="float">
            <text:p>15.0072216988</text:p>
          </table:table-cell>
          <table:table-cell table:formula="of:=[.D400]/([.E400]-[.E399])" office:value-type="float" office:value="289730.659471128" calcext:value-type="float">
            <text:p>289730.65947112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890784.34443" calcext:value-type="float">
            <text:p>1442890784.34443</text:p>
          </table:table-cell>
          <table:table-cell office:value-type="float" office:value="1442890784.37537" calcext:value-type="float">
            <text:p>1442890784.37537</text:p>
          </table:table-cell>
          <table:table-cell office:value-type="float" office:value="896" calcext:value-type="float">
            <text:p>896</text:p>
          </table:table-cell>
          <table:table-cell table:formula="of:=[.C401]-[.C$2]" office:value-type="float" office:value="15.0102984905243" calcext:value-type="float">
            <text:p>15.0102984905</text:p>
          </table:table-cell>
          <table:table-cell table:formula="of:=[.D401]/([.E401]-[.E400])" office:value-type="float" office:value="291212.428051143" calcext:value-type="float">
            <text:p>291212.42805114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890784.34445" calcext:value-type="float">
            <text:p>1442890784.34445</text:p>
          </table:table-cell>
          <table:table-cell office:value-type="float" office:value="1442890784.37847" calcext:value-type="float">
            <text:p>1442890784.37847</text:p>
          </table:table-cell>
          <table:table-cell office:value-type="float" office:value="896" calcext:value-type="float">
            <text:p>896</text:p>
          </table:table-cell>
          <table:table-cell table:formula="of:=[.C402]-[.C$2]" office:value-type="float" office:value="15.0133955478668" calcext:value-type="float">
            <text:p>15.0133955479</text:p>
          </table:table-cell>
          <table:table-cell table:formula="of:=[.D402]/([.E402]-[.E401])" office:value-type="float" office:value="289306.880985373" calcext:value-type="float">
            <text:p>289306.8809853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890784.4306" calcext:value-type="float">
            <text:p>1442890784.4306</text:p>
          </table:table-cell>
          <table:table-cell office:value-type="float" office:value="1442890784.43084" calcext:value-type="float">
            <text:p>1442890784.43084</text:p>
          </table:table-cell>
          <table:table-cell office:value-type="float" office:value="896" calcext:value-type="float">
            <text:p>896</text:p>
          </table:table-cell>
          <table:table-cell table:formula="of:=[.C403]-[.C$2]" office:value-type="float" office:value="15.0657637119293" calcext:value-type="float">
            <text:p>15.0657637119</text:p>
          </table:table-cell>
          <table:table-cell table:formula="of:=[.D403]/([.E403]-[.E402])" office:value-type="float" office:value="17109.6317016317" calcext:value-type="float">
            <text:p>17109.63170163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890784.43066" calcext:value-type="float">
            <text:p>1442890784.43066</text:p>
          </table:table-cell>
          <table:table-cell office:value-type="float" office:value="1442890784.43393" calcext:value-type="float">
            <text:p>1442890784.43393</text:p>
          </table:table-cell>
          <table:table-cell office:value-type="float" office:value="896" calcext:value-type="float">
            <text:p>896</text:p>
          </table:table-cell>
          <table:table-cell table:formula="of:=[.C404]-[.C$2]" office:value-type="float" office:value="15.0688517093658" calcext:value-type="float">
            <text:p>15.0688517094</text:p>
          </table:table-cell>
          <table:table-cell table:formula="of:=[.D404]/([.E404]-[.E403])" office:value-type="float" office:value="290155.681284744" calcext:value-type="float">
            <text:p>290155.68128474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890784.43068" calcext:value-type="float">
            <text:p>1442890784.43068</text:p>
          </table:table-cell>
          <table:table-cell office:value-type="float" office:value="1442890784.43703" calcext:value-type="float">
            <text:p>1442890784.43703</text:p>
          </table:table-cell>
          <table:table-cell office:value-type="float" office:value="896" calcext:value-type="float">
            <text:p>896</text:p>
          </table:table-cell>
          <table:table-cell table:formula="of:=[.C405]-[.C$2]" office:value-type="float" office:value="15.0719547271729" calcext:value-type="float">
            <text:p>15.0719547272</text:p>
          </table:table-cell>
          <table:table-cell table:formula="of:=[.D405]/([.E405]-[.E404])" office:value-type="float" office:value="288751.16281214" calcext:value-type="float">
            <text:p>288751.1628121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890784.4307" calcext:value-type="float">
            <text:p>1442890784.4307</text:p>
          </table:table-cell>
          <table:table-cell office:value-type="float" office:value="1442890784.44013" calcext:value-type="float">
            <text:p>1442890784.44013</text:p>
          </table:table-cell>
          <table:table-cell office:value-type="float" office:value="896" calcext:value-type="float">
            <text:p>896</text:p>
          </table:table-cell>
          <table:table-cell table:formula="of:=[.C406]-[.C$2]" office:value-type="float" office:value="15.075056552887" calcext:value-type="float">
            <text:p>15.0750565529</text:p>
          </table:table-cell>
          <table:table-cell table:formula="of:=[.D406]/([.E406]-[.E405])" office:value-type="float" office:value="288862.135588009" calcext:value-type="float">
            <text:p>288862.13558800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890784.43072" calcext:value-type="float">
            <text:p>1442890784.43072</text:p>
          </table:table-cell>
          <table:table-cell office:value-type="float" office:value="1442890784.44323" calcext:value-type="float">
            <text:p>1442890784.44323</text:p>
          </table:table-cell>
          <table:table-cell office:value-type="float" office:value="896" calcext:value-type="float">
            <text:p>896</text:p>
          </table:table-cell>
          <table:table-cell table:formula="of:=[.C407]-[.C$2]" office:value-type="float" office:value="15.078152179718" calcext:value-type="float">
            <text:p>15.0781521797</text:p>
          </table:table-cell>
          <table:table-cell table:formula="of:=[.D407]/([.E407]-[.E406])" office:value-type="float" office:value="289440.571780653" calcext:value-type="float">
            <text:p>289440.57178065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890784.43074" calcext:value-type="float">
            <text:p>1442890784.43074</text:p>
          </table:table-cell>
          <table:table-cell office:value-type="float" office:value="1442890784.44633" calcext:value-type="float">
            <text:p>1442890784.44633</text:p>
          </table:table-cell>
          <table:table-cell office:value-type="float" office:value="896" calcext:value-type="float">
            <text:p>896</text:p>
          </table:table-cell>
          <table:table-cell table:formula="of:=[.C408]-[.C$2]" office:value-type="float" office:value="15.0812556743622" calcext:value-type="float">
            <text:p>15.0812556744</text:p>
          </table:table-cell>
          <table:table-cell table:formula="of:=[.D408]/([.E408]-[.E407])" office:value-type="float" office:value="288706.797572405" calcext:value-type="float">
            <text:p>288706.7975724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890784.43076" calcext:value-type="float">
            <text:p>1442890784.43076</text:p>
          </table:table-cell>
          <table:table-cell office:value-type="float" office:value="1442890784.44943" calcext:value-type="float">
            <text:p>1442890784.44943</text:p>
          </table:table-cell>
          <table:table-cell office:value-type="float" office:value="896" calcext:value-type="float">
            <text:p>896</text:p>
          </table:table-cell>
          <table:table-cell table:formula="of:=[.C409]-[.C$2]" office:value-type="float" office:value="15.0843575000763" calcext:value-type="float">
            <text:p>15.0843575001</text:p>
          </table:table-cell>
          <table:table-cell table:formula="of:=[.D409]/([.E409]-[.E408])" office:value-type="float" office:value="288862.135588009" calcext:value-type="float">
            <text:p>288862.1355880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890784.43078" calcext:value-type="float">
            <text:p>1442890784.43078</text:p>
          </table:table-cell>
          <table:table-cell office:value-type="float" office:value="1442890784.45254" calcext:value-type="float">
            <text:p>1442890784.45254</text:p>
          </table:table-cell>
          <table:table-cell office:value-type="float" office:value="896" calcext:value-type="float">
            <text:p>896</text:p>
          </table:table-cell>
          <table:table-cell table:formula="of:=[.C410]-[.C$2]" office:value-type="float" office:value="15.0874662399292" calcext:value-type="float">
            <text:p>15.0874662399</text:p>
          </table:table-cell>
          <table:table-cell table:formula="of:=[.D410]/([.E410]-[.E409])" office:value-type="float" office:value="288219.678196181" calcext:value-type="float">
            <text:p>288219.67819618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890784.4308" calcext:value-type="float">
            <text:p>1442890784.4308</text:p>
          </table:table-cell>
          <table:table-cell office:value-type="float" office:value="1442890784.45565" calcext:value-type="float">
            <text:p>1442890784.45565</text:p>
          </table:table-cell>
          <table:table-cell office:value-type="float" office:value="896" calcext:value-type="float">
            <text:p>896</text:p>
          </table:table-cell>
          <table:table-cell table:formula="of:=[.C411]-[.C$2]" office:value-type="float" office:value="15.0905783176422" calcext:value-type="float">
            <text:p>15.0905783176</text:p>
          </table:table-cell>
          <table:table-cell table:formula="of:=[.D411]/([.E411]-[.E410])" office:value-type="float" office:value="287910.54807324" calcext:value-type="float">
            <text:p>287910.548073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890784.43081" calcext:value-type="float">
            <text:p>1442890784.43081</text:p>
          </table:table-cell>
          <table:table-cell office:value-type="float" office:value="1442890784.45874" calcext:value-type="float">
            <text:p>1442890784.45874</text:p>
          </table:table-cell>
          <table:table-cell office:value-type="float" office:value="896" calcext:value-type="float">
            <text:p>896</text:p>
          </table:table-cell>
          <table:table-cell table:formula="of:=[.C412]-[.C$2]" office:value-type="float" office:value="15.0936682224274" calcext:value-type="float">
            <text:p>15.0936682224</text:p>
          </table:table-cell>
          <table:table-cell table:formula="of:=[.D412]/([.E412]-[.E411])" office:value-type="float" office:value="289976.572839506" calcext:value-type="float">
            <text:p>289976.5728395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890784.55172" calcext:value-type="float">
            <text:p>1442890784.55172</text:p>
          </table:table-cell>
          <table:table-cell office:value-type="float" office:value="1442890784.55203" calcext:value-type="float">
            <text:p>1442890784.55203</text:p>
          </table:table-cell>
          <table:table-cell office:value-type="float" office:value="896" calcext:value-type="float">
            <text:p>896</text:p>
          </table:table-cell>
          <table:table-cell table:formula="of:=[.C413]-[.C$2]" office:value-type="float" office:value="15.1869587898254" calcext:value-type="float">
            <text:p>15.1869587898</text:p>
          </table:table-cell>
          <table:table-cell table:formula="of:=[.D413]/([.E413]-[.E412])" office:value-type="float" office:value="9604.40079838687" calcext:value-type="float">
            <text:p>9604.400798386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890784.55177" calcext:value-type="float">
            <text:p>1442890784.55177</text:p>
          </table:table-cell>
          <table:table-cell office:value-type="float" office:value="1442890784.55514" calcext:value-type="float">
            <text:p>1442890784.55514</text:p>
          </table:table-cell>
          <table:table-cell office:value-type="float" office:value="896" calcext:value-type="float">
            <text:p>896</text:p>
          </table:table-cell>
          <table:table-cell table:formula="of:=[.C414]-[.C$2]" office:value-type="float" office:value="15.1900646686554" calcext:value-type="float">
            <text:p>15.1900646687</text:p>
          </table:table-cell>
          <table:table-cell table:formula="of:=[.D414]/([.E414]-[.E413])" office:value-type="float" office:value="288485.175711983" calcext:value-type="float">
            <text:p>288485.17571198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890784.5518" calcext:value-type="float">
            <text:p>1442890784.5518</text:p>
          </table:table-cell>
          <table:table-cell office:value-type="float" office:value="1442890784.55826" calcext:value-type="float">
            <text:p>1442890784.55826</text:p>
          </table:table-cell>
          <table:table-cell office:value-type="float" office:value="896" calcext:value-type="float">
            <text:p>896</text:p>
          </table:table-cell>
          <table:table-cell table:formula="of:=[.C415]-[.C$2]" office:value-type="float" office:value="15.1931898593903" calcext:value-type="float">
            <text:p>15.1931898594</text:p>
          </table:table-cell>
          <table:table-cell table:formula="of:=[.D415]/([.E415]-[.E414])" office:value-type="float" office:value="286702.50106805" calcext:value-type="float">
            <text:p>286702.501068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890784.55182" calcext:value-type="float">
            <text:p>1442890784.55182</text:p>
          </table:table-cell>
          <table:table-cell office:value-type="float" office:value="1442890784.56137" calcext:value-type="float">
            <text:p>1442890784.56137</text:p>
          </table:table-cell>
          <table:table-cell office:value-type="float" office:value="896" calcext:value-type="float">
            <text:p>896</text:p>
          </table:table-cell>
          <table:table-cell table:formula="of:=[.C416]-[.C$2]" office:value-type="float" office:value="15.1962969303131" calcext:value-type="float">
            <text:p>15.1962969303</text:p>
          </table:table-cell>
          <table:table-cell table:formula="of:=[.D416]/([.E416]-[.E415])" office:value-type="float" office:value="288374.492326581" calcext:value-type="float">
            <text:p>288374.49232658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890784.55184" calcext:value-type="float">
            <text:p>1442890784.55184</text:p>
          </table:table-cell>
          <table:table-cell office:value-type="float" office:value="1442890784.56448" calcext:value-type="float">
            <text:p>1442890784.56448</text:p>
          </table:table-cell>
          <table:table-cell office:value-type="float" office:value="896" calcext:value-type="float">
            <text:p>896</text:p>
          </table:table-cell>
          <table:table-cell table:formula="of:=[.C417]-[.C$2]" office:value-type="float" office:value="15.1994080543518" calcext:value-type="float">
            <text:p>15.1994080544</text:p>
          </table:table-cell>
          <table:table-cell table:formula="of:=[.D417]/([.E417]-[.E416])" office:value-type="float" office:value="287998.803279945" calcext:value-type="float">
            <text:p>287998.80327994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890784.55187" calcext:value-type="float">
            <text:p>1442890784.55187</text:p>
          </table:table-cell>
          <table:table-cell office:value-type="float" office:value="1442890784.56757" calcext:value-type="float">
            <text:p>1442890784.56757</text:p>
          </table:table-cell>
          <table:table-cell office:value-type="float" office:value="896" calcext:value-type="float">
            <text:p>896</text:p>
          </table:table-cell>
          <table:table-cell table:formula="of:=[.C418]-[.C$2]" office:value-type="float" office:value="15.2024917602539" calcext:value-type="float">
            <text:p>15.2024917603</text:p>
          </table:table-cell>
          <table:table-cell table:formula="of:=[.D418]/([.E418]-[.E417])" office:value-type="float" office:value="290559.485387351" calcext:value-type="float">
            <text:p>290559.4853873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890784.55189" calcext:value-type="float">
            <text:p>1442890784.55189</text:p>
          </table:table-cell>
          <table:table-cell office:value-type="float" office:value="1442890784.57067" calcext:value-type="float">
            <text:p>1442890784.57067</text:p>
          </table:table-cell>
          <table:table-cell office:value-type="float" office:value="896" calcext:value-type="float">
            <text:p>896</text:p>
          </table:table-cell>
          <table:table-cell table:formula="of:=[.C419]-[.C$2]" office:value-type="float" office:value="15.2055988311768" calcext:value-type="float">
            <text:p>15.2055988312</text:p>
          </table:table-cell>
          <table:table-cell table:formula="of:=[.D419]/([.E419]-[.E418])" office:value-type="float" office:value="288374.492326581" calcext:value-type="float">
            <text:p>288374.49232658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890784.55192" calcext:value-type="float">
            <text:p>1442890784.55192</text:p>
          </table:table-cell>
          <table:table-cell office:value-type="float" office:value="1442890784.57376" calcext:value-type="float">
            <text:p>1442890784.57376</text:p>
          </table:table-cell>
          <table:table-cell office:value-type="float" office:value="896" calcext:value-type="float">
            <text:p>896</text:p>
          </table:table-cell>
          <table:table-cell table:formula="of:=[.C420]-[.C$2]" office:value-type="float" office:value="15.2086839675903" calcext:value-type="float">
            <text:p>15.2086839676</text:p>
          </table:table-cell>
          <table:table-cell table:formula="of:=[.D420]/([.E420]-[.E419])" office:value-type="float" office:value="290424.759196291" calcext:value-type="float">
            <text:p>290424.7591962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890784.55194" calcext:value-type="float">
            <text:p>1442890784.55194</text:p>
          </table:table-cell>
          <table:table-cell office:value-type="float" office:value="1442890784.57685" calcext:value-type="float">
            <text:p>1442890784.57685</text:p>
          </table:table-cell>
          <table:table-cell office:value-type="float" office:value="896" calcext:value-type="float">
            <text:p>896</text:p>
          </table:table-cell>
          <table:table-cell table:formula="of:=[.C421]-[.C$2]" office:value-type="float" office:value="15.2117748260498" calcext:value-type="float">
            <text:p>15.211774826</text:p>
          </table:table-cell>
          <table:table-cell table:formula="of:=[.D421]/([.E421]-[.E420])" office:value-type="float" office:value="289887.101511879" calcext:value-type="float">
            <text:p>289887.10151187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890784.55196" calcext:value-type="float">
            <text:p>1442890784.55196</text:p>
          </table:table-cell>
          <table:table-cell office:value-type="float" office:value="1442890784.57993" calcext:value-type="float">
            <text:p>1442890784.57993</text:p>
          </table:table-cell>
          <table:table-cell office:value-type="float" office:value="896" calcext:value-type="float">
            <text:p>896</text:p>
          </table:table-cell>
          <table:table-cell table:formula="of:=[.C422]-[.C$2]" office:value-type="float" office:value="15.2148582935333" calcext:value-type="float">
            <text:p>15.2148582935</text:p>
          </table:table-cell>
          <table:table-cell table:formula="of:=[.D422]/([.E422]-[.E421])" office:value-type="float" office:value="290581.951905977" calcext:value-type="float">
            <text:p>290581.95190597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890784.55198" calcext:value-type="float">
            <text:p>1442890784.55198</text:p>
          </table:table-cell>
          <table:table-cell office:value-type="float" office:value="1442890784.58305" calcext:value-type="float">
            <text:p>1442890784.58305</text:p>
          </table:table-cell>
          <table:table-cell office:value-type="float" office:value="896" calcext:value-type="float">
            <text:p>896</text:p>
          </table:table-cell>
          <table:table-cell table:formula="of:=[.C423]-[.C$2]" office:value-type="float" office:value="15.217972278595" calcext:value-type="float">
            <text:p>15.2179722786</text:p>
          </table:table-cell>
          <table:table-cell table:formula="of:=[.D423]/([.E423]-[.E422])" office:value-type="float" office:value="287734.19983156" calcext:value-type="float">
            <text:p>287734.1998315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890784.552" calcext:value-type="float">
            <text:p>1442890784.552</text:p>
          </table:table-cell>
          <table:table-cell office:value-type="float" office:value="1442890784.58614" calcext:value-type="float">
            <text:p>1442890784.58614</text:p>
          </table:table-cell>
          <table:table-cell office:value-type="float" office:value="896" calcext:value-type="float">
            <text:p>896</text:p>
          </table:table-cell>
          <table:table-cell table:formula="of:=[.C424]-[.C$2]" office:value-type="float" office:value="15.2210652828217" calcext:value-type="float">
            <text:p>15.2210652828</text:p>
          </table:table-cell>
          <table:table-cell table:formula="of:=[.D424]/([.E424]-[.E423])" office:value-type="float" office:value="289685.992754182" calcext:value-type="float">
            <text:p>289685.99275418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890784.63164" calcext:value-type="float">
            <text:p>1442890784.63164</text:p>
          </table:table-cell>
          <table:table-cell office:value-type="float" office:value="1442890784.63187" calcext:value-type="float">
            <text:p>1442890784.63187</text:p>
          </table:table-cell>
          <table:table-cell office:value-type="float" office:value="896" calcext:value-type="float">
            <text:p>896</text:p>
          </table:table-cell>
          <table:table-cell table:formula="of:=[.C425]-[.C$2]" office:value-type="float" office:value="15.2667927742004" calcext:value-type="float">
            <text:p>15.2667927742</text:p>
          </table:table-cell>
          <table:table-cell table:formula="of:=[.D425]/([.E425]-[.E424])" office:value-type="float" office:value="19594.3397064574" calcext:value-type="float">
            <text:p>19594.339706457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890784.6317" calcext:value-type="float">
            <text:p>1442890784.6317</text:p>
          </table:table-cell>
          <table:table-cell office:value-type="float" office:value="1442890784.63497" calcext:value-type="float">
            <text:p>1442890784.63497</text:p>
          </table:table-cell>
          <table:table-cell office:value-type="float" office:value="896" calcext:value-type="float">
            <text:p>896</text:p>
          </table:table-cell>
          <table:table-cell table:formula="of:=[.C426]-[.C$2]" office:value-type="float" office:value="15.2698974609375" calcext:value-type="float">
            <text:p>15.2698974609</text:p>
          </table:table-cell>
          <table:table-cell table:formula="of:=[.D426]/([.E426]-[.E425])" office:value-type="float" office:value="288595.944094609" calcext:value-type="float">
            <text:p>288595.94409460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890784.63173" calcext:value-type="float">
            <text:p>1442890784.63173</text:p>
          </table:table-cell>
          <table:table-cell office:value-type="float" office:value="1442890784.63808" calcext:value-type="float">
            <text:p>1442890784.63808</text:p>
          </table:table-cell>
          <table:table-cell office:value-type="float" office:value="896" calcext:value-type="float">
            <text:p>896</text:p>
          </table:table-cell>
          <table:table-cell table:formula="of:=[.C427]-[.C$2]" office:value-type="float" office:value="15.2730042934418" calcext:value-type="float">
            <text:p>15.2730042934</text:p>
          </table:table-cell>
          <table:table-cell table:formula="of:=[.D427]/([.E427]-[.E426])" office:value-type="float" office:value="288396.62220858" calcext:value-type="float">
            <text:p>288396.6222085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890784.63174" calcext:value-type="float">
            <text:p>1442890784.63174</text:p>
          </table:table-cell>
          <table:table-cell office:value-type="float" office:value="1442890784.64119" calcext:value-type="float">
            <text:p>1442890784.64119</text:p>
          </table:table-cell>
          <table:table-cell office:value-type="float" office:value="896" calcext:value-type="float">
            <text:p>896</text:p>
          </table:table-cell>
          <table:table-cell table:formula="of:=[.C428]-[.C$2]" office:value-type="float" office:value="15.2761130332947" calcext:value-type="float">
            <text:p>15.2761130333</text:p>
          </table:table-cell>
          <table:table-cell table:formula="of:=[.D428]/([.E428]-[.E427])" office:value-type="float" office:value="288219.678196181" calcext:value-type="float">
            <text:p>288219.6781961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890784.63176" calcext:value-type="float">
            <text:p>1442890784.63176</text:p>
          </table:table-cell>
          <table:table-cell office:value-type="float" office:value="1442890784.6443" calcext:value-type="float">
            <text:p>1442890784.6443</text:p>
          </table:table-cell>
          <table:table-cell office:value-type="float" office:value="896" calcext:value-type="float">
            <text:p>896</text:p>
          </table:table-cell>
          <table:table-cell table:formula="of:=[.C429]-[.C$2]" office:value-type="float" office:value="15.2792224884033" calcext:value-type="float">
            <text:p>15.2792224884</text:p>
          </table:table-cell>
          <table:table-cell table:formula="of:=[.D429]/([.E429]-[.E428])" office:value-type="float" office:value="288153.380156418" calcext:value-type="float">
            <text:p>288153.3801564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890784.63178" calcext:value-type="float">
            <text:p>1442890784.63178</text:p>
          </table:table-cell>
          <table:table-cell office:value-type="float" office:value="1442890784.64741" calcext:value-type="float">
            <text:p>1442890784.64741</text:p>
          </table:table-cell>
          <table:table-cell office:value-type="float" office:value="896" calcext:value-type="float">
            <text:p>896</text:p>
          </table:table-cell>
          <table:table-cell table:formula="of:=[.C430]-[.C$2]" office:value-type="float" office:value="15.2823321819305" calcext:value-type="float">
            <text:p>15.2823321819</text:p>
          </table:table-cell>
          <table:table-cell table:formula="of:=[.D430]/([.E430]-[.E429])" office:value-type="float" office:value="288131.287587212" calcext:value-type="float">
            <text:p>288131.2875872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890784.6318" calcext:value-type="float">
            <text:p>1442890784.6318</text:p>
          </table:table-cell>
          <table:table-cell office:value-type="float" office:value="1442890784.6505" calcext:value-type="float">
            <text:p>1442890784.6505</text:p>
          </table:table-cell>
          <table:table-cell office:value-type="float" office:value="896" calcext:value-type="float">
            <text:p>896</text:p>
          </table:table-cell>
          <table:table-cell table:formula="of:=[.C431]-[.C$2]" office:value-type="float" office:value="15.2854228019714" calcext:value-type="float">
            <text:p>15.285422802</text:p>
          </table:table-cell>
          <table:table-cell table:formula="of:=[.D431]/([.E431]-[.E430])" office:value-type="float" office:value="289909.464167245" calcext:value-type="float">
            <text:p>289909.46416724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890784.63182" calcext:value-type="float">
            <text:p>1442890784.63182</text:p>
          </table:table-cell>
          <table:table-cell office:value-type="float" office:value="1442890784.65362" calcext:value-type="float">
            <text:p>1442890784.65362</text:p>
          </table:table-cell>
          <table:table-cell office:value-type="float" office:value="896" calcext:value-type="float">
            <text:p>896</text:p>
          </table:table-cell>
          <table:table-cell table:formula="of:=[.C432]-[.C$2]" office:value-type="float" office:value="15.2885484695435" calcext:value-type="float">
            <text:p>15.2885484695</text:p>
          </table:table-cell>
          <table:table-cell table:formula="of:=[.D432]/([.E432]-[.E431])" office:value-type="float" office:value="286658.763081617" calcext:value-type="float">
            <text:p>286658.7630816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890784.63184" calcext:value-type="float">
            <text:p>1442890784.63184</text:p>
          </table:table-cell>
          <table:table-cell office:value-type="float" office:value="1442890784.65673" calcext:value-type="float">
            <text:p>1442890784.65673</text:p>
          </table:table-cell>
          <table:table-cell office:value-type="float" office:value="896" calcext:value-type="float">
            <text:p>896</text:p>
          </table:table-cell>
          <table:table-cell table:formula="of:=[.C433]-[.C$2]" office:value-type="float" office:value="15.2916526794434" calcext:value-type="float">
            <text:p>15.2916526794</text:p>
          </table:table-cell>
          <table:table-cell table:formula="of:=[.D433]/([.E433]-[.E432])" office:value-type="float" office:value="288640.275268817" calcext:value-type="float">
            <text:p>288640.2752688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890784.74911" calcext:value-type="float">
            <text:p>1442890784.74911</text:p>
          </table:table-cell>
          <table:table-cell office:value-type="float" office:value="1442890784.74937" calcext:value-type="float">
            <text:p>1442890784.74937</text:p>
          </table:table-cell>
          <table:table-cell office:value-type="float" office:value="896" calcext:value-type="float">
            <text:p>896</text:p>
          </table:table-cell>
          <table:table-cell table:formula="of:=[.C434]-[.C$2]" office:value-type="float" office:value="15.3842949867249" calcext:value-type="float">
            <text:p>15.3842949867</text:p>
          </table:table-cell>
          <table:table-cell table:formula="of:=[.D434]/([.E434]-[.E433])" office:value-type="float" office:value="9671.60713384976" calcext:value-type="float">
            <text:p>9671.607133849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890784.74915" calcext:value-type="float">
            <text:p>1442890784.74915</text:p>
          </table:table-cell>
          <table:table-cell office:value-type="float" office:value="1442890784.75246" calcext:value-type="float">
            <text:p>1442890784.75246</text:p>
          </table:table-cell>
          <table:table-cell office:value-type="float" office:value="896" calcext:value-type="float">
            <text:p>896</text:p>
          </table:table-cell>
          <table:table-cell table:formula="of:=[.C435]-[.C$2]" office:value-type="float" office:value="15.3873898983002" calcext:value-type="float">
            <text:p>15.3873898983</text:p>
          </table:table-cell>
          <table:table-cell table:formula="of:=[.D435]/([.E435]-[.E434])" office:value-type="float" office:value="289507.463523611" calcext:value-type="float">
            <text:p>289507.4635236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890784.74917" calcext:value-type="float">
            <text:p>1442890784.74917</text:p>
          </table:table-cell>
          <table:table-cell office:value-type="float" office:value="1442890784.75557" calcext:value-type="float">
            <text:p>1442890784.75557</text:p>
          </table:table-cell>
          <table:table-cell office:value-type="float" office:value="896" calcext:value-type="float">
            <text:p>896</text:p>
          </table:table-cell>
          <table:table-cell table:formula="of:=[.C436]-[.C$2]" office:value-type="float" office:value="15.3904976844788" calcext:value-type="float">
            <text:p>15.3904976845</text:p>
          </table:table-cell>
          <table:table-cell table:formula="of:=[.D436]/([.E436]-[.E435])" office:value-type="float" office:value="288308.123053318" calcext:value-type="float">
            <text:p>288308.1230533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890784.74919" calcext:value-type="float">
            <text:p>1442890784.74919</text:p>
          </table:table-cell>
          <table:table-cell office:value-type="float" office:value="1442890784.75868" calcext:value-type="float">
            <text:p>1442890784.75868</text:p>
          </table:table-cell>
          <table:table-cell office:value-type="float" office:value="896" calcext:value-type="float">
            <text:p>896</text:p>
          </table:table-cell>
          <table:table-cell table:formula="of:=[.C437]-[.C$2]" office:value-type="float" office:value="15.3936064243317" calcext:value-type="float">
            <text:p>15.3936064243</text:p>
          </table:table-cell>
          <table:table-cell table:formula="of:=[.D437]/([.E437]-[.E436])" office:value-type="float" office:value="288219.678196181" calcext:value-type="float">
            <text:p>288219.67819618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890784.74921" calcext:value-type="float">
            <text:p>1442890784.74921</text:p>
          </table:table-cell>
          <table:table-cell office:value-type="float" office:value="1442890784.76179" calcext:value-type="float">
            <text:p>1442890784.76179</text:p>
          </table:table-cell>
          <table:table-cell office:value-type="float" office:value="896" calcext:value-type="float">
            <text:p>896</text:p>
          </table:table-cell>
          <table:table-cell table:formula="of:=[.C438]-[.C$2]" office:value-type="float" office:value="15.3967158794403" calcext:value-type="float">
            <text:p>15.3967158794</text:p>
          </table:table-cell>
          <table:table-cell table:formula="of:=[.D438]/([.E438]-[.E437])" office:value-type="float" office:value="288153.380156418" calcext:value-type="float">
            <text:p>288153.3801564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890784.74923" calcext:value-type="float">
            <text:p>1442890784.74923</text:p>
          </table:table-cell>
          <table:table-cell office:value-type="float" office:value="1442890784.76491" calcext:value-type="float">
            <text:p>1442890784.76491</text:p>
          </table:table-cell>
          <table:table-cell office:value-type="float" office:value="896" calcext:value-type="float">
            <text:p>896</text:p>
          </table:table-cell>
          <table:table-cell table:formula="of:=[.C439]-[.C$2]" office:value-type="float" office:value="15.3998322486877" calcext:value-type="float">
            <text:p>15.3998322487</text:p>
          </table:table-cell>
          <table:table-cell table:formula="of:=[.D439]/([.E439]-[.E438])" office:value-type="float" office:value="287514.068089664" calcext:value-type="float">
            <text:p>287514.06808966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890784.74925" calcext:value-type="float">
            <text:p>1442890784.74925</text:p>
          </table:table-cell>
          <table:table-cell office:value-type="float" office:value="1442890784.76801" calcext:value-type="float">
            <text:p>1442890784.76801</text:p>
          </table:table-cell>
          <table:table-cell office:value-type="float" office:value="896" calcext:value-type="float">
            <text:p>896</text:p>
          </table:table-cell>
          <table:table-cell table:formula="of:=[.C440]-[.C$2]" office:value-type="float" office:value="15.4029347896576" calcext:value-type="float">
            <text:p>15.4029347897</text:p>
          </table:table-cell>
          <table:table-cell table:formula="of:=[.D440]/([.E440]-[.E439])" office:value-type="float" office:value="288795.54168908" calcext:value-type="float">
            <text:p>288795.5416890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890784.74927" calcext:value-type="float">
            <text:p>1442890784.74927</text:p>
          </table:table-cell>
          <table:table-cell office:value-type="float" office:value="1442890784.77111" calcext:value-type="float">
            <text:p>1442890784.77111</text:p>
          </table:table-cell>
          <table:table-cell office:value-type="float" office:value="896" calcext:value-type="float">
            <text:p>896</text:p>
          </table:table-cell>
          <table:table-cell table:formula="of:=[.C441]-[.C$2]" office:value-type="float" office:value="15.4060366153717" calcext:value-type="float">
            <text:p>15.4060366154</text:p>
          </table:table-cell>
          <table:table-cell table:formula="of:=[.D441]/([.E441]-[.E440])" office:value-type="float" office:value="288862.135588009" calcext:value-type="float">
            <text:p>288862.13558800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890784.74928" calcext:value-type="float">
            <text:p>1442890784.74928</text:p>
          </table:table-cell>
          <table:table-cell office:value-type="float" office:value="1442890784.77426" calcext:value-type="float">
            <text:p>1442890784.77426</text:p>
          </table:table-cell>
          <table:table-cell office:value-type="float" office:value="896" calcext:value-type="float">
            <text:p>896</text:p>
          </table:table-cell>
          <table:table-cell table:formula="of:=[.C442]-[.C$2]" office:value-type="float" office:value="15.4091906547546" calcext:value-type="float">
            <text:p>15.4091906548</text:p>
          </table:table-cell>
          <table:table-cell table:formula="of:=[.D442]/([.E442]-[.E441])" office:value-type="float" office:value="284080.156020863" calcext:value-type="float">
            <text:p>284080.1560208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890784.74931" calcext:value-type="float">
            <text:p>1442890784.74931</text:p>
          </table:table-cell>
          <table:table-cell office:value-type="float" office:value="1442890784.7774" calcext:value-type="float">
            <text:p>1442890784.7774</text:p>
          </table:table-cell>
          <table:table-cell office:value-type="float" office:value="896" calcext:value-type="float">
            <text:p>896</text:p>
          </table:table-cell>
          <table:table-cell table:formula="of:=[.C443]-[.C$2]" office:value-type="float" office:value="15.4123284816742" calcext:value-type="float">
            <text:p>15.4123284817</text:p>
          </table:table-cell>
          <table:table-cell table:formula="of:=[.D443]/([.E443]-[.E442])" office:value-type="float" office:value="285547.935871134" calcext:value-type="float">
            <text:p>285547.9358711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890784.74933" calcext:value-type="float">
            <text:p>1442890784.74933</text:p>
          </table:table-cell>
          <table:table-cell office:value-type="float" office:value="1442890784.78048" calcext:value-type="float">
            <text:p>1442890784.78048</text:p>
          </table:table-cell>
          <table:table-cell office:value-type="float" office:value="896" calcext:value-type="float">
            <text:p>896</text:p>
          </table:table-cell>
          <table:table-cell table:formula="of:=[.C444]-[.C$2]" office:value-type="float" office:value="15.4154078960419" calcext:value-type="float">
            <text:p>15.415407896</text:p>
          </table:table-cell>
          <table:table-cell table:formula="of:=[.D444]/([.E444]-[.E443])" office:value-type="float" office:value="290964.414989161" calcext:value-type="float">
            <text:p>290964.41498916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890784.74935" calcext:value-type="float">
            <text:p>1442890784.74935</text:p>
          </table:table-cell>
          <table:table-cell office:value-type="float" office:value="1442890784.78363" calcext:value-type="float">
            <text:p>1442890784.78363</text:p>
          </table:table-cell>
          <table:table-cell office:value-type="float" office:value="896" calcext:value-type="float">
            <text:p>896</text:p>
          </table:table-cell>
          <table:table-cell table:formula="of:=[.C445]-[.C$2]" office:value-type="float" office:value="15.4185605049133" calcext:value-type="float">
            <text:p>15.4185605049</text:p>
          </table:table-cell>
          <table:table-cell table:formula="of:=[.D445]/([.E445]-[.E444])" office:value-type="float" office:value="284209.058761249" calcext:value-type="float">
            <text:p>284209.05876124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890784.83256" calcext:value-type="float">
            <text:p>1442890784.83256</text:p>
          </table:table-cell>
          <table:table-cell office:value-type="float" office:value="1442890784.83282" calcext:value-type="float">
            <text:p>1442890784.83282</text:p>
          </table:table-cell>
          <table:table-cell office:value-type="float" office:value="896" calcext:value-type="float">
            <text:p>896</text:p>
          </table:table-cell>
          <table:table-cell table:formula="of:=[.C446]-[.C$2]" office:value-type="float" office:value="15.4677436351776" calcext:value-type="float">
            <text:p>15.4677436352</text:p>
          </table:table-cell>
          <table:table-cell table:formula="of:=[.D446]/([.E446]-[.E445])" office:value-type="float" office:value="18217.6285890183" calcext:value-type="float">
            <text:p>18217.628589018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890784.83263" calcext:value-type="float">
            <text:p>1442890784.83263</text:p>
          </table:table-cell>
          <table:table-cell office:value-type="float" office:value="1442890784.83592" calcext:value-type="float">
            <text:p>1442890784.83592</text:p>
          </table:table-cell>
          <table:table-cell office:value-type="float" office:value="896" calcext:value-type="float">
            <text:p>896</text:p>
          </table:table-cell>
          <table:table-cell table:formula="of:=[.C447]-[.C$2]" office:value-type="float" office:value="15.4708499908447" calcext:value-type="float">
            <text:p>15.4708499908</text:p>
          </table:table-cell>
          <table:table-cell table:formula="of:=[.D447]/([.E447]-[.E446])" office:value-type="float" office:value="288440.892163635" calcext:value-type="float">
            <text:p>288440.8921636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890784.83265" calcext:value-type="float">
            <text:p>1442890784.83265</text:p>
          </table:table-cell>
          <table:table-cell office:value-type="float" office:value="1442890784.83901" calcext:value-type="float">
            <text:p>1442890784.83901</text:p>
          </table:table-cell>
          <table:table-cell office:value-type="float" office:value="896" calcext:value-type="float">
            <text:p>896</text:p>
          </table:table-cell>
          <table:table-cell table:formula="of:=[.C448]-[.C$2]" office:value-type="float" office:value="15.4739398956299" calcext:value-type="float">
            <text:p>15.4739398956</text:p>
          </table:table-cell>
          <table:table-cell table:formula="of:=[.D448]/([.E448]-[.E447])" office:value-type="float" office:value="289976.572839506" calcext:value-type="float">
            <text:p>289976.57283950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890784.83268" calcext:value-type="float">
            <text:p>1442890784.83268</text:p>
          </table:table-cell>
          <table:table-cell office:value-type="float" office:value="1442890784.84212" calcext:value-type="float">
            <text:p>1442890784.84212</text:p>
          </table:table-cell>
          <table:table-cell office:value-type="float" office:value="896" calcext:value-type="float">
            <text:p>896</text:p>
          </table:table-cell>
          <table:table-cell table:formula="of:=[.C449]-[.C$2]" office:value-type="float" office:value="15.4770429134369" calcext:value-type="float">
            <text:p>15.4770429134</text:p>
          </table:table-cell>
          <table:table-cell table:formula="of:=[.D449]/([.E449]-[.E448])" office:value-type="float" office:value="288751.16281214" calcext:value-type="float">
            <text:p>288751.162812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890784.8327" calcext:value-type="float">
            <text:p>1442890784.8327</text:p>
          </table:table-cell>
          <table:table-cell office:value-type="float" office:value="1442890784.84524" calcext:value-type="float">
            <text:p>1442890784.84524</text:p>
          </table:table-cell>
          <table:table-cell office:value-type="float" office:value="896" calcext:value-type="float">
            <text:p>896</text:p>
          </table:table-cell>
          <table:table-cell table:formula="of:=[.C450]-[.C$2]" office:value-type="float" office:value="15.4801640510559" calcext:value-type="float">
            <text:p>15.4801640511</text:p>
          </table:table-cell>
          <table:table-cell table:formula="of:=[.D450]/([.E450]-[.E449])" office:value-type="float" office:value="287074.813536017" calcext:value-type="float">
            <text:p>287074.8135360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890784.83272" calcext:value-type="float">
            <text:p>1442890784.83272</text:p>
          </table:table-cell>
          <table:table-cell office:value-type="float" office:value="1442890784.84834" calcext:value-type="float">
            <text:p>1442890784.84834</text:p>
          </table:table-cell>
          <table:table-cell office:value-type="float" office:value="896" calcext:value-type="float">
            <text:p>896</text:p>
          </table:table-cell>
          <table:table-cell table:formula="of:=[.C451]-[.C$2]" office:value-type="float" office:value="15.4832668304443" calcext:value-type="float">
            <text:p>15.4832668304</text:p>
          </table:table-cell>
          <table:table-cell table:formula="of:=[.D451]/([.E451]-[.E450])" office:value-type="float" office:value="288773.350545566" calcext:value-type="float">
            <text:p>288773.35054556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890784.83274" calcext:value-type="float">
            <text:p>1442890784.83274</text:p>
          </table:table-cell>
          <table:table-cell office:value-type="float" office:value="1442890784.85144" calcext:value-type="float">
            <text:p>1442890784.85144</text:p>
          </table:table-cell>
          <table:table-cell office:value-type="float" office:value="896" calcext:value-type="float">
            <text:p>896</text:p>
          </table:table-cell>
          <table:table-cell table:formula="of:=[.C452]-[.C$2]" office:value-type="float" office:value="15.486368894577" calcext:value-type="float">
            <text:p>15.4863688946</text:p>
          </table:table-cell>
          <table:table-cell table:formula="of:=[.D452]/([.E452]-[.E451])" office:value-type="float" office:value="288839.934209515" calcext:value-type="float">
            <text:p>288839.9342095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890784.83277" calcext:value-type="float">
            <text:p>1442890784.83277</text:p>
          </table:table-cell>
          <table:table-cell office:value-type="float" office:value="1442890784.85455" calcext:value-type="float">
            <text:p>1442890784.85455</text:p>
          </table:table-cell>
          <table:table-cell office:value-type="float" office:value="896" calcext:value-type="float">
            <text:p>896</text:p>
          </table:table-cell>
          <table:table-cell table:formula="of:=[.C453]-[.C$2]" office:value-type="float" office:value="15.4894728660584" calcext:value-type="float">
            <text:p>15.4894728661</text:p>
          </table:table-cell>
          <table:table-cell table:formula="of:=[.D453]/([.E453]-[.E452])" office:value-type="float" office:value="288662.445963592" calcext:value-type="float">
            <text:p>288662.44596359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890784.83279" calcext:value-type="float">
            <text:p>1442890784.83279</text:p>
          </table:table-cell>
          <table:table-cell office:value-type="float" office:value="1442890784.85764" calcext:value-type="float">
            <text:p>1442890784.85764</text:p>
          </table:table-cell>
          <table:table-cell office:value-type="float" office:value="896" calcext:value-type="float">
            <text:p>896</text:p>
          </table:table-cell>
          <table:table-cell table:formula="of:=[.C454]-[.C$2]" office:value-type="float" office:value="15.4925637245178" calcext:value-type="float">
            <text:p>15.4925637245</text:p>
          </table:table-cell>
          <table:table-cell table:formula="of:=[.D454]/([.E454]-[.E453])" office:value-type="float" office:value="289887.101511879" calcext:value-type="float">
            <text:p>289887.10151187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890784.94698" calcext:value-type="float">
            <text:p>1442890784.94698</text:p>
          </table:table-cell>
          <table:table-cell office:value-type="float" office:value="1442890784.94728" calcext:value-type="float">
            <text:p>1442890784.94728</text:p>
          </table:table-cell>
          <table:table-cell office:value-type="float" office:value="896" calcext:value-type="float">
            <text:p>896</text:p>
          </table:table-cell>
          <table:table-cell table:formula="of:=[.C455]-[.C$2]" office:value-type="float" office:value="15.5822048187256" calcext:value-type="float">
            <text:p>15.5822048187</text:p>
          </table:table-cell>
          <table:table-cell table:formula="of:=[.D455]/([.E455]-[.E454])" office:value-type="float" office:value="9995.41569543223" calcext:value-type="float">
            <text:p>9995.415695432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890784.94703" calcext:value-type="float">
            <text:p>1442890784.94703</text:p>
          </table:table-cell>
          <table:table-cell office:value-type="float" office:value="1442890784.95037" calcext:value-type="float">
            <text:p>1442890784.95037</text:p>
          </table:table-cell>
          <table:table-cell office:value-type="float" office:value="896" calcext:value-type="float">
            <text:p>896</text:p>
          </table:table-cell>
          <table:table-cell table:formula="of:=[.C456]-[.C$2]" office:value-type="float" office:value="15.5852987766266" calcext:value-type="float">
            <text:p>15.5852987766</text:p>
          </table:table-cell>
          <table:table-cell table:formula="of:=[.D456]/([.E456]-[.E455])" office:value-type="float" office:value="289596.700624181" calcext:value-type="float">
            <text:p>289596.7006241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890784.94705" calcext:value-type="float">
            <text:p>1442890784.94705</text:p>
          </table:table-cell>
          <table:table-cell office:value-type="float" office:value="1442890784.95349" calcext:value-type="float">
            <text:p>1442890784.95349</text:p>
          </table:table-cell>
          <table:table-cell office:value-type="float" office:value="896" calcext:value-type="float">
            <text:p>896</text:p>
          </table:table-cell>
          <table:table-cell table:formula="of:=[.C457]-[.C$2]" office:value-type="float" office:value="15.5884182453156" calcext:value-type="float">
            <text:p>15.5884182453</text:p>
          </table:table-cell>
          <table:table-cell table:formula="of:=[.D457]/([.E457]-[.E456])" office:value-type="float" office:value="287228.399877713" calcext:value-type="float">
            <text:p>287228.3998777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890784.94708" calcext:value-type="float">
            <text:p>1442890784.94708</text:p>
          </table:table-cell>
          <table:table-cell office:value-type="float" office:value="1442890784.9566" calcext:value-type="float">
            <text:p>1442890784.9566</text:p>
          </table:table-cell>
          <table:table-cell office:value-type="float" office:value="896" calcext:value-type="float">
            <text:p>896</text:p>
          </table:table-cell>
          <table:table-cell table:formula="of:=[.C458]-[.C$2]" office:value-type="float" office:value="15.5915222167969" calcext:value-type="float">
            <text:p>15.5915222168</text:p>
          </table:table-cell>
          <table:table-cell table:formula="of:=[.D458]/([.E458]-[.E457])" office:value-type="float" office:value="288662.445963592" calcext:value-type="float">
            <text:p>288662.44596359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890784.9471" calcext:value-type="float">
            <text:p>1442890784.9471</text:p>
          </table:table-cell>
          <table:table-cell office:value-type="float" office:value="1442890784.9597" calcext:value-type="float">
            <text:p>1442890784.9597</text:p>
          </table:table-cell>
          <table:table-cell office:value-type="float" office:value="896" calcext:value-type="float">
            <text:p>896</text:p>
          </table:table-cell>
          <table:table-cell table:formula="of:=[.C459]-[.C$2]" office:value-type="float" office:value="15.5946214199066" calcext:value-type="float">
            <text:p>15.5946214199</text:p>
          </table:table-cell>
          <table:table-cell table:formula="of:=[.D459]/([.E459]-[.E458])" office:value-type="float" office:value="289106.576198169" calcext:value-type="float">
            <text:p>289106.57619816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890784.94712" calcext:value-type="float">
            <text:p>1442890784.94712</text:p>
          </table:table-cell>
          <table:table-cell office:value-type="float" office:value="1442890784.9628" calcext:value-type="float">
            <text:p>1442890784.9628</text:p>
          </table:table-cell>
          <table:table-cell office:value-type="float" office:value="896" calcext:value-type="float">
            <text:p>896</text:p>
          </table:table-cell>
          <table:table-cell table:formula="of:=[.C460]-[.C$2]" office:value-type="float" office:value="15.597728729248" calcext:value-type="float">
            <text:p>15.5977287292</text:p>
          </table:table-cell>
          <table:table-cell table:formula="of:=[.D460]/([.E460]-[.E459])" office:value-type="float" office:value="288352.365840559" calcext:value-type="float">
            <text:p>288352.3658405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890784.94714" calcext:value-type="float">
            <text:p>1442890784.94714</text:p>
          </table:table-cell>
          <table:table-cell office:value-type="float" office:value="1442890784.96592" calcext:value-type="float">
            <text:p>1442890784.96592</text:p>
          </table:table-cell>
          <table:table-cell office:value-type="float" office:value="896" calcext:value-type="float">
            <text:p>896</text:p>
          </table:table-cell>
          <table:table-cell table:formula="of:=[.C461]-[.C$2]" office:value-type="float" office:value="15.6008472442627" calcext:value-type="float">
            <text:p>15.6008472443</text:p>
          </table:table-cell>
          <table:table-cell table:formula="of:=[.D461]/([.E461]-[.E460])" office:value-type="float" office:value="287316.237308868" calcext:value-type="float">
            <text:p>287316.23730886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890784.94716" calcext:value-type="float">
            <text:p>1442890784.94716</text:p>
          </table:table-cell>
          <table:table-cell office:value-type="float" office:value="1442890784.96905" calcext:value-type="float">
            <text:p>1442890784.96905</text:p>
          </table:table-cell>
          <table:table-cell office:value-type="float" office:value="896" calcext:value-type="float">
            <text:p>896</text:p>
          </table:table-cell>
          <table:table-cell table:formula="of:=[.C462]-[.C$2]" office:value-type="float" office:value="15.6039741039276" calcext:value-type="float">
            <text:p>15.6039741039</text:p>
          </table:table-cell>
          <table:table-cell table:formula="of:=[.D462]/([.E462]-[.E461])" office:value-type="float" office:value="286549.476477316" calcext:value-type="float">
            <text:p>286549.4764773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890784.94719" calcext:value-type="float">
            <text:p>1442890784.94719</text:p>
          </table:table-cell>
          <table:table-cell office:value-type="float" office:value="1442890784.97216" calcext:value-type="float">
            <text:p>1442890784.97216</text:p>
          </table:table-cell>
          <table:table-cell office:value-type="float" office:value="896" calcext:value-type="float">
            <text:p>896</text:p>
          </table:table-cell>
          <table:table-cell table:formula="of:=[.C463]-[.C$2]" office:value-type="float" office:value="15.6070811748505" calcext:value-type="float">
            <text:p>15.6070811749</text:p>
          </table:table-cell>
          <table:table-cell table:formula="of:=[.D463]/([.E463]-[.E462])" office:value-type="float" office:value="288374.492326581" calcext:value-type="float">
            <text:p>288374.49232658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890784.94721" calcext:value-type="float">
            <text:p>1442890784.94721</text:p>
          </table:table-cell>
          <table:table-cell office:value-type="float" office:value="1442890784.97525" calcext:value-type="float">
            <text:p>1442890784.97525</text:p>
          </table:table-cell>
          <table:table-cell office:value-type="float" office:value="896" calcext:value-type="float">
            <text:p>896</text:p>
          </table:table-cell>
          <table:table-cell table:formula="of:=[.C464]-[.C$2]" office:value-type="float" office:value="15.6101744174957" calcext:value-type="float">
            <text:p>15.6101744175</text:p>
          </table:table-cell>
          <table:table-cell table:formula="of:=[.D464]/([.E464]-[.E463])" office:value-type="float" office:value="289663.664559889" calcext:value-type="float">
            <text:p>289663.66455988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890784.94723" calcext:value-type="float">
            <text:p>1442890784.94723</text:p>
          </table:table-cell>
          <table:table-cell office:value-type="float" office:value="1442890784.97832" calcext:value-type="float">
            <text:p>1442890784.97832</text:p>
          </table:table-cell>
          <table:table-cell office:value-type="float" office:value="896" calcext:value-type="float">
            <text:p>896</text:p>
          </table:table-cell>
          <table:table-cell table:formula="of:=[.C465]-[.C$2]" office:value-type="float" office:value="15.6132483482361" calcext:value-type="float">
            <text:p>15.6132483482</text:p>
          </table:table-cell>
          <table:table-cell table:formula="of:=[.D465]/([.E465]-[.E464])" office:value-type="float" office:value="291483.4704103" calcext:value-type="float">
            <text:p>291483.470410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890784.94725" calcext:value-type="float">
            <text:p>1442890784.94725</text:p>
          </table:table-cell>
          <table:table-cell office:value-type="float" office:value="1442890784.98141" calcext:value-type="float">
            <text:p>1442890784.98141</text:p>
          </table:table-cell>
          <table:table-cell office:value-type="float" office:value="896" calcext:value-type="float">
            <text:p>896</text:p>
          </table:table-cell>
          <table:table-cell table:formula="of:=[.C466]-[.C$2]" office:value-type="float" office:value="15.616340637207" calcext:value-type="float">
            <text:p>15.6163406372</text:p>
          </table:table-cell>
          <table:table-cell table:formula="of:=[.D466]/([.E466]-[.E465])" office:value-type="float" office:value="289752.997995374" calcext:value-type="float">
            <text:p>289752.9979953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890785.03348" calcext:value-type="float">
            <text:p>1442890785.03348</text:p>
          </table:table-cell>
          <table:table-cell office:value-type="float" office:value="1442890785.03363" calcext:value-type="float">
            <text:p>1442890785.03363</text:p>
          </table:table-cell>
          <table:table-cell office:value-type="float" office:value="896" calcext:value-type="float">
            <text:p>896</text:p>
          </table:table-cell>
          <table:table-cell table:formula="of:=[.C467]-[.C$2]" office:value-type="float" office:value="15.6685588359833" calcext:value-type="float">
            <text:p>15.668558836</text:p>
          </table:table-cell>
          <table:table-cell table:formula="of:=[.D467]/([.E467]-[.E466])" office:value-type="float" office:value="17158.7688008803" calcext:value-type="float">
            <text:p>17158.768800880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890785.03354" calcext:value-type="float">
            <text:p>1442890785.03354</text:p>
          </table:table-cell>
          <table:table-cell office:value-type="float" office:value="1442890785.03651" calcext:value-type="float">
            <text:p>1442890785.03651</text:p>
          </table:table-cell>
          <table:table-cell office:value-type="float" office:value="896" calcext:value-type="float">
            <text:p>896</text:p>
          </table:table-cell>
          <table:table-cell table:formula="of:=[.C468]-[.C$2]" office:value-type="float" office:value="15.6714403629303" calcext:value-type="float">
            <text:p>15.6714403629</text:p>
          </table:table-cell>
          <table:table-cell table:formula="of:=[.D468]/([.E468]-[.E467])" office:value-type="float" office:value="310946.250537812" calcext:value-type="float">
            <text:p>310946.2505378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890785.03369" calcext:value-type="float">
            <text:p>1442890785.03369</text:p>
          </table:table-cell>
          <table:table-cell office:value-type="float" office:value="1442890785.03941" calcext:value-type="float">
            <text:p>1442890785.03941</text:p>
          </table:table-cell>
          <table:table-cell office:value-type="float" office:value="896" calcext:value-type="float">
            <text:p>896</text:p>
          </table:table-cell>
          <table:table-cell table:formula="of:=[.C469]-[.C$2]" office:value-type="float" office:value="15.6743323802948" calcext:value-type="float">
            <text:p>15.6743323803</text:p>
          </table:table-cell>
          <table:table-cell table:formula="of:=[.D469]/([.E469]-[.E468])" office:value-type="float" office:value="309818.333388294" calcext:value-type="float">
            <text:p>309818.33338829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890785.03373" calcext:value-type="float">
            <text:p>1442890785.03373</text:p>
          </table:table-cell>
          <table:table-cell office:value-type="float" office:value="1442890785.04227" calcext:value-type="float">
            <text:p>1442890785.04227</text:p>
          </table:table-cell>
          <table:table-cell office:value-type="float" office:value="896" calcext:value-type="float">
            <text:p>896</text:p>
          </table:table-cell>
          <table:table-cell table:formula="of:=[.C470]-[.C$2]" office:value-type="float" office:value="15.6771955490112" calcext:value-type="float">
            <text:p>15.677195549</text:p>
          </table:table-cell>
          <table:table-cell table:formula="of:=[.D470]/([.E470]-[.E469])" office:value-type="float" office:value="312939.993671413" calcext:value-type="float">
            <text:p>312939.9936714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890785.03375" calcext:value-type="float">
            <text:p>1442890785.03375</text:p>
          </table:table-cell>
          <table:table-cell office:value-type="float" office:value="1442890785.04515" calcext:value-type="float">
            <text:p>1442890785.04515</text:p>
          </table:table-cell>
          <table:table-cell office:value-type="float" office:value="896" calcext:value-type="float">
            <text:p>896</text:p>
          </table:table-cell>
          <table:table-cell table:formula="of:=[.C471]-[.C$2]" office:value-type="float" office:value="15.6800765991211" calcext:value-type="float">
            <text:p>15.6800765991</text:p>
          </table:table-cell>
          <table:table-cell table:formula="of:=[.D471]/([.E471]-[.E470])" office:value-type="float" office:value="310997.714664019" calcext:value-type="float">
            <text:p>310997.71466401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890785.03377" calcext:value-type="float">
            <text:p>1442890785.03377</text:p>
          </table:table-cell>
          <table:table-cell office:value-type="float" office:value="1442890785.04797" calcext:value-type="float">
            <text:p>1442890785.04797</text:p>
          </table:table-cell>
          <table:table-cell office:value-type="float" office:value="896" calcext:value-type="float">
            <text:p>896</text:p>
          </table:table-cell>
          <table:table-cell table:formula="of:=[.C472]-[.C$2]" office:value-type="float" office:value="15.682893037796" calcext:value-type="float">
            <text:p>15.6828930378</text:p>
          </table:table-cell>
          <table:table-cell table:formula="of:=[.D472]/([.E472]-[.E471])" office:value-type="float" office:value="318132.259713875" calcext:value-type="float">
            <text:p>318132.25971387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890785.03379" calcext:value-type="float">
            <text:p>1442890785.03379</text:p>
          </table:table-cell>
          <table:table-cell office:value-type="float" office:value="1442890785.05078" calcext:value-type="float">
            <text:p>1442890785.05078</text:p>
          </table:table-cell>
          <table:table-cell office:value-type="float" office:value="896" calcext:value-type="float">
            <text:p>896</text:p>
          </table:table-cell>
          <table:table-cell table:formula="of:=[.C473]-[.C$2]" office:value-type="float" office:value="15.6857101917267" calcext:value-type="float">
            <text:p>15.6857101917</text:p>
          </table:table-cell>
          <table:table-cell table:formula="of:=[.D473]/([.E473]-[.E472])" office:value-type="float" office:value="318051.488151659" calcext:value-type="float">
            <text:p>318051.4881516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890785.03381" calcext:value-type="float">
            <text:p>1442890785.03381</text:p>
          </table:table-cell>
          <table:table-cell office:value-type="float" office:value="1442890785.05362" calcext:value-type="float">
            <text:p>1442890785.05362</text:p>
          </table:table-cell>
          <table:table-cell office:value-type="float" office:value="896" calcext:value-type="float">
            <text:p>896</text:p>
          </table:table-cell>
          <table:table-cell table:formula="of:=[.C474]-[.C$2]" office:value-type="float" office:value="15.6885414123535" calcext:value-type="float">
            <text:p>15.6885414124</text:p>
          </table:table-cell>
          <table:table-cell table:formula="of:=[.D474]/([.E474]-[.E473])" office:value-type="float" office:value="316471.274442105" calcext:value-type="float">
            <text:p>316471.27444210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890785.03386" calcext:value-type="float">
            <text:p>1442890785.03386</text:p>
          </table:table-cell>
          <table:table-cell office:value-type="float" office:value="1442890785.05655" calcext:value-type="float">
            <text:p>1442890785.05655</text:p>
          </table:table-cell>
          <table:table-cell office:value-type="float" office:value="896" calcext:value-type="float">
            <text:p>896</text:p>
          </table:table-cell>
          <table:table-cell table:formula="of:=[.C475]-[.C$2]" office:value-type="float" office:value="15.6914799213409" calcext:value-type="float">
            <text:p>15.6914799213</text:p>
          </table:table-cell>
          <table:table-cell table:formula="of:=[.D475]/([.E475]-[.E474])" office:value-type="float" office:value="304916.542312373" calcext:value-type="float">
            <text:p>304916.54231237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890785.03389" calcext:value-type="float">
            <text:p>1442890785.03389</text:p>
          </table:table-cell>
          <table:table-cell office:value-type="float" office:value="1442890785.05941" calcext:value-type="float">
            <text:p>1442890785.05941</text:p>
          </table:table-cell>
          <table:table-cell office:value-type="float" office:value="896" calcext:value-type="float">
            <text:p>896</text:p>
          </table:table-cell>
          <table:table-cell table:formula="of:=[.C476]-[.C$2]" office:value-type="float" office:value="15.6943328380585" calcext:value-type="float">
            <text:p>15.6943328381</text:p>
          </table:table-cell>
          <table:table-cell table:formula="of:=[.D476]/([.E476]-[.E475])" office:value-type="float" office:value="314064.548219957" calcext:value-type="float">
            <text:p>314064.5482199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890785.1543" calcext:value-type="float">
            <text:p>1442890785.1543</text:p>
          </table:table-cell>
          <table:table-cell office:value-type="float" office:value="1442890785.15457" calcext:value-type="float">
            <text:p>1442890785.15457</text:p>
          </table:table-cell>
          <table:table-cell office:value-type="float" office:value="896" calcext:value-type="float">
            <text:p>896</text:p>
          </table:table-cell>
          <table:table-cell table:formula="of:=[.C477]-[.C$2]" office:value-type="float" office:value="15.7894983291626" calcext:value-type="float">
            <text:p>15.7894983292</text:p>
          </table:table-cell>
          <table:table-cell table:formula="of:=[.D477]/([.E477]-[.E476])" office:value-type="float" office:value="9415.17759856496" calcext:value-type="float">
            <text:p>9415.17759856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890785.15435" calcext:value-type="float">
            <text:p>1442890785.15435</text:p>
          </table:table-cell>
          <table:table-cell office:value-type="float" office:value="1442890785.15745" calcext:value-type="float">
            <text:p>1442890785.15745</text:p>
          </table:table-cell>
          <table:table-cell office:value-type="float" office:value="896" calcext:value-type="float">
            <text:p>896</text:p>
          </table:table-cell>
          <table:table-cell table:formula="of:=[.C478]-[.C$2]" office:value-type="float" office:value="15.7923729419708" calcext:value-type="float">
            <text:p>15.792372942</text:p>
          </table:table-cell>
          <table:table-cell table:formula="of:=[.D478]/([.E478]-[.E477])" office:value-type="float" office:value="311694.151447292" calcext:value-type="float">
            <text:p>311694.15144729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890785.15438" calcext:value-type="float">
            <text:p>1442890785.15438</text:p>
          </table:table-cell>
          <table:table-cell office:value-type="float" office:value="1442890785.16032" calcext:value-type="float">
            <text:p>1442890785.16032</text:p>
          </table:table-cell>
          <table:table-cell office:value-type="float" office:value="896" calcext:value-type="float">
            <text:p>896</text:p>
          </table:table-cell>
          <table:table-cell table:formula="of:=[.C479]-[.C$2]" office:value-type="float" office:value="15.7952415943146" calcext:value-type="float">
            <text:p>15.7952415943</text:p>
          </table:table-cell>
          <table:table-cell table:formula="of:=[.D479]/([.E479]-[.E478])" office:value-type="float" office:value="312341.787234043" calcext:value-type="float">
            <text:p>312341.7872340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890785.1544" calcext:value-type="float">
            <text:p>1442890785.1544</text:p>
          </table:table-cell>
          <table:table-cell office:value-type="float" office:value="1442890785.16314" calcext:value-type="float">
            <text:p>1442890785.16314</text:p>
          </table:table-cell>
          <table:table-cell office:value-type="float" office:value="896" calcext:value-type="float">
            <text:p>896</text:p>
          </table:table-cell>
          <table:table-cell table:formula="of:=[.C480]-[.C$2]" office:value-type="float" office:value="15.7980616092682" calcext:value-type="float">
            <text:p>15.7980616093</text:p>
          </table:table-cell>
          <table:table-cell table:formula="of:=[.D480]/([.E480]-[.E479])" office:value-type="float" office:value="317728.811633412" calcext:value-type="float">
            <text:p>317728.8116334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890785.15441" calcext:value-type="float">
            <text:p>1442890785.15441</text:p>
          </table:table-cell>
          <table:table-cell office:value-type="float" office:value="1442890785.16596" calcext:value-type="float">
            <text:p>1442890785.16596</text:p>
          </table:table-cell>
          <table:table-cell office:value-type="float" office:value="896" calcext:value-type="float">
            <text:p>896</text:p>
          </table:table-cell>
          <table:table-cell table:formula="of:=[.C481]-[.C$2]" office:value-type="float" office:value="15.8008904457092" calcext:value-type="float">
            <text:p>15.8008904457</text:p>
          </table:table-cell>
          <table:table-cell table:formula="of:=[.D481]/([.E481]-[.E480])" office:value-type="float" office:value="316738.001179941" calcext:value-type="float">
            <text:p>316738.00117994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890785.15443" calcext:value-type="float">
            <text:p>1442890785.15443</text:p>
          </table:table-cell>
          <table:table-cell office:value-type="float" office:value="1442890785.1688" calcext:value-type="float">
            <text:p>1442890785.1688</text:p>
          </table:table-cell>
          <table:table-cell office:value-type="float" office:value="896" calcext:value-type="float">
            <text:p>896</text:p>
          </table:table-cell>
          <table:table-cell table:formula="of:=[.C482]-[.C$2]" office:value-type="float" office:value="15.8037219047546" calcext:value-type="float">
            <text:p>15.8037219048</text:p>
          </table:table-cell>
          <table:table-cell table:formula="of:=[.D482]/([.E482]-[.E481])" office:value-type="float" office:value="316444.62647356" calcext:value-type="float">
            <text:p>316444.626473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890785.15445" calcext:value-type="float">
            <text:p>1442890785.15445</text:p>
          </table:table-cell>
          <table:table-cell office:value-type="float" office:value="1442890785.17164" calcext:value-type="float">
            <text:p>1442890785.17164</text:p>
          </table:table-cell>
          <table:table-cell office:value-type="float" office:value="896" calcext:value-type="float">
            <text:p>896</text:p>
          </table:table-cell>
          <table:table-cell table:formula="of:=[.C483]-[.C$2]" office:value-type="float" office:value="15.806563615799" calcext:value-type="float">
            <text:p>15.8065636158</text:p>
          </table:table-cell>
          <table:table-cell table:formula="of:=[.D483]/([.E483]-[.E482])" office:value-type="float" office:value="315302.993875325" calcext:value-type="float">
            <text:p>315302.9938753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890785.15447" calcext:value-type="float">
            <text:p>1442890785.15447</text:p>
          </table:table-cell>
          <table:table-cell office:value-type="float" office:value="1442890785.1745" calcext:value-type="float">
            <text:p>1442890785.1745</text:p>
          </table:table-cell>
          <table:table-cell office:value-type="float" office:value="896" calcext:value-type="float">
            <text:p>896</text:p>
          </table:table-cell>
          <table:table-cell table:formula="of:=[.C484]-[.C$2]" office:value-type="float" office:value="15.8094263076782" calcext:value-type="float">
            <text:p>15.8094263077</text:p>
          </table:table-cell>
          <table:table-cell table:formula="of:=[.D484]/([.E484]-[.E483])" office:value-type="float" office:value="312992.119930041" calcext:value-type="float">
            <text:p>312992.11993004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890785.15449" calcext:value-type="float">
            <text:p>1442890785.15449</text:p>
          </table:table-cell>
          <table:table-cell office:value-type="float" office:value="1442890785.17733" calcext:value-type="float">
            <text:p>1442890785.17733</text:p>
          </table:table-cell>
          <table:table-cell office:value-type="float" office:value="896" calcext:value-type="float">
            <text:p>896</text:p>
          </table:table-cell>
          <table:table-cell table:formula="of:=[.C485]-[.C$2]" office:value-type="float" office:value="15.812258720398" calcext:value-type="float">
            <text:p>15.8122587204</text:p>
          </table:table-cell>
          <table:table-cell table:formula="of:=[.D485]/([.E485]-[.E484])" office:value-type="float" office:value="316338.079461279" calcext:value-type="float">
            <text:p>316338.0794612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890785.15451" calcext:value-type="float">
            <text:p>1442890785.15451</text:p>
          </table:table-cell>
          <table:table-cell office:value-type="float" office:value="1442890785.18019" calcext:value-type="float">
            <text:p>1442890785.18019</text:p>
          </table:table-cell>
          <table:table-cell office:value-type="float" office:value="896" calcext:value-type="float">
            <text:p>896</text:p>
          </table:table-cell>
          <table:table-cell table:formula="of:=[.C486]-[.C$2]" office:value-type="float" office:value="15.8151159286499" calcext:value-type="float">
            <text:p>15.8151159286</text:p>
          </table:table-cell>
          <table:table-cell table:formula="of:=[.D486]/([.E486]-[.E485])" office:value-type="float" office:value="313592.822429907" calcext:value-type="float">
            <text:p>313592.8224299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890785.15453" calcext:value-type="float">
            <text:p>1442890785.15453</text:p>
          </table:table-cell>
          <table:table-cell office:value-type="float" office:value="1442890785.18305" calcext:value-type="float">
            <text:p>1442890785.18305</text:p>
          </table:table-cell>
          <table:table-cell office:value-type="float" office:value="896" calcext:value-type="float">
            <text:p>896</text:p>
          </table:table-cell>
          <table:table-cell table:formula="of:=[.C487]-[.C$2]" office:value-type="float" office:value="15.8179759979248" calcext:value-type="float">
            <text:p>15.8179759979</text:p>
          </table:table-cell>
          <table:table-cell table:formula="of:=[.D487]/([.E487]-[.E486])" office:value-type="float" office:value="313279.125041681" calcext:value-type="float">
            <text:p>313279.12504168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890785.15455" calcext:value-type="float">
            <text:p>1442890785.15455</text:p>
          </table:table-cell>
          <table:table-cell office:value-type="float" office:value="1442890785.18592" calcext:value-type="float">
            <text:p>1442890785.18592</text:p>
          </table:table-cell>
          <table:table-cell office:value-type="float" office:value="896" calcext:value-type="float">
            <text:p>896</text:p>
          </table:table-cell>
          <table:table-cell table:formula="of:=[.C488]-[.C$2]" office:value-type="float" office:value="15.8208475112915" calcext:value-type="float">
            <text:p>15.8208475113</text:p>
          </table:table-cell>
          <table:table-cell table:formula="of:=[.D488]/([.E488]-[.E487])" office:value-type="float" office:value="312030.586516108" calcext:value-type="float">
            <text:p>312030.58651610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890785.23495" calcext:value-type="float">
            <text:p>1442890785.23495</text:p>
          </table:table-cell>
          <table:table-cell office:value-type="float" office:value="1442890785.23514" calcext:value-type="float">
            <text:p>1442890785.23514</text:p>
          </table:table-cell>
          <table:table-cell office:value-type="float" office:value="896" calcext:value-type="float">
            <text:p>896</text:p>
          </table:table-cell>
          <table:table-cell table:formula="of:=[.C489]-[.C$2]" office:value-type="float" office:value="15.8700685501099" calcext:value-type="float">
            <text:p>15.8700685501</text:p>
          </table:table-cell>
          <table:table-cell table:formula="of:=[.D489]/([.E489]-[.E488])" office:value-type="float" office:value="18203.5979229637" calcext:value-type="float">
            <text:p>18203.597922963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890785.23498" calcext:value-type="float">
            <text:p>1442890785.23498</text:p>
          </table:table-cell>
          <table:table-cell office:value-type="float" office:value="1442890785.23802" calcext:value-type="float">
            <text:p>1442890785.23802</text:p>
          </table:table-cell>
          <table:table-cell office:value-type="float" office:value="896" calcext:value-type="float">
            <text:p>896</text:p>
          </table:table-cell>
          <table:table-cell table:formula="of:=[.C490]-[.C$2]" office:value-type="float" office:value="15.8729434013367" calcext:value-type="float">
            <text:p>15.8729434013</text:p>
          </table:table-cell>
          <table:table-cell table:formula="of:=[.D490]/([.E490]-[.E489])" office:value-type="float" office:value="311668.301874274" calcext:value-type="float">
            <text:p>311668.30187427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890785.235" calcext:value-type="float">
            <text:p>1442890785.235</text:p>
          </table:table-cell>
          <table:table-cell office:value-type="float" office:value="1442890785.24088" calcext:value-type="float">
            <text:p>1442890785.24088</text:p>
          </table:table-cell>
          <table:table-cell office:value-type="float" office:value="896" calcext:value-type="float">
            <text:p>896</text:p>
          </table:table-cell>
          <table:table-cell table:formula="of:=[.C491]-[.C$2]" office:value-type="float" office:value="15.8758106231689" calcext:value-type="float">
            <text:p>15.8758106232</text:p>
          </table:table-cell>
          <table:table-cell table:formula="of:=[.D491]/([.E491]-[.E490])" office:value-type="float" office:value="312497.620488941" calcext:value-type="float">
            <text:p>312497.62048894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890785.23502" calcext:value-type="float">
            <text:p>1442890785.23502</text:p>
          </table:table-cell>
          <table:table-cell office:value-type="float" office:value="1442890785.24372" calcext:value-type="float">
            <text:p>1442890785.24372</text:p>
          </table:table-cell>
          <table:table-cell office:value-type="float" office:value="896" calcext:value-type="float">
            <text:p>896</text:p>
          </table:table-cell>
          <table:table-cell table:formula="of:=[.C492]-[.C$2]" office:value-type="float" office:value="15.8786432743073" calcext:value-type="float">
            <text:p>15.8786432743</text:p>
          </table:table-cell>
          <table:table-cell table:formula="of:=[.D492]/([.E492]-[.E491])" office:value-type="float" office:value="316311.45391802" calcext:value-type="float">
            <text:p>316311.4539180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890785.23504" calcext:value-type="float">
            <text:p>1442890785.23504</text:p>
          </table:table-cell>
          <table:table-cell office:value-type="float" office:value="1442890785.24655" calcext:value-type="float">
            <text:p>1442890785.24655</text:p>
          </table:table-cell>
          <table:table-cell office:value-type="float" office:value="896" calcext:value-type="float">
            <text:p>896</text:p>
          </table:table-cell>
          <table:table-cell table:formula="of:=[.C493]-[.C$2]" office:value-type="float" office:value="15.881475687027" calcext:value-type="float">
            <text:p>15.881475687</text:p>
          </table:table-cell>
          <table:table-cell table:formula="of:=[.D493]/([.E493]-[.E492])" office:value-type="float" office:value="316338.079461279" calcext:value-type="float">
            <text:p>316338.07946127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890785.23506" calcext:value-type="float">
            <text:p>1442890785.23506</text:p>
          </table:table-cell>
          <table:table-cell office:value-type="float" office:value="1442890785.24945" calcext:value-type="float">
            <text:p>1442890785.24945</text:p>
          </table:table-cell>
          <table:table-cell office:value-type="float" office:value="896" calcext:value-type="float">
            <text:p>896</text:p>
          </table:table-cell>
          <table:table-cell table:formula="of:=[.C494]-[.C$2]" office:value-type="float" office:value="15.8843727111816" calcext:value-type="float">
            <text:p>15.8843727112</text:p>
          </table:table-cell>
          <table:table-cell table:formula="of:=[.D494]/([.E494]-[.E493])" office:value-type="float" office:value="309282.888980331" calcext:value-type="float">
            <text:p>309282.88898033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890785.23508" calcext:value-type="float">
            <text:p>1442890785.23508</text:p>
          </table:table-cell>
          <table:table-cell office:value-type="float" office:value="1442890785.25231" calcext:value-type="float">
            <text:p>1442890785.25231</text:p>
          </table:table-cell>
          <table:table-cell office:value-type="float" office:value="896" calcext:value-type="float">
            <text:p>896</text:p>
          </table:table-cell>
          <table:table-cell table:formula="of:=[.C495]-[.C$2]" office:value-type="float" office:value="15.8872330188751" calcext:value-type="float">
            <text:p>15.8872330189</text:p>
          </table:table-cell>
          <table:table-cell table:formula="of:=[.D495]/([.E495]-[.E494])" office:value-type="float" office:value="313253.011919647" calcext:value-type="float">
            <text:p>313253.01191964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890785.2351" calcext:value-type="float">
            <text:p>1442890785.2351</text:p>
          </table:table-cell>
          <table:table-cell office:value-type="float" office:value="1442890785.25514" calcext:value-type="float">
            <text:p>1442890785.25514</text:p>
          </table:table-cell>
          <table:table-cell office:value-type="float" office:value="896" calcext:value-type="float">
            <text:p>896</text:p>
          </table:table-cell>
          <table:table-cell table:formula="of:=[.C496]-[.C$2]" office:value-type="float" office:value="15.890070438385" calcext:value-type="float">
            <text:p>15.8900704384</text:p>
          </table:table-cell>
          <table:table-cell table:formula="of:=[.D496]/([.E496]-[.E495])" office:value-type="float" office:value="315779.882698933" calcext:value-type="float">
            <text:p>315779.8826989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890785.23512" calcext:value-type="float">
            <text:p>1442890785.23512</text:p>
          </table:table-cell>
          <table:table-cell office:value-type="float" office:value="1442890785.258" calcext:value-type="float">
            <text:p>1442890785.258</text:p>
          </table:table-cell>
          <table:table-cell office:value-type="float" office:value="896" calcext:value-type="float">
            <text:p>896</text:p>
          </table:table-cell>
          <table:table-cell table:formula="of:=[.C497]-[.C$2]" office:value-type="float" office:value="15.8929240703583" calcext:value-type="float">
            <text:p>15.8929240704</text:p>
          </table:table-cell>
          <table:table-cell table:formula="of:=[.D497]/([.E497]-[.E496])" office:value-type="float" office:value="313985.828724204" calcext:value-type="float">
            <text:p>313985.82872420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890785.35179" calcext:value-type="float">
            <text:p>1442890785.35179</text:p>
          </table:table-cell>
          <table:table-cell office:value-type="float" office:value="1442890785.35225" calcext:value-type="float">
            <text:p>1442890785.35225</text:p>
          </table:table-cell>
          <table:table-cell office:value-type="float" office:value="896" calcext:value-type="float">
            <text:p>896</text:p>
          </table:table-cell>
          <table:table-cell table:formula="of:=[.C498]-[.C$2]" office:value-type="float" office:value="15.9871714115143" calcext:value-type="float">
            <text:p>15.9871714115</text:p>
          </table:table-cell>
          <table:table-cell table:formula="of:=[.D498]/([.E498]-[.E497])" office:value-type="float" office:value="9506.89949456365" calcext:value-type="float">
            <text:p>9506.89949456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890785.35187" calcext:value-type="float">
            <text:p>1442890785.35187</text:p>
          </table:table-cell>
          <table:table-cell office:value-type="float" office:value="1442890785.35511" calcext:value-type="float">
            <text:p>1442890785.35511</text:p>
          </table:table-cell>
          <table:table-cell office:value-type="float" office:value="896" calcext:value-type="float">
            <text:p>896</text:p>
          </table:table-cell>
          <table:table-cell table:formula="of:=[.C499]-[.C$2]" office:value-type="float" office:value="15.9900331497192" calcext:value-type="float">
            <text:p>15.9900331497</text:p>
          </table:table-cell>
          <table:table-cell table:formula="of:=[.D499]/([.E499]-[.E498])" office:value-type="float" office:value="313096.424560527" calcext:value-type="float">
            <text:p>313096.4245605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890785.35191" calcext:value-type="float">
            <text:p>1442890785.35191</text:p>
          </table:table-cell>
          <table:table-cell office:value-type="float" office:value="1442890785.35797" calcext:value-type="float">
            <text:p>1442890785.35797</text:p>
          </table:table-cell>
          <table:table-cell office:value-type="float" office:value="896" calcext:value-type="float">
            <text:p>896</text:p>
          </table:table-cell>
          <table:table-cell table:formula="of:=[.C500]-[.C$2]" office:value-type="float" office:value="15.992892742157" calcext:value-type="float">
            <text:p>15.9928927422</text:p>
          </table:table-cell>
          <table:table-cell table:formula="of:=[.D500]/([.E500]-[.E499])" office:value-type="float" office:value="313331.364348841" calcext:value-type="float">
            <text:p>313331.36434884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890785.35193" calcext:value-type="float">
            <text:p>1442890785.35193</text:p>
          </table:table-cell>
          <table:table-cell office:value-type="float" office:value="1442890785.36082" calcext:value-type="float">
            <text:p>1442890785.36082</text:p>
          </table:table-cell>
          <table:table-cell office:value-type="float" office:value="896" calcext:value-type="float">
            <text:p>896</text:p>
          </table:table-cell>
          <table:table-cell table:formula="of:=[.C501]-[.C$2]" office:value-type="float" office:value="15.9957439899445" calcext:value-type="float">
            <text:p>15.9957439899</text:p>
          </table:table-cell>
          <table:table-cell table:formula="of:=[.D501]/([.E501]-[.E500])" office:value-type="float" office:value="314248.380633832" calcext:value-type="float">
            <text:p>314248.38063383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890785.35195" calcext:value-type="float">
            <text:p>1442890785.35195</text:p>
          </table:table-cell>
          <table:table-cell office:value-type="float" office:value="1442890785.36368" calcext:value-type="float">
            <text:p>1442890785.36368</text:p>
          </table:table-cell>
          <table:table-cell office:value-type="float" office:value="896" calcext:value-type="float">
            <text:p>896</text:p>
          </table:table-cell>
          <table:table-cell table:formula="of:=[.C502]-[.C$2]" office:value-type="float" office:value="15.9986052513123" calcext:value-type="float">
            <text:p>15.9986052513</text:p>
          </table:table-cell>
          <table:table-cell table:formula="of:=[.D502]/([.E502]-[.E501])" office:value-type="float" office:value="313148.602949754" calcext:value-type="float">
            <text:p>313148.6029497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890785.35197" calcext:value-type="float">
            <text:p>1442890785.35197</text:p>
          </table:table-cell>
          <table:table-cell office:value-type="float" office:value="1442890785.36653" calcext:value-type="float">
            <text:p>1442890785.36653</text:p>
          </table:table-cell>
          <table:table-cell office:value-type="float" office:value="896" calcext:value-type="float">
            <text:p>896</text:p>
          </table:table-cell>
          <table:table-cell table:formula="of:=[.C503]-[.C$2]" office:value-type="float" office:value="16.001452922821" calcext:value-type="float">
            <text:p>16.0014529228</text:p>
          </table:table-cell>
          <table:table-cell table:formula="of:=[.D503]/([.E503]-[.E502])" office:value-type="float" office:value="314643.032819826" calcext:value-type="float">
            <text:p>314643.03281982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890785.35201" calcext:value-type="float">
            <text:p>1442890785.35201</text:p>
          </table:table-cell>
          <table:table-cell office:value-type="float" office:value="1442890785.36938" calcext:value-type="float">
            <text:p>1442890785.36938</text:p>
          </table:table-cell>
          <table:table-cell office:value-type="float" office:value="896" calcext:value-type="float">
            <text:p>896</text:p>
          </table:table-cell>
          <table:table-cell table:formula="of:=[.C504]-[.C$2]" office:value-type="float" office:value="16.0043053627014" calcext:value-type="float">
            <text:p>16.0043053627</text:p>
          </table:table-cell>
          <table:table-cell table:formula="of:=[.D504]/([.E504]-[.E503])" office:value-type="float" office:value="314117.049816115" calcext:value-type="float">
            <text:p>314117.0498161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890785.35205" calcext:value-type="float">
            <text:p>1442890785.35205</text:p>
          </table:table-cell>
          <table:table-cell office:value-type="float" office:value="1442890785.37223" calcext:value-type="float">
            <text:p>1442890785.37223</text:p>
          </table:table-cell>
          <table:table-cell office:value-type="float" office:value="896" calcext:value-type="float">
            <text:p>896</text:p>
          </table:table-cell>
          <table:table-cell table:formula="of:=[.C505]-[.C$2]" office:value-type="float" office:value="16.0071561336517" calcext:value-type="float">
            <text:p>16.0071561337</text:p>
          </table:table-cell>
          <table:table-cell table:formula="of:=[.D505]/([.E505]-[.E504])" office:value-type="float" office:value="314300.943714979" calcext:value-type="float">
            <text:p>314300.94371497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890785.35209" calcext:value-type="float">
            <text:p>1442890785.35209</text:p>
          </table:table-cell>
          <table:table-cell office:value-type="float" office:value="1442890785.37514" calcext:value-type="float">
            <text:p>1442890785.37514</text:p>
          </table:table-cell>
          <table:table-cell office:value-type="float" office:value="896" calcext:value-type="float">
            <text:p>896</text:p>
          </table:table-cell>
          <table:table-cell table:formula="of:=[.C506]-[.C$2]" office:value-type="float" office:value="16.0100688934326" calcext:value-type="float">
            <text:p>16.0100688934</text:p>
          </table:table-cell>
          <table:table-cell table:formula="of:=[.D506]/([.E506]-[.E505])" office:value-type="float" office:value="307612.04747483" calcext:value-type="float">
            <text:p>307612.0474748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890785.35215" calcext:value-type="float">
            <text:p>1442890785.35215</text:p>
          </table:table-cell>
          <table:table-cell office:value-type="float" office:value="1442890785.37801" calcext:value-type="float">
            <text:p>1442890785.37801</text:p>
          </table:table-cell>
          <table:table-cell office:value-type="float" office:value="896" calcext:value-type="float">
            <text:p>896</text:p>
          </table:table-cell>
          <table:table-cell table:formula="of:=[.C507]-[.C$2]" office:value-type="float" office:value="16.0129351615906" calcext:value-type="float">
            <text:p>16.0129351616</text:p>
          </table:table-cell>
          <table:table-cell table:formula="of:=[.D507]/([.E507]-[.E506])" office:value-type="float" office:value="312601.595741141" calcext:value-type="float">
            <text:p>312601.59574114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890785.35218" calcext:value-type="float">
            <text:p>1442890785.35218</text:p>
          </table:table-cell>
          <table:table-cell office:value-type="float" office:value="1442890785.38087" calcext:value-type="float">
            <text:p>1442890785.38087</text:p>
          </table:table-cell>
          <table:table-cell office:value-type="float" office:value="896" calcext:value-type="float">
            <text:p>896</text:p>
          </table:table-cell>
          <table:table-cell table:formula="of:=[.C508]-[.C$2]" office:value-type="float" office:value="16.0157928466797" calcext:value-type="float">
            <text:p>16.0157928467</text:p>
          </table:table-cell>
          <table:table-cell table:formula="of:=[.D508]/([.E508]-[.E507])" office:value-type="float" office:value="313540.495911897" calcext:value-type="float">
            <text:p>313540.49591189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890785.3522" calcext:value-type="float">
            <text:p>1442890785.3522</text:p>
          </table:table-cell>
          <table:table-cell office:value-type="float" office:value="1442890785.38373" calcext:value-type="float">
            <text:p>1442890785.38373</text:p>
          </table:table-cell>
          <table:table-cell office:value-type="float" office:value="896" calcext:value-type="float">
            <text:p>896</text:p>
          </table:table-cell>
          <table:table-cell table:formula="of:=[.C509]-[.C$2]" office:value-type="float" office:value="16.0186522006989" calcext:value-type="float">
            <text:p>16.0186522007</text:p>
          </table:table-cell>
          <table:table-cell table:formula="of:=[.D509]/([.E509]-[.E508])" office:value-type="float" office:value="313357.490536146" calcext:value-type="float">
            <text:p>313357.49053614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890785.43589" calcext:value-type="float">
            <text:p>1442890785.43589</text:p>
          </table:table-cell>
          <table:table-cell office:value-type="float" office:value="1442890785.43611" calcext:value-type="float">
            <text:p>1442890785.43611</text:p>
          </table:table-cell>
          <table:table-cell office:value-type="float" office:value="896" calcext:value-type="float">
            <text:p>896</text:p>
          </table:table-cell>
          <table:table-cell table:formula="of:=[.C510]-[.C$2]" office:value-type="float" office:value="16.0710349082947" calcext:value-type="float">
            <text:p>16.0710349083</text:p>
          </table:table-cell>
          <table:table-cell table:formula="of:=[.D510]/([.E510]-[.E509])" office:value-type="float" office:value="17104.8813840125" calcext:value-type="float">
            <text:p>17104.88138401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890785.43594" calcext:value-type="float">
            <text:p>1442890785.43594</text:p>
          </table:table-cell>
          <table:table-cell office:value-type="float" office:value="1442890785.43898" calcext:value-type="float">
            <text:p>1442890785.43898</text:p>
          </table:table-cell>
          <table:table-cell office:value-type="float" office:value="896" calcext:value-type="float">
            <text:p>896</text:p>
          </table:table-cell>
          <table:table-cell table:formula="of:=[.C511]-[.C$2]" office:value-type="float" office:value="16.0739018917084" calcext:value-type="float">
            <text:p>16.0739018917</text:p>
          </table:table-cell>
          <table:table-cell table:formula="of:=[.D511]/([.E511]-[.E510])" office:value-type="float" office:value="312523.607817048" calcext:value-type="float">
            <text:p>312523.60781704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890785.43596" calcext:value-type="float">
            <text:p>1442890785.43596</text:p>
          </table:table-cell>
          <table:table-cell office:value-type="float" office:value="1442890785.44183" calcext:value-type="float">
            <text:p>1442890785.44183</text:p>
          </table:table-cell>
          <table:table-cell office:value-type="float" office:value="896" calcext:value-type="float">
            <text:p>896</text:p>
          </table:table-cell>
          <table:table-cell table:formula="of:=[.C512]-[.C$2]" office:value-type="float" office:value="16.0767545700073" calcext:value-type="float">
            <text:p>16.07675457</text:p>
          </table:table-cell>
          <table:table-cell table:formula="of:=[.D512]/([.E512]-[.E511])" office:value-type="float" office:value="314090.79682407" calcext:value-type="float">
            <text:p>314090.796824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890785.43598" calcext:value-type="float">
            <text:p>1442890785.43598</text:p>
          </table:table-cell>
          <table:table-cell office:value-type="float" office:value="1442890785.44468" calcext:value-type="float">
            <text:p>1442890785.44468</text:p>
          </table:table-cell>
          <table:table-cell office:value-type="float" office:value="896" calcext:value-type="float">
            <text:p>896</text:p>
          </table:table-cell>
          <table:table-cell table:formula="of:=[.C513]-[.C$2]" office:value-type="float" office:value="16.0796105861664" calcext:value-type="float">
            <text:p>16.0796105862</text:p>
          </table:table-cell>
          <table:table-cell table:formula="of:=[.D513]/([.E513]-[.E512])" office:value-type="float" office:value="313723.715168211" calcext:value-type="float">
            <text:p>313723.7151682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890785.436" calcext:value-type="float">
            <text:p>1442890785.436</text:p>
          </table:table-cell>
          <table:table-cell office:value-type="float" office:value="1442890785.44756" calcext:value-type="float">
            <text:p>1442890785.44756</text:p>
          </table:table-cell>
          <table:table-cell office:value-type="float" office:value="896" calcext:value-type="float">
            <text:p>896</text:p>
          </table:table-cell>
          <table:table-cell table:formula="of:=[.C514]-[.C$2]" office:value-type="float" office:value="16.0824873447418" calcext:value-type="float">
            <text:p>16.0824873447</text:p>
          </table:table-cell>
          <table:table-cell table:formula="of:=[.D514]/([.E514]-[.E513])" office:value-type="float" office:value="311461.659539201" calcext:value-type="float">
            <text:p>311461.6595392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890785.43602" calcext:value-type="float">
            <text:p>1442890785.43602</text:p>
          </table:table-cell>
          <table:table-cell office:value-type="float" office:value="1442890785.45045" calcext:value-type="float">
            <text:p>1442890785.45045</text:p>
          </table:table-cell>
          <table:table-cell office:value-type="float" office:value="896" calcext:value-type="float">
            <text:p>896</text:p>
          </table:table-cell>
          <table:table-cell table:formula="of:=[.C515]-[.C$2]" office:value-type="float" office:value="16.0853805541992" calcext:value-type="float">
            <text:p>16.0853805542</text:p>
          </table:table-cell>
          <table:table-cell table:formula="of:=[.D515]/([.E515]-[.E514])" office:value-type="float" office:value="309690.678533169" calcext:value-type="float">
            <text:p>309690.67853316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890785.43604" calcext:value-type="float">
            <text:p>1442890785.43604</text:p>
          </table:table-cell>
          <table:table-cell office:value-type="float" office:value="1442890785.45329" calcext:value-type="float">
            <text:p>1442890785.45329</text:p>
          </table:table-cell>
          <table:table-cell office:value-type="float" office:value="896" calcext:value-type="float">
            <text:p>896</text:p>
          </table:table-cell>
          <table:table-cell table:formula="of:=[.C516]-[.C$2]" office:value-type="float" office:value="16.0882174968719" calcext:value-type="float">
            <text:p>16.0882174969</text:p>
          </table:table-cell>
          <table:table-cell table:formula="of:=[.D516]/([.E516]-[.E515])" office:value-type="float" office:value="315832.959408354" calcext:value-type="float">
            <text:p>315832.95940835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890785.43607" calcext:value-type="float">
            <text:p>1442890785.43607</text:p>
          </table:table-cell>
          <table:table-cell office:value-type="float" office:value="1442890785.45615" calcext:value-type="float">
            <text:p>1442890785.45615</text:p>
          </table:table-cell>
          <table:table-cell office:value-type="float" office:value="896" calcext:value-type="float">
            <text:p>896</text:p>
          </table:table-cell>
          <table:table-cell table:formula="of:=[.C517]-[.C$2]" office:value-type="float" office:value="16.091073513031" calcext:value-type="float">
            <text:p>16.091073513</text:p>
          </table:table-cell>
          <table:table-cell table:formula="of:=[.D517]/([.E517]-[.E516])" office:value-type="float" office:value="313723.715168211" calcext:value-type="float">
            <text:p>313723.7151682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890785.43609" calcext:value-type="float">
            <text:p>1442890785.43609</text:p>
          </table:table-cell>
          <table:table-cell office:value-type="float" office:value="1442890785.45899" calcext:value-type="float">
            <text:p>1442890785.45899</text:p>
          </table:table-cell>
          <table:table-cell office:value-type="float" office:value="896" calcext:value-type="float">
            <text:p>896</text:p>
          </table:table-cell>
          <table:table-cell table:formula="of:=[.C518]-[.C$2]" office:value-type="float" office:value="16.0939157009125" calcext:value-type="float">
            <text:p>16.0939157009</text:p>
          </table:table-cell>
          <table:table-cell table:formula="of:=[.D518]/([.E518]-[.E517])" office:value-type="float" office:value="315250.095126248" calcext:value-type="float">
            <text:p>315250.09512624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890785.55148" calcext:value-type="float">
            <text:p>1442890785.55148</text:p>
          </table:table-cell>
          <table:table-cell office:value-type="float" office:value="1442890785.55175" calcext:value-type="float">
            <text:p>1442890785.55175</text:p>
          </table:table-cell>
          <table:table-cell office:value-type="float" office:value="896" calcext:value-type="float">
            <text:p>896</text:p>
          </table:table-cell>
          <table:table-cell table:formula="of:=[.C519]-[.C$2]" office:value-type="float" office:value="16.1866791248322" calcext:value-type="float">
            <text:p>16.1866791248</text:p>
          </table:table-cell>
          <table:table-cell table:formula="of:=[.D519]/([.E519]-[.E518])" office:value-type="float" office:value="9658.97939230694" calcext:value-type="float">
            <text:p>9658.97939230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890785.55152" calcext:value-type="float">
            <text:p>1442890785.55152</text:p>
          </table:table-cell>
          <table:table-cell office:value-type="float" office:value="1442890785.55462" calcext:value-type="float">
            <text:p>1442890785.55462</text:p>
          </table:table-cell>
          <table:table-cell office:value-type="float" office:value="896" calcext:value-type="float">
            <text:p>896</text:p>
          </table:table-cell>
          <table:table-cell table:formula="of:=[.C520]-[.C$2]" office:value-type="float" office:value="16.1895418167114" calcext:value-type="float">
            <text:p>16.1895418167</text:p>
          </table:table-cell>
          <table:table-cell table:formula="of:=[.D520]/([.E520]-[.E519])" office:value-type="float" office:value="312992.119930041" calcext:value-type="float">
            <text:p>312992.11993004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890785.55154" calcext:value-type="float">
            <text:p>1442890785.55154</text:p>
          </table:table-cell>
          <table:table-cell office:value-type="float" office:value="1442890785.55748" calcext:value-type="float">
            <text:p>1442890785.55748</text:p>
          </table:table-cell>
          <table:table-cell office:value-type="float" office:value="896" calcext:value-type="float">
            <text:p>896</text:p>
          </table:table-cell>
          <table:table-cell table:formula="of:=[.C521]-[.C$2]" office:value-type="float" office:value="16.1924016475678" calcext:value-type="float">
            <text:p>16.1924016476</text:p>
          </table:table-cell>
          <table:table-cell table:formula="of:=[.D521]/([.E521]-[.E520])" office:value-type="float" office:value="313305.242517716" calcext:value-type="float">
            <text:p>313305.2425177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890785.55156" calcext:value-type="float">
            <text:p>1442890785.55156</text:p>
          </table:table-cell>
          <table:table-cell office:value-type="float" office:value="1442890785.5603" calcext:value-type="float">
            <text:p>1442890785.5603</text:p>
          </table:table-cell>
          <table:table-cell office:value-type="float" office:value="896" calcext:value-type="float">
            <text:p>896</text:p>
          </table:table-cell>
          <table:table-cell table:formula="of:=[.C522]-[.C$2]" office:value-type="float" office:value="16.1952278614044" calcext:value-type="float">
            <text:p>16.1952278614</text:p>
          </table:table-cell>
          <table:table-cell table:formula="of:=[.D522]/([.E522]-[.E521])" office:value-type="float" office:value="317031.920364434" calcext:value-type="float">
            <text:p>317031.9203644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890785.55159" calcext:value-type="float">
            <text:p>1442890785.55159</text:p>
          </table:table-cell>
          <table:table-cell office:value-type="float" office:value="1442890785.56315" calcext:value-type="float">
            <text:p>1442890785.56315</text:p>
          </table:table-cell>
          <table:table-cell office:value-type="float" office:value="896" calcext:value-type="float">
            <text:p>896</text:p>
          </table:table-cell>
          <table:table-cell table:formula="of:=[.C523]-[.C$2]" office:value-type="float" office:value="16.1980805397034" calcext:value-type="float">
            <text:p>16.1980805397</text:p>
          </table:table-cell>
          <table:table-cell table:formula="of:=[.D523]/([.E523]-[.E522])" office:value-type="float" office:value="314090.79682407" calcext:value-type="float">
            <text:p>314090.796824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890785.55161" calcext:value-type="float">
            <text:p>1442890785.55161</text:p>
          </table:table-cell>
          <table:table-cell office:value-type="float" office:value="1442890785.566" calcext:value-type="float">
            <text:p>1442890785.566</text:p>
          </table:table-cell>
          <table:table-cell office:value-type="float" office:value="896" calcext:value-type="float">
            <text:p>896</text:p>
          </table:table-cell>
          <table:table-cell table:formula="of:=[.C524]-[.C$2]" office:value-type="float" office:value="16.2009296417236" calcext:value-type="float">
            <text:p>16.2009296417</text:p>
          </table:table-cell>
          <table:table-cell table:formula="of:=[.D524]/([.E524]-[.E523])" office:value-type="float" office:value="314485.053054393" calcext:value-type="float">
            <text:p>314485.05305439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890785.55163" calcext:value-type="float">
            <text:p>1442890785.55163</text:p>
          </table:table-cell>
          <table:table-cell office:value-type="float" office:value="1442890785.56884" calcext:value-type="float">
            <text:p>1442890785.56884</text:p>
          </table:table-cell>
          <table:table-cell office:value-type="float" office:value="896" calcext:value-type="float">
            <text:p>896</text:p>
          </table:table-cell>
          <table:table-cell table:formula="of:=[.C525]-[.C$2]" office:value-type="float" office:value="16.2037670612335" calcext:value-type="float">
            <text:p>16.2037670612</text:p>
          </table:table-cell>
          <table:table-cell table:formula="of:=[.D525]/([.E525]-[.E524])" office:value-type="float" office:value="315779.882698933" calcext:value-type="float">
            <text:p>315779.88269893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890785.55165" calcext:value-type="float">
            <text:p>1442890785.55165</text:p>
          </table:table-cell>
          <table:table-cell office:value-type="float" office:value="1442890785.57169" calcext:value-type="float">
            <text:p>1442890785.57169</text:p>
          </table:table-cell>
          <table:table-cell office:value-type="float" office:value="896" calcext:value-type="float">
            <text:p>896</text:p>
          </table:table-cell>
          <table:table-cell table:formula="of:=[.C526]-[.C$2]" office:value-type="float" office:value="16.2066159248352" calcext:value-type="float">
            <text:p>16.2066159248</text:p>
          </table:table-cell>
          <table:table-cell table:formula="of:=[.D526]/([.E526]-[.E525])" office:value-type="float" office:value="314511.371997657" calcext:value-type="float">
            <text:p>314511.37199765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890785.55167" calcext:value-type="float">
            <text:p>1442890785.55167</text:p>
          </table:table-cell>
          <table:table-cell office:value-type="float" office:value="1442890785.57455" calcext:value-type="float">
            <text:p>1442890785.57455</text:p>
          </table:table-cell>
          <table:table-cell office:value-type="float" office:value="896" calcext:value-type="float">
            <text:p>896</text:p>
          </table:table-cell>
          <table:table-cell table:formula="of:=[.C527]-[.C$2]" office:value-type="float" office:value="16.2094717025757" calcext:value-type="float">
            <text:p>16.2094717026</text:p>
          </table:table-cell>
          <table:table-cell table:formula="of:=[.D527]/([.E527]-[.E526])" office:value-type="float" office:value="313749.906829187" calcext:value-type="float">
            <text:p>313749.90682918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890785.55169" calcext:value-type="float">
            <text:p>1442890785.55169</text:p>
          </table:table-cell>
          <table:table-cell office:value-type="float" office:value="1442890785.57744" calcext:value-type="float">
            <text:p>1442890785.57744</text:p>
          </table:table-cell>
          <table:table-cell office:value-type="float" office:value="896" calcext:value-type="float">
            <text:p>896</text:p>
          </table:table-cell>
          <table:table-cell table:formula="of:=[.C528]-[.C$2]" office:value-type="float" office:value="16.2123618125916" calcext:value-type="float">
            <text:p>16.2123618126</text:p>
          </table:table-cell>
          <table:table-cell table:formula="of:=[.D528]/([.E528]-[.E527])" office:value-type="float" office:value="310022.800197987" calcext:value-type="float">
            <text:p>310022.8001979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890785.55171" calcext:value-type="float">
            <text:p>1442890785.55171</text:p>
          </table:table-cell>
          <table:table-cell office:value-type="float" office:value="1442890785.58029" calcext:value-type="float">
            <text:p>1442890785.58029</text:p>
          </table:table-cell>
          <table:table-cell office:value-type="float" office:value="896" calcext:value-type="float">
            <text:p>896</text:p>
          </table:table-cell>
          <table:table-cell table:formula="of:=[.C529]-[.C$2]" office:value-type="float" office:value="16.2152206897736" calcext:value-type="float">
            <text:p>16.2152206898</text:p>
          </table:table-cell>
          <table:table-cell table:formula="of:=[.D529]/([.E529]-[.E528])" office:value-type="float" office:value="313409.755983654" calcext:value-type="float">
            <text:p>313409.75598365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890785.55173" calcext:value-type="float">
            <text:p>1442890785.55173</text:p>
          </table:table-cell>
          <table:table-cell office:value-type="float" office:value="1442890785.58315" calcext:value-type="float">
            <text:p>1442890785.58315</text:p>
          </table:table-cell>
          <table:table-cell office:value-type="float" office:value="896" calcext:value-type="float">
            <text:p>896</text:p>
          </table:table-cell>
          <table:table-cell table:formula="of:=[.C530]-[.C$2]" office:value-type="float" office:value="16.2180733680725" calcext:value-type="float">
            <text:p>16.2180733681</text:p>
          </table:table-cell>
          <table:table-cell table:formula="of:=[.D530]/([.E530]-[.E529])" office:value-type="float" office:value="314090.79682407" calcext:value-type="float">
            <text:p>314090.796824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890785.63674" calcext:value-type="float">
            <text:p>1442890785.63674</text:p>
          </table:table-cell>
          <table:table-cell office:value-type="float" office:value="1442890785.637" calcext:value-type="float">
            <text:p>1442890785.637</text:p>
          </table:table-cell>
          <table:table-cell office:value-type="float" office:value="896" calcext:value-type="float">
            <text:p>896</text:p>
          </table:table-cell>
          <table:table-cell table:formula="of:=[.C531]-[.C$2]" office:value-type="float" office:value="16.2719285488129" calcext:value-type="float">
            <text:p>16.2719285488</text:p>
          </table:table-cell>
          <table:table-cell table:formula="of:=[.D531]/([.E531]-[.E530])" office:value-type="float" office:value="16637.2108993514" calcext:value-type="float">
            <text:p>16637.21089935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890785.63681" calcext:value-type="float">
            <text:p>1442890785.63681</text:p>
          </table:table-cell>
          <table:table-cell office:value-type="float" office:value="1442890785.63984" calcext:value-type="float">
            <text:p>1442890785.63984</text:p>
          </table:table-cell>
          <table:table-cell office:value-type="float" office:value="896" calcext:value-type="float">
            <text:p>896</text:p>
          </table:table-cell>
          <table:table-cell table:formula="of:=[.C532]-[.C$2]" office:value-type="float" office:value="16.2747645378113" calcext:value-type="float">
            <text:p>16.2747645378</text:p>
          </table:table-cell>
          <table:table-cell table:formula="of:=[.D532]/([.E532]-[.E531])" office:value-type="float" office:value="315939.166372425" calcext:value-type="float">
            <text:p>315939.1663724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890785.63684" calcext:value-type="float">
            <text:p>1442890785.63684</text:p>
          </table:table-cell>
          <table:table-cell office:value-type="float" office:value="1442890785.64269" calcext:value-type="float">
            <text:p>1442890785.64269</text:p>
          </table:table-cell>
          <table:table-cell office:value-type="float" office:value="896" calcext:value-type="float">
            <text:p>896</text:p>
          </table:table-cell>
          <table:table-cell table:formula="of:=[.C533]-[.C$2]" office:value-type="float" office:value="16.2776165008545" calcext:value-type="float">
            <text:p>16.2776165009</text:p>
          </table:table-cell>
          <table:table-cell table:formula="of:=[.D533]/([.E533]-[.E532])" office:value-type="float" office:value="314169.5689684" calcext:value-type="float">
            <text:p>314169.56896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890785.63686" calcext:value-type="float">
            <text:p>1442890785.63686</text:p>
          </table:table-cell>
          <table:table-cell office:value-type="float" office:value="1442890785.64553" calcext:value-type="float">
            <text:p>1442890785.64553</text:p>
          </table:table-cell>
          <table:table-cell office:value-type="float" office:value="896" calcext:value-type="float">
            <text:p>896</text:p>
          </table:table-cell>
          <table:table-cell table:formula="of:=[.C534]-[.C$2]" office:value-type="float" office:value="16.2804591655731" calcext:value-type="float">
            <text:p>16.2804591656</text:p>
          </table:table-cell>
          <table:table-cell table:formula="of:=[.D534]/([.E534]-[.E533])" office:value-type="float" office:value="315197.214123962" calcext:value-type="float">
            <text:p>315197.21412396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890785.63688" calcext:value-type="float">
            <text:p>1442890785.63688</text:p>
          </table:table-cell>
          <table:table-cell office:value-type="float" office:value="1442890785.64838" calcext:value-type="float">
            <text:p>1442890785.64838</text:p>
          </table:table-cell>
          <table:table-cell office:value-type="float" office:value="896" calcext:value-type="float">
            <text:p>896</text:p>
          </table:table-cell>
          <table:table-cell table:formula="of:=[.C535]-[.C$2]" office:value-type="float" office:value="16.2833096981049" calcext:value-type="float">
            <text:p>16.2833096981</text:p>
          </table:table-cell>
          <table:table-cell table:formula="of:=[.D535]/([.E535]-[.E534])" office:value-type="float" office:value="314327.231850117" calcext:value-type="float">
            <text:p>314327.2318501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890785.6369" calcext:value-type="float">
            <text:p>1442890785.6369</text:p>
          </table:table-cell>
          <table:table-cell office:value-type="float" office:value="1442890785.65124" calcext:value-type="float">
            <text:p>1442890785.65124</text:p>
          </table:table-cell>
          <table:table-cell office:value-type="float" office:value="896" calcext:value-type="float">
            <text:p>896</text:p>
          </table:table-cell>
          <table:table-cell table:formula="of:=[.C536]-[.C$2]" office:value-type="float" office:value="16.2861630916595" calcext:value-type="float">
            <text:p>16.2861630917</text:p>
          </table:table-cell>
          <table:table-cell table:formula="of:=[.D536]/([.E536]-[.E535])" office:value-type="float" office:value="314012.064171123" calcext:value-type="float">
            <text:p>314012.06417112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890785.63692" calcext:value-type="float">
            <text:p>1442890785.63692</text:p>
          </table:table-cell>
          <table:table-cell office:value-type="float" office:value="1442890785.65409" calcext:value-type="float">
            <text:p>1442890785.65409</text:p>
          </table:table-cell>
          <table:table-cell office:value-type="float" office:value="896" calcext:value-type="float">
            <text:p>896</text:p>
          </table:table-cell>
          <table:table-cell table:formula="of:=[.C537]-[.C$2]" office:value-type="float" office:value="16.2890164852142" calcext:value-type="float">
            <text:p>16.2890164852</text:p>
          </table:table-cell>
          <table:table-cell table:formula="of:=[.D537]/([.E537]-[.E536])" office:value-type="float" office:value="314012.064171123" calcext:value-type="float">
            <text:p>314012.06417112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890785.63694" calcext:value-type="float">
            <text:p>1442890785.63694</text:p>
          </table:table-cell>
          <table:table-cell office:value-type="float" office:value="1442890785.65694" calcext:value-type="float">
            <text:p>1442890785.65694</text:p>
          </table:table-cell>
          <table:table-cell office:value-type="float" office:value="896" calcext:value-type="float">
            <text:p>896</text:p>
          </table:table-cell>
          <table:table-cell table:formula="of:=[.C538]-[.C$2]" office:value-type="float" office:value="16.291868686676" calcext:value-type="float">
            <text:p>16.2918686867</text:p>
          </table:table-cell>
          <table:table-cell table:formula="of:=[.D538]/([.E538]-[.E537])" office:value-type="float" office:value="314143.307197191" calcext:value-type="float">
            <text:p>314143.30719719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890785.63696" calcext:value-type="float">
            <text:p>1442890785.63696</text:p>
          </table:table-cell>
          <table:table-cell office:value-type="float" office:value="1442890785.6598" calcext:value-type="float">
            <text:p>1442890785.6598</text:p>
          </table:table-cell>
          <table:table-cell office:value-type="float" office:value="896" calcext:value-type="float">
            <text:p>896</text:p>
          </table:table-cell>
          <table:table-cell table:formula="of:=[.C539]-[.C$2]" office:value-type="float" office:value="16.2947273254395" calcext:value-type="float">
            <text:p>16.2947273254</text:p>
          </table:table-cell>
          <table:table-cell table:formula="of:=[.D539]/([.E539]-[.E538])" office:value-type="float" office:value="313435.895246038" calcext:value-type="float">
            <text:p>313435.8952460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890785.63698" calcext:value-type="float">
            <text:p>1442890785.63698</text:p>
          </table:table-cell>
          <table:table-cell office:value-type="float" office:value="1442890785.66265" calcext:value-type="float">
            <text:p>1442890785.66265</text:p>
          </table:table-cell>
          <table:table-cell office:value-type="float" office:value="896" calcext:value-type="float">
            <text:p>896</text:p>
          </table:table-cell>
          <table:table-cell table:formula="of:=[.C540]-[.C$2]" office:value-type="float" office:value="16.2975735664368" calcext:value-type="float">
            <text:p>16.2975735664</text:p>
          </table:table-cell>
          <table:table-cell table:formula="of:=[.D540]/([.E540]-[.E539])" office:value-type="float" office:value="314801.171385492" calcext:value-type="float">
            <text:p>314801.17138549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890785.75935" calcext:value-type="float">
            <text:p>1442890785.75935</text:p>
          </table:table-cell>
          <table:table-cell office:value-type="float" office:value="1442890785.75974" calcext:value-type="float">
            <text:p>1442890785.75974</text:p>
          </table:table-cell>
          <table:table-cell office:value-type="float" office:value="896" calcext:value-type="float">
            <text:p>896</text:p>
          </table:table-cell>
          <table:table-cell table:formula="of:=[.C541]-[.C$2]" office:value-type="float" office:value="16.3946697711945" calcext:value-type="float">
            <text:p>16.3946697712</text:p>
          </table:table-cell>
          <table:table-cell table:formula="of:=[.D541]/([.E541]-[.E540])" office:value-type="float" office:value="9227.96109524593" calcext:value-type="float">
            <text:p>9227.961095245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890785.75942" calcext:value-type="float">
            <text:p>1442890785.75942</text:p>
          </table:table-cell>
          <table:table-cell office:value-type="float" office:value="1442890785.76261" calcext:value-type="float">
            <text:p>1442890785.76261</text:p>
          </table:table-cell>
          <table:table-cell office:value-type="float" office:value="896" calcext:value-type="float">
            <text:p>896</text:p>
          </table:table-cell>
          <table:table-cell table:formula="of:=[.C542]-[.C$2]" office:value-type="float" office:value="16.397533416748" calcext:value-type="float">
            <text:p>16.3975334167</text:p>
          </table:table-cell>
          <table:table-cell table:formula="of:=[.D542]/([.E542]-[.E541])" office:value-type="float" office:value="312887.884772292" calcext:value-type="float">
            <text:p>312887.8847722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890785.75944" calcext:value-type="float">
            <text:p>1442890785.75944</text:p>
          </table:table-cell>
          <table:table-cell office:value-type="float" office:value="1442890785.76545" calcext:value-type="float">
            <text:p>1442890785.76545</text:p>
          </table:table-cell>
          <table:table-cell office:value-type="float" office:value="896" calcext:value-type="float">
            <text:p>896</text:p>
          </table:table-cell>
          <table:table-cell table:formula="of:=[.C543]-[.C$2]" office:value-type="float" office:value="16.4003806114197" calcext:value-type="float">
            <text:p>16.4003806114</text:p>
          </table:table-cell>
          <table:table-cell table:formula="of:=[.D543]/([.E543]-[.E542])" office:value-type="float" office:value="314695.728018757" calcext:value-type="float">
            <text:p>314695.72801875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890785.75947" calcext:value-type="float">
            <text:p>1442890785.75947</text:p>
          </table:table-cell>
          <table:table-cell office:value-type="float" office:value="1442890785.76831" calcext:value-type="float">
            <text:p>1442890785.76831</text:p>
          </table:table-cell>
          <table:table-cell office:value-type="float" office:value="896" calcext:value-type="float">
            <text:p>896</text:p>
          </table:table-cell>
          <table:table-cell table:formula="of:=[.C544]-[.C$2]" office:value-type="float" office:value="16.403235912323" calcext:value-type="float">
            <text:p>16.4032359123</text:p>
          </table:table-cell>
          <table:table-cell table:formula="of:=[.D544]/([.E544]-[.E543])" office:value-type="float" office:value="313802.303273213" calcext:value-type="float">
            <text:p>313802.30327321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890785.75949" calcext:value-type="float">
            <text:p>1442890785.75949</text:p>
          </table:table-cell>
          <table:table-cell office:value-type="float" office:value="1442890785.77115" calcext:value-type="float">
            <text:p>1442890785.77115</text:p>
          </table:table-cell>
          <table:table-cell office:value-type="float" office:value="896" calcext:value-type="float">
            <text:p>896</text:p>
          </table:table-cell>
          <table:table-cell table:formula="of:=[.C545]-[.C$2]" office:value-type="float" office:value="16.4060795307159" calcext:value-type="float">
            <text:p>16.4060795307</text:p>
          </table:table-cell>
          <table:table-cell table:formula="of:=[.D545]/([.E545]-[.E544])" office:value-type="float" office:value="315091.505324055" calcext:value-type="float">
            <text:p>315091.50532405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890785.75951" calcext:value-type="float">
            <text:p>1442890785.75951</text:p>
          </table:table-cell>
          <table:table-cell office:value-type="float" office:value="1442890785.77403" calcext:value-type="float">
            <text:p>1442890785.77403</text:p>
          </table:table-cell>
          <table:table-cell office:value-type="float" office:value="896" calcext:value-type="float">
            <text:p>896</text:p>
          </table:table-cell>
          <table:table-cell table:formula="of:=[.C546]-[.C$2]" office:value-type="float" office:value="16.4089534282684" calcext:value-type="float">
            <text:p>16.4089534283</text:p>
          </table:table-cell>
          <table:table-cell table:formula="of:=[.D546]/([.E546]-[.E545])" office:value-type="float" office:value="311771.725900116" calcext:value-type="float">
            <text:p>311771.7259001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890785.75953" calcext:value-type="float">
            <text:p>1442890785.75953</text:p>
          </table:table-cell>
          <table:table-cell office:value-type="float" office:value="1442890785.77688" calcext:value-type="float">
            <text:p>1442890785.77688</text:p>
          </table:table-cell>
          <table:table-cell office:value-type="float" office:value="896" calcext:value-type="float">
            <text:p>896</text:p>
          </table:table-cell>
          <table:table-cell table:formula="of:=[.C547]-[.C$2]" office:value-type="float" office:value="16.411806344986" calcext:value-type="float">
            <text:p>16.411806345</text:p>
          </table:table-cell>
          <table:table-cell table:formula="of:=[.D547]/([.E547]-[.E546])" office:value-type="float" office:value="314064.548219957" calcext:value-type="float">
            <text:p>314064.54821995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890785.75956" calcext:value-type="float">
            <text:p>1442890785.75956</text:p>
          </table:table-cell>
          <table:table-cell office:value-type="float" office:value="1442890785.77973" calcext:value-type="float">
            <text:p>1442890785.77973</text:p>
          </table:table-cell>
          <table:table-cell office:value-type="float" office:value="896" calcext:value-type="float">
            <text:p>896</text:p>
          </table:table-cell>
          <table:table-cell table:formula="of:=[.C548]-[.C$2]" office:value-type="float" office:value="16.4146564006805" calcext:value-type="float">
            <text:p>16.4146564007</text:p>
          </table:table-cell>
          <table:table-cell table:formula="of:=[.D548]/([.E548]-[.E547])" office:value-type="float" office:value="314379.821315041" calcext:value-type="float">
            <text:p>314379.82131504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890785.75958" calcext:value-type="float">
            <text:p>1442890785.75958</text:p>
          </table:table-cell>
          <table:table-cell office:value-type="float" office:value="1442890785.78259" calcext:value-type="float">
            <text:p>1442890785.78259</text:p>
          </table:table-cell>
          <table:table-cell office:value-type="float" office:value="896" calcext:value-type="float">
            <text:p>896</text:p>
          </table:table-cell>
          <table:table-cell table:formula="of:=[.C549]-[.C$2]" office:value-type="float" office:value="16.4175119400024" calcext:value-type="float">
            <text:p>16.41751194</text:p>
          </table:table-cell>
          <table:table-cell table:formula="of:=[.D549]/([.E549]-[.E548])" office:value-type="float" office:value="313776.102863822" calcext:value-type="float">
            <text:p>313776.10286382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890785.75962" calcext:value-type="float">
            <text:p>1442890785.75962</text:p>
          </table:table-cell>
          <table:table-cell office:value-type="float" office:value="1442890785.78544" calcext:value-type="float">
            <text:p>1442890785.78544</text:p>
          </table:table-cell>
          <table:table-cell office:value-type="float" office:value="896" calcext:value-type="float">
            <text:p>896</text:p>
          </table:table-cell>
          <table:table-cell table:formula="of:=[.C550]-[.C$2]" office:value-type="float" office:value="16.4203677177429" calcext:value-type="float">
            <text:p>16.4203677177</text:p>
          </table:table-cell>
          <table:table-cell table:formula="of:=[.D550]/([.E550]-[.E549])" office:value-type="float" office:value="313749.906829187" calcext:value-type="float">
            <text:p>313749.90682918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890785.75966" calcext:value-type="float">
            <text:p>1442890785.75966</text:p>
          </table:table-cell>
          <table:table-cell office:value-type="float" office:value="1442890785.78832" calcext:value-type="float">
            <text:p>1442890785.78832</text:p>
          </table:table-cell>
          <table:table-cell office:value-type="float" office:value="896" calcext:value-type="float">
            <text:p>896</text:p>
          </table:table-cell>
          <table:table-cell table:formula="of:=[.C551]-[.C$2]" office:value-type="float" office:value="16.4232449531555" calcext:value-type="float">
            <text:p>16.4232449532</text:p>
          </table:table-cell>
          <table:table-cell table:formula="of:=[.D551]/([.E551]-[.E550])" office:value-type="float" office:value="311410.041763341" calcext:value-type="float">
            <text:p>311410.04176334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890785.7597" calcext:value-type="float">
            <text:p>1442890785.7597</text:p>
          </table:table-cell>
          <table:table-cell office:value-type="float" office:value="1442890785.79117" calcext:value-type="float">
            <text:p>1442890785.79117</text:p>
          </table:table-cell>
          <table:table-cell office:value-type="float" office:value="896" calcext:value-type="float">
            <text:p>896</text:p>
          </table:table-cell>
          <table:table-cell table:formula="of:=[.C552]-[.C$2]" office:value-type="float" office:value="16.4260990619659" calcext:value-type="float">
            <text:p>16.426099062</text:p>
          </table:table-cell>
          <table:table-cell table:formula="of:=[.D552]/([.E552]-[.E551])" office:value-type="float" office:value="313933.370979868" calcext:value-type="float">
            <text:p>313933.37097986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890785.83781" calcext:value-type="float">
            <text:p>1442890785.83781</text:p>
          </table:table-cell>
          <table:table-cell office:value-type="float" office:value="1442890785.83835" calcext:value-type="float">
            <text:p>1442890785.83835</text:p>
          </table:table-cell>
          <table:table-cell office:value-type="float" office:value="896" calcext:value-type="float">
            <text:p>896</text:p>
          </table:table-cell>
          <table:table-cell table:formula="of:=[.C553]-[.C$2]" office:value-type="float" office:value="16.4732778072357" calcext:value-type="float">
            <text:p>16.4732778072</text:p>
          </table:table-cell>
          <table:table-cell table:formula="of:=[.D553]/([.E553]-[.E552])" office:value-type="float" office:value="18991.6029957247" calcext:value-type="float">
            <text:p>18991.602995724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890785.83789" calcext:value-type="float">
            <text:p>1442890785.83789</text:p>
          </table:table-cell>
          <table:table-cell office:value-type="float" office:value="1442890785.84121" calcext:value-type="float">
            <text:p>1442890785.84121</text:p>
          </table:table-cell>
          <table:table-cell office:value-type="float" office:value="896" calcext:value-type="float">
            <text:p>896</text:p>
          </table:table-cell>
          <table:table-cell table:formula="of:=[.C554]-[.C$2]" office:value-type="float" office:value="16.4761393070221" calcext:value-type="float">
            <text:p>16.476139307</text:p>
          </table:table-cell>
          <table:table-cell table:formula="of:=[.D554]/([.E554]-[.E553])" office:value-type="float" office:value="313122.511581403" calcext:value-type="float">
            <text:p>313122.51158140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890785.83795" calcext:value-type="float">
            <text:p>1442890785.83795</text:p>
          </table:table-cell>
          <table:table-cell office:value-type="float" office:value="1442890785.84408" calcext:value-type="float">
            <text:p>1442890785.84408</text:p>
          </table:table-cell>
          <table:table-cell office:value-type="float" office:value="896" calcext:value-type="float">
            <text:p>896</text:p>
          </table:table-cell>
          <table:table-cell table:formula="of:=[.C555]-[.C$2]" office:value-type="float" office:value="16.4790053367615" calcext:value-type="float">
            <text:p>16.4790053368</text:p>
          </table:table-cell>
          <table:table-cell table:formula="of:=[.D555]/([.E555]-[.E554])" office:value-type="float" office:value="312627.600366026" calcext:value-type="float">
            <text:p>312627.60036602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890785.838" calcext:value-type="float">
            <text:p>1442890785.838</text:p>
          </table:table-cell>
          <table:table-cell office:value-type="float" office:value="1442890785.84692" calcext:value-type="float">
            <text:p>1442890785.84692</text:p>
          </table:table-cell>
          <table:table-cell office:value-type="float" office:value="896" calcext:value-type="float">
            <text:p>896</text:p>
          </table:table-cell>
          <table:table-cell table:formula="of:=[.C556]-[.C$2]" office:value-type="float" office:value="16.4818499088287" calcext:value-type="float">
            <text:p>16.4818499088</text:p>
          </table:table-cell>
          <table:table-cell table:formula="of:=[.D556]/([.E556]-[.E555])" office:value-type="float" office:value="314985.867404241" calcext:value-type="float">
            <text:p>314985.86740424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890785.83805" calcext:value-type="float">
            <text:p>1442890785.83805</text:p>
          </table:table-cell>
          <table:table-cell office:value-type="float" office:value="1442890785.84979" calcext:value-type="float">
            <text:p>1442890785.84979</text:p>
          </table:table-cell>
          <table:table-cell office:value-type="float" office:value="896" calcext:value-type="float">
            <text:p>896</text:p>
          </table:table-cell>
          <table:table-cell table:formula="of:=[.C557]-[.C$2]" office:value-type="float" office:value="16.4847133159637" calcext:value-type="float">
            <text:p>16.484713316</text:p>
          </table:table-cell>
          <table:table-cell table:formula="of:=[.D557]/([.E557]-[.E556])" office:value-type="float" office:value="312913.937052456" calcext:value-type="float">
            <text:p>312913.93705245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890785.8381" calcext:value-type="float">
            <text:p>1442890785.8381</text:p>
          </table:table-cell>
          <table:table-cell office:value-type="float" office:value="1442890785.85263" calcext:value-type="float">
            <text:p>1442890785.85263</text:p>
          </table:table-cell>
          <table:table-cell office:value-type="float" office:value="896" calcext:value-type="float">
            <text:p>896</text:p>
          </table:table-cell>
          <table:table-cell table:formula="of:=[.C558]-[.C$2]" office:value-type="float" office:value="16.4875602722168" calcext:value-type="float">
            <text:p>16.4875602722</text:p>
          </table:table-cell>
          <table:table-cell table:formula="of:=[.D558]/([.E558]-[.E557])" office:value-type="float" office:value="314722.082237668" calcext:value-type="float">
            <text:p>314722.0822376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890785.83814" calcext:value-type="float">
            <text:p>1442890785.83814</text:p>
          </table:table-cell>
          <table:table-cell office:value-type="float" office:value="1442890785.8555" calcext:value-type="float">
            <text:p>1442890785.8555</text:p>
          </table:table-cell>
          <table:table-cell office:value-type="float" office:value="896" calcext:value-type="float">
            <text:p>896</text:p>
          </table:table-cell>
          <table:table-cell table:formula="of:=[.C559]-[.C$2]" office:value-type="float" office:value="16.490430355072" calcext:value-type="float">
            <text:p>16.4904303551</text:p>
          </table:table-cell>
          <table:table-cell table:formula="of:=[.D559]/([.E559]-[.E558])" office:value-type="float" office:value="312186.109320485" calcext:value-type="float">
            <text:p>312186.10932048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890785.8382" calcext:value-type="float">
            <text:p>1442890785.8382</text:p>
          </table:table-cell>
          <table:table-cell office:value-type="float" office:value="1442890785.85836" calcext:value-type="float">
            <text:p>1442890785.85836</text:p>
          </table:table-cell>
          <table:table-cell office:value-type="float" office:value="896" calcext:value-type="float">
            <text:p>896</text:p>
          </table:table-cell>
          <table:table-cell table:formula="of:=[.C560]-[.C$2]" office:value-type="float" office:value="16.4932837486267" calcext:value-type="float">
            <text:p>16.4932837486</text:p>
          </table:table-cell>
          <table:table-cell table:formula="of:=[.D560]/([.E560]-[.E559])" office:value-type="float" office:value="314012.064171123" calcext:value-type="float">
            <text:p>314012.0641711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890785.8383" calcext:value-type="float">
            <text:p>1442890785.8383</text:p>
          </table:table-cell>
          <table:table-cell office:value-type="float" office:value="1442890785.8612" calcext:value-type="float">
            <text:p>1442890785.8612</text:p>
          </table:table-cell>
          <table:table-cell office:value-type="float" office:value="896" calcext:value-type="float">
            <text:p>896</text:p>
          </table:table-cell>
          <table:table-cell table:formula="of:=[.C561]-[.C$2]" office:value-type="float" office:value="16.4961223602295" calcext:value-type="float">
            <text:p>16.4961223602</text:p>
          </table:table-cell>
          <table:table-cell table:formula="of:=[.D561]/([.E561]-[.E560])" office:value-type="float" office:value="315647.26894003" calcext:value-type="float">
            <text:p>315647.2689400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890785.957" calcext:value-type="float">
            <text:p>1442890785.957</text:p>
          </table:table-cell>
          <table:table-cell office:value-type="float" office:value="1442890785.9572" calcext:value-type="float">
            <text:p>1442890785.9572</text:p>
          </table:table-cell>
          <table:table-cell office:value-type="float" office:value="896" calcext:value-type="float">
            <text:p>896</text:p>
          </table:table-cell>
          <table:table-cell table:formula="of:=[.C562]-[.C$2]" office:value-type="float" office:value="16.5921242237091" calcext:value-type="float">
            <text:p>16.5921242237</text:p>
          </table:table-cell>
          <table:table-cell table:formula="of:=[.D562]/([.E562]-[.E561])" office:value-type="float" office:value="9333.15216522087" calcext:value-type="float">
            <text:p>9333.152165220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890785.95704" calcext:value-type="float">
            <text:p>1442890785.95704</text:p>
          </table:table-cell>
          <table:table-cell office:value-type="float" office:value="1442890785.96001" calcext:value-type="float">
            <text:p>1442890785.96001</text:p>
          </table:table-cell>
          <table:table-cell office:value-type="float" office:value="896" calcext:value-type="float">
            <text:p>896</text:p>
          </table:table-cell>
          <table:table-cell table:formula="of:=[.C563]-[.C$2]" office:value-type="float" office:value="16.5949335098267" calcext:value-type="float">
            <text:p>16.5949335098</text:p>
          </table:table-cell>
          <table:table-cell table:formula="of:=[.D563]/([.E563]-[.E562])" office:value-type="float" office:value="318942.237460749" calcext:value-type="float">
            <text:p>318942.23746074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890785.95705" calcext:value-type="float">
            <text:p>1442890785.95705</text:p>
          </table:table-cell>
          <table:table-cell office:value-type="float" office:value="1442890785.96282" calcext:value-type="float">
            <text:p>1442890785.96282</text:p>
          </table:table-cell>
          <table:table-cell office:value-type="float" office:value="896" calcext:value-type="float">
            <text:p>896</text:p>
          </table:table-cell>
          <table:table-cell table:formula="of:=[.C564]-[.C$2]" office:value-type="float" office:value="16.5977427959442" calcext:value-type="float">
            <text:p>16.5977427959</text:p>
          </table:table-cell>
          <table:table-cell table:formula="of:=[.D564]/([.E564]-[.E563])" office:value-type="float" office:value="318942.237460749" calcext:value-type="float">
            <text:p>318942.2374607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890785.95706" calcext:value-type="float">
            <text:p>1442890785.95706</text:p>
          </table:table-cell>
          <table:table-cell office:value-type="float" office:value="1442890785.96562" calcext:value-type="float">
            <text:p>1442890785.96562</text:p>
          </table:table-cell>
          <table:table-cell office:value-type="float" office:value="896" calcext:value-type="float">
            <text:p>896</text:p>
          </table:table-cell>
          <table:table-cell table:formula="of:=[.C565]-[.C$2]" office:value-type="float" office:value="16.6005465984344" calcext:value-type="float">
            <text:p>16.6005465984</text:p>
          </table:table-cell>
          <table:table-cell table:formula="of:=[.D565]/([.E565]-[.E564])" office:value-type="float" office:value="319566.019047619" calcext:value-type="float">
            <text:p>319566.01904761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890785.95708" calcext:value-type="float">
            <text:p>1442890785.95708</text:p>
          </table:table-cell>
          <table:table-cell office:value-type="float" office:value="1442890785.96841" calcext:value-type="float">
            <text:p>1442890785.96841</text:p>
          </table:table-cell>
          <table:table-cell office:value-type="float" office:value="896" calcext:value-type="float">
            <text:p>896</text:p>
          </table:table-cell>
          <table:table-cell table:formula="of:=[.C566]-[.C$2]" office:value-type="float" office:value="16.6033370494843" calcext:value-type="float">
            <text:p>16.6033370495</text:p>
          </table:table-cell>
          <table:table-cell table:formula="of:=[.D566]/([.E566]-[.E565])" office:value-type="float" office:value="321095.043062201" calcext:value-type="float">
            <text:p>321095.04306220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890785.95709" calcext:value-type="float">
            <text:p>1442890785.95709</text:p>
          </table:table-cell>
          <table:table-cell office:value-type="float" office:value="1442890785.9712" calcext:value-type="float">
            <text:p>1442890785.9712</text:p>
          </table:table-cell>
          <table:table-cell office:value-type="float" office:value="896" calcext:value-type="float">
            <text:p>896</text:p>
          </table:table-cell>
          <table:table-cell table:formula="of:=[.C567]-[.C$2]" office:value-type="float" office:value="16.6061263084412" calcext:value-type="float">
            <text:p>16.6061263084</text:p>
          </table:table-cell>
          <table:table-cell table:formula="of:=[.D567]/([.E567]-[.E566])" office:value-type="float" office:value="321232.27489529" calcext:value-type="float">
            <text:p>321232.2748952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890785.9571" calcext:value-type="float">
            <text:p>1442890785.9571</text:p>
          </table:table-cell>
          <table:table-cell office:value-type="float" office:value="1442890785.97399" calcext:value-type="float">
            <text:p>1442890785.97399</text:p>
          </table:table-cell>
          <table:table-cell office:value-type="float" office:value="896" calcext:value-type="float">
            <text:p>896</text:p>
          </table:table-cell>
          <table:table-cell table:formula="of:=[.C568]-[.C$2]" office:value-type="float" office:value="16.6089200973511" calcext:value-type="float">
            <text:p>16.6089200974</text:p>
          </table:table-cell>
          <table:table-cell table:formula="of:=[.D568]/([.E568]-[.E567])" office:value-type="float" office:value="320711.416965352" calcext:value-type="float">
            <text:p>320711.41696535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890785.95713" calcext:value-type="float">
            <text:p>1442890785.95713</text:p>
          </table:table-cell>
          <table:table-cell office:value-type="float" office:value="1442890785.97678" calcext:value-type="float">
            <text:p>1442890785.97678</text:p>
          </table:table-cell>
          <table:table-cell office:value-type="float" office:value="896" calcext:value-type="float">
            <text:p>896</text:p>
          </table:table-cell>
          <table:table-cell table:formula="of:=[.C569]-[.C$2]" office:value-type="float" office:value="16.6117026805878" calcext:value-type="float">
            <text:p>16.6117026806</text:p>
          </table:table-cell>
          <table:table-cell table:formula="of:=[.D569]/([.E569]-[.E568])" office:value-type="float" office:value="322002.946105732" calcext:value-type="float">
            <text:p>322002.94610573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890785.95714" calcext:value-type="float">
            <text:p>1442890785.95714</text:p>
          </table:table-cell>
          <table:table-cell office:value-type="float" office:value="1442890785.97958" calcext:value-type="float">
            <text:p>1442890785.97958</text:p>
          </table:table-cell>
          <table:table-cell office:value-type="float" office:value="896" calcext:value-type="float">
            <text:p>896</text:p>
          </table:table-cell>
          <table:table-cell table:formula="of:=[.C570]-[.C$2]" office:value-type="float" office:value="16.6145076751709" calcext:value-type="float">
            <text:p>16.6145076752</text:p>
          </table:table-cell>
          <table:table-cell table:formula="of:=[.D570]/([.E570]-[.E569])" office:value-type="float" office:value="319430.206884828" calcext:value-type="float">
            <text:p>319430.2068848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890785.95716" calcext:value-type="float">
            <text:p>1442890785.95716</text:p>
          </table:table-cell>
          <table:table-cell office:value-type="float" office:value="1442890785.98241" calcext:value-type="float">
            <text:p>1442890785.98241</text:p>
          </table:table-cell>
          <table:table-cell office:value-type="float" office:value="896" calcext:value-type="float">
            <text:p>896</text:p>
          </table:table-cell>
          <table:table-cell table:formula="of:=[.C571]-[.C$2]" office:value-type="float" office:value="16.6173357963562" calcext:value-type="float">
            <text:p>16.6173357964</text:p>
          </table:table-cell>
          <table:table-cell table:formula="of:=[.D571]/([.E571]-[.E570])" office:value-type="float" office:value="316818.10689597" calcext:value-type="float">
            <text:p>316818.1068959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890785.95717" calcext:value-type="float">
            <text:p>1442890785.95717</text:p>
          </table:table-cell>
          <table:table-cell office:value-type="float" office:value="1442890785.98523" calcext:value-type="float">
            <text:p>1442890785.98523</text:p>
          </table:table-cell>
          <table:table-cell office:value-type="float" office:value="896" calcext:value-type="float">
            <text:p>896</text:p>
          </table:table-cell>
          <table:table-cell table:formula="of:=[.C572]-[.C$2]" office:value-type="float" office:value="16.6201596260071" calcext:value-type="float">
            <text:p>16.620159626</text:p>
          </table:table-cell>
          <table:table-cell table:formula="of:=[.D572]/([.E572]-[.E571])" office:value-type="float" office:value="317299.593380615" calcext:value-type="float">
            <text:p>317299.5933806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890785.95718" calcext:value-type="float">
            <text:p>1442890785.95718</text:p>
          </table:table-cell>
          <table:table-cell office:value-type="float" office:value="1442890785.98805" calcext:value-type="float">
            <text:p>1442890785.98805</text:p>
          </table:table-cell>
          <table:table-cell office:value-type="float" office:value="896" calcext:value-type="float">
            <text:p>896</text:p>
          </table:table-cell>
          <table:table-cell table:formula="of:=[.C573]-[.C$2]" office:value-type="float" office:value="16.6229777336121" calcext:value-type="float">
            <text:p>16.6229777336</text:p>
          </table:table-cell>
          <table:table-cell table:formula="of:=[.D573]/([.E573]-[.E572])" office:value-type="float" office:value="317943.856514382" calcext:value-type="float">
            <text:p>317943.85651438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890786.03849" calcext:value-type="float">
            <text:p>1442890786.03849</text:p>
          </table:table-cell>
          <table:table-cell office:value-type="float" office:value="1442890786.03865" calcext:value-type="float">
            <text:p>1442890786.03865</text:p>
          </table:table-cell>
          <table:table-cell office:value-type="float" office:value="896" calcext:value-type="float">
            <text:p>896</text:p>
          </table:table-cell>
          <table:table-cell table:formula="of:=[.C574]-[.C$2]" office:value-type="float" office:value="16.6735777854919" calcext:value-type="float">
            <text:p>16.6735777855</text:p>
          </table:table-cell>
          <table:table-cell table:formula="of:=[.D574]/([.E574]-[.E573])" office:value-type="float" office:value="17707.4917260357" calcext:value-type="float">
            <text:p>17707.491726035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890786.03852" calcext:value-type="float">
            <text:p>1442890786.03852</text:p>
          </table:table-cell>
          <table:table-cell office:value-type="float" office:value="1442890786.04129" calcext:value-type="float">
            <text:p>1442890786.04129</text:p>
          </table:table-cell>
          <table:table-cell office:value-type="float" office:value="896" calcext:value-type="float">
            <text:p>896</text:p>
          </table:table-cell>
          <table:table-cell table:formula="of:=[.C575]-[.C$2]" office:value-type="float" office:value="16.6762115955353" calcext:value-type="float">
            <text:p>16.6762115955</text:p>
          </table:table-cell>
          <table:table-cell table:formula="of:=[.D575]/([.E575]-[.E574])" office:value-type="float" office:value="340191.579976464" calcext:value-type="float">
            <text:p>340191.57997646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890786.03854" calcext:value-type="float">
            <text:p>1442890786.03854</text:p>
          </table:table-cell>
          <table:table-cell office:value-type="float" office:value="1442890786.04392" calcext:value-type="float">
            <text:p>1442890786.04392</text:p>
          </table:table-cell>
          <table:table-cell office:value-type="float" office:value="896" calcext:value-type="float">
            <text:p>896</text:p>
          </table:table-cell>
          <table:table-cell table:formula="of:=[.C576]-[.C$2]" office:value-type="float" office:value="16.6788485050201" calcext:value-type="float">
            <text:p>16.678848505</text:p>
          </table:table-cell>
          <table:table-cell table:formula="of:=[.D576]/([.E576]-[.E575])" office:value-type="float" office:value="339791.716455696" calcext:value-type="float">
            <text:p>339791.71645569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890786.03856" calcext:value-type="float">
            <text:p>1442890786.03856</text:p>
          </table:table-cell>
          <table:table-cell office:value-type="float" office:value="1442890786.04658" calcext:value-type="float">
            <text:p>1442890786.04658</text:p>
          </table:table-cell>
          <table:table-cell office:value-type="float" office:value="896" calcext:value-type="float">
            <text:p>896</text:p>
          </table:table-cell>
          <table:table-cell table:formula="of:=[.C577]-[.C$2]" office:value-type="float" office:value="16.6815025806427" calcext:value-type="float">
            <text:p>16.6815025806</text:p>
          </table:table-cell>
          <table:table-cell table:formula="of:=[.D577]/([.E577]-[.E576])" office:value-type="float" office:value="337593.997844053" calcext:value-type="float">
            <text:p>337593.99784405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890786.03857" calcext:value-type="float">
            <text:p>1442890786.03857</text:p>
          </table:table-cell>
          <table:table-cell office:value-type="float" office:value="1442890786.0492" calcext:value-type="float">
            <text:p>1442890786.0492</text:p>
          </table:table-cell>
          <table:table-cell office:value-type="float" office:value="896" calcext:value-type="float">
            <text:p>896</text:p>
          </table:table-cell>
          <table:table-cell table:formula="of:=[.C578]-[.C$2]" office:value-type="float" office:value="16.6841247081757" calcext:value-type="float">
            <text:p>16.6841247082</text:p>
          </table:table-cell>
          <table:table-cell table:formula="of:=[.D578]/([.E578]-[.E577])" office:value-type="float" office:value="341707.254409893" calcext:value-type="float">
            <text:p>341707.25440989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890786.03859" calcext:value-type="float">
            <text:p>1442890786.03859</text:p>
          </table:table-cell>
          <table:table-cell office:value-type="float" office:value="1442890786.05186" calcext:value-type="float">
            <text:p>1442890786.05186</text:p>
          </table:table-cell>
          <table:table-cell office:value-type="float" office:value="896" calcext:value-type="float">
            <text:p>896</text:p>
          </table:table-cell>
          <table:table-cell table:formula="of:=[.C579]-[.C$2]" office:value-type="float" office:value="16.6867806911469" calcext:value-type="float">
            <text:p>16.6867806911</text:p>
          </table:table-cell>
          <table:table-cell table:formula="of:=[.D579]/([.E579]-[.E578])" office:value-type="float" office:value="337351.560502693" calcext:value-type="float">
            <text:p>337351.56050269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890786.0386" calcext:value-type="float">
            <text:p>1442890786.0386</text:p>
          </table:table-cell>
          <table:table-cell office:value-type="float" office:value="1442890786.0545" calcext:value-type="float">
            <text:p>1442890786.0545</text:p>
          </table:table-cell>
          <table:table-cell office:value-type="float" office:value="896" calcext:value-type="float">
            <text:p>896</text:p>
          </table:table-cell>
          <table:table-cell table:formula="of:=[.C580]-[.C$2]" office:value-type="float" office:value="16.6894257068634" calcext:value-type="float">
            <text:p>16.6894257069</text:p>
          </table:table-cell>
          <table:table-cell table:formula="of:=[.D580]/([.E580]-[.E579])" office:value-type="float" office:value="338750.350099153" calcext:value-type="float">
            <text:p>338750.35009915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890786.03862" calcext:value-type="float">
            <text:p>1442890786.03862</text:p>
          </table:table-cell>
          <table:table-cell office:value-type="float" office:value="1442890786.0571" calcext:value-type="float">
            <text:p>1442890786.0571</text:p>
          </table:table-cell>
          <table:table-cell office:value-type="float" office:value="896" calcext:value-type="float">
            <text:p>896</text:p>
          </table:table-cell>
          <table:table-cell table:formula="of:=[.C581]-[.C$2]" office:value-type="float" office:value="16.6920282840729" calcext:value-type="float">
            <text:p>16.6920282841</text:p>
          </table:table-cell>
          <table:table-cell table:formula="of:=[.D581]/([.E581]-[.E580])" office:value-type="float" office:value="344274.128252107" calcext:value-type="float">
            <text:p>344274.1282521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890786.03863" calcext:value-type="float">
            <text:p>1442890786.03863</text:p>
          </table:table-cell>
          <table:table-cell office:value-type="float" office:value="1442890786.05973" calcext:value-type="float">
            <text:p>1442890786.05973</text:p>
          </table:table-cell>
          <table:table-cell office:value-type="float" office:value="896" calcext:value-type="float">
            <text:p>896</text:p>
          </table:table-cell>
          <table:table-cell table:formula="of:=[.C582]-[.C$2]" office:value-type="float" office:value="16.6946582794189" calcext:value-type="float">
            <text:p>16.6946582794</text:p>
          </table:table-cell>
          <table:table-cell table:formula="of:=[.D582]/([.E582]-[.E581])" office:value-type="float" office:value="340685.013507388" calcext:value-type="float">
            <text:p>340685.01350738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890786.15459" calcext:value-type="float">
            <text:p>1442890786.15459</text:p>
          </table:table-cell>
          <table:table-cell office:value-type="float" office:value="1442890786.1549" calcext:value-type="float">
            <text:p>1442890786.1549</text:p>
          </table:table-cell>
          <table:table-cell office:value-type="float" office:value="896" calcext:value-type="float">
            <text:p>896</text:p>
          </table:table-cell>
          <table:table-cell table:formula="of:=[.C583]-[.C$2]" office:value-type="float" office:value="16.7898302078247" calcext:value-type="float">
            <text:p>16.7898302078</text:p>
          </table:table-cell>
          <table:table-cell table:formula="of:=[.D583]/([.E583]-[.E582])" office:value-type="float" office:value="9414.54076857558" calcext:value-type="float">
            <text:p>9414.540768575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890786.15465" calcext:value-type="float">
            <text:p>1442890786.15465</text:p>
          </table:table-cell>
          <table:table-cell office:value-type="float" office:value="1442890786.15754" calcext:value-type="float">
            <text:p>1442890786.15754</text:p>
          </table:table-cell>
          <table:table-cell office:value-type="float" office:value="896" calcext:value-type="float">
            <text:p>896</text:p>
          </table:table-cell>
          <table:table-cell table:formula="of:=[.C584]-[.C$2]" office:value-type="float" office:value="16.7924706935883" calcext:value-type="float">
            <text:p>16.7924706936</text:p>
          </table:table-cell>
          <table:table-cell table:formula="of:=[.D584]/([.E584]-[.E583])" office:value-type="float" office:value="339331.501941309" calcext:value-type="float">
            <text:p>339331.50194130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890786.15467" calcext:value-type="float">
            <text:p>1442890786.15467</text:p>
          </table:table-cell>
          <table:table-cell office:value-type="float" office:value="1442890786.16019" calcext:value-type="float">
            <text:p>1442890786.16019</text:p>
          </table:table-cell>
          <table:table-cell office:value-type="float" office:value="896" calcext:value-type="float">
            <text:p>896</text:p>
          </table:table-cell>
          <table:table-cell table:formula="of:=[.C585]-[.C$2]" office:value-type="float" office:value="16.7951138019562" calcext:value-type="float">
            <text:p>16.795113802</text:p>
          </table:table-cell>
          <table:table-cell table:formula="of:=[.D585]/([.E585]-[.E584])" office:value-type="float" office:value="338994.80281436" calcext:value-type="float">
            <text:p>338994.8028143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890786.1547" calcext:value-type="float">
            <text:p>1442890786.1547</text:p>
          </table:table-cell>
          <table:table-cell office:value-type="float" office:value="1442890786.16284" calcext:value-type="float">
            <text:p>1442890786.16284</text:p>
          </table:table-cell>
          <table:table-cell office:value-type="float" office:value="896" calcext:value-type="float">
            <text:p>896</text:p>
          </table:table-cell>
          <table:table-cell table:formula="of:=[.C586]-[.C$2]" office:value-type="float" office:value="16.7977609634399" calcext:value-type="float">
            <text:p>16.7977609634</text:p>
          </table:table-cell>
          <table:table-cell table:formula="of:=[.D586]/([.E586]-[.E585])" office:value-type="float" office:value="338475.761866162" calcext:value-type="float">
            <text:p>338475.76186616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890786.15472" calcext:value-type="float">
            <text:p>1442890786.15472</text:p>
          </table:table-cell>
          <table:table-cell office:value-type="float" office:value="1442890786.16545" calcext:value-type="float">
            <text:p>1442890786.16545</text:p>
          </table:table-cell>
          <table:table-cell office:value-type="float" office:value="896" calcext:value-type="float">
            <text:p>896</text:p>
          </table:table-cell>
          <table:table-cell table:formula="of:=[.C587]-[.C$2]" office:value-type="float" office:value="16.8003711700439" calcext:value-type="float">
            <text:p>16.80037117</text:p>
          </table:table-cell>
          <table:table-cell table:formula="of:=[.D587]/([.E587]-[.E586])" office:value-type="float" office:value="343267.846547315" calcext:value-type="float">
            <text:p>343267.8465473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890786.15474" calcext:value-type="float">
            <text:p>1442890786.15474</text:p>
          </table:table-cell>
          <table:table-cell office:value-type="float" office:value="1442890786.16809" calcext:value-type="float">
            <text:p>1442890786.16809</text:p>
          </table:table-cell>
          <table:table-cell office:value-type="float" office:value="896" calcext:value-type="float">
            <text:p>896</text:p>
          </table:table-cell>
          <table:table-cell table:formula="of:=[.C588]-[.C$2]" office:value-type="float" office:value="16.8030140399933" calcext:value-type="float">
            <text:p>16.80301404</text:p>
          </table:table-cell>
          <table:table-cell table:formula="of:=[.D588]/([.E588]-[.E587])" office:value-type="float" office:value="339025.3842129" calcext:value-type="float">
            <text:p>339025.384212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890786.15477" calcext:value-type="float">
            <text:p>1442890786.15477</text:p>
          </table:table-cell>
          <table:table-cell office:value-type="float" office:value="1442890786.17073" calcext:value-type="float">
            <text:p>1442890786.17073</text:p>
          </table:table-cell>
          <table:table-cell office:value-type="float" office:value="896" calcext:value-type="float">
            <text:p>896</text:p>
          </table:table-cell>
          <table:table-cell table:formula="of:=[.C589]-[.C$2]" office:value-type="float" office:value="16.8056559562683" calcext:value-type="float">
            <text:p>16.8056559563</text:p>
          </table:table-cell>
          <table:table-cell table:formula="of:=[.D589]/([.E589]-[.E588])" office:value-type="float" office:value="339147.765003159" calcext:value-type="float">
            <text:p>339147.76500315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890786.15479" calcext:value-type="float">
            <text:p>1442890786.15479</text:p>
          </table:table-cell>
          <table:table-cell office:value-type="float" office:value="1442890786.17336" calcext:value-type="float">
            <text:p>1442890786.17336</text:p>
          </table:table-cell>
          <table:table-cell office:value-type="float" office:value="896" calcext:value-type="float">
            <text:p>896</text:p>
          </table:table-cell>
          <table:table-cell table:formula="of:=[.C590]-[.C$2]" office:value-type="float" office:value="16.8082830905914" calcext:value-type="float">
            <text:p>16.8082830906</text:p>
          </table:table-cell>
          <table:table-cell table:formula="of:=[.D590]/([.E590]-[.E589])" office:value-type="float" office:value="341056.029040748" calcext:value-type="float">
            <text:p>341056.0290407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890786.15481" calcext:value-type="float">
            <text:p>1442890786.15481</text:p>
          </table:table-cell>
          <table:table-cell office:value-type="float" office:value="1442890786.17597" calcext:value-type="float">
            <text:p>1442890786.17597</text:p>
          </table:table-cell>
          <table:table-cell office:value-type="float" office:value="896" calcext:value-type="float">
            <text:p>896</text:p>
          </table:table-cell>
          <table:table-cell table:formula="of:=[.C591]-[.C$2]" office:value-type="float" office:value="16.8108944892883" calcext:value-type="float">
            <text:p>16.8108944893</text:p>
          </table:table-cell>
          <table:table-cell table:formula="of:=[.D591]/([.E591]-[.E590])" office:value-type="float" office:value="343111.146169999" calcext:value-type="float">
            <text:p>343111.14616999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890786.15483" calcext:value-type="float">
            <text:p>1442890786.15483</text:p>
          </table:table-cell>
          <table:table-cell office:value-type="float" office:value="1442890786.1786" calcext:value-type="float">
            <text:p>1442890786.1786</text:p>
          </table:table-cell>
          <table:table-cell office:value-type="float" office:value="896" calcext:value-type="float">
            <text:p>896</text:p>
          </table:table-cell>
          <table:table-cell table:formula="of:=[.C592]-[.C$2]" office:value-type="float" office:value="16.8135209083557" calcext:value-type="float">
            <text:p>16.8135209084</text:p>
          </table:table-cell>
          <table:table-cell table:formula="of:=[.D592]/([.E592]-[.E591])" office:value-type="float" office:value="341148.909222948" calcext:value-type="float">
            <text:p>341148.90922294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890786.15485" calcext:value-type="float">
            <text:p>1442890786.15485</text:p>
          </table:table-cell>
          <table:table-cell office:value-type="float" office:value="1442890786.18121" calcext:value-type="float">
            <text:p>1442890786.18121</text:p>
          </table:table-cell>
          <table:table-cell office:value-type="float" office:value="896" calcext:value-type="float">
            <text:p>896</text:p>
          </table:table-cell>
          <table:table-cell table:formula="of:=[.C593]-[.C$2]" office:value-type="float" office:value="16.8161325454712" calcext:value-type="float">
            <text:p>16.8161325455</text:p>
          </table:table-cell>
          <table:table-cell table:formula="of:=[.D593]/([.E593]-[.E592])" office:value-type="float" office:value="343079.823260909" calcext:value-type="float">
            <text:p>343079.82326090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890786.15488" calcext:value-type="float">
            <text:p>1442890786.15488</text:p>
          </table:table-cell>
          <table:table-cell office:value-type="float" office:value="1442890786.18382" calcext:value-type="float">
            <text:p>1442890786.18382</text:p>
          </table:table-cell>
          <table:table-cell office:value-type="float" office:value="896" calcext:value-type="float">
            <text:p>896</text:p>
          </table:table-cell>
          <table:table-cell table:formula="of:=[.C594]-[.C$2]" office:value-type="float" office:value="16.8187465667725" calcext:value-type="float">
            <text:p>16.8187465668</text:p>
          </table:table-cell>
          <table:table-cell table:formula="of:=[.D594]/([.E594]-[.E593])" office:value-type="float" office:value="342766.908427581" calcext:value-type="float">
            <text:p>342766.90842758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890786.23943" calcext:value-type="float">
            <text:p>1442890786.23943</text:p>
          </table:table-cell>
          <table:table-cell office:value-type="float" office:value="1442890786.2397" calcext:value-type="float">
            <text:p>1442890786.2397</text:p>
          </table:table-cell>
          <table:table-cell office:value-type="float" office:value="896" calcext:value-type="float">
            <text:p>896</text:p>
          </table:table-cell>
          <table:table-cell table:formula="of:=[.C595]-[.C$2]" office:value-type="float" office:value="16.8746206760407" calcext:value-type="float">
            <text:p>16.874620676</text:p>
          </table:table-cell>
          <table:table-cell table:formula="of:=[.D595]/([.E595]-[.E594])" office:value-type="float" office:value="16036.0498222767" calcext:value-type="float">
            <text:p>16036.049822276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890786.23949" calcext:value-type="float">
            <text:p>1442890786.23949</text:p>
          </table:table-cell>
          <table:table-cell office:value-type="float" office:value="1442890786.24234" calcext:value-type="float">
            <text:p>1442890786.24234</text:p>
          </table:table-cell>
          <table:table-cell office:value-type="float" office:value="896" calcext:value-type="float">
            <text:p>896</text:p>
          </table:table-cell>
          <table:table-cell table:formula="of:=[.C596]-[.C$2]" office:value-type="float" office:value="16.8772678375244" calcext:value-type="float">
            <text:p>16.8772678375</text:p>
          </table:table-cell>
          <table:table-cell table:formula="of:=[.D596]/([.E596]-[.E595])" office:value-type="float" office:value="338475.761866162" calcext:value-type="float">
            <text:p>338475.76186616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890786.23952" calcext:value-type="float">
            <text:p>1442890786.23952</text:p>
          </table:table-cell>
          <table:table-cell office:value-type="float" office:value="1442890786.24499" calcext:value-type="float">
            <text:p>1442890786.24499</text:p>
          </table:table-cell>
          <table:table-cell office:value-type="float" office:value="896" calcext:value-type="float">
            <text:p>896</text:p>
          </table:table-cell>
          <table:table-cell table:formula="of:=[.C597]-[.C$2]" office:value-type="float" office:value="16.8799111843109" calcext:value-type="float">
            <text:p>16.8799111843</text:p>
          </table:table-cell>
          <table:table-cell table:formula="of:=[.D597]/([.E597]-[.E596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890786.23954" calcext:value-type="float">
            <text:p>1442890786.23954</text:p>
          </table:table-cell>
          <table:table-cell office:value-type="float" office:value="1442890786.24763" calcext:value-type="float">
            <text:p>1442890786.24763</text:p>
          </table:table-cell>
          <table:table-cell office:value-type="float" office:value="896" calcext:value-type="float">
            <text:p>896</text:p>
          </table:table-cell>
          <table:table-cell table:formula="of:=[.C598]-[.C$2]" office:value-type="float" office:value="16.8825550079346" calcext:value-type="float">
            <text:p>16.8825550079</text:p>
          </table:table-cell>
          <table:table-cell table:formula="of:=[.D598]/([.E598]-[.E597])" office:value-type="float" office:value="338903.091712508" calcext:value-type="float">
            <text:p>338903.09171250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890786.23955" calcext:value-type="float">
            <text:p>1442890786.23955</text:p>
          </table:table-cell>
          <table:table-cell office:value-type="float" office:value="1442890786.25029" calcext:value-type="float">
            <text:p>1442890786.25029</text:p>
          </table:table-cell>
          <table:table-cell office:value-type="float" office:value="896" calcext:value-type="float">
            <text:p>896</text:p>
          </table:table-cell>
          <table:table-cell table:formula="of:=[.C599]-[.C$2]" office:value-type="float" office:value="16.8852138519287" calcext:value-type="float">
            <text:p>16.8852138519</text:p>
          </table:table-cell>
          <table:table-cell table:formula="of:=[.D599]/([.E599]-[.E598])" office:value-type="float" office:value="336988.556671449" calcext:value-type="float">
            <text:p>336988.55667144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890786.23958" calcext:value-type="float">
            <text:p>1442890786.23958</text:p>
          </table:table-cell>
          <table:table-cell office:value-type="float" office:value="1442890786.2529" calcext:value-type="float">
            <text:p>1442890786.2529</text:p>
          </table:table-cell>
          <table:table-cell office:value-type="float" office:value="896" calcext:value-type="float">
            <text:p>896</text:p>
          </table:table-cell>
          <table:table-cell table:formula="of:=[.C600]-[.C$2]" office:value-type="float" office:value="16.887825012207" calcext:value-type="float">
            <text:p>16.8878250122</text:p>
          </table:table-cell>
          <table:table-cell table:formula="of:=[.D600]/([.E600]-[.E599])" office:value-type="float" office:value="343142.474799123" calcext:value-type="float">
            <text:p>343142.47479912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890786.23961" calcext:value-type="float">
            <text:p>1442890786.23961</text:p>
          </table:table-cell>
          <table:table-cell office:value-type="float" office:value="1442890786.25556" calcext:value-type="float">
            <text:p>1442890786.25556</text:p>
          </table:table-cell>
          <table:table-cell office:value-type="float" office:value="896" calcext:value-type="float">
            <text:p>896</text:p>
          </table:table-cell>
          <table:table-cell table:formula="of:=[.C601]-[.C$2]" office:value-type="float" office:value="16.8904867172241" calcext:value-type="float">
            <text:p>16.8904867172</text:p>
          </table:table-cell>
          <table:table-cell table:formula="of:=[.D601]/([.E601]-[.E600])" office:value-type="float" office:value="336626.333213902" calcext:value-type="float">
            <text:p>336626.33321390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890786.23963" calcext:value-type="float">
            <text:p>1442890786.23963</text:p>
          </table:table-cell>
          <table:table-cell office:value-type="float" office:value="1442890786.2582" calcext:value-type="float">
            <text:p>1442890786.2582</text:p>
          </table:table-cell>
          <table:table-cell office:value-type="float" office:value="896" calcext:value-type="float">
            <text:p>896</text:p>
          </table:table-cell>
          <table:table-cell table:formula="of:=[.C602]-[.C$2]" office:value-type="float" office:value="16.8931274414063" calcext:value-type="float">
            <text:p>16.8931274414</text:p>
          </table:table-cell>
          <table:table-cell table:formula="of:=[.D602]/([.E602]-[.E601])" office:value-type="float" office:value="339300.86529433" calcext:value-type="float">
            <text:p>339300.865294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890786.23965" calcext:value-type="float">
            <text:p>1442890786.23965</text:p>
          </table:table-cell>
          <table:table-cell office:value-type="float" office:value="1442890786.26086" calcext:value-type="float">
            <text:p>1442890786.26086</text:p>
          </table:table-cell>
          <table:table-cell office:value-type="float" office:value="896" calcext:value-type="float">
            <text:p>896</text:p>
          </table:table-cell>
          <table:table-cell table:formula="of:=[.C603]-[.C$2]" office:value-type="float" office:value="16.8957834243774" calcext:value-type="float">
            <text:p>16.8957834244</text:p>
          </table:table-cell>
          <table:table-cell table:formula="of:=[.D603]/([.E603]-[.E602])" office:value-type="float" office:value="337351.560502693" calcext:value-type="float">
            <text:p>337351.56050269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890786.23967" calcext:value-type="float">
            <text:p>1442890786.23967</text:p>
          </table:table-cell>
          <table:table-cell office:value-type="float" office:value="1442890786.26353" calcext:value-type="float">
            <text:p>1442890786.26353</text:p>
          </table:table-cell>
          <table:table-cell office:value-type="float" office:value="896" calcext:value-type="float">
            <text:p>896</text:p>
          </table:table-cell>
          <table:table-cell table:formula="of:=[.C604]-[.C$2]" office:value-type="float" office:value="16.8984582424164" calcext:value-type="float">
            <text:p>16.8984582424</text:p>
          </table:table-cell>
          <table:table-cell table:formula="of:=[.D604]/([.E604]-[.E603])" office:value-type="float" office:value="334976.057046082" calcext:value-type="float">
            <text:p>334976.05704608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890786.34995" calcext:value-type="float">
            <text:p>1442890786.34995</text:p>
          </table:table-cell>
          <table:table-cell office:value-type="float" office:value="1442890786.35028" calcext:value-type="float">
            <text:p>1442890786.35028</text:p>
          </table:table-cell>
          <table:table-cell office:value-type="float" office:value="896" calcext:value-type="float">
            <text:p>896</text:p>
          </table:table-cell>
          <table:table-cell table:formula="of:=[.C605]-[.C$2]" office:value-type="float" office:value="16.9852056503296" calcext:value-type="float">
            <text:p>16.9852056503</text:p>
          </table:table-cell>
          <table:table-cell table:formula="of:=[.D605]/([.E605]-[.E604])" office:value-type="float" office:value="10328.8388846899" calcext:value-type="float">
            <text:p>10328.838884689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890786.34999" calcext:value-type="float">
            <text:p>1442890786.34999</text:p>
          </table:table-cell>
          <table:table-cell office:value-type="float" office:value="1442890786.35292" calcext:value-type="float">
            <text:p>1442890786.35292</text:p>
          </table:table-cell>
          <table:table-cell office:value-type="float" office:value="896" calcext:value-type="float">
            <text:p>896</text:p>
          </table:table-cell>
          <table:table-cell table:formula="of:=[.C606]-[.C$2]" office:value-type="float" office:value="16.987841129303" calcext:value-type="float">
            <text:p>16.9878411293</text:p>
          </table:table-cell>
          <table:table-cell table:formula="of:=[.D606]/([.E606]-[.E605])" office:value-type="float" office:value="339976.151981183" calcext:value-type="float">
            <text:p>339976.15198118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890786.35001" calcext:value-type="float">
            <text:p>1442890786.35001</text:p>
          </table:table-cell>
          <table:table-cell office:value-type="float" office:value="1442890786.35555" calcext:value-type="float">
            <text:p>1442890786.35555</text:p>
          </table:table-cell>
          <table:table-cell office:value-type="float" office:value="896" calcext:value-type="float">
            <text:p>896</text:p>
          </table:table-cell>
          <table:table-cell table:formula="of:=[.C607]-[.C$2]" office:value-type="float" office:value="16.9904797077179" calcext:value-type="float">
            <text:p>16.9904797077</text:p>
          </table:table-cell>
          <table:table-cell table:formula="of:=[.D607]/([.E607]-[.E606])" office:value-type="float" office:value="339576.794433903" calcext:value-type="float">
            <text:p>339576.7944339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890786.35004" calcext:value-type="float">
            <text:p>1442890786.35004</text:p>
          </table:table-cell>
          <table:table-cell office:value-type="float" office:value="1442890786.35819" calcext:value-type="float">
            <text:p>1442890786.35819</text:p>
          </table:table-cell>
          <table:table-cell office:value-type="float" office:value="896" calcext:value-type="float">
            <text:p>896</text:p>
          </table:table-cell>
          <table:table-cell table:formula="of:=[.C608]-[.C$2]" office:value-type="float" office:value="16.9931168556213" calcext:value-type="float">
            <text:p>16.9931168556</text:p>
          </table:table-cell>
          <table:table-cell table:formula="of:=[.D608]/([.E608]-[.E607])" office:value-type="float" office:value="339760.996654914" calcext:value-type="float">
            <text:p>339760.9966549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890786.35006" calcext:value-type="float">
            <text:p>1442890786.35006</text:p>
          </table:table-cell>
          <table:table-cell office:value-type="float" office:value="1442890786.36081" calcext:value-type="float">
            <text:p>1442890786.36081</text:p>
          </table:table-cell>
          <table:table-cell office:value-type="float" office:value="896" calcext:value-type="float">
            <text:p>896</text:p>
          </table:table-cell>
          <table:table-cell table:formula="of:=[.C609]-[.C$2]" office:value-type="float" office:value="16.9957323074341" calcext:value-type="float">
            <text:p>16.9957323074</text:p>
          </table:table-cell>
          <table:table-cell table:formula="of:=[.D609]/([.E609]-[.E608])" office:value-type="float" office:value="342579.433363719" calcext:value-type="float">
            <text:p>342579.4333637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890786.35008" calcext:value-type="float">
            <text:p>1442890786.35008</text:p>
          </table:table-cell>
          <table:table-cell office:value-type="float" office:value="1442890786.36345" calcext:value-type="float">
            <text:p>1442890786.36345</text:p>
          </table:table-cell>
          <table:table-cell office:value-type="float" office:value="896" calcext:value-type="float">
            <text:p>896</text:p>
          </table:table-cell>
          <table:table-cell table:formula="of:=[.C610]-[.C$2]" office:value-type="float" office:value="16.9983711242676" calcext:value-type="float">
            <text:p>16.9983711243</text:p>
          </table:table-cell>
          <table:table-cell table:formula="of:=[.D610]/([.E610]-[.E609])" office:value-type="float" office:value="339546.113480304" calcext:value-type="float">
            <text:p>339546.11348030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890786.3501" calcext:value-type="float">
            <text:p>1442890786.3501</text:p>
          </table:table-cell>
          <table:table-cell office:value-type="float" office:value="1442890786.36608" calcext:value-type="float">
            <text:p>1442890786.36608</text:p>
          </table:table-cell>
          <table:table-cell office:value-type="float" office:value="896" calcext:value-type="float">
            <text:p>896</text:p>
          </table:table-cell>
          <table:table-cell table:formula="of:=[.C611]-[.C$2]" office:value-type="float" office:value="17.0010051727295" calcext:value-type="float">
            <text:p>17.0010051727</text:p>
          </table:table-cell>
          <table:table-cell table:formula="of:=[.D611]/([.E611]-[.E610])" office:value-type="float" office:value="340160.787834902" calcext:value-type="float">
            <text:p>340160.7878349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890786.35013" calcext:value-type="float">
            <text:p>1442890786.35013</text:p>
          </table:table-cell>
          <table:table-cell office:value-type="float" office:value="1442890786.36872" calcext:value-type="float">
            <text:p>1442890786.36872</text:p>
          </table:table-cell>
          <table:table-cell office:value-type="float" office:value="896" calcext:value-type="float">
            <text:p>896</text:p>
          </table:table-cell>
          <table:table-cell table:formula="of:=[.C612]-[.C$2]" office:value-type="float" office:value="17.0036418437958" calcext:value-type="float">
            <text:p>17.0036418438</text:p>
          </table:table-cell>
          <table:table-cell table:formula="of:=[.D612]/([.E612]-[.E611])" office:value-type="float" office:value="339822.441812099" calcext:value-type="float">
            <text:p>339822.4418120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890786.35015" calcext:value-type="float">
            <text:p>1442890786.35015</text:p>
          </table:table-cell>
          <table:table-cell office:value-type="float" office:value="1442890786.37137" calcext:value-type="float">
            <text:p>1442890786.37137</text:p>
          </table:table-cell>
          <table:table-cell office:value-type="float" office:value="896" calcext:value-type="float">
            <text:p>896</text:p>
          </table:table-cell>
          <table:table-cell table:formula="of:=[.C613]-[.C$2]" office:value-type="float" office:value="17.0062992572784" calcext:value-type="float">
            <text:p>17.0062992573</text:p>
          </table:table-cell>
          <table:table-cell table:formula="of:=[.D613]/([.E613]-[.E612])" office:value-type="float" office:value="337169.960882828" calcext:value-type="float">
            <text:p>337169.96088282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890786.35017" calcext:value-type="float">
            <text:p>1442890786.35017</text:p>
          </table:table-cell>
          <table:table-cell office:value-type="float" office:value="1442890786.37403" calcext:value-type="float">
            <text:p>1442890786.37403</text:p>
          </table:table-cell>
          <table:table-cell office:value-type="float" office:value="896" calcext:value-type="float">
            <text:p>896</text:p>
          </table:table-cell>
          <table:table-cell table:formula="of:=[.C614]-[.C$2]" office:value-type="float" office:value="17.0089540481567" calcext:value-type="float">
            <text:p>17.0089540482</text:p>
          </table:table-cell>
          <table:table-cell table:formula="of:=[.D614]/([.E614]-[.E613])" office:value-type="float" office:value="337503.043017512" calcext:value-type="float">
            <text:p>337503.0430175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890786.35019" calcext:value-type="float">
            <text:p>1442890786.35019</text:p>
          </table:table-cell>
          <table:table-cell office:value-type="float" office:value="1442890786.37669" calcext:value-type="float">
            <text:p>1442890786.37669</text:p>
          </table:table-cell>
          <table:table-cell office:value-type="float" office:value="896" calcext:value-type="float">
            <text:p>896</text:p>
          </table:table-cell>
          <table:table-cell table:formula="of:=[.C615]-[.C$2]" office:value-type="float" office:value="17.0116136074066" calcext:value-type="float">
            <text:p>17.0116136074</text:p>
          </table:table-cell>
          <table:table-cell table:formula="of:=[.D615]/([.E615]-[.E614])" office:value-type="float" office:value="336897.927745406" calcext:value-type="float">
            <text:p>336897.92774540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890786.35025" calcext:value-type="float">
            <text:p>1442890786.35025</text:p>
          </table:table-cell>
          <table:table-cell office:value-type="float" office:value="1442890786.37933" calcext:value-type="float">
            <text:p>1442890786.37933</text:p>
          </table:table-cell>
          <table:table-cell office:value-type="float" office:value="896" calcext:value-type="float">
            <text:p>896</text:p>
          </table:table-cell>
          <table:table-cell table:formula="of:=[.C616]-[.C$2]" office:value-type="float" office:value="17.0142583847046" calcext:value-type="float">
            <text:p>17.0142583847</text:p>
          </table:table-cell>
          <table:table-cell table:formula="of:=[.D616]/([.E616]-[.E615])" office:value-type="float" office:value="338780.887406473" calcext:value-type="float">
            <text:p>338780.88740647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890786.44053" calcext:value-type="float">
            <text:p>1442890786.44053</text:p>
          </table:table-cell>
          <table:table-cell office:value-type="float" office:value="1442890786.44114" calcext:value-type="float">
            <text:p>1442890786.44114</text:p>
          </table:table-cell>
          <table:table-cell office:value-type="float" office:value="896" calcext:value-type="float">
            <text:p>896</text:p>
          </table:table-cell>
          <table:table-cell table:formula="of:=[.C617]-[.C$2]" office:value-type="float" office:value="17.0760610103607" calcext:value-type="float">
            <text:p>17.0760610104</text:p>
          </table:table-cell>
          <table:table-cell table:formula="of:=[.D617]/([.E617]-[.E616])" office:value-type="float" office:value="14497.7659199364" calcext:value-type="float">
            <text:p>14497.765919936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890786.44062" calcext:value-type="float">
            <text:p>1442890786.44062</text:p>
          </table:table-cell>
          <table:table-cell office:value-type="float" office:value="1442890786.44379" calcext:value-type="float">
            <text:p>1442890786.44379</text:p>
          </table:table-cell>
          <table:table-cell office:value-type="float" office:value="896" calcext:value-type="float">
            <text:p>896</text:p>
          </table:table-cell>
          <table:table-cell table:formula="of:=[.C618]-[.C$2]" office:value-type="float" office:value="17.0787115097046" calcext:value-type="float">
            <text:p>17.0787115097</text:p>
          </table:table-cell>
          <table:table-cell table:formula="of:=[.D618]/([.E618]-[.E617])" office:value-type="float" office:value="338049.50832059" calcext:value-type="float">
            <text:p>338049.508320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890786.44068" calcext:value-type="float">
            <text:p>1442890786.44068</text:p>
          </table:table-cell>
          <table:table-cell office:value-type="float" office:value="1442890786.44643" calcext:value-type="float">
            <text:p>1442890786.44643</text:p>
          </table:table-cell>
          <table:table-cell office:value-type="float" office:value="896" calcext:value-type="float">
            <text:p>896</text:p>
          </table:table-cell>
          <table:table-cell table:formula="of:=[.C619]-[.C$2]" office:value-type="float" office:value="17.081360578537" calcext:value-type="float">
            <text:p>17.0813605785</text:p>
          </table:table-cell>
          <table:table-cell table:formula="of:=[.D619]/([.E619]-[.E618])" office:value-type="float" office:value="338232.056880569" calcext:value-type="float">
            <text:p>338232.05688056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890786.44073" calcext:value-type="float">
            <text:p>1442890786.44073</text:p>
          </table:table-cell>
          <table:table-cell office:value-type="float" office:value="1442890786.44908" calcext:value-type="float">
            <text:p>1442890786.44908</text:p>
          </table:table-cell>
          <table:table-cell office:value-type="float" office:value="896" calcext:value-type="float">
            <text:p>896</text:p>
          </table:table-cell>
          <table:table-cell table:formula="of:=[.C620]-[.C$2]" office:value-type="float" office:value="17.084000825882" calcext:value-type="float">
            <text:p>17.0840008259</text:p>
          </table:table-cell>
          <table:table-cell table:formula="of:=[.D620]/([.E620]-[.E619])" office:value-type="float" office:value="339362.144121365" calcext:value-type="float">
            <text:p>339362.14412136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890786.44078" calcext:value-type="float">
            <text:p>1442890786.44078</text:p>
          </table:table-cell>
          <table:table-cell office:value-type="float" office:value="1442890786.4517" calcext:value-type="float">
            <text:p>1442890786.4517</text:p>
          </table:table-cell>
          <table:table-cell office:value-type="float" office:value="896" calcext:value-type="float">
            <text:p>896</text:p>
          </table:table-cell>
          <table:table-cell table:formula="of:=[.C621]-[.C$2]" office:value-type="float" office:value="17.0866305828094" calcext:value-type="float">
            <text:p>17.0866305828</text:p>
          </table:table-cell>
          <table:table-cell table:formula="of:=[.D621]/([.E621]-[.E620])" office:value-type="float" office:value="340715.900634633" calcext:value-type="float">
            <text:p>340715.90063463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890786.44084" calcext:value-type="float">
            <text:p>1442890786.44084</text:p>
          </table:table-cell>
          <table:table-cell office:value-type="float" office:value="1442890786.45435" calcext:value-type="float">
            <text:p>1442890786.45435</text:p>
          </table:table-cell>
          <table:table-cell office:value-type="float" office:value="896" calcext:value-type="float">
            <text:p>896</text:p>
          </table:table-cell>
          <table:table-cell table:formula="of:=[.C622]-[.C$2]" office:value-type="float" office:value="17.0892782211304" calcext:value-type="float">
            <text:p>17.0892782211</text:p>
          </table:table-cell>
          <table:table-cell table:formula="of:=[.D622]/([.E622]-[.E621])" office:value-type="float" office:value="338414.802701486" calcext:value-type="float">
            <text:p>338414.80270148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890786.44089" calcext:value-type="float">
            <text:p>1442890786.44089</text:p>
          </table:table-cell>
          <table:table-cell office:value-type="float" office:value="1442890786.457" calcext:value-type="float">
            <text:p>1442890786.457</text:p>
          </table:table-cell>
          <table:table-cell office:value-type="float" office:value="896" calcext:value-type="float">
            <text:p>896</text:p>
          </table:table-cell>
          <table:table-cell table:formula="of:=[.C623]-[.C$2]" office:value-type="float" office:value="17.0919213294983" calcext:value-type="float">
            <text:p>17.0919213295</text:p>
          </table:table-cell>
          <table:table-cell table:formula="of:=[.D623]/([.E623]-[.E622])" office:value-type="float" office:value="338994.80281436" calcext:value-type="float">
            <text:p>338994.8028143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890786.44094" calcext:value-type="float">
            <text:p>1442890786.44094</text:p>
          </table:table-cell>
          <table:table-cell office:value-type="float" office:value="1442890786.45964" calcext:value-type="float">
            <text:p>1442890786.45964</text:p>
          </table:table-cell>
          <table:table-cell office:value-type="float" office:value="896" calcext:value-type="float">
            <text:p>896</text:p>
          </table:table-cell>
          <table:table-cell table:formula="of:=[.C624]-[.C$2]" office:value-type="float" office:value="17.0945653915405" calcext:value-type="float">
            <text:p>17.0945653915</text:p>
          </table:table-cell>
          <table:table-cell table:formula="of:=[.D624]/([.E624]-[.E623])" office:value-type="float" office:value="338872.532371506" calcext:value-type="float">
            <text:p>338872.53237150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890786.44099" calcext:value-type="float">
            <text:p>1442890786.44099</text:p>
          </table:table-cell>
          <table:table-cell office:value-type="float" office:value="1442890786.46229" calcext:value-type="float">
            <text:p>1442890786.46229</text:p>
          </table:table-cell>
          <table:table-cell office:value-type="float" office:value="896" calcext:value-type="float">
            <text:p>896</text:p>
          </table:table-cell>
          <table:table-cell table:formula="of:=[.C625]-[.C$2]" office:value-type="float" office:value="17.0972139835358" calcext:value-type="float">
            <text:p>17.0972139835</text:p>
          </table:table-cell>
          <table:table-cell table:formula="of:=[.D625]/([.E625]-[.E624])" office:value-type="float" office:value="338292.950220542" calcext:value-type="float">
            <text:p>338292.95022054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890786.44104" calcext:value-type="float">
            <text:p>1442890786.44104</text:p>
          </table:table-cell>
          <table:table-cell office:value-type="float" office:value="1442890786.46493" calcext:value-type="float">
            <text:p>1442890786.46493</text:p>
          </table:table-cell>
          <table:table-cell office:value-type="float" office:value="896" calcext:value-type="float">
            <text:p>896</text:p>
          </table:table-cell>
          <table:table-cell table:formula="of:=[.C626]-[.C$2]" office:value-type="float" office:value="17.0998604297638" calcext:value-type="float">
            <text:p>17.0998604298</text:p>
          </table:table-cell>
          <table:table-cell table:formula="of:=[.D626]/([.E626]-[.E625])" office:value-type="float" office:value="338567.241801802" calcext:value-type="float">
            <text:p>338567.2418018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890786.44109" calcext:value-type="float">
            <text:p>1442890786.44109</text:p>
          </table:table-cell>
          <table:table-cell office:value-type="float" office:value="1442890786.46758" calcext:value-type="float">
            <text:p>1442890786.46758</text:p>
          </table:table-cell>
          <table:table-cell office:value-type="float" office:value="896" calcext:value-type="float">
            <text:p>896</text:p>
          </table:table-cell>
          <table:table-cell table:formula="of:=[.C627]-[.C$2]" office:value-type="float" office:value="17.1025037765503" calcext:value-type="float">
            <text:p>17.1025037766</text:p>
          </table:table-cell>
          <table:table-cell table:formula="of:=[.D627]/([.E627]-[.E626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890786.54423" calcext:value-type="float">
            <text:p>1442890786.54423</text:p>
          </table:table-cell>
          <table:table-cell office:value-type="float" office:value="1442890786.54467" calcext:value-type="float">
            <text:p>1442890786.54467</text:p>
          </table:table-cell>
          <table:table-cell office:value-type="float" office:value="896" calcext:value-type="float">
            <text:p>896</text:p>
          </table:table-cell>
          <table:table-cell table:formula="of:=[.C628]-[.C$2]" office:value-type="float" office:value="17.1795964241028" calcext:value-type="float">
            <text:p>17.1795964241</text:p>
          </table:table-cell>
          <table:table-cell table:formula="of:=[.D628]/([.E628]-[.E627])" office:value-type="float" office:value="11622.379415494" calcext:value-type="float">
            <text:p>11622.37941549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890786.54429" calcext:value-type="float">
            <text:p>1442890786.54429</text:p>
          </table:table-cell>
          <table:table-cell office:value-type="float" office:value="1442890786.54731" calcext:value-type="float">
            <text:p>1442890786.54731</text:p>
          </table:table-cell>
          <table:table-cell office:value-type="float" office:value="896" calcext:value-type="float">
            <text:p>896</text:p>
          </table:table-cell>
          <table:table-cell table:formula="of:=[.C629]-[.C$2]" office:value-type="float" office:value="17.182231426239" calcext:value-type="float">
            <text:p>17.1822314262</text:p>
          </table:table-cell>
          <table:table-cell table:formula="of:=[.D629]/([.E629]-[.E628])" office:value-type="float" office:value="340037.674990952" calcext:value-type="float">
            <text:p>340037.67499095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890786.54434" calcext:value-type="float">
            <text:p>1442890786.54434</text:p>
          </table:table-cell>
          <table:table-cell office:value-type="float" office:value="1442890786.54995" calcext:value-type="float">
            <text:p>1442890786.54995</text:p>
          </table:table-cell>
          <table:table-cell office:value-type="float" office:value="896" calcext:value-type="float">
            <text:p>896</text:p>
          </table:table-cell>
          <table:table-cell table:formula="of:=[.C630]-[.C$2]" office:value-type="float" office:value="17.1848800182343" calcext:value-type="float">
            <text:p>17.1848800182</text:p>
          </table:table-cell>
          <table:table-cell table:formula="of:=[.D630]/([.E630]-[.E629])" office:value-type="float" office:value="338292.950220542" calcext:value-type="float">
            <text:p>338292.95022054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890786.54436" calcext:value-type="float">
            <text:p>1442890786.54436</text:p>
          </table:table-cell>
          <table:table-cell office:value-type="float" office:value="1442890786.5526" calcext:value-type="float">
            <text:p>1442890786.5526</text:p>
          </table:table-cell>
          <table:table-cell office:value-type="float" office:value="896" calcext:value-type="float">
            <text:p>896</text:p>
          </table:table-cell>
          <table:table-cell table:formula="of:=[.C631]-[.C$2]" office:value-type="float" office:value="17.1875262260437" calcext:value-type="float">
            <text:p>17.187526226</text:p>
          </table:table-cell>
          <table:table-cell table:formula="of:=[.D631]/([.E631]-[.E630])" office:value-type="float" office:value="338597.746103252" calcext:value-type="float">
            <text:p>338597.74610325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890786.5444" calcext:value-type="float">
            <text:p>1442890786.5444</text:p>
          </table:table-cell>
          <table:table-cell office:value-type="float" office:value="1442890786.55529" calcext:value-type="float">
            <text:p>1442890786.55529</text:p>
          </table:table-cell>
          <table:table-cell office:value-type="float" office:value="896" calcext:value-type="float">
            <text:p>896</text:p>
          </table:table-cell>
          <table:table-cell table:formula="of:=[.C632]-[.C$2]" office:value-type="float" office:value="17.1902146339417" calcext:value-type="float">
            <text:p>17.1902146339</text:p>
          </table:table-cell>
          <table:table-cell table:formula="of:=[.D632]/([.E632]-[.E631])" office:value-type="float" office:value="333282.758424973" calcext:value-type="float">
            <text:p>333282.75842497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890786.54442" calcext:value-type="float">
            <text:p>1442890786.54442</text:p>
          </table:table-cell>
          <table:table-cell office:value-type="float" office:value="1442890786.55793" calcext:value-type="float">
            <text:p>1442890786.55793</text:p>
          </table:table-cell>
          <table:table-cell office:value-type="float" office:value="896" calcext:value-type="float">
            <text:p>896</text:p>
          </table:table-cell>
          <table:table-cell table:formula="of:=[.C633]-[.C$2]" office:value-type="float" office:value="17.1928584575653" calcext:value-type="float">
            <text:p>17.1928584576</text:p>
          </table:table-cell>
          <table:table-cell table:formula="of:=[.D633]/([.E633]-[.E632])" office:value-type="float" office:value="338903.091712508" calcext:value-type="float">
            <text:p>338903.09171250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890786.54445" calcext:value-type="float">
            <text:p>1442890786.54445</text:p>
          </table:table-cell>
          <table:table-cell office:value-type="float" office:value="1442890786.56058" calcext:value-type="float">
            <text:p>1442890786.56058</text:p>
          </table:table-cell>
          <table:table-cell office:value-type="float" office:value="896" calcext:value-type="float">
            <text:p>896</text:p>
          </table:table-cell>
          <table:table-cell table:formula="of:=[.C634]-[.C$2]" office:value-type="float" office:value="17.195502281189" calcext:value-type="float">
            <text:p>17.1955022812</text:p>
          </table:table-cell>
          <table:table-cell table:formula="of:=[.D634]/([.E634]-[.E633])" office:value-type="float" office:value="338903.091712508" calcext:value-type="float">
            <text:p>338903.0917125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890786.54447" calcext:value-type="float">
            <text:p>1442890786.54447</text:p>
          </table:table-cell>
          <table:table-cell office:value-type="float" office:value="1442890786.56323" calcext:value-type="float">
            <text:p>1442890786.56323</text:p>
          </table:table-cell>
          <table:table-cell office:value-type="float" office:value="896" calcext:value-type="float">
            <text:p>896</text:p>
          </table:table-cell>
          <table:table-cell table:formula="of:=[.C635]-[.C$2]" office:value-type="float" office:value="17.1981563568115" calcext:value-type="float">
            <text:p>17.1981563568</text:p>
          </table:table-cell>
          <table:table-cell table:formula="of:=[.D635]/([.E635]-[.E634])" office:value-type="float" office:value="337593.997844053" calcext:value-type="float">
            <text:p>337593.9978440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890786.54455" calcext:value-type="float">
            <text:p>1442890786.54455</text:p>
          </table:table-cell>
          <table:table-cell office:value-type="float" office:value="1442890786.56586" calcext:value-type="float">
            <text:p>1442890786.56586</text:p>
          </table:table-cell>
          <table:table-cell office:value-type="float" office:value="896" calcext:value-type="float">
            <text:p>896</text:p>
          </table:table-cell>
          <table:table-cell table:formula="of:=[.C636]-[.C$2]" office:value-type="float" office:value="17.2007849216461" calcext:value-type="float">
            <text:p>17.2007849216</text:p>
          </table:table-cell>
          <table:table-cell table:formula="of:=[.D636]/([.E636]-[.E635])" office:value-type="float" office:value="340870.42031746" calcext:value-type="float">
            <text:p>340870.4203174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890786.54459" calcext:value-type="float">
            <text:p>1442890786.54459</text:p>
          </table:table-cell>
          <table:table-cell office:value-type="float" office:value="1442890786.56854" calcext:value-type="float">
            <text:p>1442890786.56854</text:p>
          </table:table-cell>
          <table:table-cell office:value-type="float" office:value="896" calcext:value-type="float">
            <text:p>896</text:p>
          </table:table-cell>
          <table:table-cell table:formula="of:=[.C637]-[.C$2]" office:value-type="float" office:value="17.2034664154053" calcext:value-type="float">
            <text:p>17.2034664154</text:p>
          </table:table-cell>
          <table:table-cell table:formula="of:=[.D637]/([.E637]-[.E636])" office:value-type="float" office:value="334142.116475505" calcext:value-type="float">
            <text:p>334142.1164755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890786.54461" calcext:value-type="float">
            <text:p>1442890786.54461</text:p>
          </table:table-cell>
          <table:table-cell office:value-type="float" office:value="1442890786.57117" calcext:value-type="float">
            <text:p>1442890786.57117</text:p>
          </table:table-cell>
          <table:table-cell office:value-type="float" office:value="896" calcext:value-type="float">
            <text:p>896</text:p>
          </table:table-cell>
          <table:table-cell table:formula="of:=[.C638]-[.C$2]" office:value-type="float" office:value="17.2060949802399" calcext:value-type="float">
            <text:p>17.2060949802</text:p>
          </table:table-cell>
          <table:table-cell table:formula="of:=[.D638]/([.E638]-[.E637])" office:value-type="float" office:value="340870.42031746" calcext:value-type="float">
            <text:p>340870.4203174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890786.54463" calcext:value-type="float">
            <text:p>1442890786.54463</text:p>
          </table:table-cell>
          <table:table-cell office:value-type="float" office:value="1442890786.57381" calcext:value-type="float">
            <text:p>1442890786.57381</text:p>
          </table:table-cell>
          <table:table-cell office:value-type="float" office:value="896" calcext:value-type="float">
            <text:p>896</text:p>
          </table:table-cell>
          <table:table-cell table:formula="of:=[.C639]-[.C$2]" office:value-type="float" office:value="17.2087388038635" calcext:value-type="float">
            <text:p>17.2087388039</text:p>
          </table:table-cell>
          <table:table-cell table:formula="of:=[.D639]/([.E639]-[.E638])" office:value-type="float" office:value="338903.091712508" calcext:value-type="float">
            <text:p>338903.09171250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890786.64144" calcext:value-type="float">
            <text:p>1442890786.64144</text:p>
          </table:table-cell>
          <table:table-cell office:value-type="float" office:value="1442890786.64156" calcext:value-type="float">
            <text:p>1442890786.64156</text:p>
          </table:table-cell>
          <table:table-cell office:value-type="float" office:value="896" calcext:value-type="float">
            <text:p>896</text:p>
          </table:table-cell>
          <table:table-cell table:formula="of:=[.C640]-[.C$2]" office:value-type="float" office:value="17.2764849662781" calcext:value-type="float">
            <text:p>17.2764849663</text:p>
          </table:table-cell>
          <table:table-cell table:formula="of:=[.D640]/([.E640]-[.E639])" office:value-type="float" office:value="13225.8414065909" calcext:value-type="float">
            <text:p>13225.841406590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890786.6415" calcext:value-type="float">
            <text:p>1442890786.6415</text:p>
          </table:table-cell>
          <table:table-cell office:value-type="float" office:value="1442890786.64419" calcext:value-type="float">
            <text:p>1442890786.64419</text:p>
          </table:table-cell>
          <table:table-cell office:value-type="float" office:value="896" calcext:value-type="float">
            <text:p>896</text:p>
          </table:table-cell>
          <table:table-cell table:formula="of:=[.C641]-[.C$2]" office:value-type="float" office:value="17.27912068367" calcext:value-type="float">
            <text:p>17.2791206837</text:p>
          </table:table-cell>
          <table:table-cell table:formula="of:=[.D641]/([.E641]-[.E640])" office:value-type="float" office:value="339945.398824061" calcext:value-type="float">
            <text:p>339945.39882406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890786.64154" calcext:value-type="float">
            <text:p>1442890786.64154</text:p>
          </table:table-cell>
          <table:table-cell office:value-type="float" office:value="1442890786.64684" calcext:value-type="float">
            <text:p>1442890786.64684</text:p>
          </table:table-cell>
          <table:table-cell office:value-type="float" office:value="896" calcext:value-type="float">
            <text:p>896</text:p>
          </table:table-cell>
          <table:table-cell table:formula="of:=[.C642]-[.C$2]" office:value-type="float" office:value="17.2817664146423" calcext:value-type="float">
            <text:p>17.2817664146</text:p>
          </table:table-cell>
          <table:table-cell table:formula="of:=[.D642]/([.E642]-[.E641])" office:value-type="float" office:value="338658.771199423" calcext:value-type="float">
            <text:p>338658.77119942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890786.64162" calcext:value-type="float">
            <text:p>1442890786.64162</text:p>
          </table:table-cell>
          <table:table-cell office:value-type="float" office:value="1442890786.64948" calcext:value-type="float">
            <text:p>1442890786.64948</text:p>
          </table:table-cell>
          <table:table-cell office:value-type="float" office:value="896" calcext:value-type="float">
            <text:p>896</text:p>
          </table:table-cell>
          <table:table-cell table:formula="of:=[.C643]-[.C$2]" office:value-type="float" office:value="17.2844104766846" calcext:value-type="float">
            <text:p>17.2844104767</text:p>
          </table:table-cell>
          <table:table-cell table:formula="of:=[.D643]/([.E643]-[.E642])" office:value-type="float" office:value="338872.532371506" calcext:value-type="float">
            <text:p>338872.53237150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890786.64164" calcext:value-type="float">
            <text:p>1442890786.64164</text:p>
          </table:table-cell>
          <table:table-cell office:value-type="float" office:value="1442890786.65213" calcext:value-type="float">
            <text:p>1442890786.65213</text:p>
          </table:table-cell>
          <table:table-cell office:value-type="float" office:value="896" calcext:value-type="float">
            <text:p>896</text:p>
          </table:table-cell>
          <table:table-cell table:formula="of:=[.C644]-[.C$2]" office:value-type="float" office:value="17.2870519161224" calcext:value-type="float">
            <text:p>17.2870519161</text:p>
          </table:table-cell>
          <table:table-cell table:formula="of:=[.D644]/([.E644]-[.E643])" office:value-type="float" office:value="339208.988536872" calcext:value-type="float">
            <text:p>339208.98853687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890786.64166" calcext:value-type="float">
            <text:p>1442890786.64166</text:p>
          </table:table-cell>
          <table:table-cell office:value-type="float" office:value="1442890786.65476" calcext:value-type="float">
            <text:p>1442890786.65476</text:p>
          </table:table-cell>
          <table:table-cell office:value-type="float" office:value="896" calcext:value-type="float">
            <text:p>896</text:p>
          </table:table-cell>
          <table:table-cell table:formula="of:=[.C645]-[.C$2]" office:value-type="float" office:value="17.2896871566772" calcext:value-type="float">
            <text:p>17.2896871567</text:p>
          </table:table-cell>
          <table:table-cell table:formula="of:=[.D645]/([.E645]-[.E644])" office:value-type="float" office:value="340006.910702977" calcext:value-type="float">
            <text:p>340006.91070297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890786.64169" calcext:value-type="float">
            <text:p>1442890786.64169</text:p>
          </table:table-cell>
          <table:table-cell office:value-type="float" office:value="1442890786.65741" calcext:value-type="float">
            <text:p>1442890786.65741</text:p>
          </table:table-cell>
          <table:table-cell office:value-type="float" office:value="896" calcext:value-type="float">
            <text:p>896</text:p>
          </table:table-cell>
          <table:table-cell table:formula="of:=[.C646]-[.C$2]" office:value-type="float" office:value="17.292334318161" calcext:value-type="float">
            <text:p>17.2923343182</text:p>
          </table:table-cell>
          <table:table-cell table:formula="of:=[.D646]/([.E646]-[.E645])" office:value-type="float" office:value="338475.761866162" calcext:value-type="float">
            <text:p>338475.76186616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890786.64172" calcext:value-type="float">
            <text:p>1442890786.64172</text:p>
          </table:table-cell>
          <table:table-cell office:value-type="float" office:value="1442890786.66004" calcext:value-type="float">
            <text:p>1442890786.66004</text:p>
          </table:table-cell>
          <table:table-cell office:value-type="float" office:value="896" calcext:value-type="float">
            <text:p>896</text:p>
          </table:table-cell>
          <table:table-cell table:formula="of:=[.C647]-[.C$2]" office:value-type="float" office:value="17.2949631214142" calcext:value-type="float">
            <text:p>17.2949631214</text:p>
          </table:table-cell>
          <table:table-cell table:formula="of:=[.D647]/([.E647]-[.E646])" office:value-type="float" office:value="340839.505169599" calcext:value-type="float">
            <text:p>340839.50516959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890786.64174" calcext:value-type="float">
            <text:p>1442890786.64174</text:p>
          </table:table-cell>
          <table:table-cell office:value-type="float" office:value="1442890786.66268" calcext:value-type="float">
            <text:p>1442890786.66268</text:p>
          </table:table-cell>
          <table:table-cell office:value-type="float" office:value="896" calcext:value-type="float">
            <text:p>896</text:p>
          </table:table-cell>
          <table:table-cell table:formula="of:=[.C648]-[.C$2]" office:value-type="float" office:value="17.2976031303406" calcext:value-type="float">
            <text:p>17.2976031303</text:p>
          </table:table-cell>
          <table:table-cell table:formula="of:=[.D648]/([.E648]-[.E647])" office:value-type="float" office:value="339392.791835997" calcext:value-type="float">
            <text:p>339392.79183599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890786.64176" calcext:value-type="float">
            <text:p>1442890786.64176</text:p>
          </table:table-cell>
          <table:table-cell office:value-type="float" office:value="1442890786.66533" calcext:value-type="float">
            <text:p>1442890786.66533</text:p>
          </table:table-cell>
          <table:table-cell office:value-type="float" office:value="896" calcext:value-type="float">
            <text:p>896</text:p>
          </table:table-cell>
          <table:table-cell table:formula="of:=[.C649]-[.C$2]" office:value-type="float" office:value="17.300258398056" calcext:value-type="float">
            <text:p>17.3002583981</text:p>
          </table:table-cell>
          <table:table-cell table:formula="of:=[.D649]/([.E649]-[.E648])" office:value-type="float" office:value="337442.433689503" calcext:value-type="float">
            <text:p>337442.43368950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890786.64178" calcext:value-type="float">
            <text:p>1442890786.64178</text:p>
          </table:table-cell>
          <table:table-cell office:value-type="float" office:value="1442890786.66796" calcext:value-type="float">
            <text:p>1442890786.66796</text:p>
          </table:table-cell>
          <table:table-cell office:value-type="float" office:value="896" calcext:value-type="float">
            <text:p>896</text:p>
          </table:table-cell>
          <table:table-cell table:formula="of:=[.C650]-[.C$2]" office:value-type="float" office:value="17.3028860092163" calcext:value-type="float">
            <text:p>17.3028860092</text:p>
          </table:table-cell>
          <table:table-cell table:formula="of:=[.D650]/([.E650]-[.E649])" office:value-type="float" office:value="340994.13701116" calcext:value-type="float">
            <text:p>340994.137011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890786.6418" calcext:value-type="float">
            <text:p>1442890786.6418</text:p>
          </table:table-cell>
          <table:table-cell office:value-type="float" office:value="1442890786.67058" calcext:value-type="float">
            <text:p>1442890786.67058</text:p>
          </table:table-cell>
          <table:table-cell office:value-type="float" office:value="896" calcext:value-type="float">
            <text:p>896</text:p>
          </table:table-cell>
          <table:table-cell table:formula="of:=[.C651]-[.C$2]" office:value-type="float" office:value="17.3055033683777" calcext:value-type="float">
            <text:p>17.3055033684</text:p>
          </table:table-cell>
          <table:table-cell table:formula="of:=[.D651]/([.E651]-[.E650])" office:value-type="float" office:value="342329.78538896" calcext:value-type="float">
            <text:p>342329.7853889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890786.74768" calcext:value-type="float">
            <text:p>1442890786.74768</text:p>
          </table:table-cell>
          <table:table-cell office:value-type="float" office:value="1442890786.74779" calcext:value-type="float">
            <text:p>1442890786.74779</text:p>
          </table:table-cell>
          <table:table-cell office:value-type="float" office:value="896" calcext:value-type="float">
            <text:p>896</text:p>
          </table:table-cell>
          <table:table-cell table:formula="of:=[.C652]-[.C$2]" office:value-type="float" office:value="17.3827152252197" calcext:value-type="float">
            <text:p>17.3827152252</text:p>
          </table:table-cell>
          <table:table-cell table:formula="of:=[.D652]/([.E652]-[.E651])" office:value-type="float" office:value="11604.4353373475" calcext:value-type="float">
            <text:p>11604.43533734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890786.74776" calcext:value-type="float">
            <text:p>1442890786.74776</text:p>
          </table:table-cell>
          <table:table-cell office:value-type="float" office:value="1442890786.75042" calcext:value-type="float">
            <text:p>1442890786.75042</text:p>
          </table:table-cell>
          <table:table-cell office:value-type="float" office:value="896" calcext:value-type="float">
            <text:p>896</text:p>
          </table:table-cell>
          <table:table-cell table:formula="of:=[.C653]-[.C$2]" office:value-type="float" office:value="17.3853452205658" calcext:value-type="float">
            <text:p>17.3853452206</text:p>
          </table:table-cell>
          <table:table-cell table:formula="of:=[.D653]/([.E653]-[.E652])" office:value-type="float" office:value="340685.013507388" calcext:value-type="float">
            <text:p>340685.01350738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890786.74789" calcext:value-type="float">
            <text:p>1442890786.74789</text:p>
          </table:table-cell>
          <table:table-cell office:value-type="float" office:value="1442890786.75307" calcext:value-type="float">
            <text:p>1442890786.75307</text:p>
          </table:table-cell>
          <table:table-cell office:value-type="float" office:value="896" calcext:value-type="float">
            <text:p>896</text:p>
          </table:table-cell>
          <table:table-cell table:formula="of:=[.C654]-[.C$2]" office:value-type="float" office:value="17.3879950046539" calcext:value-type="float">
            <text:p>17.3879950047</text:p>
          </table:table-cell>
          <table:table-cell table:formula="of:=[.D654]/([.E654]-[.E653])" office:value-type="float" office:value="338140.75796293" calcext:value-type="float">
            <text:p>338140.7579629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890786.74792" calcext:value-type="float">
            <text:p>1442890786.74792</text:p>
          </table:table-cell>
          <table:table-cell office:value-type="float" office:value="1442890786.75572" calcext:value-type="float">
            <text:p>1442890786.75572</text:p>
          </table:table-cell>
          <table:table-cell office:value-type="float" office:value="896" calcext:value-type="float">
            <text:p>896</text:p>
          </table:table-cell>
          <table:table-cell table:formula="of:=[.C655]-[.C$2]" office:value-type="float" office:value="17.3906450271606" calcext:value-type="float">
            <text:p>17.3906450272</text:p>
          </table:table-cell>
          <table:table-cell table:formula="of:=[.D655]/([.E655]-[.E654])" office:value-type="float" office:value="338110.33594242" calcext:value-type="float">
            <text:p>338110.3359424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890786.74794" calcext:value-type="float">
            <text:p>1442890786.74794</text:p>
          </table:table-cell>
          <table:table-cell office:value-type="float" office:value="1442890786.7583" calcext:value-type="float">
            <text:p>1442890786.7583</text:p>
          </table:table-cell>
          <table:table-cell office:value-type="float" office:value="896" calcext:value-type="float">
            <text:p>896</text:p>
          </table:table-cell>
          <table:table-cell table:formula="of:=[.C656]-[.C$2]" office:value-type="float" office:value="17.3932268619537" calcext:value-type="float">
            <text:p>17.393226862</text:p>
          </table:table-cell>
          <table:table-cell table:formula="of:=[.D656]/([.E656]-[.E655])" office:value-type="float" office:value="347040.020685197" calcext:value-type="float">
            <text:p>347040.02068519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890786.74796" calcext:value-type="float">
            <text:p>1442890786.74796</text:p>
          </table:table-cell>
          <table:table-cell office:value-type="float" office:value="1442890786.76096" calcext:value-type="float">
            <text:p>1442890786.76096</text:p>
          </table:table-cell>
          <table:table-cell office:value-type="float" office:value="896" calcext:value-type="float">
            <text:p>896</text:p>
          </table:table-cell>
          <table:table-cell table:formula="of:=[.C657]-[.C$2]" office:value-type="float" office:value="17.3958809375763" calcext:value-type="float">
            <text:p>17.3958809376</text:p>
          </table:table-cell>
          <table:table-cell table:formula="of:=[.D657]/([.E657]-[.E656])" office:value-type="float" office:value="337593.997844053" calcext:value-type="float">
            <text:p>337593.99784405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890786.74799" calcext:value-type="float">
            <text:p>1442890786.74799</text:p>
          </table:table-cell>
          <table:table-cell office:value-type="float" office:value="1442890786.76361" calcext:value-type="float">
            <text:p>1442890786.76361</text:p>
          </table:table-cell>
          <table:table-cell office:value-type="float" office:value="896" calcext:value-type="float">
            <text:p>896</text:p>
          </table:table-cell>
          <table:table-cell table:formula="of:=[.C658]-[.C$2]" office:value-type="float" office:value="17.3985340595245" calcext:value-type="float">
            <text:p>17.3985340595</text:p>
          </table:table-cell>
          <table:table-cell table:formula="of:=[.D658]/([.E658]-[.E657])" office:value-type="float" office:value="337715.347232207" calcext:value-type="float">
            <text:p>337715.3472322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890786.74801" calcext:value-type="float">
            <text:p>1442890786.74801</text:p>
          </table:table-cell>
          <table:table-cell office:value-type="float" office:value="1442890786.76627" calcext:value-type="float">
            <text:p>1442890786.76627</text:p>
          </table:table-cell>
          <table:table-cell office:value-type="float" office:value="896" calcext:value-type="float">
            <text:p>896</text:p>
          </table:table-cell>
          <table:table-cell table:formula="of:=[.C659]-[.C$2]" office:value-type="float" office:value="17.4011919498444" calcext:value-type="float">
            <text:p>17.4011919498</text:p>
          </table:table-cell>
          <table:table-cell table:formula="of:=[.D659]/([.E659]-[.E658])" office:value-type="float" office:value="337109.471115895" calcext:value-type="float">
            <text:p>337109.47111589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890786.74803" calcext:value-type="float">
            <text:p>1442890786.74803</text:p>
          </table:table-cell>
          <table:table-cell office:value-type="float" office:value="1442890786.76889" calcext:value-type="float">
            <text:p>1442890786.76889</text:p>
          </table:table-cell>
          <table:table-cell office:value-type="float" office:value="896" calcext:value-type="float">
            <text:p>896</text:p>
          </table:table-cell>
          <table:table-cell table:formula="of:=[.C660]-[.C$2]" office:value-type="float" office:value="17.403817653656" calcext:value-type="float">
            <text:p>17.4038176537</text:p>
          </table:table-cell>
          <table:table-cell table:formula="of:=[.D660]/([.E660]-[.E659])" office:value-type="float" office:value="341241.840007264" calcext:value-type="float">
            <text:p>341241.84000726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890786.74806" calcext:value-type="float">
            <text:p>1442890786.74806</text:p>
          </table:table-cell>
          <table:table-cell office:value-type="float" office:value="1442890786.77154" calcext:value-type="float">
            <text:p>1442890786.77154</text:p>
          </table:table-cell>
          <table:table-cell office:value-type="float" office:value="896" calcext:value-type="float">
            <text:p>896</text:p>
          </table:table-cell>
          <table:table-cell table:formula="of:=[.C661]-[.C$2]" office:value-type="float" office:value="17.4064664840698" calcext:value-type="float">
            <text:p>17.4064664841</text:p>
          </table:table-cell>
          <table:table-cell table:formula="of:=[.D661]/([.E661]-[.E660])" office:value-type="float" office:value="338262.500810081" calcext:value-type="float">
            <text:p>338262.50081008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890786.74808" calcext:value-type="float">
            <text:p>1442890786.74808</text:p>
          </table:table-cell>
          <table:table-cell office:value-type="float" office:value="1442890786.77425" calcext:value-type="float">
            <text:p>1442890786.77425</text:p>
          </table:table-cell>
          <table:table-cell office:value-type="float" office:value="896" calcext:value-type="float">
            <text:p>896</text:p>
          </table:table-cell>
          <table:table-cell table:formula="of:=[.C662]-[.C$2]" office:value-type="float" office:value="17.4091742038727" calcext:value-type="float">
            <text:p>17.4091742039</text:p>
          </table:table-cell>
          <table:table-cell table:formula="of:=[.D662]/([.E662]-[.E661])" office:value-type="float" office:value="330905.730738751" calcext:value-type="float">
            <text:p>330905.73073875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890786.7481" calcext:value-type="float">
            <text:p>1442890786.7481</text:p>
          </table:table-cell>
          <table:table-cell office:value-type="float" office:value="1442890786.77689" calcext:value-type="float">
            <text:p>1442890786.77689</text:p>
          </table:table-cell>
          <table:table-cell office:value-type="float" office:value="896" calcext:value-type="float">
            <text:p>896</text:p>
          </table:table-cell>
          <table:table-cell table:formula="of:=[.C663]-[.C$2]" office:value-type="float" office:value="17.4118156433105" calcext:value-type="float">
            <text:p>17.4118156433</text:p>
          </table:table-cell>
          <table:table-cell table:formula="of:=[.D663]/([.E663]-[.E662])" office:value-type="float" office:value="339208.988536872" calcext:value-type="float">
            <text:p>339208.98853687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890786.84239" calcext:value-type="float">
            <text:p>1442890786.84239</text:p>
          </table:table-cell>
          <table:table-cell office:value-type="float" office:value="1442890786.84303" calcext:value-type="float">
            <text:p>1442890786.84303</text:p>
          </table:table-cell>
          <table:table-cell office:value-type="float" office:value="896" calcext:value-type="float">
            <text:p>896</text:p>
          </table:table-cell>
          <table:table-cell table:formula="of:=[.C664]-[.C$2]" office:value-type="float" office:value="17.4779508113861" calcext:value-type="float">
            <text:p>17.4779508114</text:p>
          </table:table-cell>
          <table:table-cell table:formula="of:=[.D664]/([.E664]-[.E663])" office:value-type="float" office:value="13548.0112332412" calcext:value-type="float">
            <text:p>13548.01123324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890786.84247" calcext:value-type="float">
            <text:p>1442890786.84247</text:p>
          </table:table-cell>
          <table:table-cell office:value-type="float" office:value="1442890786.84567" calcext:value-type="float">
            <text:p>1442890786.84567</text:p>
          </table:table-cell>
          <table:table-cell office:value-type="float" office:value="896" calcext:value-type="float">
            <text:p>896</text:p>
          </table:table-cell>
          <table:table-cell table:formula="of:=[.C665]-[.C$2]" office:value-type="float" office:value="17.4805970191956" calcext:value-type="float">
            <text:p>17.4805970192</text:p>
          </table:table-cell>
          <table:table-cell table:formula="of:=[.D665]/([.E665]-[.E664])" office:value-type="float" office:value="338597.746103252" calcext:value-type="float">
            <text:p>338597.74610325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890786.84252" calcext:value-type="float">
            <text:p>1442890786.84252</text:p>
          </table:table-cell>
          <table:table-cell office:value-type="float" office:value="1442890786.84832" calcext:value-type="float">
            <text:p>1442890786.84832</text:p>
          </table:table-cell>
          <table:table-cell office:value-type="float" office:value="896" calcext:value-type="float">
            <text:p>896</text:p>
          </table:table-cell>
          <table:table-cell table:formula="of:=[.C666]-[.C$2]" office:value-type="float" office:value="17.4832487106323" calcext:value-type="float">
            <text:p>17.4832487106</text:p>
          </table:table-cell>
          <table:table-cell table:formula="of:=[.D666]/([.E666]-[.E665])" office:value-type="float" office:value="337897.534975724" calcext:value-type="float">
            <text:p>337897.53497572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890786.84258" calcext:value-type="float">
            <text:p>1442890786.84258</text:p>
          </table:table-cell>
          <table:table-cell office:value-type="float" office:value="1442890786.85095" calcext:value-type="float">
            <text:p>1442890786.85095</text:p>
          </table:table-cell>
          <table:table-cell office:value-type="float" office:value="896" calcext:value-type="float">
            <text:p>896</text:p>
          </table:table-cell>
          <table:table-cell table:formula="of:=[.C667]-[.C$2]" office:value-type="float" office:value="17.485878944397" calcext:value-type="float">
            <text:p>17.4858789444</text:p>
          </table:table-cell>
          <table:table-cell table:formula="of:=[.D667]/([.E667]-[.E666])" office:value-type="float" office:value="340654.131979695" calcext:value-type="float">
            <text:p>340654.13197969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890786.84263" calcext:value-type="float">
            <text:p>1442890786.84263</text:p>
          </table:table-cell>
          <table:table-cell office:value-type="float" office:value="1442890786.85358" calcext:value-type="float">
            <text:p>1442890786.85358</text:p>
          </table:table-cell>
          <table:table-cell office:value-type="float" office:value="896" calcext:value-type="float">
            <text:p>896</text:p>
          </table:table-cell>
          <table:table-cell table:formula="of:=[.C668]-[.C$2]" office:value-type="float" office:value="17.4885022640228" calcext:value-type="float">
            <text:p>17.488502264</text:p>
          </table:table-cell>
          <table:table-cell table:formula="of:=[.D668]/([.E668]-[.E667])" office:value-type="float" office:value="341551.975279469" calcext:value-type="float">
            <text:p>341551.97527946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890786.84268" calcext:value-type="float">
            <text:p>1442890786.84268</text:p>
          </table:table-cell>
          <table:table-cell office:value-type="float" office:value="1442890786.85621" calcext:value-type="float">
            <text:p>1442890786.85621</text:p>
          </table:table-cell>
          <table:table-cell office:value-type="float" office:value="896" calcext:value-type="float">
            <text:p>896</text:p>
          </table:table-cell>
          <table:table-cell table:formula="of:=[.C669]-[.C$2]" office:value-type="float" office:value="17.4911360740662" calcext:value-type="float">
            <text:p>17.4911360741</text:p>
          </table:table-cell>
          <table:table-cell table:formula="of:=[.D669]/([.E669]-[.E668])" office:value-type="float" office:value="340191.579976464" calcext:value-type="float">
            <text:p>340191.57997646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890786.84273" calcext:value-type="float">
            <text:p>1442890786.84273</text:p>
          </table:table-cell>
          <table:table-cell office:value-type="float" office:value="1442890786.85886" calcext:value-type="float">
            <text:p>1442890786.85886</text:p>
          </table:table-cell>
          <table:table-cell office:value-type="float" office:value="896" calcext:value-type="float">
            <text:p>896</text:p>
          </table:table-cell>
          <table:table-cell table:formula="of:=[.C670]-[.C$2]" office:value-type="float" office:value="17.4937906265259" calcext:value-type="float">
            <text:p>17.4937906265</text:p>
          </table:table-cell>
          <table:table-cell table:formula="of:=[.D670]/([.E670]-[.E669])" office:value-type="float" office:value="337533.355846955" calcext:value-type="float">
            <text:p>337533.35584695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890786.84278" calcext:value-type="float">
            <text:p>1442890786.84278</text:p>
          </table:table-cell>
          <table:table-cell office:value-type="float" office:value="1442890786.8615" calcext:value-type="float">
            <text:p>1442890786.8615</text:p>
          </table:table-cell>
          <table:table-cell office:value-type="float" office:value="896" calcext:value-type="float">
            <text:p>896</text:p>
          </table:table-cell>
          <table:table-cell table:formula="of:=[.C671]-[.C$2]" office:value-type="float" office:value="17.4964292049408" calcext:value-type="float">
            <text:p>17.4964292049</text:p>
          </table:table-cell>
          <table:table-cell table:formula="of:=[.D671]/([.E671]-[.E670])" office:value-type="float" office:value="339576.794433903" calcext:value-type="float">
            <text:p>339576.79443390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890786.84283" calcext:value-type="float">
            <text:p>1442890786.84283</text:p>
          </table:table-cell>
          <table:table-cell office:value-type="float" office:value="1442890786.86415" calcext:value-type="float">
            <text:p>1442890786.86415</text:p>
          </table:table-cell>
          <table:table-cell office:value-type="float" office:value="896" calcext:value-type="float">
            <text:p>896</text:p>
          </table:table-cell>
          <table:table-cell table:formula="of:=[.C672]-[.C$2]" office:value-type="float" office:value="17.499071598053" calcext:value-type="float">
            <text:p>17.4990715981</text:p>
          </table:table-cell>
          <table:table-cell table:formula="of:=[.D672]/([.E672]-[.E671])" office:value-type="float" office:value="339086.563565822" calcext:value-type="float">
            <text:p>339086.56356582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890786.84288" calcext:value-type="float">
            <text:p>1442890786.84288</text:p>
          </table:table-cell>
          <table:table-cell office:value-type="float" office:value="1442890786.86678" calcext:value-type="float">
            <text:p>1442890786.86678</text:p>
          </table:table-cell>
          <table:table-cell office:value-type="float" office:value="896" calcext:value-type="float">
            <text:p>896</text:p>
          </table:table-cell>
          <table:table-cell table:formula="of:=[.C673]-[.C$2]" office:value-type="float" office:value="17.501708984375" calcext:value-type="float">
            <text:p>17.5017089844</text:p>
          </table:table-cell>
          <table:table-cell table:formula="of:=[.D673]/([.E673]-[.E672])" office:value-type="float" office:value="339730.282408244" calcext:value-type="float">
            <text:p>339730.28240824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890786.84293" calcext:value-type="float">
            <text:p>1442890786.84293</text:p>
          </table:table-cell>
          <table:table-cell office:value-type="float" office:value="1442890786.86942" calcext:value-type="float">
            <text:p>1442890786.86942</text:p>
          </table:table-cell>
          <table:table-cell office:value-type="float" office:value="896" calcext:value-type="float">
            <text:p>896</text:p>
          </table:table-cell>
          <table:table-cell table:formula="of:=[.C674]-[.C$2]" office:value-type="float" office:value="17.5043456554413" calcext:value-type="float">
            <text:p>17.5043456554</text:p>
          </table:table-cell>
          <table:table-cell table:formula="of:=[.D674]/([.E674]-[.E673])" office:value-type="float" office:value="339822.441812099" calcext:value-type="float">
            <text:p>339822.44181209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890786.84298" calcext:value-type="float">
            <text:p>1442890786.84298</text:p>
          </table:table-cell>
          <table:table-cell office:value-type="float" office:value="1442890786.87207" calcext:value-type="float">
            <text:p>1442890786.87207</text:p>
          </table:table-cell>
          <table:table-cell office:value-type="float" office:value="896" calcext:value-type="float">
            <text:p>896</text:p>
          </table:table-cell>
          <table:table-cell table:formula="of:=[.C675]-[.C$2]" office:value-type="float" office:value="17.5069959163666" calcext:value-type="float">
            <text:p>17.5069959164</text:p>
          </table:table-cell>
          <table:table-cell table:formula="of:=[.D675]/([.E675]-[.E674])" office:value-type="float" office:value="338079.919395466" calcext:value-type="float">
            <text:p>338079.91939546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890786.95001" calcext:value-type="float">
            <text:p>1442890786.95001</text:p>
          </table:table-cell>
          <table:table-cell office:value-type="float" office:value="1442890786.95042" calcext:value-type="float">
            <text:p>1442890786.95042</text:p>
          </table:table-cell>
          <table:table-cell office:value-type="float" office:value="896" calcext:value-type="float">
            <text:p>896</text:p>
          </table:table-cell>
          <table:table-cell table:formula="of:=[.C676]-[.C$2]" office:value-type="float" office:value="17.5853426456451" calcext:value-type="float">
            <text:p>17.5853426456</text:p>
          </table:table-cell>
          <table:table-cell table:formula="of:=[.D676]/([.E676]-[.E675])" office:value-type="float" office:value="11436.3421198381" calcext:value-type="float">
            <text:p>11436.342119838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890786.95007" calcext:value-type="float">
            <text:p>1442890786.95007</text:p>
          </table:table-cell>
          <table:table-cell office:value-type="float" office:value="1442890786.95307" calcext:value-type="float">
            <text:p>1442890786.95307</text:p>
          </table:table-cell>
          <table:table-cell office:value-type="float" office:value="896" calcext:value-type="float">
            <text:p>896</text:p>
          </table:table-cell>
          <table:table-cell table:formula="of:=[.C677]-[.C$2]" office:value-type="float" office:value="17.5879940986633" calcext:value-type="float">
            <text:p>17.5879940987</text:p>
          </table:table-cell>
          <table:table-cell table:formula="of:=[.D677]/([.E677]-[.E676])" office:value-type="float" office:value="337927.918712346" calcext:value-type="float">
            <text:p>337927.91871234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890786.95011" calcext:value-type="float">
            <text:p>1442890786.95011</text:p>
          </table:table-cell>
          <table:table-cell office:value-type="float" office:value="1442890786.95572" calcext:value-type="float">
            <text:p>1442890786.95572</text:p>
          </table:table-cell>
          <table:table-cell office:value-type="float" office:value="896" calcext:value-type="float">
            <text:p>896</text:p>
          </table:table-cell>
          <table:table-cell table:formula="of:=[.C678]-[.C$2]" office:value-type="float" office:value="17.5906445980072" calcext:value-type="float">
            <text:p>17.590644598</text:p>
          </table:table-cell>
          <table:table-cell table:formula="of:=[.D678]/([.E678]-[.E677])" office:value-type="float" office:value="338049.50832059" calcext:value-type="float">
            <text:p>338049.5083205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890786.95013" calcext:value-type="float">
            <text:p>1442890786.95013</text:p>
          </table:table-cell>
          <table:table-cell office:value-type="float" office:value="1442890786.95837" calcext:value-type="float">
            <text:p>1442890786.95837</text:p>
          </table:table-cell>
          <table:table-cell office:value-type="float" office:value="896" calcext:value-type="float">
            <text:p>896</text:p>
          </table:table-cell>
          <table:table-cell table:formula="of:=[.C679]-[.C$2]" office:value-type="float" office:value="17.593296289444" calcext:value-type="float">
            <text:p>17.5932962894</text:p>
          </table:table-cell>
          <table:table-cell table:formula="of:=[.D679]/([.E679]-[.E678])" office:value-type="float" office:value="337897.534975724" calcext:value-type="float">
            <text:p>337897.53497572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890786.95015" calcext:value-type="float">
            <text:p>1442890786.95015</text:p>
          </table:table-cell>
          <table:table-cell office:value-type="float" office:value="1442890786.961" calcext:value-type="float">
            <text:p>1442890786.961</text:p>
          </table:table-cell>
          <table:table-cell office:value-type="float" office:value="896" calcext:value-type="float">
            <text:p>896</text:p>
          </table:table-cell>
          <table:table-cell table:formula="of:=[.C680]-[.C$2]" office:value-type="float" office:value="17.5959253311157" calcext:value-type="float">
            <text:p>17.5959253311</text:p>
          </table:table-cell>
          <table:table-cell table:formula="of:=[.D680]/([.E680]-[.E679])" office:value-type="float" office:value="340808.595628911" calcext:value-type="float">
            <text:p>340808.59562891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890786.95017" calcext:value-type="float">
            <text:p>1442890786.95017</text:p>
          </table:table-cell>
          <table:table-cell office:value-type="float" office:value="1442890786.96365" calcext:value-type="float">
            <text:p>1442890786.96365</text:p>
          </table:table-cell>
          <table:table-cell office:value-type="float" office:value="896" calcext:value-type="float">
            <text:p>896</text:p>
          </table:table-cell>
          <table:table-cell table:formula="of:=[.C681]-[.C$2]" office:value-type="float" office:value="17.5985743999481" calcext:value-type="float">
            <text:p>17.5985743999</text:p>
          </table:table-cell>
          <table:table-cell table:formula="of:=[.D681]/([.E681]-[.E680])" office:value-type="float" office:value="338232.056880569" calcext:value-type="float">
            <text:p>338232.05688056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890786.95021" calcext:value-type="float">
            <text:p>1442890786.95021</text:p>
          </table:table-cell>
          <table:table-cell office:value-type="float" office:value="1442890786.9663" calcext:value-type="float">
            <text:p>1442890786.9663</text:p>
          </table:table-cell>
          <table:table-cell office:value-type="float" office:value="896" calcext:value-type="float">
            <text:p>896</text:p>
          </table:table-cell>
          <table:table-cell table:formula="of:=[.C682]-[.C$2]" office:value-type="float" office:value="17.6012291908264" calcext:value-type="float">
            <text:p>17.6012291908</text:p>
          </table:table-cell>
          <table:table-cell table:formula="of:=[.D682]/([.E682]-[.E681])" office:value-type="float" office:value="337503.043017512" calcext:value-type="float">
            <text:p>337503.04301751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890786.9503" calcext:value-type="float">
            <text:p>1442890786.9503</text:p>
          </table:table-cell>
          <table:table-cell office:value-type="float" office:value="1442890786.96896" calcext:value-type="float">
            <text:p>1442890786.96896</text:p>
          </table:table-cell>
          <table:table-cell office:value-type="float" office:value="896" calcext:value-type="float">
            <text:p>896</text:p>
          </table:table-cell>
          <table:table-cell table:formula="of:=[.C683]-[.C$2]" office:value-type="float" office:value="17.6038813591003" calcext:value-type="float">
            <text:p>17.6038813591</text:p>
          </table:table-cell>
          <table:table-cell table:formula="of:=[.D683]/([.E683]-[.E682])" office:value-type="float" office:value="337836.783890687" calcext:value-type="float">
            <text:p>337836.78389068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890786.95033" calcext:value-type="float">
            <text:p>1442890786.95033</text:p>
          </table:table-cell>
          <table:table-cell office:value-type="float" office:value="1442890786.97161" calcext:value-type="float">
            <text:p>1442890786.97161</text:p>
          </table:table-cell>
          <table:table-cell office:value-type="float" office:value="896" calcext:value-type="float">
            <text:p>896</text:p>
          </table:table-cell>
          <table:table-cell table:formula="of:=[.C684]-[.C$2]" office:value-type="float" office:value="17.6065394878387" calcext:value-type="float">
            <text:p>17.6065394878</text:p>
          </table:table-cell>
          <table:table-cell table:formula="of:=[.D684]/([.E684]-[.E683])" office:value-type="float" office:value="337079.234370796" calcext:value-type="float">
            <text:p>337079.23437079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890786.95035" calcext:value-type="float">
            <text:p>1442890786.95035</text:p>
          </table:table-cell>
          <table:table-cell office:value-type="float" office:value="1442890786.97429" calcext:value-type="float">
            <text:p>1442890786.97429</text:p>
          </table:table-cell>
          <table:table-cell office:value-type="float" office:value="896" calcext:value-type="float">
            <text:p>896</text:p>
          </table:table-cell>
          <table:table-cell table:formula="of:=[.C685]-[.C$2]" office:value-type="float" office:value="17.6092126369476" calcext:value-type="float">
            <text:p>17.6092126369</text:p>
          </table:table-cell>
          <table:table-cell table:formula="of:=[.D685]/([.E685]-[.E684])" office:value-type="float" office:value="335185.193007492" calcext:value-type="float">
            <text:p>335185.19300749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890786.95037" calcext:value-type="float">
            <text:p>1442890786.95037</text:p>
          </table:table-cell>
          <table:table-cell office:value-type="float" office:value="1442890786.97694" calcext:value-type="float">
            <text:p>1442890786.97694</text:p>
          </table:table-cell>
          <table:table-cell office:value-type="float" office:value="896" calcext:value-type="float">
            <text:p>896</text:p>
          </table:table-cell>
          <table:table-cell table:formula="of:=[.C686]-[.C$2]" office:value-type="float" office:value="17.6118659973145" calcext:value-type="float">
            <text:p>17.6118659973</text:p>
          </table:table-cell>
          <table:table-cell table:formula="of:=[.D686]/([.E686]-[.E685])" office:value-type="float" office:value="337685.001707251" calcext:value-type="float">
            <text:p>337685.00170725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890786.95039" calcext:value-type="float">
            <text:p>1442890786.95039</text:p>
          </table:table-cell>
          <table:table-cell office:value-type="float" office:value="1442890786.97959" calcext:value-type="float">
            <text:p>1442890786.97959</text:p>
          </table:table-cell>
          <table:table-cell office:value-type="float" office:value="896" calcext:value-type="float">
            <text:p>896</text:p>
          </table:table-cell>
          <table:table-cell table:formula="of:=[.C687]-[.C$2]" office:value-type="float" office:value="17.6145191192627" calcext:value-type="float">
            <text:p>17.6145191193</text:p>
          </table:table-cell>
          <table:table-cell table:formula="of:=[.D687]/([.E687]-[.E686])" office:value-type="float" office:value="337715.347232207" calcext:value-type="float">
            <text:p>337715.34723220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890787.04345" calcext:value-type="float">
            <text:p>1442890787.04345</text:p>
          </table:table-cell>
          <table:table-cell office:value-type="float" office:value="1442890787.04373" calcext:value-type="float">
            <text:p>1442890787.04373</text:p>
          </table:table-cell>
          <table:table-cell office:value-type="float" office:value="896" calcext:value-type="float">
            <text:p>896</text:p>
          </table:table-cell>
          <table:table-cell table:formula="of:=[.C688]-[.C$2]" office:value-type="float" office:value="17.678652048111" calcext:value-type="float">
            <text:p>17.6786520481</text:p>
          </table:table-cell>
          <table:table-cell table:formula="of:=[.D688]/([.E688]-[.E687])" office:value-type="float" office:value="13970.9820850357" calcext:value-type="float">
            <text:p>13970.982085035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890787.04349" calcext:value-type="float">
            <text:p>1442890787.04349</text:p>
          </table:table-cell>
          <table:table-cell office:value-type="float" office:value="1442890790.00389" calcext:value-type="float">
            <text:p>1442890790.00389</text:p>
          </table:table-cell>
          <table:table-cell office:value-type="float" office:value="896" calcext:value-type="float">
            <text:p>896</text:p>
          </table:table-cell>
          <table:table-cell table:formula="of:=[.C689]-[.C$2]" office:value-type="float" office:value="20.6388127803802" calcext:value-type="float">
            <text:p>20.6388127804</text:p>
          </table:table-cell>
          <table:table-cell table:formula="of:=[.D689]/([.E689]-[.E688])" office:value-type="float" office:value="302.686266401865" calcext:value-type="float">
            <text:p>302.686266401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890787.04351" calcext:value-type="float">
            <text:p>1442890787.04351</text:p>
          </table:table-cell>
          <table:table-cell office:value-type="float" office:value="1442890790.00776" calcext:value-type="float">
            <text:p>1442890790.00776</text:p>
          </table:table-cell>
          <table:table-cell office:value-type="float" office:value="896" calcext:value-type="float">
            <text:p>896</text:p>
          </table:table-cell>
          <table:table-cell table:formula="of:=[.C690]-[.C$2]" office:value-type="float" office:value="20.6426811218262" calcext:value-type="float">
            <text:p>20.6426811218</text:p>
          </table:table-cell>
          <table:table-cell table:formula="of:=[.D690]/([.E690]-[.E689])" office:value-type="float" office:value="231623.814114022" calcext:value-type="float">
            <text:p>231623.81411402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890787.04354" calcext:value-type="float">
            <text:p>1442890787.04354</text:p>
          </table:table-cell>
          <table:table-cell office:value-type="float" office:value="1442890790.01161" calcext:value-type="float">
            <text:p>1442890790.01161</text:p>
          </table:table-cell>
          <table:table-cell office:value-type="float" office:value="896" calcext:value-type="float">
            <text:p>896</text:p>
          </table:table-cell>
          <table:table-cell table:formula="of:=[.C691]-[.C$2]" office:value-type="float" office:value="20.6465349197388" calcext:value-type="float">
            <text:p>20.6465349197</text:p>
          </table:table-cell>
          <table:table-cell table:formula="of:=[.D691]/([.E691]-[.E690])" office:value-type="float" office:value="232497.920316753" calcext:value-type="float">
            <text:p>232497.92031675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890787.04356" calcext:value-type="float">
            <text:p>1442890787.04356</text:p>
          </table:table-cell>
          <table:table-cell office:value-type="float" office:value="1442890790.0155" calcext:value-type="float">
            <text:p>1442890790.0155</text:p>
          </table:table-cell>
          <table:table-cell office:value-type="float" office:value="896" calcext:value-type="float">
            <text:p>896</text:p>
          </table:table-cell>
          <table:table-cell table:formula="of:=[.C692]-[.C$2]" office:value-type="float" office:value="20.6504261493683" calcext:value-type="float">
            <text:p>20.6504261494</text:p>
          </table:table-cell>
          <table:table-cell table:formula="of:=[.D692]/([.E692]-[.E691])" office:value-type="float" office:value="230261.404570798" calcext:value-type="float">
            <text:p>230261.40457079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890787.04358" calcext:value-type="float">
            <text:p>1442890787.04358</text:p>
          </table:table-cell>
          <table:table-cell office:value-type="float" office:value="1442890790.01939" calcext:value-type="float">
            <text:p>1442890790.01939</text:p>
          </table:table-cell>
          <table:table-cell office:value-type="float" office:value="896" calcext:value-type="float">
            <text:p>896</text:p>
          </table:table-cell>
          <table:table-cell table:formula="of:=[.C693]-[.C$2]" office:value-type="float" office:value="20.6543147563934" calcext:value-type="float">
            <text:p>20.6543147564</text:p>
          </table:table-cell>
          <table:table-cell table:formula="of:=[.D693]/([.E693]-[.E692])" office:value-type="float" office:value="230416.700429185" calcext:value-type="float">
            <text:p>230416.70042918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890787.0436" calcext:value-type="float">
            <text:p>1442890787.0436</text:p>
          </table:table-cell>
          <table:table-cell office:value-type="float" office:value="1442890790.02329" calcext:value-type="float">
            <text:p>1442890790.02329</text:p>
          </table:table-cell>
          <table:table-cell office:value-type="float" office:value="896" calcext:value-type="float">
            <text:p>896</text:p>
          </table:table-cell>
          <table:table-cell table:formula="of:=[.C694]-[.C$2]" office:value-type="float" office:value="20.6582109928131" calcext:value-type="float">
            <text:p>20.6582109928</text:p>
          </table:table-cell>
          <table:table-cell table:formula="of:=[.D694]/([.E694]-[.E693])" office:value-type="float" office:value="229965.51119814" calcext:value-type="float">
            <text:p>229965.5111981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890787.04362" calcext:value-type="float">
            <text:p>1442890787.04362</text:p>
          </table:table-cell>
          <table:table-cell office:value-type="float" office:value="1442890790.02717" calcext:value-type="float">
            <text:p>1442890790.02717</text:p>
          </table:table-cell>
          <table:table-cell office:value-type="float" office:value="896" calcext:value-type="float">
            <text:p>896</text:p>
          </table:table-cell>
          <table:table-cell table:formula="of:=[.C695]-[.C$2]" office:value-type="float" office:value="20.6620991230011" calcext:value-type="float">
            <text:p>20.662099123</text:p>
          </table:table-cell>
          <table:table-cell table:formula="of:=[.D695]/([.E695]-[.E694])" office:value-type="float" office:value="230444.958547952" calcext:value-type="float">
            <text:p>230444.95854795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890787.04364" calcext:value-type="float">
            <text:p>1442890787.04364</text:p>
          </table:table-cell>
          <table:table-cell office:value-type="float" office:value="1442890790.03106" calcext:value-type="float">
            <text:p>1442890790.03106</text:p>
          </table:table-cell>
          <table:table-cell office:value-type="float" office:value="896" calcext:value-type="float">
            <text:p>896</text:p>
          </table:table-cell>
          <table:table-cell table:formula="of:=[.C696]-[.C$2]" office:value-type="float" office:value="20.6659893989563" calcext:value-type="float">
            <text:p>20.665989399</text:p>
          </table:table-cell>
          <table:table-cell table:formula="of:=[.D696]/([.E696]-[.E695])" office:value-type="float" office:value="230317.851565852" calcext:value-type="float">
            <text:p>230317.85156585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890787.04366" calcext:value-type="float">
            <text:p>1442890787.04366</text:p>
          </table:table-cell>
          <table:table-cell office:value-type="float" office:value="1442890790.03495" calcext:value-type="float">
            <text:p>1442890790.03495</text:p>
          </table:table-cell>
          <table:table-cell office:value-type="float" office:value="896" calcext:value-type="float">
            <text:p>896</text:p>
          </table:table-cell>
          <table:table-cell table:formula="of:=[.C697]-[.C$2]" office:value-type="float" office:value="20.6698763370514" calcext:value-type="float">
            <text:p>20.6698763371</text:p>
          </table:table-cell>
          <table:table-cell table:formula="of:=[.D697]/([.E697]-[.E696])" office:value-type="float" office:value="230515.634177759" calcext:value-type="float">
            <text:p>230515.63417775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890787.04368" calcext:value-type="float">
            <text:p>1442890787.04368</text:p>
          </table:table-cell>
          <table:table-cell office:value-type="float" office:value="1442890790.03883" calcext:value-type="float">
            <text:p>1442890790.03883</text:p>
          </table:table-cell>
          <table:table-cell office:value-type="float" office:value="896" calcext:value-type="float">
            <text:p>896</text:p>
          </table:table-cell>
          <table:table-cell table:formula="of:=[.C698]-[.C$2]" office:value-type="float" office:value="20.6737565994263" calcext:value-type="float">
            <text:p>20.6737565994</text:p>
          </table:table-cell>
          <table:table-cell table:formula="of:=[.D698]/([.E698]-[.E697])" office:value-type="float" office:value="230912.220215054" calcext:value-type="float">
            <text:p>230912.22021505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890787.0437" calcext:value-type="float">
            <text:p>1442890787.0437</text:p>
          </table:table-cell>
          <table:table-cell office:value-type="float" office:value="1442890790.04271" calcext:value-type="float">
            <text:p>1442890790.04271</text:p>
          </table:table-cell>
          <table:table-cell office:value-type="float" office:value="896" calcext:value-type="float">
            <text:p>896</text:p>
          </table:table-cell>
          <table:table-cell table:formula="of:=[.C699]-[.C$2]" office:value-type="float" office:value="20.6776328086853" calcext:value-type="float">
            <text:p>20.6776328087</text:p>
          </table:table-cell>
          <table:table-cell table:formula="of:=[.D699]/([.E699]-[.E698])" office:value-type="float" office:value="231153.67105425" calcext:value-type="float">
            <text:p>231153.6710542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890787.15258" calcext:value-type="float">
            <text:p>1442890787.15258</text:p>
          </table:table-cell>
          <table:table-cell office:value-type="float" office:value="1442890790.0466" calcext:value-type="float">
            <text:p>1442890790.0466</text:p>
          </table:table-cell>
          <table:table-cell office:value-type="float" office:value="896" calcext:value-type="float">
            <text:p>896</text:p>
          </table:table-cell>
          <table:table-cell table:formula="of:=[.C700]-[.C$2]" office:value-type="float" office:value="20.6815223693848" calcext:value-type="float">
            <text:p>20.6815223694</text:p>
          </table:table-cell>
          <table:table-cell table:formula="of:=[.D700]/([.E700]-[.E699])" office:value-type="float" office:value="230360.20497732" calcext:value-type="float">
            <text:p>230360.2049773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890787.15262" calcext:value-type="float">
            <text:p>1442890787.15262</text:p>
          </table:table-cell>
          <table:table-cell office:value-type="float" office:value="1442890790.05048" calcext:value-type="float">
            <text:p>1442890790.05048</text:p>
          </table:table-cell>
          <table:table-cell office:value-type="float" office:value="896" calcext:value-type="float">
            <text:p>896</text:p>
          </table:table-cell>
          <table:table-cell table:formula="of:=[.C701]-[.C$2]" office:value-type="float" office:value="20.6854095458984" calcext:value-type="float">
            <text:p>20.6854095459</text:p>
          </table:table-cell>
          <table:table-cell table:formula="of:=[.D701]/([.E701]-[.E700])" office:value-type="float" office:value="230501.495583906" calcext:value-type="float">
            <text:p>230501.49558390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890787.15264" calcext:value-type="float">
            <text:p>1442890787.15264</text:p>
          </table:table-cell>
          <table:table-cell office:value-type="float" office:value="1442890790.05437" calcext:value-type="float">
            <text:p>1442890790.05437</text:p>
          </table:table-cell>
          <table:table-cell office:value-type="float" office:value="896" calcext:value-type="float">
            <text:p>896</text:p>
          </table:table-cell>
          <table:table-cell table:formula="of:=[.C702]-[.C$2]" office:value-type="float" office:value="20.6892991065979" calcext:value-type="float">
            <text:p>20.6892991066</text:p>
          </table:table-cell>
          <table:table-cell table:formula="of:=[.D702]/([.E702]-[.E701])" office:value-type="float" office:value="230360.20497732" calcext:value-type="float">
            <text:p>230360.204977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890787.15266" calcext:value-type="float">
            <text:p>1442890787.15266</text:p>
          </table:table-cell>
          <table:table-cell office:value-type="float" office:value="1442890790.0583" calcext:value-type="float">
            <text:p>1442890790.0583</text:p>
          </table:table-cell>
          <table:table-cell office:value-type="float" office:value="896" calcext:value-type="float">
            <text:p>896</text:p>
          </table:table-cell>
          <table:table-cell table:formula="of:=[.C703]-[.C$2]" office:value-type="float" office:value="20.6932277679443" calcext:value-type="float">
            <text:p>20.6932277679</text:p>
          </table:table-cell>
          <table:table-cell table:formula="of:=[.D703]/([.E703]-[.E702])" office:value-type="float" office:value="228067.50722175" calcext:value-type="float">
            <text:p>228067.5072217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890787.15268" calcext:value-type="float">
            <text:p>1442890787.15268</text:p>
          </table:table-cell>
          <table:table-cell office:value-type="float" office:value="1442890790.06219" calcext:value-type="float">
            <text:p>1442890790.06219</text:p>
          </table:table-cell>
          <table:table-cell office:value-type="float" office:value="896" calcext:value-type="float">
            <text:p>896</text:p>
          </table:table-cell>
          <table:table-cell table:formula="of:=[.C704]-[.C$2]" office:value-type="float" office:value="20.6971118450165" calcext:value-type="float">
            <text:p>20.697111845</text:p>
          </table:table-cell>
          <table:table-cell table:formula="of:=[.D704]/([.E704]-[.E703])" office:value-type="float" office:value="230685.432692898" calcext:value-type="float">
            <text:p>230685.43269289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890787.1527" calcext:value-type="float">
            <text:p>1442890787.1527</text:p>
          </table:table-cell>
          <table:table-cell office:value-type="float" office:value="1442890790.06608" calcext:value-type="float">
            <text:p>1442890790.06608</text:p>
          </table:table-cell>
          <table:table-cell office:value-type="float" office:value="896" calcext:value-type="float">
            <text:p>896</text:p>
          </table:table-cell>
          <table:table-cell table:formula="of:=[.C705]-[.C$2]" office:value-type="float" office:value="20.701004743576" calcext:value-type="float">
            <text:p>20.7010047436</text:p>
          </table:table-cell>
          <table:table-cell table:formula="of:=[.D705]/([.E705]-[.E704])" office:value-type="float" office:value="230162.688878001" calcext:value-type="float">
            <text:p>230162.6888780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890787.15272" calcext:value-type="float">
            <text:p>1442890787.15272</text:p>
          </table:table-cell>
          <table:table-cell office:value-type="float" office:value="1442890790.06997" calcext:value-type="float">
            <text:p>1442890790.06997</text:p>
          </table:table-cell>
          <table:table-cell office:value-type="float" office:value="896" calcext:value-type="float">
            <text:p>896</text:p>
          </table:table-cell>
          <table:table-cell table:formula="of:=[.C706]-[.C$2]" office:value-type="float" office:value="20.7048926353455" calcext:value-type="float">
            <text:p>20.7048926353</text:p>
          </table:table-cell>
          <table:table-cell table:formula="of:=[.D706]/([.E706]-[.E705])" office:value-type="float" office:value="230459.09020666" calcext:value-type="float">
            <text:p>230459.0902066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890787.15274" calcext:value-type="float">
            <text:p>1442890787.15274</text:p>
          </table:table-cell>
          <table:table-cell office:value-type="float" office:value="1442890790.07386" calcext:value-type="float">
            <text:p>1442890790.07386</text:p>
          </table:table-cell>
          <table:table-cell office:value-type="float" office:value="896" calcext:value-type="float">
            <text:p>896</text:p>
          </table:table-cell>
          <table:table-cell table:formula="of:=[.C707]-[.C$2]" office:value-type="float" office:value="20.7087807655334" calcext:value-type="float">
            <text:p>20.7087807655</text:p>
          </table:table-cell>
          <table:table-cell table:formula="of:=[.D707]/([.E707]-[.E706])" office:value-type="float" office:value="230444.958547952" calcext:value-type="float">
            <text:p>230444.95854795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890787.15276" calcext:value-type="float">
            <text:p>1442890787.15276</text:p>
          </table:table-cell>
          <table:table-cell office:value-type="float" office:value="1442890790.07774" calcext:value-type="float">
            <text:p>1442890790.07774</text:p>
          </table:table-cell>
          <table:table-cell office:value-type="float" office:value="896" calcext:value-type="float">
            <text:p>896</text:p>
          </table:table-cell>
          <table:table-cell table:formula="of:=[.C708]-[.C$2]" office:value-type="float" office:value="20.7126686573029" calcext:value-type="float">
            <text:p>20.7126686573</text:p>
          </table:table-cell>
          <table:table-cell table:formula="of:=[.D708]/([.E708]-[.E707])" office:value-type="float" office:value="230459.09020666" calcext:value-type="float">
            <text:p>230459.0902066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890787.15278" calcext:value-type="float">
            <text:p>1442890787.15278</text:p>
          </table:table-cell>
          <table:table-cell office:value-type="float" office:value="1442890790.08163" calcext:value-type="float">
            <text:p>1442890790.08163</text:p>
          </table:table-cell>
          <table:table-cell office:value-type="float" office:value="896" calcext:value-type="float">
            <text:p>896</text:p>
          </table:table-cell>
          <table:table-cell table:formula="of:=[.C709]-[.C$2]" office:value-type="float" office:value="20.7165563106537" calcext:value-type="float">
            <text:p>20.7165563107</text:p>
          </table:table-cell>
          <table:table-cell table:formula="of:=[.D709]/([.E709]-[.E708])" office:value-type="float" office:value="230473.223598675" calcext:value-type="float">
            <text:p>230473.22359867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890787.1528" calcext:value-type="float">
            <text:p>1442890787.1528</text:p>
          </table:table-cell>
          <table:table-cell office:value-type="float" office:value="1442890790.08552" calcext:value-type="float">
            <text:p>1442890790.08552</text:p>
          </table:table-cell>
          <table:table-cell office:value-type="float" office:value="896" calcext:value-type="float">
            <text:p>896</text:p>
          </table:table-cell>
          <table:table-cell table:formula="of:=[.C710]-[.C$2]" office:value-type="float" office:value="20.7204437255859" calcext:value-type="float">
            <text:p>20.7204437256</text:p>
          </table:table-cell>
          <table:table-cell table:formula="of:=[.D710]/([.E710]-[.E709])" office:value-type="float" office:value="230487.358724318" calcext:value-type="float">
            <text:p>230487.3587243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890787.15283" calcext:value-type="float">
            <text:p>1442890787.15283</text:p>
          </table:table-cell>
          <table:table-cell office:value-type="float" office:value="1442890790.0894" calcext:value-type="float">
            <text:p>1442890790.0894</text:p>
          </table:table-cell>
          <table:table-cell office:value-type="float" office:value="896" calcext:value-type="float">
            <text:p>896</text:p>
          </table:table-cell>
          <table:table-cell table:formula="of:=[.C711]-[.C$2]" office:value-type="float" office:value="20.724324464798" calcext:value-type="float">
            <text:p>20.7243244648</text:p>
          </table:table-cell>
          <table:table-cell table:formula="of:=[.D711]/([.E711]-[.E710])" office:value-type="float" office:value="230883.847392026" calcext:value-type="float">
            <text:p>230883.84739202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890787.2443" calcext:value-type="float">
            <text:p>1442890787.2443</text:p>
          </table:table-cell>
          <table:table-cell office:value-type="float" office:value="1442890790.09326" calcext:value-type="float">
            <text:p>1442890790.09326</text:p>
          </table:table-cell>
          <table:table-cell office:value-type="float" office:value="896" calcext:value-type="float">
            <text:p>896</text:p>
          </table:table-cell>
          <table:table-cell table:formula="of:=[.C712]-[.C$2]" office:value-type="float" office:value="20.7281901836395" calcext:value-type="float">
            <text:p>20.7281901836</text:p>
          </table:table-cell>
          <table:table-cell table:formula="of:=[.D712]/([.E712]-[.E711])" office:value-type="float" office:value="231780.953743678" calcext:value-type="float">
            <text:p>231780.95374367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890787.24437" calcext:value-type="float">
            <text:p>1442890787.24437</text:p>
          </table:table-cell>
          <table:table-cell office:value-type="float" office:value="1442890790.09714" calcext:value-type="float">
            <text:p>1442890790.09714</text:p>
          </table:table-cell>
          <table:table-cell office:value-type="float" office:value="896" calcext:value-type="float">
            <text:p>896</text:p>
          </table:table-cell>
          <table:table-cell table:formula="of:=[.C713]-[.C$2]" office:value-type="float" office:value="20.7320690155029" calcext:value-type="float">
            <text:p>20.7320690155</text:p>
          </table:table-cell>
          <table:table-cell table:formula="of:=[.D713]/([.E713]-[.E712])" office:value-type="float" office:value="230997.380539677" calcext:value-type="float">
            <text:p>230997.38053967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890787.24442" calcext:value-type="float">
            <text:p>1442890787.24442</text:p>
          </table:table-cell>
          <table:table-cell office:value-type="float" office:value="1442890790.10101" calcext:value-type="float">
            <text:p>1442890790.10101</text:p>
          </table:table-cell>
          <table:table-cell office:value-type="float" office:value="896" calcext:value-type="float">
            <text:p>896</text:p>
          </table:table-cell>
          <table:table-cell table:formula="of:=[.C714]-[.C$2]" office:value-type="float" office:value="20.7359352111816" calcext:value-type="float">
            <text:p>20.7359352112</text:p>
          </table:table-cell>
          <table:table-cell table:formula="of:=[.D714]/([.E714]-[.E713])" office:value-type="float" office:value="231752.367044894" calcext:value-type="float">
            <text:p>231752.36704489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890787.24448" calcext:value-type="float">
            <text:p>1442890787.24448</text:p>
          </table:table-cell>
          <table:table-cell office:value-type="float" office:value="1442890790.1049" calcext:value-type="float">
            <text:p>1442890790.1049</text:p>
          </table:table-cell>
          <table:table-cell office:value-type="float" office:value="896" calcext:value-type="float">
            <text:p>896</text:p>
          </table:table-cell>
          <table:table-cell table:formula="of:=[.C715]-[.C$2]" office:value-type="float" office:value="20.7398226261139" calcext:value-type="float">
            <text:p>20.7398226261</text:p>
          </table:table-cell>
          <table:table-cell table:formula="of:=[.D715]/([.E715]-[.E714])" office:value-type="float" office:value="230487.358724318" calcext:value-type="float">
            <text:p>230487.3587243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890787.24459" calcext:value-type="float">
            <text:p>1442890787.24459</text:p>
          </table:table-cell>
          <table:table-cell office:value-type="float" office:value="1442890790.10879" calcext:value-type="float">
            <text:p>1442890790.10879</text:p>
          </table:table-cell>
          <table:table-cell office:value-type="float" office:value="896" calcext:value-type="float">
            <text:p>896</text:p>
          </table:table-cell>
          <table:table-cell table:formula="of:=[.C716]-[.C$2]" office:value-type="float" office:value="20.7437138557434" calcext:value-type="float">
            <text:p>20.7437138557</text:p>
          </table:table-cell>
          <table:table-cell table:formula="of:=[.D716]/([.E716]-[.E715])" office:value-type="float" office:value="230261.404570798" calcext:value-type="float">
            <text:p>230261.40457079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890787.24466" calcext:value-type="float">
            <text:p>1442890787.24466</text:p>
          </table:table-cell>
          <table:table-cell office:value-type="float" office:value="1442890790.11268" calcext:value-type="float">
            <text:p>1442890790.11268</text:p>
          </table:table-cell>
          <table:table-cell office:value-type="float" office:value="896" calcext:value-type="float">
            <text:p>896</text:p>
          </table:table-cell>
          <table:table-cell table:formula="of:=[.C717]-[.C$2]" office:value-type="float" office:value="20.7476029396057" calcext:value-type="float">
            <text:p>20.7476029396</text:p>
          </table:table-cell>
          <table:table-cell table:formula="of:=[.D717]/([.E717]-[.E716])" office:value-type="float" office:value="230388.449239823" calcext:value-type="float">
            <text:p>230388.44923982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890800.20495" calcext:value-type="float">
            <text:p>1442890800.20495</text:p>
          </table:table-cell>
          <table:table-cell office:value-type="float" office:value="1442890800.205" calcext:value-type="float">
            <text:p>1442890800.205</text:p>
          </table:table-cell>
          <table:table-cell office:value-type="float" office:value="896" calcext:value-type="float">
            <text:p>896</text:p>
          </table:table-cell>
          <table:table-cell table:formula="of:=[.C718]-[.C$2]" office:value-type="float" office:value="30.8399214744568" calcext:value-type="float">
            <text:p>30.8399214745</text:p>
          </table:table-cell>
          <table:table-cell table:formula="of:=[.D718]/([.E718]-[.E717])" office:value-type="float" office:value="88.7803924247841" calcext:value-type="float">
            <text:p>88.780392424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890800.36582" calcext:value-type="float">
            <text:p>1442890800.36582</text:p>
          </table:table-cell>
          <table:table-cell office:value-type="float" office:value="1442890800.36587" calcext:value-type="float">
            <text:p>1442890800.36587</text:p>
          </table:table-cell>
          <table:table-cell office:value-type="float" office:value="896" calcext:value-type="float">
            <text:p>896</text:p>
          </table:table-cell>
          <table:table-cell table:formula="of:=[.C719]-[.C$2]" office:value-type="float" office:value="31.000791311264" calcext:value-type="float">
            <text:p>31.0007913113</text:p>
          </table:table-cell>
          <table:table-cell table:formula="of:=[.D719]/([.E719]-[.E718])" office:value-type="float" office:value="5569.72032658651" calcext:value-type="float">
            <text:p>5569.720326586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890800.36593" calcext:value-type="float">
            <text:p>1442890800.36593</text:p>
          </table:table-cell>
          <table:table-cell office:value-type="float" office:value="1442890800.36981" calcext:value-type="float">
            <text:p>1442890800.36981</text:p>
          </table:table-cell>
          <table:table-cell office:value-type="float" office:value="896" calcext:value-type="float">
            <text:p>896</text:p>
          </table:table-cell>
          <table:table-cell table:formula="of:=[.C720]-[.C$2]" office:value-type="float" office:value="31.0047359466553" calcext:value-type="float">
            <text:p>31.0047359467</text:p>
          </table:table-cell>
          <table:table-cell table:formula="of:=[.D720]/([.E720]-[.E719])" office:value-type="float" office:value="227143.933756422" calcext:value-type="float">
            <text:p>227143.93375642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890800.36595" calcext:value-type="float">
            <text:p>1442890800.36595</text:p>
          </table:table-cell>
          <table:table-cell office:value-type="float" office:value="1442890800.37367" calcext:value-type="float">
            <text:p>1442890800.37367</text:p>
          </table:table-cell>
          <table:table-cell office:value-type="float" office:value="896" calcext:value-type="float">
            <text:p>896</text:p>
          </table:table-cell>
          <table:table-cell table:formula="of:=[.C721]-[.C$2]" office:value-type="float" office:value="31.0085954666138" calcext:value-type="float">
            <text:p>31.0085954666</text:p>
          </table:table-cell>
          <table:table-cell table:formula="of:=[.D721]/([.E721]-[.E720])" office:value-type="float" office:value="232153.223622436" calcext:value-type="float">
            <text:p>232153.22362243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890800.36597" calcext:value-type="float">
            <text:p>1442890800.36597</text:p>
          </table:table-cell>
          <table:table-cell office:value-type="float" office:value="1442890800.37757" calcext:value-type="float">
            <text:p>1442890800.37757</text:p>
          </table:table-cell>
          <table:table-cell office:value-type="float" office:value="896" calcext:value-type="float">
            <text:p>896</text:p>
          </table:table-cell>
          <table:table-cell table:formula="of:=[.C722]-[.C$2]" office:value-type="float" office:value="31.0124931335449" calcext:value-type="float">
            <text:p>31.0124931335</text:p>
          </table:table-cell>
          <table:table-cell table:formula="of:=[.D722]/([.E722]-[.E721])" office:value-type="float" office:value="229881.109860533" calcext:value-type="float">
            <text:p>229881.1098605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890800.36599" calcext:value-type="float">
            <text:p>1442890800.36599</text:p>
          </table:table-cell>
          <table:table-cell office:value-type="float" office:value="1442890800.38146" calcext:value-type="float">
            <text:p>1442890800.38146</text:p>
          </table:table-cell>
          <table:table-cell office:value-type="float" office:value="896" calcext:value-type="float">
            <text:p>896</text:p>
          </table:table-cell>
          <table:table-cell table:formula="of:=[.C723]-[.C$2]" office:value-type="float" office:value="31.0163822174072" calcext:value-type="float">
            <text:p>31.0163822174</text:p>
          </table:table-cell>
          <table:table-cell table:formula="of:=[.D723]/([.E723]-[.E722])" office:value-type="float" office:value="230388.449239823" calcext:value-type="float">
            <text:p>230388.44923982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890800.36601" calcext:value-type="float">
            <text:p>1442890800.36601</text:p>
          </table:table-cell>
          <table:table-cell office:value-type="float" office:value="1442890800.38533" calcext:value-type="float">
            <text:p>1442890800.38533</text:p>
          </table:table-cell>
          <table:table-cell office:value-type="float" office:value="896" calcext:value-type="float">
            <text:p>896</text:p>
          </table:table-cell>
          <table:table-cell table:formula="of:=[.C724]-[.C$2]" office:value-type="float" office:value="31.0202536582947" calcext:value-type="float">
            <text:p>31.0202536583</text:p>
          </table:table-cell>
          <table:table-cell table:formula="of:=[.D724]/([.E724]-[.E723])" office:value-type="float" office:value="231438.378125385" calcext:value-type="float">
            <text:p>231438.37812538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890800.36603" calcext:value-type="float">
            <text:p>1442890800.36603</text:p>
          </table:table-cell>
          <table:table-cell office:value-type="float" office:value="1442890800.38923" calcext:value-type="float">
            <text:p>1442890800.38923</text:p>
          </table:table-cell>
          <table:table-cell office:value-type="float" office:value="896" calcext:value-type="float">
            <text:p>896</text:p>
          </table:table-cell>
          <table:table-cell table:formula="of:=[.C725]-[.C$2]" office:value-type="float" office:value="31.0241541862488" calcext:value-type="float">
            <text:p>31.0241541862</text:p>
          </table:table-cell>
          <table:table-cell table:formula="of:=[.D725]/([.E725]-[.E724])" office:value-type="float" office:value="229712.492909535" calcext:value-type="float">
            <text:p>229712.49290953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890800.36605" calcext:value-type="float">
            <text:p>1442890800.36605</text:p>
          </table:table-cell>
          <table:table-cell office:value-type="float" office:value="1442890800.39312" calcext:value-type="float">
            <text:p>1442890800.39312</text:p>
          </table:table-cell>
          <table:table-cell office:value-type="float" office:value="896" calcext:value-type="float">
            <text:p>896</text:p>
          </table:table-cell>
          <table:table-cell table:formula="of:=[.C726]-[.C$2]" office:value-type="float" office:value="31.0280425548553" calcext:value-type="float">
            <text:p>31.0280425549</text:p>
          </table:table-cell>
          <table:table-cell table:formula="of:=[.D726]/([.E726]-[.E725])" office:value-type="float" office:value="230430.828622233" calcext:value-type="float">
            <text:p>230430.8286222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890800.36607" calcext:value-type="float">
            <text:p>1442890800.36607</text:p>
          </table:table-cell>
          <table:table-cell office:value-type="float" office:value="1442890800.39697" calcext:value-type="float">
            <text:p>1442890800.39697</text:p>
          </table:table-cell>
          <table:table-cell office:value-type="float" office:value="896" calcext:value-type="float">
            <text:p>896</text:p>
          </table:table-cell>
          <table:table-cell table:formula="of:=[.C727]-[.C$2]" office:value-type="float" office:value="31.0318942070007" calcext:value-type="float">
            <text:p>31.031894207</text:p>
          </table:table-cell>
          <table:table-cell table:formula="of:=[.D727]/([.E727]-[.E726])" office:value-type="float" office:value="232627.445620551" calcext:value-type="float">
            <text:p>232627.44562055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890800.36609" calcext:value-type="float">
            <text:p>1442890800.36609</text:p>
          </table:table-cell>
          <table:table-cell office:value-type="float" office:value="1442890800.40088" calcext:value-type="float">
            <text:p>1442890800.40088</text:p>
          </table:table-cell>
          <table:table-cell office:value-type="float" office:value="896" calcext:value-type="float">
            <text:p>896</text:p>
          </table:table-cell>
          <table:table-cell table:formula="of:=[.C728]-[.C$2]" office:value-type="float" office:value="31.035801410675" calcext:value-type="float">
            <text:p>31.0358014107</text:p>
          </table:table-cell>
          <table:table-cell table:formula="of:=[.D728]/([.E728]-[.E727])" office:value-type="float" office:value="229320.013668538" calcext:value-type="float">
            <text:p>229320.01366853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890800.36611" calcext:value-type="float">
            <text:p>1442890800.36611</text:p>
          </table:table-cell>
          <table:table-cell office:value-type="float" office:value="1442890800.40476" calcext:value-type="float">
            <text:p>1442890800.40476</text:p>
          </table:table-cell>
          <table:table-cell office:value-type="float" office:value="896" calcext:value-type="float">
            <text:p>896</text:p>
          </table:table-cell>
          <table:table-cell table:formula="of:=[.C729]-[.C$2]" office:value-type="float" office:value="31.039689540863" calcext:value-type="float">
            <text:p>31.0396895409</text:p>
          </table:table-cell>
          <table:table-cell table:formula="of:=[.D729]/([.E729]-[.E728])" office:value-type="float" office:value="230444.958547952" calcext:value-type="float">
            <text:p>230444.95854795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890800.36613" calcext:value-type="float">
            <text:p>1442890800.36613</text:p>
          </table:table-cell>
          <table:table-cell office:value-type="float" office:value="1442890800.40866" calcext:value-type="float">
            <text:p>1442890800.40866</text:p>
          </table:table-cell>
          <table:table-cell office:value-type="float" office:value="896" calcext:value-type="float">
            <text:p>896</text:p>
          </table:table-cell>
          <table:table-cell table:formula="of:=[.C730]-[.C$2]" office:value-type="float" office:value="31.0435845851898" calcext:value-type="float">
            <text:p>31.0435845852</text:p>
          </table:table-cell>
          <table:table-cell table:formula="of:=[.D730]/([.E730]-[.E729])" office:value-type="float" office:value="230035.893003611" calcext:value-type="float">
            <text:p>230035.8930036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890800.40589" calcext:value-type="float">
            <text:p>1442890800.40589</text:p>
          </table:table-cell>
          <table:table-cell office:value-type="float" office:value="1442890800.41256" calcext:value-type="float">
            <text:p>1442890800.41256</text:p>
          </table:table-cell>
          <table:table-cell office:value-type="float" office:value="896" calcext:value-type="float">
            <text:p>896</text:p>
          </table:table-cell>
          <table:table-cell table:formula="of:=[.C731]-[.C$2]" office:value-type="float" office:value="31.0474827289581" calcext:value-type="float">
            <text:p>31.047482729</text:p>
          </table:table-cell>
          <table:table-cell table:formula="of:=[.D731]/([.E731]-[.E730])" office:value-type="float" office:value="229852.989847095" calcext:value-type="float">
            <text:p>229852.98984709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890800.40592" calcext:value-type="float">
            <text:p>1442890800.40592</text:p>
          </table:table-cell>
          <table:table-cell office:value-type="float" office:value="1442890800.41641" calcext:value-type="float">
            <text:p>1442890800.41641</text:p>
          </table:table-cell>
          <table:table-cell office:value-type="float" office:value="896" calcext:value-type="float">
            <text:p>896</text:p>
          </table:table-cell>
          <table:table-cell table:formula="of:=[.C732]-[.C$2]" office:value-type="float" office:value="31.0513341426849" calcext:value-type="float">
            <text:p>31.0513341427</text:p>
          </table:table-cell>
          <table:table-cell table:formula="of:=[.D732]/([.E732]-[.E731])" office:value-type="float" office:value="232641.846230036" calcext:value-type="float">
            <text:p>232641.84623003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890800.40594" calcext:value-type="float">
            <text:p>1442890800.40594</text:p>
          </table:table-cell>
          <table:table-cell office:value-type="float" office:value="1442890800.42034" calcext:value-type="float">
            <text:p>1442890800.42034</text:p>
          </table:table-cell>
          <table:table-cell office:value-type="float" office:value="896" calcext:value-type="float">
            <text:p>896</text:p>
          </table:table-cell>
          <table:table-cell table:formula="of:=[.C733]-[.C$2]" office:value-type="float" office:value="31.0552678108215" calcext:value-type="float">
            <text:p>31.0552678108</text:p>
          </table:table-cell>
          <table:table-cell table:formula="of:=[.D733]/([.E733]-[.E732])" office:value-type="float" office:value="227777.221892236" calcext:value-type="float">
            <text:p>227777.22189223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890800.40598" calcext:value-type="float">
            <text:p>1442890800.40598</text:p>
          </table:table-cell>
          <table:table-cell office:value-type="float" office:value="1442890800.42424" calcext:value-type="float">
            <text:p>1442890800.42424</text:p>
          </table:table-cell>
          <table:table-cell office:value-type="float" office:value="896" calcext:value-type="float">
            <text:p>896</text:p>
          </table:table-cell>
          <table:table-cell table:formula="of:=[.C734]-[.C$2]" office:value-type="float" office:value="31.0591628551483" calcext:value-type="float">
            <text:p>31.0591628551</text:p>
          </table:table-cell>
          <table:table-cell table:formula="of:=[.D734]/([.E734]-[.E733])" office:value-type="float" office:value="230035.893003611" calcext:value-type="float">
            <text:p>230035.89300361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890800.56549" calcext:value-type="float">
            <text:p>1442890800.56549</text:p>
          </table:table-cell>
          <table:table-cell office:value-type="float" office:value="1442890800.56553" calcext:value-type="float">
            <text:p>1442890800.56553</text:p>
          </table:table-cell>
          <table:table-cell office:value-type="float" office:value="896" calcext:value-type="float">
            <text:p>896</text:p>
          </table:table-cell>
          <table:table-cell table:formula="of:=[.C735]-[.C$2]" office:value-type="float" office:value="31.2004599571228" calcext:value-type="float">
            <text:p>31.2004599571</text:p>
          </table:table-cell>
          <table:table-cell table:formula="of:=[.D735]/([.E735]-[.E734])" office:value-type="float" office:value="6341.24824557111" calcext:value-type="float">
            <text:p>6341.24824557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890800.56558" calcext:value-type="float">
            <text:p>1442890800.56558</text:p>
          </table:table-cell>
          <table:table-cell office:value-type="float" office:value="1442890800.56942" calcext:value-type="float">
            <text:p>1442890800.56942</text:p>
          </table:table-cell>
          <table:table-cell office:value-type="float" office:value="896" calcext:value-type="float">
            <text:p>896</text:p>
          </table:table-cell>
          <table:table-cell table:formula="of:=[.C736]-[.C$2]" office:value-type="float" office:value="31.204350233078" calcext:value-type="float">
            <text:p>31.2043502331</text:p>
          </table:table-cell>
          <table:table-cell table:formula="of:=[.D736]/([.E736]-[.E735])" office:value-type="float" office:value="230317.851565852" calcext:value-type="float">
            <text:p>230317.85156585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890800.56561" calcext:value-type="float">
            <text:p>1442890800.56561</text:p>
          </table:table-cell>
          <table:table-cell office:value-type="float" office:value="1442890800.57331" calcext:value-type="float">
            <text:p>1442890800.57331</text:p>
          </table:table-cell>
          <table:table-cell office:value-type="float" office:value="896" calcext:value-type="float">
            <text:p>896</text:p>
          </table:table-cell>
          <table:table-cell table:formula="of:=[.C737]-[.C$2]" office:value-type="float" office:value="31.2082362174988" calcext:value-type="float">
            <text:p>31.2082362175</text:p>
          </table:table-cell>
          <table:table-cell table:formula="of:=[.D737]/([.E737]-[.E736])" office:value-type="float" office:value="230572.205902203" calcext:value-type="float">
            <text:p>230572.20590220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890800.56563" calcext:value-type="float">
            <text:p>1442890800.56563</text:p>
          </table:table-cell>
          <table:table-cell office:value-type="float" office:value="1442890800.57722" calcext:value-type="float">
            <text:p>1442890800.57722</text:p>
          </table:table-cell>
          <table:table-cell office:value-type="float" office:value="896" calcext:value-type="float">
            <text:p>896</text:p>
          </table:table-cell>
          <table:table-cell table:formula="of:=[.C738]-[.C$2]" office:value-type="float" office:value="31.2121484279633" calcext:value-type="float">
            <text:p>31.212148428</text:p>
          </table:table-cell>
          <table:table-cell table:formula="of:=[.D738]/([.E738]-[.E737])" office:value-type="float" office:value="229026.533243952" calcext:value-type="float">
            <text:p>229026.53324395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890800.56565" calcext:value-type="float">
            <text:p>1442890800.56565</text:p>
          </table:table-cell>
          <table:table-cell office:value-type="float" office:value="1442890800.58109" calcext:value-type="float">
            <text:p>1442890800.58109</text:p>
          </table:table-cell>
          <table:table-cell office:value-type="float" office:value="896" calcext:value-type="float">
            <text:p>896</text:p>
          </table:table-cell>
          <table:table-cell table:formula="of:=[.C739]-[.C$2]" office:value-type="float" office:value="31.2160143852234" calcext:value-type="float">
            <text:p>31.2160143852</text:p>
          </table:table-cell>
          <table:table-cell table:formula="of:=[.D739]/([.E739]-[.E738])" office:value-type="float" office:value="231766.659512797" calcext:value-type="float">
            <text:p>231766.65951279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890800.56567" calcext:value-type="float">
            <text:p>1442890800.56567</text:p>
          </table:table-cell>
          <table:table-cell office:value-type="float" office:value="1442890800.58497" calcext:value-type="float">
            <text:p>1442890800.58497</text:p>
          </table:table-cell>
          <table:table-cell office:value-type="float" office:value="896" calcext:value-type="float">
            <text:p>896</text:p>
          </table:table-cell>
          <table:table-cell table:formula="of:=[.C740]-[.C$2]" office:value-type="float" office:value="31.2198996543884" calcext:value-type="float">
            <text:p>31.2198996544</text:p>
          </table:table-cell>
          <table:table-cell table:formula="of:=[.D740]/([.E740]-[.E739])" office:value-type="float" office:value="230614.652920962" calcext:value-type="float">
            <text:p>230614.65292096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890800.56569" calcext:value-type="float">
            <text:p>1442890800.56569</text:p>
          </table:table-cell>
          <table:table-cell office:value-type="float" office:value="1442890800.58891" calcext:value-type="float">
            <text:p>1442890800.58891</text:p>
          </table:table-cell>
          <table:table-cell office:value-type="float" office:value="896" calcext:value-type="float">
            <text:p>896</text:p>
          </table:table-cell>
          <table:table-cell table:formula="of:=[.C741]-[.C$2]" office:value-type="float" office:value="31.2238380908966" calcext:value-type="float">
            <text:p>31.2238380909</text:p>
          </table:table-cell>
          <table:table-cell table:formula="of:=[.D741]/([.E741]-[.E740])" office:value-type="float" office:value="227501.445850233" calcext:value-type="float">
            <text:p>227501.44585023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890800.56571" calcext:value-type="float">
            <text:p>1442890800.56571</text:p>
          </table:table-cell>
          <table:table-cell office:value-type="float" office:value="1442890800.59279" calcext:value-type="float">
            <text:p>1442890800.59279</text:p>
          </table:table-cell>
          <table:table-cell office:value-type="float" office:value="896" calcext:value-type="float">
            <text:p>896</text:p>
          </table:table-cell>
          <table:table-cell table:formula="of:=[.C742]-[.C$2]" office:value-type="float" office:value="31.2277173995972" calcext:value-type="float">
            <text:p>31.2277173996</text:p>
          </table:table-cell>
          <table:table-cell table:formula="of:=[.D742]/([.E742]-[.E741])" office:value-type="float" office:value="230968.986786307" calcext:value-type="float">
            <text:p>230968.98678630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890800.56573" calcext:value-type="float">
            <text:p>1442890800.56573</text:p>
          </table:table-cell>
          <table:table-cell office:value-type="float" office:value="1442890800.59666" calcext:value-type="float">
            <text:p>1442890800.59666</text:p>
          </table:table-cell>
          <table:table-cell office:value-type="float" office:value="896" calcext:value-type="float">
            <text:p>896</text:p>
          </table:table-cell>
          <table:table-cell table:formula="of:=[.C743]-[.C$2]" office:value-type="float" office:value="31.2315893173218" calcext:value-type="float">
            <text:p>31.2315893173</text:p>
          </table:table-cell>
          <table:table-cell table:formula="of:=[.D743]/([.E743]-[.E742])" office:value-type="float" office:value="231409.875862069" calcext:value-type="float">
            <text:p>231409.87586206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890800.56575" calcext:value-type="float">
            <text:p>1442890800.56575</text:p>
          </table:table-cell>
          <table:table-cell office:value-type="float" office:value="1442890800.60061" calcext:value-type="float">
            <text:p>1442890800.60061</text:p>
          </table:table-cell>
          <table:table-cell office:value-type="float" office:value="896" calcext:value-type="float">
            <text:p>896</text:p>
          </table:table-cell>
          <table:table-cell table:formula="of:=[.C744]-[.C$2]" office:value-type="float" office:value="31.2355356216431" calcext:value-type="float">
            <text:p>31.2355356216</text:p>
          </table:table-cell>
          <table:table-cell table:formula="of:=[.D744]/([.E744]-[.E743])" office:value-type="float" office:value="227047.872402127" calcext:value-type="float">
            <text:p>227047.87240212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890800.56577" calcext:value-type="float">
            <text:p>1442890800.56577</text:p>
          </table:table-cell>
          <table:table-cell office:value-type="float" office:value="1442890800.60453" calcext:value-type="float">
            <text:p>1442890800.60453</text:p>
          </table:table-cell>
          <table:table-cell office:value-type="float" office:value="896" calcext:value-type="float">
            <text:p>896</text:p>
          </table:table-cell>
          <table:table-cell table:formula="of:=[.C745]-[.C$2]" office:value-type="float" office:value="31.2394559383392" calcext:value-type="float">
            <text:p>31.2394559383</text:p>
          </table:table-cell>
          <table:table-cell table:formula="of:=[.D745]/([.E745]-[.E744])" office:value-type="float" office:value="228552.963814389" calcext:value-type="float">
            <text:p>228552.9638143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890800.56579" calcext:value-type="float">
            <text:p>1442890800.56579</text:p>
          </table:table-cell>
          <table:table-cell office:value-type="float" office:value="1442890800.60843" calcext:value-type="float">
            <text:p>1442890800.60843</text:p>
          </table:table-cell>
          <table:table-cell office:value-type="float" office:value="896" calcext:value-type="float">
            <text:p>896</text:p>
          </table:table-cell>
          <table:table-cell table:formula="of:=[.C746]-[.C$2]" office:value-type="float" office:value="31.2433595657349" calcext:value-type="float">
            <text:p>31.2433595657</text:p>
          </table:table-cell>
          <table:table-cell table:formula="of:=[.D746]/([.E746]-[.E745])" office:value-type="float" office:value="229530.103463018" calcext:value-type="float">
            <text:p>229530.103463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890800.60693" calcext:value-type="float">
            <text:p>1442890800.60693</text:p>
          </table:table-cell>
          <table:table-cell office:value-type="float" office:value="1442890800.61233" calcext:value-type="float">
            <text:p>1442890800.61233</text:p>
          </table:table-cell>
          <table:table-cell office:value-type="float" office:value="896" calcext:value-type="float">
            <text:p>896</text:p>
          </table:table-cell>
          <table:table-cell table:formula="of:=[.C747]-[.C$2]" office:value-type="float" office:value="31.2472605705261" calcext:value-type="float">
            <text:p>31.2472605705</text:p>
          </table:table-cell>
          <table:table-cell table:formula="of:=[.D747]/([.E747]-[.E746])" office:value-type="float" office:value="229684.414130302" calcext:value-type="float">
            <text:p>229684.41413030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890800.60697" calcext:value-type="float">
            <text:p>1442890800.60697</text:p>
          </table:table-cell>
          <table:table-cell office:value-type="float" office:value="1442890800.61621" calcext:value-type="float">
            <text:p>1442890800.61621</text:p>
          </table:table-cell>
          <table:table-cell office:value-type="float" office:value="896" calcext:value-type="float">
            <text:p>896</text:p>
          </table:table-cell>
          <table:table-cell table:formula="of:=[.C748]-[.C$2]" office:value-type="float" office:value="31.2511336803436" calcext:value-type="float">
            <text:p>31.2511336803</text:p>
          </table:table-cell>
          <table:table-cell table:formula="of:=[.D748]/([.E748]-[.E747])" office:value-type="float" office:value="231338.650907972" calcext:value-type="float">
            <text:p>231338.65090797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890800.60701" calcext:value-type="float">
            <text:p>1442890800.60701</text:p>
          </table:table-cell>
          <table:table-cell office:value-type="float" office:value="1442890800.6201" calcext:value-type="float">
            <text:p>1442890800.6201</text:p>
          </table:table-cell>
          <table:table-cell office:value-type="float" office:value="896" calcext:value-type="float">
            <text:p>896</text:p>
          </table:table-cell>
          <table:table-cell table:formula="of:=[.C749]-[.C$2]" office:value-type="float" office:value="31.2550234794617" calcext:value-type="float">
            <text:p>31.2550234795</text:p>
          </table:table-cell>
          <table:table-cell table:formula="of:=[.D749]/([.E749]-[.E748])" office:value-type="float" office:value="230346.085442844" calcext:value-type="float">
            <text:p>230346.08544284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890800.60703" calcext:value-type="float">
            <text:p>1442890800.60703</text:p>
          </table:table-cell>
          <table:table-cell office:value-type="float" office:value="1442890800.62399" calcext:value-type="float">
            <text:p>1442890800.62399</text:p>
          </table:table-cell>
          <table:table-cell office:value-type="float" office:value="896" calcext:value-type="float">
            <text:p>896</text:p>
          </table:table-cell>
          <table:table-cell table:formula="of:=[.C750]-[.C$2]" office:value-type="float" office:value="31.2589113712311" calcext:value-type="float">
            <text:p>31.2589113712</text:p>
          </table:table-cell>
          <table:table-cell table:formula="of:=[.D750]/([.E750]-[.E749])" office:value-type="float" office:value="230459.09020666" calcext:value-type="float">
            <text:p>230459.0902066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890800.76398" calcext:value-type="float">
            <text:p>1442890800.76398</text:p>
          </table:table-cell>
          <table:table-cell office:value-type="float" office:value="1442890800.76404" calcext:value-type="float">
            <text:p>1442890800.76404</text:p>
          </table:table-cell>
          <table:table-cell office:value-type="float" office:value="896" calcext:value-type="float">
            <text:p>896</text:p>
          </table:table-cell>
          <table:table-cell table:formula="of:=[.C751]-[.C$2]" office:value-type="float" office:value="31.3989651203156" calcext:value-type="float">
            <text:p>31.3989651203</text:p>
          </table:table-cell>
          <table:table-cell table:formula="of:=[.D751]/([.E751]-[.E750])" office:value-type="float" office:value="6397.54384196872" calcext:value-type="float">
            <text:p>6397.543841968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890800.76411" calcext:value-type="float">
            <text:p>1442890800.76411</text:p>
          </table:table-cell>
          <table:table-cell office:value-type="float" office:value="1442890800.76793" calcext:value-type="float">
            <text:p>1442890800.76793</text:p>
          </table:table-cell>
          <table:table-cell office:value-type="float" office:value="896" calcext:value-type="float">
            <text:p>896</text:p>
          </table:table-cell>
          <table:table-cell table:formula="of:=[.C752]-[.C$2]" office:value-type="float" office:value="31.4028568267822" calcext:value-type="float">
            <text:p>31.4028568268</text:p>
          </table:table-cell>
          <table:table-cell table:formula="of:=[.D752]/([.E752]-[.E751])" office:value-type="float" office:value="230233.191447651" calcext:value-type="float">
            <text:p>230233.1914476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890800.76413" calcext:value-type="float">
            <text:p>1442890800.76413</text:p>
          </table:table-cell>
          <table:table-cell office:value-type="float" office:value="1442890800.77182" calcext:value-type="float">
            <text:p>1442890800.77182</text:p>
          </table:table-cell>
          <table:table-cell office:value-type="float" office:value="896" calcext:value-type="float">
            <text:p>896</text:p>
          </table:table-cell>
          <table:table-cell table:formula="of:=[.C753]-[.C$2]" office:value-type="float" office:value="31.4067409038544" calcext:value-type="float">
            <text:p>31.4067409039</text:p>
          </table:table-cell>
          <table:table-cell table:formula="of:=[.D753]/([.E753]-[.E752])" office:value-type="float" office:value="230685.432692898" calcext:value-type="float">
            <text:p>230685.43269289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890800.76415" calcext:value-type="float">
            <text:p>1442890800.76415</text:p>
          </table:table-cell>
          <table:table-cell office:value-type="float" office:value="1442890800.77567" calcext:value-type="float">
            <text:p>1442890800.77567</text:p>
          </table:table-cell>
          <table:table-cell office:value-type="float" office:value="896" calcext:value-type="float">
            <text:p>896</text:p>
          </table:table-cell>
          <table:table-cell table:formula="of:=[.C754]-[.C$2]" office:value-type="float" office:value="31.4105920791626" calcext:value-type="float">
            <text:p>31.4105920792</text:p>
          </table:table-cell>
          <table:table-cell table:formula="of:=[.D754]/([.E754]-[.E753])" office:value-type="float" office:value="232656.248622547" calcext:value-type="float">
            <text:p>232656.24862254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890800.76417" calcext:value-type="float">
            <text:p>1442890800.76417</text:p>
          </table:table-cell>
          <table:table-cell office:value-type="float" office:value="1442890800.77958" calcext:value-type="float">
            <text:p>1442890800.77958</text:p>
          </table:table-cell>
          <table:table-cell office:value-type="float" office:value="896" calcext:value-type="float">
            <text:p>896</text:p>
          </table:table-cell>
          <table:table-cell table:formula="of:=[.C755]-[.C$2]" office:value-type="float" office:value="31.4145028591156" calcext:value-type="float">
            <text:p>31.4145028591</text:p>
          </table:table-cell>
          <table:table-cell table:formula="of:=[.D755]/([.E755]-[.E754])" office:value-type="float" office:value="229110.308114369" calcext:value-type="float">
            <text:p>229110.30811436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890800.76419" calcext:value-type="float">
            <text:p>1442890800.76419</text:p>
          </table:table-cell>
          <table:table-cell office:value-type="float" office:value="1442890800.78347" calcext:value-type="float">
            <text:p>1442890800.78347</text:p>
          </table:table-cell>
          <table:table-cell office:value-type="float" office:value="896" calcext:value-type="float">
            <text:p>896</text:p>
          </table:table-cell>
          <table:table-cell table:formula="of:=[.C756]-[.C$2]" office:value-type="float" office:value="31.4183933734894" calcext:value-type="float">
            <text:p>31.4183933735</text:p>
          </table:table-cell>
          <table:table-cell table:formula="of:=[.D756]/([.E756]-[.E755])" office:value-type="float" office:value="230303.737222699" calcext:value-type="float">
            <text:p>230303.73722269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890800.76421" calcext:value-type="float">
            <text:p>1442890800.76421</text:p>
          </table:table-cell>
          <table:table-cell office:value-type="float" office:value="1442890800.78736" calcext:value-type="float">
            <text:p>1442890800.78736</text:p>
          </table:table-cell>
          <table:table-cell office:value-type="float" office:value="896" calcext:value-type="float">
            <text:p>896</text:p>
          </table:table-cell>
          <table:table-cell table:formula="of:=[.C757]-[.C$2]" office:value-type="float" office:value="31.4222822189331" calcext:value-type="float">
            <text:p>31.4222822189</text:p>
          </table:table-cell>
          <table:table-cell table:formula="of:=[.D757]/([.E757]-[.E756])" office:value-type="float" office:value="230402.573968488" calcext:value-type="float">
            <text:p>230402.57396848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890800.76423" calcext:value-type="float">
            <text:p>1442890800.76423</text:p>
          </table:table-cell>
          <table:table-cell office:value-type="float" office:value="1442890800.79126" calcext:value-type="float">
            <text:p>1442890800.79126</text:p>
          </table:table-cell>
          <table:table-cell office:value-type="float" office:value="896" calcext:value-type="float">
            <text:p>896</text:p>
          </table:table-cell>
          <table:table-cell table:formula="of:=[.C758]-[.C$2]" office:value-type="float" office:value="31.4261813163757" calcext:value-type="float">
            <text:p>31.4261813164</text:p>
          </table:table-cell>
          <table:table-cell table:formula="of:=[.D758]/([.E758]-[.E757])" office:value-type="float" office:value="229796.770453712" calcext:value-type="float">
            <text:p>229796.7704537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890800.76425" calcext:value-type="float">
            <text:p>1442890800.76425</text:p>
          </table:table-cell>
          <table:table-cell office:value-type="float" office:value="1442890800.79513" calcext:value-type="float">
            <text:p>1442890800.79513</text:p>
          </table:table-cell>
          <table:table-cell office:value-type="float" office:value="896" calcext:value-type="float">
            <text:p>896</text:p>
          </table:table-cell>
          <table:table-cell table:formula="of:=[.C759]-[.C$2]" office:value-type="float" office:value="31.4300580024719" calcext:value-type="float">
            <text:p>31.4300580025</text:p>
          </table:table-cell>
          <table:table-cell table:formula="of:=[.D759]/([.E759]-[.E758])" office:value-type="float" office:value="231125.238868389" calcext:value-type="float">
            <text:p>231125.23886838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890800.76427" calcext:value-type="float">
            <text:p>1442890800.76427</text:p>
          </table:table-cell>
          <table:table-cell office:value-type="float" office:value="1442890800.79903" calcext:value-type="float">
            <text:p>1442890800.79903</text:p>
          </table:table-cell>
          <table:table-cell office:value-type="float" office:value="896" calcext:value-type="float">
            <text:p>896</text:p>
          </table:table-cell>
          <table:table-cell table:formula="of:=[.C760]-[.C$2]" office:value-type="float" office:value="31.4339570999145" calcext:value-type="float">
            <text:p>31.4339570999</text:p>
          </table:table-cell>
          <table:table-cell table:formula="of:=[.D760]/([.E760]-[.E759])" office:value-type="float" office:value="229796.770453712" calcext:value-type="float">
            <text:p>229796.7704537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890800.76429" calcext:value-type="float">
            <text:p>1442890800.76429</text:p>
          </table:table-cell>
          <table:table-cell office:value-type="float" office:value="1442890800.80293" calcext:value-type="float">
            <text:p>1442890800.80293</text:p>
          </table:table-cell>
          <table:table-cell office:value-type="float" office:value="896" calcext:value-type="float">
            <text:p>896</text:p>
          </table:table-cell>
          <table:table-cell table:formula="of:=[.C761]-[.C$2]" office:value-type="float" office:value="31.4378530979157" calcext:value-type="float">
            <text:p>31.4378530979</text:p>
          </table:table-cell>
          <table:table-cell table:formula="of:=[.D761]/([.E761]-[.E760])" office:value-type="float" office:value="229979.584113579" calcext:value-type="float">
            <text:p>229979.58411357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890800.76431" calcext:value-type="float">
            <text:p>1442890800.76431</text:p>
          </table:table-cell>
          <table:table-cell office:value-type="float" office:value="1442890800.8068" calcext:value-type="float">
            <text:p>1442890800.8068</text:p>
          </table:table-cell>
          <table:table-cell office:value-type="float" office:value="896" calcext:value-type="float">
            <text:p>896</text:p>
          </table:table-cell>
          <table:table-cell table:formula="of:=[.C762]-[.C$2]" office:value-type="float" office:value="31.4417276382446" calcext:value-type="float">
            <text:p>31.4417276382</text:p>
          </table:table-cell>
          <table:table-cell table:formula="of:=[.D762]/([.E762]-[.E761])" office:value-type="float" office:value="231253.238816073" calcext:value-type="float">
            <text:p>231253.23881607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890800.80793" calcext:value-type="float">
            <text:p>1442890800.80793</text:p>
          </table:table-cell>
          <table:table-cell office:value-type="float" office:value="1442890800.81069" calcext:value-type="float">
            <text:p>1442890800.81069</text:p>
          </table:table-cell>
          <table:table-cell office:value-type="float" office:value="896" calcext:value-type="float">
            <text:p>896</text:p>
          </table:table-cell>
          <table:table-cell table:formula="of:=[.C763]-[.C$2]" office:value-type="float" office:value="31.4456181526184" calcext:value-type="float">
            <text:p>31.4456181526</text:p>
          </table:table-cell>
          <table:table-cell table:formula="of:=[.D763]/([.E763]-[.E762])" office:value-type="float" office:value="230303.737222699" calcext:value-type="float">
            <text:p>230303.73722269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890800.80797" calcext:value-type="float">
            <text:p>1442890800.80797</text:p>
          </table:table-cell>
          <table:table-cell office:value-type="float" office:value="1442890800.81458" calcext:value-type="float">
            <text:p>1442890800.81458</text:p>
          </table:table-cell>
          <table:table-cell office:value-type="float" office:value="896" calcext:value-type="float">
            <text:p>896</text:p>
          </table:table-cell>
          <table:table-cell table:formula="of:=[.C764]-[.C$2]" office:value-type="float" office:value="31.4495012760162" calcext:value-type="float">
            <text:p>31.449501276</text:p>
          </table:table-cell>
          <table:table-cell table:formula="of:=[.D764]/([.E764]-[.E763])" office:value-type="float" office:value="230742.087800086" calcext:value-type="float">
            <text:p>230742.08780008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890800.80799" calcext:value-type="float">
            <text:p>1442890800.80799</text:p>
          </table:table-cell>
          <table:table-cell office:value-type="float" office:value="1442890800.81855" calcext:value-type="float">
            <text:p>1442890800.81855</text:p>
          </table:table-cell>
          <table:table-cell office:value-type="float" office:value="896" calcext:value-type="float">
            <text:p>896</text:p>
          </table:table-cell>
          <table:table-cell table:formula="of:=[.C765]-[.C$2]" office:value-type="float" office:value="31.4534802436829" calcext:value-type="float">
            <text:p>31.4534802437</text:p>
          </table:table-cell>
          <table:table-cell table:formula="of:=[.D765]/([.E765]-[.E764])" office:value-type="float" office:value="225184.036431182" calcext:value-type="float">
            <text:p>225184.03643118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890800.80802" calcext:value-type="float">
            <text:p>1442890800.80802</text:p>
          </table:table-cell>
          <table:table-cell office:value-type="float" office:value="1442890800.82244" calcext:value-type="float">
            <text:p>1442890800.82244</text:p>
          </table:table-cell>
          <table:table-cell office:value-type="float" office:value="896" calcext:value-type="float">
            <text:p>896</text:p>
          </table:table-cell>
          <table:table-cell table:formula="of:=[.C766]-[.C$2]" office:value-type="float" office:value="31.4573652744293" calcext:value-type="float">
            <text:p>31.4573652744</text:p>
          </table:table-cell>
          <table:table-cell table:formula="of:=[.D766]/([.E766]-[.E765])" office:value-type="float" office:value="230628.80540043" calcext:value-type="float">
            <text:p>230628.8054004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890800.96236" calcext:value-type="float">
            <text:p>1442890800.96236</text:p>
          </table:table-cell>
          <table:table-cell office:value-type="float" office:value="1442890800.96242" calcext:value-type="float">
            <text:p>1442890800.96242</text:p>
          </table:table-cell>
          <table:table-cell office:value-type="float" office:value="896" calcext:value-type="float">
            <text:p>896</text:p>
          </table:table-cell>
          <table:table-cell table:formula="of:=[.C767]-[.C$2]" office:value-type="float" office:value="31.5973415374756" calcext:value-type="float">
            <text:p>31.5973415375</text:p>
          </table:table-cell>
          <table:table-cell table:formula="of:=[.D767]/([.E767]-[.E766])" office:value-type="float" office:value="6401.08530189762" calcext:value-type="float">
            <text:p>6401.085301897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890800.96247" calcext:value-type="float">
            <text:p>1442890800.96247</text:p>
          </table:table-cell>
          <table:table-cell office:value-type="float" office:value="1442890800.96634" calcext:value-type="float">
            <text:p>1442890800.96634</text:p>
          </table:table-cell>
          <table:table-cell office:value-type="float" office:value="896" calcext:value-type="float">
            <text:p>896</text:p>
          </table:table-cell>
          <table:table-cell table:formula="of:=[.C768]-[.C$2]" office:value-type="float" office:value="31.6012692451477" calcext:value-type="float">
            <text:p>31.6012692451</text:p>
          </table:table-cell>
          <table:table-cell table:formula="of:=[.D768]/([.E768]-[.E767])" office:value-type="float" office:value="228122.883574117" calcext:value-type="float">
            <text:p>228122.88357411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890800.9625" calcext:value-type="float">
            <text:p>1442890800.9625</text:p>
          </table:table-cell>
          <table:table-cell office:value-type="float" office:value="1442890800.97024" calcext:value-type="float">
            <text:p>1442890800.97024</text:p>
          </table:table-cell>
          <table:table-cell office:value-type="float" office:value="896" calcext:value-type="float">
            <text:p>896</text:p>
          </table:table-cell>
          <table:table-cell table:formula="of:=[.C769]-[.C$2]" office:value-type="float" office:value="31.6051647663116" calcext:value-type="float">
            <text:p>31.6051647663</text:p>
          </table:table-cell>
          <table:table-cell table:formula="of:=[.D769]/([.E769]-[.E768])" office:value-type="float" office:value="230007.735112308" calcext:value-type="float">
            <text:p>230007.7351123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890800.96252" calcext:value-type="float">
            <text:p>1442890800.96252</text:p>
          </table:table-cell>
          <table:table-cell office:value-type="float" office:value="1442890800.97416" calcext:value-type="float">
            <text:p>1442890800.97416</text:p>
          </table:table-cell>
          <table:table-cell office:value-type="float" office:value="896" calcext:value-type="float">
            <text:p>896</text:p>
          </table:table-cell>
          <table:table-cell table:formula="of:=[.C770]-[.C$2]" office:value-type="float" office:value="31.6090841293335" calcext:value-type="float">
            <text:p>31.6090841293</text:p>
          </table:table-cell>
          <table:table-cell table:formula="of:=[.D770]/([.E770]-[.E769])" office:value-type="float" office:value="228608.576190766" calcext:value-type="float">
            <text:p>228608.57619076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890800.96254" calcext:value-type="float">
            <text:p>1442890800.96254</text:p>
          </table:table-cell>
          <table:table-cell office:value-type="float" office:value="1442890800.97805" calcext:value-type="float">
            <text:p>1442890800.97805</text:p>
          </table:table-cell>
          <table:table-cell office:value-type="float" office:value="896" calcext:value-type="float">
            <text:p>896</text:p>
          </table:table-cell>
          <table:table-cell table:formula="of:=[.C771]-[.C$2]" office:value-type="float" office:value="31.6129775047302" calcext:value-type="float">
            <text:p>31.6129775047</text:p>
          </table:table-cell>
          <table:table-cell table:formula="of:=[.D771]/([.E771]-[.E770])" office:value-type="float" office:value="230134.499938763" calcext:value-type="float">
            <text:p>230134.49993876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890800.96256" calcext:value-type="float">
            <text:p>1442890800.96256</text:p>
          </table:table-cell>
          <table:table-cell office:value-type="float" office:value="1442890800.98196" calcext:value-type="float">
            <text:p>1442890800.98196</text:p>
          </table:table-cell>
          <table:table-cell office:value-type="float" office:value="896" calcext:value-type="float">
            <text:p>896</text:p>
          </table:table-cell>
          <table:table-cell table:formula="of:=[.C772]-[.C$2]" office:value-type="float" office:value="31.6168825626373" calcext:value-type="float">
            <text:p>31.6168825626</text:p>
          </table:table-cell>
          <table:table-cell table:formula="of:=[.D772]/([.E772]-[.E771])" office:value-type="float" office:value="229446.021368826" calcext:value-type="float">
            <text:p>229446.0213688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890800.96258" calcext:value-type="float">
            <text:p>1442890800.96258</text:p>
          </table:table-cell>
          <table:table-cell office:value-type="float" office:value="1442890800.98585" calcext:value-type="float">
            <text:p>1442890800.98585</text:p>
          </table:table-cell>
          <table:table-cell office:value-type="float" office:value="896" calcext:value-type="float">
            <text:p>896</text:p>
          </table:table-cell>
          <table:table-cell table:formula="of:=[.C773]-[.C$2]" office:value-type="float" office:value="31.6207752227783" calcext:value-type="float">
            <text:p>31.6207752228</text:p>
          </table:table-cell>
          <table:table-cell table:formula="of:=[.D773]/([.E773]-[.E772])" office:value-type="float" office:value="230176.785937404" calcext:value-type="float">
            <text:p>230176.78593740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890800.9626" calcext:value-type="float">
            <text:p>1442890800.9626</text:p>
          </table:table-cell>
          <table:table-cell office:value-type="float" office:value="1442890800.98972" calcext:value-type="float">
            <text:p>1442890800.98972</text:p>
          </table:table-cell>
          <table:table-cell office:value-type="float" office:value="896" calcext:value-type="float">
            <text:p>896</text:p>
          </table:table-cell>
          <table:table-cell table:formula="of:=[.C774]-[.C$2]" office:value-type="float" office:value="31.6246445178986" calcext:value-type="float">
            <text:p>31.6246445179</text:p>
          </table:table-cell>
          <table:table-cell table:formula="of:=[.D774]/([.E774]-[.E773])" office:value-type="float" office:value="231566.725244932" calcext:value-type="float">
            <text:p>231566.72524493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890800.96262" calcext:value-type="float">
            <text:p>1442890800.96262</text:p>
          </table:table-cell>
          <table:table-cell office:value-type="float" office:value="1442890800.9936" calcext:value-type="float">
            <text:p>1442890800.9936</text:p>
          </table:table-cell>
          <table:table-cell office:value-type="float" office:value="896" calcext:value-type="float">
            <text:p>896</text:p>
          </table:table-cell>
          <table:table-cell table:formula="of:=[.C775]-[.C$2]" office:value-type="float" office:value="31.6285300254822" calcext:value-type="float">
            <text:p>31.6285300255</text:p>
          </table:table-cell>
          <table:table-cell table:formula="of:=[.D775]/([.E775]-[.E774])" office:value-type="float" office:value="230600.502178315" calcext:value-type="float">
            <text:p>230600.5021783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890800.96265" calcext:value-type="float">
            <text:p>1442890800.96265</text:p>
          </table:table-cell>
          <table:table-cell office:value-type="float" office:value="1442890800.99749" calcext:value-type="float">
            <text:p>1442890800.99749</text:p>
          </table:table-cell>
          <table:table-cell office:value-type="float" office:value="896" calcext:value-type="float">
            <text:p>896</text:p>
          </table:table-cell>
          <table:table-cell table:formula="of:=[.C776]-[.C$2]" office:value-type="float" office:value="31.6324119567871" calcext:value-type="float">
            <text:p>31.6324119568</text:p>
          </table:table-cell>
          <table:table-cell table:formula="of:=[.D776]/([.E776]-[.E775])" office:value-type="float" office:value="230812.945829751" calcext:value-type="float">
            <text:p>230812.94582975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890800.96266" calcext:value-type="float">
            <text:p>1442890800.96266</text:p>
          </table:table-cell>
          <table:table-cell office:value-type="float" office:value="1442890801.00134" calcext:value-type="float">
            <text:p>1442890801.00134</text:p>
          </table:table-cell>
          <table:table-cell office:value-type="float" office:value="896" calcext:value-type="float">
            <text:p>896</text:p>
          </table:table-cell>
          <table:table-cell table:formula="of:=[.C777]-[.C$2]" office:value-type="float" office:value="31.6362700462341" calcext:value-type="float">
            <text:p>31.6362700462</text:p>
          </table:table-cell>
          <table:table-cell table:formula="of:=[.D777]/([.E777]-[.E776])" office:value-type="float" office:value="232239.301940428" calcext:value-type="float">
            <text:p>232239.30194042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890800.96269" calcext:value-type="float">
            <text:p>1442890800.96269</text:p>
          </table:table-cell>
          <table:table-cell office:value-type="float" office:value="1442890801.00509" calcext:value-type="float">
            <text:p>1442890801.00509</text:p>
          </table:table-cell>
          <table:table-cell office:value-type="float" office:value="896" calcext:value-type="float">
            <text:p>896</text:p>
          </table:table-cell>
          <table:table-cell table:formula="of:=[.C778]-[.C$2]" office:value-type="float" office:value="31.6400163173676" calcext:value-type="float">
            <text:p>31.6400163174</text:p>
          </table:table-cell>
          <table:table-cell table:formula="of:=[.D778]/([.E778]-[.E777])" office:value-type="float" office:value="239171.156621905" calcext:value-type="float">
            <text:p>239171.15662190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890801.00912" calcext:value-type="float">
            <text:p>1442890801.00912</text:p>
          </table:table-cell>
          <table:table-cell office:value-type="float" office:value="1442890801.00915" calcext:value-type="float">
            <text:p>1442890801.00915</text:p>
          </table:table-cell>
          <table:table-cell office:value-type="float" office:value="896" calcext:value-type="float">
            <text:p>896</text:p>
          </table:table-cell>
          <table:table-cell table:formula="of:=[.C779]-[.C$2]" office:value-type="float" office:value="31.6440763473511" calcext:value-type="float">
            <text:p>31.6440763474</text:p>
          </table:table-cell>
          <table:table-cell table:formula="of:=[.D779]/([.E779]-[.E778])" office:value-type="float" office:value="220688.025368489" calcext:value-type="float">
            <text:p>220688.02536848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890801.00919" calcext:value-type="float">
            <text:p>1442890801.00919</text:p>
          </table:table-cell>
          <table:table-cell office:value-type="float" office:value="1442890801.01289" calcext:value-type="float">
            <text:p>1442890801.01289</text:p>
          </table:table-cell>
          <table:table-cell office:value-type="float" office:value="896" calcext:value-type="float">
            <text:p>896</text:p>
          </table:table-cell>
          <table:table-cell table:formula="of:=[.C780]-[.C$2]" office:value-type="float" office:value="31.6478199958801" calcext:value-type="float">
            <text:p>31.6478199959</text:p>
          </table:table-cell>
          <table:table-cell table:formula="of:=[.D780]/([.E780]-[.E779])" office:value-type="float" office:value="239338.707425806" calcext:value-type="float">
            <text:p>239338.70742580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890801.00921" calcext:value-type="float">
            <text:p>1442890801.00921</text:p>
          </table:table-cell>
          <table:table-cell office:value-type="float" office:value="1442890801.01672" calcext:value-type="float">
            <text:p>1442890801.01672</text:p>
          </table:table-cell>
          <table:table-cell office:value-type="float" office:value="896" calcext:value-type="float">
            <text:p>896</text:p>
          </table:table-cell>
          <table:table-cell table:formula="of:=[.C781]-[.C$2]" office:value-type="float" office:value="31.6516411304474" calcext:value-type="float">
            <text:p>31.6516411304</text:p>
          </table:table-cell>
          <table:table-cell table:formula="of:=[.D781]/([.E781]-[.E780])" office:value-type="float" office:value="234485.330005615" calcext:value-type="float">
            <text:p>234485.3300056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890801.00923" calcext:value-type="float">
            <text:p>1442890801.00923</text:p>
          </table:table-cell>
          <table:table-cell office:value-type="float" office:value="1442890801.02046" calcext:value-type="float">
            <text:p>1442890801.02046</text:p>
          </table:table-cell>
          <table:table-cell office:value-type="float" office:value="896" calcext:value-type="float">
            <text:p>896</text:p>
          </table:table-cell>
          <table:table-cell table:formula="of:=[.C782]-[.C$2]" office:value-type="float" office:value="31.6553888320923" calcext:value-type="float">
            <text:p>31.6553888321</text:p>
          </table:table-cell>
          <table:table-cell table:formula="of:=[.D782]/([.E782]-[.E781])" office:value-type="float" office:value="239079.864113493" calcext:value-type="float">
            <text:p>239079.86411349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890801.16183" calcext:value-type="float">
            <text:p>1442890801.16183</text:p>
          </table:table-cell>
          <table:table-cell office:value-type="float" office:value="1442890801.16188" calcext:value-type="float">
            <text:p>1442890801.16188</text:p>
          </table:table-cell>
          <table:table-cell office:value-type="float" office:value="896" calcext:value-type="float">
            <text:p>896</text:p>
          </table:table-cell>
          <table:table-cell table:formula="of:=[.C783]-[.C$2]" office:value-type="float" office:value="31.7968027591705" calcext:value-type="float">
            <text:p>31.7968027592</text:p>
          </table:table-cell>
          <table:table-cell table:formula="of:=[.D783]/([.E783]-[.E782])" office:value-type="float" office:value="6336.00960324244" calcext:value-type="float">
            <text:p>6336.009603242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890801.16194" calcext:value-type="float">
            <text:p>1442890801.16194</text:p>
          </table:table-cell>
          <table:table-cell office:value-type="float" office:value="1442890801.16566" calcext:value-type="float">
            <text:p>1442890801.16566</text:p>
          </table:table-cell>
          <table:table-cell office:value-type="float" office:value="896" calcext:value-type="float">
            <text:p>896</text:p>
          </table:table-cell>
          <table:table-cell table:formula="of:=[.C784]-[.C$2]" office:value-type="float" office:value="31.8005864620209" calcext:value-type="float">
            <text:p>31.800586462</text:p>
          </table:table-cell>
          <table:table-cell table:formula="of:=[.D784]/([.E784]-[.E783])" office:value-type="float" office:value="236805.065154379" calcext:value-type="float">
            <text:p>236805.06515437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890801.16198" calcext:value-type="float">
            <text:p>1442890801.16198</text:p>
          </table:table-cell>
          <table:table-cell office:value-type="float" office:value="1442890801.16941" calcext:value-type="float">
            <text:p>1442890801.16941</text:p>
          </table:table-cell>
          <table:table-cell office:value-type="float" office:value="896" calcext:value-type="float">
            <text:p>896</text:p>
          </table:table-cell>
          <table:table-cell table:formula="of:=[.C785]-[.C$2]" office:value-type="float" office:value="31.8043406009674" calcext:value-type="float">
            <text:p>31.804340601</text:p>
          </table:table-cell>
          <table:table-cell table:formula="of:=[.D785]/([.E785]-[.E784])" office:value-type="float" office:value="238669.908802235" calcext:value-type="float">
            <text:p>238669.90880223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890801.16202" calcext:value-type="float">
            <text:p>1442890801.16202</text:p>
          </table:table-cell>
          <table:table-cell office:value-type="float" office:value="1442890801.17318" calcext:value-type="float">
            <text:p>1442890801.17318</text:p>
          </table:table-cell>
          <table:table-cell office:value-type="float" office:value="896" calcext:value-type="float">
            <text:p>896</text:p>
          </table:table-cell>
          <table:table-cell table:formula="of:=[.C786]-[.C$2]" office:value-type="float" office:value="31.808102607727" calcext:value-type="float">
            <text:p>31.8081026077</text:p>
          </table:table-cell>
          <table:table-cell table:formula="of:=[.D786]/([.E786]-[.E785])" office:value-type="float" office:value="238170.757589201" calcext:value-type="float">
            <text:p>238170.75758920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890801.16206" calcext:value-type="float">
            <text:p>1442890801.16206</text:p>
          </table:table-cell>
          <table:table-cell office:value-type="float" office:value="1442890801.17691" calcext:value-type="float">
            <text:p>1442890801.17691</text:p>
          </table:table-cell>
          <table:table-cell office:value-type="float" office:value="896" calcext:value-type="float">
            <text:p>896</text:p>
          </table:table-cell>
          <table:table-cell table:formula="of:=[.C787]-[.C$2]" office:value-type="float" office:value="31.8118324279785" calcext:value-type="float">
            <text:p>31.811832428</text:p>
          </table:table-cell>
          <table:table-cell table:formula="of:=[.D787]/([.E787]-[.E786])" office:value-type="float" office:value="240226.053694707" calcext:value-type="float">
            <text:p>240226.0536947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890801.16209" calcext:value-type="float">
            <text:p>1442890801.16209</text:p>
          </table:table-cell>
          <table:table-cell office:value-type="float" office:value="1442890801.18067" calcext:value-type="float">
            <text:p>1442890801.18067</text:p>
          </table:table-cell>
          <table:table-cell office:value-type="float" office:value="896" calcext:value-type="float">
            <text:p>896</text:p>
          </table:table-cell>
          <table:table-cell table:formula="of:=[.C788]-[.C$2]" office:value-type="float" office:value="31.815591096878" calcext:value-type="float">
            <text:p>31.8155910969</text:p>
          </table:table-cell>
          <table:table-cell table:formula="of:=[.D788]/([.E788]-[.E787])" office:value-type="float" office:value="238382.263495084" calcext:value-type="float">
            <text:p>238382.26349508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890801.16213" calcext:value-type="float">
            <text:p>1442890801.16213</text:p>
          </table:table-cell>
          <table:table-cell office:value-type="float" office:value="1442890801.18446" calcext:value-type="float">
            <text:p>1442890801.18446</text:p>
          </table:table-cell>
          <table:table-cell office:value-type="float" office:value="896" calcext:value-type="float">
            <text:p>896</text:p>
          </table:table-cell>
          <table:table-cell table:formula="of:=[.C789]-[.C$2]" office:value-type="float" office:value="31.8193879127502" calcext:value-type="float">
            <text:p>31.8193879128</text:p>
          </table:table-cell>
          <table:table-cell table:formula="of:=[.D789]/([.E789]-[.E788])" office:value-type="float" office:value="235987.214065934" calcext:value-type="float">
            <text:p>235987.21406593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890801.16216" calcext:value-type="float">
            <text:p>1442890801.16216</text:p>
          </table:table-cell>
          <table:table-cell office:value-type="float" office:value="1442890801.18823" calcext:value-type="float">
            <text:p>1442890801.18823</text:p>
          </table:table-cell>
          <table:table-cell office:value-type="float" office:value="896" calcext:value-type="float">
            <text:p>896</text:p>
          </table:table-cell>
          <table:table-cell table:formula="of:=[.C790]-[.C$2]" office:value-type="float" office:value="31.8231551647186" calcext:value-type="float">
            <text:p>31.8231551647</text:p>
          </table:table-cell>
          <table:table-cell table:formula="of:=[.D790]/([.E790]-[.E789])" office:value-type="float" office:value="237839.148408329" calcext:value-type="float">
            <text:p>237839.14840832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890801.1622" calcext:value-type="float">
            <text:p>1442890801.1622</text:p>
          </table:table-cell>
          <table:table-cell office:value-type="float" office:value="1442890801.192" calcext:value-type="float">
            <text:p>1442890801.192</text:p>
          </table:table-cell>
          <table:table-cell office:value-type="float" office:value="896" calcext:value-type="float">
            <text:p>896</text:p>
          </table:table-cell>
          <table:table-cell table:formula="of:=[.C791]-[.C$2]" office:value-type="float" office:value="31.8269233703613" calcext:value-type="float">
            <text:p>31.8269233704</text:p>
          </table:table-cell>
          <table:table-cell table:formula="of:=[.D791]/([.E791]-[.E790])" office:value-type="float" office:value="237778.955014236" calcext:value-type="float">
            <text:p>237778.95501423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890801.16223" calcext:value-type="float">
            <text:p>1442890801.16223</text:p>
          </table:table-cell>
          <table:table-cell office:value-type="float" office:value="1442890801.19579" calcext:value-type="float">
            <text:p>1442890801.19579</text:p>
          </table:table-cell>
          <table:table-cell office:value-type="float" office:value="896" calcext:value-type="float">
            <text:p>896</text:p>
          </table:table-cell>
          <table:table-cell table:formula="of:=[.C792]-[.C$2]" office:value-type="float" office:value="31.830714225769" calcext:value-type="float">
            <text:p>31.8307142258</text:p>
          </table:table-cell>
          <table:table-cell table:formula="of:=[.D792]/([.E792]-[.E791])" office:value-type="float" office:value="236358.263144654" calcext:value-type="float">
            <text:p>236358.26314465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890801.16231" calcext:value-type="float">
            <text:p>1442890801.16231</text:p>
          </table:table-cell>
          <table:table-cell office:value-type="float" office:value="1442890801.19955" calcext:value-type="float">
            <text:p>1442890801.19955</text:p>
          </table:table-cell>
          <table:table-cell office:value-type="float" office:value="896" calcext:value-type="float">
            <text:p>896</text:p>
          </table:table-cell>
          <table:table-cell table:formula="of:=[.C793]-[.C$2]" office:value-type="float" office:value="31.8344779014587" calcext:value-type="float">
            <text:p>31.8344779015</text:p>
          </table:table-cell>
          <table:table-cell table:formula="of:=[.D793]/([.E793]-[.E792])" office:value-type="float" office:value="238065.145318637" calcext:value-type="float">
            <text:p>238065.14531863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890801.16235" calcext:value-type="float">
            <text:p>1442890801.16235</text:p>
          </table:table-cell>
          <table:table-cell office:value-type="float" office:value="1442890801.20329" calcext:value-type="float">
            <text:p>1442890801.20329</text:p>
          </table:table-cell>
          <table:table-cell office:value-type="float" office:value="896" calcext:value-type="float">
            <text:p>896</text:p>
          </table:table-cell>
          <table:table-cell table:formula="of:=[.C794]-[.C$2]" office:value-type="float" office:value="31.8382174968719" calcext:value-type="float">
            <text:p>31.8382174969</text:p>
          </table:table-cell>
          <table:table-cell table:formula="of:=[.D794]/([.E794]-[.E793])" office:value-type="float" office:value="239598.111826586" calcext:value-type="float">
            <text:p>239598.11182658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890801.21006" calcext:value-type="float">
            <text:p>1442890801.21006</text:p>
          </table:table-cell>
          <table:table-cell office:value-type="float" office:value="1442890801.2101" calcext:value-type="float">
            <text:p>1442890801.2101</text:p>
          </table:table-cell>
          <table:table-cell office:value-type="float" office:value="896" calcext:value-type="float">
            <text:p>896</text:p>
          </table:table-cell>
          <table:table-cell table:formula="of:=[.C795]-[.C$2]" office:value-type="float" office:value="31.8450236320496" calcext:value-type="float">
            <text:p>31.845023632</text:p>
          </table:table-cell>
          <table:table-cell table:formula="of:=[.D795]/([.E795]-[.E794])" office:value-type="float" office:value="131645.930710758" calcext:value-type="float">
            <text:p>131645.93071075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890801.21014" calcext:value-type="float">
            <text:p>1442890801.21014</text:p>
          </table:table-cell>
          <table:table-cell office:value-type="float" office:value="1442890801.21389" calcext:value-type="float">
            <text:p>1442890801.21389</text:p>
          </table:table-cell>
          <table:table-cell office:value-type="float" office:value="896" calcext:value-type="float">
            <text:p>896</text:p>
          </table:table-cell>
          <table:table-cell table:formula="of:=[.C796]-[.C$2]" office:value-type="float" office:value="31.8488137722015" calcext:value-type="float">
            <text:p>31.8488137722</text:p>
          </table:table-cell>
          <table:table-cell table:formula="of:=[.D796]/([.E796]-[.E795])" office:value-type="float" office:value="236402.867459269" calcext:value-type="float">
            <text:p>236402.86745926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890801.21016" calcext:value-type="float">
            <text:p>1442890801.21016</text:p>
          </table:table-cell>
          <table:table-cell office:value-type="float" office:value="1442890801.21765" calcext:value-type="float">
            <text:p>1442890801.21765</text:p>
          </table:table-cell>
          <table:table-cell office:value-type="float" office:value="896" calcext:value-type="float">
            <text:p>896</text:p>
          </table:table-cell>
          <table:table-cell table:formula="of:=[.C797]-[.C$2]" office:value-type="float" office:value="31.8525779247284" calcext:value-type="float">
            <text:p>31.8525779247</text:p>
          </table:table-cell>
          <table:table-cell table:formula="of:=[.D797]/([.E797]-[.E796])" office:value-type="float" office:value="238034.987585508" calcext:value-type="float">
            <text:p>238034.98758550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890801.21018" calcext:value-type="float">
            <text:p>1442890801.21018</text:p>
          </table:table-cell>
          <table:table-cell office:value-type="float" office:value="1442890801.22141" calcext:value-type="float">
            <text:p>1442890801.22141</text:p>
          </table:table-cell>
          <table:table-cell office:value-type="float" office:value="896" calcext:value-type="float">
            <text:p>896</text:p>
          </table:table-cell>
          <table:table-cell table:formula="of:=[.C798]-[.C$2]" office:value-type="float" office:value="31.8563351631165" calcext:value-type="float">
            <text:p>31.8563351631</text:p>
          </table:table-cell>
          <table:table-cell table:formula="of:=[.D798]/([.E798]-[.E797])" office:value-type="float" office:value="238473.023922838" calcext:value-type="float">
            <text:p>238473.02392283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890801.34848" calcext:value-type="float">
            <text:p>1442890801.34848</text:p>
          </table:table-cell>
          <table:table-cell office:value-type="float" office:value="1442890801.3486" calcext:value-type="float">
            <text:p>1442890801.3486</text:p>
          </table:table-cell>
          <table:table-cell office:value-type="float" office:value="896" calcext:value-type="float">
            <text:p>896</text:p>
          </table:table-cell>
          <table:table-cell table:formula="of:=[.C799]-[.C$2]" office:value-type="float" office:value="31.9835209846497" calcext:value-type="float">
            <text:p>31.9835209846</text:p>
          </table:table-cell>
          <table:table-cell table:formula="of:=[.D799]/([.E799]-[.E798])" office:value-type="float" office:value="7044.81041360487" calcext:value-type="float">
            <text:p>7044.810413604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890801.34868" calcext:value-type="float">
            <text:p>1442890801.34868</text:p>
          </table:table-cell>
          <table:table-cell office:value-type="float" office:value="1442890801.35237" calcext:value-type="float">
            <text:p>1442890801.35237</text:p>
          </table:table-cell>
          <table:table-cell office:value-type="float" office:value="896" calcext:value-type="float">
            <text:p>896</text:p>
          </table:table-cell>
          <table:table-cell table:formula="of:=[.C800]-[.C$2]" office:value-type="float" office:value="31.9872989654541" calcext:value-type="float">
            <text:p>31.9872989655</text:p>
          </table:table-cell>
          <table:table-cell table:formula="of:=[.D800]/([.E800]-[.E799])" office:value-type="float" office:value="237163.724851698" calcext:value-type="float">
            <text:p>237163.7248516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890801.3487" calcext:value-type="float">
            <text:p>1442890801.3487</text:p>
          </table:table-cell>
          <table:table-cell office:value-type="float" office:value="1442890801.35614" calcext:value-type="float">
            <text:p>1442890801.35614</text:p>
          </table:table-cell>
          <table:table-cell office:value-type="float" office:value="896" calcext:value-type="float">
            <text:p>896</text:p>
          </table:table-cell>
          <table:table-cell table:formula="of:=[.C801]-[.C$2]" office:value-type="float" office:value="31.9910683631897" calcext:value-type="float">
            <text:p>31.9910683632</text:p>
          </table:table-cell>
          <table:table-cell table:formula="of:=[.D801]/([.E801]-[.E800])" office:value-type="float" office:value="237703.756103732" calcext:value-type="float">
            <text:p>237703.75610373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890801.34872" calcext:value-type="float">
            <text:p>1442890801.34872</text:p>
          </table:table-cell>
          <table:table-cell office:value-type="float" office:value="1442890801.35991" calcext:value-type="float">
            <text:p>1442890801.35991</text:p>
          </table:table-cell>
          <table:table-cell office:value-type="float" office:value="896" calcext:value-type="float">
            <text:p>896</text:p>
          </table:table-cell>
          <table:table-cell table:formula="of:=[.C802]-[.C$2]" office:value-type="float" office:value="31.994836807251" calcext:value-type="float">
            <text:p>31.9948368073</text:p>
          </table:table-cell>
          <table:table-cell table:formula="of:=[.D802]/([.E802]-[.E801])" office:value-type="float" office:value="237763.911426041" calcext:value-type="float">
            <text:p>237763.9114260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890801.34875" calcext:value-type="float">
            <text:p>1442890801.34875</text:p>
          </table:table-cell>
          <table:table-cell office:value-type="float" office:value="1442890801.36368" calcext:value-type="float">
            <text:p>1442890801.36368</text:p>
          </table:table-cell>
          <table:table-cell office:value-type="float" office:value="896" calcext:value-type="float">
            <text:p>896</text:p>
          </table:table-cell>
          <table:table-cell table:formula="of:=[.C803]-[.C$2]" office:value-type="float" office:value="31.9986050128937" calcext:value-type="float">
            <text:p>31.9986050129</text:p>
          </table:table-cell>
          <table:table-cell table:formula="of:=[.D803]/([.E803]-[.E802])" office:value-type="float" office:value="237778.955014236" calcext:value-type="float">
            <text:p>237778.95501423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890801.34877" calcext:value-type="float">
            <text:p>1442890801.34877</text:p>
          </table:table-cell>
          <table:table-cell office:value-type="float" office:value="1442890801.36746" calcext:value-type="float">
            <text:p>1442890801.36746</text:p>
          </table:table-cell>
          <table:table-cell office:value-type="float" office:value="896" calcext:value-type="float">
            <text:p>896</text:p>
          </table:table-cell>
          <table:table-cell table:formula="of:=[.C804]-[.C$2]" office:value-type="float" office:value="32.0023808479309" calcext:value-type="float">
            <text:p>32.0023808479</text:p>
          </table:table-cell>
          <table:table-cell table:formula="of:=[.D804]/([.E804]-[.E803])" office:value-type="float" office:value="237298.502494159" calcext:value-type="float">
            <text:p>237298.50249415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890801.34879" calcext:value-type="float">
            <text:p>1442890801.34879</text:p>
          </table:table-cell>
          <table:table-cell office:value-type="float" office:value="1442890801.37122" calcext:value-type="float">
            <text:p>1442890801.37122</text:p>
          </table:table-cell>
          <table:table-cell office:value-type="float" office:value="896" calcext:value-type="float">
            <text:p>896</text:p>
          </table:table-cell>
          <table:table-cell table:formula="of:=[.C805]-[.C$2]" office:value-type="float" office:value="32.0061466693878" calcext:value-type="float">
            <text:p>32.0061466694</text:p>
          </table:table-cell>
          <table:table-cell table:formula="of:=[.D805]/([.E805]-[.E804])" office:value-type="float" office:value="237929.495663185" calcext:value-type="float">
            <text:p>237929.49566318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890801.34881" calcext:value-type="float">
            <text:p>1442890801.34881</text:p>
          </table:table-cell>
          <table:table-cell office:value-type="float" office:value="1442890801.37498" calcext:value-type="float">
            <text:p>1442890801.37498</text:p>
          </table:table-cell>
          <table:table-cell office:value-type="float" office:value="896" calcext:value-type="float">
            <text:p>896</text:p>
          </table:table-cell>
          <table:table-cell table:formula="of:=[.C806]-[.C$2]" office:value-type="float" office:value="32.0099105834961" calcext:value-type="float">
            <text:p>32.0099105835</text:p>
          </table:table-cell>
          <table:table-cell table:formula="of:=[.D806]/([.E806]-[.E805])" office:value-type="float" office:value="238050.065496928" calcext:value-type="float">
            <text:p>238050.06549692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890801.34883" calcext:value-type="float">
            <text:p>1442890801.34883</text:p>
          </table:table-cell>
          <table:table-cell office:value-type="float" office:value="1442890801.37875" calcext:value-type="float">
            <text:p>1442890801.37875</text:p>
          </table:table-cell>
          <table:table-cell office:value-type="float" office:value="896" calcext:value-type="float">
            <text:p>896</text:p>
          </table:table-cell>
          <table:table-cell table:formula="of:=[.C807]-[.C$2]" office:value-type="float" office:value="32.0136747360229" calcext:value-type="float">
            <text:p>32.013674736</text:p>
          </table:table-cell>
          <table:table-cell table:formula="of:=[.D807]/([.E807]-[.E806])" office:value-type="float" office:value="238034.987585508" calcext:value-type="float">
            <text:p>238034.98758550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890801.34885" calcext:value-type="float">
            <text:p>1442890801.34885</text:p>
          </table:table-cell>
          <table:table-cell office:value-type="float" office:value="1442890801.3825" calcext:value-type="float">
            <text:p>1442890801.3825</text:p>
          </table:table-cell>
          <table:table-cell office:value-type="float" office:value="896" calcext:value-type="float">
            <text:p>896</text:p>
          </table:table-cell>
          <table:table-cell table:formula="of:=[.C808]-[.C$2]" office:value-type="float" office:value="32.0174241065979" calcext:value-type="float">
            <text:p>32.0174241066</text:p>
          </table:table-cell>
          <table:table-cell table:formula="of:=[.D808]/([.E808]-[.E807])" office:value-type="float" office:value="238973.444232481" calcext:value-type="float">
            <text:p>238973.44423248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890801.34888" calcext:value-type="float">
            <text:p>1442890801.34888</text:p>
          </table:table-cell>
          <table:table-cell office:value-type="float" office:value="1442890801.3863" calcext:value-type="float">
            <text:p>1442890801.3863</text:p>
          </table:table-cell>
          <table:table-cell office:value-type="float" office:value="896" calcext:value-type="float">
            <text:p>896</text:p>
          </table:table-cell>
          <table:table-cell table:formula="of:=[.C809]-[.C$2]" office:value-type="float" office:value="32.0212287902832" calcext:value-type="float">
            <text:p>32.0212287903</text:p>
          </table:table-cell>
          <table:table-cell table:formula="of:=[.D809]/([.E809]-[.E808])" office:value-type="float" office:value="235499.20942474" calcext:value-type="float">
            <text:p>235499.2094247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890801.34891" calcext:value-type="float">
            <text:p>1442890801.34891</text:p>
          </table:table-cell>
          <table:table-cell office:value-type="float" office:value="1442890801.39008" calcext:value-type="float">
            <text:p>1442890801.39008</text:p>
          </table:table-cell>
          <table:table-cell office:value-type="float" office:value="896" calcext:value-type="float">
            <text:p>896</text:p>
          </table:table-cell>
          <table:table-cell table:formula="of:=[.C810]-[.C$2]" office:value-type="float" office:value="32.0250034332275" calcext:value-type="float">
            <text:p>32.0250034332</text:p>
          </table:table-cell>
          <table:table-cell table:formula="of:=[.D810]/([.E810]-[.E809])" office:value-type="float" office:value="237373.44517433" calcext:value-type="float">
            <text:p>237373.4451743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890801.41115" calcext:value-type="float">
            <text:p>1442890801.41115</text:p>
          </table:table-cell>
          <table:table-cell office:value-type="float" office:value="1442890801.41121" calcext:value-type="float">
            <text:p>1442890801.41121</text:p>
          </table:table-cell>
          <table:table-cell office:value-type="float" office:value="896" calcext:value-type="float">
            <text:p>896</text:p>
          </table:table-cell>
          <table:table-cell table:formula="of:=[.C811]-[.C$2]" office:value-type="float" office:value="32.0461373329163" calcext:value-type="float">
            <text:p>32.0461373329</text:p>
          </table:table-cell>
          <table:table-cell table:formula="of:=[.D811]/([.E811]-[.E810])" office:value-type="float" office:value="42396.3401547799" calcext:value-type="float">
            <text:p>42396.340154779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890801.41129" calcext:value-type="float">
            <text:p>1442890801.41129</text:p>
          </table:table-cell>
          <table:table-cell office:value-type="float" office:value="1442890801.41497" calcext:value-type="float">
            <text:p>1442890801.41497</text:p>
          </table:table-cell>
          <table:table-cell office:value-type="float" office:value="896" calcext:value-type="float">
            <text:p>896</text:p>
          </table:table-cell>
          <table:table-cell table:formula="of:=[.C812]-[.C$2]" office:value-type="float" office:value="32.0498979091644" calcext:value-type="float">
            <text:p>32.0498979092</text:p>
          </table:table-cell>
          <table:table-cell table:formula="of:=[.D812]/([.E812]-[.E811])" office:value-type="float" office:value="238261.357002473" calcext:value-type="float">
            <text:p>238261.35700247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890801.41133" calcext:value-type="float">
            <text:p>1442890801.41133</text:p>
          </table:table-cell>
          <table:table-cell office:value-type="float" office:value="1442890801.41874" calcext:value-type="float">
            <text:p>1442890801.41874</text:p>
          </table:table-cell>
          <table:table-cell office:value-type="float" office:value="896" calcext:value-type="float">
            <text:p>896</text:p>
          </table:table-cell>
          <table:table-cell table:formula="of:=[.C813]-[.C$2]" office:value-type="float" office:value="32.0536608695984" calcext:value-type="float">
            <text:p>32.0536608696</text:p>
          </table:table-cell>
          <table:table-cell table:formula="of:=[.D813]/([.E813]-[.E812])" office:value-type="float" office:value="238110.396249129" calcext:value-type="float">
            <text:p>238110.39624912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890801.41138" calcext:value-type="float">
            <text:p>1442890801.41138</text:p>
          </table:table-cell>
          <table:table-cell office:value-type="float" office:value="1442890801.4225" calcext:value-type="float">
            <text:p>1442890801.4225</text:p>
          </table:table-cell>
          <table:table-cell office:value-type="float" office:value="896" calcext:value-type="float">
            <text:p>896</text:p>
          </table:table-cell>
          <table:table-cell table:formula="of:=[.C814]-[.C$2]" office:value-type="float" office:value="32.0574231147766" calcext:value-type="float">
            <text:p>32.0574231148</text:p>
          </table:table-cell>
          <table:table-cell table:formula="of:=[.D814]/([.E814]-[.E813])" office:value-type="float" office:value="238155.664385298" calcext:value-type="float">
            <text:p>238155.66438529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890801.41142" calcext:value-type="float">
            <text:p>1442890801.41142</text:p>
          </table:table-cell>
          <table:table-cell office:value-type="float" office:value="1442890801.42628" calcext:value-type="float">
            <text:p>1442890801.42628</text:p>
          </table:table-cell>
          <table:table-cell office:value-type="float" office:value="896" calcext:value-type="float">
            <text:p>896</text:p>
          </table:table-cell>
          <table:table-cell table:formula="of:=[.C815]-[.C$2]" office:value-type="float" office:value="32.0612070560455" calcext:value-type="float">
            <text:p>32.061207056</text:p>
          </table:table-cell>
          <table:table-cell table:formula="of:=[.D815]/([.E815]-[.E814])" office:value-type="float" office:value="236790.144540357" calcext:value-type="float">
            <text:p>236790.14454035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890801.41146" calcext:value-type="float">
            <text:p>1442890801.41146</text:p>
          </table:table-cell>
          <table:table-cell office:value-type="float" office:value="1442890801.43006" calcext:value-type="float">
            <text:p>1442890801.43006</text:p>
          </table:table-cell>
          <table:table-cell office:value-type="float" office:value="896" calcext:value-type="float">
            <text:p>896</text:p>
          </table:table-cell>
          <table:table-cell table:formula="of:=[.C816]-[.C$2]" office:value-type="float" office:value="32.0649838447571" calcext:value-type="float">
            <text:p>32.0649838448</text:p>
          </table:table-cell>
          <table:table-cell table:formula="of:=[.D816]/([.E816]-[.E815])" office:value-type="float" office:value="237238.582412726" calcext:value-type="float">
            <text:p>237238.58241272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890801.55486" calcext:value-type="float">
            <text:p>1442890801.55486</text:p>
          </table:table-cell>
          <table:table-cell office:value-type="float" office:value="1442890801.55492" calcext:value-type="float">
            <text:p>1442890801.55492</text:p>
          </table:table-cell>
          <table:table-cell office:value-type="float" office:value="896" calcext:value-type="float">
            <text:p>896</text:p>
          </table:table-cell>
          <table:table-cell table:formula="of:=[.C817]-[.C$2]" office:value-type="float" office:value="32.189845085144" calcext:value-type="float">
            <text:p>32.1898450851</text:p>
          </table:table-cell>
          <table:table-cell table:formula="of:=[.D817]/([.E817]-[.E816])" office:value-type="float" office:value="7175.96587398273" calcext:value-type="float">
            <text:p>7175.965873982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890801.55497" calcext:value-type="float">
            <text:p>1442890801.55497</text:p>
          </table:table-cell>
          <table:table-cell office:value-type="float" office:value="1442890801.5587" calcext:value-type="float">
            <text:p>1442890801.5587</text:p>
          </table:table-cell>
          <table:table-cell office:value-type="float" office:value="896" calcext:value-type="float">
            <text:p>896</text:p>
          </table:table-cell>
          <table:table-cell table:formula="of:=[.C818]-[.C$2]" office:value-type="float" office:value="32.1936211585999" calcext:value-type="float">
            <text:p>32.1936211586</text:p>
          </table:table-cell>
          <table:table-cell table:formula="of:=[.D818]/([.E818]-[.E817])" office:value-type="float" office:value="237283.519636318" calcext:value-type="float">
            <text:p>237283.5196363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890801.555" calcext:value-type="float">
            <text:p>1442890801.555</text:p>
          </table:table-cell>
          <table:table-cell office:value-type="float" office:value="1442890801.56247" calcext:value-type="float">
            <text:p>1442890801.56247</text:p>
          </table:table-cell>
          <table:table-cell office:value-type="float" office:value="896" calcext:value-type="float">
            <text:p>896</text:p>
          </table:table-cell>
          <table:table-cell table:formula="of:=[.C819]-[.C$2]" office:value-type="float" office:value="32.1973917484283" calcext:value-type="float">
            <text:p>32.1973917484</text:p>
          </table:table-cell>
          <table:table-cell table:formula="of:=[.D819]/([.E819]-[.E818])" office:value-type="float" office:value="237628.604742333" calcext:value-type="float">
            <text:p>237628.60474233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890801.55502" calcext:value-type="float">
            <text:p>1442890801.55502</text:p>
          </table:table-cell>
          <table:table-cell office:value-type="float" office:value="1442890801.56623" calcext:value-type="float">
            <text:p>1442890801.56623</text:p>
          </table:table-cell>
          <table:table-cell office:value-type="float" office:value="896" calcext:value-type="float">
            <text:p>896</text:p>
          </table:table-cell>
          <table:table-cell table:formula="of:=[.C820]-[.C$2]" office:value-type="float" office:value="32.2011597156525" calcext:value-type="float">
            <text:p>32.2011597157</text:p>
          </table:table-cell>
          <table:table-cell table:formula="of:=[.D820]/([.E820]-[.E819])" office:value-type="float" office:value="237794.000506201" calcext:value-type="float">
            <text:p>237794.00050620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890801.55506" calcext:value-type="float">
            <text:p>1442890801.55506</text:p>
          </table:table-cell>
          <table:table-cell office:value-type="float" office:value="1442890801.57001" calcext:value-type="float">
            <text:p>1442890801.57001</text:p>
          </table:table-cell>
          <table:table-cell office:value-type="float" office:value="896" calcext:value-type="float">
            <text:p>896</text:p>
          </table:table-cell>
          <table:table-cell table:formula="of:=[.C821]-[.C$2]" office:value-type="float" office:value="32.2049314975739" calcext:value-type="float">
            <text:p>32.2049314976</text:p>
          </table:table-cell>
          <table:table-cell table:formula="of:=[.D821]/([.E821]-[.E820])" office:value-type="float" office:value="237553.500884956" calcext:value-type="float">
            <text:p>237553.50088495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890801.55509" calcext:value-type="float">
            <text:p>1442890801.55509</text:p>
          </table:table-cell>
          <table:table-cell office:value-type="float" office:value="1442890801.57377" calcext:value-type="float">
            <text:p>1442890801.57377</text:p>
          </table:table-cell>
          <table:table-cell office:value-type="float" office:value="896" calcext:value-type="float">
            <text:p>896</text:p>
          </table:table-cell>
          <table:table-cell table:formula="of:=[.C822]-[.C$2]" office:value-type="float" office:value="32.2086956501007" calcext:value-type="float">
            <text:p>32.2086956501</text:p>
          </table:table-cell>
          <table:table-cell table:formula="of:=[.D822]/([.E822]-[.E821])" office:value-type="float" office:value="238034.987585508" calcext:value-type="float">
            <text:p>238034.98758550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890801.55511" calcext:value-type="float">
            <text:p>1442890801.55511</text:p>
          </table:table-cell>
          <table:table-cell office:value-type="float" office:value="1442890801.57753" calcext:value-type="float">
            <text:p>1442890801.57753</text:p>
          </table:table-cell>
          <table:table-cell office:value-type="float" office:value="896" calcext:value-type="float">
            <text:p>896</text:p>
          </table:table-cell>
          <table:table-cell table:formula="of:=[.C823]-[.C$2]" office:value-type="float" office:value="32.2124569416046" calcext:value-type="float">
            <text:p>32.2124569416</text:p>
          </table:table-cell>
          <table:table-cell table:formula="of:=[.D823]/([.E823]-[.E822])" office:value-type="float" office:value="238216.048681542" calcext:value-type="float">
            <text:p>238216.04868154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890801.55513" calcext:value-type="float">
            <text:p>1442890801.55513</text:p>
          </table:table-cell>
          <table:table-cell office:value-type="float" office:value="1442890801.5813" calcext:value-type="float">
            <text:p>1442890801.5813</text:p>
          </table:table-cell>
          <table:table-cell office:value-type="float" office:value="896" calcext:value-type="float">
            <text:p>896</text:p>
          </table:table-cell>
          <table:table-cell table:formula="of:=[.C824]-[.C$2]" office:value-type="float" office:value="32.2162244319916" calcext:value-type="float">
            <text:p>32.216224432</text:p>
          </table:table-cell>
          <table:table-cell table:formula="of:=[.D824]/([.E824]-[.E823])" office:value-type="float" office:value="237824.097202886" calcext:value-type="float">
            <text:p>237824.09720288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890801.55515" calcext:value-type="float">
            <text:p>1442890801.55515</text:p>
          </table:table-cell>
          <table:table-cell office:value-type="float" office:value="1442890801.58507" calcext:value-type="float">
            <text:p>1442890801.58507</text:p>
          </table:table-cell>
          <table:table-cell office:value-type="float" office:value="896" calcext:value-type="float">
            <text:p>896</text:p>
          </table:table-cell>
          <table:table-cell table:formula="of:=[.C825]-[.C$2]" office:value-type="float" office:value="32.2199950218201" calcext:value-type="float">
            <text:p>32.2199950218</text:p>
          </table:table-cell>
          <table:table-cell table:formula="of:=[.D825]/([.E825]-[.E824])" office:value-type="float" office:value="237628.604742333" calcext:value-type="float">
            <text:p>237628.6047423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890801.55517" calcext:value-type="float">
            <text:p>1442890801.55517</text:p>
          </table:table-cell>
          <table:table-cell office:value-type="float" office:value="1442890801.58885" calcext:value-type="float">
            <text:p>1442890801.58885</text:p>
          </table:table-cell>
          <table:table-cell office:value-type="float" office:value="896" calcext:value-type="float">
            <text:p>896</text:p>
          </table:table-cell>
          <table:table-cell table:formula="of:=[.C826]-[.C$2]" office:value-type="float" office:value="32.2237708568573" calcext:value-type="float">
            <text:p>32.2237708569</text:p>
          </table:table-cell>
          <table:table-cell table:formula="of:=[.D826]/([.E826]-[.E825])" office:value-type="float" office:value="237298.502494159" calcext:value-type="float">
            <text:p>237298.5024941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890801.5552" calcext:value-type="float">
            <text:p>1442890801.5552</text:p>
          </table:table-cell>
          <table:table-cell office:value-type="float" office:value="1442890801.59262" calcext:value-type="float">
            <text:p>1442890801.59262</text:p>
          </table:table-cell>
          <table:table-cell office:value-type="float" office:value="896" calcext:value-type="float">
            <text:p>896</text:p>
          </table:table-cell>
          <table:table-cell table:formula="of:=[.C827]-[.C$2]" office:value-type="float" office:value="32.2275414466858" calcext:value-type="float">
            <text:p>32.2275414467</text:p>
          </table:table-cell>
          <table:table-cell table:formula="of:=[.D827]/([.E827]-[.E826])" office:value-type="float" office:value="237628.604742333" calcext:value-type="float">
            <text:p>237628.60474233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890801.55522" calcext:value-type="float">
            <text:p>1442890801.55522</text:p>
          </table:table-cell>
          <table:table-cell office:value-type="float" office:value="1442890801.59639" calcext:value-type="float">
            <text:p>1442890801.59639</text:p>
          </table:table-cell>
          <table:table-cell office:value-type="float" office:value="896" calcext:value-type="float">
            <text:p>896</text:p>
          </table:table-cell>
          <table:table-cell table:formula="of:=[.C828]-[.C$2]" office:value-type="float" office:value="32.23131275177" calcext:value-type="float">
            <text:p>32.2313127518</text:p>
          </table:table-cell>
          <table:table-cell table:formula="of:=[.D828]/([.E828]-[.E827])" office:value-type="float" office:value="237583.536730307" calcext:value-type="float">
            <text:p>237583.53673030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890801.61208" calcext:value-type="float">
            <text:p>1442890801.61208</text:p>
          </table:table-cell>
          <table:table-cell office:value-type="float" office:value="1442890801.61213" calcext:value-type="float">
            <text:p>1442890801.61213</text:p>
          </table:table-cell>
          <table:table-cell office:value-type="float" office:value="896" calcext:value-type="float">
            <text:p>896</text:p>
          </table:table-cell>
          <table:table-cell table:formula="of:=[.C829]-[.C$2]" office:value-type="float" office:value="32.2470543384552" calcext:value-type="float">
            <text:p>32.2470543385</text:p>
          </table:table-cell>
          <table:table-cell table:formula="of:=[.D829]/([.E829]-[.E828])" office:value-type="float" office:value="56919.2939644074" calcext:value-type="float">
            <text:p>56919.293964407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890801.61217" calcext:value-type="float">
            <text:p>1442890801.61217</text:p>
          </table:table-cell>
          <table:table-cell office:value-type="float" office:value="1442890801.61591" calcext:value-type="float">
            <text:p>1442890801.61591</text:p>
          </table:table-cell>
          <table:table-cell office:value-type="float" office:value="896" calcext:value-type="float">
            <text:p>896</text:p>
          </table:table-cell>
          <table:table-cell table:formula="of:=[.C830]-[.C$2]" office:value-type="float" office:value="32.2508401870728" calcext:value-type="float">
            <text:p>32.2508401871</text:p>
          </table:table-cell>
          <table:table-cell table:formula="of:=[.D830]/([.E830]-[.E829])" office:value-type="float" office:value="236670.847282574" calcext:value-type="float">
            <text:p>236670.84728257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890801.6122" calcext:value-type="float">
            <text:p>1442890801.6122</text:p>
          </table:table-cell>
          <table:table-cell office:value-type="float" office:value="1442890801.61969" calcext:value-type="float">
            <text:p>1442890801.61969</text:p>
          </table:table-cell>
          <table:table-cell office:value-type="float" office:value="896" calcext:value-type="float">
            <text:p>896</text:p>
          </table:table-cell>
          <table:table-cell table:formula="of:=[.C831]-[.C$2]" office:value-type="float" office:value="32.25461769104" calcext:value-type="float">
            <text:p>32.254617691</text:p>
          </table:table-cell>
          <table:table-cell table:formula="of:=[.D831]/([.E831]-[.E830])" office:value-type="float" office:value="237193.662206514" calcext:value-type="float">
            <text:p>237193.6622065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890801.61222" calcext:value-type="float">
            <text:p>1442890801.61222</text:p>
          </table:table-cell>
          <table:table-cell office:value-type="float" office:value="1442890801.62347" calcext:value-type="float">
            <text:p>1442890801.62347</text:p>
          </table:table-cell>
          <table:table-cell office:value-type="float" office:value="896" calcext:value-type="float">
            <text:p>896</text:p>
          </table:table-cell>
          <table:table-cell table:formula="of:=[.C832]-[.C$2]" office:value-type="float" office:value="32.2583918571472" calcext:value-type="float">
            <text:p>32.2583918571</text:p>
          </table:table-cell>
          <table:table-cell table:formula="of:=[.D832]/([.E832]-[.E831])" office:value-type="float" office:value="237403.435502211" calcext:value-type="float">
            <text:p>237403.4355022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890801.61224" calcext:value-type="float">
            <text:p>1442890801.61224</text:p>
          </table:table-cell>
          <table:table-cell office:value-type="float" office:value="1442890801.62725" calcext:value-type="float">
            <text:p>1442890801.62725</text:p>
          </table:table-cell>
          <table:table-cell office:value-type="float" office:value="896" calcext:value-type="float">
            <text:p>896</text:p>
          </table:table-cell>
          <table:table-cell table:formula="of:=[.C833]-[.C$2]" office:value-type="float" office:value="32.2621736526489" calcext:value-type="float">
            <text:p>32.2621736526</text:p>
          </table:table-cell>
          <table:table-cell table:formula="of:=[.D833]/([.E833]-[.E832])" office:value-type="float" office:value="236924.497793469" calcext:value-type="float">
            <text:p>236924.49779346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890801.61227" calcext:value-type="float">
            <text:p>1442890801.61227</text:p>
          </table:table-cell>
          <table:table-cell office:value-type="float" office:value="1442890801.63102" calcext:value-type="float">
            <text:p>1442890801.63102</text:p>
          </table:table-cell>
          <table:table-cell office:value-type="float" office:value="896" calcext:value-type="float">
            <text:p>896</text:p>
          </table:table-cell>
          <table:table-cell table:formula="of:=[.C834]-[.C$2]" office:value-type="float" office:value="32.2659475803375" calcext:value-type="float">
            <text:p>32.2659475803</text:p>
          </table:table-cell>
          <table:table-cell table:formula="of:=[.D834]/([.E834]-[.E833])" office:value-type="float" office:value="237418.433508118" calcext:value-type="float">
            <text:p>237418.4335081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890801.76141" calcext:value-type="float">
            <text:p>1442890801.76141</text:p>
          </table:table-cell>
          <table:table-cell office:value-type="float" office:value="1442890801.76146" calcext:value-type="float">
            <text:p>1442890801.76146</text:p>
          </table:table-cell>
          <table:table-cell office:value-type="float" office:value="896" calcext:value-type="float">
            <text:p>896</text:p>
          </table:table-cell>
          <table:table-cell table:formula="of:=[.C835]-[.C$2]" office:value-type="float" office:value="32.3963840007782" calcext:value-type="float">
            <text:p>32.3963840008</text:p>
          </table:table-cell>
          <table:table-cell table:formula="of:=[.D835]/([.E835]-[.E834])" office:value-type="float" office:value="6869.24707817727" calcext:value-type="float">
            <text:p>6869.247078177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890801.76152" calcext:value-type="float">
            <text:p>1442890801.76152</text:p>
          </table:table-cell>
          <table:table-cell office:value-type="float" office:value="1442890801.76523" calcext:value-type="float">
            <text:p>1442890801.76523</text:p>
          </table:table-cell>
          <table:table-cell office:value-type="float" office:value="896" calcext:value-type="float">
            <text:p>896</text:p>
          </table:table-cell>
          <table:table-cell table:formula="of:=[.C836]-[.C$2]" office:value-type="float" office:value="32.4001536369324" calcext:value-type="float">
            <text:p>32.4001536369</text:p>
          </table:table-cell>
          <table:table-cell table:formula="of:=[.D836]/([.E836]-[.E835])" office:value-type="float" office:value="237688.722028967" calcext:value-type="float">
            <text:p>237688.72202896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890801.76158" calcext:value-type="float">
            <text:p>1442890801.76158</text:p>
          </table:table-cell>
          <table:table-cell office:value-type="float" office:value="1442890801.76901" calcext:value-type="float">
            <text:p>1442890801.76901</text:p>
          </table:table-cell>
          <table:table-cell office:value-type="float" office:value="896" calcext:value-type="float">
            <text:p>896</text:p>
          </table:table-cell>
          <table:table-cell table:formula="of:=[.C837]-[.C$2]" office:value-type="float" office:value="32.4039325714111" calcext:value-type="float">
            <text:p>32.4039325714</text:p>
          </table:table-cell>
          <table:table-cell table:formula="of:=[.D837]/([.E837]-[.E836])" office:value-type="float" office:value="237103.872807571" calcext:value-type="float">
            <text:p>237103.87280757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890801.76162" calcext:value-type="float">
            <text:p>1442890801.76162</text:p>
          </table:table-cell>
          <table:table-cell office:value-type="float" office:value="1442890801.77278" calcext:value-type="float">
            <text:p>1442890801.77278</text:p>
          </table:table-cell>
          <table:table-cell office:value-type="float" office:value="896" calcext:value-type="float">
            <text:p>896</text:p>
          </table:table-cell>
          <table:table-cell table:formula="of:=[.C838]-[.C$2]" office:value-type="float" office:value="32.407701253891" calcext:value-type="float">
            <text:p>32.4077012539</text:p>
          </table:table-cell>
          <table:table-cell table:formula="of:=[.D838]/([.E838]-[.E837])" office:value-type="float" office:value="237748.869741254" calcext:value-type="float">
            <text:p>237748.86974125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890801.76164" calcext:value-type="float">
            <text:p>1442890801.76164</text:p>
          </table:table-cell>
          <table:table-cell office:value-type="float" office:value="1442890801.77654" calcext:value-type="float">
            <text:p>1442890801.77654</text:p>
          </table:table-cell>
          <table:table-cell office:value-type="float" office:value="896" calcext:value-type="float">
            <text:p>896</text:p>
          </table:table-cell>
          <table:table-cell table:formula="of:=[.C839]-[.C$2]" office:value-type="float" office:value="32.4114685058594" calcext:value-type="float">
            <text:p>32.4114685059</text:p>
          </table:table-cell>
          <table:table-cell table:formula="of:=[.D839]/([.E839]-[.E838])" office:value-type="float" office:value="237839.148408329" calcext:value-type="float">
            <text:p>237839.14840832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890801.76167" calcext:value-type="float">
            <text:p>1442890801.76167</text:p>
          </table:table-cell>
          <table:table-cell office:value-type="float" office:value="1442890801.78031" calcext:value-type="float">
            <text:p>1442890801.78031</text:p>
          </table:table-cell>
          <table:table-cell office:value-type="float" office:value="896" calcext:value-type="float">
            <text:p>896</text:p>
          </table:table-cell>
          <table:table-cell table:formula="of:=[.C840]-[.C$2]" office:value-type="float" office:value="32.4152340888977" calcext:value-type="float">
            <text:p>32.4152340889</text:p>
          </table:table-cell>
          <table:table-cell table:formula="of:=[.D840]/([.E840]-[.E839])" office:value-type="float" office:value="237944.560212739" calcext:value-type="float">
            <text:p>237944.56021273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890801.76169" calcext:value-type="float">
            <text:p>1442890801.76169</text:p>
          </table:table-cell>
          <table:table-cell office:value-type="float" office:value="1442890801.78407" calcext:value-type="float">
            <text:p>1442890801.78407</text:p>
          </table:table-cell>
          <table:table-cell office:value-type="float" office:value="896" calcext:value-type="float">
            <text:p>896</text:p>
          </table:table-cell>
          <table:table-cell table:formula="of:=[.C841]-[.C$2]" office:value-type="float" office:value="32.4189999103546" calcext:value-type="float">
            <text:p>32.4189999104</text:p>
          </table:table-cell>
          <table:table-cell table:formula="of:=[.D841]/([.E841]-[.E840])" office:value-type="float" office:value="237929.495663185" calcext:value-type="float">
            <text:p>237929.49566318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890801.76171" calcext:value-type="float">
            <text:p>1442890801.76171</text:p>
          </table:table-cell>
          <table:table-cell office:value-type="float" office:value="1442890801.78784" calcext:value-type="float">
            <text:p>1442890801.78784</text:p>
          </table:table-cell>
          <table:table-cell office:value-type="float" office:value="896" calcext:value-type="float">
            <text:p>896</text:p>
          </table:table-cell>
          <table:table-cell table:formula="of:=[.C842]-[.C$2]" office:value-type="float" office:value="32.4227669239044" calcext:value-type="float">
            <text:p>32.4227669239</text:p>
          </table:table-cell>
          <table:table-cell table:formula="of:=[.D842]/([.E842]-[.E841])" office:value-type="float" office:value="237854.201518987" calcext:value-type="float">
            <text:p>237854.20151898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890801.76173" calcext:value-type="float">
            <text:p>1442890801.76173</text:p>
          </table:table-cell>
          <table:table-cell office:value-type="float" office:value="1442890801.79162" calcext:value-type="float">
            <text:p>1442890801.79162</text:p>
          </table:table-cell>
          <table:table-cell office:value-type="float" office:value="896" calcext:value-type="float">
            <text:p>896</text:p>
          </table:table-cell>
          <table:table-cell table:formula="of:=[.C843]-[.C$2]" office:value-type="float" office:value="32.4265415668488" calcext:value-type="float">
            <text:p>32.4265415668</text:p>
          </table:table-cell>
          <table:table-cell table:formula="of:=[.D843]/([.E843]-[.E842])" office:value-type="float" office:value="237373.44517433" calcext:value-type="float">
            <text:p>237373.445174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890801.76175" calcext:value-type="float">
            <text:p>1442890801.76175</text:p>
          </table:table-cell>
          <table:table-cell office:value-type="float" office:value="1442890801.79539" calcext:value-type="float">
            <text:p>1442890801.79539</text:p>
          </table:table-cell>
          <table:table-cell office:value-type="float" office:value="896" calcext:value-type="float">
            <text:p>896</text:p>
          </table:table-cell>
          <table:table-cell table:formula="of:=[.C844]-[.C$2]" office:value-type="float" office:value="32.4303181171417" calcext:value-type="float">
            <text:p>32.4303181171</text:p>
          </table:table-cell>
          <table:table-cell table:formula="of:=[.D844]/([.E844]-[.E843])" office:value-type="float" office:value="237253.55959596" calcext:value-type="float">
            <text:p>237253.5595959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890801.76177" calcext:value-type="float">
            <text:p>1442890801.76177</text:p>
          </table:table-cell>
          <table:table-cell office:value-type="float" office:value="1442890801.79917" calcext:value-type="float">
            <text:p>1442890801.79917</text:p>
          </table:table-cell>
          <table:table-cell office:value-type="float" office:value="896" calcext:value-type="float">
            <text:p>896</text:p>
          </table:table-cell>
          <table:table-cell table:formula="of:=[.C845]-[.C$2]" office:value-type="float" office:value="32.4341003894806" calcext:value-type="float">
            <text:p>32.4341003895</text:p>
          </table:table-cell>
          <table:table-cell table:formula="of:=[.D845]/([.E845]-[.E844])" office:value-type="float" office:value="236894.628340898" calcext:value-type="float">
            <text:p>236894.62834089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890801.7618" calcext:value-type="float">
            <text:p>1442890801.7618</text:p>
          </table:table-cell>
          <table:table-cell office:value-type="float" office:value="1442890801.80294" calcext:value-type="float">
            <text:p>1442890801.80294</text:p>
          </table:table-cell>
          <table:table-cell office:value-type="float" office:value="896" calcext:value-type="float">
            <text:p>896</text:p>
          </table:table-cell>
          <table:table-cell table:formula="of:=[.C846]-[.C$2]" office:value-type="float" office:value="32.4378666877747" calcext:value-type="float">
            <text:p>32.4378666878</text:p>
          </table:table-cell>
          <table:table-cell table:formula="of:=[.D846]/([.E846]-[.E845])" office:value-type="float" office:value="237899.372285877" calcext:value-type="float">
            <text:p>237899.37228587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890801.81295" calcext:value-type="float">
            <text:p>1442890801.81295</text:p>
          </table:table-cell>
          <table:table-cell office:value-type="float" office:value="1442890801.81299" calcext:value-type="float">
            <text:p>1442890801.81299</text:p>
          </table:table-cell>
          <table:table-cell office:value-type="float" office:value="896" calcext:value-type="float">
            <text:p>896</text:p>
          </table:table-cell>
          <table:table-cell table:formula="of:=[.C847]-[.C$2]" office:value-type="float" office:value="32.4479110240936" calcext:value-type="float">
            <text:p>32.4479110241</text:p>
          </table:table-cell>
          <table:table-cell table:formula="of:=[.D847]/([.E847]-[.E846])" office:value-type="float" office:value="89204.5000830782" calcext:value-type="float">
            <text:p>89204.500083078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890801.81306" calcext:value-type="float">
            <text:p>1442890801.81306</text:p>
          </table:table-cell>
          <table:table-cell office:value-type="float" office:value="1442890801.81676" calcext:value-type="float">
            <text:p>1442890801.81676</text:p>
          </table:table-cell>
          <table:table-cell office:value-type="float" office:value="896" calcext:value-type="float">
            <text:p>896</text:p>
          </table:table-cell>
          <table:table-cell table:formula="of:=[.C848]-[.C$2]" office:value-type="float" office:value="32.4516866207123" calcext:value-type="float">
            <text:p>32.4516866207</text:p>
          </table:table-cell>
          <table:table-cell table:formula="of:=[.D848]/([.E848]-[.E847])" office:value-type="float" office:value="237313.487244254" calcext:value-type="float">
            <text:p>237313.4872442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890801.81311" calcext:value-type="float">
            <text:p>1442890801.81311</text:p>
          </table:table-cell>
          <table:table-cell office:value-type="float" office:value="1442890801.82053" calcext:value-type="float">
            <text:p>1442890801.82053</text:p>
          </table:table-cell>
          <table:table-cell office:value-type="float" office:value="896" calcext:value-type="float">
            <text:p>896</text:p>
          </table:table-cell>
          <table:table-cell table:formula="of:=[.C849]-[.C$2]" office:value-type="float" office:value="32.455451965332" calcext:value-type="float">
            <text:p>32.4554519653</text:p>
          </table:table-cell>
          <table:table-cell table:formula="of:=[.D849]/([.E849]-[.E848])" office:value-type="float" office:value="237959.626670044" calcext:value-type="float">
            <text:p>237959.62667004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890801.81314" calcext:value-type="float">
            <text:p>1442890801.81314</text:p>
          </table:table-cell>
          <table:table-cell office:value-type="float" office:value="1442890801.82429" calcext:value-type="float">
            <text:p>1442890801.82429</text:p>
          </table:table-cell>
          <table:table-cell office:value-type="float" office:value="896" calcext:value-type="float">
            <text:p>896</text:p>
          </table:table-cell>
          <table:table-cell table:formula="of:=[.C850]-[.C$2]" office:value-type="float" office:value="32.4592185020447" calcext:value-type="float">
            <text:p>32.459218502</text:p>
          </table:table-cell>
          <table:table-cell table:formula="of:=[.D850]/([.E850]-[.E849])" office:value-type="float" office:value="237884.3134574" calcext:value-type="float">
            <text:p>237884.313457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890801.81318" calcext:value-type="float">
            <text:p>1442890801.81318</text:p>
          </table:table-cell>
          <table:table-cell office:value-type="float" office:value="1442890801.82807" calcext:value-type="float">
            <text:p>1442890801.82807</text:p>
          </table:table-cell>
          <table:table-cell office:value-type="float" office:value="896" calcext:value-type="float">
            <text:p>896</text:p>
          </table:table-cell>
          <table:table-cell table:formula="of:=[.C851]-[.C$2]" office:value-type="float" office:value="32.4629983901978" calcext:value-type="float">
            <text:p>32.4629983902</text:p>
          </table:table-cell>
          <table:table-cell table:formula="of:=[.D851]/([.E851]-[.E850])" office:value-type="float" office:value="237044.050965056" calcext:value-type="float">
            <text:p>237044.05096505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890801.95681" calcext:value-type="float">
            <text:p>1442890801.95681</text:p>
          </table:table-cell>
          <table:table-cell office:value-type="float" office:value="1442890801.95686" calcext:value-type="float">
            <text:p>1442890801.95686</text:p>
          </table:table-cell>
          <table:table-cell office:value-type="float" office:value="896" calcext:value-type="float">
            <text:p>896</text:p>
          </table:table-cell>
          <table:table-cell table:formula="of:=[.C852]-[.C$2]" office:value-type="float" office:value="32.5917809009552" calcext:value-type="float">
            <text:p>32.591780901</text:p>
          </table:table-cell>
          <table:table-cell table:formula="of:=[.D852]/([.E852]-[.E851])" office:value-type="float" office:value="6957.46646598279" calcext:value-type="float">
            <text:p>6957.466465982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890801.9569" calcext:value-type="float">
            <text:p>1442890801.9569</text:p>
          </table:table-cell>
          <table:table-cell office:value-type="float" office:value="1442890801.96064" calcext:value-type="float">
            <text:p>1442890801.96064</text:p>
          </table:table-cell>
          <table:table-cell office:value-type="float" office:value="896" calcext:value-type="float">
            <text:p>896</text:p>
          </table:table-cell>
          <table:table-cell table:formula="of:=[.C853]-[.C$2]" office:value-type="float" office:value="32.5955696105957" calcext:value-type="float">
            <text:p>32.5955696106</text:p>
          </table:table-cell>
          <table:table-cell table:formula="of:=[.D853]/([.E853]-[.E852])" office:value-type="float" office:value="236492.126612548" calcext:value-type="float">
            <text:p>236492.12661254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890801.95693" calcext:value-type="float">
            <text:p>1442890801.95693</text:p>
          </table:table-cell>
          <table:table-cell office:value-type="float" office:value="1442890801.96441" calcext:value-type="float">
            <text:p>1442890801.96441</text:p>
          </table:table-cell>
          <table:table-cell office:value-type="float" office:value="896" calcext:value-type="float">
            <text:p>896</text:p>
          </table:table-cell>
          <table:table-cell table:formula="of:=[.C854]-[.C$2]" office:value-type="float" office:value="32.5993354320526" calcext:value-type="float">
            <text:p>32.5993354321</text:p>
          </table:table-cell>
          <table:table-cell table:formula="of:=[.D854]/([.E854]-[.E853])" office:value-type="float" office:value="237929.495663185" calcext:value-type="float">
            <text:p>237929.49566318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890801.95695" calcext:value-type="float">
            <text:p>1442890801.95695</text:p>
          </table:table-cell>
          <table:table-cell office:value-type="float" office:value="1442890801.96818" calcext:value-type="float">
            <text:p>1442890801.96818</text:p>
          </table:table-cell>
          <table:table-cell office:value-type="float" office:value="896" calcext:value-type="float">
            <text:p>896</text:p>
          </table:table-cell>
          <table:table-cell table:formula="of:=[.C855]-[.C$2]" office:value-type="float" office:value="32.6031007766724" calcext:value-type="float">
            <text:p>32.6031007767</text:p>
          </table:table-cell>
          <table:table-cell table:formula="of:=[.D855]/([.E855]-[.E854])" office:value-type="float" office:value="237959.626670044" calcext:value-type="float">
            <text:p>237959.62667004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890801.95697" calcext:value-type="float">
            <text:p>1442890801.95697</text:p>
          </table:table-cell>
          <table:table-cell office:value-type="float" office:value="1442890801.97194" calcext:value-type="float">
            <text:p>1442890801.97194</text:p>
          </table:table-cell>
          <table:table-cell office:value-type="float" office:value="896" calcext:value-type="float">
            <text:p>896</text:p>
          </table:table-cell>
          <table:table-cell table:formula="of:=[.C856]-[.C$2]" office:value-type="float" office:value="32.6068696975708" calcext:value-type="float">
            <text:p>32.6068696976</text:p>
          </table:table-cell>
          <table:table-cell table:formula="of:=[.D856]/([.E856]-[.E855])" office:value-type="float" office:value="237733.829959514" calcext:value-type="float">
            <text:p>237733.82995951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890801.95699" calcext:value-type="float">
            <text:p>1442890801.95699</text:p>
          </table:table-cell>
          <table:table-cell office:value-type="float" office:value="1442890801.9757" calcext:value-type="float">
            <text:p>1442890801.9757</text:p>
          </table:table-cell>
          <table:table-cell office:value-type="float" office:value="896" calcext:value-type="float">
            <text:p>896</text:p>
          </table:table-cell>
          <table:table-cell table:formula="of:=[.C857]-[.C$2]" office:value-type="float" office:value="32.6106305122375" calcext:value-type="float">
            <text:p>32.6106305122</text:p>
          </table:table-cell>
          <table:table-cell table:formula="of:=[.D857]/([.E857]-[.E856])" office:value-type="float" office:value="238246.252313934" calcext:value-type="float">
            <text:p>238246.25231393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890801.95701" calcext:value-type="float">
            <text:p>1442890801.95701</text:p>
          </table:table-cell>
          <table:table-cell office:value-type="float" office:value="1442890801.97947" calcext:value-type="float">
            <text:p>1442890801.97947</text:p>
          </table:table-cell>
          <table:table-cell office:value-type="float" office:value="896" calcext:value-type="float">
            <text:p>896</text:p>
          </table:table-cell>
          <table:table-cell table:formula="of:=[.C858]-[.C$2]" office:value-type="float" office:value="32.614394903183" calcext:value-type="float">
            <text:p>32.6143949032</text:p>
          </table:table-cell>
          <table:table-cell table:formula="of:=[.D858]/([.E858]-[.E857])" office:value-type="float" office:value="238019.911584014" calcext:value-type="float">
            <text:p>238019.9115840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890801.95706" calcext:value-type="float">
            <text:p>1442890801.95706</text:p>
          </table:table-cell>
          <table:table-cell office:value-type="float" office:value="1442890801.98324" calcext:value-type="float">
            <text:p>1442890801.98324</text:p>
          </table:table-cell>
          <table:table-cell office:value-type="float" office:value="896" calcext:value-type="float">
            <text:p>896</text:p>
          </table:table-cell>
          <table:table-cell table:formula="of:=[.C859]-[.C$2]" office:value-type="float" office:value="32.6181640625" calcext:value-type="float">
            <text:p>32.6181640625</text:p>
          </table:table-cell>
          <table:table-cell table:formula="of:=[.D859]/([.E859]-[.E858])" office:value-type="float" office:value="237718.79208046" calcext:value-type="float">
            <text:p>237718.7920804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890801.9571" calcext:value-type="float">
            <text:p>1442890801.9571</text:p>
          </table:table-cell>
          <table:table-cell office:value-type="float" office:value="1442890801.987" calcext:value-type="float">
            <text:p>1442890801.987</text:p>
          </table:table-cell>
          <table:table-cell office:value-type="float" office:value="896" calcext:value-type="float">
            <text:p>896</text:p>
          </table:table-cell>
          <table:table-cell table:formula="of:=[.C860]-[.C$2]" office:value-type="float" office:value="32.6219279766083" calcext:value-type="float">
            <text:p>32.6219279766</text:p>
          </table:table-cell>
          <table:table-cell table:formula="of:=[.D860]/([.E860]-[.E859])" office:value-type="float" office:value="238050.065496928" calcext:value-type="float">
            <text:p>238050.06549692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890801.95714" calcext:value-type="float">
            <text:p>1442890801.95714</text:p>
          </table:table-cell>
          <table:table-cell office:value-type="float" office:value="1442890801.99079" calcext:value-type="float">
            <text:p>1442890801.99079</text:p>
          </table:table-cell>
          <table:table-cell office:value-type="float" office:value="896" calcext:value-type="float">
            <text:p>896</text:p>
          </table:table-cell>
          <table:table-cell table:formula="of:=[.C861]-[.C$2]" office:value-type="float" office:value="32.6257178783417" calcext:value-type="float">
            <text:p>32.6257178783</text:p>
          </table:table-cell>
          <table:table-cell table:formula="of:=[.D861]/([.E861]-[.E860])" office:value-type="float" office:value="236417.739305486" calcext:value-type="float">
            <text:p>236417.73930548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890801.95716" calcext:value-type="float">
            <text:p>1442890801.95716</text:p>
          </table:table-cell>
          <table:table-cell office:value-type="float" office:value="1442890801.99457" calcext:value-type="float">
            <text:p>1442890801.99457</text:p>
          </table:table-cell>
          <table:table-cell office:value-type="float" office:value="896" calcext:value-type="float">
            <text:p>896</text:p>
          </table:table-cell>
          <table:table-cell table:formula="of:=[.C862]-[.C$2]" office:value-type="float" office:value="32.6294937133789" calcext:value-type="float">
            <text:p>32.6294937134</text:p>
          </table:table-cell>
          <table:table-cell table:formula="of:=[.D862]/([.E862]-[.E861])" office:value-type="float" office:value="237298.502494159" calcext:value-type="float">
            <text:p>237298.5024941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890801.95718" calcext:value-type="float">
            <text:p>1442890801.95718</text:p>
          </table:table-cell>
          <table:table-cell office:value-type="float" office:value="1442890801.99834" calcext:value-type="float">
            <text:p>1442890801.99834</text:p>
          </table:table-cell>
          <table:table-cell office:value-type="float" office:value="896" calcext:value-type="float">
            <text:p>896</text:p>
          </table:table-cell>
          <table:table-cell table:formula="of:=[.C863]-[.C$2]" office:value-type="float" office:value="32.6332643032074" calcext:value-type="float">
            <text:p>32.6332643032</text:p>
          </table:table-cell>
          <table:table-cell table:formula="of:=[.D863]/([.E863]-[.E862])" office:value-type="float" office:value="237628.604742333" calcext:value-type="float">
            <text:p>237628.60474233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890802.0141" calcext:value-type="float">
            <text:p>1442890802.0141</text:p>
          </table:table-cell>
          <table:table-cell office:value-type="float" office:value="1442890802.01415" calcext:value-type="float">
            <text:p>1442890802.01415</text:p>
          </table:table-cell>
          <table:table-cell office:value-type="float" office:value="896" calcext:value-type="float">
            <text:p>896</text:p>
          </table:table-cell>
          <table:table-cell table:formula="of:=[.C864]-[.C$2]" office:value-type="float" office:value="32.6490743160248" calcext:value-type="float">
            <text:p>32.649074316</text:p>
          </table:table-cell>
          <table:table-cell table:formula="of:=[.D864]/([.E864]-[.E863])" office:value-type="float" office:value="56672.9458318253" calcext:value-type="float">
            <text:p>56672.945831825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890802.01423" calcext:value-type="float">
            <text:p>1442890802.01423</text:p>
          </table:table-cell>
          <table:table-cell office:value-type="float" office:value="1442890802.01755" calcext:value-type="float">
            <text:p>1442890802.01755</text:p>
          </table:table-cell>
          <table:table-cell office:value-type="float" office:value="896" calcext:value-type="float">
            <text:p>896</text:p>
          </table:table-cell>
          <table:table-cell table:formula="of:=[.C865]-[.C$2]" office:value-type="float" office:value="32.6524724960327" calcext:value-type="float">
            <text:p>32.652472496</text:p>
          </table:table-cell>
          <table:table-cell table:formula="of:=[.D865]/([.E865]-[.E864])" office:value-type="float" office:value="263670.552445099" calcext:value-type="float">
            <text:p>263670.55244509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890802.0143" calcext:value-type="float">
            <text:p>1442890802.0143</text:p>
          </table:table-cell>
          <table:table-cell office:value-type="float" office:value="1442890802.02095" calcext:value-type="float">
            <text:p>1442890802.02095</text:p>
          </table:table-cell>
          <table:table-cell office:value-type="float" office:value="896" calcext:value-type="float">
            <text:p>896</text:p>
          </table:table-cell>
          <table:table-cell table:formula="of:=[.C866]-[.C$2]" office:value-type="float" office:value="32.6558752059937" calcext:value-type="float">
            <text:p>32.655875206</text:p>
          </table:table-cell>
          <table:table-cell table:formula="of:=[.D866]/([.E866]-[.E865])" office:value-type="float" office:value="263319.533632287" calcext:value-type="float">
            <text:p>263319.53363228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890802.01432" calcext:value-type="float">
            <text:p>1442890802.01432</text:p>
          </table:table-cell>
          <table:table-cell office:value-type="float" office:value="1442890802.02437" calcext:value-type="float">
            <text:p>1442890802.02437</text:p>
          </table:table-cell>
          <table:table-cell office:value-type="float" office:value="896" calcext:value-type="float">
            <text:p>896</text:p>
          </table:table-cell>
          <table:table-cell table:formula="of:=[.C867]-[.C$2]" office:value-type="float" office:value="32.6593005657196" calcext:value-type="float">
            <text:p>32.6593005657</text:p>
          </table:table-cell>
          <table:table-cell table:formula="of:=[.D867]/([.E867]-[.E866])" office:value-type="float" office:value="261578.365977588" calcext:value-type="float">
            <text:p>261578.36597758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890802.01436" calcext:value-type="float">
            <text:p>1442890802.01436</text:p>
          </table:table-cell>
          <table:table-cell office:value-type="float" office:value="1442890802.02778" calcext:value-type="float">
            <text:p>1442890802.02778</text:p>
          </table:table-cell>
          <table:table-cell office:value-type="float" office:value="896" calcext:value-type="float">
            <text:p>896</text:p>
          </table:table-cell>
          <table:table-cell table:formula="of:=[.C868]-[.C$2]" office:value-type="float" office:value="32.6627016067505" calcext:value-type="float">
            <text:p>32.6627016068</text:p>
          </table:table-cell>
          <table:table-cell table:formula="of:=[.D868]/([.E868]-[.E867])" office:value-type="float" office:value="263448.747563968" calcext:value-type="float">
            <text:p>263448.74756396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890802.15202" calcext:value-type="float">
            <text:p>1442890802.15202</text:p>
          </table:table-cell>
          <table:table-cell office:value-type="float" office:value="1442890802.15206" calcext:value-type="float">
            <text:p>1442890802.15206</text:p>
          </table:table-cell>
          <table:table-cell office:value-type="float" office:value="896" calcext:value-type="float">
            <text:p>896</text:p>
          </table:table-cell>
          <table:table-cell table:formula="of:=[.C869]-[.C$2]" office:value-type="float" office:value="32.7869880199432" calcext:value-type="float">
            <text:p>32.7869880199</text:p>
          </table:table-cell>
          <table:table-cell table:formula="of:=[.D869]/([.E869]-[.E868])" office:value-type="float" office:value="7209.15486240996" calcext:value-type="float">
            <text:p>7209.1548624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890802.15211" calcext:value-type="float">
            <text:p>1442890802.15211</text:p>
          </table:table-cell>
          <table:table-cell office:value-type="float" office:value="1442890802.15546" calcext:value-type="float">
            <text:p>1442890802.15546</text:p>
          </table:table-cell>
          <table:table-cell office:value-type="float" office:value="896" calcext:value-type="float">
            <text:p>896</text:p>
          </table:table-cell>
          <table:table-cell table:formula="of:=[.C870]-[.C$2]" office:value-type="float" office:value="32.7903900146484" calcext:value-type="float">
            <text:p>32.7903900146</text:p>
          </table:table-cell>
          <table:table-cell table:formula="of:=[.D870]/([.E870]-[.E869])" office:value-type="float" office:value="263374.895507744" calcext:value-type="float">
            <text:p>263374.89550774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890802.15213" calcext:value-type="float">
            <text:p>1442890802.15213</text:p>
          </table:table-cell>
          <table:table-cell office:value-type="float" office:value="1442890802.15887" calcext:value-type="float">
            <text:p>1442890802.15887</text:p>
          </table:table-cell>
          <table:table-cell office:value-type="float" office:value="896" calcext:value-type="float">
            <text:p>896</text:p>
          </table:table-cell>
          <table:table-cell table:formula="of:=[.C871]-[.C$2]" office:value-type="float" office:value="32.7937970161438" calcext:value-type="float">
            <text:p>32.7937970161</text:p>
          </table:table-cell>
          <table:table-cell table:formula="of:=[.D871]/([.E871]-[.E870])" office:value-type="float" office:value="262987.850524843" calcext:value-type="float">
            <text:p>262987.85052484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890802.15215" calcext:value-type="float">
            <text:p>1442890802.15215</text:p>
          </table:table-cell>
          <table:table-cell office:value-type="float" office:value="1442890802.16232" calcext:value-type="float">
            <text:p>1442890802.16232</text:p>
          </table:table-cell>
          <table:table-cell office:value-type="float" office:value="896" calcext:value-type="float">
            <text:p>896</text:p>
          </table:table-cell>
          <table:table-cell table:formula="of:=[.C872]-[.C$2]" office:value-type="float" office:value="32.797244310379" calcext:value-type="float">
            <text:p>32.7972443104</text:p>
          </table:table-cell>
          <table:table-cell table:formula="of:=[.D872]/([.E872]-[.E871])" office:value-type="float" office:value="259913.990179127" calcext:value-type="float">
            <text:p>259913.99017912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890802.15218" calcext:value-type="float">
            <text:p>1442890802.15218</text:p>
          </table:table-cell>
          <table:table-cell office:value-type="float" office:value="1442890802.16572" calcext:value-type="float">
            <text:p>1442890802.16572</text:p>
          </table:table-cell>
          <table:table-cell office:value-type="float" office:value="896" calcext:value-type="float">
            <text:p>896</text:p>
          </table:table-cell>
          <table:table-cell table:formula="of:=[.C873]-[.C$2]" office:value-type="float" office:value="32.8006432056427" calcext:value-type="float">
            <text:p>32.8006432056</text:p>
          </table:table-cell>
          <table:table-cell table:formula="of:=[.D873]/([.E873]-[.E872])" office:value-type="float" office:value="263615.066217733" calcext:value-type="float">
            <text:p>263615.06621773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890802.1522" calcext:value-type="float">
            <text:p>1442890802.1522</text:p>
          </table:table-cell>
          <table:table-cell office:value-type="float" office:value="1442890802.16912" calcext:value-type="float">
            <text:p>1442890802.16912</text:p>
          </table:table-cell>
          <table:table-cell office:value-type="float" office:value="896" calcext:value-type="float">
            <text:p>896</text:p>
          </table:table-cell>
          <table:table-cell table:formula="of:=[.C874]-[.C$2]" office:value-type="float" office:value="32.8040478229523" calcext:value-type="float">
            <text:p>32.804047823</text:p>
          </table:table-cell>
          <table:table-cell table:formula="of:=[.D874]/([.E874]-[.E873])" office:value-type="float" office:value="263172.015686274" calcext:value-type="float">
            <text:p>263172.01568627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890802.15224" calcext:value-type="float">
            <text:p>1442890802.15224</text:p>
          </table:table-cell>
          <table:table-cell office:value-type="float" office:value="1442890802.17254" calcext:value-type="float">
            <text:p>1442890802.17254</text:p>
          </table:table-cell>
          <table:table-cell office:value-type="float" office:value="896" calcext:value-type="float">
            <text:p>896</text:p>
          </table:table-cell>
          <table:table-cell table:formula="of:=[.C875]-[.C$2]" office:value-type="float" office:value="32.8074705600739" calcext:value-type="float">
            <text:p>32.8074705601</text:p>
          </table:table-cell>
          <table:table-cell table:formula="of:=[.D875]/([.E875]-[.E874])" office:value-type="float" office:value="261778.795207579" calcext:value-type="float">
            <text:p>261778.79520757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890802.15226" calcext:value-type="float">
            <text:p>1442890802.15226</text:p>
          </table:table-cell>
          <table:table-cell office:value-type="float" office:value="1442890802.17595" calcext:value-type="float">
            <text:p>1442890802.17595</text:p>
          </table:table-cell>
          <table:table-cell office:value-type="float" office:value="896" calcext:value-type="float">
            <text:p>896</text:p>
          </table:table-cell>
          <table:table-cell table:formula="of:=[.C876]-[.C$2]" office:value-type="float" office:value="32.8108735084534" calcext:value-type="float">
            <text:p>32.8108735085</text:p>
          </table:table-cell>
          <table:table-cell table:formula="of:=[.D876]/([.E876]-[.E875])" office:value-type="float" office:value="263301.084845513" calcext:value-type="float">
            <text:p>263301.08484551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890802.15229" calcext:value-type="float">
            <text:p>1442890802.15229</text:p>
          </table:table-cell>
          <table:table-cell office:value-type="float" office:value="1442890802.17937" calcext:value-type="float">
            <text:p>1442890802.17937</text:p>
          </table:table-cell>
          <table:table-cell office:value-type="float" office:value="896" calcext:value-type="float">
            <text:p>896</text:p>
          </table:table-cell>
          <table:table-cell table:formula="of:=[.C877]-[.C$2]" office:value-type="float" office:value="32.8142974376678" calcext:value-type="float">
            <text:p>32.8142974377</text:p>
          </table:table-cell>
          <table:table-cell table:formula="of:=[.D877]/([.E877]-[.E876])" office:value-type="float" office:value="261687.652948959" calcext:value-type="float">
            <text:p>261687.6529489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890802.15231" calcext:value-type="float">
            <text:p>1442890802.15231</text:p>
          </table:table-cell>
          <table:table-cell office:value-type="float" office:value="1442890802.18274" calcext:value-type="float">
            <text:p>1442890802.18274</text:p>
          </table:table-cell>
          <table:table-cell office:value-type="float" office:value="896" calcext:value-type="float">
            <text:p>896</text:p>
          </table:table-cell>
          <table:table-cell table:formula="of:=[.C878]-[.C$2]" office:value-type="float" office:value="32.8176634311676" calcext:value-type="float">
            <text:p>32.8176634312</text:p>
          </table:table-cell>
          <table:table-cell table:formula="of:=[.D878]/([.E878]-[.E877])" office:value-type="float" office:value="266191.83907069" calcext:value-type="float">
            <text:p>266191.8390706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890802.15233" calcext:value-type="float">
            <text:p>1442890802.15233</text:p>
          </table:table-cell>
          <table:table-cell office:value-type="float" office:value="1442890802.18614" calcext:value-type="float">
            <text:p>1442890802.18614</text:p>
          </table:table-cell>
          <table:table-cell office:value-type="float" office:value="896" calcext:value-type="float">
            <text:p>896</text:p>
          </table:table-cell>
          <table:table-cell table:formula="of:=[.C879]-[.C$2]" office:value-type="float" office:value="32.8210692405701" calcext:value-type="float">
            <text:p>32.8210692406</text:p>
          </table:table-cell>
          <table:table-cell table:formula="of:=[.D879]/([.E879]-[.E878])" office:value-type="float" office:value="263079.900875044" calcext:value-type="float">
            <text:p>263079.90087504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890802.15235" calcext:value-type="float">
            <text:p>1442890802.15235</text:p>
          </table:table-cell>
          <table:table-cell office:value-type="float" office:value="1442890802.18955" calcext:value-type="float">
            <text:p>1442890802.18955</text:p>
          </table:table-cell>
          <table:table-cell office:value-type="float" office:value="896" calcext:value-type="float">
            <text:p>896</text:p>
          </table:table-cell>
          <table:table-cell table:formula="of:=[.C880]-[.C$2]" office:value-type="float" office:value="32.8244760036468" calcext:value-type="float">
            <text:p>32.8244760036</text:p>
          </table:table-cell>
          <table:table-cell table:formula="of:=[.D880]/([.E880]-[.E879])" office:value-type="float" office:value="263006.255441249" calcext:value-type="float">
            <text:p>263006.25544124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890802.21516" calcext:value-type="float">
            <text:p>1442890802.21516</text:p>
          </table:table-cell>
          <table:table-cell office:value-type="float" office:value="1442890802.2152" calcext:value-type="float">
            <text:p>1442890802.2152</text:p>
          </table:table-cell>
          <table:table-cell office:value-type="float" office:value="896" calcext:value-type="float">
            <text:p>896</text:p>
          </table:table-cell>
          <table:table-cell table:formula="of:=[.C881]-[.C$2]" office:value-type="float" office:value="32.850127696991" calcext:value-type="float">
            <text:p>32.850127697</text:p>
          </table:table-cell>
          <table:table-cell table:formula="of:=[.D881]/([.E881]-[.E880])" office:value-type="float" office:value="34929.4679294737" calcext:value-type="float">
            <text:p>34929.467929473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890802.21527" calcext:value-type="float">
            <text:p>1442890802.21527</text:p>
          </table:table-cell>
          <table:table-cell office:value-type="float" office:value="1442890802.21861" calcext:value-type="float">
            <text:p>1442890802.21861</text:p>
          </table:table-cell>
          <table:table-cell office:value-type="float" office:value="896" calcext:value-type="float">
            <text:p>896</text:p>
          </table:table-cell>
          <table:table-cell table:formula="of:=[.C882]-[.C$2]" office:value-type="float" office:value="32.8535315990448" calcext:value-type="float">
            <text:p>32.853531599</text:p>
          </table:table-cell>
          <table:table-cell table:formula="of:=[.D882]/([.E882]-[.E881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890802.21531" calcext:value-type="float">
            <text:p>1442890802.21531</text:p>
          </table:table-cell>
          <table:table-cell office:value-type="float" office:value="1442890802.22202" calcext:value-type="float">
            <text:p>1442890802.22202</text:p>
          </table:table-cell>
          <table:table-cell office:value-type="float" office:value="896" calcext:value-type="float">
            <text:p>896</text:p>
          </table:table-cell>
          <table:table-cell table:formula="of:=[.C883]-[.C$2]" office:value-type="float" office:value="32.856945514679" calcext:value-type="float">
            <text:p>32.8569455147</text:p>
          </table:table-cell>
          <table:table-cell table:formula="of:=[.D883]/([.E883]-[.E882])" office:value-type="float" office:value="262455.226202947" calcext:value-type="float">
            <text:p>262455.22620294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890802.21533" calcext:value-type="float">
            <text:p>1442890802.21533</text:p>
          </table:table-cell>
          <table:table-cell office:value-type="float" office:value="1442890802.22542" calcext:value-type="float">
            <text:p>1442890802.22542</text:p>
          </table:table-cell>
          <table:table-cell office:value-type="float" office:value="896" calcext:value-type="float">
            <text:p>896</text:p>
          </table:table-cell>
          <table:table-cell table:formula="of:=[.C884]-[.C$2]" office:value-type="float" office:value="32.8603506088257" calcext:value-type="float">
            <text:p>32.8603506088</text:p>
          </table:table-cell>
          <table:table-cell table:formula="of:=[.D884]/([.E884]-[.E883])" office:value-type="float" office:value="263135.162022126" calcext:value-type="float">
            <text:p>263135.16202212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890802.21535" calcext:value-type="float">
            <text:p>1442890802.21535</text:p>
          </table:table-cell>
          <table:table-cell office:value-type="float" office:value="1442890802.22883" calcext:value-type="float">
            <text:p>1442890802.22883</text:p>
          </table:table-cell>
          <table:table-cell office:value-type="float" office:value="896" calcext:value-type="float">
            <text:p>896</text:p>
          </table:table-cell>
          <table:table-cell table:formula="of:=[.C885]-[.C$2]" office:value-type="float" office:value="32.8637568950653" calcext:value-type="float">
            <text:p>32.8637568951</text:p>
          </table:table-cell>
          <table:table-cell table:formula="of:=[.D885]/([.E885]-[.E884])" office:value-type="float" office:value="263043.07300343" calcext:value-type="float">
            <text:p>263043.0730034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890802.21537" calcext:value-type="float">
            <text:p>1442890802.21537</text:p>
          </table:table-cell>
          <table:table-cell office:value-type="float" office:value="1442890802.23224" calcext:value-type="float">
            <text:p>1442890802.23224</text:p>
          </table:table-cell>
          <table:table-cell office:value-type="float" office:value="896" calcext:value-type="float">
            <text:p>896</text:p>
          </table:table-cell>
          <table:table-cell table:formula="of:=[.C886]-[.C$2]" office:value-type="float" office:value="32.8671650886536" calcext:value-type="float">
            <text:p>32.8671650887</text:p>
          </table:table-cell>
          <table:table-cell table:formula="of:=[.D886]/([.E886]-[.E885])" office:value-type="float" office:value="262895.864568031" calcext:value-type="float">
            <text:p>262895.86456803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890802.33062" calcext:value-type="float">
            <text:p>1442890802.33062</text:p>
          </table:table-cell>
          <table:table-cell office:value-type="float" office:value="1442890802.33065" calcext:value-type="float">
            <text:p>1442890802.33065</text:p>
          </table:table-cell>
          <table:table-cell office:value-type="float" office:value="896" calcext:value-type="float">
            <text:p>896</text:p>
          </table:table-cell>
          <table:table-cell table:formula="of:=[.C887]-[.C$2]" office:value-type="float" office:value="32.9655797481537" calcext:value-type="float">
            <text:p>32.9655797482</text:p>
          </table:table-cell>
          <table:table-cell table:formula="of:=[.D887]/([.E887]-[.E886])" office:value-type="float" office:value="9104.33470532801" calcext:value-type="float">
            <text:p>9104.33470532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890802.33069" calcext:value-type="float">
            <text:p>1442890802.33069</text:p>
          </table:table-cell>
          <table:table-cell office:value-type="float" office:value="1442890802.33404" calcext:value-type="float">
            <text:p>1442890802.33404</text:p>
          </table:table-cell>
          <table:table-cell office:value-type="float" office:value="896" calcext:value-type="float">
            <text:p>896</text:p>
          </table:table-cell>
          <table:table-cell table:formula="of:=[.C888]-[.C$2]" office:value-type="float" office:value="32.9689626693726" calcext:value-type="float">
            <text:p>32.9689626694</text:p>
          </table:table-cell>
          <table:table-cell table:formula="of:=[.D888]/([.E888]-[.E887])" office:value-type="float" office:value="264859.848051307" calcext:value-type="float">
            <text:p>264859.8480513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890802.33071" calcext:value-type="float">
            <text:p>1442890802.33071</text:p>
          </table:table-cell>
          <table:table-cell office:value-type="float" office:value="1442890802.33741" calcext:value-type="float">
            <text:p>1442890802.33741</text:p>
          </table:table-cell>
          <table:table-cell office:value-type="float" office:value="896" calcext:value-type="float">
            <text:p>896</text:p>
          </table:table-cell>
          <table:table-cell table:formula="of:=[.C889]-[.C$2]" office:value-type="float" office:value="32.9723379611969" calcext:value-type="float">
            <text:p>32.9723379612</text:p>
          </table:table-cell>
          <table:table-cell table:formula="of:=[.D889]/([.E889]-[.E888])" office:value-type="float" office:value="265458.528219255" calcext:value-type="float">
            <text:p>265458.52821925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890802.33073" calcext:value-type="float">
            <text:p>1442890802.33073</text:p>
          </table:table-cell>
          <table:table-cell office:value-type="float" office:value="1442890802.34082" calcext:value-type="float">
            <text:p>1442890802.34082</text:p>
          </table:table-cell>
          <table:table-cell office:value-type="float" office:value="896" calcext:value-type="float">
            <text:p>896</text:p>
          </table:table-cell>
          <table:table-cell table:formula="of:=[.C890]-[.C$2]" office:value-type="float" office:value="32.9757435321808" calcext:value-type="float">
            <text:p>32.9757435322</text:p>
          </table:table-cell>
          <table:table-cell table:formula="of:=[.D890]/([.E890]-[.E889])" office:value-type="float" office:value="263098.318678241" calcext:value-type="float">
            <text:p>263098.31867824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890802.33075" calcext:value-type="float">
            <text:p>1442890802.33075</text:p>
          </table:table-cell>
          <table:table-cell office:value-type="float" office:value="1442890802.3442" calcext:value-type="float">
            <text:p>1442890802.3442</text:p>
          </table:table-cell>
          <table:table-cell office:value-type="float" office:value="896" calcext:value-type="float">
            <text:p>896</text:p>
          </table:table-cell>
          <table:table-cell table:formula="of:=[.C891]-[.C$2]" office:value-type="float" office:value="32.9791247844696" calcext:value-type="float">
            <text:p>32.9791247845</text:p>
          </table:table-cell>
          <table:table-cell table:formula="of:=[.D891]/([.E891]-[.E890])" office:value-type="float" office:value="264990.578479763" calcext:value-type="float">
            <text:p>264990.57847976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890802.33077" calcext:value-type="float">
            <text:p>1442890802.33077</text:p>
          </table:table-cell>
          <table:table-cell office:value-type="float" office:value="1442890802.3476" calcext:value-type="float">
            <text:p>1442890802.3476</text:p>
          </table:table-cell>
          <table:table-cell office:value-type="float" office:value="896" calcext:value-type="float">
            <text:p>896</text:p>
          </table:table-cell>
          <table:table-cell table:formula="of:=[.C892]-[.C$2]" office:value-type="float" office:value="32.9825236797333" calcext:value-type="float">
            <text:p>32.9825236797</text:p>
          </table:table-cell>
          <table:table-cell table:formula="of:=[.D892]/([.E892]-[.E891])" office:value-type="float" office:value="263615.066217733" calcext:value-type="float">
            <text:p>263615.0662177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890802.33078" calcext:value-type="float">
            <text:p>1442890802.33078</text:p>
          </table:table-cell>
          <table:table-cell office:value-type="float" office:value="1442890802.35099" calcext:value-type="float">
            <text:p>1442890802.35099</text:p>
          </table:table-cell>
          <table:table-cell office:value-type="float" office:value="896" calcext:value-type="float">
            <text:p>896</text:p>
          </table:table-cell>
          <table:table-cell table:formula="of:=[.C893]-[.C$2]" office:value-type="float" office:value="32.9859173297882" calcext:value-type="float">
            <text:p>32.9859173298</text:p>
          </table:table-cell>
          <table:table-cell table:formula="of:=[.D893]/([.E893]-[.E892])" office:value-type="float" office:value="264022.508360264" calcext:value-type="float">
            <text:p>264022.50836026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890802.3308" calcext:value-type="float">
            <text:p>1442890802.3308</text:p>
          </table:table-cell>
          <table:table-cell office:value-type="float" office:value="1442890802.35437" calcext:value-type="float">
            <text:p>1442890802.35437</text:p>
          </table:table-cell>
          <table:table-cell office:value-type="float" office:value="896" calcext:value-type="float">
            <text:p>896</text:p>
          </table:table-cell>
          <table:table-cell table:formula="of:=[.C894]-[.C$2]" office:value-type="float" office:value="32.9892973899841" calcext:value-type="float">
            <text:p>32.98929739</text:p>
          </table:table-cell>
          <table:table-cell table:formula="of:=[.D894]/([.E894]-[.E893])" office:value-type="float" office:value="265084.036396981" calcext:value-type="float">
            <text:p>265084.03639698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890802.33082" calcext:value-type="float">
            <text:p>1442890802.33082</text:p>
          </table:table-cell>
          <table:table-cell office:value-type="float" office:value="1442890802.35776" calcext:value-type="float">
            <text:p>1442890802.35776</text:p>
          </table:table-cell>
          <table:table-cell office:value-type="float" office:value="896" calcext:value-type="float">
            <text:p>896</text:p>
          </table:table-cell>
          <table:table-cell table:formula="of:=[.C895]-[.C$2]" office:value-type="float" office:value="32.9926841259003" calcext:value-type="float">
            <text:p>32.9926841259</text:p>
          </table:table-cell>
          <table:table-cell table:formula="of:=[.D895]/([.E895]-[.E894])" office:value-type="float" office:value="264561.519464977" calcext:value-type="float">
            <text:p>264561.51946497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890802.33084" calcext:value-type="float">
            <text:p>1442890802.33084</text:p>
          </table:table-cell>
          <table:table-cell office:value-type="float" office:value="1442890802.36116" calcext:value-type="float">
            <text:p>1442890802.36116</text:p>
          </table:table-cell>
          <table:table-cell office:value-type="float" office:value="896" calcext:value-type="float">
            <text:p>896</text:p>
          </table:table-cell>
          <table:table-cell table:formula="of:=[.C896]-[.C$2]" office:value-type="float" office:value="32.9960827827454" calcext:value-type="float">
            <text:p>32.9960827827</text:p>
          </table:table-cell>
          <table:table-cell table:formula="of:=[.D896]/([.E896]-[.E895])" office:value-type="float" office:value="263633.559031919" calcext:value-type="float">
            <text:p>263633.55903191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890802.33086" calcext:value-type="float">
            <text:p>1442890802.33086</text:p>
          </table:table-cell>
          <table:table-cell office:value-type="float" office:value="1442890802.36454" calcext:value-type="float">
            <text:p>1442890802.36454</text:p>
          </table:table-cell>
          <table:table-cell office:value-type="float" office:value="896" calcext:value-type="float">
            <text:p>896</text:p>
          </table:table-cell>
          <table:table-cell table:formula="of:=[.C897]-[.C$2]" office:value-type="float" office:value="32.9994649887085" calcext:value-type="float">
            <text:p>32.9994649887</text:p>
          </table:table-cell>
          <table:table-cell table:formula="of:=[.D897]/([.E897]-[.E896])" office:value-type="float" office:value="264915.859579867" calcext:value-type="float">
            <text:p>264915.85957986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890802.33087" calcext:value-type="float">
            <text:p>1442890802.33087</text:p>
          </table:table-cell>
          <table:table-cell office:value-type="float" office:value="1442890802.36794" calcext:value-type="float">
            <text:p>1442890802.36794</text:p>
          </table:table-cell>
          <table:table-cell office:value-type="float" office:value="896" calcext:value-type="float">
            <text:p>896</text:p>
          </table:table-cell>
          <table:table-cell table:formula="of:=[.C898]-[.C$2]" office:value-type="float" office:value="33.0028622150421" calcext:value-type="float">
            <text:p>33.002862215</text:p>
          </table:table-cell>
          <table:table-cell table:formula="of:=[.D898]/([.E898]-[.E897])" office:value-type="float" office:value="263744.570425995" calcext:value-type="float">
            <text:p>263744.5704259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890802.41611" calcext:value-type="float">
            <text:p>1442890802.41611</text:p>
          </table:table-cell>
          <table:table-cell office:value-type="float" office:value="1442890802.41614" calcext:value-type="float">
            <text:p>1442890802.41614</text:p>
          </table:table-cell>
          <table:table-cell office:value-type="float" office:value="896" calcext:value-type="float">
            <text:p>896</text:p>
          </table:table-cell>
          <table:table-cell table:formula="of:=[.C899]-[.C$2]" office:value-type="float" office:value="33.0510668754578" calcext:value-type="float">
            <text:p>33.0510668755</text:p>
          </table:table-cell>
          <table:table-cell table:formula="of:=[.D899]/([.E899]-[.E898])" office:value-type="float" office:value="18587.4144174889" calcext:value-type="float">
            <text:p>18587.414417488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890802.41618" calcext:value-type="float">
            <text:p>1442890802.41618</text:p>
          </table:table-cell>
          <table:table-cell office:value-type="float" office:value="1442890802.41952" calcext:value-type="float">
            <text:p>1442890802.41952</text:p>
          </table:table-cell>
          <table:table-cell office:value-type="float" office:value="896" calcext:value-type="float">
            <text:p>896</text:p>
          </table:table-cell>
          <table:table-cell table:formula="of:=[.C900]-[.C$2]" office:value-type="float" office:value="33.0544505119324" calcext:value-type="float">
            <text:p>33.0544505119</text:p>
          </table:table-cell>
          <table:table-cell table:formula="of:=[.D900]/([.E900]-[.E899])" office:value-type="float" office:value="264803.860202931" calcext:value-type="float">
            <text:p>264803.86020293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890802.4162" calcext:value-type="float">
            <text:p>1442890802.4162</text:p>
          </table:table-cell>
          <table:table-cell office:value-type="float" office:value="1442890802.4229" calcext:value-type="float">
            <text:p>1442890802.4229</text:p>
          </table:table-cell>
          <table:table-cell office:value-type="float" office:value="896" calcext:value-type="float">
            <text:p>896</text:p>
          </table:table-cell>
          <table:table-cell table:formula="of:=[.C901]-[.C$2]" office:value-type="float" office:value="33.0578300952911" calcext:value-type="float">
            <text:p>33.0578300953</text:p>
          </table:table-cell>
          <table:table-cell table:formula="of:=[.D901]/([.E901]-[.E900])" office:value-type="float" office:value="265121.438024691" calcext:value-type="float">
            <text:p>265121.43802469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890802.41622" calcext:value-type="float">
            <text:p>1442890802.41622</text:p>
          </table:table-cell>
          <table:table-cell office:value-type="float" office:value="1442890802.42635" calcext:value-type="float">
            <text:p>1442890802.42635</text:p>
          </table:table-cell>
          <table:table-cell office:value-type="float" office:value="896" calcext:value-type="float">
            <text:p>896</text:p>
          </table:table-cell>
          <table:table-cell table:formula="of:=[.C902]-[.C$2]" office:value-type="float" office:value="33.0612723827362" calcext:value-type="float">
            <text:p>33.0612723827</text:p>
          </table:table-cell>
          <table:table-cell table:formula="of:=[.D902]/([.E902]-[.E901])" office:value-type="float" office:value="260292.033799695" calcext:value-type="float">
            <text:p>260292.0337996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890802.41624" calcext:value-type="float">
            <text:p>1442890802.41624</text:p>
          </table:table-cell>
          <table:table-cell office:value-type="float" office:value="1442890802.42975" calcext:value-type="float">
            <text:p>1442890802.42975</text:p>
          </table:table-cell>
          <table:table-cell office:value-type="float" office:value="896" calcext:value-type="float">
            <text:p>896</text:p>
          </table:table-cell>
          <table:table-cell table:formula="of:=[.C903]-[.C$2]" office:value-type="float" office:value="33.0646736621857" calcext:value-type="float">
            <text:p>33.0646736622</text:p>
          </table:table-cell>
          <table:table-cell table:formula="of:=[.D903]/([.E903]-[.E902])" office:value-type="float" office:value="263430.280667321" calcext:value-type="float">
            <text:p>263430.28066732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890802.41626" calcext:value-type="float">
            <text:p>1442890802.41626</text:p>
          </table:table-cell>
          <table:table-cell office:value-type="float" office:value="1442890802.43317" calcext:value-type="float">
            <text:p>1442890802.43317</text:p>
          </table:table-cell>
          <table:table-cell office:value-type="float" office:value="896" calcext:value-type="float">
            <text:p>896</text:p>
          </table:table-cell>
          <table:table-cell table:formula="of:=[.C904]-[.C$2]" office:value-type="float" office:value="33.0680947303772" calcext:value-type="float">
            <text:p>33.0680947304</text:p>
          </table:table-cell>
          <table:table-cell table:formula="of:=[.D904]/([.E904]-[.E903])" office:value-type="float" office:value="261906.501080215" calcext:value-type="float">
            <text:p>261906.5010802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890802.41627" calcext:value-type="float">
            <text:p>1442890802.41627</text:p>
          </table:table-cell>
          <table:table-cell office:value-type="float" office:value="1442890802.43653" calcext:value-type="float">
            <text:p>1442890802.43653</text:p>
          </table:table-cell>
          <table:table-cell office:value-type="float" office:value="896" calcext:value-type="float">
            <text:p>896</text:p>
          </table:table-cell>
          <table:table-cell table:formula="of:=[.C905]-[.C$2]" office:value-type="float" office:value="33.0714600086212" calcext:value-type="float">
            <text:p>33.0714600086</text:p>
          </table:table-cell>
          <table:table-cell table:formula="of:=[.D905]/([.E905]-[.E904])" office:value-type="float" office:value="266248.415444562" calcext:value-type="float">
            <text:p>266248.41544456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890802.41631" calcext:value-type="float">
            <text:p>1442890802.41631</text:p>
          </table:table-cell>
          <table:table-cell office:value-type="float" office:value="1442890802.43993" calcext:value-type="float">
            <text:p>1442890802.43993</text:p>
          </table:table-cell>
          <table:table-cell office:value-type="float" office:value="896" calcext:value-type="float">
            <text:p>896</text:p>
          </table:table-cell>
          <table:table-cell table:formula="of:=[.C906]-[.C$2]" office:value-type="float" office:value="33.074853181839" calcext:value-type="float">
            <text:p>33.0748531818</text:p>
          </table:table-cell>
          <table:table-cell table:formula="of:=[.D906]/([.E906]-[.E905])" office:value-type="float" office:value="264059.611017426" calcext:value-type="float">
            <text:p>264059.61101742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890802.41633" calcext:value-type="float">
            <text:p>1442890802.41633</text:p>
          </table:table-cell>
          <table:table-cell office:value-type="float" office:value="1442890802.44329" calcext:value-type="float">
            <text:p>1442890802.44329</text:p>
          </table:table-cell>
          <table:table-cell office:value-type="float" office:value="896" calcext:value-type="float">
            <text:p>896</text:p>
          </table:table-cell>
          <table:table-cell table:formula="of:=[.C907]-[.C$2]" office:value-type="float" office:value="33.0782170295715" calcext:value-type="float">
            <text:p>33.0782170296</text:p>
          </table:table-cell>
          <table:table-cell table:formula="of:=[.D907]/([.E907]-[.E906])" office:value-type="float" office:value="266361.640371394" calcext:value-type="float">
            <text:p>266361.64037139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890802.41634" calcext:value-type="float">
            <text:p>1442890802.41634</text:p>
          </table:table-cell>
          <table:table-cell office:value-type="float" office:value="1442890802.44669" calcext:value-type="float">
            <text:p>1442890802.44669</text:p>
          </table:table-cell>
          <table:table-cell office:value-type="float" office:value="896" calcext:value-type="float">
            <text:p>896</text:p>
          </table:table-cell>
          <table:table-cell table:formula="of:=[.C908]-[.C$2]" office:value-type="float" office:value="33.0816190242767" calcext:value-type="float">
            <text:p>33.0816190243</text:p>
          </table:table-cell>
          <table:table-cell table:formula="of:=[.D908]/([.E908]-[.E907])" office:value-type="float" office:value="263374.895507744" calcext:value-type="float">
            <text:p>263374.89550774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890802.53922" calcext:value-type="float">
            <text:p>1442890802.53922</text:p>
          </table:table-cell>
          <table:table-cell office:value-type="float" office:value="1442890802.53926" calcext:value-type="float">
            <text:p>1442890802.53926</text:p>
          </table:table-cell>
          <table:table-cell office:value-type="float" office:value="896" calcext:value-type="float">
            <text:p>896</text:p>
          </table:table-cell>
          <table:table-cell table:formula="of:=[.C909]-[.C$2]" office:value-type="float" office:value="33.17418384552" calcext:value-type="float">
            <text:p>33.1741838455</text:p>
          </table:table-cell>
          <table:table-cell table:formula="of:=[.D909]/([.E909]-[.E908])" office:value-type="float" office:value="9679.70323893418" calcext:value-type="float">
            <text:p>9679.703238934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890802.53931" calcext:value-type="float">
            <text:p>1442890802.53931</text:p>
          </table:table-cell>
          <table:table-cell office:value-type="float" office:value="1442890802.54267" calcext:value-type="float">
            <text:p>1442890802.54267</text:p>
          </table:table-cell>
          <table:table-cell office:value-type="float" office:value="896" calcext:value-type="float">
            <text:p>896</text:p>
          </table:table-cell>
          <table:table-cell table:formula="of:=[.C910]-[.C$2]" office:value-type="float" office:value="33.1775922775269" calcext:value-type="float">
            <text:p>33.1775922775</text:p>
          </table:table-cell>
          <table:table-cell table:formula="of:=[.D910]/([.E910]-[.E909])" office:value-type="float" office:value="262877.475097929" calcext:value-type="float">
            <text:p>262877.47509792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890802.53933" calcext:value-type="float">
            <text:p>1442890802.53933</text:p>
          </table:table-cell>
          <table:table-cell office:value-type="float" office:value="1442890802.54607" calcext:value-type="float">
            <text:p>1442890802.54607</text:p>
          </table:table-cell>
          <table:table-cell office:value-type="float" office:value="896" calcext:value-type="float">
            <text:p>896</text:p>
          </table:table-cell>
          <table:table-cell table:formula="of:=[.C911]-[.C$2]" office:value-type="float" office:value="33.1809937953949" calcext:value-type="float">
            <text:p>33.1809937954</text:p>
          </table:table-cell>
          <table:table-cell table:formula="of:=[.D911]/([.E911]-[.E910])" office:value-type="float" office:value="263411.816359431" calcext:value-type="float">
            <text:p>263411.81635943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890802.53935" calcext:value-type="float">
            <text:p>1442890802.53935</text:p>
          </table:table-cell>
          <table:table-cell office:value-type="float" office:value="1442890802.54947" calcext:value-type="float">
            <text:p>1442890802.54947</text:p>
          </table:table-cell>
          <table:table-cell office:value-type="float" office:value="896" calcext:value-type="float">
            <text:p>896</text:p>
          </table:table-cell>
          <table:table-cell table:formula="of:=[.C912]-[.C$2]" office:value-type="float" office:value="33.1843984127045" calcext:value-type="float">
            <text:p>33.1843984127</text:p>
          </table:table-cell>
          <table:table-cell table:formula="of:=[.D912]/([.E912]-[.E911])" office:value-type="float" office:value="263172.015686274" calcext:value-type="float">
            <text:p>263172.01568627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890802.53936" calcext:value-type="float">
            <text:p>1442890802.53936</text:p>
          </table:table-cell>
          <table:table-cell office:value-type="float" office:value="1442890802.55288" calcext:value-type="float">
            <text:p>1442890802.55288</text:p>
          </table:table-cell>
          <table:table-cell office:value-type="float" office:value="896" calcext:value-type="float">
            <text:p>896</text:p>
          </table:table-cell>
          <table:table-cell table:formula="of:=[.C913]-[.C$2]" office:value-type="float" office:value="33.1878073215485" calcext:value-type="float">
            <text:p>33.1878073215</text:p>
          </table:table-cell>
          <table:table-cell table:formula="of:=[.D913]/([.E913]-[.E912])" office:value-type="float" office:value="262840.703874668" calcext:value-type="float">
            <text:p>262840.70387466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890802.53938" calcext:value-type="float">
            <text:p>1442890802.53938</text:p>
          </table:table-cell>
          <table:table-cell office:value-type="float" office:value="1442890802.55629" calcext:value-type="float">
            <text:p>1442890802.55629</text:p>
          </table:table-cell>
          <table:table-cell office:value-type="float" office:value="896" calcext:value-type="float">
            <text:p>896</text:p>
          </table:table-cell>
          <table:table-cell table:formula="of:=[.C914]-[.C$2]" office:value-type="float" office:value="33.1912169456482" calcext:value-type="float">
            <text:p>33.1912169456</text:p>
          </table:table-cell>
          <table:table-cell table:formula="of:=[.D914]/([.E914]-[.E913])" office:value-type="float" office:value="262785.566324033" calcext:value-type="float">
            <text:p>262785.56632403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890802.5394" calcext:value-type="float">
            <text:p>1442890802.5394</text:p>
          </table:table-cell>
          <table:table-cell office:value-type="float" office:value="1442890802.5597" calcext:value-type="float">
            <text:p>1442890802.5597</text:p>
          </table:table-cell>
          <table:table-cell office:value-type="float" office:value="896" calcext:value-type="float">
            <text:p>896</text:p>
          </table:table-cell>
          <table:table-cell table:formula="of:=[.C915]-[.C$2]" office:value-type="float" office:value="33.1946246623993" calcext:value-type="float">
            <text:p>33.1946246624</text:p>
          </table:table-cell>
          <table:table-cell table:formula="of:=[.D915]/([.E915]-[.E914])" office:value-type="float" office:value="262932.651227874" calcext:value-type="float">
            <text:p>262932.65122787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890802.53941" calcext:value-type="float">
            <text:p>1442890802.53941</text:p>
          </table:table-cell>
          <table:table-cell office:value-type="float" office:value="1442890802.5631" calcext:value-type="float">
            <text:p>1442890802.5631</text:p>
          </table:table-cell>
          <table:table-cell office:value-type="float" office:value="896" calcext:value-type="float">
            <text:p>896</text:p>
          </table:table-cell>
          <table:table-cell table:formula="of:=[.C916]-[.C$2]" office:value-type="float" office:value="33.1980304718018" calcext:value-type="float">
            <text:p>33.1980304718</text:p>
          </table:table-cell>
          <table:table-cell table:formula="of:=[.D916]/([.E916]-[.E915])" office:value-type="float" office:value="263079.900875044" calcext:value-type="float">
            <text:p>263079.90087504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890802.53943" calcext:value-type="float">
            <text:p>1442890802.53943</text:p>
          </table:table-cell>
          <table:table-cell office:value-type="float" office:value="1442890802.56651" calcext:value-type="float">
            <text:p>1442890802.56651</text:p>
          </table:table-cell>
          <table:table-cell office:value-type="float" office:value="896" calcext:value-type="float">
            <text:p>896</text:p>
          </table:table-cell>
          <table:table-cell table:formula="of:=[.C917]-[.C$2]" office:value-type="float" office:value="33.2014374732971" calcext:value-type="float">
            <text:p>33.2014374733</text:p>
          </table:table-cell>
          <table:table-cell table:formula="of:=[.D917]/([.E917]-[.E916])" office:value-type="float" office:value="262987.850524843" calcext:value-type="float">
            <text:p>262987.85052484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890802.53945" calcext:value-type="float">
            <text:p>1442890802.53945</text:p>
          </table:table-cell>
          <table:table-cell office:value-type="float" office:value="1442890802.56988" calcext:value-type="float">
            <text:p>1442890802.56988</text:p>
          </table:table-cell>
          <table:table-cell office:value-type="float" office:value="896" calcext:value-type="float">
            <text:p>896</text:p>
          </table:table-cell>
          <table:table-cell table:formula="of:=[.C918]-[.C$2]" office:value-type="float" office:value="33.2048065662384" calcext:value-type="float">
            <text:p>33.2048065662</text:p>
          </table:table-cell>
          <table:table-cell table:formula="of:=[.D918]/([.E918]-[.E917])" office:value-type="float" office:value="265946.952374213" calcext:value-type="float">
            <text:p>265946.95237421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890802.53948" calcext:value-type="float">
            <text:p>1442890802.53948</text:p>
          </table:table-cell>
          <table:table-cell office:value-type="float" office:value="1442890802.57329" calcext:value-type="float">
            <text:p>1442890802.57329</text:p>
          </table:table-cell>
          <table:table-cell office:value-type="float" office:value="896" calcext:value-type="float">
            <text:p>896</text:p>
          </table:table-cell>
          <table:table-cell table:formula="of:=[.C919]-[.C$2]" office:value-type="float" office:value="33.2082185745239" calcext:value-type="float">
            <text:p>33.2082185745</text:p>
          </table:table-cell>
          <table:table-cell table:formula="of:=[.D919]/([.E919]-[.E918])" office:value-type="float" office:value="262601.941443645" calcext:value-type="float">
            <text:p>262601.94144364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890802.5395" calcext:value-type="float">
            <text:p>1442890802.5395</text:p>
          </table:table-cell>
          <table:table-cell office:value-type="float" office:value="1442890802.57671" calcext:value-type="float">
            <text:p>1442890802.57671</text:p>
          </table:table-cell>
          <table:table-cell office:value-type="float" office:value="896" calcext:value-type="float">
            <text:p>896</text:p>
          </table:table-cell>
          <table:table-cell table:formula="of:=[.C920]-[.C$2]" office:value-type="float" office:value="33.2116346359253" calcext:value-type="float">
            <text:p>33.2116346359</text:p>
          </table:table-cell>
          <table:table-cell table:formula="of:=[.D920]/([.E920]-[.E919])" office:value-type="float" office:value="262290.367392518" calcext:value-type="float">
            <text:p>262290.3673925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890802.61715" calcext:value-type="float">
            <text:p>1442890802.61715</text:p>
          </table:table-cell>
          <table:table-cell office:value-type="float" office:value="1442890802.6172" calcext:value-type="float">
            <text:p>1442890802.6172</text:p>
          </table:table-cell>
          <table:table-cell office:value-type="float" office:value="896" calcext:value-type="float">
            <text:p>896</text:p>
          </table:table-cell>
          <table:table-cell table:formula="of:=[.C921]-[.C$2]" office:value-type="float" office:value="33.2521281242371" calcext:value-type="float">
            <text:p>33.2521281242</text:p>
          </table:table-cell>
          <table:table-cell table:formula="of:=[.D921]/([.E921]-[.E920])" office:value-type="float" office:value="22127.0144251716" calcext:value-type="float">
            <text:p>22127.01442517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890802.61728" calcext:value-type="float">
            <text:p>1442890802.61728</text:p>
          </table:table-cell>
          <table:table-cell office:value-type="float" office:value="1442890802.62058" calcext:value-type="float">
            <text:p>1442890802.62058</text:p>
          </table:table-cell>
          <table:table-cell office:value-type="float" office:value="896" calcext:value-type="float">
            <text:p>896</text:p>
          </table:table-cell>
          <table:table-cell table:formula="of:=[.C922]-[.C$2]" office:value-type="float" office:value="33.2555091381073" calcext:value-type="float">
            <text:p>33.2555091381</text:p>
          </table:table-cell>
          <table:table-cell table:formula="of:=[.D922]/([.E922]-[.E921])" office:value-type="float" office:value="265009.264790917" calcext:value-type="float">
            <text:p>265009.26479091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890802.61733" calcext:value-type="float">
            <text:p>1442890802.61733</text:p>
          </table:table-cell>
          <table:table-cell office:value-type="float" office:value="1442890802.62398" calcext:value-type="float">
            <text:p>1442890802.62398</text:p>
          </table:table-cell>
          <table:table-cell office:value-type="float" office:value="896" calcext:value-type="float">
            <text:p>896</text:p>
          </table:table-cell>
          <table:table-cell table:formula="of:=[.C923]-[.C$2]" office:value-type="float" office:value="33.2589089870453" calcext:value-type="float">
            <text:p>33.258908987</text:p>
          </table:table-cell>
          <table:table-cell table:formula="of:=[.D923]/([.E923]-[.E922])" office:value-type="float" office:value="263541.120897616" calcext:value-type="float">
            <text:p>263541.1208976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890802.61736" calcext:value-type="float">
            <text:p>1442890802.61736</text:p>
          </table:table-cell>
          <table:table-cell office:value-type="float" office:value="1442890802.62737" calcext:value-type="float">
            <text:p>1442890802.62737</text:p>
          </table:table-cell>
          <table:table-cell office:value-type="float" office:value="896" calcext:value-type="float">
            <text:p>896</text:p>
          </table:table-cell>
          <table:table-cell table:formula="of:=[.C924]-[.C$2]" office:value-type="float" office:value="33.2622935771942" calcext:value-type="float">
            <text:p>33.2622935772</text:p>
          </table:table-cell>
          <table:table-cell table:formula="of:=[.D924]/([.E924]-[.E923])" office:value-type="float" office:value="264729.246548323" calcext:value-type="float">
            <text:p>264729.24654832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890802.61741" calcext:value-type="float">
            <text:p>1442890802.61741</text:p>
          </table:table-cell>
          <table:table-cell office:value-type="float" office:value="1442890802.63077" calcext:value-type="float">
            <text:p>1442890802.63077</text:p>
          </table:table-cell>
          <table:table-cell office:value-type="float" office:value="896" calcext:value-type="float">
            <text:p>896</text:p>
          </table:table-cell>
          <table:table-cell table:formula="of:=[.C925]-[.C$2]" office:value-type="float" office:value="33.2656934261322" calcext:value-type="float">
            <text:p>33.2656934261</text:p>
          </table:table-cell>
          <table:table-cell table:formula="of:=[.D925]/([.E925]-[.E924])" office:value-type="float" office:value="263541.120897616" calcext:value-type="float">
            <text:p>263541.1208976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890802.61744" calcext:value-type="float">
            <text:p>1442890802.61744</text:p>
          </table:table-cell>
          <table:table-cell office:value-type="float" office:value="1442890802.63417" calcext:value-type="float">
            <text:p>1442890802.63417</text:p>
          </table:table-cell>
          <table:table-cell office:value-type="float" office:value="896" calcext:value-type="float">
            <text:p>896</text:p>
          </table:table-cell>
          <table:table-cell table:formula="of:=[.C926]-[.C$2]" office:value-type="float" office:value="33.2690944671631" calcext:value-type="float">
            <text:p>33.2690944672</text:p>
          </table:table-cell>
          <table:table-cell table:formula="of:=[.D926]/([.E926]-[.E925])" office:value-type="float" office:value="263448.747563968" calcext:value-type="float">
            <text:p>263448.74756396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890802.61746" calcext:value-type="float">
            <text:p>1442890802.61746</text:p>
          </table:table-cell>
          <table:table-cell office:value-type="float" office:value="1442890802.63758" calcext:value-type="float">
            <text:p>1442890802.63758</text:p>
          </table:table-cell>
          <table:table-cell office:value-type="float" office:value="896" calcext:value-type="float">
            <text:p>896</text:p>
          </table:table-cell>
          <table:table-cell table:formula="of:=[.C927]-[.C$2]" office:value-type="float" office:value="33.2725098133087" calcext:value-type="float">
            <text:p>33.2725098133</text:p>
          </table:table-cell>
          <table:table-cell table:formula="of:=[.D927]/([.E927]-[.E926])" office:value-type="float" office:value="262345.297312391" calcext:value-type="float">
            <text:p>262345.29731239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890802.61748" calcext:value-type="float">
            <text:p>1442890802.61748</text:p>
          </table:table-cell>
          <table:table-cell office:value-type="float" office:value="1442890802.64096" calcext:value-type="float">
            <text:p>1442890802.64096</text:p>
          </table:table-cell>
          <table:table-cell office:value-type="float" office:value="896" calcext:value-type="float">
            <text:p>896</text:p>
          </table:table-cell>
          <table:table-cell table:formula="of:=[.C928]-[.C$2]" office:value-type="float" office:value="33.2758882045746" calcext:value-type="float">
            <text:p>33.2758882046</text:p>
          </table:table-cell>
          <table:table-cell table:formula="of:=[.D928]/([.E928]-[.E927])" office:value-type="float" office:value="265214.988285109" calcext:value-type="float">
            <text:p>265214.98828510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890802.6175" calcext:value-type="float">
            <text:p>1442890802.6175</text:p>
          </table:table-cell>
          <table:table-cell office:value-type="float" office:value="1442890802.64441" calcext:value-type="float">
            <text:p>1442890802.64441</text:p>
          </table:table-cell>
          <table:table-cell office:value-type="float" office:value="896" calcext:value-type="float">
            <text:p>896</text:p>
          </table:table-cell>
          <table:table-cell table:formula="of:=[.C929]-[.C$2]" office:value-type="float" office:value="33.2793323993683" calcext:value-type="float">
            <text:p>33.2793323994</text:p>
          </table:table-cell>
          <table:table-cell table:formula="of:=[.D929]/([.E929]-[.E928])" office:value-type="float" office:value="260147.887581337" calcext:value-type="float">
            <text:p>260147.88758133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890802.73804" calcext:value-type="float">
            <text:p>1442890802.73804</text:p>
          </table:table-cell>
          <table:table-cell office:value-type="float" office:value="1442890802.73807" calcext:value-type="float">
            <text:p>1442890802.73807</text:p>
          </table:table-cell>
          <table:table-cell office:value-type="float" office:value="896" calcext:value-type="float">
            <text:p>896</text:p>
          </table:table-cell>
          <table:table-cell table:formula="of:=[.C930]-[.C$2]" office:value-type="float" office:value="33.3729994297028" calcext:value-type="float">
            <text:p>33.3729994297</text:p>
          </table:table-cell>
          <table:table-cell table:formula="of:=[.D930]/([.E930]-[.E929])" office:value-type="float" office:value="9565.79915900506" calcext:value-type="float">
            <text:p>9565.799159005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890802.73813" calcext:value-type="float">
            <text:p>1442890802.73813</text:p>
          </table:table-cell>
          <table:table-cell office:value-type="float" office:value="1442890802.74148" calcext:value-type="float">
            <text:p>1442890802.74148</text:p>
          </table:table-cell>
          <table:table-cell office:value-type="float" office:value="896" calcext:value-type="float">
            <text:p>896</text:p>
          </table:table-cell>
          <table:table-cell table:formula="of:=[.C931]-[.C$2]" office:value-type="float" office:value="33.3764033317566" calcext:value-type="float">
            <text:p>33.3764033318</text:p>
          </table:table-cell>
          <table:table-cell table:formula="of:=[.D931]/([.E931]-[.E930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890802.73816" calcext:value-type="float">
            <text:p>1442890802.73816</text:p>
          </table:table-cell>
          <table:table-cell office:value-type="float" office:value="1442890802.74489" calcext:value-type="float">
            <text:p>1442890802.74489</text:p>
          </table:table-cell>
          <table:table-cell office:value-type="float" office:value="896" calcext:value-type="float">
            <text:p>896</text:p>
          </table:table-cell>
          <table:table-cell table:formula="of:=[.C932]-[.C$2]" office:value-type="float" office:value="33.379819393158" calcext:value-type="float">
            <text:p>33.3798193932</text:p>
          </table:table-cell>
          <table:table-cell table:formula="of:=[.D932]/([.E932]-[.E931])" office:value-type="float" office:value="262290.367392518" calcext:value-type="float">
            <text:p>262290.3673925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890802.73818" calcext:value-type="float">
            <text:p>1442890802.73818</text:p>
          </table:table-cell>
          <table:table-cell office:value-type="float" office:value="1442890802.74831" calcext:value-type="float">
            <text:p>1442890802.74831</text:p>
          </table:table-cell>
          <table:table-cell office:value-type="float" office:value="896" calcext:value-type="float">
            <text:p>896</text:p>
          </table:table-cell>
          <table:table-cell table:formula="of:=[.C933]-[.C$2]" office:value-type="float" office:value="33.383232831955" calcext:value-type="float">
            <text:p>33.383232832</text:p>
          </table:table-cell>
          <table:table-cell table:formula="of:=[.D933]/([.E933]-[.E932])" office:value-type="float" office:value="262491.889641685" calcext:value-type="float">
            <text:p>262491.88964168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890802.7382" calcext:value-type="float">
            <text:p>1442890802.7382</text:p>
          </table:table-cell>
          <table:table-cell office:value-type="float" office:value="1442890802.75173" calcext:value-type="float">
            <text:p>1442890802.75173</text:p>
          </table:table-cell>
          <table:table-cell office:value-type="float" office:value="896" calcext:value-type="float">
            <text:p>896</text:p>
          </table:table-cell>
          <table:table-cell table:formula="of:=[.C934]-[.C$2]" office:value-type="float" office:value="33.386655330658" calcext:value-type="float">
            <text:p>33.3866553307</text:p>
          </table:table-cell>
          <table:table-cell table:formula="of:=[.D934]/([.E934]-[.E933])" office:value-type="float" office:value="261797.0312783" calcext:value-type="float">
            <text:p>261797.031278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890802.73822" calcext:value-type="float">
            <text:p>1442890802.73822</text:p>
          </table:table-cell>
          <table:table-cell office:value-type="float" office:value="1442890802.75513" calcext:value-type="float">
            <text:p>1442890802.75513</text:p>
          </table:table-cell>
          <table:table-cell office:value-type="float" office:value="896" calcext:value-type="float">
            <text:p>896</text:p>
          </table:table-cell>
          <table:table-cell table:formula="of:=[.C935]-[.C$2]" office:value-type="float" office:value="33.3900530338287" calcext:value-type="float">
            <text:p>33.3900530338</text:p>
          </table:table-cell>
          <table:table-cell table:formula="of:=[.D935]/([.E935]-[.E934])" office:value-type="float" office:value="263707.556241667" calcext:value-type="float">
            <text:p>263707.55624166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890802.73825" calcext:value-type="float">
            <text:p>1442890802.73825</text:p>
          </table:table-cell>
          <table:table-cell office:value-type="float" office:value="1442890802.75851" calcext:value-type="float">
            <text:p>1442890802.75851</text:p>
          </table:table-cell>
          <table:table-cell office:value-type="float" office:value="896" calcext:value-type="float">
            <text:p>896</text:p>
          </table:table-cell>
          <table:table-cell table:formula="of:=[.C936]-[.C$2]" office:value-type="float" office:value="33.3934407234192" calcext:value-type="float">
            <text:p>33.3934407234</text:p>
          </table:table-cell>
          <table:table-cell table:formula="of:=[.D936]/([.E936]-[.E935])" office:value-type="float" office:value="264487.042297136" calcext:value-type="float">
            <text:p>264487.04229713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890802.73832" calcext:value-type="float">
            <text:p>1442890802.73832</text:p>
          </table:table-cell>
          <table:table-cell office:value-type="float" office:value="1442890802.76192" calcext:value-type="float">
            <text:p>1442890802.76192</text:p>
          </table:table-cell>
          <table:table-cell office:value-type="float" office:value="896" calcext:value-type="float">
            <text:p>896</text:p>
          </table:table-cell>
          <table:table-cell table:formula="of:=[.C937]-[.C$2]" office:value-type="float" office:value="33.3968467712402" calcext:value-type="float">
            <text:p>33.3968467712</text:p>
          </table:table-cell>
          <table:table-cell table:formula="of:=[.D937]/([.E937]-[.E936])" office:value-type="float" office:value="263061.485650287" calcext:value-type="float">
            <text:p>263061.48565028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890802.73836" calcext:value-type="float">
            <text:p>1442890802.73836</text:p>
          </table:table-cell>
          <table:table-cell office:value-type="float" office:value="1442890802.76535" calcext:value-type="float">
            <text:p>1442890802.76535</text:p>
          </table:table-cell>
          <table:table-cell office:value-type="float" office:value="896" calcext:value-type="float">
            <text:p>896</text:p>
          </table:table-cell>
          <table:table-cell table:formula="of:=[.C938]-[.C$2]" office:value-type="float" office:value="33.400271654129" calcext:value-type="float">
            <text:p>33.4002716541</text:p>
          </table:table-cell>
          <table:table-cell table:formula="of:=[.D938]/([.E938]-[.E937])" office:value-type="float" office:value="261614.784824226" calcext:value-type="float">
            <text:p>261614.78482422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890802.73838" calcext:value-type="float">
            <text:p>1442890802.73838</text:p>
          </table:table-cell>
          <table:table-cell office:value-type="float" office:value="1442890802.76875" calcext:value-type="float">
            <text:p>1442890802.76875</text:p>
          </table:table-cell>
          <table:table-cell office:value-type="float" office:value="896" calcext:value-type="float">
            <text:p>896</text:p>
          </table:table-cell>
          <table:table-cell table:formula="of:=[.C939]-[.C$2]" office:value-type="float" office:value="33.40367603302" calcext:value-type="float">
            <text:p>33.403676033</text:p>
          </table:table-cell>
          <table:table-cell table:formula="of:=[.D939]/([.E939]-[.E938])" office:value-type="float" office:value="263190.446389803" calcext:value-type="float">
            <text:p>263190.44638980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890802.73841" calcext:value-type="float">
            <text:p>1442890802.73841</text:p>
          </table:table-cell>
          <table:table-cell office:value-type="float" office:value="1442890802.77214" calcext:value-type="float">
            <text:p>1442890802.77214</text:p>
          </table:table-cell>
          <table:table-cell office:value-type="float" office:value="896" calcext:value-type="float">
            <text:p>896</text:p>
          </table:table-cell>
          <table:table-cell table:formula="of:=[.C940]-[.C$2]" office:value-type="float" office:value="33.4070672988892" calcext:value-type="float">
            <text:p>33.4070672989</text:p>
          </table:table-cell>
          <table:table-cell table:formula="of:=[.D940]/([.E940]-[.E939])" office:value-type="float" office:value="264208.125984252" calcext:value-type="float">
            <text:p>264208.12598425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890802.73844" calcext:value-type="float">
            <text:p>1442890802.73844</text:p>
          </table:table-cell>
          <table:table-cell office:value-type="float" office:value="1442890802.77555" calcext:value-type="float">
            <text:p>1442890802.77555</text:p>
          </table:table-cell>
          <table:table-cell office:value-type="float" office:value="896" calcext:value-type="float">
            <text:p>896</text:p>
          </table:table-cell>
          <table:table-cell table:formula="of:=[.C941]-[.C$2]" office:value-type="float" office:value="33.4104750156403" calcext:value-type="float">
            <text:p>33.4104750156</text:p>
          </table:table-cell>
          <table:table-cell table:formula="of:=[.D941]/([.E941]-[.E940])" office:value-type="float" office:value="262932.651227874" calcext:value-type="float">
            <text:p>262932.65122787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890802.81803" calcext:value-type="float">
            <text:p>1442890802.81803</text:p>
          </table:table-cell>
          <table:table-cell office:value-type="float" office:value="1442890802.81808" calcext:value-type="float">
            <text:p>1442890802.81808</text:p>
          </table:table-cell>
          <table:table-cell office:value-type="float" office:value="896" calcext:value-type="float">
            <text:p>896</text:p>
          </table:table-cell>
          <table:table-cell table:formula="of:=[.C942]-[.C$2]" office:value-type="float" office:value="33.453004360199" calcext:value-type="float">
            <text:p>33.4530043602</text:p>
          </table:table-cell>
          <table:table-cell table:formula="of:=[.D942]/([.E942]-[.E941])" office:value-type="float" office:value="21067.8064592081" calcext:value-type="float">
            <text:p>21067.806459208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890802.81813" calcext:value-type="float">
            <text:p>1442890802.81813</text:p>
          </table:table-cell>
          <table:table-cell office:value-type="float" office:value="1442890802.82151" calcext:value-type="float">
            <text:p>1442890802.82151</text:p>
          </table:table-cell>
          <table:table-cell office:value-type="float" office:value="896" calcext:value-type="float">
            <text:p>896</text:p>
          </table:table-cell>
          <table:table-cell table:formula="of:=[.C943]-[.C$2]" office:value-type="float" office:value="33.4564361572266" calcext:value-type="float">
            <text:p>33.4564361572</text:p>
          </table:table-cell>
          <table:table-cell table:formula="of:=[.D943]/([.E943]-[.E942])" office:value-type="float" office:value="261087.702098096" calcext:value-type="float">
            <text:p>261087.70209809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890802.81815" calcext:value-type="float">
            <text:p>1442890802.81815</text:p>
          </table:table-cell>
          <table:table-cell office:value-type="float" office:value="1442890802.82489" calcext:value-type="float">
            <text:p>1442890802.82489</text:p>
          </table:table-cell>
          <table:table-cell office:value-type="float" office:value="896" calcext:value-type="float">
            <text:p>896</text:p>
          </table:table-cell>
          <table:table-cell table:formula="of:=[.C944]-[.C$2]" office:value-type="float" office:value="33.459814786911" calcext:value-type="float">
            <text:p>33.4598147869</text:p>
          </table:table-cell>
          <table:table-cell table:formula="of:=[.D944]/([.E944]-[.E943])" office:value-type="float" office:value="265196.272951803" calcext:value-type="float">
            <text:p>265196.27295180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890802.81817" calcext:value-type="float">
            <text:p>1442890802.81817</text:p>
          </table:table-cell>
          <table:table-cell office:value-type="float" office:value="1442890802.82829" calcext:value-type="float">
            <text:p>1442890802.82829</text:p>
          </table:table-cell>
          <table:table-cell office:value-type="float" office:value="896" calcext:value-type="float">
            <text:p>896</text:p>
          </table:table-cell>
          <table:table-cell table:formula="of:=[.C945]-[.C$2]" office:value-type="float" office:value="33.4632112979889" calcext:value-type="float">
            <text:p>33.463211298</text:p>
          </table:table-cell>
          <table:table-cell table:formula="of:=[.D945]/([.E945]-[.E944])" office:value-type="float" office:value="263800.111189106" calcext:value-type="float">
            <text:p>263800.1111891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890802.8182" calcext:value-type="float">
            <text:p>1442890802.8182</text:p>
          </table:table-cell>
          <table:table-cell office:value-type="float" office:value="1442890802.83168" calcext:value-type="float">
            <text:p>1442890802.83168</text:p>
          </table:table-cell>
          <table:table-cell office:value-type="float" office:value="896" calcext:value-type="float">
            <text:p>896</text:p>
          </table:table-cell>
          <table:table-cell table:formula="of:=[.C946]-[.C$2]" office:value-type="float" office:value="33.4666078090668" calcext:value-type="float">
            <text:p>33.4666078091</text:p>
          </table:table-cell>
          <table:table-cell table:formula="of:=[.D946]/([.E946]-[.E945])" office:value-type="float" office:value="263800.111189106" calcext:value-type="float">
            <text:p>263800.11118910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890802.81825" calcext:value-type="float">
            <text:p>1442890802.81825</text:p>
          </table:table-cell>
          <table:table-cell office:value-type="float" office:value="1442890802.83506" calcext:value-type="float">
            <text:p>1442890802.83506</text:p>
          </table:table-cell>
          <table:table-cell office:value-type="float" office:value="896" calcext:value-type="float">
            <text:p>896</text:p>
          </table:table-cell>
          <table:table-cell table:formula="of:=[.C947]-[.C$2]" office:value-type="float" office:value="33.469988822937" calcext:value-type="float">
            <text:p>33.4699888229</text:p>
          </table:table-cell>
          <table:table-cell table:formula="of:=[.D947]/([.E947]-[.E946])" office:value-type="float" office:value="265009.264790917" calcext:value-type="float">
            <text:p>265009.26479091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890802.81831" calcext:value-type="float">
            <text:p>1442890802.81831</text:p>
          </table:table-cell>
          <table:table-cell office:value-type="float" office:value="1442890802.83851" calcext:value-type="float">
            <text:p>1442890802.83851</text:p>
          </table:table-cell>
          <table:table-cell office:value-type="float" office:value="896" calcext:value-type="float">
            <text:p>896</text:p>
          </table:table-cell>
          <table:table-cell table:formula="of:=[.C948]-[.C$2]" office:value-type="float" office:value="33.4734344482422" calcext:value-type="float">
            <text:p>33.4734344482</text:p>
          </table:table-cell>
          <table:table-cell table:formula="of:=[.D948]/([.E948]-[.E947])" office:value-type="float" office:value="260039.882646001" calcext:value-type="float">
            <text:p>260039.88264600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890802.81833" calcext:value-type="float">
            <text:p>1442890802.81833</text:p>
          </table:table-cell>
          <table:table-cell office:value-type="float" office:value="1442890802.84192" calcext:value-type="float">
            <text:p>1442890802.84192</text:p>
          </table:table-cell>
          <table:table-cell office:value-type="float" office:value="896" calcext:value-type="float">
            <text:p>896</text:p>
          </table:table-cell>
          <table:table-cell table:formula="of:=[.C949]-[.C$2]" office:value-type="float" office:value="33.4768426418304" calcext:value-type="float">
            <text:p>33.4768426418</text:p>
          </table:table-cell>
          <table:table-cell table:formula="of:=[.D949]/([.E949]-[.E948])" office:value-type="float" office:value="262895.864568031" calcext:value-type="float">
            <text:p>262895.86456803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890802.81835" calcext:value-type="float">
            <text:p>1442890802.81835</text:p>
          </table:table-cell>
          <table:table-cell office:value-type="float" office:value="1442890802.84532" calcext:value-type="float">
            <text:p>1442890802.84532</text:p>
          </table:table-cell>
          <table:table-cell office:value-type="float" office:value="896" calcext:value-type="float">
            <text:p>896</text:p>
          </table:table-cell>
          <table:table-cell table:formula="of:=[.C950]-[.C$2]" office:value-type="float" office:value="33.480250120163" calcext:value-type="float">
            <text:p>33.4802501202</text:p>
          </table:table-cell>
          <table:table-cell table:formula="of:=[.D950]/([.E950]-[.E949])" office:value-type="float" office:value="262951.048418696" calcext:value-type="float">
            <text:p>262951.04841869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890802.93695" calcext:value-type="float">
            <text:p>1442890802.93695</text:p>
          </table:table-cell>
          <table:table-cell office:value-type="float" office:value="1442890802.93699" calcext:value-type="float">
            <text:p>1442890802.93699</text:p>
          </table:table-cell>
          <table:table-cell office:value-type="float" office:value="896" calcext:value-type="float">
            <text:p>896</text:p>
          </table:table-cell>
          <table:table-cell table:formula="of:=[.C951]-[.C$2]" office:value-type="float" office:value="33.5719149112701" calcext:value-type="float">
            <text:p>33.5719149113</text:p>
          </table:table-cell>
          <table:table-cell table:formula="of:=[.D951]/([.E951]-[.E950])" office:value-type="float" office:value="9774.74545218093" calcext:value-type="float">
            <text:p>9774.745452180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890802.93703" calcext:value-type="float">
            <text:p>1442890802.93703</text:p>
          </table:table-cell>
          <table:table-cell office:value-type="float" office:value="1442890802.9404" calcext:value-type="float">
            <text:p>1442890802.9404</text:p>
          </table:table-cell>
          <table:table-cell office:value-type="float" office:value="896" calcext:value-type="float">
            <text:p>896</text:p>
          </table:table-cell>
          <table:table-cell table:formula="of:=[.C952]-[.C$2]" office:value-type="float" office:value="33.5753240585327" calcext:value-type="float">
            <text:p>33.5753240585</text:p>
          </table:table-cell>
          <table:table-cell table:formula="of:=[.D952]/([.E952]-[.E951])" office:value-type="float" office:value="262822.322120428" calcext:value-type="float">
            <text:p>262822.32212042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890802.93706" calcext:value-type="float">
            <text:p>1442890802.93706</text:p>
          </table:table-cell>
          <table:table-cell office:value-type="float" office:value="1442890802.94377" calcext:value-type="float">
            <text:p>1442890802.94377</text:p>
          </table:table-cell>
          <table:table-cell office:value-type="float" office:value="896" calcext:value-type="float">
            <text:p>896</text:p>
          </table:table-cell>
          <table:table-cell table:formula="of:=[.C953]-[.C$2]" office:value-type="float" office:value="33.5786929130554" calcext:value-type="float">
            <text:p>33.5786929131</text:p>
          </table:table-cell>
          <table:table-cell table:formula="of:=[.D953]/([.E953]-[.E952])" office:value-type="float" office:value="265965.773814579" calcext:value-type="float">
            <text:p>265965.77381457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890802.93708" calcext:value-type="float">
            <text:p>1442890802.93708</text:p>
          </table:table-cell>
          <table:table-cell office:value-type="float" office:value="1442890802.94718" calcext:value-type="float">
            <text:p>1442890802.94718</text:p>
          </table:table-cell>
          <table:table-cell office:value-type="float" office:value="896" calcext:value-type="float">
            <text:p>896</text:p>
          </table:table-cell>
          <table:table-cell table:formula="of:=[.C954]-[.C$2]" office:value-type="float" office:value="33.5821011066437" calcext:value-type="float">
            <text:p>33.5821011066</text:p>
          </table:table-cell>
          <table:table-cell table:formula="of:=[.D954]/([.E954]-[.E953])" office:value-type="float" office:value="262895.864568031" calcext:value-type="float">
            <text:p>262895.86456803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890802.9371" calcext:value-type="float">
            <text:p>1442890802.9371</text:p>
          </table:table-cell>
          <table:table-cell office:value-type="float" office:value="1442890802.95055" calcext:value-type="float">
            <text:p>1442890802.95055</text:p>
          </table:table-cell>
          <table:table-cell office:value-type="float" office:value="896" calcext:value-type="float">
            <text:p>896</text:p>
          </table:table-cell>
          <table:table-cell table:formula="of:=[.C955]-[.C$2]" office:value-type="float" office:value="33.5854794979095" calcext:value-type="float">
            <text:p>33.5854794979</text:p>
          </table:table-cell>
          <table:table-cell table:formula="of:=[.D955]/([.E955]-[.E954])" office:value-type="float" office:value="265214.988285109" calcext:value-type="float">
            <text:p>265214.98828510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890802.93712" calcext:value-type="float">
            <text:p>1442890802.93712</text:p>
          </table:table-cell>
          <table:table-cell office:value-type="float" office:value="1442890802.95396" calcext:value-type="float">
            <text:p>1442890802.95396</text:p>
          </table:table-cell>
          <table:table-cell office:value-type="float" office:value="896" calcext:value-type="float">
            <text:p>896</text:p>
          </table:table-cell>
          <table:table-cell table:formula="of:=[.C956]-[.C$2]" office:value-type="float" office:value="33.5888857841492" calcext:value-type="float">
            <text:p>33.5888857841</text:p>
          </table:table-cell>
          <table:table-cell table:formula="of:=[.D956]/([.E956]-[.E955])" office:value-type="float" office:value="263043.07300343" calcext:value-type="float">
            <text:p>263043.0730034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890802.93714" calcext:value-type="float">
            <text:p>1442890802.93714</text:p>
          </table:table-cell>
          <table:table-cell office:value-type="float" office:value="1442890802.95735" calcext:value-type="float">
            <text:p>1442890802.95735</text:p>
          </table:table-cell>
          <table:table-cell office:value-type="float" office:value="896" calcext:value-type="float">
            <text:p>896</text:p>
          </table:table-cell>
          <table:table-cell table:formula="of:=[.C957]-[.C$2]" office:value-type="float" office:value="33.5922729969025" calcext:value-type="float">
            <text:p>33.5922729969</text:p>
          </table:table-cell>
          <table:table-cell table:formula="of:=[.D957]/([.E957]-[.E956])" office:value-type="float" office:value="264524.27563877" calcext:value-type="float">
            <text:p>264524.2756387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890802.93716" calcext:value-type="float">
            <text:p>1442890802.93716</text:p>
          </table:table-cell>
          <table:table-cell office:value-type="float" office:value="1442890802.96076" calcext:value-type="float">
            <text:p>1442890802.96076</text:p>
          </table:table-cell>
          <table:table-cell office:value-type="float" office:value="896" calcext:value-type="float">
            <text:p>896</text:p>
          </table:table-cell>
          <table:table-cell table:formula="of:=[.C958]-[.C$2]" office:value-type="float" office:value="33.5956811904907" calcext:value-type="float">
            <text:p>33.5956811905</text:p>
          </table:table-cell>
          <table:table-cell table:formula="of:=[.D958]/([.E958]-[.E957])" office:value-type="float" office:value="262895.864568031" calcext:value-type="float">
            <text:p>262895.86456803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890802.93718" calcext:value-type="float">
            <text:p>1442890802.93718</text:p>
          </table:table-cell>
          <table:table-cell office:value-type="float" office:value="1442890802.96413" calcext:value-type="float">
            <text:p>1442890802.96413</text:p>
          </table:table-cell>
          <table:table-cell office:value-type="float" office:value="896" calcext:value-type="float">
            <text:p>896</text:p>
          </table:table-cell>
          <table:table-cell table:formula="of:=[.C959]-[.C$2]" office:value-type="float" office:value="33.5990521907806" calcext:value-type="float">
            <text:p>33.5990521908</text:p>
          </table:table-cell>
          <table:table-cell table:formula="of:=[.D959]/([.E959]-[.E958])" office:value-type="float" office:value="265796.476695664" calcext:value-type="float">
            <text:p>265796.47669566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890802.9372" calcext:value-type="float">
            <text:p>1442890802.9372</text:p>
          </table:table-cell>
          <table:table-cell office:value-type="float" office:value="1442890802.96755" calcext:value-type="float">
            <text:p>1442890802.96755</text:p>
          </table:table-cell>
          <table:table-cell office:value-type="float" office:value="896" calcext:value-type="float">
            <text:p>896</text:p>
          </table:table-cell>
          <table:table-cell table:formula="of:=[.C960]-[.C$2]" office:value-type="float" office:value="33.6024737358093" calcext:value-type="float">
            <text:p>33.6024737358</text:p>
          </table:table-cell>
          <table:table-cell table:formula="of:=[.D960]/([.E960]-[.E959])" office:value-type="float" office:value="261870.000975542" calcext:value-type="float">
            <text:p>261870.00097554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890802.93722" calcext:value-type="float">
            <text:p>1442890802.93722</text:p>
          </table:table-cell>
          <table:table-cell office:value-type="float" office:value="1442890802.97092" calcext:value-type="float">
            <text:p>1442890802.97092</text:p>
          </table:table-cell>
          <table:table-cell office:value-type="float" office:value="896" calcext:value-type="float">
            <text:p>896</text:p>
          </table:table-cell>
          <table:table-cell table:formula="of:=[.C961]-[.C$2]" office:value-type="float" office:value="33.6058466434479" calcext:value-type="float">
            <text:p>33.6058466434</text:p>
          </table:table-cell>
          <table:table-cell table:formula="of:=[.D961]/([.E961]-[.E960])" office:value-type="float" office:value="265646.171202375" calcext:value-type="float">
            <text:p>265646.17120237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890802.93724" calcext:value-type="float">
            <text:p>1442890802.93724</text:p>
          </table:table-cell>
          <table:table-cell office:value-type="float" office:value="1442890802.97435" calcext:value-type="float">
            <text:p>1442890802.97435</text:p>
          </table:table-cell>
          <table:table-cell office:value-type="float" office:value="896" calcext:value-type="float">
            <text:p>896</text:p>
          </table:table-cell>
          <table:table-cell table:formula="of:=[.C962]-[.C$2]" office:value-type="float" office:value="33.6092734336853" calcext:value-type="float">
            <text:p>33.6092734337</text:p>
          </table:table-cell>
          <table:table-cell table:formula="of:=[.D962]/([.E962]-[.E961])" office:value-type="float" office:value="261469.170249774" calcext:value-type="float">
            <text:p>261469.17024977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890803.01912" calcext:value-type="float">
            <text:p>1442890803.01912</text:p>
          </table:table-cell>
          <table:table-cell office:value-type="float" office:value="1442890803.01916" calcext:value-type="float">
            <text:p>1442890803.01916</text:p>
          </table:table-cell>
          <table:table-cell office:value-type="float" office:value="896" calcext:value-type="float">
            <text:p>896</text:p>
          </table:table-cell>
          <table:table-cell table:formula="of:=[.C963]-[.C$2]" office:value-type="float" office:value="33.6540877819061" calcext:value-type="float">
            <text:p>33.6540877819</text:p>
          </table:table-cell>
          <table:table-cell table:formula="of:=[.D963]/([.E963]-[.E962])" office:value-type="float" office:value="19993.5965951108" calcext:value-type="float">
            <text:p>19993.596595110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890803.01921" calcext:value-type="float">
            <text:p>1442890803.01921</text:p>
          </table:table-cell>
          <table:table-cell office:value-type="float" office:value="1442890803.02239" calcext:value-type="float">
            <text:p>1442890803.02239</text:p>
          </table:table-cell>
          <table:table-cell office:value-type="float" office:value="896" calcext:value-type="float">
            <text:p>896</text:p>
          </table:table-cell>
          <table:table-cell table:formula="of:=[.C964]-[.C$2]" office:value-type="float" office:value="33.6573162078857" calcext:value-type="float">
            <text:p>33.6573162079</text:p>
          </table:table-cell>
          <table:table-cell table:formula="of:=[.D964]/([.E964]-[.E963])" office:value-type="float" office:value="277534.626984713" calcext:value-type="float">
            <text:p>277534.6269847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890803.01923" calcext:value-type="float">
            <text:p>1442890803.01923</text:p>
          </table:table-cell>
          <table:table-cell office:value-type="float" office:value="1442890803.02551" calcext:value-type="float">
            <text:p>1442890803.02551</text:p>
          </table:table-cell>
          <table:table-cell office:value-type="float" office:value="896" calcext:value-type="float">
            <text:p>896</text:p>
          </table:table-cell>
          <table:table-cell table:formula="of:=[.C965]-[.C$2]" office:value-type="float" office:value="33.660434961319" calcext:value-type="float">
            <text:p>33.6604349613</text:p>
          </table:table-cell>
          <table:table-cell table:formula="of:=[.D965]/([.E965]-[.E964])" office:value-type="float" office:value="287294.272914915" calcext:value-type="float">
            <text:p>287294.2729149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890803.01926" calcext:value-type="float">
            <text:p>1442890803.01926</text:p>
          </table:table-cell>
          <table:table-cell office:value-type="float" office:value="1442890803.02863" calcext:value-type="float">
            <text:p>1442890803.02863</text:p>
          </table:table-cell>
          <table:table-cell office:value-type="float" office:value="896" calcext:value-type="float">
            <text:p>896</text:p>
          </table:table-cell>
          <table:table-cell table:formula="of:=[.C966]-[.C$2]" office:value-type="float" office:value="33.6635513305664" calcext:value-type="float">
            <text:p>33.6635513306</text:p>
          </table:table-cell>
          <table:table-cell table:formula="of:=[.D966]/([.E966]-[.E965])" office:value-type="float" office:value="287514.068089664" calcext:value-type="float">
            <text:p>287514.0680896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890803.01928" calcext:value-type="float">
            <text:p>1442890803.01928</text:p>
          </table:table-cell>
          <table:table-cell office:value-type="float" office:value="1442890803.03174" calcext:value-type="float">
            <text:p>1442890803.03174</text:p>
          </table:table-cell>
          <table:table-cell office:value-type="float" office:value="896" calcext:value-type="float">
            <text:p>896</text:p>
          </table:table-cell>
          <table:table-cell table:formula="of:=[.C967]-[.C$2]" office:value-type="float" office:value="33.6666686534882" calcext:value-type="float">
            <text:p>33.6666686535</text:p>
          </table:table-cell>
          <table:table-cell table:formula="of:=[.D967]/([.E967]-[.E966])" office:value-type="float" office:value="287426.109674952" calcext:value-type="float">
            <text:p>287426.10967495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890803.0193" calcext:value-type="float">
            <text:p>1442890803.0193</text:p>
          </table:table-cell>
          <table:table-cell office:value-type="float" office:value="1442890803.03486" calcext:value-type="float">
            <text:p>1442890803.03486</text:p>
          </table:table-cell>
          <table:table-cell office:value-type="float" office:value="896" calcext:value-type="float">
            <text:p>896</text:p>
          </table:table-cell>
          <table:table-cell table:formula="of:=[.C968]-[.C$2]" office:value-type="float" office:value="33.6697869300842" calcext:value-type="float">
            <text:p>33.6697869301</text:p>
          </table:table-cell>
          <table:table-cell table:formula="of:=[.D968]/([.E968]-[.E967])" office:value-type="float" office:value="287338.205061549" calcext:value-type="float">
            <text:p>287338.20506154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890803.01932" calcext:value-type="float">
            <text:p>1442890803.01932</text:p>
          </table:table-cell>
          <table:table-cell office:value-type="float" office:value="1442890803.03798" calcext:value-type="float">
            <text:p>1442890803.03798</text:p>
          </table:table-cell>
          <table:table-cell office:value-type="float" office:value="896" calcext:value-type="float">
            <text:p>896</text:p>
          </table:table-cell>
          <table:table-cell table:formula="of:=[.C969]-[.C$2]" office:value-type="float" office:value="33.6729021072388" calcext:value-type="float">
            <text:p>33.6729021072</text:p>
          </table:table-cell>
          <table:table-cell table:formula="of:=[.D969]/([.E969]-[.E968])" office:value-type="float" office:value="287624.091841421" calcext:value-type="float">
            <text:p>287624.09184142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890803.01934" calcext:value-type="float">
            <text:p>1442890803.01934</text:p>
          </table:table-cell>
          <table:table-cell office:value-type="float" office:value="1442890803.04112" calcext:value-type="float">
            <text:p>1442890803.04112</text:p>
          </table:table-cell>
          <table:table-cell office:value-type="float" office:value="896" calcext:value-type="float">
            <text:p>896</text:p>
          </table:table-cell>
          <table:table-cell table:formula="of:=[.C970]-[.C$2]" office:value-type="float" office:value="33.676041841507" calcext:value-type="float">
            <text:p>33.6760418415</text:p>
          </table:table-cell>
          <table:table-cell table:formula="of:=[.D970]/([.E970]-[.E969])" office:value-type="float" office:value="285374.469132053" calcext:value-type="float">
            <text:p>285374.46913205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890803.01936" calcext:value-type="float">
            <text:p>1442890803.01936</text:p>
          </table:table-cell>
          <table:table-cell office:value-type="float" office:value="1442890803.04423" calcext:value-type="float">
            <text:p>1442890803.04423</text:p>
          </table:table-cell>
          <table:table-cell office:value-type="float" office:value="896" calcext:value-type="float">
            <text:p>896</text:p>
          </table:table-cell>
          <table:table-cell table:formula="of:=[.C971]-[.C$2]" office:value-type="float" office:value="33.6791572570801" calcext:value-type="float">
            <text:p>33.6791572571</text:p>
          </table:table-cell>
          <table:table-cell table:formula="of:=[.D971]/([.E971]-[.E970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890803.13615" calcext:value-type="float">
            <text:p>1442890803.13615</text:p>
          </table:table-cell>
          <table:table-cell office:value-type="float" office:value="1442890803.13619" calcext:value-type="float">
            <text:p>1442890803.13619</text:p>
          </table:table-cell>
          <table:table-cell office:value-type="float" office:value="896" calcext:value-type="float">
            <text:p>896</text:p>
          </table:table-cell>
          <table:table-cell table:formula="of:=[.C972]-[.C$2]" office:value-type="float" office:value="33.7711184024811" calcext:value-type="float">
            <text:p>33.7711184025</text:p>
          </table:table-cell>
          <table:table-cell table:formula="of:=[.D972]/([.E972]-[.E971])" office:value-type="float" office:value="9743.24532489183" calcext:value-type="float">
            <text:p>9743.24532489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890803.13624" calcext:value-type="float">
            <text:p>1442890803.13624</text:p>
          </table:table-cell>
          <table:table-cell office:value-type="float" office:value="1442890803.13931" calcext:value-type="float">
            <text:p>1442890803.13931</text:p>
          </table:table-cell>
          <table:table-cell office:value-type="float" office:value="896" calcext:value-type="float">
            <text:p>896</text:p>
          </table:table-cell>
          <table:table-cell table:formula="of:=[.C973]-[.C$2]" office:value-type="float" office:value="33.7742321491241" calcext:value-type="float">
            <text:p>33.7742321491</text:p>
          </table:table-cell>
          <table:table-cell table:formula="of:=[.D973]/([.E973]-[.E972])" office:value-type="float" office:value="287756.231546708" calcext:value-type="float">
            <text:p>287756.23154670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890803.13626" calcext:value-type="float">
            <text:p>1442890803.13626</text:p>
          </table:table-cell>
          <table:table-cell office:value-type="float" office:value="1442890803.14241" calcext:value-type="float">
            <text:p>1442890803.14241</text:p>
          </table:table-cell>
          <table:table-cell office:value-type="float" office:value="896" calcext:value-type="float">
            <text:p>896</text:p>
          </table:table-cell>
          <table:table-cell table:formula="of:=[.C974]-[.C$2]" office:value-type="float" office:value="33.7773368358612" calcext:value-type="float">
            <text:p>33.7773368359</text:p>
          </table:table-cell>
          <table:table-cell table:formula="of:=[.D974]/([.E974]-[.E973])" office:value-type="float" office:value="288595.944094609" calcext:value-type="float">
            <text:p>288595.94409460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890803.13629" calcext:value-type="float">
            <text:p>1442890803.13629</text:p>
          </table:table-cell>
          <table:table-cell office:value-type="float" office:value="1442890803.14551" calcext:value-type="float">
            <text:p>1442890803.14551</text:p>
          </table:table-cell>
          <table:table-cell office:value-type="float" office:value="896" calcext:value-type="float">
            <text:p>896</text:p>
          </table:table-cell>
          <table:table-cell table:formula="of:=[.C975]-[.C$2]" office:value-type="float" office:value="33.7804358005524" calcext:value-type="float">
            <text:p>33.7804358006</text:p>
          </table:table-cell>
          <table:table-cell table:formula="of:=[.D975]/([.E975]-[.E974])" office:value-type="float" office:value="289128.818587475" calcext:value-type="float">
            <text:p>289128.81858747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890803.13631" calcext:value-type="float">
            <text:p>1442890803.13631</text:p>
          </table:table-cell>
          <table:table-cell office:value-type="float" office:value="1442890803.14862" calcext:value-type="float">
            <text:p>1442890803.14862</text:p>
          </table:table-cell>
          <table:table-cell office:value-type="float" office:value="896" calcext:value-type="float">
            <text:p>896</text:p>
          </table:table-cell>
          <table:table-cell table:formula="of:=[.C976]-[.C$2]" office:value-type="float" office:value="33.7835462093353" calcext:value-type="float">
            <text:p>33.7835462093</text:p>
          </table:table-cell>
          <table:table-cell table:formula="of:=[.D976]/([.E976]-[.E975])" office:value-type="float" office:value="288065.030200828" calcext:value-type="float">
            <text:p>288065.0302008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890803.13633" calcext:value-type="float">
            <text:p>1442890803.13633</text:p>
          </table:table-cell>
          <table:table-cell office:value-type="float" office:value="1442890803.15172" calcext:value-type="float">
            <text:p>1442890803.15172</text:p>
          </table:table-cell>
          <table:table-cell office:value-type="float" office:value="896" calcext:value-type="float">
            <text:p>896</text:p>
          </table:table-cell>
          <table:table-cell table:formula="of:=[.C977]-[.C$2]" office:value-type="float" office:value="33.7866425514221" calcext:value-type="float">
            <text:p>33.7866425514</text:p>
          </table:table-cell>
          <table:table-cell table:formula="of:=[.D977]/([.E977]-[.E976])" office:value-type="float" office:value="289373.710941711" calcext:value-type="float">
            <text:p>289373.71094171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890803.13635" calcext:value-type="float">
            <text:p>1442890803.13635</text:p>
          </table:table-cell>
          <table:table-cell office:value-type="float" office:value="1442890803.15482" calcext:value-type="float">
            <text:p>1442890803.15482</text:p>
          </table:table-cell>
          <table:table-cell office:value-type="float" office:value="896" calcext:value-type="float">
            <text:p>896</text:p>
          </table:table-cell>
          <table:table-cell table:formula="of:=[.C978]-[.C$2]" office:value-type="float" office:value="33.7897474765778" calcext:value-type="float">
            <text:p>33.7897474766</text:p>
          </table:table-cell>
          <table:table-cell table:formula="of:=[.D978]/([.E978]-[.E977])" office:value-type="float" office:value="288573.783613607" calcext:value-type="float">
            <text:p>288573.78361360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890803.13637" calcext:value-type="float">
            <text:p>1442890803.13637</text:p>
          </table:table-cell>
          <table:table-cell office:value-type="float" office:value="1442890803.15794" calcext:value-type="float">
            <text:p>1442890803.15794</text:p>
          </table:table-cell>
          <table:table-cell office:value-type="float" office:value="896" calcext:value-type="float">
            <text:p>896</text:p>
          </table:table-cell>
          <table:table-cell table:formula="of:=[.C979]-[.C$2]" office:value-type="float" office:value="33.7928655147552" calcext:value-type="float">
            <text:p>33.7928655148</text:p>
          </table:table-cell>
          <table:table-cell table:formula="of:=[.D979]/([.E979]-[.E978])" office:value-type="float" office:value="287360.176173727" calcext:value-type="float">
            <text:p>287360.1761737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890803.13642" calcext:value-type="float">
            <text:p>1442890803.13642</text:p>
          </table:table-cell>
          <table:table-cell office:value-type="float" office:value="1442890803.16108" calcext:value-type="float">
            <text:p>1442890803.16108</text:p>
          </table:table-cell>
          <table:table-cell office:value-type="float" office:value="896" calcext:value-type="float">
            <text:p>896</text:p>
          </table:table-cell>
          <table:table-cell table:formula="of:=[.C980]-[.C$2]" office:value-type="float" office:value="33.7960066795349" calcext:value-type="float">
            <text:p>33.7960066795</text:p>
          </table:table-cell>
          <table:table-cell table:formula="of:=[.D980]/([.E980]-[.E979])" office:value-type="float" office:value="285244.507324478" calcext:value-type="float">
            <text:p>285244.50732447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890803.13645" calcext:value-type="float">
            <text:p>1442890803.13645</text:p>
          </table:table-cell>
          <table:table-cell office:value-type="float" office:value="1442890803.1642" calcext:value-type="float">
            <text:p>1442890803.1642</text:p>
          </table:table-cell>
          <table:table-cell office:value-type="float" office:value="896" calcext:value-type="float">
            <text:p>896</text:p>
          </table:table-cell>
          <table:table-cell table:formula="of:=[.C981]-[.C$2]" office:value-type="float" office:value="33.7991302013397" calcext:value-type="float">
            <text:p>33.7991302013</text:p>
          </table:table-cell>
          <table:table-cell table:formula="of:=[.D981]/([.E981]-[.E980])" office:value-type="float" office:value="286855.689184032" calcext:value-type="float">
            <text:p>286855.68918403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890803.13647" calcext:value-type="float">
            <text:p>1442890803.13647</text:p>
          </table:table-cell>
          <table:table-cell office:value-type="float" office:value="1442890803.1673" calcext:value-type="float">
            <text:p>1442890803.1673</text:p>
          </table:table-cell>
          <table:table-cell office:value-type="float" office:value="896" calcext:value-type="float">
            <text:p>896</text:p>
          </table:table-cell>
          <table:table-cell table:formula="of:=[.C982]-[.C$2]" office:value-type="float" office:value="33.8022239208221" calcext:value-type="float">
            <text:p>33.8022239208</text:p>
          </table:table-cell>
          <table:table-cell table:formula="of:=[.D982]/([.E982]-[.E981])" office:value-type="float" office:value="289619.018495684" calcext:value-type="float">
            <text:p>289619.01849568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890803.13654" calcext:value-type="float">
            <text:p>1442890803.13654</text:p>
          </table:table-cell>
          <table:table-cell office:value-type="float" office:value="1442890803.17042" calcext:value-type="float">
            <text:p>1442890803.17042</text:p>
          </table:table-cell>
          <table:table-cell office:value-type="float" office:value="896" calcext:value-type="float">
            <text:p>896</text:p>
          </table:table-cell>
          <table:table-cell table:formula="of:=[.C983]-[.C$2]" office:value-type="float" office:value="33.8053503036499" calcext:value-type="float">
            <text:p>33.8053503036</text:p>
          </table:table-cell>
          <table:table-cell table:formula="of:=[.D983]/([.E983]-[.E982])" office:value-type="float" office:value="286593.181117974" calcext:value-type="float">
            <text:p>286593.18111797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890803.22012" calcext:value-type="float">
            <text:p>1442890803.22012</text:p>
          </table:table-cell>
          <table:table-cell office:value-type="float" office:value="1442890803.22016" calcext:value-type="float">
            <text:p>1442890803.22016</text:p>
          </table:table-cell>
          <table:table-cell office:value-type="float" office:value="896" calcext:value-type="float">
            <text:p>896</text:p>
          </table:table-cell>
          <table:table-cell table:formula="of:=[.C984]-[.C$2]" office:value-type="float" office:value="33.8550832271576" calcext:value-type="float">
            <text:p>33.8550832272</text:p>
          </table:table-cell>
          <table:table-cell table:formula="of:=[.D984]/([.E984]-[.E983])" office:value-type="float" office:value="18016.2342529783" calcext:value-type="float">
            <text:p>18016.234252978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890803.2202" calcext:value-type="float">
            <text:p>1442890803.2202</text:p>
          </table:table-cell>
          <table:table-cell office:value-type="float" office:value="1442890803.22327" calcext:value-type="float">
            <text:p>1442890803.22327</text:p>
          </table:table-cell>
          <table:table-cell office:value-type="float" office:value="896" calcext:value-type="float">
            <text:p>896</text:p>
          </table:table-cell>
          <table:table-cell table:formula="of:=[.C985]-[.C$2]" office:value-type="float" office:value="33.8581976890564" calcext:value-type="float">
            <text:p>33.8581976891</text:p>
          </table:table-cell>
          <table:table-cell table:formula="of:=[.D985]/([.E985]-[.E984])" office:value-type="float" office:value="287690.146520707" calcext:value-type="float">
            <text:p>287690.14652070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890803.22022" calcext:value-type="float">
            <text:p>1442890803.22022</text:p>
          </table:table-cell>
          <table:table-cell office:value-type="float" office:value="1442890803.22639" calcext:value-type="float">
            <text:p>1442890803.22639</text:p>
          </table:table-cell>
          <table:table-cell office:value-type="float" office:value="896" calcext:value-type="float">
            <text:p>896</text:p>
          </table:table-cell>
          <table:table-cell table:formula="of:=[.C986]-[.C$2]" office:value-type="float" office:value="33.8613138198853" calcext:value-type="float">
            <text:p>33.8613138199</text:p>
          </table:table-cell>
          <table:table-cell table:formula="of:=[.D986]/([.E986]-[.E985])" office:value-type="float" office:value="287536.066105585" calcext:value-type="float">
            <text:p>287536.06610558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890803.22024" calcext:value-type="float">
            <text:p>1442890803.22024</text:p>
          </table:table-cell>
          <table:table-cell office:value-type="float" office:value="1442890803.22952" calcext:value-type="float">
            <text:p>1442890803.22952</text:p>
          </table:table-cell>
          <table:table-cell office:value-type="float" office:value="896" calcext:value-type="float">
            <text:p>896</text:p>
          </table:table-cell>
          <table:table-cell table:formula="of:=[.C987]-[.C$2]" office:value-type="float" office:value="33.8644483089447" calcext:value-type="float">
            <text:p>33.8644483089</text:p>
          </table:table-cell>
          <table:table-cell table:formula="of:=[.D987]/([.E987]-[.E986])" office:value-type="float" office:value="285852.010648817" calcext:value-type="float">
            <text:p>285852.01064881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890803.22026" calcext:value-type="float">
            <text:p>1442890803.22026</text:p>
          </table:table-cell>
          <table:table-cell office:value-type="float" office:value="1442890803.23264" calcext:value-type="float">
            <text:p>1442890803.23264</text:p>
          </table:table-cell>
          <table:table-cell office:value-type="float" office:value="896" calcext:value-type="float">
            <text:p>896</text:p>
          </table:table-cell>
          <table:table-cell table:formula="of:=[.C988]-[.C$2]" office:value-type="float" office:value="33.8675618171692" calcext:value-type="float">
            <text:p>33.8675618172</text:p>
          </table:table-cell>
          <table:table-cell table:formula="of:=[.D988]/([.E988]-[.E987])" office:value-type="float" office:value="287778.266636036" calcext:value-type="float">
            <text:p>287778.26663603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890803.22028" calcext:value-type="float">
            <text:p>1442890803.22028</text:p>
          </table:table-cell>
          <table:table-cell office:value-type="float" office:value="1442890803.23576" calcext:value-type="float">
            <text:p>1442890803.23576</text:p>
          </table:table-cell>
          <table:table-cell office:value-type="float" office:value="896" calcext:value-type="float">
            <text:p>896</text:p>
          </table:table-cell>
          <table:table-cell table:formula="of:=[.C989]-[.C$2]" office:value-type="float" office:value="33.8706843852997" calcext:value-type="float">
            <text:p>33.8706843853</text:p>
          </table:table-cell>
          <table:table-cell table:formula="of:=[.D989]/([.E989]-[.E988])" office:value-type="float" office:value="286943.298770711" calcext:value-type="float">
            <text:p>286943.29877071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890803.2203" calcext:value-type="float">
            <text:p>1442890803.2203</text:p>
          </table:table-cell>
          <table:table-cell office:value-type="float" office:value="1442890803.23889" calcext:value-type="float">
            <text:p>1442890803.23889</text:p>
          </table:table-cell>
          <table:table-cell office:value-type="float" office:value="896" calcext:value-type="float">
            <text:p>896</text:p>
          </table:table-cell>
          <table:table-cell table:formula="of:=[.C990]-[.C$2]" office:value-type="float" office:value="33.873811006546" calcext:value-type="float">
            <text:p>33.8738110065</text:p>
          </table:table-cell>
          <table:table-cell table:formula="of:=[.D990]/([.E990]-[.E989])" office:value-type="float" office:value="286571.32713131" calcext:value-type="float">
            <text:p>286571.3271313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890803.22032" calcext:value-type="float">
            <text:p>1442890803.22032</text:p>
          </table:table-cell>
          <table:table-cell office:value-type="float" office:value="1442890803.24201" calcext:value-type="float">
            <text:p>1442890803.24201</text:p>
          </table:table-cell>
          <table:table-cell office:value-type="float" office:value="896" calcext:value-type="float">
            <text:p>896</text:p>
          </table:table-cell>
          <table:table-cell table:formula="of:=[.C991]-[.C$2]" office:value-type="float" office:value="33.876932144165" calcext:value-type="float">
            <text:p>33.8769321442</text:p>
          </table:table-cell>
          <table:table-cell table:formula="of:=[.D991]/([.E991]-[.E990])" office:value-type="float" office:value="287074.813536017" calcext:value-type="float">
            <text:p>287074.81353601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890803.22035" calcext:value-type="float">
            <text:p>1442890803.22035</text:p>
          </table:table-cell>
          <table:table-cell office:value-type="float" office:value="1442890803.24512" calcext:value-type="float">
            <text:p>1442890803.24512</text:p>
          </table:table-cell>
          <table:table-cell office:value-type="float" office:value="896" calcext:value-type="float">
            <text:p>896</text:p>
          </table:table-cell>
          <table:table-cell table:formula="of:=[.C992]-[.C$2]" office:value-type="float" office:value="33.8800463676453" calcext:value-type="float">
            <text:p>33.8800463676</text:p>
          </table:table-cell>
          <table:table-cell table:formula="of:=[.D992]/([.E992]-[.E991])" office:value-type="float" office:value="287712.171489818" calcext:value-type="float">
            <text:p>287712.1714898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890803.33494" calcext:value-type="float">
            <text:p>1442890803.33494</text:p>
          </table:table-cell>
          <table:table-cell office:value-type="float" office:value="1442890803.33498" calcext:value-type="float">
            <text:p>1442890803.33498</text:p>
          </table:table-cell>
          <table:table-cell office:value-type="float" office:value="896" calcext:value-type="float">
            <text:p>896</text:p>
          </table:table-cell>
          <table:table-cell table:formula="of:=[.C993]-[.C$2]" office:value-type="float" office:value="33.9699046611786" calcext:value-type="float">
            <text:p>33.9699046612</text:p>
          </table:table-cell>
          <table:table-cell table:formula="of:=[.D993]/([.E993]-[.E992])" office:value-type="float" office:value="9971.2554597724" calcext:value-type="float">
            <text:p>9971.255459772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890803.33504" calcext:value-type="float">
            <text:p>1442890803.33504</text:p>
          </table:table-cell>
          <table:table-cell office:value-type="float" office:value="1442890803.3381" calcext:value-type="float">
            <text:p>1442890803.3381</text:p>
          </table:table-cell>
          <table:table-cell office:value-type="float" office:value="896" calcext:value-type="float">
            <text:p>896</text:p>
          </table:table-cell>
          <table:table-cell table:formula="of:=[.C994]-[.C$2]" office:value-type="float" office:value="33.9730226993561" calcext:value-type="float">
            <text:p>33.9730226994</text:p>
          </table:table-cell>
          <table:table-cell table:formula="of:=[.D994]/([.E994]-[.E993])" office:value-type="float" office:value="287360.176173727" calcext:value-type="float">
            <text:p>287360.17617372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890803.33506" calcext:value-type="float">
            <text:p>1442890803.33506</text:p>
          </table:table-cell>
          <table:table-cell office:value-type="float" office:value="1442890803.34127" calcext:value-type="float">
            <text:p>1442890803.34127</text:p>
          </table:table-cell>
          <table:table-cell office:value-type="float" office:value="896" calcext:value-type="float">
            <text:p>896</text:p>
          </table:table-cell>
          <table:table-cell table:formula="of:=[.C995]-[.C$2]" office:value-type="float" office:value="33.976193189621" calcext:value-type="float">
            <text:p>33.9761931896</text:p>
          </table:table-cell>
          <table:table-cell table:formula="of:=[.D995]/([.E995]-[.E994])" office:value-type="float" office:value="282606.135057903" calcext:value-type="float">
            <text:p>282606.13505790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890803.3351" calcext:value-type="float">
            <text:p>1442890803.3351</text:p>
          </table:table-cell>
          <table:table-cell office:value-type="float" office:value="1442890803.34437" calcext:value-type="float">
            <text:p>1442890803.34437</text:p>
          </table:table-cell>
          <table:table-cell office:value-type="float" office:value="896" calcext:value-type="float">
            <text:p>896</text:p>
          </table:table-cell>
          <table:table-cell table:formula="of:=[.C996]-[.C$2]" office:value-type="float" office:value="33.9792923927307" calcext:value-type="float">
            <text:p>33.9792923927</text:p>
          </table:table-cell>
          <table:table-cell table:formula="of:=[.D996]/([.E996]-[.E995])" office:value-type="float" office:value="289106.576198169" calcext:value-type="float">
            <text:p>289106.57619816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890803.33512" calcext:value-type="float">
            <text:p>1442890803.33512</text:p>
          </table:table-cell>
          <table:table-cell office:value-type="float" office:value="1442890803.34748" calcext:value-type="float">
            <text:p>1442890803.34748</text:p>
          </table:table-cell>
          <table:table-cell office:value-type="float" office:value="896" calcext:value-type="float">
            <text:p>896</text:p>
          </table:table-cell>
          <table:table-cell table:formula="of:=[.C997]-[.C$2]" office:value-type="float" office:value="33.9824078083038" calcext:value-type="float">
            <text:p>33.9824078083</text:p>
          </table:table-cell>
          <table:table-cell table:formula="of:=[.D997]/([.E997]-[.E996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890803.33514" calcext:value-type="float">
            <text:p>1442890803.33514</text:p>
          </table:table-cell>
          <table:table-cell office:value-type="float" office:value="1442890803.3506" calcext:value-type="float">
            <text:p>1442890803.3506</text:p>
          </table:table-cell>
          <table:table-cell office:value-type="float" office:value="896" calcext:value-type="float">
            <text:p>896</text:p>
          </table:table-cell>
          <table:table-cell table:formula="of:=[.C998]-[.C$2]" office:value-type="float" office:value="33.9855268001556" calcext:value-type="float">
            <text:p>33.9855268002</text:p>
          </table:table-cell>
          <table:table-cell table:formula="of:=[.D998]/([.E998]-[.E997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890803.33516" calcext:value-type="float">
            <text:p>1442890803.33516</text:p>
          </table:table-cell>
          <table:table-cell office:value-type="float" office:value="1442890803.35369" calcext:value-type="float">
            <text:p>1442890803.35369</text:p>
          </table:table-cell>
          <table:table-cell office:value-type="float" office:value="896" calcext:value-type="float">
            <text:p>896</text:p>
          </table:table-cell>
          <table:table-cell table:formula="of:=[.C999]-[.C$2]" office:value-type="float" office:value="33.9886193275452" calcext:value-type="float">
            <text:p>33.9886193275</text:p>
          </table:table-cell>
          <table:table-cell table:formula="of:=[.D999]/([.E999]-[.E998])" office:value-type="float" office:value="289730.659471128" calcext:value-type="float">
            <text:p>289730.65947112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890803.33519" calcext:value-type="float">
            <text:p>1442890803.33519</text:p>
          </table:table-cell>
          <table:table-cell office:value-type="float" office:value="1442890803.35681" calcext:value-type="float">
            <text:p>1442890803.35681</text:p>
          </table:table-cell>
          <table:table-cell office:value-type="float" office:value="896" calcext:value-type="float">
            <text:p>896</text:p>
          </table:table-cell>
          <table:table-cell table:formula="of:=[.C1000]-[.C$2]" office:value-type="float" office:value="33.9917385578156" calcext:value-type="float">
            <text:p>33.9917385578</text:p>
          </table:table-cell>
          <table:table-cell table:formula="of:=[.D1000]/([.E1000]-[.E999])" office:value-type="float" office:value="287250.354200107" calcext:value-type="float">
            <text:p>287250.35420010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890803.33522" calcext:value-type="float">
            <text:p>1442890803.33522</text:p>
          </table:table-cell>
          <table:table-cell office:value-type="float" office:value="1442890803.35993" calcext:value-type="float">
            <text:p>1442890803.35993</text:p>
          </table:table-cell>
          <table:table-cell office:value-type="float" office:value="896" calcext:value-type="float">
            <text:p>896</text:p>
          </table:table-cell>
          <table:table-cell table:formula="of:=[.C1001]-[.C$2]" office:value-type="float" office:value="33.9948556423187" calcext:value-type="float">
            <text:p>33.9948556423</text:p>
          </table:table-cell>
          <table:table-cell table:formula="of:=[.D1001]/([.E1001]-[.E1000])" office:value-type="float" office:value="287448.094232829" calcext:value-type="float">
            <text:p>287448.09423282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890803.33524" calcext:value-type="float">
            <text:p>1442890803.33524</text:p>
          </table:table-cell>
          <table:table-cell office:value-type="float" office:value="1442890803.36305" calcext:value-type="float">
            <text:p>1442890803.36305</text:p>
          </table:table-cell>
          <table:table-cell office:value-type="float" office:value="896" calcext:value-type="float">
            <text:p>896</text:p>
          </table:table-cell>
          <table:table-cell table:formula="of:=[.C1002]-[.C$2]" office:value-type="float" office:value="33.9979732036591" calcext:value-type="float">
            <text:p>33.9979732037</text:p>
          </table:table-cell>
          <table:table-cell table:formula="of:=[.D1002]/([.E1002]-[.E1001])" office:value-type="float" office:value="287404.128479657" calcext:value-type="float">
            <text:p>287404.1284796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890803.33526" calcext:value-type="float">
            <text:p>1442890803.33526</text:p>
          </table:table-cell>
          <table:table-cell office:value-type="float" office:value="1442890803.36615" calcext:value-type="float">
            <text:p>1442890803.36615</text:p>
          </table:table-cell>
          <table:table-cell office:value-type="float" office:value="896" calcext:value-type="float">
            <text:p>896</text:p>
          </table:table-cell>
          <table:table-cell table:formula="of:=[.C1003]-[.C$2]" office:value-type="float" office:value="34.0010781288147" calcext:value-type="float">
            <text:p>34.0010781288</text:p>
          </table:table-cell>
          <table:table-cell table:formula="of:=[.D1003]/([.E1003]-[.E1002])" office:value-type="float" office:value="288573.783613607" calcext:value-type="float">
            <text:p>288573.78361360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890803.33528" calcext:value-type="float">
            <text:p>1442890803.33528</text:p>
          </table:table-cell>
          <table:table-cell office:value-type="float" office:value="1442890803.36926" calcext:value-type="float">
            <text:p>1442890803.36926</text:p>
          </table:table-cell>
          <table:table-cell office:value-type="float" office:value="896" calcext:value-type="float">
            <text:p>896</text:p>
          </table:table-cell>
          <table:table-cell table:formula="of:=[.C1004]-[.C$2]" office:value-type="float" office:value="34.0041871070862" calcext:value-type="float">
            <text:p>34.0041871071</text:p>
          </table:table-cell>
          <table:table-cell table:formula="of:=[.D1004]/([.E1004]-[.E1003])" office:value-type="float" office:value="288197.575460123" calcext:value-type="float">
            <text:p>288197.57546012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890803.42139" calcext:value-type="float">
            <text:p>1442890803.42139</text:p>
          </table:table-cell>
          <table:table-cell office:value-type="float" office:value="1442890803.42145" calcext:value-type="float">
            <text:p>1442890803.42145</text:p>
          </table:table-cell>
          <table:table-cell office:value-type="float" office:value="896" calcext:value-type="float">
            <text:p>896</text:p>
          </table:table-cell>
          <table:table-cell table:formula="of:=[.C1005]-[.C$2]" office:value-type="float" office:value="34.05637550354" calcext:value-type="float">
            <text:p>34.0563755035</text:p>
          </table:table-cell>
          <table:table-cell table:formula="of:=[.D1005]/([.E1005]-[.E1004])" office:value-type="float" office:value="17168.5673613713" calcext:value-type="float">
            <text:p>17168.567361371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890803.42152" calcext:value-type="float">
            <text:p>1442890803.42152</text:p>
          </table:table-cell>
          <table:table-cell office:value-type="float" office:value="1442890803.42464" calcext:value-type="float">
            <text:p>1442890803.42464</text:p>
          </table:table-cell>
          <table:table-cell office:value-type="float" office:value="896" calcext:value-type="float">
            <text:p>896</text:p>
          </table:table-cell>
          <table:table-cell table:formula="of:=[.C1006]-[.C$2]" office:value-type="float" office:value="34.0595624446869" calcext:value-type="float">
            <text:p>34.0595624447</text:p>
          </table:table-cell>
          <table:table-cell table:formula="of:=[.D1006]/([.E1006]-[.E1005])" office:value-type="float" office:value="281147.331787237" calcext:value-type="float">
            <text:p>281147.33178723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890803.42157" calcext:value-type="float">
            <text:p>1442890803.42157</text:p>
          </table:table-cell>
          <table:table-cell office:value-type="float" office:value="1442890803.42777" calcext:value-type="float">
            <text:p>1442890803.42777</text:p>
          </table:table-cell>
          <table:table-cell office:value-type="float" office:value="896" calcext:value-type="float">
            <text:p>896</text:p>
          </table:table-cell>
          <table:table-cell table:formula="of:=[.C1007]-[.C$2]" office:value-type="float" office:value="34.0626990795135" calcext:value-type="float">
            <text:p>34.0626990795</text:p>
          </table:table-cell>
          <table:table-cell table:formula="of:=[.D1007]/([.E1007]-[.E1006])" office:value-type="float" office:value="285656.459714199" calcext:value-type="float">
            <text:p>285656.45971419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890803.42161" calcext:value-type="float">
            <text:p>1442890803.42161</text:p>
          </table:table-cell>
          <table:table-cell office:value-type="float" office:value="1442890803.4309" calcext:value-type="float">
            <text:p>1442890803.4309</text:p>
          </table:table-cell>
          <table:table-cell office:value-type="float" office:value="896" calcext:value-type="float">
            <text:p>896</text:p>
          </table:table-cell>
          <table:table-cell table:formula="of:=[.C1008]-[.C$2]" office:value-type="float" office:value="34.0658226013184" calcext:value-type="float">
            <text:p>34.0658226013</text:p>
          </table:table-cell>
          <table:table-cell table:formula="of:=[.D1008]/([.E1008]-[.E1007])" office:value-type="float" office:value="286855.689184032" calcext:value-type="float">
            <text:p>286855.68918403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890803.42166" calcext:value-type="float">
            <text:p>1442890803.42166</text:p>
          </table:table-cell>
          <table:table-cell office:value-type="float" office:value="1442890803.43402" calcext:value-type="float">
            <text:p>1442890803.43402</text:p>
          </table:table-cell>
          <table:table-cell office:value-type="float" office:value="896" calcext:value-type="float">
            <text:p>896</text:p>
          </table:table-cell>
          <table:table-cell table:formula="of:=[.C1009]-[.C$2]" office:value-type="float" office:value="34.0689451694489" calcext:value-type="float">
            <text:p>34.0689451694</text:p>
          </table:table-cell>
          <table:table-cell table:formula="of:=[.D1009]/([.E1009]-[.E1008])" office:value-type="float" office:value="286943.298770711" calcext:value-type="float">
            <text:p>286943.29877071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890803.42169" calcext:value-type="float">
            <text:p>1442890803.42169</text:p>
          </table:table-cell>
          <table:table-cell office:value-type="float" office:value="1442890803.43715" calcext:value-type="float">
            <text:p>1442890803.43715</text:p>
          </table:table-cell>
          <table:table-cell office:value-type="float" office:value="896" calcext:value-type="float">
            <text:p>896</text:p>
          </table:table-cell>
          <table:table-cell table:formula="of:=[.C1010]-[.C$2]" office:value-type="float" office:value="34.0720734596252" calcext:value-type="float">
            <text:p>34.0720734596</text:p>
          </table:table-cell>
          <table:table-cell table:formula="of:=[.D1010]/([.E1010]-[.E1009])" office:value-type="float" office:value="286418.442496761" calcext:value-type="float">
            <text:p>286418.44249676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890803.42171" calcext:value-type="float">
            <text:p>1442890803.42171</text:p>
          </table:table-cell>
          <table:table-cell office:value-type="float" office:value="1442890803.44024" calcext:value-type="float">
            <text:p>1442890803.44024</text:p>
          </table:table-cell>
          <table:table-cell office:value-type="float" office:value="896" calcext:value-type="float">
            <text:p>896</text:p>
          </table:table-cell>
          <table:table-cell table:formula="of:=[.C1011]-[.C$2]" office:value-type="float" office:value="34.0751667022705" calcext:value-type="float">
            <text:p>34.0751667023</text:p>
          </table:table-cell>
          <table:table-cell table:formula="of:=[.D1011]/([.E1011]-[.E1010])" office:value-type="float" office:value="289663.664559889" calcext:value-type="float">
            <text:p>289663.66455988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890803.42175" calcext:value-type="float">
            <text:p>1442890803.42175</text:p>
          </table:table-cell>
          <table:table-cell office:value-type="float" office:value="1442890803.44339" calcext:value-type="float">
            <text:p>1442890803.44339</text:p>
          </table:table-cell>
          <table:table-cell office:value-type="float" office:value="896" calcext:value-type="float">
            <text:p>896</text:p>
          </table:table-cell>
          <table:table-cell table:formula="of:=[.C1012]-[.C$2]" office:value-type="float" office:value="34.0783121585846" calcext:value-type="float">
            <text:p>34.0783121586</text:p>
          </table:table-cell>
          <table:table-cell table:formula="of:=[.D1012]/([.E1012]-[.E1011])" office:value-type="float" office:value="284855.331160464" calcext:value-type="float">
            <text:p>284855.33116046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890803.42178" calcext:value-type="float">
            <text:p>1442890803.42178</text:p>
          </table:table-cell>
          <table:table-cell office:value-type="float" office:value="1442890803.44651" calcext:value-type="float">
            <text:p>1442890803.44651</text:p>
          </table:table-cell>
          <table:table-cell office:value-type="float" office:value="896" calcext:value-type="float">
            <text:p>896</text:p>
          </table:table-cell>
          <table:table-cell table:formula="of:=[.C1013]-[.C$2]" office:value-type="float" office:value="34.0814349651337" calcext:value-type="float">
            <text:p>34.0814349651</text:p>
          </table:table-cell>
          <table:table-cell table:formula="of:=[.D1013]/([.E1013]-[.E1012])" office:value-type="float" office:value="286921.391357459" calcext:value-type="float">
            <text:p>286921.39135745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890803.42182" calcext:value-type="float">
            <text:p>1442890803.42182</text:p>
          </table:table-cell>
          <table:table-cell office:value-type="float" office:value="1442890803.44963" calcext:value-type="float">
            <text:p>1442890803.44963</text:p>
          </table:table-cell>
          <table:table-cell office:value-type="float" office:value="896" calcext:value-type="float">
            <text:p>896</text:p>
          </table:table-cell>
          <table:table-cell table:formula="of:=[.C1014]-[.C$2]" office:value-type="float" office:value="34.0845518112183" calcext:value-type="float">
            <text:p>34.0845518112</text:p>
          </table:table-cell>
          <table:table-cell table:formula="of:=[.D1014]/([.E1014]-[.E1013])" office:value-type="float" office:value="287470.082154058" calcext:value-type="float">
            <text:p>287470.08215405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890803.54299" calcext:value-type="float">
            <text:p>1442890803.54299</text:p>
          </table:table-cell>
          <table:table-cell office:value-type="float" office:value="1442890803.54303" calcext:value-type="float">
            <text:p>1442890803.54303</text:p>
          </table:table-cell>
          <table:table-cell office:value-type="float" office:value="896" calcext:value-type="float">
            <text:p>896</text:p>
          </table:table-cell>
          <table:table-cell table:formula="of:=[.C1015]-[.C$2]" office:value-type="float" office:value="34.1779520511627" calcext:value-type="float">
            <text:p>34.1779520512</text:p>
          </table:table-cell>
          <table:table-cell table:formula="of:=[.D1015]/([.E1015]-[.E1014])" office:value-type="float" office:value="9593.12310688732" calcext:value-type="float">
            <text:p>9593.123106887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890803.54307" calcext:value-type="float">
            <text:p>1442890803.54307</text:p>
          </table:table-cell>
          <table:table-cell office:value-type="float" office:value="1442890803.54615" calcext:value-type="float">
            <text:p>1442890803.54615</text:p>
          </table:table-cell>
          <table:table-cell office:value-type="float" office:value="896" calcext:value-type="float">
            <text:p>896</text:p>
          </table:table-cell>
          <table:table-cell table:formula="of:=[.C1016]-[.C$2]" office:value-type="float" office:value="34.1810762882233" calcext:value-type="float">
            <text:p>34.1810762882</text:p>
          </table:table-cell>
          <table:table-cell table:formula="of:=[.D1016]/([.E1016]-[.E1015])" office:value-type="float" office:value="286790.017094017" calcext:value-type="float">
            <text:p>286790.01709401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890803.54309" calcext:value-type="float">
            <text:p>1442890803.54309</text:p>
          </table:table-cell>
          <table:table-cell office:value-type="float" office:value="1442890803.54927" calcext:value-type="float">
            <text:p>1442890803.54927</text:p>
          </table:table-cell>
          <table:table-cell office:value-type="float" office:value="896" calcext:value-type="float">
            <text:p>896</text:p>
          </table:table-cell>
          <table:table-cell table:formula="of:=[.C1017]-[.C$2]" office:value-type="float" office:value="34.1841998100281" calcext:value-type="float">
            <text:p>34.18419981</text:p>
          </table:table-cell>
          <table:table-cell table:formula="of:=[.D1017]/([.E1017]-[.E1016])" office:value-type="float" office:value="286855.689184032" calcext:value-type="float">
            <text:p>286855.68918403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890803.54311" calcext:value-type="float">
            <text:p>1442890803.54311</text:p>
          </table:table-cell>
          <table:table-cell office:value-type="float" office:value="1442890803.55241" calcext:value-type="float">
            <text:p>1442890803.55241</text:p>
          </table:table-cell>
          <table:table-cell office:value-type="float" office:value="896" calcext:value-type="float">
            <text:p>896</text:p>
          </table:table-cell>
          <table:table-cell table:formula="of:=[.C1018]-[.C$2]" office:value-type="float" office:value="34.1873347759247" calcext:value-type="float">
            <text:p>34.1873347759</text:p>
          </table:table-cell>
          <table:table-cell table:formula="of:=[.D1018]/([.E1018]-[.E1017])" office:value-type="float" office:value="285808.531751464" calcext:value-type="float">
            <text:p>285808.53175146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890803.54314" calcext:value-type="float">
            <text:p>1442890803.54314</text:p>
          </table:table-cell>
          <table:table-cell office:value-type="float" office:value="1442890803.55553" calcext:value-type="float">
            <text:p>1442890803.55553</text:p>
          </table:table-cell>
          <table:table-cell office:value-type="float" office:value="896" calcext:value-type="float">
            <text:p>896</text:p>
          </table:table-cell>
          <table:table-cell table:formula="of:=[.C1019]-[.C$2]" office:value-type="float" office:value="34.1904587745667" calcext:value-type="float">
            <text:p>34.1904587746</text:p>
          </table:table-cell>
          <table:table-cell table:formula="of:=[.D1019]/([.E1019]-[.E1018])" office:value-type="float" office:value="286811.904449363" calcext:value-type="float">
            <text:p>286811.90444936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890803.54316" calcext:value-type="float">
            <text:p>1442890803.54316</text:p>
          </table:table-cell>
          <table:table-cell office:value-type="float" office:value="1442890803.55866" calcext:value-type="float">
            <text:p>1442890803.55866</text:p>
          </table:table-cell>
          <table:table-cell office:value-type="float" office:value="896" calcext:value-type="float">
            <text:p>896</text:p>
          </table:table-cell>
          <table:table-cell table:formula="of:=[.C1020]-[.C$2]" office:value-type="float" office:value="34.1935832500458" calcext:value-type="float">
            <text:p>34.19358325</text:p>
          </table:table-cell>
          <table:table-cell table:formula="of:=[.D1020]/([.E1020]-[.E1019])" office:value-type="float" office:value="286768.133078977" calcext:value-type="float">
            <text:p>286768.13307897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890803.54318" calcext:value-type="float">
            <text:p>1442890803.54318</text:p>
          </table:table-cell>
          <table:table-cell office:value-type="float" office:value="1442890803.56178" calcext:value-type="float">
            <text:p>1442890803.56178</text:p>
          </table:table-cell>
          <table:table-cell office:value-type="float" office:value="896" calcext:value-type="float">
            <text:p>896</text:p>
          </table:table-cell>
          <table:table-cell table:formula="of:=[.C1021]-[.C$2]" office:value-type="float" office:value="34.1967031955719" calcext:value-type="float">
            <text:p>34.1967031956</text:p>
          </table:table-cell>
          <table:table-cell table:formula="of:=[.D1021]/([.E1021]-[.E1020])" office:value-type="float" office:value="287184.501299098" calcext:value-type="float">
            <text:p>287184.50129909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890803.5432" calcext:value-type="float">
            <text:p>1442890803.5432</text:p>
          </table:table-cell>
          <table:table-cell office:value-type="float" office:value="1442890803.5649" calcext:value-type="float">
            <text:p>1442890803.5649</text:p>
          </table:table-cell>
          <table:table-cell office:value-type="float" office:value="896" calcext:value-type="float">
            <text:p>896</text:p>
          </table:table-cell>
          <table:table-cell table:formula="of:=[.C1022]-[.C$2]" office:value-type="float" office:value="34.1998233795166" calcext:value-type="float">
            <text:p>34.1998233795</text:p>
          </table:table-cell>
          <table:table-cell table:formula="of:=[.D1022]/([.E1022]-[.E1021])" office:value-type="float" office:value="287162.557041339" calcext:value-type="float">
            <text:p>287162.55704133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890803.54322" calcext:value-type="float">
            <text:p>1442890803.54322</text:p>
          </table:table-cell>
          <table:table-cell office:value-type="float" office:value="1442890803.56802" calcext:value-type="float">
            <text:p>1442890803.56802</text:p>
          </table:table-cell>
          <table:table-cell office:value-type="float" office:value="896" calcext:value-type="float">
            <text:p>896</text:p>
          </table:table-cell>
          <table:table-cell table:formula="of:=[.C1023]-[.C$2]" office:value-type="float" office:value="34.2029438018799" calcext:value-type="float">
            <text:p>34.2029438019</text:p>
          </table:table-cell>
          <table:table-cell table:formula="of:=[.D1023]/([.E1023]-[.E1022])" office:value-type="float" office:value="287140.616136919" calcext:value-type="float">
            <text:p>287140.61613691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890803.54324" calcext:value-type="float">
            <text:p>1442890803.54324</text:p>
          </table:table-cell>
          <table:table-cell office:value-type="float" office:value="1442890803.57114" calcext:value-type="float">
            <text:p>1442890803.57114</text:p>
          </table:table-cell>
          <table:table-cell office:value-type="float" office:value="896" calcext:value-type="float">
            <text:p>896</text:p>
          </table:table-cell>
          <table:table-cell table:formula="of:=[.C1024]-[.C$2]" office:value-type="float" office:value="34.2060694694519" calcext:value-type="float">
            <text:p>34.2060694695</text:p>
          </table:table-cell>
          <table:table-cell table:formula="of:=[.D1024]/([.E1024]-[.E1023])" office:value-type="float" office:value="286658.763081617" calcext:value-type="float">
            <text:p>286658.76308161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890803.54326" calcext:value-type="float">
            <text:p>1442890803.54326</text:p>
          </table:table-cell>
          <table:table-cell office:value-type="float" office:value="1442890803.57423" calcext:value-type="float">
            <text:p>1442890803.57423</text:p>
          </table:table-cell>
          <table:table-cell office:value-type="float" office:value="896" calcext:value-type="float">
            <text:p>896</text:p>
          </table:table-cell>
          <table:table-cell table:formula="of:=[.C1025]-[.C$2]" office:value-type="float" office:value="34.2091593742371" calcext:value-type="float">
            <text:p>34.2091593742</text:p>
          </table:table-cell>
          <table:table-cell table:formula="of:=[.D1025]/([.E1025]-[.E1024])" office:value-type="float" office:value="289976.572839506" calcext:value-type="float">
            <text:p>289976.57283950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890803.54328" calcext:value-type="float">
            <text:p>1442890803.54328</text:p>
          </table:table-cell>
          <table:table-cell office:value-type="float" office:value="1442890803.57737" calcext:value-type="float">
            <text:p>1442890803.57737</text:p>
          </table:table-cell>
          <table:table-cell office:value-type="float" office:value="896" calcext:value-type="float">
            <text:p>896</text:p>
          </table:table-cell>
          <table:table-cell table:formula="of:=[.C1026]-[.C$2]" office:value-type="float" office:value="34.2122967243195" calcext:value-type="float">
            <text:p>34.2122967243</text:p>
          </table:table-cell>
          <table:table-cell table:formula="of:=[.D1026]/([.E1026]-[.E1025])" office:value-type="float" office:value="285591.335511817" calcext:value-type="float">
            <text:p>285591.3355118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890803.62232" calcext:value-type="float">
            <text:p>1442890803.62232</text:p>
          </table:table-cell>
          <table:table-cell office:value-type="float" office:value="1442890803.62236" calcext:value-type="float">
            <text:p>1442890803.62236</text:p>
          </table:table-cell>
          <table:table-cell office:value-type="float" office:value="896" calcext:value-type="float">
            <text:p>896</text:p>
          </table:table-cell>
          <table:table-cell table:formula="of:=[.C1027]-[.C$2]" office:value-type="float" office:value="34.2572832107544" calcext:value-type="float">
            <text:p>34.2572832108</text:p>
          </table:table-cell>
          <table:table-cell table:formula="of:=[.D1027]/([.E1027]-[.E1026])" office:value-type="float" office:value="19917.0922427088" calcext:value-type="float">
            <text:p>19917.092242708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890803.6224" calcext:value-type="float">
            <text:p>1442890803.6224</text:p>
          </table:table-cell>
          <table:table-cell office:value-type="float" office:value="1442890803.62551" calcext:value-type="float">
            <text:p>1442890803.62551</text:p>
          </table:table-cell>
          <table:table-cell office:value-type="float" office:value="896" calcext:value-type="float">
            <text:p>896</text:p>
          </table:table-cell>
          <table:table-cell table:formula="of:=[.C1028]-[.C$2]" office:value-type="float" office:value="34.2604310512543" calcext:value-type="float">
            <text:p>34.2604310513</text:p>
          </table:table-cell>
          <table:table-cell table:formula="of:=[.D1028]/([.E1028]-[.E1027])" office:value-type="float" office:value="284639.580701356" calcext:value-type="float">
            <text:p>284639.58070135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890803.62242" calcext:value-type="float">
            <text:p>1442890803.62242</text:p>
          </table:table-cell>
          <table:table-cell office:value-type="float" office:value="1442890803.62861" calcext:value-type="float">
            <text:p>1442890803.62861</text:p>
          </table:table-cell>
          <table:table-cell office:value-type="float" office:value="896" calcext:value-type="float">
            <text:p>896</text:p>
          </table:table-cell>
          <table:table-cell table:formula="of:=[.C1029]-[.C$2]" office:value-type="float" office:value="34.2635312080383" calcext:value-type="float">
            <text:p>34.263531208</text:p>
          </table:table-cell>
          <table:table-cell table:formula="of:=[.D1029]/([.E1029]-[.E1028])" office:value-type="float" office:value="289017.640852111" calcext:value-type="float">
            <text:p>289017.64085211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890803.62244" calcext:value-type="float">
            <text:p>1442890803.62244</text:p>
          </table:table-cell>
          <table:table-cell office:value-type="float" office:value="1442890803.63173" calcext:value-type="float">
            <text:p>1442890803.63173</text:p>
          </table:table-cell>
          <table:table-cell office:value-type="float" office:value="896" calcext:value-type="float">
            <text:p>896</text:p>
          </table:table-cell>
          <table:table-cell table:formula="of:=[.C1030]-[.C$2]" office:value-type="float" office:value="34.2666530609131" calcext:value-type="float">
            <text:p>34.2666530609</text:p>
          </table:table-cell>
          <table:table-cell table:formula="of:=[.D1030]/([.E1030]-[.E1029])" office:value-type="float" office:value="287009.041087521" calcext:value-type="float">
            <text:p>287009.04108752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890803.62246" calcext:value-type="float">
            <text:p>1442890803.62246</text:p>
          </table:table-cell>
          <table:table-cell office:value-type="float" office:value="1442890803.63484" calcext:value-type="float">
            <text:p>1442890803.63484</text:p>
          </table:table-cell>
          <table:table-cell office:value-type="float" office:value="896" calcext:value-type="float">
            <text:p>896</text:p>
          </table:table-cell>
          <table:table-cell table:formula="of:=[.C1031]-[.C$2]" office:value-type="float" office:value="34.2697637081146" calcext:value-type="float">
            <text:p>34.2697637081</text:p>
          </table:table-cell>
          <table:table-cell table:formula="of:=[.D1031]/([.E1031]-[.E1030])" office:value-type="float" office:value="288042.951176516" calcext:value-type="float">
            <text:p>288042.95117651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890803.62248" calcext:value-type="float">
            <text:p>1442890803.62248</text:p>
          </table:table-cell>
          <table:table-cell office:value-type="float" office:value="1442890803.63796" calcext:value-type="float">
            <text:p>1442890803.63796</text:p>
          </table:table-cell>
          <table:table-cell office:value-type="float" office:value="896" calcext:value-type="float">
            <text:p>896</text:p>
          </table:table-cell>
          <table:table-cell table:formula="of:=[.C1032]-[.C$2]" office:value-type="float" office:value="34.2728867530823" calcext:value-type="float">
            <text:p>34.2728867531</text:p>
          </table:table-cell>
          <table:table-cell table:formula="of:=[.D1032]/([.E1032]-[.E1031])" office:value-type="float" office:value="286899.487289106" calcext:value-type="float">
            <text:p>286899.48728910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890803.6225" calcext:value-type="float">
            <text:p>1442890803.6225</text:p>
          </table:table-cell>
          <table:table-cell office:value-type="float" office:value="1442890803.64107" calcext:value-type="float">
            <text:p>1442890803.64107</text:p>
          </table:table-cell>
          <table:table-cell office:value-type="float" office:value="896" calcext:value-type="float">
            <text:p>896</text:p>
          </table:table-cell>
          <table:table-cell table:formula="of:=[.C1033]-[.C$2]" office:value-type="float" office:value="34.2759940624237" calcext:value-type="float">
            <text:p>34.2759940624</text:p>
          </table:table-cell>
          <table:table-cell table:formula="of:=[.D1033]/([.E1033]-[.E1032])" office:value-type="float" office:value="288352.365840559" calcext:value-type="float">
            <text:p>288352.36584055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890803.62252" calcext:value-type="float">
            <text:p>1442890803.62252</text:p>
          </table:table-cell>
          <table:table-cell office:value-type="float" office:value="1442890803.64419" calcext:value-type="float">
            <text:p>1442890803.64419</text:p>
          </table:table-cell>
          <table:table-cell office:value-type="float" office:value="896" calcext:value-type="float">
            <text:p>896</text:p>
          </table:table-cell>
          <table:table-cell table:formula="of:=[.C1034]-[.C$2]" office:value-type="float" office:value="34.2791197299957" calcext:value-type="float">
            <text:p>34.27911973</text:p>
          </table:table-cell>
          <table:table-cell table:formula="of:=[.D1034]/([.E1034]-[.E1033])" office:value-type="float" office:value="286658.763081617" calcext:value-type="float">
            <text:p>286658.76308161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890803.62254" calcext:value-type="float">
            <text:p>1442890803.62254</text:p>
          </table:table-cell>
          <table:table-cell office:value-type="float" office:value="1442890803.64733" calcext:value-type="float">
            <text:p>1442890803.64733</text:p>
          </table:table-cell>
          <table:table-cell office:value-type="float" office:value="896" calcext:value-type="float">
            <text:p>896</text:p>
          </table:table-cell>
          <table:table-cell table:formula="of:=[.C1035]-[.C$2]" office:value-type="float" office:value="34.2822556495666" calcext:value-type="float">
            <text:p>34.2822556496</text:p>
          </table:table-cell>
          <table:table-cell table:formula="of:=[.D1035]/([.E1035]-[.E1034])" office:value-type="float" office:value="285721.613624268" calcext:value-type="float">
            <text:p>285721.61362426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890803.74223" calcext:value-type="float">
            <text:p>1442890803.74223</text:p>
          </table:table-cell>
          <table:table-cell office:value-type="float" office:value="1442890803.74232" calcext:value-type="float">
            <text:p>1442890803.74232</text:p>
          </table:table-cell>
          <table:table-cell office:value-type="float" office:value="896" calcext:value-type="float">
            <text:p>896</text:p>
          </table:table-cell>
          <table:table-cell table:formula="of:=[.C1036]-[.C$2]" office:value-type="float" office:value="34.3772475719452" calcext:value-type="float">
            <text:p>34.3772475719</text:p>
          </table:table-cell>
          <table:table-cell table:formula="of:=[.D1036]/([.E1036]-[.E1035])" office:value-type="float" office:value="9432.38096003012" calcext:value-type="float">
            <text:p>9432.380960030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890803.74238" calcext:value-type="float">
            <text:p>1442890803.74238</text:p>
          </table:table-cell>
          <table:table-cell office:value-type="float" office:value="1442890803.74544" calcext:value-type="float">
            <text:p>1442890803.74544</text:p>
          </table:table-cell>
          <table:table-cell office:value-type="float" office:value="896" calcext:value-type="float">
            <text:p>896</text:p>
          </table:table-cell>
          <table:table-cell table:formula="of:=[.C1037]-[.C$2]" office:value-type="float" office:value="34.3803679943085" calcext:value-type="float">
            <text:p>34.3803679943</text:p>
          </table:table-cell>
          <table:table-cell table:formula="of:=[.D1037]/([.E1037]-[.E1036])" office:value-type="float" office:value="287140.616136919" calcext:value-type="float">
            <text:p>287140.61613691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890803.7424" calcext:value-type="float">
            <text:p>1442890803.7424</text:p>
          </table:table-cell>
          <table:table-cell office:value-type="float" office:value="1442890803.74856" calcext:value-type="float">
            <text:p>1442890803.74856</text:p>
          </table:table-cell>
          <table:table-cell office:value-type="float" office:value="896" calcext:value-type="float">
            <text:p>896</text:p>
          </table:table-cell>
          <table:table-cell table:formula="of:=[.C1038]-[.C$2]" office:value-type="float" office:value="34.3834838867187" calcext:value-type="float">
            <text:p>34.3834838867</text:p>
          </table:table-cell>
          <table:table-cell table:formula="of:=[.D1038]/([.E1038]-[.E1037])" office:value-type="float" office:value="287558.067487949" calcext:value-type="float">
            <text:p>287558.06748794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890803.74242" calcext:value-type="float">
            <text:p>1442890803.74242</text:p>
          </table:table-cell>
          <table:table-cell office:value-type="float" office:value="1442890803.75168" calcext:value-type="float">
            <text:p>1442890803.75168</text:p>
          </table:table-cell>
          <table:table-cell office:value-type="float" office:value="896" calcext:value-type="float">
            <text:p>896</text:p>
          </table:table-cell>
          <table:table-cell table:formula="of:=[.C1039]-[.C$2]" office:value-type="float" office:value="34.3866064548492" calcext:value-type="float">
            <text:p>34.3866064548</text:p>
          </table:table-cell>
          <table:table-cell table:formula="of:=[.D1039]/([.E1039]-[.E1038])" office:value-type="float" office:value="286943.298770711" calcext:value-type="float">
            <text:p>286943.29877071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890803.74245" calcext:value-type="float">
            <text:p>1442890803.74245</text:p>
          </table:table-cell>
          <table:table-cell office:value-type="float" office:value="1442890803.7548" calcext:value-type="float">
            <text:p>1442890803.7548</text:p>
          </table:table-cell>
          <table:table-cell office:value-type="float" office:value="896" calcext:value-type="float">
            <text:p>896</text:p>
          </table:table-cell>
          <table:table-cell table:formula="of:=[.C1040]-[.C$2]" office:value-type="float" office:value="34.3897223472595" calcext:value-type="float">
            <text:p>34.3897223473</text:p>
          </table:table-cell>
          <table:table-cell table:formula="of:=[.D1040]/([.E1040]-[.E1039])" office:value-type="float" office:value="287558.067487949" calcext:value-type="float">
            <text:p>287558.06748794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890803.74247" calcext:value-type="float">
            <text:p>1442890803.74247</text:p>
          </table:table-cell>
          <table:table-cell office:value-type="float" office:value="1442890803.75791" calcext:value-type="float">
            <text:p>1442890803.75791</text:p>
          </table:table-cell>
          <table:table-cell office:value-type="float" office:value="896" calcext:value-type="float">
            <text:p>896</text:p>
          </table:table-cell>
          <table:table-cell table:formula="of:=[.C1041]-[.C$2]" office:value-type="float" office:value="34.3928401470184" calcext:value-type="float">
            <text:p>34.392840147</text:p>
          </table:table-cell>
          <table:table-cell table:formula="of:=[.D1041]/([.E1041]-[.E1040])" office:value-type="float" office:value="287382.150646173" calcext:value-type="float">
            <text:p>287382.15064617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890803.74249" calcext:value-type="float">
            <text:p>1442890803.74249</text:p>
          </table:table-cell>
          <table:table-cell office:value-type="float" office:value="1442890803.76103" calcext:value-type="float">
            <text:p>1442890803.76103</text:p>
          </table:table-cell>
          <table:table-cell office:value-type="float" office:value="896" calcext:value-type="float">
            <text:p>896</text:p>
          </table:table-cell>
          <table:table-cell table:formula="of:=[.C1042]-[.C$2]" office:value-type="float" office:value="34.3959555625916" calcext:value-type="float">
            <text:p>34.3959555626</text:p>
          </table:table-cell>
          <table:table-cell table:formula="of:=[.D1042]/([.E1042]-[.E1041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890803.74251" calcext:value-type="float">
            <text:p>1442890803.74251</text:p>
          </table:table-cell>
          <table:table-cell office:value-type="float" office:value="1442890803.76415" calcext:value-type="float">
            <text:p>1442890803.76415</text:p>
          </table:table-cell>
          <table:table-cell office:value-type="float" office:value="896" calcext:value-type="float">
            <text:p>896</text:p>
          </table:table-cell>
          <table:table-cell table:formula="of:=[.C1043]-[.C$2]" office:value-type="float" office:value="34.3990745544434" calcext:value-type="float">
            <text:p>34.3990745544</text:p>
          </table:table-cell>
          <table:table-cell table:formula="of:=[.D1043]/([.E1043]-[.E1042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890803.74253" calcext:value-type="float">
            <text:p>1442890803.74253</text:p>
          </table:table-cell>
          <table:table-cell office:value-type="float" office:value="1442890803.76734" calcext:value-type="float">
            <text:p>1442890803.76734</text:p>
          </table:table-cell>
          <table:table-cell office:value-type="float" office:value="896" calcext:value-type="float">
            <text:p>896</text:p>
          </table:table-cell>
          <table:table-cell table:formula="of:=[.C1044]-[.C$2]" office:value-type="float" office:value="34.4022672176361" calcext:value-type="float">
            <text:p>34.4022672176</text:p>
          </table:table-cell>
          <table:table-cell table:formula="of:=[.D1044]/([.E1044]-[.E1043])" office:value-type="float" office:value="280643.445896498" calcext:value-type="float">
            <text:p>280643.44589649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890803.74255" calcext:value-type="float">
            <text:p>1442890803.74255</text:p>
          </table:table-cell>
          <table:table-cell office:value-type="float" office:value="1442890803.77046" calcext:value-type="float">
            <text:p>1442890803.77046</text:p>
          </table:table-cell>
          <table:table-cell office:value-type="float" office:value="896" calcext:value-type="float">
            <text:p>896</text:p>
          </table:table-cell>
          <table:table-cell table:formula="of:=[.C1045]-[.C$2]" office:value-type="float" office:value="34.4053885936737" calcext:value-type="float">
            <text:p>34.4053885937</text:p>
          </table:table-cell>
          <table:table-cell table:formula="of:=[.D1045]/([.E1045]-[.E1044])" office:value-type="float" office:value="287052.886037275" calcext:value-type="float">
            <text:p>287052.88603727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890803.74258" calcext:value-type="float">
            <text:p>1442890803.74258</text:p>
          </table:table-cell>
          <table:table-cell office:value-type="float" office:value="1442890803.77357" calcext:value-type="float">
            <text:p>1442890803.77357</text:p>
          </table:table-cell>
          <table:table-cell office:value-type="float" office:value="896" calcext:value-type="float">
            <text:p>896</text:p>
          </table:table-cell>
          <table:table-cell table:formula="of:=[.C1046]-[.C$2]" office:value-type="float" office:value="34.4084937572479" calcext:value-type="float">
            <text:p>34.4084937572</text:p>
          </table:table-cell>
          <table:table-cell table:formula="of:=[.D1046]/([.E1046]-[.E1045])" office:value-type="float" office:value="288551.626535627" calcext:value-type="float">
            <text:p>288551.62653562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890803.7426" calcext:value-type="float">
            <text:p>1442890803.7426</text:p>
          </table:table-cell>
          <table:table-cell office:value-type="float" office:value="1442890803.77669" calcext:value-type="float">
            <text:p>1442890803.77669</text:p>
          </table:table-cell>
          <table:table-cell office:value-type="float" office:value="896" calcext:value-type="float">
            <text:p>896</text:p>
          </table:table-cell>
          <table:table-cell table:formula="of:=[.C1047]-[.C$2]" office:value-type="float" office:value="34.4116187095642" calcext:value-type="float">
            <text:p>34.4116187096</text:p>
          </table:table-cell>
          <table:table-cell table:formula="of:=[.D1047]/([.E1047]-[.E1046])" office:value-type="float" office:value="286724.375066758" calcext:value-type="float">
            <text:p>286724.37506675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890803.82351" calcext:value-type="float">
            <text:p>1442890803.82351</text:p>
          </table:table-cell>
          <table:table-cell office:value-type="float" office:value="1442890803.82355" calcext:value-type="float">
            <text:p>1442890803.82355</text:p>
          </table:table-cell>
          <table:table-cell office:value-type="float" office:value="896" calcext:value-type="float">
            <text:p>896</text:p>
          </table:table-cell>
          <table:table-cell table:formula="of:=[.C1048]-[.C$2]" office:value-type="float" office:value="34.4584803581238" calcext:value-type="float">
            <text:p>34.4584803581</text:p>
          </table:table-cell>
          <table:table-cell table:formula="of:=[.D1048]/([.E1048]-[.E1047])" office:value-type="float" office:value="19120.112662298" calcext:value-type="float">
            <text:p>19120.11266229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890803.8236" calcext:value-type="float">
            <text:p>1442890803.8236</text:p>
          </table:table-cell>
          <table:table-cell office:value-type="float" office:value="1442890803.82665" calcext:value-type="float">
            <text:p>1442890803.82665</text:p>
          </table:table-cell>
          <table:table-cell office:value-type="float" office:value="896" calcext:value-type="float">
            <text:p>896</text:p>
          </table:table-cell>
          <table:table-cell table:formula="of:=[.C1049]-[.C$2]" office:value-type="float" office:value="34.4615776538849" calcext:value-type="float">
            <text:p>34.4615776539</text:p>
          </table:table-cell>
          <table:table-cell table:formula="of:=[.D1049]/([.E1049]-[.E1048])" office:value-type="float" office:value="289284.611192364" calcext:value-type="float">
            <text:p>289284.61119236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890803.82362" calcext:value-type="float">
            <text:p>1442890803.82362</text:p>
          </table:table-cell>
          <table:table-cell office:value-type="float" office:value="1442890803.82987" calcext:value-type="float">
            <text:p>1442890803.82987</text:p>
          </table:table-cell>
          <table:table-cell office:value-type="float" office:value="896" calcext:value-type="float">
            <text:p>896</text:p>
          </table:table-cell>
          <table:table-cell table:formula="of:=[.C1050]-[.C$2]" office:value-type="float" office:value="34.4648003578186" calcext:value-type="float">
            <text:p>34.4648003578</text:p>
          </table:table-cell>
          <table:table-cell table:formula="of:=[.D1050]/([.E1050]-[.E1049])" office:value-type="float" office:value="278027.401346453" calcext:value-type="float">
            <text:p>278027.40134645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890803.82366" calcext:value-type="float">
            <text:p>1442890803.82366</text:p>
          </table:table-cell>
          <table:table-cell office:value-type="float" office:value="1442890803.83299" calcext:value-type="float">
            <text:p>1442890803.83299</text:p>
          </table:table-cell>
          <table:table-cell office:value-type="float" office:value="896" calcext:value-type="float">
            <text:p>896</text:p>
          </table:table-cell>
          <table:table-cell table:formula="of:=[.C1051]-[.C$2]" office:value-type="float" office:value="34.4679200649261" calcext:value-type="float">
            <text:p>34.4679200649</text:p>
          </table:table-cell>
          <table:table-cell table:formula="of:=[.D1051]/([.E1051]-[.E1050])" office:value-type="float" office:value="287206.448910967" calcext:value-type="float">
            <text:p>287206.44891096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890803.82368" calcext:value-type="float">
            <text:p>1442890803.82368</text:p>
          </table:table-cell>
          <table:table-cell office:value-type="float" office:value="1442890803.83611" calcext:value-type="float">
            <text:p>1442890803.83611</text:p>
          </table:table-cell>
          <table:table-cell office:value-type="float" office:value="896" calcext:value-type="float">
            <text:p>896</text:p>
          </table:table-cell>
          <table:table-cell table:formula="of:=[.C1052]-[.C$2]" office:value-type="float" office:value="34.4710373878479" calcext:value-type="float">
            <text:p>34.4710373878</text:p>
          </table:table-cell>
          <table:table-cell table:formula="of:=[.D1052]/([.E1052]-[.E1051])" office:value-type="float" office:value="287426.109674952" calcext:value-type="float">
            <text:p>287426.10967495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890803.82372" calcext:value-type="float">
            <text:p>1442890803.82372</text:p>
          </table:table-cell>
          <table:table-cell office:value-type="float" office:value="1442890803.83924" calcext:value-type="float">
            <text:p>1442890803.83924</text:p>
          </table:table-cell>
          <table:table-cell office:value-type="float" office:value="896" calcext:value-type="float">
            <text:p>896</text:p>
          </table:table-cell>
          <table:table-cell table:formula="of:=[.C1053]-[.C$2]" office:value-type="float" office:value="34.4741632938385" calcext:value-type="float">
            <text:p>34.4741632938</text:p>
          </table:table-cell>
          <table:table-cell table:formula="of:=[.D1053]/([.E1053]-[.E1052])" office:value-type="float" office:value="286636.899092365" calcext:value-type="float">
            <text:p>286636.89909236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890803.82374" calcext:value-type="float">
            <text:p>1442890803.82374</text:p>
          </table:table-cell>
          <table:table-cell office:value-type="float" office:value="1442890803.84239" calcext:value-type="float">
            <text:p>1442890803.84239</text:p>
          </table:table-cell>
          <table:table-cell office:value-type="float" office:value="896" calcext:value-type="float">
            <text:p>896</text:p>
          </table:table-cell>
          <table:table-cell table:formula="of:=[.C1054]-[.C$2]" office:value-type="float" office:value="34.4773206710815" calcext:value-type="float">
            <text:p>34.4773206711</text:p>
          </table:table-cell>
          <table:table-cell table:formula="of:=[.D1054]/([.E1054]-[.E1053])" office:value-type="float" office:value="283779.83719701" calcext:value-type="float">
            <text:p>283779.8371970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890803.82376" calcext:value-type="float">
            <text:p>1442890803.82376</text:p>
          </table:table-cell>
          <table:table-cell office:value-type="float" office:value="1442890803.84549" calcext:value-type="float">
            <text:p>1442890803.84549</text:p>
          </table:table-cell>
          <table:table-cell office:value-type="float" office:value="896" calcext:value-type="float">
            <text:p>896</text:p>
          </table:table-cell>
          <table:table-cell table:formula="of:=[.C1055]-[.C$2]" office:value-type="float" office:value="34.4804196357727" calcext:value-type="float">
            <text:p>34.4804196358</text:p>
          </table:table-cell>
          <table:table-cell table:formula="of:=[.D1055]/([.E1055]-[.E1054])" office:value-type="float" office:value="289128.818587475" calcext:value-type="float">
            <text:p>289128.81858747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890803.82379" calcext:value-type="float">
            <text:p>1442890803.82379</text:p>
          </table:table-cell>
          <table:table-cell office:value-type="float" office:value="1442890803.84859" calcext:value-type="float">
            <text:p>1442890803.84859</text:p>
          </table:table-cell>
          <table:table-cell office:value-type="float" office:value="896" calcext:value-type="float">
            <text:p>896</text:p>
          </table:table-cell>
          <table:table-cell table:formula="of:=[.C1056]-[.C$2]" office:value-type="float" office:value="34.4835197925568" calcext:value-type="float">
            <text:p>34.4835197926</text:p>
          </table:table-cell>
          <table:table-cell table:formula="of:=[.D1056]/([.E1056]-[.E1055])" office:value-type="float" office:value="289017.640852111" calcext:value-type="float">
            <text:p>289017.64085211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890803.94158" calcext:value-type="float">
            <text:p>1442890803.94158</text:p>
          </table:table-cell>
          <table:table-cell office:value-type="float" office:value="1442890803.94162" calcext:value-type="float">
            <text:p>1442890803.94162</text:p>
          </table:table-cell>
          <table:table-cell office:value-type="float" office:value="896" calcext:value-type="float">
            <text:p>896</text:p>
          </table:table-cell>
          <table:table-cell table:formula="of:=[.C1057]-[.C$2]" office:value-type="float" office:value="34.5765450000763" calcext:value-type="float">
            <text:p>34.5765450001</text:p>
          </table:table-cell>
          <table:table-cell table:formula="of:=[.D1057]/([.E1057]-[.E1056])" office:value-type="float" office:value="9631.79791683753" calcext:value-type="float">
            <text:p>9631.797916837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890803.94166" calcext:value-type="float">
            <text:p>1442890803.94166</text:p>
          </table:table-cell>
          <table:table-cell office:value-type="float" office:value="1442890803.94475" calcext:value-type="float">
            <text:p>1442890803.94475</text:p>
          </table:table-cell>
          <table:table-cell office:value-type="float" office:value="896" calcext:value-type="float">
            <text:p>896</text:p>
          </table:table-cell>
          <table:table-cell table:formula="of:=[.C1058]-[.C$2]" office:value-type="float" office:value="34.5796718597412" calcext:value-type="float">
            <text:p>34.5796718597</text:p>
          </table:table-cell>
          <table:table-cell table:formula="of:=[.D1058]/([.E1058]-[.E1057])" office:value-type="float" office:value="286549.476477316" calcext:value-type="float">
            <text:p>286549.47647731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890803.94169" calcext:value-type="float">
            <text:p>1442890803.94169</text:p>
          </table:table-cell>
          <table:table-cell office:value-type="float" office:value="1442890803.9479" calcext:value-type="float">
            <text:p>1442890803.9479</text:p>
          </table:table-cell>
          <table:table-cell office:value-type="float" office:value="896" calcext:value-type="float">
            <text:p>896</text:p>
          </table:table-cell>
          <table:table-cell table:formula="of:=[.C1059]-[.C$2]" office:value-type="float" office:value="34.5828256607056" calcext:value-type="float">
            <text:p>34.5828256607</text:p>
          </table:table-cell>
          <table:table-cell table:formula="of:=[.D1059]/([.E1059]-[.E1058])" office:value-type="float" office:value="284101.631690354" calcext:value-type="float">
            <text:p>284101.63169035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890803.94171" calcext:value-type="float">
            <text:p>1442890803.94171</text:p>
          </table:table-cell>
          <table:table-cell office:value-type="float" office:value="1442890803.95102" calcext:value-type="float">
            <text:p>1442890803.95102</text:p>
          </table:table-cell>
          <table:table-cell office:value-type="float" office:value="896" calcext:value-type="float">
            <text:p>896</text:p>
          </table:table-cell>
          <table:table-cell table:formula="of:=[.C1060]-[.C$2]" office:value-type="float" office:value="34.5859491825104" calcext:value-type="float">
            <text:p>34.5859491825</text:p>
          </table:table-cell>
          <table:table-cell table:formula="of:=[.D1060]/([.E1060]-[.E1059])" office:value-type="float" office:value="286855.689184032" calcext:value-type="float">
            <text:p>286855.68918403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890803.94173" calcext:value-type="float">
            <text:p>1442890803.94173</text:p>
          </table:table-cell>
          <table:table-cell office:value-type="float" office:value="1442890803.95417" calcext:value-type="float">
            <text:p>1442890803.95417</text:p>
          </table:table-cell>
          <table:table-cell office:value-type="float" office:value="896" calcext:value-type="float">
            <text:p>896</text:p>
          </table:table-cell>
          <table:table-cell table:formula="of:=[.C1061]-[.C$2]" office:value-type="float" office:value="34.5890967845917" calcext:value-type="float">
            <text:p>34.5890967846</text:p>
          </table:table-cell>
          <table:table-cell table:formula="of:=[.D1061]/([.E1061]-[.E1060])" office:value-type="float" office:value="284661.141039237" calcext:value-type="float">
            <text:p>284661.14103923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890803.94175" calcext:value-type="float">
            <text:p>1442890803.94175</text:p>
          </table:table-cell>
          <table:table-cell office:value-type="float" office:value="1442890803.9573" calcext:value-type="float">
            <text:p>1442890803.9573</text:p>
          </table:table-cell>
          <table:table-cell office:value-type="float" office:value="896" calcext:value-type="float">
            <text:p>896</text:p>
          </table:table-cell>
          <table:table-cell table:formula="of:=[.C1062]-[.C$2]" office:value-type="float" office:value="34.5922250747681" calcext:value-type="float">
            <text:p>34.5922250748</text:p>
          </table:table-cell>
          <table:table-cell table:formula="of:=[.D1062]/([.E1062]-[.E1061])" office:value-type="float" office:value="286418.442496761" calcext:value-type="float">
            <text:p>286418.44249676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890803.94177" calcext:value-type="float">
            <text:p>1442890803.94177</text:p>
          </table:table-cell>
          <table:table-cell office:value-type="float" office:value="1442890803.96047" calcext:value-type="float">
            <text:p>1442890803.96047</text:p>
          </table:table-cell>
          <table:table-cell office:value-type="float" office:value="896" calcext:value-type="float">
            <text:p>896</text:p>
          </table:table-cell>
          <table:table-cell table:formula="of:=[.C1063]-[.C$2]" office:value-type="float" office:value="34.5953922271728" calcext:value-type="float">
            <text:p>34.5953922272</text:p>
          </table:table-cell>
          <table:table-cell table:formula="of:=[.D1063]/([.E1063]-[.E1062])" office:value-type="float" office:value="282903.973501957" calcext:value-type="float">
            <text:p>282903.97350195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890803.94179" calcext:value-type="float">
            <text:p>1442890803.94179</text:p>
          </table:table-cell>
          <table:table-cell office:value-type="float" office:value="1442890803.96357" calcext:value-type="float">
            <text:p>1442890803.96357</text:p>
          </table:table-cell>
          <table:table-cell office:value-type="float" office:value="896" calcext:value-type="float">
            <text:p>896</text:p>
          </table:table-cell>
          <table:table-cell table:formula="of:=[.C1064]-[.C$2]" office:value-type="float" office:value="34.5984978675842" calcext:value-type="float">
            <text:p>34.5984978676</text:p>
          </table:table-cell>
          <table:table-cell table:formula="of:=[.D1064]/([.E1064]-[.E1063])" office:value-type="float" office:value="288507.322585598" calcext:value-type="float">
            <text:p>288507.32258559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890803.94183" calcext:value-type="float">
            <text:p>1442890803.94183</text:p>
          </table:table-cell>
          <table:table-cell office:value-type="float" office:value="1442890803.96669" calcext:value-type="float">
            <text:p>1442890803.96669</text:p>
          </table:table-cell>
          <table:table-cell office:value-type="float" office:value="896" calcext:value-type="float">
            <text:p>896</text:p>
          </table:table-cell>
          <table:table-cell table:formula="of:=[.C1065]-[.C$2]" office:value-type="float" office:value="34.6016147136688" calcext:value-type="float">
            <text:p>34.6016147137</text:p>
          </table:table-cell>
          <table:table-cell table:formula="of:=[.D1065]/([.E1065]-[.E1064])" office:value-type="float" office:value="287470.082154058" calcext:value-type="float">
            <text:p>287470.08215405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890803.94185" calcext:value-type="float">
            <text:p>1442890803.94185</text:p>
          </table:table-cell>
          <table:table-cell office:value-type="float" office:value="1442890803.96981" calcext:value-type="float">
            <text:p>1442890803.96981</text:p>
          </table:table-cell>
          <table:table-cell office:value-type="float" office:value="896" calcext:value-type="float">
            <text:p>896</text:p>
          </table:table-cell>
          <table:table-cell table:formula="of:=[.C1066]-[.C$2]" office:value-type="float" office:value="34.6047356128693" calcext:value-type="float">
            <text:p>34.6047356129</text:p>
          </table:table-cell>
          <table:table-cell table:formula="of:=[.D1066]/([.E1066]-[.E1065])" office:value-type="float" office:value="287096.744385027" calcext:value-type="float">
            <text:p>287096.74438502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890803.94187" calcext:value-type="float">
            <text:p>1442890803.94187</text:p>
          </table:table-cell>
          <table:table-cell office:value-type="float" office:value="1442890803.97294" calcext:value-type="float">
            <text:p>1442890803.97294</text:p>
          </table:table-cell>
          <table:table-cell office:value-type="float" office:value="896" calcext:value-type="float">
            <text:p>896</text:p>
          </table:table-cell>
          <table:table-cell table:formula="of:=[.C1067]-[.C$2]" office:value-type="float" office:value="34.6078670024872" calcext:value-type="float">
            <text:p>34.6078670025</text:p>
          </table:table-cell>
          <table:table-cell table:formula="of:=[.D1067]/([.E1067]-[.E1066])" office:value-type="float" office:value="286134.946246383" calcext:value-type="float">
            <text:p>286134.94624638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890803.94189" calcext:value-type="float">
            <text:p>1442890803.94189</text:p>
          </table:table-cell>
          <table:table-cell office:value-type="float" office:value="1442890803.97606" calcext:value-type="float">
            <text:p>1442890803.97606</text:p>
          </table:table-cell>
          <table:table-cell office:value-type="float" office:value="896" calcext:value-type="float">
            <text:p>896</text:p>
          </table:table-cell>
          <table:table-cell table:formula="of:=[.C1068]-[.C$2]" office:value-type="float" office:value="34.610985994339" calcext:value-type="float">
            <text:p>34.6109859943</text:p>
          </table:table-cell>
          <table:table-cell table:formula="of:=[.D1068]/([.E1068]-[.E1067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890804.02466" calcext:value-type="float">
            <text:p>1442890804.02466</text:p>
          </table:table-cell>
          <table:table-cell office:value-type="float" office:value="1442890804.0247" calcext:value-type="float">
            <text:p>1442890804.0247</text:p>
          </table:table-cell>
          <table:table-cell office:value-type="float" office:value="896" calcext:value-type="float">
            <text:p>896</text:p>
          </table:table-cell>
          <table:table-cell table:formula="of:=[.C1069]-[.C$2]" office:value-type="float" office:value="34.6596250534058" calcext:value-type="float">
            <text:p>34.6596250534</text:p>
          </table:table-cell>
          <table:table-cell table:formula="of:=[.D1069]/([.E1069]-[.E1068])" office:value-type="float" office:value="18421.408990868" calcext:value-type="float">
            <text:p>18421.40899086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890804.02475" calcext:value-type="float">
            <text:p>1442890804.02475</text:p>
          </table:table-cell>
          <table:table-cell office:value-type="float" office:value="1442890804.02777" calcext:value-type="float">
            <text:p>1442890804.02777</text:p>
          </table:table-cell>
          <table:table-cell office:value-type="float" office:value="896" calcext:value-type="float">
            <text:p>896</text:p>
          </table:table-cell>
          <table:table-cell table:formula="of:=[.C1070]-[.C$2]" office:value-type="float" office:value="34.6626994609833" calcext:value-type="float">
            <text:p>34.662699461</text:p>
          </table:table-cell>
          <table:table-cell table:formula="of:=[.D1070]/([.E1070]-[.E1069])" office:value-type="float" office:value="291438.261651803" calcext:value-type="float">
            <text:p>291438.26165180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890804.02477" calcext:value-type="float">
            <text:p>1442890804.02477</text:p>
          </table:table-cell>
          <table:table-cell office:value-type="float" office:value="1442890804.0309" calcext:value-type="float">
            <text:p>1442890804.0309</text:p>
          </table:table-cell>
          <table:table-cell office:value-type="float" office:value="896" calcext:value-type="float">
            <text:p>896</text:p>
          </table:table-cell>
          <table:table-cell table:formula="of:=[.C1071]-[.C$2]" office:value-type="float" office:value="34.6658234596252" calcext:value-type="float">
            <text:p>34.6658234596</text:p>
          </table:table-cell>
          <table:table-cell table:formula="of:=[.D1071]/([.E1071]-[.E1070])" office:value-type="float" office:value="286811.904449363" calcext:value-type="float">
            <text:p>286811.90444936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890804.02478" calcext:value-type="float">
            <text:p>1442890804.02478</text:p>
          </table:table-cell>
          <table:table-cell office:value-type="float" office:value="1442890804.03399" calcext:value-type="float">
            <text:p>1442890804.03399</text:p>
          </table:table-cell>
          <table:table-cell office:value-type="float" office:value="896" calcext:value-type="float">
            <text:p>896</text:p>
          </table:table-cell>
          <table:table-cell table:formula="of:=[.C1072]-[.C$2]" office:value-type="float" office:value="34.6689116954803" calcext:value-type="float">
            <text:p>34.6689116955</text:p>
          </table:table-cell>
          <table:table-cell table:formula="of:=[.D1072]/([.E1072]-[.E1071])" office:value-type="float" office:value="290133.28062997" calcext:value-type="float">
            <text:p>290133.2806299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890804.0248" calcext:value-type="float">
            <text:p>1442890804.0248</text:p>
          </table:table-cell>
          <table:table-cell office:value-type="float" office:value="1442890804.03714" calcext:value-type="float">
            <text:p>1442890804.03714</text:p>
          </table:table-cell>
          <table:table-cell office:value-type="float" office:value="896" calcext:value-type="float">
            <text:p>896</text:p>
          </table:table-cell>
          <table:table-cell table:formula="of:=[.C1073]-[.C$2]" office:value-type="float" office:value="34.6720685958862" calcext:value-type="float">
            <text:p>34.6720685959</text:p>
          </table:table-cell>
          <table:table-cell table:formula="of:=[.D1073]/([.E1073]-[.E1072])" office:value-type="float" office:value="283822.701004456" calcext:value-type="float">
            <text:p>283822.70100445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890804.02482" calcext:value-type="float">
            <text:p>1442890804.02482</text:p>
          </table:table-cell>
          <table:table-cell office:value-type="float" office:value="1442890804.04023" calcext:value-type="float">
            <text:p>1442890804.04023</text:p>
          </table:table-cell>
          <table:table-cell office:value-type="float" office:value="896" calcext:value-type="float">
            <text:p>896</text:p>
          </table:table-cell>
          <table:table-cell table:formula="of:=[.C1074]-[.C$2]" office:value-type="float" office:value="34.6751568317413" calcext:value-type="float">
            <text:p>34.6751568317</text:p>
          </table:table-cell>
          <table:table-cell table:formula="of:=[.D1074]/([.E1074]-[.E1073])" office:value-type="float" office:value="290133.28062997" calcext:value-type="float">
            <text:p>290133.2806299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890804.02484" calcext:value-type="float">
            <text:p>1442890804.02484</text:p>
          </table:table-cell>
          <table:table-cell office:value-type="float" office:value="1442890804.04334" calcext:value-type="float">
            <text:p>1442890804.04334</text:p>
          </table:table-cell>
          <table:table-cell office:value-type="float" office:value="896" calcext:value-type="float">
            <text:p>896</text:p>
          </table:table-cell>
          <table:table-cell table:formula="of:=[.C1075]-[.C$2]" office:value-type="float" office:value="34.6782624721527" calcext:value-type="float">
            <text:p>34.6782624722</text:p>
          </table:table-cell>
          <table:table-cell table:formula="of:=[.D1075]/([.E1075]-[.E1074])" office:value-type="float" office:value="288507.322585598" calcext:value-type="float">
            <text:p>288507.32258559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890804.02486" calcext:value-type="float">
            <text:p>1442890804.02486</text:p>
          </table:table-cell>
          <table:table-cell office:value-type="float" office:value="1442890804.04644" calcext:value-type="float">
            <text:p>1442890804.04644</text:p>
          </table:table-cell>
          <table:table-cell office:value-type="float" office:value="896" calcext:value-type="float">
            <text:p>896</text:p>
          </table:table-cell>
          <table:table-cell table:formula="of:=[.C1076]-[.C$2]" office:value-type="float" office:value="34.6813633441925" calcext:value-type="float">
            <text:p>34.6813633442</text:p>
          </table:table-cell>
          <table:table-cell table:formula="of:=[.D1076]/([.E1076]-[.E1075])" office:value-type="float" office:value="288950.975242196" calcext:value-type="float">
            <text:p>288950.97524219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890804.02487" calcext:value-type="float">
            <text:p>1442890804.02487</text:p>
          </table:table-cell>
          <table:table-cell office:value-type="float" office:value="1442890804.04955" calcext:value-type="float">
            <text:p>1442890804.04955</text:p>
          </table:table-cell>
          <table:table-cell office:value-type="float" office:value="896" calcext:value-type="float">
            <text:p>896</text:p>
          </table:table-cell>
          <table:table-cell table:formula="of:=[.C1077]-[.C$2]" office:value-type="float" office:value="34.6844754219055" calcext:value-type="float">
            <text:p>34.6844754219</text:p>
          </table:table-cell>
          <table:table-cell table:formula="of:=[.D1077]/([.E1077]-[.E1076])" office:value-type="float" office:value="287910.54807324" calcext:value-type="float">
            <text:p>287910.5480732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890804.14044" calcext:value-type="float">
            <text:p>1442890804.14044</text:p>
          </table:table-cell>
          <table:table-cell office:value-type="float" office:value="1442890804.14056" calcext:value-type="float">
            <text:p>1442890804.14056</text:p>
          </table:table-cell>
          <table:table-cell office:value-type="float" office:value="896" calcext:value-type="float">
            <text:p>896</text:p>
          </table:table-cell>
          <table:table-cell table:formula="of:=[.C1078]-[.C$2]" office:value-type="float" office:value="34.7754905223846" calcext:value-type="float">
            <text:p>34.7754905224</text:p>
          </table:table-cell>
          <table:table-cell table:formula="of:=[.D1078]/([.E1078]-[.E1077])" office:value-type="float" office:value="9844.5202530485" calcext:value-type="float">
            <text:p>9844.520253048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890804.14063" calcext:value-type="float">
            <text:p>1442890804.14063</text:p>
          </table:table-cell>
          <table:table-cell office:value-type="float" office:value="1442890804.14367" calcext:value-type="float">
            <text:p>1442890804.14367</text:p>
          </table:table-cell>
          <table:table-cell office:value-type="float" office:value="896" calcext:value-type="float">
            <text:p>896</text:p>
          </table:table-cell>
          <table:table-cell table:formula="of:=[.C1079]-[.C$2]" office:value-type="float" office:value="34.7785942554474" calcext:value-type="float">
            <text:p>34.7785942554</text:p>
          </table:table-cell>
          <table:table-cell table:formula="of:=[.D1079]/([.E1079]-[.E1078])" office:value-type="float" office:value="288684.620064526" calcext:value-type="float">
            <text:p>288684.62006452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890804.14066" calcext:value-type="float">
            <text:p>1442890804.14066</text:p>
          </table:table-cell>
          <table:table-cell office:value-type="float" office:value="1442890804.14677" calcext:value-type="float">
            <text:p>1442890804.14677</text:p>
          </table:table-cell>
          <table:table-cell office:value-type="float" office:value="896" calcext:value-type="float">
            <text:p>896</text:p>
          </table:table-cell>
          <table:table-cell table:formula="of:=[.C1080]-[.C$2]" office:value-type="float" office:value="34.7816987037659" calcext:value-type="float">
            <text:p>34.7816987038</text:p>
          </table:table-cell>
          <table:table-cell table:formula="of:=[.D1080]/([.E1080]-[.E1079])" office:value-type="float" office:value="288618.107979418" calcext:value-type="float">
            <text:p>288618.10797941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890804.14073" calcext:value-type="float">
            <text:p>1442890804.14073</text:p>
          </table:table-cell>
          <table:table-cell office:value-type="float" office:value="1442890804.14985" calcext:value-type="float">
            <text:p>1442890804.14985</text:p>
          </table:table-cell>
          <table:table-cell office:value-type="float" office:value="896" calcext:value-type="float">
            <text:p>896</text:p>
          </table:table-cell>
          <table:table-cell table:formula="of:=[.C1081]-[.C$2]" office:value-type="float" office:value="34.7847712039947" calcext:value-type="float">
            <text:p>34.784771204</text:p>
          </table:table-cell>
          <table:table-cell table:formula="of:=[.D1081]/([.E1081]-[.E1080])" office:value-type="float" office:value="291619.180879956" calcext:value-type="float">
            <text:p>291619.18087995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890804.14076" calcext:value-type="float">
            <text:p>1442890804.14076</text:p>
          </table:table-cell>
          <table:table-cell office:value-type="float" office:value="1442890804.15293" calcext:value-type="float">
            <text:p>1442890804.15293</text:p>
          </table:table-cell>
          <table:table-cell office:value-type="float" office:value="896" calcext:value-type="float">
            <text:p>896</text:p>
          </table:table-cell>
          <table:table-cell table:formula="of:=[.C1082]-[.C$2]" office:value-type="float" office:value="34.7878530025482" calcext:value-type="float">
            <text:p>34.7878530025</text:p>
          </table:table-cell>
          <table:table-cell table:formula="of:=[.D1082]/([.E1082]-[.E1081])" office:value-type="float" office:value="290739.314869256" calcext:value-type="float">
            <text:p>290739.31486925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890804.14078" calcext:value-type="float">
            <text:p>1442890804.14078</text:p>
          </table:table-cell>
          <table:table-cell office:value-type="float" office:value="1442890804.15607" calcext:value-type="float">
            <text:p>1442890804.15607</text:p>
          </table:table-cell>
          <table:table-cell office:value-type="float" office:value="896" calcext:value-type="float">
            <text:p>896</text:p>
          </table:table-cell>
          <table:table-cell table:formula="of:=[.C1083]-[.C$2]" office:value-type="float" office:value="34.7909977436066" calcext:value-type="float">
            <text:p>34.7909977436</text:p>
          </table:table-cell>
          <table:table-cell table:formula="of:=[.D1083]/([.E1083]-[.E1082])" office:value-type="float" office:value="284920.120090978" calcext:value-type="float">
            <text:p>284920.12009097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890804.1408" calcext:value-type="float">
            <text:p>1442890804.1408</text:p>
          </table:table-cell>
          <table:table-cell office:value-type="float" office:value="1442890804.15917" calcext:value-type="float">
            <text:p>1442890804.15917</text:p>
          </table:table-cell>
          <table:table-cell office:value-type="float" office:value="896" calcext:value-type="float">
            <text:p>896</text:p>
          </table:table-cell>
          <table:table-cell table:formula="of:=[.C1084]-[.C$2]" office:value-type="float" office:value="34.7940919399261" calcext:value-type="float">
            <text:p>34.7940919399</text:p>
          </table:table-cell>
          <table:table-cell table:formula="of:=[.D1084]/([.E1084]-[.E1083])" office:value-type="float" office:value="289574.386192017" calcext:value-type="float">
            <text:p>289574.38619201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890804.14082" calcext:value-type="float">
            <text:p>1442890804.14082</text:p>
          </table:table-cell>
          <table:table-cell office:value-type="float" office:value="1442890804.16225" calcext:value-type="float">
            <text:p>1442890804.16225</text:p>
          </table:table-cell>
          <table:table-cell office:value-type="float" office:value="896" calcext:value-type="float">
            <text:p>896</text:p>
          </table:table-cell>
          <table:table-cell table:formula="of:=[.C1085]-[.C$2]" office:value-type="float" office:value="34.7971794605255" calcext:value-type="float">
            <text:p>34.7971794605</text:p>
          </table:table-cell>
          <table:table-cell table:formula="of:=[.D1085]/([.E1085]-[.E1084])" office:value-type="float" office:value="290200.492972973" calcext:value-type="float">
            <text:p>290200.49297297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890804.14085" calcext:value-type="float">
            <text:p>1442890804.14085</text:p>
          </table:table-cell>
          <table:table-cell office:value-type="float" office:value="1442890804.16536" calcext:value-type="float">
            <text:p>1442890804.16536</text:p>
          </table:table-cell>
          <table:table-cell office:value-type="float" office:value="896" calcext:value-type="float">
            <text:p>896</text:p>
          </table:table-cell>
          <table:table-cell table:formula="of:=[.C1086]-[.C$2]" office:value-type="float" office:value="34.8002891540527" calcext:value-type="float">
            <text:p>34.8002891541</text:p>
          </table:table-cell>
          <table:table-cell table:formula="of:=[.D1086]/([.E1086]-[.E1085])" office:value-type="float" office:value="288131.287587212" calcext:value-type="float">
            <text:p>288131.28758721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890804.14087" calcext:value-type="float">
            <text:p>1442890804.14087</text:p>
          </table:table-cell>
          <table:table-cell office:value-type="float" office:value="1442890804.16847" calcext:value-type="float">
            <text:p>1442890804.16847</text:p>
          </table:table-cell>
          <table:table-cell office:value-type="float" office:value="896" calcext:value-type="float">
            <text:p>896</text:p>
          </table:table-cell>
          <table:table-cell table:formula="of:=[.C1087]-[.C$2]" office:value-type="float" office:value="34.8033983707428" calcext:value-type="float">
            <text:p>34.8033983707</text:p>
          </table:table-cell>
          <table:table-cell table:formula="of:=[.D1087]/([.E1087]-[.E1086])" office:value-type="float" office:value="288175.476113795" calcext:value-type="float">
            <text:p>288175.47611379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890804.14089" calcext:value-type="float">
            <text:p>1442890804.14089</text:p>
          </table:table-cell>
          <table:table-cell office:value-type="float" office:value="1442890804.1716" calcext:value-type="float">
            <text:p>1442890804.1716</text:p>
          </table:table-cell>
          <table:table-cell office:value-type="float" office:value="896" calcext:value-type="float">
            <text:p>896</text:p>
          </table:table-cell>
          <table:table-cell table:formula="of:=[.C1088]-[.C$2]" office:value-type="float" office:value="34.8065268993378" calcext:value-type="float">
            <text:p>34.8065268993</text:p>
          </table:table-cell>
          <table:table-cell table:formula="of:=[.D1088]/([.E1088]-[.E1087])" office:value-type="float" office:value="286396.61515013" calcext:value-type="float">
            <text:p>286396.6151501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890804.14091" calcext:value-type="float">
            <text:p>1442890804.14091</text:p>
          </table:table-cell>
          <table:table-cell office:value-type="float" office:value="1442890804.17471" calcext:value-type="float">
            <text:p>1442890804.17471</text:p>
          </table:table-cell>
          <table:table-cell office:value-type="float" office:value="896" calcext:value-type="float">
            <text:p>896</text:p>
          </table:table-cell>
          <table:table-cell table:formula="of:=[.C1089]-[.C$2]" office:value-type="float" office:value="34.8096404075623" calcext:value-type="float">
            <text:p>34.8096404076</text:p>
          </table:table-cell>
          <table:table-cell table:formula="of:=[.D1089]/([.E1089]-[.E1088])" office:value-type="float" office:value="287778.266636036" calcext:value-type="float">
            <text:p>287778.26663603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890804.22565" calcext:value-type="float">
            <text:p>1442890804.22565</text:p>
          </table:table-cell>
          <table:table-cell office:value-type="float" office:value="1442890804.2257" calcext:value-type="float">
            <text:p>1442890804.2257</text:p>
          </table:table-cell>
          <table:table-cell office:value-type="float" office:value="896" calcext:value-type="float">
            <text:p>896</text:p>
          </table:table-cell>
          <table:table-cell table:formula="of:=[.C1090]-[.C$2]" office:value-type="float" office:value="34.8606207370758" calcext:value-type="float">
            <text:p>34.8606207371</text:p>
          </table:table-cell>
          <table:table-cell table:formula="of:=[.D1090]/([.E1090]-[.E1089])" office:value-type="float" office:value="17575.4062115636" calcext:value-type="float">
            <text:p>17575.406211563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890804.22574" calcext:value-type="float">
            <text:p>1442890804.22574</text:p>
          </table:table-cell>
          <table:table-cell office:value-type="float" office:value="1442890804.22885" calcext:value-type="float">
            <text:p>1442890804.22885</text:p>
          </table:table-cell>
          <table:table-cell office:value-type="float" office:value="896" calcext:value-type="float">
            <text:p>896</text:p>
          </table:table-cell>
          <table:table-cell table:formula="of:=[.C1091]-[.C$2]" office:value-type="float" office:value="34.8637723922729" calcext:value-type="float">
            <text:p>34.8637723923</text:p>
          </table:table-cell>
          <table:table-cell table:formula="of:=[.D1091]/([.E1091]-[.E1090])" office:value-type="float" office:value="284295.058930328" calcext:value-type="float">
            <text:p>284295.05893032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890804.22576" calcext:value-type="float">
            <text:p>1442890804.22576</text:p>
          </table:table-cell>
          <table:table-cell office:value-type="float" office:value="1442890804.23192" calcext:value-type="float">
            <text:p>1442890804.23192</text:p>
          </table:table-cell>
          <table:table-cell office:value-type="float" office:value="896" calcext:value-type="float">
            <text:p>896</text:p>
          </table:table-cell>
          <table:table-cell table:formula="of:=[.C1092]-[.C$2]" office:value-type="float" office:value="34.8668465614319" calcext:value-type="float">
            <text:p>34.8668465614</text:p>
          </table:table-cell>
          <table:table-cell table:formula="of:=[.D1092]/([.E1092]-[.E1091])" office:value-type="float" office:value="291460.864277959" calcext:value-type="float">
            <text:p>291460.86427795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890804.22579" calcext:value-type="float">
            <text:p>1442890804.22579</text:p>
          </table:table-cell>
          <table:table-cell office:value-type="float" office:value="1442890804.23502" calcext:value-type="float">
            <text:p>1442890804.23502</text:p>
          </table:table-cell>
          <table:table-cell office:value-type="float" office:value="896" calcext:value-type="float">
            <text:p>896</text:p>
          </table:table-cell>
          <table:table-cell table:formula="of:=[.C1093]-[.C$2]" office:value-type="float" office:value="34.8699426651001" calcext:value-type="float">
            <text:p>34.8699426651</text:p>
          </table:table-cell>
          <table:table-cell table:formula="of:=[.D1093]/([.E1093]-[.E1092])" office:value-type="float" office:value="289395.994455568" calcext:value-type="float">
            <text:p>289395.99445556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890804.22582" calcext:value-type="float">
            <text:p>1442890804.22582</text:p>
          </table:table-cell>
          <table:table-cell office:value-type="float" office:value="1442890804.23812" calcext:value-type="float">
            <text:p>1442890804.23812</text:p>
          </table:table-cell>
          <table:table-cell office:value-type="float" office:value="896" calcext:value-type="float">
            <text:p>896</text:p>
          </table:table-cell>
          <table:table-cell table:formula="of:=[.C1094]-[.C$2]" office:value-type="float" office:value="34.8730421066284" calcext:value-type="float">
            <text:p>34.8730421066</text:p>
          </table:table-cell>
          <table:table-cell table:formula="of:=[.D1094]/([.E1094]-[.E1093])" office:value-type="float" office:value="289084.337230769" calcext:value-type="float">
            <text:p>289084.33723076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890804.22584" calcext:value-type="float">
            <text:p>1442890804.22584</text:p>
          </table:table-cell>
          <table:table-cell office:value-type="float" office:value="1442890804.2412" calcext:value-type="float">
            <text:p>1442890804.2412</text:p>
          </table:table-cell>
          <table:table-cell office:value-type="float" office:value="896" calcext:value-type="float">
            <text:p>896</text:p>
          </table:table-cell>
          <table:table-cell table:formula="of:=[.C1095]-[.C$2]" office:value-type="float" office:value="34.8761217594147" calcext:value-type="float">
            <text:p>34.8761217594</text:p>
          </table:table-cell>
          <table:table-cell table:formula="of:=[.D1095]/([.E1095]-[.E1094])" office:value-type="float" office:value="290941.88929318" calcext:value-type="float">
            <text:p>290941.889293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890804.22586" calcext:value-type="float">
            <text:p>1442890804.22586</text:p>
          </table:table-cell>
          <table:table-cell office:value-type="float" office:value="1442890804.24442" calcext:value-type="float">
            <text:p>1442890804.24442</text:p>
          </table:table-cell>
          <table:table-cell office:value-type="float" office:value="896" calcext:value-type="float">
            <text:p>896</text:p>
          </table:table-cell>
          <table:table-cell table:formula="of:=[.C1096]-[.C$2]" office:value-type="float" office:value="34.8793439865112" calcext:value-type="float">
            <text:p>34.8793439865</text:p>
          </table:table-cell>
          <table:table-cell table:formula="of:=[.D1096]/([.E1096]-[.E1095])" office:value-type="float" office:value="278068.544876064" calcext:value-type="float">
            <text:p>278068.54487606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890804.22588" calcext:value-type="float">
            <text:p>1442890804.22588</text:p>
          </table:table-cell>
          <table:table-cell office:value-type="float" office:value="1442890804.2475" calcext:value-type="float">
            <text:p>1442890804.2475</text:p>
          </table:table-cell>
          <table:table-cell office:value-type="float" office:value="896" calcext:value-type="float">
            <text:p>896</text:p>
          </table:table-cell>
          <table:table-cell table:formula="of:=[.C1097]-[.C$2]" office:value-type="float" office:value="34.8824303150177" calcext:value-type="float">
            <text:p>34.882430315</text:p>
          </table:table-cell>
          <table:table-cell table:formula="of:=[.D1097]/([.E1097]-[.E1096])" office:value-type="float" office:value="290312.582773272" calcext:value-type="float">
            <text:p>290312.58277327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890804.2259" calcext:value-type="float">
            <text:p>1442890804.2259</text:p>
          </table:table-cell>
          <table:table-cell office:value-type="float" office:value="1442890804.25062" calcext:value-type="float">
            <text:p>1442890804.25062</text:p>
          </table:table-cell>
          <table:table-cell office:value-type="float" office:value="896" calcext:value-type="float">
            <text:p>896</text:p>
          </table:table-cell>
          <table:table-cell table:formula="of:=[.C1098]-[.C$2]" office:value-type="float" office:value="34.8855426311493" calcext:value-type="float">
            <text:p>34.8855426311</text:p>
          </table:table-cell>
          <table:table-cell table:formula="of:=[.D1098]/([.E1098]-[.E1097])" office:value-type="float" office:value="287888.492722537" calcext:value-type="float">
            <text:p>287888.49272253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890804.33937" calcext:value-type="float">
            <text:p>1442890804.33937</text:p>
          </table:table-cell>
          <table:table-cell office:value-type="float" office:value="1442890804.33943" calcext:value-type="float">
            <text:p>1442890804.33943</text:p>
          </table:table-cell>
          <table:table-cell office:value-type="float" office:value="896" calcext:value-type="float">
            <text:p>896</text:p>
          </table:table-cell>
          <table:table-cell table:formula="of:=[.C1099]-[.C$2]" office:value-type="float" office:value="34.974356174469" calcext:value-type="float">
            <text:p>34.9743561745</text:p>
          </table:table-cell>
          <table:table-cell table:formula="of:=[.D1099]/([.E1099]-[.E1098])" office:value-type="float" office:value="10088.551436065" calcext:value-type="float">
            <text:p>10088.55143606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890804.33948" calcext:value-type="float">
            <text:p>1442890804.33948</text:p>
          </table:table-cell>
          <table:table-cell office:value-type="float" office:value="1442890804.34253" calcext:value-type="float">
            <text:p>1442890804.34253</text:p>
          </table:table-cell>
          <table:table-cell office:value-type="float" office:value="896" calcext:value-type="float">
            <text:p>896</text:p>
          </table:table-cell>
          <table:table-cell table:formula="of:=[.C1100]-[.C$2]" office:value-type="float" office:value="34.9774596691132" calcext:value-type="float">
            <text:p>34.9774596691</text:p>
          </table:table-cell>
          <table:table-cell table:formula="of:=[.D1100]/([.E1100]-[.E1099])" office:value-type="float" office:value="288706.797572405" calcext:value-type="float">
            <text:p>288706.79757240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890804.3395" calcext:value-type="float">
            <text:p>1442890804.3395</text:p>
          </table:table-cell>
          <table:table-cell office:value-type="float" office:value="1442890804.34564" calcext:value-type="float">
            <text:p>1442890804.34564</text:p>
          </table:table-cell>
          <table:table-cell office:value-type="float" office:value="896" calcext:value-type="float">
            <text:p>896</text:p>
          </table:table-cell>
          <table:table-cell table:formula="of:=[.C1101]-[.C$2]" office:value-type="float" office:value="34.980562210083" calcext:value-type="float">
            <text:p>34.9805622101</text:p>
          </table:table-cell>
          <table:table-cell table:formula="of:=[.D1101]/([.E1101]-[.E1100])" office:value-type="float" office:value="288795.54168908" calcext:value-type="float">
            <text:p>288795.5416890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890804.33953" calcext:value-type="float">
            <text:p>1442890804.33953</text:p>
          </table:table-cell>
          <table:table-cell office:value-type="float" office:value="1442890804.34874" calcext:value-type="float">
            <text:p>1442890804.34874</text:p>
          </table:table-cell>
          <table:table-cell office:value-type="float" office:value="896" calcext:value-type="float">
            <text:p>896</text:p>
          </table:table-cell>
          <table:table-cell table:formula="of:=[.C1102]-[.C$2]" office:value-type="float" office:value="34.9836616516113" calcext:value-type="float">
            <text:p>34.9836616516</text:p>
          </table:table-cell>
          <table:table-cell table:formula="of:=[.D1102]/([.E1102]-[.E1101])" office:value-type="float" office:value="289084.337230769" calcext:value-type="float">
            <text:p>289084.33723076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890804.33955" calcext:value-type="float">
            <text:p>1442890804.33955</text:p>
          </table:table-cell>
          <table:table-cell office:value-type="float" office:value="1442890804.35187" calcext:value-type="float">
            <text:p>1442890804.35187</text:p>
          </table:table-cell>
          <table:table-cell office:value-type="float" office:value="896" calcext:value-type="float">
            <text:p>896</text:p>
          </table:table-cell>
          <table:table-cell table:formula="of:=[.C1103]-[.C$2]" office:value-type="float" office:value="34.9868001937866" calcext:value-type="float">
            <text:p>34.9868001938</text:p>
          </table:table-cell>
          <table:table-cell table:formula="of:=[.D1103]/([.E1103]-[.E1102])" office:value-type="float" office:value="285482.861136433" calcext:value-type="float">
            <text:p>285482.86113643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890804.33957" calcext:value-type="float">
            <text:p>1442890804.33957</text:p>
          </table:table-cell>
          <table:table-cell office:value-type="float" office:value="1442890804.35498" calcext:value-type="float">
            <text:p>1442890804.35498</text:p>
          </table:table-cell>
          <table:table-cell office:value-type="float" office:value="896" calcext:value-type="float">
            <text:p>896</text:p>
          </table:table-cell>
          <table:table-cell table:formula="of:=[.C1104]-[.C$2]" office:value-type="float" office:value="34.9899010658264" calcext:value-type="float">
            <text:p>34.9899010658</text:p>
          </table:table-cell>
          <table:table-cell table:formula="of:=[.D1104]/([.E1104]-[.E1103])" office:value-type="float" office:value="288950.975242196" calcext:value-type="float">
            <text:p>288950.97524219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890804.33959" calcext:value-type="float">
            <text:p>1442890804.33959</text:p>
          </table:table-cell>
          <table:table-cell office:value-type="float" office:value="1442890804.35807" calcext:value-type="float">
            <text:p>1442890804.35807</text:p>
          </table:table-cell>
          <table:table-cell office:value-type="float" office:value="896" calcext:value-type="float">
            <text:p>896</text:p>
          </table:table-cell>
          <table:table-cell table:formula="of:=[.C1105]-[.C$2]" office:value-type="float" office:value="34.9929988384247" calcext:value-type="float">
            <text:p>34.9929988384</text:p>
          </table:table-cell>
          <table:table-cell table:formula="of:=[.D1105]/([.E1105]-[.E1104])" office:value-type="float" office:value="289240.081890249" calcext:value-type="float">
            <text:p>289240.08189024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890804.33961" calcext:value-type="float">
            <text:p>1442890804.33961</text:p>
          </table:table-cell>
          <table:table-cell office:value-type="float" office:value="1442890804.36118" calcext:value-type="float">
            <text:p>1442890804.36118</text:p>
          </table:table-cell>
          <table:table-cell office:value-type="float" office:value="896" calcext:value-type="float">
            <text:p>896</text:p>
          </table:table-cell>
          <table:table-cell table:formula="of:=[.C1106]-[.C$2]" office:value-type="float" office:value="34.9961054325104" calcext:value-type="float">
            <text:p>34.9961054325</text:p>
          </table:table-cell>
          <table:table-cell table:formula="of:=[.D1106]/([.E1106]-[.E1105])" office:value-type="float" office:value="288418.755487337" calcext:value-type="float">
            <text:p>288418.75548733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890804.33964" calcext:value-type="float">
            <text:p>1442890804.33964</text:p>
          </table:table-cell>
          <table:table-cell office:value-type="float" office:value="1442890804.36428" calcext:value-type="float">
            <text:p>1442890804.36428</text:p>
          </table:table-cell>
          <table:table-cell office:value-type="float" office:value="896" calcext:value-type="float">
            <text:p>896</text:p>
          </table:table-cell>
          <table:table-cell table:formula="of:=[.C1107]-[.C$2]" office:value-type="float" office:value="34.9992053508759" calcext:value-type="float">
            <text:p>34.9992053509</text:p>
          </table:table-cell>
          <table:table-cell table:formula="of:=[.D1107]/([.E1107]-[.E1106])" office:value-type="float" office:value="289039.869558529" calcext:value-type="float">
            <text:p>289039.86955852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890804.33966" calcext:value-type="float">
            <text:p>1442890804.33966</text:p>
          </table:table-cell>
          <table:table-cell office:value-type="float" office:value="1442890804.3674" calcext:value-type="float">
            <text:p>1442890804.3674</text:p>
          </table:table-cell>
          <table:table-cell office:value-type="float" office:value="896" calcext:value-type="float">
            <text:p>896</text:p>
          </table:table-cell>
          <table:table-cell table:formula="of:=[.C1108]-[.C$2]" office:value-type="float" office:value="35.0023219585419" calcext:value-type="float">
            <text:p>35.0023219585</text:p>
          </table:table-cell>
          <table:table-cell table:formula="of:=[.D1108]/([.E1108]-[.E1107])" office:value-type="float" office:value="287492.073439412" calcext:value-type="float">
            <text:p>287492.07343941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890804.33968" calcext:value-type="float">
            <text:p>1442890804.33968</text:p>
          </table:table-cell>
          <table:table-cell office:value-type="float" office:value="1442890804.37046" calcext:value-type="float">
            <text:p>1442890804.37046</text:p>
          </table:table-cell>
          <table:table-cell office:value-type="float" office:value="896" calcext:value-type="float">
            <text:p>896</text:p>
          </table:table-cell>
          <table:table-cell table:formula="of:=[.C1109]-[.C$2]" office:value-type="float" office:value="35.0053896903992" calcext:value-type="float">
            <text:p>35.0053896904</text:p>
          </table:table-cell>
          <table:table-cell table:formula="of:=[.D1109]/([.E1109]-[.E1108])" office:value-type="float" office:value="292072.463200435" calcext:value-type="float">
            <text:p>292072.46320043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890804.3397" calcext:value-type="float">
            <text:p>1442890804.3397</text:p>
          </table:table-cell>
          <table:table-cell office:value-type="float" office:value="1442890804.37358" calcext:value-type="float">
            <text:p>1442890804.37358</text:p>
          </table:table-cell>
          <table:table-cell office:value-type="float" office:value="896" calcext:value-type="float">
            <text:p>896</text:p>
          </table:table-cell>
          <table:table-cell table:formula="of:=[.C1110]-[.C$2]" office:value-type="float" office:value="35.0085051059723" calcext:value-type="float">
            <text:p>35.008505106</text:p>
          </table:table-cell>
          <table:table-cell table:formula="of:=[.D1110]/([.E1110]-[.E1109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890804.42673" calcext:value-type="float">
            <text:p>1442890804.42673</text:p>
          </table:table-cell>
          <table:table-cell office:value-type="float" office:value="1442890804.42679" calcext:value-type="float">
            <text:p>1442890804.42679</text:p>
          </table:table-cell>
          <table:table-cell office:value-type="float" office:value="896" calcext:value-type="float">
            <text:p>896</text:p>
          </table:table-cell>
          <table:table-cell table:formula="of:=[.C1111]-[.C$2]" office:value-type="float" office:value="35.0617127418518" calcext:value-type="float">
            <text:p>35.0617127419</text:p>
          </table:table-cell>
          <table:table-cell table:formula="of:=[.D1111]/([.E1111]-[.E1110])" office:value-type="float" office:value="16839.6882362694" calcext:value-type="float">
            <text:p>16839.688236269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890804.42684" calcext:value-type="float">
            <text:p>1442890804.42684</text:p>
          </table:table-cell>
          <table:table-cell office:value-type="float" office:value="1442890804.42991" calcext:value-type="float">
            <text:p>1442890804.42991</text:p>
          </table:table-cell>
          <table:table-cell office:value-type="float" office:value="896" calcext:value-type="float">
            <text:p>896</text:p>
          </table:table-cell>
          <table:table-cell table:formula="of:=[.C1112]-[.C$2]" office:value-type="float" office:value="35.0648310184479" calcext:value-type="float">
            <text:p>35.0648310184</text:p>
          </table:table-cell>
          <table:table-cell table:formula="of:=[.D1112]/([.E1112]-[.E1111])" office:value-type="float" office:value="287338.205061549" calcext:value-type="float">
            <text:p>287338.20506154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890804.42686" calcext:value-type="float">
            <text:p>1442890804.42686</text:p>
          </table:table-cell>
          <table:table-cell office:value-type="float" office:value="1442890804.43301" calcext:value-type="float">
            <text:p>1442890804.43301</text:p>
          </table:table-cell>
          <table:table-cell office:value-type="float" office:value="896" calcext:value-type="float">
            <text:p>896</text:p>
          </table:table-cell>
          <table:table-cell table:formula="of:=[.C1113]-[.C$2]" office:value-type="float" office:value="35.0679397583008" calcext:value-type="float">
            <text:p>35.0679397583</text:p>
          </table:table-cell>
          <table:table-cell table:formula="of:=[.D1113]/([.E1113]-[.E1112])" office:value-type="float" office:value="288219.678196181" calcext:value-type="float">
            <text:p>288219.67819618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890804.42688" calcext:value-type="float">
            <text:p>1442890804.42688</text:p>
          </table:table-cell>
          <table:table-cell office:value-type="float" office:value="1442890804.4361" calcext:value-type="float">
            <text:p>1442890804.4361</text:p>
          </table:table-cell>
          <table:table-cell office:value-type="float" office:value="896" calcext:value-type="float">
            <text:p>896</text:p>
          </table:table-cell>
          <table:table-cell table:formula="of:=[.C1114]-[.C$2]" office:value-type="float" office:value="35.0710265636444" calcext:value-type="float">
            <text:p>35.0710265636</text:p>
          </table:table-cell>
          <table:table-cell table:formula="of:=[.D1114]/([.E1114]-[.E1113])" office:value-type="float" office:value="290267.736464046" calcext:value-type="float">
            <text:p>290267.73646404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890804.42691" calcext:value-type="float">
            <text:p>1442890804.42691</text:p>
          </table:table-cell>
          <table:table-cell office:value-type="float" office:value="1442890804.43917" calcext:value-type="float">
            <text:p>1442890804.43917</text:p>
          </table:table-cell>
          <table:table-cell office:value-type="float" office:value="896" calcext:value-type="float">
            <text:p>896</text:p>
          </table:table-cell>
          <table:table-cell table:formula="of:=[.C1115]-[.C$2]" office:value-type="float" office:value="35.0740933418274" calcext:value-type="float">
            <text:p>35.0740933418</text:p>
          </table:table-cell>
          <table:table-cell table:formula="of:=[.D1115]/([.E1115]-[.E1114])" office:value-type="float" office:value="292163.288812874" calcext:value-type="float">
            <text:p>292163.28881287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890804.42695" calcext:value-type="float">
            <text:p>1442890804.42695</text:p>
          </table:table-cell>
          <table:table-cell office:value-type="float" office:value="1442890804.44225" calcext:value-type="float">
            <text:p>1442890804.44225</text:p>
          </table:table-cell>
          <table:table-cell office:value-type="float" office:value="896" calcext:value-type="float">
            <text:p>896</text:p>
          </table:table-cell>
          <table:table-cell table:formula="of:=[.C1116]-[.C$2]" office:value-type="float" office:value="35.0771715641022" calcext:value-type="float">
            <text:p>35.0771715641</text:p>
          </table:table-cell>
          <table:table-cell table:formula="of:=[.D1116]/([.E1116]-[.E1115])" office:value-type="float" office:value="291077.095809775" calcext:value-type="float">
            <text:p>291077.09580977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890804.42698" calcext:value-type="float">
            <text:p>1442890804.42698</text:p>
          </table:table-cell>
          <table:table-cell office:value-type="float" office:value="1442890804.44532" calcext:value-type="float">
            <text:p>1442890804.44532</text:p>
          </table:table-cell>
          <table:table-cell office:value-type="float" office:value="896" calcext:value-type="float">
            <text:p>896</text:p>
          </table:table-cell>
          <table:table-cell table:formula="of:=[.C1117]-[.C$2]" office:value-type="float" office:value="35.0802447795868" calcext:value-type="float">
            <text:p>35.0802447796</text:p>
          </table:table-cell>
          <table:table-cell table:formula="of:=[.D1117]/([.E1117]-[.E1116])" office:value-type="float" office:value="291551.309852599" calcext:value-type="float">
            <text:p>291551.30985259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890804.42702" calcext:value-type="float">
            <text:p>1442890804.42702</text:p>
          </table:table-cell>
          <table:table-cell office:value-type="float" office:value="1442890804.4484" calcext:value-type="float">
            <text:p>1442890804.4484</text:p>
          </table:table-cell>
          <table:table-cell office:value-type="float" office:value="896" calcext:value-type="float">
            <text:p>896</text:p>
          </table:table-cell>
          <table:table-cell table:formula="of:=[.C1118]-[.C$2]" office:value-type="float" office:value="35.0833284854889" calcext:value-type="float">
            <text:p>35.0833284855</text:p>
          </table:table-cell>
          <table:table-cell table:formula="of:=[.D1118]/([.E1118]-[.E1117])" office:value-type="float" office:value="290559.485387351" calcext:value-type="float">
            <text:p>290559.48538735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890804.42705" calcext:value-type="float">
            <text:p>1442890804.42705</text:p>
          </table:table-cell>
          <table:table-cell office:value-type="float" office:value="1442890804.45148" calcext:value-type="float">
            <text:p>1442890804.45148</text:p>
          </table:table-cell>
          <table:table-cell office:value-type="float" office:value="896" calcext:value-type="float">
            <text:p>896</text:p>
          </table:table-cell>
          <table:table-cell table:formula="of:=[.C1119]-[.C$2]" office:value-type="float" office:value="35.0864026546478" calcext:value-type="float">
            <text:p>35.0864026546</text:p>
          </table:table-cell>
          <table:table-cell table:formula="of:=[.D1119]/([.E1119]-[.E1118])" office:value-type="float" office:value="291460.864277959" calcext:value-type="float">
            <text:p>291460.86427795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890804.42707" calcext:value-type="float">
            <text:p>1442890804.42707</text:p>
          </table:table-cell>
          <table:table-cell office:value-type="float" office:value="1442890804.45456" calcext:value-type="float">
            <text:p>1442890804.45456</text:p>
          </table:table-cell>
          <table:table-cell office:value-type="float" office:value="896" calcext:value-type="float">
            <text:p>896</text:p>
          </table:table-cell>
          <table:table-cell table:formula="of:=[.C1120]-[.C$2]" office:value-type="float" office:value="35.0894887447357" calcext:value-type="float">
            <text:p>35.0894887447</text:p>
          </table:table-cell>
          <table:table-cell table:formula="of:=[.D1120]/([.E1120]-[.E1119])" office:value-type="float" office:value="290335.011124845" calcext:value-type="float">
            <text:p>290335.01112484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890804.54782" calcext:value-type="float">
            <text:p>1442890804.54782</text:p>
          </table:table-cell>
          <table:table-cell office:value-type="float" office:value="1442890804.54786" calcext:value-type="float">
            <text:p>1442890804.54786</text:p>
          </table:table-cell>
          <table:table-cell office:value-type="float" office:value="896" calcext:value-type="float">
            <text:p>896</text:p>
          </table:table-cell>
          <table:table-cell table:formula="of:=[.C1121]-[.C$2]" office:value-type="float" office:value="35.1827821731567" calcext:value-type="float">
            <text:p>35.1827821732</text:p>
          </table:table-cell>
          <table:table-cell table:formula="of:=[.D1121]/([.E1121]-[.E1120])" office:value-type="float" office:value="9604.10626090912" calcext:value-type="float">
            <text:p>9604.106260909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890804.5479" calcext:value-type="float">
            <text:p>1442890804.5479</text:p>
          </table:table-cell>
          <table:table-cell office:value-type="float" office:value="1442890804.55096" calcext:value-type="float">
            <text:p>1442890804.55096</text:p>
          </table:table-cell>
          <table:table-cell office:value-type="float" office:value="896" calcext:value-type="float">
            <text:p>896</text:p>
          </table:table-cell>
          <table:table-cell table:formula="of:=[.C1122]-[.C$2]" office:value-type="float" office:value="35.1858861446381" calcext:value-type="float">
            <text:p>35.1858861446</text:p>
          </table:table-cell>
          <table:table-cell table:formula="of:=[.D1122]/([.E1122]-[.E1121])" office:value-type="float" office:value="288662.445963592" calcext:value-type="float">
            <text:p>288662.44596359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890804.54793" calcext:value-type="float">
            <text:p>1442890804.54793</text:p>
          </table:table-cell>
          <table:table-cell office:value-type="float" office:value="1442890804.55406" calcext:value-type="float">
            <text:p>1442890804.55406</text:p>
          </table:table-cell>
          <table:table-cell office:value-type="float" office:value="896" calcext:value-type="float">
            <text:p>896</text:p>
          </table:table-cell>
          <table:table-cell table:formula="of:=[.C1123]-[.C$2]" office:value-type="float" office:value="35.188987493515" calcext:value-type="float">
            <text:p>35.1889874935</text:p>
          </table:table-cell>
          <table:table-cell table:formula="of:=[.D1123]/([.E1123]-[.E1122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890804.54795" calcext:value-type="float">
            <text:p>1442890804.54795</text:p>
          </table:table-cell>
          <table:table-cell office:value-type="float" office:value="1442890804.55715" calcext:value-type="float">
            <text:p>1442890804.55715</text:p>
          </table:table-cell>
          <table:table-cell office:value-type="float" office:value="896" calcext:value-type="float">
            <text:p>896</text:p>
          </table:table-cell>
          <table:table-cell table:formula="of:=[.C1124]-[.C$2]" office:value-type="float" office:value="35.1920714378357" calcext:value-type="float">
            <text:p>35.1920714378</text:p>
          </table:table-cell>
          <table:table-cell table:formula="of:=[.D1124]/([.E1124]-[.E1123])" office:value-type="float" office:value="290537.022342482" calcext:value-type="float">
            <text:p>290537.02234248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890804.54799" calcext:value-type="float">
            <text:p>1442890804.54799</text:p>
          </table:table-cell>
          <table:table-cell office:value-type="float" office:value="1442890804.56025" calcext:value-type="float">
            <text:p>1442890804.56025</text:p>
          </table:table-cell>
          <table:table-cell office:value-type="float" office:value="896" calcext:value-type="float">
            <text:p>896</text:p>
          </table:table-cell>
          <table:table-cell table:formula="of:=[.C1125]-[.C$2]" office:value-type="float" office:value="35.1951730251312" calcext:value-type="float">
            <text:p>35.1951730251</text:p>
          </table:table-cell>
          <table:table-cell table:formula="of:=[.D1125]/([.E1125]-[.E1124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890804.54801" calcext:value-type="float">
            <text:p>1442890804.54801</text:p>
          </table:table-cell>
          <table:table-cell office:value-type="float" office:value="1442890804.56336" calcext:value-type="float">
            <text:p>1442890804.56336</text:p>
          </table:table-cell>
          <table:table-cell office:value-type="float" office:value="896" calcext:value-type="float">
            <text:p>896</text:p>
          </table:table-cell>
          <table:table-cell table:formula="of:=[.C1126]-[.C$2]" office:value-type="float" office:value="35.1982867717743" calcext:value-type="float">
            <text:p>35.1982867718</text:p>
          </table:table-cell>
          <table:table-cell table:formula="of:=[.D1126]/([.E1126]-[.E1125])" office:value-type="float" office:value="287756.231546708" calcext:value-type="float">
            <text:p>287756.23154670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890804.54803" calcext:value-type="float">
            <text:p>1442890804.54803</text:p>
          </table:table-cell>
          <table:table-cell office:value-type="float" office:value="1442890804.56648" calcext:value-type="float">
            <text:p>1442890804.56648</text:p>
          </table:table-cell>
          <table:table-cell office:value-type="float" office:value="896" calcext:value-type="float">
            <text:p>896</text:p>
          </table:table-cell>
          <table:table-cell table:formula="of:=[.C1127]-[.C$2]" office:value-type="float" office:value="35.2014052867889" calcext:value-type="float">
            <text:p>35.2014052868</text:p>
          </table:table-cell>
          <table:table-cell table:formula="of:=[.D1127]/([.E1127]-[.E1126])" office:value-type="float" office:value="287316.237308868" calcext:value-type="float">
            <text:p>287316.23730886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890804.54805" calcext:value-type="float">
            <text:p>1442890804.54805</text:p>
          </table:table-cell>
          <table:table-cell office:value-type="float" office:value="1442890804.56966" calcext:value-type="float">
            <text:p>1442890804.56966</text:p>
          </table:table-cell>
          <table:table-cell office:value-type="float" office:value="896" calcext:value-type="float">
            <text:p>896</text:p>
          </table:table-cell>
          <table:table-cell table:formula="of:=[.C1128]-[.C$2]" office:value-type="float" office:value="35.204586982727" calcext:value-type="float">
            <text:p>35.2045869827</text:p>
          </table:table-cell>
          <table:table-cell table:formula="of:=[.D1128]/([.E1128]-[.E1127])" office:value-type="float" office:value="281610.819333084" calcext:value-type="float">
            <text:p>281610.81933308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890804.54807" calcext:value-type="float">
            <text:p>1442890804.54807</text:p>
          </table:table-cell>
          <table:table-cell office:value-type="float" office:value="1442890804.57276" calcext:value-type="float">
            <text:p>1442890804.57276</text:p>
          </table:table-cell>
          <table:table-cell office:value-type="float" office:value="896" calcext:value-type="float">
            <text:p>896</text:p>
          </table:table-cell>
          <table:table-cell table:formula="of:=[.C1129]-[.C$2]" office:value-type="float" office:value="35.207688331604" calcext:value-type="float">
            <text:p>35.2076883316</text:p>
          </table:table-cell>
          <table:table-cell table:formula="of:=[.D1129]/([.E1129]-[.E1128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890804.54809" calcext:value-type="float">
            <text:p>1442890804.54809</text:p>
          </table:table-cell>
          <table:table-cell office:value-type="float" office:value="1442890804.57586" calcext:value-type="float">
            <text:p>1442890804.57586</text:p>
          </table:table-cell>
          <table:table-cell office:value-type="float" office:value="896" calcext:value-type="float">
            <text:p>896</text:p>
          </table:table-cell>
          <table:table-cell table:formula="of:=[.C1130]-[.C$2]" office:value-type="float" office:value="35.2107884883881" calcext:value-type="float">
            <text:p>35.2107884884</text:p>
          </table:table-cell>
          <table:table-cell table:formula="of:=[.D1130]/([.E1130]-[.E1129])" office:value-type="float" office:value="289017.640852111" calcext:value-type="float">
            <text:p>289017.64085211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890804.54811" calcext:value-type="float">
            <text:p>1442890804.54811</text:p>
          </table:table-cell>
          <table:table-cell office:value-type="float" office:value="1442890804.57894" calcext:value-type="float">
            <text:p>1442890804.57894</text:p>
          </table:table-cell>
          <table:table-cell office:value-type="float" office:value="896" calcext:value-type="float">
            <text:p>896</text:p>
          </table:table-cell>
          <table:table-cell table:formula="of:=[.C1131]-[.C$2]" office:value-type="float" office:value="35.2138648033142" calcext:value-type="float">
            <text:p>35.2138648033</text:p>
          </table:table-cell>
          <table:table-cell table:formula="of:=[.D1131]/([.E1131]-[.E1130])" office:value-type="float" office:value="291257.566767418" calcext:value-type="float">
            <text:p>291257.56676741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890804.54813" calcext:value-type="float">
            <text:p>1442890804.54813</text:p>
          </table:table-cell>
          <table:table-cell office:value-type="float" office:value="1442890804.58204" calcext:value-type="float">
            <text:p>1442890804.58204</text:p>
          </table:table-cell>
          <table:table-cell office:value-type="float" office:value="896" calcext:value-type="float">
            <text:p>896</text:p>
          </table:table-cell>
          <table:table-cell table:formula="of:=[.C1132]-[.C$2]" office:value-type="float" office:value="35.2169654369354" calcext:value-type="float">
            <text:p>35.2169654369</text:p>
          </table:table-cell>
          <table:table-cell table:formula="of:=[.D1132]/([.E1132]-[.E1131])" office:value-type="float" office:value="288973.193694733" calcext:value-type="float">
            <text:p>288973.19369473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890804.6275" calcext:value-type="float">
            <text:p>1442890804.6275</text:p>
          </table:table-cell>
          <table:table-cell office:value-type="float" office:value="1442890804.62755" calcext:value-type="float">
            <text:p>1442890804.62755</text:p>
          </table:table-cell>
          <table:table-cell office:value-type="float" office:value="896" calcext:value-type="float">
            <text:p>896</text:p>
          </table:table-cell>
          <table:table-cell table:formula="of:=[.C1133]-[.C$2]" office:value-type="float" office:value="35.2624752521515" calcext:value-type="float">
            <text:p>35.2624752522</text:p>
          </table:table-cell>
          <table:table-cell table:formula="of:=[.D1133]/([.E1133]-[.E1132])" office:value-type="float" office:value="19688.0606028856" calcext:value-type="float">
            <text:p>19688.06060288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890804.6276" calcext:value-type="float">
            <text:p>1442890804.6276</text:p>
          </table:table-cell>
          <table:table-cell office:value-type="float" office:value="1442890804.63069" calcext:value-type="float">
            <text:p>1442890804.63069</text:p>
          </table:table-cell>
          <table:table-cell office:value-type="float" office:value="896" calcext:value-type="float">
            <text:p>896</text:p>
          </table:table-cell>
          <table:table-cell table:formula="of:=[.C1134]-[.C$2]" office:value-type="float" office:value="35.2656152248383" calcext:value-type="float">
            <text:p>35.2656152248</text:p>
          </table:table-cell>
          <table:table-cell table:formula="of:=[.D1134]/([.E1134]-[.E1133])" office:value-type="float" office:value="285352.800607441" calcext:value-type="float">
            <text:p>285352.80060744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890804.62762" calcext:value-type="float">
            <text:p>1442890804.62762</text:p>
          </table:table-cell>
          <table:table-cell office:value-type="float" office:value="1442890804.63379" calcext:value-type="float">
            <text:p>1442890804.63379</text:p>
          </table:table-cell>
          <table:table-cell office:value-type="float" office:value="896" calcext:value-type="float">
            <text:p>896</text:p>
          </table:table-cell>
          <table:table-cell table:formula="of:=[.C1135]-[.C$2]" office:value-type="float" office:value="35.2687156200409" calcext:value-type="float">
            <text:p>35.26871562</text:p>
          </table:table-cell>
          <table:table-cell table:formula="of:=[.D1135]/([.E1135]-[.E1134])" office:value-type="float" office:value="288995.415564442" calcext:value-type="float">
            <text:p>288995.41556444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890804.62766" calcext:value-type="float">
            <text:p>1442890804.62766</text:p>
          </table:table-cell>
          <table:table-cell office:value-type="float" office:value="1442890804.63688" calcext:value-type="float">
            <text:p>1442890804.63688</text:p>
          </table:table-cell>
          <table:table-cell office:value-type="float" office:value="896" calcext:value-type="float">
            <text:p>896</text:p>
          </table:table-cell>
          <table:table-cell table:formula="of:=[.C1136]-[.C$2]" office:value-type="float" office:value="35.2718095779419" calcext:value-type="float">
            <text:p>35.2718095779</text:p>
          </table:table-cell>
          <table:table-cell table:formula="of:=[.D1136]/([.E1136]-[.E1135])" office:value-type="float" office:value="289596.700624181" calcext:value-type="float">
            <text:p>289596.70062418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890804.62768" calcext:value-type="float">
            <text:p>1442890804.62768</text:p>
          </table:table-cell>
          <table:table-cell office:value-type="float" office:value="1442890804.63998" calcext:value-type="float">
            <text:p>1442890804.63998</text:p>
          </table:table-cell>
          <table:table-cell office:value-type="float" office:value="896" calcext:value-type="float">
            <text:p>896</text:p>
          </table:table-cell>
          <table:table-cell table:formula="of:=[.C1137]-[.C$2]" office:value-type="float" office:value="35.2749073505402" calcext:value-type="float">
            <text:p>35.2749073505</text:p>
          </table:table-cell>
          <table:table-cell table:formula="of:=[.D1137]/([.E1137]-[.E1136])" office:value-type="float" office:value="289240.081890249" calcext:value-type="float">
            <text:p>289240.08189024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890804.6277" calcext:value-type="float">
            <text:p>1442890804.6277</text:p>
          </table:table-cell>
          <table:table-cell office:value-type="float" office:value="1442890804.64308" calcext:value-type="float">
            <text:p>1442890804.64308</text:p>
          </table:table-cell>
          <table:table-cell office:value-type="float" office:value="896" calcext:value-type="float">
            <text:p>896</text:p>
          </table:table-cell>
          <table:table-cell table:formula="of:=[.C1138]-[.C$2]" office:value-type="float" office:value="35.2780044078827" calcext:value-type="float">
            <text:p>35.2780044079</text:p>
          </table:table-cell>
          <table:table-cell table:formula="of:=[.D1138]/([.E1138]-[.E1137])" office:value-type="float" office:value="289306.880985373" calcext:value-type="float">
            <text:p>289306.88098537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890804.62774" calcext:value-type="float">
            <text:p>1442890804.62774</text:p>
          </table:table-cell>
          <table:table-cell office:value-type="float" office:value="1442890804.64619" calcext:value-type="float">
            <text:p>1442890804.64619</text:p>
          </table:table-cell>
          <table:table-cell office:value-type="float" office:value="896" calcext:value-type="float">
            <text:p>896</text:p>
          </table:table-cell>
          <table:table-cell table:formula="of:=[.C1139]-[.C$2]" office:value-type="float" office:value="35.2811119556427" calcext:value-type="float">
            <text:p>35.2811119556</text:p>
          </table:table-cell>
          <table:table-cell table:formula="of:=[.D1139]/([.E1139]-[.E1138])" office:value-type="float" office:value="288330.242749731" calcext:value-type="float">
            <text:p>288330.24274973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890804.62776" calcext:value-type="float">
            <text:p>1442890804.62776</text:p>
          </table:table-cell>
          <table:table-cell office:value-type="float" office:value="1442890804.64928" calcext:value-type="float">
            <text:p>1442890804.64928</text:p>
          </table:table-cell>
          <table:table-cell office:value-type="float" office:value="896" calcext:value-type="float">
            <text:p>896</text:p>
          </table:table-cell>
          <table:table-cell table:formula="of:=[.C1140]-[.C$2]" office:value-type="float" office:value="35.2842102050781" calcext:value-type="float">
            <text:p>35.2842102051</text:p>
          </table:table-cell>
          <table:table-cell table:formula="of:=[.D1140]/([.E1140]-[.E1139])" office:value-type="float" office:value="289195.566294729" calcext:value-type="float">
            <text:p>289195.56629472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890804.62779" calcext:value-type="float">
            <text:p>1442890804.62779</text:p>
          </table:table-cell>
          <table:table-cell office:value-type="float" office:value="1442890804.65237" calcext:value-type="float">
            <text:p>1442890804.65237</text:p>
          </table:table-cell>
          <table:table-cell office:value-type="float" office:value="896" calcext:value-type="float">
            <text:p>896</text:p>
          </table:table-cell>
          <table:table-cell table:formula="of:=[.C1141]-[.C$2]" office:value-type="float" office:value="35.2872951030731" calcext:value-type="float">
            <text:p>35.2872951031</text:p>
          </table:table-cell>
          <table:table-cell table:formula="of:=[.D1141]/([.E1141]-[.E1140])" office:value-type="float" office:value="290447.204884458" calcext:value-type="float">
            <text:p>290447.20488445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890804.74688" calcext:value-type="float">
            <text:p>1442890804.74688</text:p>
          </table:table-cell>
          <table:table-cell office:value-type="float" office:value="1442890804.74691" calcext:value-type="float">
            <text:p>1442890804.74691</text:p>
          </table:table-cell>
          <table:table-cell office:value-type="float" office:value="896" calcext:value-type="float">
            <text:p>896</text:p>
          </table:table-cell>
          <table:table-cell table:formula="of:=[.C1142]-[.C$2]" office:value-type="float" office:value="35.3818407058716" calcext:value-type="float">
            <text:p>35.3818407059</text:p>
          </table:table-cell>
          <table:table-cell table:formula="of:=[.D1142]/([.E1142]-[.E1141])" office:value-type="float" office:value="9476.90821655617" calcext:value-type="float">
            <text:p>9476.908216556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890804.74696" calcext:value-type="float">
            <text:p>1442890804.74696</text:p>
          </table:table-cell>
          <table:table-cell office:value-type="float" office:value="1442890804.75003" calcext:value-type="float">
            <text:p>1442890804.75003</text:p>
          </table:table-cell>
          <table:table-cell office:value-type="float" office:value="896" calcext:value-type="float">
            <text:p>896</text:p>
          </table:table-cell>
          <table:table-cell table:formula="of:=[.C1143]-[.C$2]" office:value-type="float" office:value="35.384955406189" calcext:value-type="float">
            <text:p>35.3849554062</text:p>
          </table:table-cell>
          <table:table-cell table:formula="of:=[.D1143]/([.E1143]-[.E1142])" office:value-type="float" office:value="287668.124923454" calcext:value-type="float">
            <text:p>287668.12492345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890804.74698" calcext:value-type="float">
            <text:p>1442890804.74698</text:p>
          </table:table-cell>
          <table:table-cell office:value-type="float" office:value="1442890804.7531" calcext:value-type="float">
            <text:p>1442890804.7531</text:p>
          </table:table-cell>
          <table:table-cell office:value-type="float" office:value="896" calcext:value-type="float">
            <text:p>896</text:p>
          </table:table-cell>
          <table:table-cell table:formula="of:=[.C1144]-[.C$2]" office:value-type="float" office:value="35.3880281448364" calcext:value-type="float">
            <text:p>35.3880281448</text:p>
          </table:table-cell>
          <table:table-cell table:formula="of:=[.D1144]/([.E1144]-[.E1143])" office:value-type="float" office:value="291596.553693358" calcext:value-type="float">
            <text:p>291596.55369335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890804.747" calcext:value-type="float">
            <text:p>1442890804.747</text:p>
          </table:table-cell>
          <table:table-cell office:value-type="float" office:value="1442890804.75621" calcext:value-type="float">
            <text:p>1442890804.75621</text:p>
          </table:table-cell>
          <table:table-cell office:value-type="float" office:value="896" calcext:value-type="float">
            <text:p>896</text:p>
          </table:table-cell>
          <table:table-cell table:formula="of:=[.C1145]-[.C$2]" office:value-type="float" office:value="35.3911361694336" calcext:value-type="float">
            <text:p>35.3911361694</text:p>
          </table:table-cell>
          <table:table-cell table:formula="of:=[.D1145]/([.E1145]-[.E1144])" office:value-type="float" office:value="288286.006750537" calcext:value-type="float">
            <text:p>288286.00675053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890804.74702" calcext:value-type="float">
            <text:p>1442890804.74702</text:p>
          </table:table-cell>
          <table:table-cell office:value-type="float" office:value="1442890804.75932" calcext:value-type="float">
            <text:p>1442890804.75932</text:p>
          </table:table-cell>
          <table:table-cell office:value-type="float" office:value="896" calcext:value-type="float">
            <text:p>896</text:p>
          </table:table-cell>
          <table:table-cell table:formula="of:=[.C1146]-[.C$2]" office:value-type="float" office:value="35.3942430019379" calcext:value-type="float">
            <text:p>35.3942430019</text:p>
          </table:table-cell>
          <table:table-cell table:formula="of:=[.D1146]/([.E1146]-[.E1145])" office:value-type="float" office:value="288396.62220858" calcext:value-type="float">
            <text:p>288396.6222085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890804.74704" calcext:value-type="float">
            <text:p>1442890804.74704</text:p>
          </table:table-cell>
          <table:table-cell office:value-type="float" office:value="1442890804.76255" calcext:value-type="float">
            <text:p>1442890804.76255</text:p>
          </table:table-cell>
          <table:table-cell office:value-type="float" office:value="896" calcext:value-type="float">
            <text:p>896</text:p>
          </table:table-cell>
          <table:table-cell table:formula="of:=[.C1147]-[.C$2]" office:value-type="float" office:value="35.3974738121033" calcext:value-type="float">
            <text:p>35.3974738121</text:p>
          </table:table-cell>
          <table:table-cell table:formula="of:=[.D1147]/([.E1147]-[.E1146])" office:value-type="float" office:value="277329.819496716" calcext:value-type="float">
            <text:p>277329.81949671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890804.74706" calcext:value-type="float">
            <text:p>1442890804.74706</text:p>
          </table:table-cell>
          <table:table-cell office:value-type="float" office:value="1442890804.76566" calcext:value-type="float">
            <text:p>1442890804.76566</text:p>
          </table:table-cell>
          <table:table-cell office:value-type="float" office:value="896" calcext:value-type="float">
            <text:p>896</text:p>
          </table:table-cell>
          <table:table-cell table:formula="of:=[.C1148]-[.C$2]" office:value-type="float" office:value="35.4005858898163" calcext:value-type="float">
            <text:p>35.4005858898</text:p>
          </table:table-cell>
          <table:table-cell table:formula="of:=[.D1148]/([.E1148]-[.E1147])" office:value-type="float" office:value="287910.54807324" calcext:value-type="float">
            <text:p>287910.5480732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890804.74708" calcext:value-type="float">
            <text:p>1442890804.74708</text:p>
          </table:table-cell>
          <table:table-cell office:value-type="float" office:value="1442890804.76877" calcext:value-type="float">
            <text:p>1442890804.76877</text:p>
          </table:table-cell>
          <table:table-cell office:value-type="float" office:value="896" calcext:value-type="float">
            <text:p>896</text:p>
          </table:table-cell>
          <table:table-cell table:formula="of:=[.C1149]-[.C$2]" office:value-type="float" office:value="35.4036951065063" calcext:value-type="float">
            <text:p>35.4036951065</text:p>
          </table:table-cell>
          <table:table-cell table:formula="of:=[.D1149]/([.E1149]-[.E1148])" office:value-type="float" office:value="288175.476113795" calcext:value-type="float">
            <text:p>288175.47611379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890804.7471" calcext:value-type="float">
            <text:p>1442890804.7471</text:p>
          </table:table-cell>
          <table:table-cell office:value-type="float" office:value="1442890804.77187" calcext:value-type="float">
            <text:p>1442890804.77187</text:p>
          </table:table-cell>
          <table:table-cell office:value-type="float" office:value="896" calcext:value-type="float">
            <text:p>896</text:p>
          </table:table-cell>
          <table:table-cell table:formula="of:=[.C1150]-[.C$2]" office:value-type="float" office:value="35.406795501709" calcext:value-type="float">
            <text:p>35.4067955017</text:p>
          </table:table-cell>
          <table:table-cell table:formula="of:=[.D1150]/([.E1150]-[.E1149])" office:value-type="float" office:value="288995.415564442" calcext:value-type="float">
            <text:p>288995.41556444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890804.74712" calcext:value-type="float">
            <text:p>1442890804.74712</text:p>
          </table:table-cell>
          <table:table-cell office:value-type="float" office:value="1442890804.77501" calcext:value-type="float">
            <text:p>1442890804.77501</text:p>
          </table:table-cell>
          <table:table-cell office:value-type="float" office:value="896" calcext:value-type="float">
            <text:p>896</text:p>
          </table:table-cell>
          <table:table-cell table:formula="of:=[.C1151]-[.C$2]" office:value-type="float" office:value="35.4099402427673" calcext:value-type="float">
            <text:p>35.4099402428</text:p>
          </table:table-cell>
          <table:table-cell table:formula="of:=[.D1151]/([.E1151]-[.E1150])" office:value-type="float" office:value="284920.120090978" calcext:value-type="float">
            <text:p>284920.12009097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890804.74714" calcext:value-type="float">
            <text:p>1442890804.74714</text:p>
          </table:table-cell>
          <table:table-cell office:value-type="float" office:value="1442890804.77809" calcext:value-type="float">
            <text:p>1442890804.77809</text:p>
          </table:table-cell>
          <table:table-cell office:value-type="float" office:value="896" calcext:value-type="float">
            <text:p>896</text:p>
          </table:table-cell>
          <table:table-cell table:formula="of:=[.C1152]-[.C$2]" office:value-type="float" office:value="35.4130177497864" calcext:value-type="float">
            <text:p>35.4130177498</text:p>
          </table:table-cell>
          <table:table-cell table:formula="of:=[.D1152]/([.E1152]-[.E1151])" office:value-type="float" office:value="291144.746203905" calcext:value-type="float">
            <text:p>291144.74620390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890804.74716" calcext:value-type="float">
            <text:p>1442890804.74716</text:p>
          </table:table-cell>
          <table:table-cell office:value-type="float" office:value="1442890804.78118" calcext:value-type="float">
            <text:p>1442890804.78118</text:p>
          </table:table-cell>
          <table:table-cell office:value-type="float" office:value="896" calcext:value-type="float">
            <text:p>896</text:p>
          </table:table-cell>
          <table:table-cell table:formula="of:=[.C1153]-[.C$2]" office:value-type="float" office:value="35.4161040782928" calcext:value-type="float">
            <text:p>35.4161040783</text:p>
          </table:table-cell>
          <table:table-cell table:formula="of:=[.D1153]/([.E1153]-[.E1152])" office:value-type="float" office:value="290312.582773272" calcext:value-type="float">
            <text:p>290312.58277327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890804.82836" calcext:value-type="float">
            <text:p>1442890804.82836</text:p>
          </table:table-cell>
          <table:table-cell office:value-type="float" office:value="1442890804.82839" calcext:value-type="float">
            <text:p>1442890804.82839</text:p>
          </table:table-cell>
          <table:table-cell office:value-type="float" office:value="896" calcext:value-type="float">
            <text:p>896</text:p>
          </table:table-cell>
          <table:table-cell table:formula="of:=[.C1154]-[.C$2]" office:value-type="float" office:value="35.4633207321167" calcext:value-type="float">
            <text:p>35.4633207321</text:p>
          </table:table-cell>
          <table:table-cell table:formula="of:=[.D1154]/([.E1154]-[.E1153])" office:value-type="float" office:value="18976.355320363" calcext:value-type="float">
            <text:p>18976.35532036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890804.82844" calcext:value-type="float">
            <text:p>1442890804.82844</text:p>
          </table:table-cell>
          <table:table-cell office:value-type="float" office:value="1442890804.83156" calcext:value-type="float">
            <text:p>1442890804.83156</text:p>
          </table:table-cell>
          <table:table-cell office:value-type="float" office:value="896" calcext:value-type="float">
            <text:p>896</text:p>
          </table:table-cell>
          <table:table-cell table:formula="of:=[.C1155]-[.C$2]" office:value-type="float" office:value="35.4664809703827" calcext:value-type="float">
            <text:p>35.4664809704</text:p>
          </table:table-cell>
          <table:table-cell table:formula="of:=[.D1155]/([.E1155]-[.E1154])" office:value-type="float" office:value="283522.925990192" calcext:value-type="float">
            <text:p>283522.92599019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890804.82854" calcext:value-type="float">
            <text:p>1442890804.82854</text:p>
          </table:table-cell>
          <table:table-cell office:value-type="float" office:value="1442890804.83466" calcext:value-type="float">
            <text:p>1442890804.83466</text:p>
          </table:table-cell>
          <table:table-cell office:value-type="float" office:value="896" calcext:value-type="float">
            <text:p>896</text:p>
          </table:table-cell>
          <table:table-cell table:formula="of:=[.C1156]-[.C$2]" office:value-type="float" office:value="35.4695861339569" calcext:value-type="float">
            <text:p>35.469586134</text:p>
          </table:table-cell>
          <table:table-cell table:formula="of:=[.D1156]/([.E1156]-[.E1155])" office:value-type="float" office:value="288551.626535627" calcext:value-type="float">
            <text:p>288551.62653562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890804.82857" calcext:value-type="float">
            <text:p>1442890804.82857</text:p>
          </table:table-cell>
          <table:table-cell office:value-type="float" office:value="1442890804.83776" calcext:value-type="float">
            <text:p>1442890804.83776</text:p>
          </table:table-cell>
          <table:table-cell office:value-type="float" office:value="896" calcext:value-type="float">
            <text:p>896</text:p>
          </table:table-cell>
          <table:table-cell table:formula="of:=[.C1157]-[.C$2]" office:value-type="float" office:value="35.472687959671" calcext:value-type="float">
            <text:p>35.4726879597</text:p>
          </table:table-cell>
          <table:table-cell table:formula="of:=[.D1157]/([.E1157]-[.E1156])" office:value-type="float" office:value="288862.135588009" calcext:value-type="float">
            <text:p>288862.13558800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890804.82859" calcext:value-type="float">
            <text:p>1442890804.82859</text:p>
          </table:table-cell>
          <table:table-cell office:value-type="float" office:value="1442890804.84089" calcext:value-type="float">
            <text:p>1442890804.84089</text:p>
          </table:table-cell>
          <table:table-cell office:value-type="float" office:value="896" calcext:value-type="float">
            <text:p>896</text:p>
          </table:table-cell>
          <table:table-cell table:formula="of:=[.C1158]-[.C$2]" office:value-type="float" office:value="35.4758121967316" calcext:value-type="float">
            <text:p>35.4758121967</text:p>
          </table:table-cell>
          <table:table-cell table:formula="of:=[.D1158]/([.E1158]-[.E1157])" office:value-type="float" office:value="286790.017094017" calcext:value-type="float">
            <text:p>286790.01709401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890804.82861" calcext:value-type="float">
            <text:p>1442890804.82861</text:p>
          </table:table-cell>
          <table:table-cell office:value-type="float" office:value="1442890804.84399" calcext:value-type="float">
            <text:p>1442890804.84399</text:p>
          </table:table-cell>
          <table:table-cell office:value-type="float" office:value="896" calcext:value-type="float">
            <text:p>896</text:p>
          </table:table-cell>
          <table:table-cell table:formula="of:=[.C1159]-[.C$2]" office:value-type="float" office:value="35.4789168834686" calcext:value-type="float">
            <text:p>35.4789168835</text:p>
          </table:table-cell>
          <table:table-cell table:formula="of:=[.D1159]/([.E1159]-[.E1158])" office:value-type="float" office:value="288595.944094609" calcext:value-type="float">
            <text:p>288595.94409460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890804.82864" calcext:value-type="float">
            <text:p>1442890804.82864</text:p>
          </table:table-cell>
          <table:table-cell office:value-type="float" office:value="1442890804.8471" calcext:value-type="float">
            <text:p>1442890804.8471</text:p>
          </table:table-cell>
          <table:table-cell office:value-type="float" office:value="896" calcext:value-type="float">
            <text:p>896</text:p>
          </table:table-cell>
          <table:table-cell table:formula="of:=[.C1160]-[.C$2]" office:value-type="float" office:value="35.4820244312286" calcext:value-type="float">
            <text:p>35.4820244312</text:p>
          </table:table-cell>
          <table:table-cell table:formula="of:=[.D1160]/([.E1160]-[.E1159])" office:value-type="float" office:value="288330.242749731" calcext:value-type="float">
            <text:p>288330.24274973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890804.82867" calcext:value-type="float">
            <text:p>1442890804.82867</text:p>
          </table:table-cell>
          <table:table-cell office:value-type="float" office:value="1442890804.8502" calcext:value-type="float">
            <text:p>1442890804.8502</text:p>
          </table:table-cell>
          <table:table-cell office:value-type="float" office:value="896" calcext:value-type="float">
            <text:p>896</text:p>
          </table:table-cell>
          <table:table-cell table:formula="of:=[.C1161]-[.C$2]" office:value-type="float" office:value="35.4851305484772" calcext:value-type="float">
            <text:p>35.4851305485</text:p>
          </table:table-cell>
          <table:table-cell table:formula="of:=[.D1161]/([.E1161]-[.E1160])" office:value-type="float" office:value="288463.032238256" calcext:value-type="float">
            <text:p>288463.03223825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890804.82869" calcext:value-type="float">
            <text:p>1442890804.82869</text:p>
          </table:table-cell>
          <table:table-cell office:value-type="float" office:value="1442890804.85329" calcext:value-type="float">
            <text:p>1442890804.85329</text:p>
          </table:table-cell>
          <table:table-cell office:value-type="float" office:value="896" calcext:value-type="float">
            <text:p>896</text:p>
          </table:table-cell>
          <table:table-cell table:formula="of:=[.C1162]-[.C$2]" office:value-type="float" office:value="35.4882109165192" calcext:value-type="float">
            <text:p>35.4882109165</text:p>
          </table:table-cell>
          <table:table-cell table:formula="of:=[.D1162]/([.E1162]-[.E1161])" office:value-type="float" office:value="290874.333126935" calcext:value-type="float">
            <text:p>290874.33312693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890804.94605" calcext:value-type="float">
            <text:p>1442890804.94605</text:p>
          </table:table-cell>
          <table:table-cell office:value-type="float" office:value="1442890804.94609" calcext:value-type="float">
            <text:p>1442890804.94609</text:p>
          </table:table-cell>
          <table:table-cell office:value-type="float" office:value="896" calcext:value-type="float">
            <text:p>896</text:p>
          </table:table-cell>
          <table:table-cell table:formula="of:=[.C1163]-[.C$2]" office:value-type="float" office:value="35.5810167789459" calcext:value-type="float">
            <text:p>35.5810167789</text:p>
          </table:table-cell>
          <table:table-cell table:formula="of:=[.D1163]/([.E1163]-[.E1162])" office:value-type="float" office:value="9654.56250899151" calcext:value-type="float">
            <text:p>9654.562508991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890804.94614" calcext:value-type="float">
            <text:p>1442890804.94614</text:p>
          </table:table-cell>
          <table:table-cell office:value-type="float" office:value="1442890804.94918" calcext:value-type="float">
            <text:p>1442890804.94918</text:p>
          </table:table-cell>
          <table:table-cell office:value-type="float" office:value="896" calcext:value-type="float">
            <text:p>896</text:p>
          </table:table-cell>
          <table:table-cell table:formula="of:=[.C1164]-[.C$2]" office:value-type="float" office:value="35.5841031074524" calcext:value-type="float">
            <text:p>35.5841031075</text:p>
          </table:table-cell>
          <table:table-cell table:formula="of:=[.D1164]/([.E1164]-[.E1163])" office:value-type="float" office:value="290312.582773272" calcext:value-type="float">
            <text:p>290312.58277327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890804.94616" calcext:value-type="float">
            <text:p>1442890804.94616</text:p>
          </table:table-cell>
          <table:table-cell office:value-type="float" office:value="1442890804.95227" calcext:value-type="float">
            <text:p>1442890804.95227</text:p>
          </table:table-cell>
          <table:table-cell office:value-type="float" office:value="896" calcext:value-type="float">
            <text:p>896</text:p>
          </table:table-cell>
          <table:table-cell table:formula="of:=[.C1165]-[.C$2]" office:value-type="float" office:value="35.5871956348419" calcext:value-type="float">
            <text:p>35.5871956348</text:p>
          </table:table-cell>
          <table:table-cell table:formula="of:=[.D1165]/([.E1165]-[.E1164])" office:value-type="float" office:value="289730.659471128" calcext:value-type="float">
            <text:p>289730.65947112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890804.94618" calcext:value-type="float">
            <text:p>1442890804.94618</text:p>
          </table:table-cell>
          <table:table-cell office:value-type="float" office:value="1442890804.95541" calcext:value-type="float">
            <text:p>1442890804.95541</text:p>
          </table:table-cell>
          <table:table-cell office:value-type="float" office:value="896" calcext:value-type="float">
            <text:p>896</text:p>
          </table:table-cell>
          <table:table-cell table:formula="of:=[.C1166]-[.C$2]" office:value-type="float" office:value="35.5903344154358" calcext:value-type="float">
            <text:p>35.5903344154</text:p>
          </table:table-cell>
          <table:table-cell table:formula="of:=[.D1166]/([.E1166]-[.E1165])" office:value-type="float" office:value="285461.17614888" calcext:value-type="float">
            <text:p>285461.1761488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890804.9462" calcext:value-type="float">
            <text:p>1442890804.9462</text:p>
          </table:table-cell>
          <table:table-cell office:value-type="float" office:value="1442890804.95851" calcext:value-type="float">
            <text:p>1442890804.95851</text:p>
          </table:table-cell>
          <table:table-cell office:value-type="float" office:value="896" calcext:value-type="float">
            <text:p>896</text:p>
          </table:table-cell>
          <table:table-cell table:formula="of:=[.C1167]-[.C$2]" office:value-type="float" office:value="35.5934388637543" calcext:value-type="float">
            <text:p>35.5934388638</text:p>
          </table:table-cell>
          <table:table-cell table:formula="of:=[.D1167]/([.E1167]-[.E1166])" office:value-type="float" office:value="288618.107979418" calcext:value-type="float">
            <text:p>288618.10797941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890804.94622" calcext:value-type="float">
            <text:p>1442890804.94622</text:p>
          </table:table-cell>
          <table:table-cell office:value-type="float" office:value="1442890804.9616" calcext:value-type="float">
            <text:p>1442890804.9616</text:p>
          </table:table-cell>
          <table:table-cell office:value-type="float" office:value="896" calcext:value-type="float">
            <text:p>896</text:p>
          </table:table-cell>
          <table:table-cell table:formula="of:=[.C1168]-[.C$2]" office:value-type="float" office:value="35.596529006958" calcext:value-type="float">
            <text:p>35.596529007</text:p>
          </table:table-cell>
          <table:table-cell table:formula="of:=[.D1168]/([.E1168]-[.E1167])" office:value-type="float" office:value="289954.19983026" calcext:value-type="float">
            <text:p>289954.1998302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890804.94624" calcext:value-type="float">
            <text:p>1442890804.94624</text:p>
          </table:table-cell>
          <table:table-cell office:value-type="float" office:value="1442890804.96474" calcext:value-type="float">
            <text:p>1442890804.96474</text:p>
          </table:table-cell>
          <table:table-cell office:value-type="float" office:value="896" calcext:value-type="float">
            <text:p>896</text:p>
          </table:table-cell>
          <table:table-cell table:formula="of:=[.C1169]-[.C$2]" office:value-type="float" office:value="35.5996651649475" calcext:value-type="float">
            <text:p>35.5996651649</text:p>
          </table:table-cell>
          <table:table-cell table:formula="of:=[.D1169]/([.E1169]-[.E1168])" office:value-type="float" office:value="285699.892352136" calcext:value-type="float">
            <text:p>285699.89235213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890804.94629" calcext:value-type="float">
            <text:p>1442890804.94629</text:p>
          </table:table-cell>
          <table:table-cell office:value-type="float" office:value="1442890804.96784" calcext:value-type="float">
            <text:p>1442890804.96784</text:p>
          </table:table-cell>
          <table:table-cell office:value-type="float" office:value="896" calcext:value-type="float">
            <text:p>896</text:p>
          </table:table-cell>
          <table:table-cell table:formula="of:=[.C1170]-[.C$2]" office:value-type="float" office:value="35.6027674674988" calcext:value-type="float">
            <text:p>35.6027674675</text:p>
          </table:table-cell>
          <table:table-cell table:formula="of:=[.D1170]/([.E1170]-[.E1169])" office:value-type="float" office:value="288817.736243468" calcext:value-type="float">
            <text:p>288817.73624346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890804.94634" calcext:value-type="float">
            <text:p>1442890804.94634</text:p>
          </table:table-cell>
          <table:table-cell office:value-type="float" office:value="1442890804.97092" calcext:value-type="float">
            <text:p>1442890804.97092</text:p>
          </table:table-cell>
          <table:table-cell office:value-type="float" office:value="896" calcext:value-type="float">
            <text:p>896</text:p>
          </table:table-cell>
          <table:table-cell table:formula="of:=[.C1171]-[.C$2]" office:value-type="float" office:value="35.605840921402" calcext:value-type="float">
            <text:p>35.6058409214</text:p>
          </table:table-cell>
          <table:table-cell table:formula="of:=[.D1171]/([.E1171]-[.E1170])" office:value-type="float" office:value="291528.693196804" calcext:value-type="float">
            <text:p>291528.69319680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890804.94636" calcext:value-type="float">
            <text:p>1442890804.94636</text:p>
          </table:table-cell>
          <table:table-cell office:value-type="float" office:value="1442890804.97404" calcext:value-type="float">
            <text:p>1442890804.97404</text:p>
          </table:table-cell>
          <table:table-cell office:value-type="float" office:value="896" calcext:value-type="float">
            <text:p>896</text:p>
          </table:table-cell>
          <table:table-cell table:formula="of:=[.C1172]-[.C$2]" office:value-type="float" office:value="35.6089668273926" calcext:value-type="float">
            <text:p>35.6089668274</text:p>
          </table:table-cell>
          <table:table-cell table:formula="of:=[.D1172]/([.E1172]-[.E1171])" office:value-type="float" office:value="286636.899092365" calcext:value-type="float">
            <text:p>286636.89909236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890804.94639" calcext:value-type="float">
            <text:p>1442890804.94639</text:p>
          </table:table-cell>
          <table:table-cell office:value-type="float" office:value="1442890804.9771" calcext:value-type="float">
            <text:p>1442890804.9771</text:p>
          </table:table-cell>
          <table:table-cell office:value-type="float" office:value="896" calcext:value-type="float">
            <text:p>896</text:p>
          </table:table-cell>
          <table:table-cell table:formula="of:=[.C1173]-[.C$2]" office:value-type="float" office:value="35.6120228767395" calcext:value-type="float">
            <text:p>35.6120228767</text:p>
          </table:table-cell>
          <table:table-cell table:formula="of:=[.D1173]/([.E1173]-[.E1172])" office:value-type="float" office:value="293188.982992667" calcext:value-type="float">
            <text:p>293188.98299266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890804.94641" calcext:value-type="float">
            <text:p>1442890804.94641</text:p>
          </table:table-cell>
          <table:table-cell office:value-type="float" office:value="1442890804.98021" calcext:value-type="float">
            <text:p>1442890804.98021</text:p>
          </table:table-cell>
          <table:table-cell office:value-type="float" office:value="896" calcext:value-type="float">
            <text:p>896</text:p>
          </table:table-cell>
          <table:table-cell table:formula="of:=[.C1174]-[.C$2]" office:value-type="float" office:value="35.6151328086853" calcext:value-type="float">
            <text:p>35.6151328087</text:p>
          </table:table-cell>
          <table:table-cell table:formula="of:=[.D1174]/([.E1174]-[.E1173])" office:value-type="float" office:value="288109.198405397" calcext:value-type="float">
            <text:p>288109.19840539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890805.02933" calcext:value-type="float">
            <text:p>1442890805.02933</text:p>
          </table:table-cell>
          <table:table-cell office:value-type="float" office:value="1442890805.02937" calcext:value-type="float">
            <text:p>1442890805.02937</text:p>
          </table:table-cell>
          <table:table-cell office:value-type="float" office:value="896" calcext:value-type="float">
            <text:p>896</text:p>
          </table:table-cell>
          <table:table-cell table:formula="of:=[.C1175]-[.C$2]" office:value-type="float" office:value="35.664294719696" calcext:value-type="float">
            <text:p>35.6642947197</text:p>
          </table:table-cell>
          <table:table-cell table:formula="of:=[.D1175]/([.E1175]-[.E1174])" office:value-type="float" office:value="18225.4916779825" calcext:value-type="float">
            <text:p>18225.491677982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890805.02942" calcext:value-type="float">
            <text:p>1442890805.02942</text:p>
          </table:table-cell>
          <table:table-cell office:value-type="float" office:value="1442890805.03221" calcext:value-type="float">
            <text:p>1442890805.03221</text:p>
          </table:table-cell>
          <table:table-cell office:value-type="float" office:value="896" calcext:value-type="float">
            <text:p>896</text:p>
          </table:table-cell>
          <table:table-cell table:formula="of:=[.C1176]-[.C$2]" office:value-type="float" office:value="35.6671340465546" calcext:value-type="float">
            <text:p>35.6671340466</text:p>
          </table:table-cell>
          <table:table-cell table:formula="of:=[.D1176]/([.E1176]-[.E1175])" office:value-type="float" office:value="315567.754135528" calcext:value-type="float">
            <text:p>315567.75413552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890805.02944" calcext:value-type="float">
            <text:p>1442890805.02944</text:p>
          </table:table-cell>
          <table:table-cell office:value-type="float" office:value="1442890805.03506" calcext:value-type="float">
            <text:p>1442890805.03506</text:p>
          </table:table-cell>
          <table:table-cell office:value-type="float" office:value="896" calcext:value-type="float">
            <text:p>896</text:p>
          </table:table-cell>
          <table:table-cell table:formula="of:=[.C1177]-[.C$2]" office:value-type="float" office:value="35.6699850559235" calcext:value-type="float">
            <text:p>35.6699850559</text:p>
          </table:table-cell>
          <table:table-cell table:formula="of:=[.D1177]/([.E1177]-[.E1176])" office:value-type="float" office:value="314274.659976585" calcext:value-type="float">
            <text:p>314274.65997658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890805.02946" calcext:value-type="float">
            <text:p>1442890805.02946</text:p>
          </table:table-cell>
          <table:table-cell office:value-type="float" office:value="1442890805.03791" calcext:value-type="float">
            <text:p>1442890805.03791</text:p>
          </table:table-cell>
          <table:table-cell office:value-type="float" office:value="896" calcext:value-type="float">
            <text:p>896</text:p>
          </table:table-cell>
          <table:table-cell table:formula="of:=[.C1178]-[.C$2]" office:value-type="float" office:value="35.6728329658508" calcext:value-type="float">
            <text:p>35.6728329659</text:p>
          </table:table-cell>
          <table:table-cell table:formula="of:=[.D1178]/([.E1178]-[.E1177])" office:value-type="float" office:value="314616.691837589" calcext:value-type="float">
            <text:p>314616.69183758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890805.02947" calcext:value-type="float">
            <text:p>1442890805.02947</text:p>
          </table:table-cell>
          <table:table-cell office:value-type="float" office:value="1442890805.04075" calcext:value-type="float">
            <text:p>1442890805.04075</text:p>
          </table:table-cell>
          <table:table-cell office:value-type="float" office:value="896" calcext:value-type="float">
            <text:p>896</text:p>
          </table:table-cell>
          <table:table-cell table:formula="of:=[.C1179]-[.C$2]" office:value-type="float" office:value="35.6756777763367" calcext:value-type="float">
            <text:p>35.6756777763</text:p>
          </table:table-cell>
          <table:table-cell table:formula="of:=[.D1179]/([.E1179]-[.E1178])" office:value-type="float" office:value="314959.468990949" calcext:value-type="float">
            <text:p>314959.46899094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890805.02949" calcext:value-type="float">
            <text:p>1442890805.02949</text:p>
          </table:table-cell>
          <table:table-cell office:value-type="float" office:value="1442890805.0436" calcext:value-type="float">
            <text:p>1442890805.0436</text:p>
          </table:table-cell>
          <table:table-cell office:value-type="float" office:value="896" calcext:value-type="float">
            <text:p>896</text:p>
          </table:table-cell>
          <table:table-cell table:formula="of:=[.C1180]-[.C$2]" office:value-type="float" office:value="35.6785273551941" calcext:value-type="float">
            <text:p>35.6785273552</text:p>
          </table:table-cell>
          <table:table-cell table:formula="of:=[.D1180]/([.E1180]-[.E1179])" office:value-type="float" office:value="314432.428380187" calcext:value-type="float">
            <text:p>314432.42838018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890805.02951" calcext:value-type="float">
            <text:p>1442890805.02951</text:p>
          </table:table-cell>
          <table:table-cell office:value-type="float" office:value="1442890805.04646" calcext:value-type="float">
            <text:p>1442890805.04646</text:p>
          </table:table-cell>
          <table:table-cell office:value-type="float" office:value="896" calcext:value-type="float">
            <text:p>896</text:p>
          </table:table-cell>
          <table:table-cell table:formula="of:=[.C1181]-[.C$2]" office:value-type="float" office:value="35.6813819408417" calcext:value-type="float">
            <text:p>35.6813819408</text:p>
          </table:table-cell>
          <table:table-cell table:formula="of:=[.D1181]/([.E1181]-[.E1180])" office:value-type="float" office:value="313880.930760879" calcext:value-type="float">
            <text:p>313880.93076087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890805.02953" calcext:value-type="float">
            <text:p>1442890805.02953</text:p>
          </table:table-cell>
          <table:table-cell office:value-type="float" office:value="1442890805.04931" calcext:value-type="float">
            <text:p>1442890805.04931</text:p>
          </table:table-cell>
          <table:table-cell office:value-type="float" office:value="896" calcext:value-type="float">
            <text:p>896</text:p>
          </table:table-cell>
          <table:table-cell table:formula="of:=[.C1182]-[.C$2]" office:value-type="float" office:value="35.6842310428619" calcext:value-type="float">
            <text:p>35.6842310429</text:p>
          </table:table-cell>
          <table:table-cell table:formula="of:=[.D1182]/([.E1182]-[.E1181])" office:value-type="float" office:value="314485.053054393" calcext:value-type="float">
            <text:p>314485.05305439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890805.02954" calcext:value-type="float">
            <text:p>1442890805.02954</text:p>
          </table:table-cell>
          <table:table-cell office:value-type="float" office:value="1442890805.05215" calcext:value-type="float">
            <text:p>1442890805.05215</text:p>
          </table:table-cell>
          <table:table-cell office:value-type="float" office:value="896" calcext:value-type="float">
            <text:p>896</text:p>
          </table:table-cell>
          <table:table-cell table:formula="of:=[.C1183]-[.C$2]" office:value-type="float" office:value="35.6870737075806" calcext:value-type="float">
            <text:p>35.6870737076</text:p>
          </table:table-cell>
          <table:table-cell table:formula="of:=[.D1183]/([.E1183]-[.E1182])" office:value-type="float" office:value="315197.214123962" calcext:value-type="float">
            <text:p>315197.21412396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890805.14549" calcext:value-type="float">
            <text:p>1442890805.14549</text:p>
          </table:table-cell>
          <table:table-cell office:value-type="float" office:value="1442890805.14553" calcext:value-type="float">
            <text:p>1442890805.14553</text:p>
          </table:table-cell>
          <table:table-cell office:value-type="float" office:value="896" calcext:value-type="float">
            <text:p>896</text:p>
          </table:table-cell>
          <table:table-cell table:formula="of:=[.C1184]-[.C$2]" office:value-type="float" office:value="35.7804563045502" calcext:value-type="float">
            <text:p>35.7804563046</text:p>
          </table:table-cell>
          <table:table-cell table:formula="of:=[.D1184]/([.E1184]-[.E1183])" office:value-type="float" office:value="9594.93555626476" calcext:value-type="float">
            <text:p>9594.935556264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890805.14559" calcext:value-type="float">
            <text:p>1442890805.14559</text:p>
          </table:table-cell>
          <table:table-cell office:value-type="float" office:value="1442890805.1484" calcext:value-type="float">
            <text:p>1442890805.1484</text:p>
          </table:table-cell>
          <table:table-cell office:value-type="float" office:value="896" calcext:value-type="float">
            <text:p>896</text:p>
          </table:table-cell>
          <table:table-cell table:formula="of:=[.C1185]-[.C$2]" office:value-type="float" office:value="35.7833251953125" calcext:value-type="float">
            <text:p>35.7833251953</text:p>
          </table:table-cell>
          <table:table-cell table:formula="of:=[.D1185]/([.E1185]-[.E1184])" office:value-type="float" office:value="312315.830133799" calcext:value-type="float">
            <text:p>312315.83013379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890805.14561" calcext:value-type="float">
            <text:p>1442890805.14561</text:p>
          </table:table-cell>
          <table:table-cell office:value-type="float" office:value="1442890805.15127" calcext:value-type="float">
            <text:p>1442890805.15127</text:p>
          </table:table-cell>
          <table:table-cell office:value-type="float" office:value="896" calcext:value-type="float">
            <text:p>896</text:p>
          </table:table-cell>
          <table:table-cell table:formula="of:=[.C1186]-[.C$2]" office:value-type="float" office:value="35.7861940860748" calcext:value-type="float">
            <text:p>35.7861940861</text:p>
          </table:table-cell>
          <table:table-cell table:formula="of:=[.D1186]/([.E1186]-[.E1185])" office:value-type="float" office:value="312315.830133799" calcext:value-type="float">
            <text:p>312315.83013379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890805.14563" calcext:value-type="float">
            <text:p>1442890805.14563</text:p>
          </table:table-cell>
          <table:table-cell office:value-type="float" office:value="1442890805.15409" calcext:value-type="float">
            <text:p>1442890805.15409</text:p>
          </table:table-cell>
          <table:table-cell office:value-type="float" office:value="896" calcext:value-type="float">
            <text:p>896</text:p>
          </table:table-cell>
          <table:table-cell table:formula="of:=[.C1187]-[.C$2]" office:value-type="float" office:value="35.7890181541443" calcext:value-type="float">
            <text:p>35.7890181541</text:p>
          </table:table-cell>
          <table:table-cell table:formula="of:=[.D1187]/([.E1187]-[.E1186])" office:value-type="float" office:value="317272.805740819" calcext:value-type="float">
            <text:p>317272.80574081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890805.14565" calcext:value-type="float">
            <text:p>1442890805.14565</text:p>
          </table:table-cell>
          <table:table-cell office:value-type="float" office:value="1442890805.15695" calcext:value-type="float">
            <text:p>1442890805.15695</text:p>
          </table:table-cell>
          <table:table-cell office:value-type="float" office:value="896" calcext:value-type="float">
            <text:p>896</text:p>
          </table:table-cell>
          <table:table-cell table:formula="of:=[.C1188]-[.C$2]" office:value-type="float" office:value="35.791877746582" calcext:value-type="float">
            <text:p>35.7918777466</text:p>
          </table:table-cell>
          <table:table-cell table:formula="of:=[.D1188]/([.E1188]-[.E1187])" office:value-type="float" office:value="313331.364348841" calcext:value-type="float">
            <text:p>313331.36434884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890805.14568" calcext:value-type="float">
            <text:p>1442890805.14568</text:p>
          </table:table-cell>
          <table:table-cell office:value-type="float" office:value="1442890805.15981" calcext:value-type="float">
            <text:p>1442890805.15981</text:p>
          </table:table-cell>
          <table:table-cell office:value-type="float" office:value="896" calcext:value-type="float">
            <text:p>896</text:p>
          </table:table-cell>
          <table:table-cell table:formula="of:=[.C1189]-[.C$2]" office:value-type="float" office:value="35.7947378158569" calcext:value-type="float">
            <text:p>35.7947378159</text:p>
          </table:table-cell>
          <table:table-cell table:formula="of:=[.D1189]/([.E1189]-[.E1188])" office:value-type="float" office:value="313279.125041681" calcext:value-type="float">
            <text:p>313279.12504168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890805.1457" calcext:value-type="float">
            <text:p>1442890805.1457</text:p>
          </table:table-cell>
          <table:table-cell office:value-type="float" office:value="1442890805.16267" calcext:value-type="float">
            <text:p>1442890805.16267</text:p>
          </table:table-cell>
          <table:table-cell office:value-type="float" office:value="896" calcext:value-type="float">
            <text:p>896</text:p>
          </table:table-cell>
          <table:table-cell table:formula="of:=[.C1190]-[.C$2]" office:value-type="float" office:value="35.7975997924805" calcext:value-type="float">
            <text:p>35.7975997925</text:p>
          </table:table-cell>
          <table:table-cell table:formula="of:=[.D1190]/([.E1190]-[.E1189])" office:value-type="float" office:value="313070.341886038" calcext:value-type="float">
            <text:p>313070.34188603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890805.14572" calcext:value-type="float">
            <text:p>1442890805.14572</text:p>
          </table:table-cell>
          <table:table-cell office:value-type="float" office:value="1442890805.16553" calcext:value-type="float">
            <text:p>1442890805.16553</text:p>
          </table:table-cell>
          <table:table-cell office:value-type="float" office:value="896" calcext:value-type="float">
            <text:p>896</text:p>
          </table:table-cell>
          <table:table-cell table:formula="of:=[.C1191]-[.C$2]" office:value-type="float" office:value="35.8004593849182" calcext:value-type="float">
            <text:p>35.8004593849</text:p>
          </table:table-cell>
          <table:table-cell table:formula="of:=[.D1191]/([.E1191]-[.E1190])" office:value-type="float" office:value="313331.364348841" calcext:value-type="float">
            <text:p>313331.36434884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890805.14574" calcext:value-type="float">
            <text:p>1442890805.14574</text:p>
          </table:table-cell>
          <table:table-cell office:value-type="float" office:value="1442890805.16839" calcext:value-type="float">
            <text:p>1442890805.16839</text:p>
          </table:table-cell>
          <table:table-cell office:value-type="float" office:value="896" calcext:value-type="float">
            <text:p>896</text:p>
          </table:table-cell>
          <table:table-cell table:formula="of:=[.C1192]-[.C$2]" office:value-type="float" office:value="35.8033177852631" calcext:value-type="float">
            <text:p>35.8033177853</text:p>
          </table:table-cell>
          <table:table-cell table:formula="of:=[.D1192]/([.E1192]-[.E1191])" office:value-type="float" office:value="313462.038868963" calcext:value-type="float">
            <text:p>313462.03886896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890805.14577" calcext:value-type="float">
            <text:p>1442890805.14577</text:p>
          </table:table-cell>
          <table:table-cell office:value-type="float" office:value="1442890805.17125" calcext:value-type="float">
            <text:p>1442890805.17125</text:p>
          </table:table-cell>
          <table:table-cell office:value-type="float" office:value="896" calcext:value-type="float">
            <text:p>896</text:p>
          </table:table-cell>
          <table:table-cell table:formula="of:=[.C1193]-[.C$2]" office:value-type="float" office:value="35.8061783313751" calcext:value-type="float">
            <text:p>35.8061783314</text:p>
          </table:table-cell>
          <table:table-cell table:formula="of:=[.D1193]/([.E1193]-[.E1192])" office:value-type="float" office:value="313226.903150525" calcext:value-type="float">
            <text:p>313226.90315052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890805.14579" calcext:value-type="float">
            <text:p>1442890805.14579</text:p>
          </table:table-cell>
          <table:table-cell office:value-type="float" office:value="1442890805.17409" calcext:value-type="float">
            <text:p>1442890805.17409</text:p>
          </table:table-cell>
          <table:table-cell office:value-type="float" office:value="896" calcext:value-type="float">
            <text:p>896</text:p>
          </table:table-cell>
          <table:table-cell table:formula="of:=[.C1194]-[.C$2]" office:value-type="float" office:value="35.8090178966522" calcext:value-type="float">
            <text:p>35.8090178967</text:p>
          </table:table-cell>
          <table:table-cell table:formula="of:=[.D1194]/([.E1194]-[.E1193])" office:value-type="float" office:value="315541.258102435" calcext:value-type="float">
            <text:p>315541.25810243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890805.14581" calcext:value-type="float">
            <text:p>1442890805.14581</text:p>
          </table:table-cell>
          <table:table-cell office:value-type="float" office:value="1442890805.17695" calcext:value-type="float">
            <text:p>1442890805.17695</text:p>
          </table:table-cell>
          <table:table-cell office:value-type="float" office:value="896" calcext:value-type="float">
            <text:p>896</text:p>
          </table:table-cell>
          <table:table-cell table:formula="of:=[.C1195]-[.C$2]" office:value-type="float" office:value="35.8118717670441" calcext:value-type="float">
            <text:p>35.811871767</text:p>
          </table:table-cell>
          <table:table-cell table:formula="of:=[.D1195]/([.E1195]-[.E1194])" office:value-type="float" office:value="313959.597660819" calcext:value-type="float">
            <text:p>313959.59766081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890805.2303" calcext:value-type="float">
            <text:p>1442890805.2303</text:p>
          </table:table-cell>
          <table:table-cell office:value-type="float" office:value="1442890805.23036" calcext:value-type="float">
            <text:p>1442890805.23036</text:p>
          </table:table-cell>
          <table:table-cell office:value-type="float" office:value="896" calcext:value-type="float">
            <text:p>896</text:p>
          </table:table-cell>
          <table:table-cell table:formula="of:=[.C1196]-[.C$2]" office:value-type="float" office:value="35.8652882575989" calcext:value-type="float">
            <text:p>35.8652882576</text:p>
          </table:table-cell>
          <table:table-cell table:formula="of:=[.D1196]/([.E1196]-[.E1195])" office:value-type="float" office:value="16773.8462541007" calcext:value-type="float">
            <text:p>16773.846254100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890805.23043" calcext:value-type="float">
            <text:p>1442890805.23043</text:p>
          </table:table-cell>
          <table:table-cell office:value-type="float" office:value="1442890805.23328" calcext:value-type="float">
            <text:p>1442890805.23328</text:p>
          </table:table-cell>
          <table:table-cell office:value-type="float" office:value="896" calcext:value-type="float">
            <text:p>896</text:p>
          </table:table-cell>
          <table:table-cell table:formula="of:=[.C1197]-[.C$2]" office:value-type="float" office:value="35.8682096004486" calcext:value-type="float">
            <text:p>35.8682096004</text:p>
          </table:table-cell>
          <table:table-cell table:formula="of:=[.D1197]/([.E1197]-[.E1196])" office:value-type="float" office:value="306708.266057292" calcext:value-type="float">
            <text:p>306708.26605729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890805.23045" calcext:value-type="float">
            <text:p>1442890805.23045</text:p>
          </table:table-cell>
          <table:table-cell office:value-type="float" office:value="1442890805.23614" calcext:value-type="float">
            <text:p>1442890805.23614</text:p>
          </table:table-cell>
          <table:table-cell office:value-type="float" office:value="896" calcext:value-type="float">
            <text:p>896</text:p>
          </table:table-cell>
          <table:table-cell table:formula="of:=[.C1198]-[.C$2]" office:value-type="float" office:value="35.8710634708405" calcext:value-type="float">
            <text:p>35.8710634708</text:p>
          </table:table-cell>
          <table:table-cell table:formula="of:=[.D1198]/([.E1198]-[.E1197])" office:value-type="float" office:value="313959.597660819" calcext:value-type="float">
            <text:p>313959.59766081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890805.23048" calcext:value-type="float">
            <text:p>1442890805.23048</text:p>
          </table:table-cell>
          <table:table-cell office:value-type="float" office:value="1442890805.23899" calcext:value-type="float">
            <text:p>1442890805.23899</text:p>
          </table:table-cell>
          <table:table-cell office:value-type="float" office:value="896" calcext:value-type="float">
            <text:p>896</text:p>
          </table:table-cell>
          <table:table-cell table:formula="of:=[.C1199]-[.C$2]" office:value-type="float" office:value="35.8739185333252" calcext:value-type="float">
            <text:p>35.8739185333</text:p>
          </table:table-cell>
          <table:table-cell table:formula="of:=[.D1199]/([.E1199]-[.E1198])" office:value-type="float" office:value="313828.508058455" calcext:value-type="float">
            <text:p>313828.50805845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890805.2305" calcext:value-type="float">
            <text:p>1442890805.2305</text:p>
          </table:table-cell>
          <table:table-cell office:value-type="float" office:value="1442890805.24187" calcext:value-type="float">
            <text:p>1442890805.24187</text:p>
          </table:table-cell>
          <table:table-cell office:value-type="float" office:value="896" calcext:value-type="float">
            <text:p>896</text:p>
          </table:table-cell>
          <table:table-cell table:formula="of:=[.C1200]-[.C$2]" office:value-type="float" office:value="35.8767921924591" calcext:value-type="float">
            <text:p>35.8767921925</text:p>
          </table:table-cell>
          <table:table-cell table:formula="of:=[.D1200]/([.E1200]-[.E1199])" office:value-type="float" office:value="311797.59263254" calcext:value-type="float">
            <text:p>311797.5926325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890805.23052" calcext:value-type="float">
            <text:p>1442890805.23052</text:p>
          </table:table-cell>
          <table:table-cell office:value-type="float" office:value="1442890805.24471" calcext:value-type="float">
            <text:p>1442890805.24471</text:p>
          </table:table-cell>
          <table:table-cell office:value-type="float" office:value="896" calcext:value-type="float">
            <text:p>896</text:p>
          </table:table-cell>
          <table:table-cell table:formula="of:=[.C1201]-[.C$2]" office:value-type="float" office:value="35.8796346187592" calcext:value-type="float">
            <text:p>35.8796346188</text:p>
          </table:table-cell>
          <table:table-cell table:formula="of:=[.D1201]/([.E1201]-[.E1200])" office:value-type="float" office:value="315223.652407314" calcext:value-type="float">
            <text:p>315223.65240731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890805.23055" calcext:value-type="float">
            <text:p>1442890805.23055</text:p>
          </table:table-cell>
          <table:table-cell office:value-type="float" office:value="1442890805.24757" calcext:value-type="float">
            <text:p>1442890805.24757</text:p>
          </table:table-cell>
          <table:table-cell office:value-type="float" office:value="896" calcext:value-type="float">
            <text:p>896</text:p>
          </table:table-cell>
          <table:table-cell table:formula="of:=[.C1202]-[.C$2]" office:value-type="float" office:value="35.8825001716614" calcext:value-type="float">
            <text:p>35.8825001717</text:p>
          </table:table-cell>
          <table:table-cell table:formula="of:=[.D1202]/([.E1202]-[.E1201])" office:value-type="float" office:value="312679.622597554" calcext:value-type="float">
            <text:p>312679.6225975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890805.23057" calcext:value-type="float">
            <text:p>1442890805.23057</text:p>
          </table:table-cell>
          <table:table-cell office:value-type="float" office:value="1442890805.25042" calcext:value-type="float">
            <text:p>1442890805.25042</text:p>
          </table:table-cell>
          <table:table-cell office:value-type="float" office:value="896" calcext:value-type="float">
            <text:p>896</text:p>
          </table:table-cell>
          <table:table-cell table:formula="of:=[.C1203]-[.C$2]" office:value-type="float" office:value="35.885350227356" calcext:value-type="float">
            <text:p>35.8853502274</text:p>
          </table:table-cell>
          <table:table-cell table:formula="of:=[.D1203]/([.E1203]-[.E1202])" office:value-type="float" office:value="314379.821315041" calcext:value-type="float">
            <text:p>314379.82131504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890805.23059" calcext:value-type="float">
            <text:p>1442890805.23059</text:p>
          </table:table-cell>
          <table:table-cell office:value-type="float" office:value="1442890805.2533" calcext:value-type="float">
            <text:p>1442890805.2533</text:p>
          </table:table-cell>
          <table:table-cell office:value-type="float" office:value="896" calcext:value-type="float">
            <text:p>896</text:p>
          </table:table-cell>
          <table:table-cell table:formula="of:=[.C1204]-[.C$2]" office:value-type="float" office:value="35.8882274627686" calcext:value-type="float">
            <text:p>35.8882274628</text:p>
          </table:table-cell>
          <table:table-cell table:formula="of:=[.D1204]/([.E1204]-[.E1203])" office:value-type="float" office:value="311410.041763341" calcext:value-type="float">
            <text:p>311410.04176334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890805.34486" calcext:value-type="float">
            <text:p>1442890805.34486</text:p>
          </table:table-cell>
          <table:table-cell office:value-type="float" office:value="1442890805.3449" calcext:value-type="float">
            <text:p>1442890805.3449</text:p>
          </table:table-cell>
          <table:table-cell office:value-type="float" office:value="896" calcext:value-type="float">
            <text:p>896</text:p>
          </table:table-cell>
          <table:table-cell table:formula="of:=[.C1205]-[.C$2]" office:value-type="float" office:value="35.9798288345337" calcext:value-type="float">
            <text:p>35.9798288345</text:p>
          </table:table-cell>
          <table:table-cell table:formula="of:=[.D1205]/([.E1205]-[.E1204])" office:value-type="float" office:value="9781.51290460276" calcext:value-type="float">
            <text:p>9781.512904602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890805.34497" calcext:value-type="float">
            <text:p>1442890805.34497</text:p>
          </table:table-cell>
          <table:table-cell office:value-type="float" office:value="1442890805.34781" calcext:value-type="float">
            <text:p>1442890805.34781</text:p>
          </table:table-cell>
          <table:table-cell office:value-type="float" office:value="896" calcext:value-type="float">
            <text:p>896</text:p>
          </table:table-cell>
          <table:table-cell table:formula="of:=[.C1206]-[.C$2]" office:value-type="float" office:value="35.9827351570129" calcext:value-type="float">
            <text:p>35.982735157</text:p>
          </table:table-cell>
          <table:table-cell table:formula="of:=[.D1206]/([.E1206]-[.E1205])" office:value-type="float" office:value="308293.386710418" calcext:value-type="float">
            <text:p>308293.38671041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890805.345" calcext:value-type="float">
            <text:p>1442890805.345</text:p>
          </table:table-cell>
          <table:table-cell office:value-type="float" office:value="1442890805.35066" calcext:value-type="float">
            <text:p>1442890805.35066</text:p>
          </table:table-cell>
          <table:table-cell office:value-type="float" office:value="896" calcext:value-type="float">
            <text:p>896</text:p>
          </table:table-cell>
          <table:table-cell table:formula="of:=[.C1207]-[.C$2]" office:value-type="float" office:value="35.985586643219" calcext:value-type="float">
            <text:p>35.9855866432</text:p>
          </table:table-cell>
          <table:table-cell table:formula="of:=[.D1207]/([.E1207]-[.E1206])" office:value-type="float" office:value="314222.105685619" calcext:value-type="float">
            <text:p>314222.10568561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890805.34502" calcext:value-type="float">
            <text:p>1442890805.34502</text:p>
          </table:table-cell>
          <table:table-cell office:value-type="float" office:value="1442890805.35351" calcext:value-type="float">
            <text:p>1442890805.35351</text:p>
          </table:table-cell>
          <table:table-cell office:value-type="float" office:value="896" calcext:value-type="float">
            <text:p>896</text:p>
          </table:table-cell>
          <table:table-cell table:formula="of:=[.C1208]-[.C$2]" office:value-type="float" office:value="35.9884350299835" calcext:value-type="float">
            <text:p>35.98843503</text:p>
          </table:table-cell>
          <table:table-cell table:formula="of:=[.D1208]/([.E1208]-[.E1207])" office:value-type="float" office:value="314564.023102034" calcext:value-type="float">
            <text:p>314564.02310203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890805.34505" calcext:value-type="float">
            <text:p>1442890805.34505</text:p>
          </table:table-cell>
          <table:table-cell office:value-type="float" office:value="1442890805.35635" calcext:value-type="float">
            <text:p>1442890805.35635</text:p>
          </table:table-cell>
          <table:table-cell office:value-type="float" office:value="896" calcext:value-type="float">
            <text:p>896</text:p>
          </table:table-cell>
          <table:table-cell table:formula="of:=[.C1209]-[.C$2]" office:value-type="float" office:value="35.9912800788879" calcext:value-type="float">
            <text:p>35.9912800789</text:p>
          </table:table-cell>
          <table:table-cell table:formula="of:=[.D1209]/([.E1209]-[.E1208])" office:value-type="float" office:value="314933.075002095" calcext:value-type="float">
            <text:p>314933.07500209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890805.34507" calcext:value-type="float">
            <text:p>1442890805.34507</text:p>
          </table:table-cell>
          <table:table-cell office:value-type="float" office:value="1442890805.3592" calcext:value-type="float">
            <text:p>1442890805.3592</text:p>
          </table:table-cell>
          <table:table-cell office:value-type="float" office:value="896" calcext:value-type="float">
            <text:p>896</text:p>
          </table:table-cell>
          <table:table-cell table:formula="of:=[.C1210]-[.C$2]" office:value-type="float" office:value="35.9941256046295" calcext:value-type="float">
            <text:p>35.9941256046</text:p>
          </table:table-cell>
          <table:table-cell table:formula="of:=[.D1210]/([.E1210]-[.E1209])" office:value-type="float" office:value="314880.300293255" calcext:value-type="float">
            <text:p>314880.30029325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890805.34509" calcext:value-type="float">
            <text:p>1442890805.34509</text:p>
          </table:table-cell>
          <table:table-cell office:value-type="float" office:value="1442890805.36206" calcext:value-type="float">
            <text:p>1442890805.36206</text:p>
          </table:table-cell>
          <table:table-cell office:value-type="float" office:value="896" calcext:value-type="float">
            <text:p>896</text:p>
          </table:table-cell>
          <table:table-cell table:formula="of:=[.C1211]-[.C$2]" office:value-type="float" office:value="35.9969844818115" calcext:value-type="float">
            <text:p>35.9969844818</text:p>
          </table:table-cell>
          <table:table-cell table:formula="of:=[.D1211]/([.E1211]-[.E1210])" office:value-type="float" office:value="313409.755983654" calcext:value-type="float">
            <text:p>313409.75598365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890805.34511" calcext:value-type="float">
            <text:p>1442890805.34511</text:p>
          </table:table-cell>
          <table:table-cell office:value-type="float" office:value="1442890805.36493" calcext:value-type="float">
            <text:p>1442890805.36493</text:p>
          </table:table-cell>
          <table:table-cell office:value-type="float" office:value="896" calcext:value-type="float">
            <text:p>896</text:p>
          </table:table-cell>
          <table:table-cell table:formula="of:=[.C1212]-[.C$2]" office:value-type="float" office:value="35.9998595714569" calcext:value-type="float">
            <text:p>35.9998595715</text:p>
          </table:table-cell>
          <table:table-cell table:formula="of:=[.D1212]/([.E1212]-[.E1211])" office:value-type="float" office:value="311642.45658844" calcext:value-type="float">
            <text:p>311642.4565884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890805.34513" calcext:value-type="float">
            <text:p>1442890805.34513</text:p>
          </table:table-cell>
          <table:table-cell office:value-type="float" office:value="1442890805.36776" calcext:value-type="float">
            <text:p>1442890805.36776</text:p>
          </table:table-cell>
          <table:table-cell office:value-type="float" office:value="896" calcext:value-type="float">
            <text:p>896</text:p>
          </table:table-cell>
          <table:table-cell table:formula="of:=[.C1213]-[.C$2]" office:value-type="float" office:value="36.0026860237122" calcext:value-type="float">
            <text:p>36.0026860237</text:p>
          </table:table-cell>
          <table:table-cell table:formula="of:=[.D1213]/([.E1213]-[.E1212])" office:value-type="float" office:value="317005.17789962" calcext:value-type="float">
            <text:p>317005.1778996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890805.34517" calcext:value-type="float">
            <text:p>1442890805.34517</text:p>
          </table:table-cell>
          <table:table-cell office:value-type="float" office:value="1442890805.37059" calcext:value-type="float">
            <text:p>1442890805.37059</text:p>
          </table:table-cell>
          <table:table-cell office:value-type="float" office:value="896" calcext:value-type="float">
            <text:p>896</text:p>
          </table:table-cell>
          <table:table-cell table:formula="of:=[.C1214]-[.C$2]" office:value-type="float" office:value="36.0055181980133" calcext:value-type="float">
            <text:p>36.005518198</text:p>
          </table:table-cell>
          <table:table-cell table:formula="of:=[.D1214]/([.E1214]-[.E1213])" office:value-type="float" office:value="316364.709487331" calcext:value-type="float">
            <text:p>316364.70948733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890805.34519" calcext:value-type="float">
            <text:p>1442890805.34519</text:p>
          </table:table-cell>
          <table:table-cell office:value-type="float" office:value="1442890805.37342" calcext:value-type="float">
            <text:p>1442890805.37342</text:p>
          </table:table-cell>
          <table:table-cell office:value-type="float" office:value="896" calcext:value-type="float">
            <text:p>896</text:p>
          </table:table-cell>
          <table:table-cell table:formula="of:=[.C1215]-[.C$2]" office:value-type="float" office:value="36.0083475112915" calcext:value-type="float">
            <text:p>36.0083475113</text:p>
          </table:table-cell>
          <table:table-cell table:formula="of:=[.D1215]/([.E1215]-[.E1214])" office:value-type="float" office:value="316684.619870228" calcext:value-type="float">
            <text:p>316684.61987022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890805.3452" calcext:value-type="float">
            <text:p>1442890805.3452</text:p>
          </table:table-cell>
          <table:table-cell office:value-type="float" office:value="1442890805.37632" calcext:value-type="float">
            <text:p>1442890805.37632</text:p>
          </table:table-cell>
          <table:table-cell office:value-type="float" office:value="896" calcext:value-type="float">
            <text:p>896</text:p>
          </table:table-cell>
          <table:table-cell table:formula="of:=[.C1216]-[.C$2]" office:value-type="float" office:value="36.0112452507019" calcext:value-type="float">
            <text:p>36.0112452507</text:p>
          </table:table-cell>
          <table:table-cell table:formula="of:=[.D1216]/([.E1216]-[.E1215])" office:value-type="float" office:value="309206.547967747" calcext:value-type="float">
            <text:p>309206.54796774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890805.43121" calcext:value-type="float">
            <text:p>1442890805.43121</text:p>
          </table:table-cell>
          <table:table-cell office:value-type="float" office:value="1442890805.43124" calcext:value-type="float">
            <text:p>1442890805.43124</text:p>
          </table:table-cell>
          <table:table-cell office:value-type="float" office:value="896" calcext:value-type="float">
            <text:p>896</text:p>
          </table:table-cell>
          <table:table-cell table:formula="of:=[.C1217]-[.C$2]" office:value-type="float" office:value="36.0661683082581" calcext:value-type="float">
            <text:p>36.0661683083</text:p>
          </table:table-cell>
          <table:table-cell table:formula="of:=[.D1217]/([.E1217]-[.E1216])" office:value-type="float" office:value="16313.7312427289" calcext:value-type="float">
            <text:p>16313.731242728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890805.43128" calcext:value-type="float">
            <text:p>1442890805.43128</text:p>
          </table:table-cell>
          <table:table-cell office:value-type="float" office:value="1442890805.43412" calcext:value-type="float">
            <text:p>1442890805.43412</text:p>
          </table:table-cell>
          <table:table-cell office:value-type="float" office:value="896" calcext:value-type="float">
            <text:p>896</text:p>
          </table:table-cell>
          <table:table-cell table:formula="of:=[.C1218]-[.C$2]" office:value-type="float" office:value="36.0690474510193" calcext:value-type="float">
            <text:p>36.069047451</text:p>
          </table:table-cell>
          <table:table-cell table:formula="of:=[.D1218]/([.E1218]-[.E1217])" office:value-type="float" office:value="311203.741636303" calcext:value-type="float">
            <text:p>311203.74163630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890805.4313" calcext:value-type="float">
            <text:p>1442890805.4313</text:p>
          </table:table-cell>
          <table:table-cell office:value-type="float" office:value="1442890805.43698" calcext:value-type="float">
            <text:p>1442890805.43698</text:p>
          </table:table-cell>
          <table:table-cell office:value-type="float" office:value="896" calcext:value-type="float">
            <text:p>896</text:p>
          </table:table-cell>
          <table:table-cell table:formula="of:=[.C1219]-[.C$2]" office:value-type="float" office:value="36.0719022750854" calcext:value-type="float">
            <text:p>36.0719022751</text:p>
          </table:table-cell>
          <table:table-cell table:formula="of:=[.D1219]/([.E1219]-[.E1218])" office:value-type="float" office:value="313854.717220645" calcext:value-type="float">
            <text:p>313854.71722064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890805.43131" calcext:value-type="float">
            <text:p>1442890805.43131</text:p>
          </table:table-cell>
          <table:table-cell office:value-type="float" office:value="1442890805.43981" calcext:value-type="float">
            <text:p>1442890805.43981</text:p>
          </table:table-cell>
          <table:table-cell office:value-type="float" office:value="896" calcext:value-type="float">
            <text:p>896</text:p>
          </table:table-cell>
          <table:table-cell table:formula="of:=[.C1220]-[.C$2]" office:value-type="float" office:value="36.0747323036194" calcext:value-type="float">
            <text:p>36.0747323036</text:p>
          </table:table-cell>
          <table:table-cell table:formula="of:=[.D1220]/([.E1220]-[.E1219])" office:value-type="float" office:value="316604.581634372" calcext:value-type="float">
            <text:p>316604.58163437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890805.43133" calcext:value-type="float">
            <text:p>1442890805.43133</text:p>
          </table:table-cell>
          <table:table-cell office:value-type="float" office:value="1442890805.44262" calcext:value-type="float">
            <text:p>1442890805.44262</text:p>
          </table:table-cell>
          <table:table-cell office:value-type="float" office:value="896" calcext:value-type="float">
            <text:p>896</text:p>
          </table:table-cell>
          <table:table-cell table:formula="of:=[.C1221]-[.C$2]" office:value-type="float" office:value="36.07754778862" calcext:value-type="float">
            <text:p>36.0775477886</text:p>
          </table:table-cell>
          <table:table-cell table:formula="of:=[.D1221]/([.E1221]-[.E1220])" office:value-type="float" office:value="318240.018968583" calcext:value-type="float">
            <text:p>318240.01896858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890805.43135" calcext:value-type="float">
            <text:p>1442890805.43135</text:p>
          </table:table-cell>
          <table:table-cell office:value-type="float" office:value="1442890805.44547" calcext:value-type="float">
            <text:p>1442890805.44547</text:p>
          </table:table-cell>
          <table:table-cell office:value-type="float" office:value="896" calcext:value-type="float">
            <text:p>896</text:p>
          </table:table-cell>
          <table:table-cell table:formula="of:=[.C1222]-[.C$2]" office:value-type="float" office:value="36.0803952217102" calcext:value-type="float">
            <text:p>36.0803952217</text:p>
          </table:table-cell>
          <table:table-cell table:formula="of:=[.D1222]/([.E1222]-[.E1221])" office:value-type="float" office:value="314669.378213179" calcext:value-type="float">
            <text:p>314669.37821317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890805.43136" calcext:value-type="float">
            <text:p>1442890805.43136</text:p>
          </table:table-cell>
          <table:table-cell office:value-type="float" office:value="1442890805.44831" calcext:value-type="float">
            <text:p>1442890805.44831</text:p>
          </table:table-cell>
          <table:table-cell office:value-type="float" office:value="896" calcext:value-type="float">
            <text:p>896</text:p>
          </table:table-cell>
          <table:table-cell table:formula="of:=[.C1223]-[.C$2]" office:value-type="float" office:value="36.0832333564758" calcext:value-type="float">
            <text:p>36.0832333565</text:p>
          </table:table-cell>
          <table:table-cell table:formula="of:=[.D1223]/([.E1223]-[.E1222])" office:value-type="float" office:value="315700.301075269" calcext:value-type="float">
            <text:p>315700.30107526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890805.43138" calcext:value-type="float">
            <text:p>1442890805.43138</text:p>
          </table:table-cell>
          <table:table-cell office:value-type="float" office:value="1442890805.45116" calcext:value-type="float">
            <text:p>1442890805.45116</text:p>
          </table:table-cell>
          <table:table-cell office:value-type="float" office:value="896" calcext:value-type="float">
            <text:p>896</text:p>
          </table:table-cell>
          <table:table-cell table:formula="of:=[.C1224]-[.C$2]" office:value-type="float" office:value="36.0860860347748" calcext:value-type="float">
            <text:p>36.0860860348</text:p>
          </table:table-cell>
          <table:table-cell table:formula="of:=[.D1224]/([.E1224]-[.E1223])" office:value-type="float" office:value="314090.79682407" calcext:value-type="float">
            <text:p>314090.7968240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890805.4314" calcext:value-type="float">
            <text:p>1442890805.4314</text:p>
          </table:table-cell>
          <table:table-cell office:value-type="float" office:value="1442890805.45402" calcext:value-type="float">
            <text:p>1442890805.45402</text:p>
          </table:table-cell>
          <table:table-cell office:value-type="float" office:value="896" calcext:value-type="float">
            <text:p>896</text:p>
          </table:table-cell>
          <table:table-cell table:formula="of:=[.C1225]-[.C$2]" office:value-type="float" office:value="36.0889415740967" calcext:value-type="float">
            <text:p>36.0889415741</text:p>
          </table:table-cell>
          <table:table-cell table:formula="of:=[.D1225]/([.E1225]-[.E1224])" office:value-type="float" office:value="313776.102863822" calcext:value-type="float">
            <text:p>313776.10286382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890805.43141" calcext:value-type="float">
            <text:p>1442890805.43141</text:p>
          </table:table-cell>
          <table:table-cell office:value-type="float" office:value="1442890805.45688" calcext:value-type="float">
            <text:p>1442890805.45688</text:p>
          </table:table-cell>
          <table:table-cell office:value-type="float" office:value="896" calcext:value-type="float">
            <text:p>896</text:p>
          </table:table-cell>
          <table:table-cell table:formula="of:=[.C1226]-[.C$2]" office:value-type="float" office:value="36.091801404953" calcext:value-type="float">
            <text:p>36.091801405</text:p>
          </table:table-cell>
          <table:table-cell table:formula="of:=[.D1226]/([.E1226]-[.E1225])" office:value-type="float" office:value="313305.242517716" calcext:value-type="float">
            <text:p>313305.24251771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890805.55353" calcext:value-type="float">
            <text:p>1442890805.55353</text:p>
          </table:table-cell>
          <table:table-cell office:value-type="float" office:value="1442890805.55356" calcext:value-type="float">
            <text:p>1442890805.55356</text:p>
          </table:table-cell>
          <table:table-cell office:value-type="float" office:value="896" calcext:value-type="float">
            <text:p>896</text:p>
          </table:table-cell>
          <table:table-cell table:formula="of:=[.C1227]-[.C$2]" office:value-type="float" office:value="36.1884896755218" calcext:value-type="float">
            <text:p>36.1884896755</text:p>
          </table:table-cell>
          <table:table-cell table:formula="of:=[.D1227]/([.E1227]-[.E1226])" office:value-type="float" office:value="9266.89447156877" calcext:value-type="float">
            <text:p>9266.894471568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890805.55361" calcext:value-type="float">
            <text:p>1442890805.55361</text:p>
          </table:table-cell>
          <table:table-cell office:value-type="float" office:value="1442890805.55642" calcext:value-type="float">
            <text:p>1442890805.55642</text:p>
          </table:table-cell>
          <table:table-cell office:value-type="float" office:value="896" calcext:value-type="float">
            <text:p>896</text:p>
          </table:table-cell>
          <table:table-cell table:formula="of:=[.C1228]-[.C$2]" office:value-type="float" office:value="36.1913449764252" calcext:value-type="float">
            <text:p>36.1913449764</text:p>
          </table:table-cell>
          <table:table-cell table:formula="of:=[.D1228]/([.E1228]-[.E1227])" office:value-type="float" office:value="313802.303273213" calcext:value-type="float">
            <text:p>313802.30327321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890805.55363" calcext:value-type="float">
            <text:p>1442890805.55363</text:p>
          </table:table-cell>
          <table:table-cell office:value-type="float" office:value="1442890805.55923" calcext:value-type="float">
            <text:p>1442890805.55923</text:p>
          </table:table-cell>
          <table:table-cell office:value-type="float" office:value="896" calcext:value-type="float">
            <text:p>896</text:p>
          </table:table-cell>
          <table:table-cell table:formula="of:=[.C1229]-[.C$2]" office:value-type="float" office:value="36.1941554546356" calcext:value-type="float">
            <text:p>36.1941554546</text:p>
          </table:table-cell>
          <table:table-cell table:formula="of:=[.D1229]/([.E1229]-[.E1228])" office:value-type="float" office:value="318806.954869359" calcext:value-type="float">
            <text:p>318806.95486935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890805.55365" calcext:value-type="float">
            <text:p>1442890805.55365</text:p>
          </table:table-cell>
          <table:table-cell office:value-type="float" office:value="1442890805.56208" calcext:value-type="float">
            <text:p>1442890805.56208</text:p>
          </table:table-cell>
          <table:table-cell office:value-type="float" office:value="896" calcext:value-type="float">
            <text:p>896</text:p>
          </table:table-cell>
          <table:table-cell table:formula="of:=[.C1230]-[.C$2]" office:value-type="float" office:value="36.197005033493" calcext:value-type="float">
            <text:p>36.1970050335</text:p>
          </table:table-cell>
          <table:table-cell table:formula="of:=[.D1230]/([.E1230]-[.E1229])" office:value-type="float" office:value="314432.428380187" calcext:value-type="float">
            <text:p>314432.42838018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890805.55367" calcext:value-type="float">
            <text:p>1442890805.55367</text:p>
          </table:table-cell>
          <table:table-cell office:value-type="float" office:value="1442890805.56493" calcext:value-type="float">
            <text:p>1442890805.56493</text:p>
          </table:table-cell>
          <table:table-cell office:value-type="float" office:value="896" calcext:value-type="float">
            <text:p>896</text:p>
          </table:table-cell>
          <table:table-cell table:formula="of:=[.C1231]-[.C$2]" office:value-type="float" office:value="36.1998579502106" calcext:value-type="float">
            <text:p>36.1998579502</text:p>
          </table:table-cell>
          <table:table-cell table:formula="of:=[.D1231]/([.E1231]-[.E1230])" office:value-type="float" office:value="314064.548219957" calcext:value-type="float">
            <text:p>314064.54821995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890805.55369" calcext:value-type="float">
            <text:p>1442890805.55369</text:p>
          </table:table-cell>
          <table:table-cell office:value-type="float" office:value="1442890805.56778" calcext:value-type="float">
            <text:p>1442890805.56778</text:p>
          </table:table-cell>
          <table:table-cell office:value-type="float" office:value="896" calcext:value-type="float">
            <text:p>896</text:p>
          </table:table-cell>
          <table:table-cell table:formula="of:=[.C1232]-[.C$2]" office:value-type="float" office:value="36.2027039527893" calcext:value-type="float">
            <text:p>36.2027039528</text:p>
          </table:table-cell>
          <table:table-cell table:formula="of:=[.D1232]/([.E1232]-[.E1231])" office:value-type="float" office:value="314827.543268828" calcext:value-type="float">
            <text:p>314827.54326882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890805.55371" calcext:value-type="float">
            <text:p>1442890805.55371</text:p>
          </table:table-cell>
          <table:table-cell office:value-type="float" office:value="1442890805.57059" calcext:value-type="float">
            <text:p>1442890805.57059</text:p>
          </table:table-cell>
          <table:table-cell office:value-type="float" office:value="896" calcext:value-type="float">
            <text:p>896</text:p>
          </table:table-cell>
          <table:table-cell table:formula="of:=[.C1233]-[.C$2]" office:value-type="float" office:value="36.2055189609528" calcext:value-type="float">
            <text:p>36.205518961</text:p>
          </table:table-cell>
          <table:table-cell table:formula="of:=[.D1233]/([.E1233]-[.E1232])" office:value-type="float" office:value="318293.925976116" calcext:value-type="float">
            <text:p>318293.92597611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890805.55373" calcext:value-type="float">
            <text:p>1442890805.55373</text:p>
          </table:table-cell>
          <table:table-cell office:value-type="float" office:value="1442890805.57344" calcext:value-type="float">
            <text:p>1442890805.57344</text:p>
          </table:table-cell>
          <table:table-cell office:value-type="float" office:value="896" calcext:value-type="float">
            <text:p>896</text:p>
          </table:table-cell>
          <table:table-cell table:formula="of:=[.C1234]-[.C$2]" office:value-type="float" office:value="36.2083697319031" calcext:value-type="float">
            <text:p>36.2083697319</text:p>
          </table:table-cell>
          <table:table-cell table:formula="of:=[.D1234]/([.E1234]-[.E1233])" office:value-type="float" office:value="314300.943714979" calcext:value-type="float">
            <text:p>314300.94371497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890805.55375" calcext:value-type="float">
            <text:p>1442890805.55375</text:p>
          </table:table-cell>
          <table:table-cell office:value-type="float" office:value="1442890805.5763" calcext:value-type="float">
            <text:p>1442890805.5763</text:p>
          </table:table-cell>
          <table:table-cell office:value-type="float" office:value="896" calcext:value-type="float">
            <text:p>896</text:p>
          </table:table-cell>
          <table:table-cell table:formula="of:=[.C1235]-[.C$2]" office:value-type="float" office:value="36.2112216949463" calcext:value-type="float">
            <text:p>36.2112216949</text:p>
          </table:table-cell>
          <table:table-cell table:formula="of:=[.D1235]/([.E1235]-[.E1234])" office:value-type="float" office:value="314169.5689684" calcext:value-type="float">
            <text:p>314169.568968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890805.55377" calcext:value-type="float">
            <text:p>1442890805.55377</text:p>
          </table:table-cell>
          <table:table-cell office:value-type="float" office:value="1442890805.57913" calcext:value-type="float">
            <text:p>1442890805.57913</text:p>
          </table:table-cell>
          <table:table-cell office:value-type="float" office:value="896" calcext:value-type="float">
            <text:p>896</text:p>
          </table:table-cell>
          <table:table-cell table:formula="of:=[.C1236]-[.C$2]" office:value-type="float" office:value="36.2140543460846" calcext:value-type="float">
            <text:p>36.2140543461</text:p>
          </table:table-cell>
          <table:table-cell table:formula="of:=[.D1236]/([.E1236]-[.E1235])" office:value-type="float" office:value="316311.45391802" calcext:value-type="float">
            <text:p>316311.4539180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890805.55379" calcext:value-type="float">
            <text:p>1442890805.55379</text:p>
          </table:table-cell>
          <table:table-cell office:value-type="float" office:value="1442890805.58198" calcext:value-type="float">
            <text:p>1442890805.58198</text:p>
          </table:table-cell>
          <table:table-cell office:value-type="float" office:value="896" calcext:value-type="float">
            <text:p>896</text:p>
          </table:table-cell>
          <table:table-cell table:formula="of:=[.C1237]-[.C$2]" office:value-type="float" office:value="36.2169044017792" calcext:value-type="float">
            <text:p>36.2169044018</text:p>
          </table:table-cell>
          <table:table-cell table:formula="of:=[.D1237]/([.E1237]-[.E1236])" office:value-type="float" office:value="314379.821315041" calcext:value-type="float">
            <text:p>314379.82131504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890805.55381" calcext:value-type="float">
            <text:p>1442890805.55381</text:p>
          </table:table-cell>
          <table:table-cell office:value-type="float" office:value="1442890805.58483" calcext:value-type="float">
            <text:p>1442890805.58483</text:p>
          </table:table-cell>
          <table:table-cell office:value-type="float" office:value="896" calcext:value-type="float">
            <text:p>896</text:p>
          </table:table-cell>
          <table:table-cell table:formula="of:=[.C1238]-[.C$2]" office:value-type="float" office:value="36.2197542190552" calcext:value-type="float">
            <text:p>36.2197542191</text:p>
          </table:table-cell>
          <table:table-cell table:formula="of:=[.D1238]/([.E1238]-[.E1237])" office:value-type="float" office:value="314406.122647034" calcext:value-type="float">
            <text:p>314406.12264703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890805.63201" calcext:value-type="float">
            <text:p>1442890805.63201</text:p>
          </table:table-cell>
          <table:table-cell office:value-type="float" office:value="1442890805.63204" calcext:value-type="float">
            <text:p>1442890805.63204</text:p>
          </table:table-cell>
          <table:table-cell office:value-type="float" office:value="896" calcext:value-type="float">
            <text:p>896</text:p>
          </table:table-cell>
          <table:table-cell table:formula="of:=[.C1239]-[.C$2]" office:value-type="float" office:value="36.2669696807861" calcext:value-type="float">
            <text:p>36.2669696808</text:p>
          </table:table-cell>
          <table:table-cell table:formula="of:=[.D1239]/([.E1239]-[.E1238])" office:value-type="float" office:value="18976.8344341433" calcext:value-type="float">
            <text:p>18976.834434143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890805.63208" calcext:value-type="float">
            <text:p>1442890805.63208</text:p>
          </table:table-cell>
          <table:table-cell office:value-type="float" office:value="1442890805.63491" calcext:value-type="float">
            <text:p>1442890805.63491</text:p>
          </table:table-cell>
          <table:table-cell office:value-type="float" office:value="896" calcext:value-type="float">
            <text:p>896</text:p>
          </table:table-cell>
          <table:table-cell table:formula="of:=[.C1240]-[.C$2]" office:value-type="float" office:value="36.2698330879211" calcext:value-type="float">
            <text:p>36.2698330879</text:p>
          </table:table-cell>
          <table:table-cell table:formula="of:=[.D1240]/([.E1240]-[.E1239])" office:value-type="float" office:value="312913.937052456" calcext:value-type="float">
            <text:p>312913.93705245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890805.6321" calcext:value-type="float">
            <text:p>1442890805.6321</text:p>
          </table:table-cell>
          <table:table-cell office:value-type="float" office:value="1442890805.6378" calcext:value-type="float">
            <text:p>1442890805.6378</text:p>
          </table:table-cell>
          <table:table-cell office:value-type="float" office:value="896" calcext:value-type="float">
            <text:p>896</text:p>
          </table:table-cell>
          <table:table-cell table:formula="of:=[.C1241]-[.C$2]" office:value-type="float" office:value="36.2727239131927" calcext:value-type="float">
            <text:p>36.2727239132</text:p>
          </table:table-cell>
          <table:table-cell table:formula="of:=[.D1241]/([.E1241]-[.E1240])" office:value-type="float" office:value="309946.093525773" calcext:value-type="float">
            <text:p>309946.09352577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890805.63212" calcext:value-type="float">
            <text:p>1442890805.63212</text:p>
          </table:table-cell>
          <table:table-cell office:value-type="float" office:value="1442890805.64065" calcext:value-type="float">
            <text:p>1442890805.64065</text:p>
          </table:table-cell>
          <table:table-cell office:value-type="float" office:value="896" calcext:value-type="float">
            <text:p>896</text:p>
          </table:table-cell>
          <table:table-cell table:formula="of:=[.C1242]-[.C$2]" office:value-type="float" office:value="36.2755753993988" calcext:value-type="float">
            <text:p>36.2755753994</text:p>
          </table:table-cell>
          <table:table-cell table:formula="of:=[.D1242]/([.E1242]-[.E1241])" office:value-type="float" office:value="314222.105685619" calcext:value-type="float">
            <text:p>314222.10568561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890805.63214" calcext:value-type="float">
            <text:p>1442890805.63214</text:p>
          </table:table-cell>
          <table:table-cell office:value-type="float" office:value="1442890805.6435" calcext:value-type="float">
            <text:p>1442890805.6435</text:p>
          </table:table-cell>
          <table:table-cell office:value-type="float" office:value="896" calcext:value-type="float">
            <text:p>896</text:p>
          </table:table-cell>
          <table:table-cell table:formula="of:=[.C1243]-[.C$2]" office:value-type="float" office:value="36.2784249782562" calcext:value-type="float">
            <text:p>36.2784249783</text:p>
          </table:table-cell>
          <table:table-cell table:formula="of:=[.D1243]/([.E1243]-[.E1242])" office:value-type="float" office:value="314432.428380187" calcext:value-type="float">
            <text:p>314432.42838018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890805.63216" calcext:value-type="float">
            <text:p>1442890805.63216</text:p>
          </table:table-cell>
          <table:table-cell office:value-type="float" office:value="1442890805.64637" calcext:value-type="float">
            <text:p>1442890805.64637</text:p>
          </table:table-cell>
          <table:table-cell office:value-type="float" office:value="896" calcext:value-type="float">
            <text:p>896</text:p>
          </table:table-cell>
          <table:table-cell table:formula="of:=[.C1244]-[.C$2]" office:value-type="float" office:value="36.2812969684601" calcext:value-type="float">
            <text:p>36.2812969685</text:p>
          </table:table-cell>
          <table:table-cell table:formula="of:=[.D1244]/([.E1244]-[.E1243])" office:value-type="float" office:value="311978.780009962" calcext:value-type="float">
            <text:p>311978.78000996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890805.63218" calcext:value-type="float">
            <text:p>1442890805.63218</text:p>
          </table:table-cell>
          <table:table-cell office:value-type="float" office:value="1442890805.64922" calcext:value-type="float">
            <text:p>1442890805.64922</text:p>
          </table:table-cell>
          <table:table-cell office:value-type="float" office:value="896" calcext:value-type="float">
            <text:p>896</text:p>
          </table:table-cell>
          <table:table-cell table:formula="of:=[.C1245]-[.C$2]" office:value-type="float" office:value="36.2841467857361" calcext:value-type="float">
            <text:p>36.2841467857</text:p>
          </table:table-cell>
          <table:table-cell table:formula="of:=[.D1245]/([.E1245]-[.E1244])" office:value-type="float" office:value="314406.122647034" calcext:value-type="float">
            <text:p>314406.12264703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890805.6322" calcext:value-type="float">
            <text:p>1442890805.6322</text:p>
          </table:table-cell>
          <table:table-cell office:value-type="float" office:value="1442890805.65205" calcext:value-type="float">
            <text:p>1442890805.65205</text:p>
          </table:table-cell>
          <table:table-cell office:value-type="float" office:value="896" calcext:value-type="float">
            <text:p>896</text:p>
          </table:table-cell>
          <table:table-cell table:formula="of:=[.C1246]-[.C$2]" office:value-type="float" office:value="36.2869725227356" calcext:value-type="float">
            <text:p>36.2869725227</text:p>
          </table:table-cell>
          <table:table-cell table:formula="of:=[.D1246]/([.E1246]-[.E1245])" office:value-type="float" office:value="317085.418832265" calcext:value-type="float">
            <text:p>317085.41883226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890805.63222" calcext:value-type="float">
            <text:p>1442890805.63222</text:p>
          </table:table-cell>
          <table:table-cell office:value-type="float" office:value="1442890805.65488" calcext:value-type="float">
            <text:p>1442890805.65488</text:p>
          </table:table-cell>
          <table:table-cell office:value-type="float" office:value="896" calcext:value-type="float">
            <text:p>896</text:p>
          </table:table-cell>
          <table:table-cell table:formula="of:=[.C1247]-[.C$2]" office:value-type="float" office:value="36.2898077964783" calcext:value-type="float">
            <text:p>36.2898077965</text:p>
          </table:table-cell>
          <table:table-cell table:formula="of:=[.D1247]/([.E1247]-[.E1246])" office:value-type="float" office:value="316018.868483014" calcext:value-type="float">
            <text:p>316018.86848301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890805.7524" calcext:value-type="float">
            <text:p>1442890805.7524</text:p>
          </table:table-cell>
          <table:table-cell office:value-type="float" office:value="1442890805.75244" calcext:value-type="float">
            <text:p>1442890805.75244</text:p>
          </table:table-cell>
          <table:table-cell office:value-type="float" office:value="896" calcext:value-type="float">
            <text:p>896</text:p>
          </table:table-cell>
          <table:table-cell table:formula="of:=[.C1248]-[.C$2]" office:value-type="float" office:value="36.3873684406281" calcext:value-type="float">
            <text:p>36.3873684406</text:p>
          </table:table-cell>
          <table:table-cell table:formula="of:=[.D1248]/([.E1248]-[.E1247])" office:value-type="float" office:value="9184.03120242229" calcext:value-type="float">
            <text:p>9184.031202422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890805.75252" calcext:value-type="float">
            <text:p>1442890805.75252</text:p>
          </table:table-cell>
          <table:table-cell office:value-type="float" office:value="1442890805.75531" calcext:value-type="float">
            <text:p>1442890805.75531</text:p>
          </table:table-cell>
          <table:table-cell office:value-type="float" office:value="896" calcext:value-type="float">
            <text:p>896</text:p>
          </table:table-cell>
          <table:table-cell table:formula="of:=[.C1249]-[.C$2]" office:value-type="float" office:value="36.390233039856" calcext:value-type="float">
            <text:p>36.3902330399</text:p>
          </table:table-cell>
          <table:table-cell table:formula="of:=[.D1249]/([.E1249]-[.E1248])" office:value-type="float" office:value="312783.719017894" calcext:value-type="float">
            <text:p>312783.71901789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890805.75255" calcext:value-type="float">
            <text:p>1442890805.75255</text:p>
          </table:table-cell>
          <table:table-cell office:value-type="float" office:value="1442890805.75816" calcext:value-type="float">
            <text:p>1442890805.75816</text:p>
          </table:table-cell>
          <table:table-cell office:value-type="float" office:value="896" calcext:value-type="float">
            <text:p>896</text:p>
          </table:table-cell>
          <table:table-cell table:formula="of:=[.C1250]-[.C$2]" office:value-type="float" office:value="36.3930821418762" calcext:value-type="float">
            <text:p>36.3930821419</text:p>
          </table:table-cell>
          <table:table-cell table:formula="of:=[.D1250]/([.E1250]-[.E1249])" office:value-type="float" office:value="314485.053054393" calcext:value-type="float">
            <text:p>314485.05305439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890805.75257" calcext:value-type="float">
            <text:p>1442890805.75257</text:p>
          </table:table-cell>
          <table:table-cell office:value-type="float" office:value="1442890805.76098" calcext:value-type="float">
            <text:p>1442890805.76098</text:p>
          </table:table-cell>
          <table:table-cell office:value-type="float" office:value="896" calcext:value-type="float">
            <text:p>896</text:p>
          </table:table-cell>
          <table:table-cell table:formula="of:=[.C1251]-[.C$2]" office:value-type="float" office:value="36.3959105014801" calcext:value-type="float">
            <text:p>36.3959105015</text:p>
          </table:table-cell>
          <table:table-cell table:formula="of:=[.D1251]/([.E1251]-[.E1250])" office:value-type="float" office:value="316791.400488915" calcext:value-type="float">
            <text:p>316791.40048891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890805.75259" calcext:value-type="float">
            <text:p>1442890805.75259</text:p>
          </table:table-cell>
          <table:table-cell office:value-type="float" office:value="1442890805.76384" calcext:value-type="float">
            <text:p>1442890805.76384</text:p>
          </table:table-cell>
          <table:table-cell office:value-type="float" office:value="896" calcext:value-type="float">
            <text:p>896</text:p>
          </table:table-cell>
          <table:table-cell table:formula="of:=[.C1252]-[.C$2]" office:value-type="float" office:value="36.3987641334534" calcext:value-type="float">
            <text:p>36.3987641335</text:p>
          </table:table-cell>
          <table:table-cell table:formula="of:=[.D1252]/([.E1252]-[.E1251])" office:value-type="float" office:value="313985.828724204" calcext:value-type="float">
            <text:p>313985.82872420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890805.75261" calcext:value-type="float">
            <text:p>1442890805.75261</text:p>
          </table:table-cell>
          <table:table-cell office:value-type="float" office:value="1442890805.76668" calcext:value-type="float">
            <text:p>1442890805.76668</text:p>
          </table:table-cell>
          <table:table-cell office:value-type="float" office:value="896" calcext:value-type="float">
            <text:p>896</text:p>
          </table:table-cell>
          <table:table-cell table:formula="of:=[.C1253]-[.C$2]" office:value-type="float" office:value="36.4016087055206" calcext:value-type="float">
            <text:p>36.4016087055</text:p>
          </table:table-cell>
          <table:table-cell table:formula="of:=[.D1253]/([.E1253]-[.E1252])" office:value-type="float" office:value="314985.867404241" calcext:value-type="float">
            <text:p>314985.86740424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890805.75264" calcext:value-type="float">
            <text:p>1442890805.75264</text:p>
          </table:table-cell>
          <table:table-cell office:value-type="float" office:value="1442890805.76954" calcext:value-type="float">
            <text:p>1442890805.76954</text:p>
          </table:table-cell>
          <table:table-cell office:value-type="float" office:value="896" calcext:value-type="float">
            <text:p>896</text:p>
          </table:table-cell>
          <table:table-cell table:formula="of:=[.C1254]-[.C$2]" office:value-type="float" office:value="36.4044616222382" calcext:value-type="float">
            <text:p>36.4044616222</text:p>
          </table:table-cell>
          <table:table-cell table:formula="of:=[.D1254]/([.E1254]-[.E1253])" office:value-type="float" office:value="314064.548219957" calcext:value-type="float">
            <text:p>314064.54821995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890805.75266" calcext:value-type="float">
            <text:p>1442890805.75266</text:p>
          </table:table-cell>
          <table:table-cell office:value-type="float" office:value="1442890805.77239" calcext:value-type="float">
            <text:p>1442890805.77239</text:p>
          </table:table-cell>
          <table:table-cell office:value-type="float" office:value="896" calcext:value-type="float">
            <text:p>896</text:p>
          </table:table-cell>
          <table:table-cell table:formula="of:=[.C1255]-[.C$2]" office:value-type="float" office:value="36.4073138236999" calcext:value-type="float">
            <text:p>36.4073138237</text:p>
          </table:table-cell>
          <table:table-cell table:formula="of:=[.D1255]/([.E1255]-[.E1254])" office:value-type="float" office:value="314143.307197191" calcext:value-type="float">
            <text:p>314143.30719719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890805.75268" calcext:value-type="float">
            <text:p>1442890805.75268</text:p>
          </table:table-cell>
          <table:table-cell office:value-type="float" office:value="1442890805.77524" calcext:value-type="float">
            <text:p>1442890805.77524</text:p>
          </table:table-cell>
          <table:table-cell office:value-type="float" office:value="896" calcext:value-type="float">
            <text:p>896</text:p>
          </table:table-cell>
          <table:table-cell table:formula="of:=[.C1256]-[.C$2]" office:value-type="float" office:value="36.4101619720459" calcext:value-type="float">
            <text:p>36.410161972</text:p>
          </table:table-cell>
          <table:table-cell table:formula="of:=[.D1256]/([.E1256]-[.E1255])" office:value-type="float" office:value="314590.355265361" calcext:value-type="float">
            <text:p>314590.35526536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890805.7527" calcext:value-type="float">
            <text:p>1442890805.7527</text:p>
          </table:table-cell>
          <table:table-cell office:value-type="float" office:value="1442890805.77808" calcext:value-type="float">
            <text:p>1442890805.77808</text:p>
          </table:table-cell>
          <table:table-cell office:value-type="float" office:value="896" calcext:value-type="float">
            <text:p>896</text:p>
          </table:table-cell>
          <table:table-cell table:formula="of:=[.C1257]-[.C$2]" office:value-type="float" office:value="36.4130108356476" calcext:value-type="float">
            <text:p>36.4130108356</text:p>
          </table:table-cell>
          <table:table-cell table:formula="of:=[.D1257]/([.E1257]-[.E1256])" office:value-type="float" office:value="314511.371997657" calcext:value-type="float">
            <text:p>314511.37199765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890805.75272" calcext:value-type="float">
            <text:p>1442890805.75272</text:p>
          </table:table-cell>
          <table:table-cell office:value-type="float" office:value="1442890805.78094" calcext:value-type="float">
            <text:p>1442890805.78094</text:p>
          </table:table-cell>
          <table:table-cell office:value-type="float" office:value="896" calcext:value-type="float">
            <text:p>896</text:p>
          </table:table-cell>
          <table:table-cell table:formula="of:=[.C1258]-[.C$2]" office:value-type="float" office:value="36.4158663749695" calcext:value-type="float">
            <text:p>36.415866375</text:p>
          </table:table-cell>
          <table:table-cell table:formula="of:=[.D1258]/([.E1258]-[.E1257])" office:value-type="float" office:value="313776.102863822" calcext:value-type="float">
            <text:p>313776.10286382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890805.75275" calcext:value-type="float">
            <text:p>1442890805.75275</text:p>
          </table:table-cell>
          <table:table-cell office:value-type="float" office:value="1442890805.78388" calcext:value-type="float">
            <text:p>1442890805.78388</text:p>
          </table:table-cell>
          <table:table-cell office:value-type="float" office:value="896" calcext:value-type="float">
            <text:p>896</text:p>
          </table:table-cell>
          <table:table-cell table:formula="of:=[.C1259]-[.C$2]" office:value-type="float" office:value="36.4188058376312" calcext:value-type="float">
            <text:p>36.4188058376</text:p>
          </table:table-cell>
          <table:table-cell table:formula="of:=[.D1259]/([.E1259]-[.E1258])" office:value-type="float" office:value="304817.615702814" calcext:value-type="float">
            <text:p>304817.61570281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890805.83304" calcext:value-type="float">
            <text:p>1442890805.83304</text:p>
          </table:table-cell>
          <table:table-cell office:value-type="float" office:value="1442890805.8331" calcext:value-type="float">
            <text:p>1442890805.8331</text:p>
          </table:table-cell>
          <table:table-cell office:value-type="float" office:value="896" calcext:value-type="float">
            <text:p>896</text:p>
          </table:table-cell>
          <table:table-cell table:formula="of:=[.C1260]-[.C$2]" office:value-type="float" office:value="36.468022108078" calcext:value-type="float">
            <text:p>36.4680221081</text:p>
          </table:table-cell>
          <table:table-cell table:formula="of:=[.D1260]/([.E1260]-[.E1259])" office:value-type="float" office:value="18205.3615982328" calcext:value-type="float">
            <text:p>18205.361598232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890805.83317" calcext:value-type="float">
            <text:p>1442890805.83317</text:p>
          </table:table-cell>
          <table:table-cell office:value-type="float" office:value="1442890805.83599" calcext:value-type="float">
            <text:p>1442890805.83599</text:p>
          </table:table-cell>
          <table:table-cell office:value-type="float" office:value="896" calcext:value-type="float">
            <text:p>896</text:p>
          </table:table-cell>
          <table:table-cell table:formula="of:=[.C1261]-[.C$2]" office:value-type="float" office:value="36.4709112644196" calcext:value-type="float">
            <text:p>36.4709112644</text:p>
          </table:table-cell>
          <table:table-cell table:formula="of:=[.D1261]/([.E1261]-[.E1260])" office:value-type="float" office:value="310125.134840733" calcext:value-type="float">
            <text:p>310125.13484073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890805.83323" calcext:value-type="float">
            <text:p>1442890805.83323</text:p>
          </table:table-cell>
          <table:table-cell office:value-type="float" office:value="1442890805.83887" calcext:value-type="float">
            <text:p>1442890805.83887</text:p>
          </table:table-cell>
          <table:table-cell office:value-type="float" office:value="896" calcext:value-type="float">
            <text:p>896</text:p>
          </table:table-cell>
          <table:table-cell table:formula="of:=[.C1262]-[.C$2]" office:value-type="float" office:value="36.4737927913666" calcext:value-type="float">
            <text:p>36.4737927914</text:p>
          </table:table-cell>
          <table:table-cell table:formula="of:=[.D1262]/([.E1262]-[.E1261])" office:value-type="float" office:value="310946.250537812" calcext:value-type="float">
            <text:p>310946.25053781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890805.83325" calcext:value-type="float">
            <text:p>1442890805.83325</text:p>
          </table:table-cell>
          <table:table-cell office:value-type="float" office:value="1442890805.84171" calcext:value-type="float">
            <text:p>1442890805.84171</text:p>
          </table:table-cell>
          <table:table-cell office:value-type="float" office:value="896" calcext:value-type="float">
            <text:p>896</text:p>
          </table:table-cell>
          <table:table-cell table:formula="of:=[.C1263]-[.C$2]" office:value-type="float" office:value="36.4766347408295" calcext:value-type="float">
            <text:p>36.4766347408</text:p>
          </table:table-cell>
          <table:table-cell table:formula="of:=[.D1263]/([.E1263]-[.E1262])" office:value-type="float" office:value="315276.542281879" calcext:value-type="float">
            <text:p>315276.54228187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890805.83327" calcext:value-type="float">
            <text:p>1442890805.83327</text:p>
          </table:table-cell>
          <table:table-cell office:value-type="float" office:value="1442890805.84459" calcext:value-type="float">
            <text:p>1442890805.84459</text:p>
          </table:table-cell>
          <table:table-cell office:value-type="float" office:value="896" calcext:value-type="float">
            <text:p>896</text:p>
          </table:table-cell>
          <table:table-cell table:formula="of:=[.C1264]-[.C$2]" office:value-type="float" office:value="36.4795191287994" calcext:value-type="float">
            <text:p>36.4795191288</text:p>
          </table:table-cell>
          <table:table-cell table:formula="of:=[.D1264]/([.E1264]-[.E1263])" office:value-type="float" office:value="310637.823111258" calcext:value-type="float">
            <text:p>310637.82311125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890805.83329" calcext:value-type="float">
            <text:p>1442890805.83329</text:p>
          </table:table-cell>
          <table:table-cell office:value-type="float" office:value="1442890805.84746" calcext:value-type="float">
            <text:p>1442890805.84746</text:p>
          </table:table-cell>
          <table:table-cell office:value-type="float" office:value="896" calcext:value-type="float">
            <text:p>896</text:p>
          </table:table-cell>
          <table:table-cell table:formula="of:=[.C1265]-[.C$2]" office:value-type="float" office:value="36.482381105423" calcext:value-type="float">
            <text:p>36.4823811054</text:p>
          </table:table-cell>
          <table:table-cell table:formula="of:=[.D1265]/([.E1265]-[.E1264])" office:value-type="float" office:value="313070.341886038" calcext:value-type="float">
            <text:p>313070.34188603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890805.83333" calcext:value-type="float">
            <text:p>1442890805.83333</text:p>
          </table:table-cell>
          <table:table-cell office:value-type="float" office:value="1442890805.85034" calcext:value-type="float">
            <text:p>1442890805.85034</text:p>
          </table:table-cell>
          <table:table-cell office:value-type="float" office:value="896" calcext:value-type="float">
            <text:p>896</text:p>
          </table:table-cell>
          <table:table-cell table:formula="of:=[.C1266]-[.C$2]" office:value-type="float" office:value="36.4852705001831" calcext:value-type="float">
            <text:p>36.4852705002</text:p>
          </table:table-cell>
          <table:table-cell table:formula="of:=[.D1266]/([.E1266]-[.E1265])" office:value-type="float" office:value="310099.544846935" calcext:value-type="float">
            <text:p>310099.54484693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890805.83335" calcext:value-type="float">
            <text:p>1442890805.83335</text:p>
          </table:table-cell>
          <table:table-cell office:value-type="float" office:value="1442890805.8532" calcext:value-type="float">
            <text:p>1442890805.8532</text:p>
          </table:table-cell>
          <table:table-cell office:value-type="float" office:value="896" calcext:value-type="float">
            <text:p>896</text:p>
          </table:table-cell>
          <table:table-cell table:formula="of:=[.C1267]-[.C$2]" office:value-type="float" office:value="36.488130569458" calcext:value-type="float">
            <text:p>36.4881305695</text:p>
          </table:table-cell>
          <table:table-cell table:formula="of:=[.D1267]/([.E1267]-[.E1266])" office:value-type="float" office:value="313279.125041681" calcext:value-type="float">
            <text:p>313279.12504168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890805.83337" calcext:value-type="float">
            <text:p>1442890805.83337</text:p>
          </table:table-cell>
          <table:table-cell office:value-type="float" office:value="1442890805.85607" calcext:value-type="float">
            <text:p>1442890805.85607</text:p>
          </table:table-cell>
          <table:table-cell office:value-type="float" office:value="896" calcext:value-type="float">
            <text:p>896</text:p>
          </table:table-cell>
          <table:table-cell table:formula="of:=[.C1268]-[.C$2]" office:value-type="float" office:value="36.4909958839416" calcext:value-type="float">
            <text:p>36.4909958839</text:p>
          </table:table-cell>
          <table:table-cell table:formula="of:=[.D1268]/([.E1268]-[.E1267])" office:value-type="float" office:value="312705.640206357" calcext:value-type="float">
            <text:p>312705.64020635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890805.95083" calcext:value-type="float">
            <text:p>1442890805.95083</text:p>
          </table:table-cell>
          <table:table-cell office:value-type="float" office:value="1442890805.95087" calcext:value-type="float">
            <text:p>1442890805.95087</text:p>
          </table:table-cell>
          <table:table-cell office:value-type="float" office:value="896" calcext:value-type="float">
            <text:p>896</text:p>
          </table:table-cell>
          <table:table-cell table:formula="of:=[.C1269]-[.C$2]" office:value-type="float" office:value="36.585794210434" calcext:value-type="float">
            <text:p>36.5857942104</text:p>
          </table:table-cell>
          <table:table-cell table:formula="of:=[.D1269]/([.E1269]-[.E1268])" office:value-type="float" office:value="9451.64364344224" calcext:value-type="float">
            <text:p>9451.643643442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890805.95091" calcext:value-type="float">
            <text:p>1442890805.95091</text:p>
          </table:table-cell>
          <table:table-cell office:value-type="float" office:value="1442890805.95374" calcext:value-type="float">
            <text:p>1442890805.95374</text:p>
          </table:table-cell>
          <table:table-cell office:value-type="float" office:value="896" calcext:value-type="float">
            <text:p>896</text:p>
          </table:table-cell>
          <table:table-cell table:formula="of:=[.C1270]-[.C$2]" office:value-type="float" office:value="36.5886640548706" calcext:value-type="float">
            <text:p>36.5886640549</text:p>
          </table:table-cell>
          <table:table-cell table:formula="of:=[.D1270]/([.E1270]-[.E1269])" office:value-type="float" office:value="312212.044861677" calcext:value-type="float">
            <text:p>312212.04486167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890805.95094" calcext:value-type="float">
            <text:p>1442890805.95094</text:p>
          </table:table-cell>
          <table:table-cell office:value-type="float" office:value="1442890805.95658" calcext:value-type="float">
            <text:p>1442890805.95658</text:p>
          </table:table-cell>
          <table:table-cell office:value-type="float" office:value="896" calcext:value-type="float">
            <text:p>896</text:p>
          </table:table-cell>
          <table:table-cell table:formula="of:=[.C1271]-[.C$2]" office:value-type="float" office:value="36.591509103775" calcext:value-type="float">
            <text:p>36.5915091038</text:p>
          </table:table-cell>
          <table:table-cell table:formula="of:=[.D1271]/([.E1271]-[.E1270])" office:value-type="float" office:value="314933.075002095" calcext:value-type="float">
            <text:p>314933.07500209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890805.95096" calcext:value-type="float">
            <text:p>1442890805.95096</text:p>
          </table:table-cell>
          <table:table-cell office:value-type="float" office:value="1442890805.95944" calcext:value-type="float">
            <text:p>1442890805.95944</text:p>
          </table:table-cell>
          <table:table-cell office:value-type="float" office:value="896" calcext:value-type="float">
            <text:p>896</text:p>
          </table:table-cell>
          <table:table-cell table:formula="of:=[.C1272]-[.C$2]" office:value-type="float" office:value="36.5943608283997" calcext:value-type="float">
            <text:p>36.5943608284</text:p>
          </table:table-cell>
          <table:table-cell table:formula="of:=[.D1272]/([.E1272]-[.E1271])" office:value-type="float" office:value="314195.835130842" calcext:value-type="float">
            <text:p>314195.83513084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890805.95098" calcext:value-type="float">
            <text:p>1442890805.95098</text:p>
          </table:table-cell>
          <table:table-cell office:value-type="float" office:value="1442890805.96229" calcext:value-type="float">
            <text:p>1442890805.96229</text:p>
          </table:table-cell>
          <table:table-cell office:value-type="float" office:value="896" calcext:value-type="float">
            <text:p>896</text:p>
          </table:table-cell>
          <table:table-cell table:formula="of:=[.C1273]-[.C$2]" office:value-type="float" office:value="36.5972156524658" calcext:value-type="float">
            <text:p>36.5972156525</text:p>
          </table:table-cell>
          <table:table-cell table:formula="of:=[.D1273]/([.E1273]-[.E1272])" office:value-type="float" office:value="313854.717220645" calcext:value-type="float">
            <text:p>313854.71722064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890805.951" calcext:value-type="float">
            <text:p>1442890805.951</text:p>
          </table:table-cell>
          <table:table-cell office:value-type="float" office:value="1442890805.96514" calcext:value-type="float">
            <text:p>1442890805.96514</text:p>
          </table:table-cell>
          <table:table-cell office:value-type="float" office:value="896" calcext:value-type="float">
            <text:p>896</text:p>
          </table:table-cell>
          <table:table-cell table:formula="of:=[.C1274]-[.C$2]" office:value-type="float" office:value="36.6000702381134" calcext:value-type="float">
            <text:p>36.6000702381</text:p>
          </table:table-cell>
          <table:table-cell table:formula="of:=[.D1274]/([.E1274]-[.E1273])" office:value-type="float" office:value="313880.930760879" calcext:value-type="float">
            <text:p>313880.93076087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890805.95102" calcext:value-type="float">
            <text:p>1442890805.95102</text:p>
          </table:table-cell>
          <table:table-cell office:value-type="float" office:value="1442890805.968" calcext:value-type="float">
            <text:p>1442890805.968</text:p>
          </table:table-cell>
          <table:table-cell office:value-type="float" office:value="896" calcext:value-type="float">
            <text:p>896</text:p>
          </table:table-cell>
          <table:table-cell table:formula="of:=[.C1275]-[.C$2]" office:value-type="float" office:value="36.6029295921326" calcext:value-type="float">
            <text:p>36.6029295921</text:p>
          </table:table-cell>
          <table:table-cell table:formula="of:=[.D1275]/([.E1275]-[.E1274])" office:value-type="float" office:value="313357.490536146" calcext:value-type="float">
            <text:p>313357.49053614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890805.95104" calcext:value-type="float">
            <text:p>1442890805.95104</text:p>
          </table:table-cell>
          <table:table-cell office:value-type="float" office:value="1442890805.97085" calcext:value-type="float">
            <text:p>1442890805.97085</text:p>
          </table:table-cell>
          <table:table-cell office:value-type="float" office:value="896" calcext:value-type="float">
            <text:p>896</text:p>
          </table:table-cell>
          <table:table-cell table:formula="of:=[.C1276]-[.C$2]" office:value-type="float" office:value="36.6057801246643" calcext:value-type="float">
            <text:p>36.6057801247</text:p>
          </table:table-cell>
          <table:table-cell table:formula="of:=[.D1276]/([.E1276]-[.E1275])" office:value-type="float" office:value="314327.231850117" calcext:value-type="float">
            <text:p>314327.23185011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890805.95106" calcext:value-type="float">
            <text:p>1442890805.95106</text:p>
          </table:table-cell>
          <table:table-cell office:value-type="float" office:value="1442890805.97371" calcext:value-type="float">
            <text:p>1442890805.97371</text:p>
          </table:table-cell>
          <table:table-cell office:value-type="float" office:value="896" calcext:value-type="float">
            <text:p>896</text:p>
          </table:table-cell>
          <table:table-cell table:formula="of:=[.C1277]-[.C$2]" office:value-type="float" office:value="36.6086378097534" calcext:value-type="float">
            <text:p>36.6086378098</text:p>
          </table:table-cell>
          <table:table-cell table:formula="of:=[.D1277]/([.E1277]-[.E1276])" office:value-type="float" office:value="313540.495911897" calcext:value-type="float">
            <text:p>313540.49591189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890805.95108" calcext:value-type="float">
            <text:p>1442890805.95108</text:p>
          </table:table-cell>
          <table:table-cell office:value-type="float" office:value="1442890805.97658" calcext:value-type="float">
            <text:p>1442890805.97658</text:p>
          </table:table-cell>
          <table:table-cell office:value-type="float" office:value="896" calcext:value-type="float">
            <text:p>896</text:p>
          </table:table-cell>
          <table:table-cell table:formula="of:=[.C1278]-[.C$2]" office:value-type="float" office:value="36.6115107536316" calcext:value-type="float">
            <text:p>36.6115107536</text:p>
          </table:table-cell>
          <table:table-cell table:formula="of:=[.D1278]/([.E1278]-[.E1277])" office:value-type="float" office:value="311875.218589212" calcext:value-type="float">
            <text:p>311875.21858921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890805.9511" calcext:value-type="float">
            <text:p>1442890805.9511</text:p>
          </table:table-cell>
          <table:table-cell office:value-type="float" office:value="1442890805.97942" calcext:value-type="float">
            <text:p>1442890805.97942</text:p>
          </table:table-cell>
          <table:table-cell office:value-type="float" office:value="896" calcext:value-type="float">
            <text:p>896</text:p>
          </table:table-cell>
          <table:table-cell table:formula="of:=[.C1279]-[.C$2]" office:value-type="float" office:value="36.6143441200256" calcext:value-type="float">
            <text:p>36.61434412</text:p>
          </table:table-cell>
          <table:table-cell table:formula="of:=[.D1279]/([.E1279]-[.E1278])" office:value-type="float" office:value="316231.604173679" calcext:value-type="float">
            <text:p>316231.60417367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890805.95112" calcext:value-type="float">
            <text:p>1442890805.95112</text:p>
          </table:table-cell>
          <table:table-cell office:value-type="float" office:value="1442890805.9823" calcext:value-type="float">
            <text:p>1442890805.9823</text:p>
          </table:table-cell>
          <table:table-cell office:value-type="float" office:value="896" calcext:value-type="float">
            <text:p>896</text:p>
          </table:table-cell>
          <table:table-cell table:formula="of:=[.C1280]-[.C$2]" office:value-type="float" office:value="36.6172256469727" calcext:value-type="float">
            <text:p>36.617225647</text:p>
          </table:table-cell>
          <table:table-cell table:formula="of:=[.D1280]/([.E1280]-[.E1279])" office:value-type="float" office:value="310946.250537812" calcext:value-type="float">
            <text:p>310946.2505378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890806.0342" calcext:value-type="float">
            <text:p>1442890806.0342</text:p>
          </table:table-cell>
          <table:table-cell office:value-type="float" office:value="1442890806.03424" calcext:value-type="float">
            <text:p>1442890806.03424</text:p>
          </table:table-cell>
          <table:table-cell office:value-type="float" office:value="896" calcext:value-type="float">
            <text:p>896</text:p>
          </table:table-cell>
          <table:table-cell table:formula="of:=[.C1281]-[.C$2]" office:value-type="float" office:value="36.6691672801971" calcext:value-type="float">
            <text:p>36.6691672802</text:p>
          </table:table-cell>
          <table:table-cell table:formula="of:=[.D1281]/([.E1281]-[.E1280])" office:value-type="float" office:value="17250.1314336337" calcext:value-type="float">
            <text:p>17250.131433633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890806.03433" calcext:value-type="float">
            <text:p>1442890806.03433</text:p>
          </table:table-cell>
          <table:table-cell office:value-type="float" office:value="1442890806.03691" calcext:value-type="float">
            <text:p>1442890806.03691</text:p>
          </table:table-cell>
          <table:table-cell office:value-type="float" office:value="896" calcext:value-type="float">
            <text:p>896</text:p>
          </table:table-cell>
          <table:table-cell table:formula="of:=[.C1282]-[.C$2]" office:value-type="float" office:value="36.6718330383301" calcext:value-type="float">
            <text:p>36.6718330383</text:p>
          </table:table-cell>
          <table:table-cell table:formula="of:=[.D1282]/([.E1282]-[.E1281])" office:value-type="float" office:value="336114.514265271" calcext:value-type="float">
            <text:p>336114.51426527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890806.03436" calcext:value-type="float">
            <text:p>1442890806.03436</text:p>
          </table:table-cell>
          <table:table-cell office:value-type="float" office:value="1442890806.03954" calcext:value-type="float">
            <text:p>1442890806.03954</text:p>
          </table:table-cell>
          <table:table-cell office:value-type="float" office:value="896" calcext:value-type="float">
            <text:p>896</text:p>
          </table:table-cell>
          <table:table-cell table:formula="of:=[.C1283]-[.C$2]" office:value-type="float" office:value="36.6744689941406" calcext:value-type="float">
            <text:p>36.6744689941</text:p>
          </table:table-cell>
          <table:table-cell table:formula="of:=[.D1283]/([.E1283]-[.E1282])" office:value-type="float" office:value="339914.651230101" calcext:value-type="float">
            <text:p>339914.65123010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890806.03439" calcext:value-type="float">
            <text:p>1442890806.03439</text:p>
          </table:table-cell>
          <table:table-cell office:value-type="float" office:value="1442890806.04217" calcext:value-type="float">
            <text:p>1442890806.04217</text:p>
          </table:table-cell>
          <table:table-cell office:value-type="float" office:value="896" calcext:value-type="float">
            <text:p>896</text:p>
          </table:table-cell>
          <table:table-cell table:formula="of:=[.C1284]-[.C$2]" office:value-type="float" office:value="36.6770987510681" calcext:value-type="float">
            <text:p>36.6770987511</text:p>
          </table:table-cell>
          <table:table-cell table:formula="of:=[.D1284]/([.E1284]-[.E1283])" office:value-type="float" office:value="340715.900634633" calcext:value-type="float">
            <text:p>340715.90063463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890806.03443" calcext:value-type="float">
            <text:p>1442890806.03443</text:p>
          </table:table-cell>
          <table:table-cell office:value-type="float" office:value="1442890806.04477" calcext:value-type="float">
            <text:p>1442890806.04477</text:p>
          </table:table-cell>
          <table:table-cell office:value-type="float" office:value="896" calcext:value-type="float">
            <text:p>896</text:p>
          </table:table-cell>
          <table:table-cell table:formula="of:=[.C1285]-[.C$2]" office:value-type="float" office:value="36.6796946525574" calcext:value-type="float">
            <text:p>36.6796946526</text:p>
          </table:table-cell>
          <table:table-cell table:formula="of:=[.D1285]/([.E1285]-[.E1284])" office:value-type="float" office:value="345159.476855253" calcext:value-type="float">
            <text:p>345159.47685525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890806.03446" calcext:value-type="float">
            <text:p>1442890806.03446</text:p>
          </table:table-cell>
          <table:table-cell office:value-type="float" office:value="1442890806.04741" calcext:value-type="float">
            <text:p>1442890806.04741</text:p>
          </table:table-cell>
          <table:table-cell office:value-type="float" office:value="896" calcext:value-type="float">
            <text:p>896</text:p>
          </table:table-cell>
          <table:table-cell table:formula="of:=[.C1286]-[.C$2]" office:value-type="float" office:value="36.6823365688324" calcext:value-type="float">
            <text:p>36.6823365688</text:p>
          </table:table-cell>
          <table:table-cell table:formula="of:=[.D1286]/([.E1286]-[.E1285])" office:value-type="float" office:value="339147.765003159" calcext:value-type="float">
            <text:p>339147.76500315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890806.0345" calcext:value-type="float">
            <text:p>1442890806.0345</text:p>
          </table:table-cell>
          <table:table-cell office:value-type="float" office:value="1442890806.05006" calcext:value-type="float">
            <text:p>1442890806.05006</text:p>
          </table:table-cell>
          <table:table-cell office:value-type="float" office:value="896" calcext:value-type="float">
            <text:p>896</text:p>
          </table:table-cell>
          <table:table-cell table:formula="of:=[.C1287]-[.C$2]" office:value-type="float" office:value="36.6849853992462" calcext:value-type="float">
            <text:p>36.6849853992</text:p>
          </table:table-cell>
          <table:table-cell table:formula="of:=[.D1287]/([.E1287]-[.E1286])" office:value-type="float" office:value="338262.500810081" calcext:value-type="float">
            <text:p>338262.50081008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890806.03453" calcext:value-type="float">
            <text:p>1442890806.03453</text:p>
          </table:table-cell>
          <table:table-cell office:value-type="float" office:value="1442890806.05271" calcext:value-type="float">
            <text:p>1442890806.05271</text:p>
          </table:table-cell>
          <table:table-cell office:value-type="float" office:value="896" calcext:value-type="float">
            <text:p>896</text:p>
          </table:table-cell>
          <table:table-cell table:formula="of:=[.C1288]-[.C$2]" office:value-type="float" office:value="36.68763256073" calcext:value-type="float">
            <text:p>36.6876325607</text:p>
          </table:table-cell>
          <table:table-cell table:formula="of:=[.D1288]/([.E1288]-[.E1287])" office:value-type="float" office:value="338475.761866162" calcext:value-type="float">
            <text:p>338475.76186616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890806.03455" calcext:value-type="float">
            <text:p>1442890806.03455</text:p>
          </table:table-cell>
          <table:table-cell office:value-type="float" office:value="1442890806.05532" calcext:value-type="float">
            <text:p>1442890806.05532</text:p>
          </table:table-cell>
          <table:table-cell office:value-type="float" office:value="896" calcext:value-type="float">
            <text:p>896</text:p>
          </table:table-cell>
          <table:table-cell table:formula="of:=[.C1289]-[.C$2]" office:value-type="float" office:value="36.6902408599854" calcext:value-type="float">
            <text:p>36.69024086</text:p>
          </table:table-cell>
          <table:table-cell table:formula="of:=[.D1289]/([.E1289]-[.E1288])" office:value-type="float" office:value="343518.865082267" calcext:value-type="float">
            <text:p>343518.86508226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890806.14965" calcext:value-type="float">
            <text:p>1442890806.14965</text:p>
          </table:table-cell>
          <table:table-cell office:value-type="float" office:value="1442890806.14969" calcext:value-type="float">
            <text:p>1442890806.14969</text:p>
          </table:table-cell>
          <table:table-cell office:value-type="float" office:value="896" calcext:value-type="float">
            <text:p>896</text:p>
          </table:table-cell>
          <table:table-cell table:formula="of:=[.C1290]-[.C$2]" office:value-type="float" office:value="36.7846157550812" calcext:value-type="float">
            <text:p>36.7846157551</text:p>
          </table:table-cell>
          <table:table-cell table:formula="of:=[.D1290]/([.E1290]-[.E1289])" office:value-type="float" office:value="9494.05028837628" calcext:value-type="float">
            <text:p>9494.050288376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890806.14975" calcext:value-type="float">
            <text:p>1442890806.14975</text:p>
          </table:table-cell>
          <table:table-cell office:value-type="float" office:value="1442890806.15233" calcext:value-type="float">
            <text:p>1442890806.15233</text:p>
          </table:table-cell>
          <table:table-cell office:value-type="float" office:value="896" calcext:value-type="float">
            <text:p>896</text:p>
          </table:table-cell>
          <table:table-cell table:formula="of:=[.C1291]-[.C$2]" office:value-type="float" office:value="36.7872595787048" calcext:value-type="float">
            <text:p>36.7872595787</text:p>
          </table:table-cell>
          <table:table-cell table:formula="of:=[.D1291]/([.E1291]-[.E1290])" office:value-type="float" office:value="338903.091712508" calcext:value-type="float">
            <text:p>338903.09171250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890806.14977" calcext:value-type="float">
            <text:p>1442890806.14977</text:p>
          </table:table-cell>
          <table:table-cell office:value-type="float" office:value="1442890806.15497" calcext:value-type="float">
            <text:p>1442890806.15497</text:p>
          </table:table-cell>
          <table:table-cell office:value-type="float" office:value="896" calcext:value-type="float">
            <text:p>896</text:p>
          </table:table-cell>
          <table:table-cell table:formula="of:=[.C1292]-[.C$2]" office:value-type="float" office:value="36.7898986339569" calcext:value-type="float">
            <text:p>36.789898634</text:p>
          </table:table-cell>
          <table:table-cell table:formula="of:=[.D1292]/([.E1292]-[.E1291])" office:value-type="float" office:value="339515.438070286" calcext:value-type="float">
            <text:p>339515.43807028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890806.14979" calcext:value-type="float">
            <text:p>1442890806.14979</text:p>
          </table:table-cell>
          <table:table-cell office:value-type="float" office:value="1442890806.15764" calcext:value-type="float">
            <text:p>1442890806.15764</text:p>
          </table:table-cell>
          <table:table-cell office:value-type="float" office:value="896" calcext:value-type="float">
            <text:p>896</text:p>
          </table:table-cell>
          <table:table-cell table:formula="of:=[.C1293]-[.C$2]" office:value-type="float" office:value="36.7925612926483" calcext:value-type="float">
            <text:p>36.7925612926</text:p>
          </table:table-cell>
          <table:table-cell table:formula="of:=[.D1293]/([.E1293]-[.E1292])" office:value-type="float" office:value="336505.76504298" calcext:value-type="float">
            <text:p>336505.7650429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890806.14982" calcext:value-type="float">
            <text:p>1442890806.14982</text:p>
          </table:table-cell>
          <table:table-cell office:value-type="float" office:value="1442890806.16024" calcext:value-type="float">
            <text:p>1442890806.16024</text:p>
          </table:table-cell>
          <table:table-cell office:value-type="float" office:value="896" calcext:value-type="float">
            <text:p>896</text:p>
          </table:table-cell>
          <table:table-cell table:formula="of:=[.C1294]-[.C$2]" office:value-type="float" office:value="36.7951683998108" calcext:value-type="float">
            <text:p>36.7951683998</text:p>
          </table:table-cell>
          <table:table-cell table:formula="of:=[.D1294]/([.E1294]-[.E1293])" office:value-type="float" office:value="343675.938180155" calcext:value-type="float">
            <text:p>343675.93818015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890806.14984" calcext:value-type="float">
            <text:p>1442890806.14984</text:p>
          </table:table-cell>
          <table:table-cell office:value-type="float" office:value="1442890806.16289" calcext:value-type="float">
            <text:p>1442890806.16289</text:p>
          </table:table-cell>
          <table:table-cell office:value-type="float" office:value="896" calcext:value-type="float">
            <text:p>896</text:p>
          </table:table-cell>
          <table:table-cell table:formula="of:=[.C1295]-[.C$2]" office:value-type="float" office:value="36.797812461853" calcext:value-type="float">
            <text:p>36.7978124619</text:p>
          </table:table-cell>
          <table:table-cell table:formula="of:=[.D1295]/([.E1295]-[.E1294])" office:value-type="float" office:value="338872.532371506" calcext:value-type="float">
            <text:p>338872.53237150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890806.14986" calcext:value-type="float">
            <text:p>1442890806.14986</text:p>
          </table:table-cell>
          <table:table-cell office:value-type="float" office:value="1442890806.16553" calcext:value-type="float">
            <text:p>1442890806.16553</text:p>
          </table:table-cell>
          <table:table-cell office:value-type="float" office:value="896" calcext:value-type="float">
            <text:p>896</text:p>
          </table:table-cell>
          <table:table-cell table:formula="of:=[.C1296]-[.C$2]" office:value-type="float" office:value="36.8004591464996" calcext:value-type="float">
            <text:p>36.8004591465</text:p>
          </table:table-cell>
          <table:table-cell table:formula="of:=[.D1296]/([.E1296]-[.E1295])" office:value-type="float" office:value="338536.742996126" calcext:value-type="float">
            <text:p>338536.74299612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890806.14988" calcext:value-type="float">
            <text:p>1442890806.14988</text:p>
          </table:table-cell>
          <table:table-cell office:value-type="float" office:value="1442890806.16818" calcext:value-type="float">
            <text:p>1442890806.16818</text:p>
          </table:table-cell>
          <table:table-cell office:value-type="float" office:value="896" calcext:value-type="float">
            <text:p>896</text:p>
          </table:table-cell>
          <table:table-cell table:formula="of:=[.C1297]-[.C$2]" office:value-type="float" office:value="36.8031084537506" calcext:value-type="float">
            <text:p>36.8031084538</text:p>
          </table:table-cell>
          <table:table-cell table:formula="of:=[.D1297]/([.E1297]-[.E1296])" office:value-type="float" office:value="338201.618430526" calcext:value-type="float">
            <text:p>338201.61843052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890806.14992" calcext:value-type="float">
            <text:p>1442890806.14992</text:p>
          </table:table-cell>
          <table:table-cell office:value-type="float" office:value="1442890806.17079" calcext:value-type="float">
            <text:p>1442890806.17079</text:p>
          </table:table-cell>
          <table:table-cell office:value-type="float" office:value="896" calcext:value-type="float">
            <text:p>896</text:p>
          </table:table-cell>
          <table:table-cell table:formula="of:=[.C1298]-[.C$2]" office:value-type="float" office:value="36.8057186603546" calcext:value-type="float">
            <text:p>36.8057186604</text:p>
          </table:table-cell>
          <table:table-cell table:formula="of:=[.D1298]/([.E1298]-[.E1297])" office:value-type="float" office:value="343267.846547315" calcext:value-type="float">
            <text:p>343267.84654731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890806.14995" calcext:value-type="float">
            <text:p>1442890806.14995</text:p>
          </table:table-cell>
          <table:table-cell office:value-type="float" office:value="1442890806.17344" calcext:value-type="float">
            <text:p>1442890806.17344</text:p>
          </table:table-cell>
          <table:table-cell office:value-type="float" office:value="896" calcext:value-type="float">
            <text:p>896</text:p>
          </table:table-cell>
          <table:table-cell table:formula="of:=[.C1299]-[.C$2]" office:value-type="float" office:value="36.8083689212799" calcext:value-type="float">
            <text:p>36.8083689213</text:p>
          </table:table-cell>
          <table:table-cell table:formula="of:=[.D1299]/([.E1299]-[.E1298])" office:value-type="float" office:value="338079.919395466" calcext:value-type="float">
            <text:p>338079.91939546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890806.14997" calcext:value-type="float">
            <text:p>1442890806.14997</text:p>
          </table:table-cell>
          <table:table-cell office:value-type="float" office:value="1442890806.1761" calcext:value-type="float">
            <text:p>1442890806.1761</text:p>
          </table:table-cell>
          <table:table-cell office:value-type="float" office:value="896" calcext:value-type="float">
            <text:p>896</text:p>
          </table:table-cell>
          <table:table-cell table:formula="of:=[.C1300]-[.C$2]" office:value-type="float" office:value="36.8110218048096" calcext:value-type="float">
            <text:p>36.8110218048</text:p>
          </table:table-cell>
          <table:table-cell table:formula="of:=[.D1300]/([.E1300]-[.E1299])" office:value-type="float" office:value="337745.698211557" calcext:value-type="float">
            <text:p>337745.69821155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890806.14999" calcext:value-type="float">
            <text:p>1442890806.14999</text:p>
          </table:table-cell>
          <table:table-cell office:value-type="float" office:value="1442890806.17874" calcext:value-type="float">
            <text:p>1442890806.17874</text:p>
          </table:table-cell>
          <table:table-cell office:value-type="float" office:value="896" calcext:value-type="float">
            <text:p>896</text:p>
          </table:table-cell>
          <table:table-cell table:formula="of:=[.C1301]-[.C$2]" office:value-type="float" office:value="36.8136684894562" calcext:value-type="float">
            <text:p>36.8136684895</text:p>
          </table:table-cell>
          <table:table-cell table:formula="of:=[.D1301]/([.E1301]-[.E1300])" office:value-type="float" office:value="338536.742996126" calcext:value-type="float">
            <text:p>338536.74299612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890806.23527" calcext:value-type="float">
            <text:p>1442890806.23527</text:p>
          </table:table-cell>
          <table:table-cell office:value-type="float" office:value="1442890806.2353" calcext:value-type="float">
            <text:p>1442890806.2353</text:p>
          </table:table-cell>
          <table:table-cell office:value-type="float" office:value="896" calcext:value-type="float">
            <text:p>896</text:p>
          </table:table-cell>
          <table:table-cell table:formula="of:=[.C1302]-[.C$2]" office:value-type="float" office:value="36.870228767395" calcext:value-type="float">
            <text:p>36.8702287674</text:p>
          </table:table-cell>
          <table:table-cell table:formula="of:=[.D1302]/([.E1302]-[.E1301])" office:value-type="float" office:value="15841.5063124128" calcext:value-type="float">
            <text:p>15841.50631241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890806.23534" calcext:value-type="float">
            <text:p>1442890806.23534</text:p>
          </table:table-cell>
          <table:table-cell office:value-type="float" office:value="1442890806.23794" calcext:value-type="float">
            <text:p>1442890806.23794</text:p>
          </table:table-cell>
          <table:table-cell office:value-type="float" office:value="896" calcext:value-type="float">
            <text:p>896</text:p>
          </table:table-cell>
          <table:table-cell table:formula="of:=[.C1303]-[.C$2]" office:value-type="float" office:value="36.8728652000427" calcext:value-type="float">
            <text:p>36.8728652</text:p>
          </table:table-cell>
          <table:table-cell table:formula="of:=[.D1303]/([.E1303]-[.E1302])" office:value-type="float" office:value="339853.172725628" calcext:value-type="float">
            <text:p>339853.17272562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890806.23536" calcext:value-type="float">
            <text:p>1442890806.23536</text:p>
          </table:table-cell>
          <table:table-cell office:value-type="float" office:value="1442890806.24059" calcext:value-type="float">
            <text:p>1442890806.24059</text:p>
          </table:table-cell>
          <table:table-cell office:value-type="float" office:value="896" calcext:value-type="float">
            <text:p>896</text:p>
          </table:table-cell>
          <table:table-cell table:formula="of:=[.C1304]-[.C$2]" office:value-type="float" office:value="36.8755195140839" calcext:value-type="float">
            <text:p>36.8755195141</text:p>
          </table:table-cell>
          <table:table-cell table:formula="of:=[.D1304]/([.E1304]-[.E1303])" office:value-type="float" office:value="337563.67412198" calcext:value-type="float">
            <text:p>337563.6741219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890806.23538" calcext:value-type="float">
            <text:p>1442890806.23538</text:p>
          </table:table-cell>
          <table:table-cell office:value-type="float" office:value="1442890806.24327" calcext:value-type="float">
            <text:p>1442890806.24327</text:p>
          </table:table-cell>
          <table:table-cell office:value-type="float" office:value="896" calcext:value-type="float">
            <text:p>896</text:p>
          </table:table-cell>
          <table:table-cell table:formula="of:=[.C1305]-[.C$2]" office:value-type="float" office:value="36.8781933784485" calcext:value-type="float">
            <text:p>36.8781933784</text:p>
          </table:table-cell>
          <table:table-cell table:formula="of:=[.D1305]/([.E1305]-[.E1304])" office:value-type="float" office:value="335095.531341953" calcext:value-type="float">
            <text:p>335095.53134195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890806.2354" calcext:value-type="float">
            <text:p>1442890806.2354</text:p>
          </table:table-cell>
          <table:table-cell office:value-type="float" office:value="1442890806.24588" calcext:value-type="float">
            <text:p>1442890806.24588</text:p>
          </table:table-cell>
          <table:table-cell office:value-type="float" office:value="896" calcext:value-type="float">
            <text:p>896</text:p>
          </table:table-cell>
          <table:table-cell table:formula="of:=[.C1306]-[.C$2]" office:value-type="float" office:value="36.8808019161224" calcext:value-type="float">
            <text:p>36.8808019161</text:p>
          </table:table-cell>
          <table:table-cell table:formula="of:=[.D1306]/([.E1306]-[.E1305])" office:value-type="float" office:value="343487.467690339" calcext:value-type="float">
            <text:p>343487.46769033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890806.23542" calcext:value-type="float">
            <text:p>1442890806.23542</text:p>
          </table:table-cell>
          <table:table-cell office:value-type="float" office:value="1442890806.24853" calcext:value-type="float">
            <text:p>1442890806.24853</text:p>
          </table:table-cell>
          <table:table-cell office:value-type="float" office:value="896" calcext:value-type="float">
            <text:p>896</text:p>
          </table:table-cell>
          <table:table-cell table:formula="of:=[.C1307]-[.C$2]" office:value-type="float" office:value="36.8834521770477" calcext:value-type="float">
            <text:p>36.883452177</text:p>
          </table:table-cell>
          <table:table-cell table:formula="of:=[.D1307]/([.E1307]-[.E1306])" office:value-type="float" office:value="338079.919395466" calcext:value-type="float">
            <text:p>338079.91939546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890806.23544" calcext:value-type="float">
            <text:p>1442890806.23544</text:p>
          </table:table-cell>
          <table:table-cell office:value-type="float" office:value="1442890806.25117" calcext:value-type="float">
            <text:p>1442890806.25117</text:p>
          </table:table-cell>
          <table:table-cell office:value-type="float" office:value="896" calcext:value-type="float">
            <text:p>896</text:p>
          </table:table-cell>
          <table:table-cell table:formula="of:=[.C1308]-[.C$2]" office:value-type="float" office:value="36.8860907554626" calcext:value-type="float">
            <text:p>36.8860907555</text:p>
          </table:table-cell>
          <table:table-cell table:formula="of:=[.D1308]/([.E1308]-[.E1307])" office:value-type="float" office:value="339576.794433903" calcext:value-type="float">
            <text:p>339576.79443390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890806.23546" calcext:value-type="float">
            <text:p>1442890806.23546</text:p>
          </table:table-cell>
          <table:table-cell office:value-type="float" office:value="1442890806.2538" calcext:value-type="float">
            <text:p>1442890806.2538</text:p>
          </table:table-cell>
          <table:table-cell office:value-type="float" office:value="896" calcext:value-type="float">
            <text:p>896</text:p>
          </table:table-cell>
          <table:table-cell table:formula="of:=[.C1309]-[.C$2]" office:value-type="float" office:value="36.8887279033661" calcext:value-type="float">
            <text:p>36.8887279034</text:p>
          </table:table-cell>
          <table:table-cell table:formula="of:=[.D1309]/([.E1309]-[.E1308])" office:value-type="float" office:value="339760.996654914" calcext:value-type="float">
            <text:p>339760.99665491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890806.23548" calcext:value-type="float">
            <text:p>1442890806.23548</text:p>
          </table:table-cell>
          <table:table-cell office:value-type="float" office:value="1442890806.25643" calcext:value-type="float">
            <text:p>1442890806.25643</text:p>
          </table:table-cell>
          <table:table-cell office:value-type="float" office:value="896" calcext:value-type="float">
            <text:p>896</text:p>
          </table:table-cell>
          <table:table-cell table:formula="of:=[.C1310]-[.C$2]" office:value-type="float" office:value="36.8913547992706" calcext:value-type="float">
            <text:p>36.8913547993</text:p>
          </table:table-cell>
          <table:table-cell table:formula="of:=[.D1310]/([.E1310]-[.E1309])" office:value-type="float" office:value="341086.983481576" calcext:value-type="float">
            <text:p>341086.98348157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890806.2355" calcext:value-type="float">
            <text:p>1442890806.2355</text:p>
          </table:table-cell>
          <table:table-cell office:value-type="float" office:value="1442890806.25909" calcext:value-type="float">
            <text:p>1442890806.25909</text:p>
          </table:table-cell>
          <table:table-cell office:value-type="float" office:value="896" calcext:value-type="float">
            <text:p>896</text:p>
          </table:table-cell>
          <table:table-cell table:formula="of:=[.C1311]-[.C$2]" office:value-type="float" office:value="36.8940153121948" calcext:value-type="float">
            <text:p>36.8940153122</text:p>
          </table:table-cell>
          <table:table-cell table:formula="of:=[.D1311]/([.E1311]-[.E1310])" office:value-type="float" office:value="336777.164978941" calcext:value-type="float">
            <text:p>336777.16497894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890806.34116" calcext:value-type="float">
            <text:p>1442890806.34116</text:p>
          </table:table-cell>
          <table:table-cell office:value-type="float" office:value="1442890806.34122" calcext:value-type="float">
            <text:p>1442890806.34122</text:p>
          </table:table-cell>
          <table:table-cell office:value-type="float" office:value="896" calcext:value-type="float">
            <text:p>896</text:p>
          </table:table-cell>
          <table:table-cell table:formula="of:=[.C1312]-[.C$2]" office:value-type="float" office:value="36.9761462211609" calcext:value-type="float">
            <text:p>36.9761462212</text:p>
          </table:table-cell>
          <table:table-cell table:formula="of:=[.D1312]/([.E1312]-[.E1311])" office:value-type="float" office:value="10909.4129272357" calcext:value-type="float">
            <text:p>10909.412927235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890806.34129" calcext:value-type="float">
            <text:p>1442890806.34129</text:p>
          </table:table-cell>
          <table:table-cell office:value-type="float" office:value="1442890806.34384" calcext:value-type="float">
            <text:p>1442890806.34384</text:p>
          </table:table-cell>
          <table:table-cell office:value-type="float" office:value="896" calcext:value-type="float">
            <text:p>896</text:p>
          </table:table-cell>
          <table:table-cell table:formula="of:=[.C1313]-[.C$2]" office:value-type="float" office:value="36.9787678718567" calcext:value-type="float">
            <text:p>36.9787678719</text:p>
          </table:table-cell>
          <table:table-cell table:formula="of:=[.D1313]/([.E1313]-[.E1312])" office:value-type="float" office:value="341769.405602037" calcext:value-type="float">
            <text:p>341769.40560203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890806.34132" calcext:value-type="float">
            <text:p>1442890806.34132</text:p>
          </table:table-cell>
          <table:table-cell office:value-type="float" office:value="1442890806.3465" calcext:value-type="float">
            <text:p>1442890806.3465</text:p>
          </table:table-cell>
          <table:table-cell office:value-type="float" office:value="896" calcext:value-type="float">
            <text:p>896</text:p>
          </table:table-cell>
          <table:table-cell table:formula="of:=[.C1314]-[.C$2]" office:value-type="float" office:value="36.9814217090607" calcext:value-type="float">
            <text:p>36.9814217091</text:p>
          </table:table-cell>
          <table:table-cell table:formula="of:=[.D1314]/([.E1314]-[.E1313])" office:value-type="float" office:value="337624.327014644" calcext:value-type="float">
            <text:p>337624.32701464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890806.34134" calcext:value-type="float">
            <text:p>1442890806.34134</text:p>
          </table:table-cell>
          <table:table-cell office:value-type="float" office:value="1442890806.34914" calcext:value-type="float">
            <text:p>1442890806.34914</text:p>
          </table:table-cell>
          <table:table-cell office:value-type="float" office:value="896" calcext:value-type="float">
            <text:p>896</text:p>
          </table:table-cell>
          <table:table-cell table:formula="of:=[.C1315]-[.C$2]" office:value-type="float" office:value="36.9840688705444" calcext:value-type="float">
            <text:p>36.9840688705</text:p>
          </table:table-cell>
          <table:table-cell table:formula="of:=[.D1315]/([.E1315]-[.E1314])" office:value-type="float" office:value="338475.761866162" calcext:value-type="float">
            <text:p>338475.76186616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890806.34138" calcext:value-type="float">
            <text:p>1442890806.34138</text:p>
          </table:table-cell>
          <table:table-cell office:value-type="float" office:value="1442890806.35178" calcext:value-type="float">
            <text:p>1442890806.35178</text:p>
          </table:table-cell>
          <table:table-cell office:value-type="float" office:value="896" calcext:value-type="float">
            <text:p>896</text:p>
          </table:table-cell>
          <table:table-cell table:formula="of:=[.C1316]-[.C$2]" office:value-type="float" office:value="36.9867091178894" calcext:value-type="float">
            <text:p>36.9867091179</text:p>
          </table:table-cell>
          <table:table-cell table:formula="of:=[.D1316]/([.E1316]-[.E1315])" office:value-type="float" office:value="339362.144121365" calcext:value-type="float">
            <text:p>339362.14412136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890806.34142" calcext:value-type="float">
            <text:p>1442890806.34142</text:p>
          </table:table-cell>
          <table:table-cell office:value-type="float" office:value="1442890806.35443" calcext:value-type="float">
            <text:p>1442890806.35443</text:p>
          </table:table-cell>
          <table:table-cell office:value-type="float" office:value="896" calcext:value-type="float">
            <text:p>896</text:p>
          </table:table-cell>
          <table:table-cell table:formula="of:=[.C1317]-[.C$2]" office:value-type="float" office:value="36.9893534183502" calcext:value-type="float">
            <text:p>36.9893534184</text:p>
          </table:table-cell>
          <table:table-cell table:formula="of:=[.D1317]/([.E1317]-[.E1316])" office:value-type="float" office:value="338841.978541159" calcext:value-type="float">
            <text:p>338841.97854115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890806.34145" calcext:value-type="float">
            <text:p>1442890806.34145</text:p>
          </table:table-cell>
          <table:table-cell office:value-type="float" office:value="1442890806.35708" calcext:value-type="float">
            <text:p>1442890806.35708</text:p>
          </table:table-cell>
          <table:table-cell office:value-type="float" office:value="896" calcext:value-type="float">
            <text:p>896</text:p>
          </table:table-cell>
          <table:table-cell table:formula="of:=[.C1318]-[.C$2]" office:value-type="float" office:value="36.9920058250427" calcext:value-type="float">
            <text:p>36.992005825</text:p>
          </table:table-cell>
          <table:table-cell table:formula="of:=[.D1318]/([.E1318]-[.E1317])" office:value-type="float" office:value="337806.416539326" calcext:value-type="float">
            <text:p>337806.41653932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890806.34148" calcext:value-type="float">
            <text:p>1442890806.34148</text:p>
          </table:table-cell>
          <table:table-cell office:value-type="float" office:value="1442890806.35973" calcext:value-type="float">
            <text:p>1442890806.35973</text:p>
          </table:table-cell>
          <table:table-cell office:value-type="float" office:value="896" calcext:value-type="float">
            <text:p>896</text:p>
          </table:table-cell>
          <table:table-cell table:formula="of:=[.C1319]-[.C$2]" office:value-type="float" office:value="36.9946579933166" calcext:value-type="float">
            <text:p>36.9946579933</text:p>
          </table:table-cell>
          <table:table-cell table:formula="of:=[.D1319]/([.E1319]-[.E1318])" office:value-type="float" office:value="337836.783890687" calcext:value-type="float">
            <text:p>337836.78389068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890806.3415" calcext:value-type="float">
            <text:p>1442890806.3415</text:p>
          </table:table-cell>
          <table:table-cell office:value-type="float" office:value="1442890806.36237" calcext:value-type="float">
            <text:p>1442890806.36237</text:p>
          </table:table-cell>
          <table:table-cell office:value-type="float" office:value="896" calcext:value-type="float">
            <text:p>896</text:p>
          </table:table-cell>
          <table:table-cell table:formula="of:=[.C1320]-[.C$2]" office:value-type="float" office:value="36.9973001480103" calcext:value-type="float">
            <text:p>36.997300148</text:p>
          </table:table-cell>
          <table:table-cell table:formula="of:=[.D1320]/([.E1320]-[.E1319])" office:value-type="float" office:value="339117.161523191" calcext:value-type="float">
            <text:p>339117.16152319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890806.34153" calcext:value-type="float">
            <text:p>1442890806.34153</text:p>
          </table:table-cell>
          <table:table-cell office:value-type="float" office:value="1442890806.36503" calcext:value-type="float">
            <text:p>1442890806.36503</text:p>
          </table:table-cell>
          <table:table-cell office:value-type="float" office:value="896" calcext:value-type="float">
            <text:p>896</text:p>
          </table:table-cell>
          <table:table-cell table:formula="of:=[.C1321]-[.C$2]" office:value-type="float" office:value="36.9999539852142" calcext:value-type="float">
            <text:p>36.9999539852</text:p>
          </table:table-cell>
          <table:table-cell table:formula="of:=[.D1321]/([.E1321]-[.E1320])" office:value-type="float" office:value="337624.327014644" calcext:value-type="float">
            <text:p>337624.32701464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890806.34157" calcext:value-type="float">
            <text:p>1442890806.34157</text:p>
          </table:table-cell>
          <table:table-cell office:value-type="float" office:value="1442890806.36768" calcext:value-type="float">
            <text:p>1442890806.36768</text:p>
          </table:table-cell>
          <table:table-cell office:value-type="float" office:value="896" calcext:value-type="float">
            <text:p>896</text:p>
          </table:table-cell>
          <table:table-cell table:formula="of:=[.C1322]-[.C$2]" office:value-type="float" office:value="37.0026071071625" calcext:value-type="float">
            <text:p>37.0026071072</text:p>
          </table:table-cell>
          <table:table-cell table:formula="of:=[.D1322]/([.E1322]-[.E1321])" office:value-type="float" office:value="337715.347232207" calcext:value-type="float">
            <text:p>337715.34723220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890806.34161" calcext:value-type="float">
            <text:p>1442890806.34161</text:p>
          </table:table-cell>
          <table:table-cell office:value-type="float" office:value="1442890806.37036" calcext:value-type="float">
            <text:p>1442890806.37036</text:p>
          </table:table-cell>
          <table:table-cell office:value-type="float" office:value="896" calcext:value-type="float">
            <text:p>896</text:p>
          </table:table-cell>
          <table:table-cell table:formula="of:=[.C1323]-[.C$2]" office:value-type="float" office:value="37.0052812099457" calcext:value-type="float">
            <text:p>37.0052812099</text:p>
          </table:table-cell>
          <table:table-cell table:formula="of:=[.D1323]/([.E1323]-[.E1322])" office:value-type="float" office:value="335065.654778887" calcext:value-type="float">
            <text:p>335065.65477888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890806.43631" calcext:value-type="float">
            <text:p>1442890806.43631</text:p>
          </table:table-cell>
          <table:table-cell office:value-type="float" office:value="1442890806.43636" calcext:value-type="float">
            <text:p>1442890806.43636</text:p>
          </table:table-cell>
          <table:table-cell office:value-type="float" office:value="896" calcext:value-type="float">
            <text:p>896</text:p>
          </table:table-cell>
          <table:table-cell table:formula="of:=[.C1324]-[.C$2]" office:value-type="float" office:value="37.0712819099426" calcext:value-type="float">
            <text:p>37.0712819099</text:p>
          </table:table-cell>
          <table:table-cell table:formula="of:=[.D1324]/([.E1324]-[.E1323])" office:value-type="float" office:value="13575.6135926048" calcext:value-type="float">
            <text:p>13575.613592604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890806.43641" calcext:value-type="float">
            <text:p>1442890806.43641</text:p>
          </table:table-cell>
          <table:table-cell office:value-type="float" office:value="1442890806.43901" calcext:value-type="float">
            <text:p>1442890806.43901</text:p>
          </table:table-cell>
          <table:table-cell office:value-type="float" office:value="896" calcext:value-type="float">
            <text:p>896</text:p>
          </table:table-cell>
          <table:table-cell table:formula="of:=[.C1325]-[.C$2]" office:value-type="float" office:value="37.0739328861237" calcext:value-type="float">
            <text:p>37.0739328861</text:p>
          </table:table-cell>
          <table:table-cell table:formula="of:=[.D1325]/([.E1325]-[.E1324])" office:value-type="float" office:value="337988.702581167" calcext:value-type="float">
            <text:p>337988.70258116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890806.43643" calcext:value-type="float">
            <text:p>1442890806.43643</text:p>
          </table:table-cell>
          <table:table-cell office:value-type="float" office:value="1442890806.44165" calcext:value-type="float">
            <text:p>1442890806.44165</text:p>
          </table:table-cell>
          <table:table-cell office:value-type="float" office:value="896" calcext:value-type="float">
            <text:p>896</text:p>
          </table:table-cell>
          <table:table-cell table:formula="of:=[.C1326]-[.C$2]" office:value-type="float" office:value="37.0765740871429" calcext:value-type="float">
            <text:p>37.0765740871</text:p>
          </table:table-cell>
          <table:table-cell table:formula="of:=[.D1326]/([.E1326]-[.E1325])" office:value-type="float" office:value="339239.608593609" calcext:value-type="float">
            <text:p>339239.60859360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890806.43646" calcext:value-type="float">
            <text:p>1442890806.43646</text:p>
          </table:table-cell>
          <table:table-cell office:value-type="float" office:value="1442890806.44429" calcext:value-type="float">
            <text:p>1442890806.44429</text:p>
          </table:table-cell>
          <table:table-cell office:value-type="float" office:value="896" calcext:value-type="float">
            <text:p>896</text:p>
          </table:table-cell>
          <table:table-cell table:formula="of:=[.C1327]-[.C$2]" office:value-type="float" office:value="37.079217672348" calcext:value-type="float">
            <text:p>37.0792176723</text:p>
          </table:table-cell>
          <table:table-cell table:formula="of:=[.D1327]/([.E1327]-[.E1326])" office:value-type="float" office:value="338933.656565657" calcext:value-type="float">
            <text:p>338933.65656565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890806.43648" calcext:value-type="float">
            <text:p>1442890806.43648</text:p>
          </table:table-cell>
          <table:table-cell office:value-type="float" office:value="1442890806.44685" calcext:value-type="float">
            <text:p>1442890806.44685</text:p>
          </table:table-cell>
          <table:table-cell office:value-type="float" office:value="896" calcext:value-type="float">
            <text:p>896</text:p>
          </table:table-cell>
          <table:table-cell table:formula="of:=[.C1328]-[.C$2]" office:value-type="float" office:value="37.0817773342133" calcext:value-type="float">
            <text:p>37.0817773342</text:p>
          </table:table-cell>
          <table:table-cell table:formula="of:=[.D1328]/([.E1328]-[.E1327])" office:value-type="float" office:value="350046.235469449" calcext:value-type="float">
            <text:p>350046.23546944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890806.43655" calcext:value-type="float">
            <text:p>1442890806.43655</text:p>
          </table:table-cell>
          <table:table-cell office:value-type="float" office:value="1442890806.4495" calcext:value-type="float">
            <text:p>1442890806.4495</text:p>
          </table:table-cell>
          <table:table-cell office:value-type="float" office:value="896" calcext:value-type="float">
            <text:p>896</text:p>
          </table:table-cell>
          <table:table-cell table:formula="of:=[.C1329]-[.C$2]" office:value-type="float" office:value="37.0844252109528" calcext:value-type="float">
            <text:p>37.084425211</text:p>
          </table:table-cell>
          <table:table-cell table:formula="of:=[.D1329]/([.E1329]-[.E1328])" office:value-type="float" office:value="338384.331352422" calcext:value-type="float">
            <text:p>338384.33135242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890806.43658" calcext:value-type="float">
            <text:p>1442890806.43658</text:p>
          </table:table-cell>
          <table:table-cell office:value-type="float" office:value="1442890806.45214" calcext:value-type="float">
            <text:p>1442890806.45214</text:p>
          </table:table-cell>
          <table:table-cell office:value-type="float" office:value="896" calcext:value-type="float">
            <text:p>896</text:p>
          </table:table-cell>
          <table:table-cell table:formula="of:=[.C1330]-[.C$2]" office:value-type="float" office:value="37.0870678424835" calcext:value-type="float">
            <text:p>37.0870678425</text:p>
          </table:table-cell>
          <table:table-cell table:formula="of:=[.D1330]/([.E1330]-[.E1329])" office:value-type="float" office:value="339055.971129556" calcext:value-type="float">
            <text:p>339055.97112955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890806.4366" calcext:value-type="float">
            <text:p>1442890806.4366</text:p>
          </table:table-cell>
          <table:table-cell office:value-type="float" office:value="1442890806.45478" calcext:value-type="float">
            <text:p>1442890806.45478</text:p>
          </table:table-cell>
          <table:table-cell office:value-type="float" office:value="896" calcext:value-type="float">
            <text:p>896</text:p>
          </table:table-cell>
          <table:table-cell table:formula="of:=[.C1331]-[.C$2]" office:value-type="float" office:value="37.0897068977356" calcext:value-type="float">
            <text:p>37.0897068977</text:p>
          </table:table-cell>
          <table:table-cell table:formula="of:=[.D1331]/([.E1331]-[.E1330])" office:value-type="float" office:value="339515.438070286" calcext:value-type="float">
            <text:p>339515.43807028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890806.43662" calcext:value-type="float">
            <text:p>1442890806.43662</text:p>
          </table:table-cell>
          <table:table-cell office:value-type="float" office:value="1442890806.45741" calcext:value-type="float">
            <text:p>1442890806.45741</text:p>
          </table:table-cell>
          <table:table-cell office:value-type="float" office:value="896" calcext:value-type="float">
            <text:p>896</text:p>
          </table:table-cell>
          <table:table-cell table:formula="of:=[.C1332]-[.C$2]" office:value-type="float" office:value="37.0923340320587" calcext:value-type="float">
            <text:p>37.0923340321</text:p>
          </table:table-cell>
          <table:table-cell table:formula="of:=[.D1332]/([.E1332]-[.E1331])" office:value-type="float" office:value="341056.029040748" calcext:value-type="float">
            <text:p>341056.02904074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890806.43664" calcext:value-type="float">
            <text:p>1442890806.43664</text:p>
          </table:table-cell>
          <table:table-cell office:value-type="float" office:value="1442890806.46006" calcext:value-type="float">
            <text:p>1442890806.46006</text:p>
          </table:table-cell>
          <table:table-cell office:value-type="float" office:value="896" calcext:value-type="float">
            <text:p>896</text:p>
          </table:table-cell>
          <table:table-cell table:formula="of:=[.C1333]-[.C$2]" office:value-type="float" office:value="37.0949892997742" calcext:value-type="float">
            <text:p>37.0949892998</text:p>
          </table:table-cell>
          <table:table-cell table:formula="of:=[.D1333]/([.E1333]-[.E1332])" office:value-type="float" office:value="337442.433689503" calcext:value-type="float">
            <text:p>337442.43368950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890806.43667" calcext:value-type="float">
            <text:p>1442890806.43667</text:p>
          </table:table-cell>
          <table:table-cell office:value-type="float" office:value="1442890806.46272" calcext:value-type="float">
            <text:p>1442890806.46272</text:p>
          </table:table-cell>
          <table:table-cell office:value-type="float" office:value="896" calcext:value-type="float">
            <text:p>896</text:p>
          </table:table-cell>
          <table:table-cell table:formula="of:=[.C1334]-[.C$2]" office:value-type="float" office:value="37.0976469516754" calcext:value-type="float">
            <text:p>37.0976469517</text:p>
          </table:table-cell>
          <table:table-cell table:formula="of:=[.D1334]/([.E1334]-[.E1333])" office:value-type="float" office:value="337139.713286086" calcext:value-type="float">
            <text:p>337139.71328608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890806.43669" calcext:value-type="float">
            <text:p>1442890806.43669</text:p>
          </table:table-cell>
          <table:table-cell office:value-type="float" office:value="1442890806.46536" calcext:value-type="float">
            <text:p>1442890806.46536</text:p>
          </table:table-cell>
          <table:table-cell office:value-type="float" office:value="896" calcext:value-type="float">
            <text:p>896</text:p>
          </table:table-cell>
          <table:table-cell table:formula="of:=[.C1335]-[.C$2]" office:value-type="float" office:value="37.100287437439" calcext:value-type="float">
            <text:p>37.1002874374</text:p>
          </table:table-cell>
          <table:table-cell table:formula="of:=[.D1335]/([.E1335]-[.E1334])" office:value-type="float" office:value="339331.501941309" calcext:value-type="float">
            <text:p>339331.50194130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890806.54158" calcext:value-type="float">
            <text:p>1442890806.54158</text:p>
          </table:table-cell>
          <table:table-cell office:value-type="float" office:value="1442890806.54162" calcext:value-type="float">
            <text:p>1442890806.54162</text:p>
          </table:table-cell>
          <table:table-cell office:value-type="float" office:value="896" calcext:value-type="float">
            <text:p>896</text:p>
          </table:table-cell>
          <table:table-cell table:formula="of:=[.C1336]-[.C$2]" office:value-type="float" office:value="37.1765449047089" calcext:value-type="float">
            <text:p>37.1765449047</text:p>
          </table:table-cell>
          <table:table-cell table:formula="of:=[.D1336]/([.E1336]-[.E1335])" office:value-type="float" office:value="11749.6690104956" calcext:value-type="float">
            <text:p>11749.669010495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890806.54166" calcext:value-type="float">
            <text:p>1442890806.54166</text:p>
          </table:table-cell>
          <table:table-cell office:value-type="float" office:value="1442890806.54432" calcext:value-type="float">
            <text:p>1442890806.54432</text:p>
          </table:table-cell>
          <table:table-cell office:value-type="float" office:value="896" calcext:value-type="float">
            <text:p>896</text:p>
          </table:table-cell>
          <table:table-cell table:formula="of:=[.C1337]-[.C$2]" office:value-type="float" office:value="37.1792433261871" calcext:value-type="float">
            <text:p>37.1792433262</text:p>
          </table:table-cell>
          <table:table-cell table:formula="of:=[.D1337]/([.E1337]-[.E1336])" office:value-type="float" office:value="332045.978441421" calcext:value-type="float">
            <text:p>332045.97844142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890806.54169" calcext:value-type="float">
            <text:p>1442890806.54169</text:p>
          </table:table-cell>
          <table:table-cell office:value-type="float" office:value="1442890806.54694" calcext:value-type="float">
            <text:p>1442890806.54694</text:p>
          </table:table-cell>
          <table:table-cell office:value-type="float" office:value="896" calcext:value-type="float">
            <text:p>896</text:p>
          </table:table-cell>
          <table:table-cell table:formula="of:=[.C1338]-[.C$2]" office:value-type="float" office:value="37.1818642616272" calcext:value-type="float">
            <text:p>37.1818642616</text:p>
          </table:table-cell>
          <table:table-cell table:formula="of:=[.D1338]/([.E1338]-[.E1337])" office:value-type="float" office:value="341862.67479305" calcext:value-type="float">
            <text:p>341862.6747930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890806.54171" calcext:value-type="float">
            <text:p>1442890806.54171</text:p>
          </table:table-cell>
          <table:table-cell office:value-type="float" office:value="1442890806.54958" calcext:value-type="float">
            <text:p>1442890806.54958</text:p>
          </table:table-cell>
          <table:table-cell office:value-type="float" office:value="896" calcext:value-type="float">
            <text:p>896</text:p>
          </table:table-cell>
          <table:table-cell table:formula="of:=[.C1339]-[.C$2]" office:value-type="float" office:value="37.1845097541809" calcext:value-type="float">
            <text:p>37.1845097542</text:p>
          </table:table-cell>
          <table:table-cell table:formula="of:=[.D1339]/([.E1339]-[.E1338])" office:value-type="float" office:value="338689.291997116" calcext:value-type="float">
            <text:p>338689.29199711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890806.54173" calcext:value-type="float">
            <text:p>1442890806.54173</text:p>
          </table:table-cell>
          <table:table-cell office:value-type="float" office:value="1442890806.55219" calcext:value-type="float">
            <text:p>1442890806.55219</text:p>
          </table:table-cell>
          <table:table-cell office:value-type="float" office:value="896" calcext:value-type="float">
            <text:p>896</text:p>
          </table:table-cell>
          <table:table-cell table:formula="of:=[.C1340]-[.C$2]" office:value-type="float" office:value="37.187117099762" calcext:value-type="float">
            <text:p>37.1871170998</text:p>
          </table:table-cell>
          <table:table-cell table:formula="of:=[.D1340]/([.E1340]-[.E1339])" office:value-type="float" office:value="343644.512070227" calcext:value-type="float">
            <text:p>343644.51207022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890806.54176" calcext:value-type="float">
            <text:p>1442890806.54176</text:p>
          </table:table-cell>
          <table:table-cell office:value-type="float" office:value="1442890806.55483" calcext:value-type="float">
            <text:p>1442890806.55483</text:p>
          </table:table-cell>
          <table:table-cell office:value-type="float" office:value="896" calcext:value-type="float">
            <text:p>896</text:p>
          </table:table-cell>
          <table:table-cell table:formula="of:=[.C1341]-[.C$2]" office:value-type="float" office:value="37.1897537708282" calcext:value-type="float">
            <text:p>37.1897537708</text:p>
          </table:table-cell>
          <table:table-cell table:formula="of:=[.D1341]/([.E1341]-[.E1340])" office:value-type="float" office:value="339822.441812099" calcext:value-type="float">
            <text:p>339822.44181209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890806.54178" calcext:value-type="float">
            <text:p>1442890806.54178</text:p>
          </table:table-cell>
          <table:table-cell office:value-type="float" office:value="1442890806.55745" calcext:value-type="float">
            <text:p>1442890806.55745</text:p>
          </table:table-cell>
          <table:table-cell office:value-type="float" office:value="896" calcext:value-type="float">
            <text:p>896</text:p>
          </table:table-cell>
          <table:table-cell table:formula="of:=[.C1342]-[.C$2]" office:value-type="float" office:value="37.1923763751984" calcext:value-type="float">
            <text:p>37.1923763752</text:p>
          </table:table-cell>
          <table:table-cell table:formula="of:=[.D1342]/([.E1342]-[.E1341])" office:value-type="float" office:value="341645.125818182" calcext:value-type="float">
            <text:p>341645.12581818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890806.5418" calcext:value-type="float">
            <text:p>1442890806.5418</text:p>
          </table:table-cell>
          <table:table-cell office:value-type="float" office:value="1442890806.56006" calcext:value-type="float">
            <text:p>1442890806.56006</text:p>
          </table:table-cell>
          <table:table-cell office:value-type="float" office:value="896" calcext:value-type="float">
            <text:p>896</text:p>
          </table:table-cell>
          <table:table-cell table:formula="of:=[.C1343]-[.C$2]" office:value-type="float" office:value="37.1949899196625" calcext:value-type="float">
            <text:p>37.1949899197</text:p>
          </table:table-cell>
          <table:table-cell table:formula="of:=[.D1343]/([.E1343]-[.E1342])" office:value-type="float" office:value="342829.445721584" calcext:value-type="float">
            <text:p>342829.44572158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890806.54183" calcext:value-type="float">
            <text:p>1442890806.54183</text:p>
          </table:table-cell>
          <table:table-cell office:value-type="float" office:value="1442890806.56269" calcext:value-type="float">
            <text:p>1442890806.56269</text:p>
          </table:table-cell>
          <table:table-cell office:value-type="float" office:value="896" calcext:value-type="float">
            <text:p>896</text:p>
          </table:table-cell>
          <table:table-cell table:formula="of:=[.C1344]-[.C$2]" office:value-type="float" office:value="37.1976115703583" calcext:value-type="float">
            <text:p>37.1976115704</text:p>
          </table:table-cell>
          <table:table-cell table:formula="of:=[.D1344]/([.E1344]-[.E1343])" office:value-type="float" office:value="341769.405602037" calcext:value-type="float">
            <text:p>341769.40560203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890806.54185" calcext:value-type="float">
            <text:p>1442890806.54185</text:p>
          </table:table-cell>
          <table:table-cell office:value-type="float" office:value="1442890806.56532" calcext:value-type="float">
            <text:p>1442890806.56532</text:p>
          </table:table-cell>
          <table:table-cell office:value-type="float" office:value="896" calcext:value-type="float">
            <text:p>896</text:p>
          </table:table-cell>
          <table:table-cell table:formula="of:=[.C1345]-[.C$2]" office:value-type="float" office:value="37.2002437114716" calcext:value-type="float">
            <text:p>37.2002437115</text:p>
          </table:table-cell>
          <table:table-cell table:formula="of:=[.D1345]/([.E1345]-[.E1344])" office:value-type="float" office:value="340407.28115942" calcext:value-type="float">
            <text:p>340407.2811594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890806.54187" calcext:value-type="float">
            <text:p>1442890806.54187</text:p>
          </table:table-cell>
          <table:table-cell office:value-type="float" office:value="1442890806.56797" calcext:value-type="float">
            <text:p>1442890806.56797</text:p>
          </table:table-cell>
          <table:table-cell office:value-type="float" office:value="896" calcext:value-type="float">
            <text:p>896</text:p>
          </table:table-cell>
          <table:table-cell table:formula="of:=[.C1346]-[.C$2]" office:value-type="float" office:value="37.2028949260712" calcext:value-type="float">
            <text:p>37.2028949261</text:p>
          </table:table-cell>
          <table:table-cell table:formula="of:=[.D1346]/([.E1346]-[.E1345])" office:value-type="float" office:value="337958.307913669" calcext:value-type="float">
            <text:p>337958.30791366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890806.5419" calcext:value-type="float">
            <text:p>1442890806.5419</text:p>
          </table:table-cell>
          <table:table-cell office:value-type="float" office:value="1442890806.57061" calcext:value-type="float">
            <text:p>1442890806.57061</text:p>
          </table:table-cell>
          <table:table-cell office:value-type="float" office:value="896" calcext:value-type="float">
            <text:p>896</text:p>
          </table:table-cell>
          <table:table-cell table:formula="of:=[.C1347]-[.C$2]" office:value-type="float" office:value="37.2055377960205" calcext:value-type="float">
            <text:p>37.205537796</text:p>
          </table:table-cell>
          <table:table-cell table:formula="of:=[.D1347]/([.E1347]-[.E1346])" office:value-type="float" office:value="339025.3842129" calcext:value-type="float">
            <text:p>339025.384212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890806.63727" calcext:value-type="float">
            <text:p>1442890806.63727</text:p>
          </table:table-cell>
          <table:table-cell office:value-type="float" office:value="1442890806.63731" calcext:value-type="float">
            <text:p>1442890806.63731</text:p>
          </table:table-cell>
          <table:table-cell office:value-type="float" office:value="896" calcext:value-type="float">
            <text:p>896</text:p>
          </table:table-cell>
          <table:table-cell table:formula="of:=[.C1348]-[.C$2]" office:value-type="float" office:value="37.2722384929657" calcext:value-type="float">
            <text:p>37.272238493</text:p>
          </table:table-cell>
          <table:table-cell table:formula="of:=[.D1348]/([.E1348]-[.E1347])" office:value-type="float" office:value="13433.1429960359" calcext:value-type="float">
            <text:p>13433.142996035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890806.63738" calcext:value-type="float">
            <text:p>1442890806.63738</text:p>
          </table:table-cell>
          <table:table-cell office:value-type="float" office:value="1442890806.64003" calcext:value-type="float">
            <text:p>1442890806.64003</text:p>
          </table:table-cell>
          <table:table-cell office:value-type="float" office:value="896" calcext:value-type="float">
            <text:p>896</text:p>
          </table:table-cell>
          <table:table-cell table:formula="of:=[.C1349]-[.C$2]" office:value-type="float" office:value="37.2749562263489" calcext:value-type="float">
            <text:p>37.2749562263</text:p>
          </table:table-cell>
          <table:table-cell table:formula="of:=[.D1349]/([.E1349]-[.E1348])" office:value-type="float" office:value="329686.497412054" calcext:value-type="float">
            <text:p>329686.497412054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890806.63741" calcext:value-type="float">
            <text:p>1442890806.63741</text:p>
          </table:table-cell>
          <table:table-cell office:value-type="float" office:value="1442890806.64268" calcext:value-type="float">
            <text:p>1442890806.64268</text:p>
          </table:table-cell>
          <table:table-cell office:value-type="float" office:value="896" calcext:value-type="float">
            <text:p>896</text:p>
          </table:table-cell>
          <table:table-cell table:formula="of:=[.C1350]-[.C$2]" office:value-type="float" office:value="37.277606010437" calcext:value-type="float">
            <text:p>37.2776060104</text:p>
          </table:table-cell>
          <table:table-cell table:formula="of:=[.D1350]/([.E1350]-[.E1349])" office:value-type="float" office:value="338140.75796293" calcext:value-type="float">
            <text:p>338140.7579629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890806.63746" calcext:value-type="float">
            <text:p>1442890806.63746</text:p>
          </table:table-cell>
          <table:table-cell office:value-type="float" office:value="1442890806.64533" calcext:value-type="float">
            <text:p>1442890806.64533</text:p>
          </table:table-cell>
          <table:table-cell office:value-type="float" office:value="896" calcext:value-type="float">
            <text:p>896</text:p>
          </table:table-cell>
          <table:table-cell table:formula="of:=[.C1351]-[.C$2]" office:value-type="float" office:value="37.2802562713623" calcext:value-type="float">
            <text:p>37.2802562714</text:p>
          </table:table-cell>
          <table:table-cell table:formula="of:=[.D1351]/([.E1351]-[.E1350])" office:value-type="float" office:value="338079.919395466" calcext:value-type="float">
            <text:p>338079.91939546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890806.63751" calcext:value-type="float">
            <text:p>1442890806.63751</text:p>
          </table:table-cell>
          <table:table-cell office:value-type="float" office:value="1442890806.64795" calcext:value-type="float">
            <text:p>1442890806.64795</text:p>
          </table:table-cell>
          <table:table-cell office:value-type="float" office:value="896" calcext:value-type="float">
            <text:p>896</text:p>
          </table:table-cell>
          <table:table-cell table:formula="of:=[.C1352]-[.C$2]" office:value-type="float" office:value="37.2828738689423" calcext:value-type="float">
            <text:p>37.2828738689</text:p>
          </table:table-cell>
          <table:table-cell table:formula="of:=[.D1352]/([.E1352]-[.E1351])" office:value-type="float" office:value="342298.604973131" calcext:value-type="float">
            <text:p>342298.60497313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890806.63754" calcext:value-type="float">
            <text:p>1442890806.63754</text:p>
          </table:table-cell>
          <table:table-cell office:value-type="float" office:value="1442890806.65059" calcext:value-type="float">
            <text:p>1442890806.65059</text:p>
          </table:table-cell>
          <table:table-cell office:value-type="float" office:value="896" calcext:value-type="float">
            <text:p>896</text:p>
          </table:table-cell>
          <table:table-cell table:formula="of:=[.C1353]-[.C$2]" office:value-type="float" office:value="37.2855145931244" calcext:value-type="float">
            <text:p>37.2855145931</text:p>
          </table:table-cell>
          <table:table-cell table:formula="of:=[.D1353]/([.E1353]-[.E1352])" office:value-type="float" office:value="339300.86529433" calcext:value-type="float">
            <text:p>339300.8652943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890806.63756" calcext:value-type="float">
            <text:p>1442890806.63756</text:p>
          </table:table-cell>
          <table:table-cell office:value-type="float" office:value="1442890806.65324" calcext:value-type="float">
            <text:p>1442890806.65324</text:p>
          </table:table-cell>
          <table:table-cell office:value-type="float" office:value="896" calcext:value-type="float">
            <text:p>896</text:p>
          </table:table-cell>
          <table:table-cell table:formula="of:=[.C1354]-[.C$2]" office:value-type="float" office:value="37.2881672382355" calcext:value-type="float">
            <text:p>37.2881672382</text:p>
          </table:table-cell>
          <table:table-cell table:formula="of:=[.D1354]/([.E1354]-[.E1353])" office:value-type="float" office:value="337776.054646773" calcext:value-type="float">
            <text:p>337776.05464677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890806.63758" calcext:value-type="float">
            <text:p>1442890806.63758</text:p>
          </table:table-cell>
          <table:table-cell office:value-type="float" office:value="1442890806.65589" calcext:value-type="float">
            <text:p>1442890806.65589</text:p>
          </table:table-cell>
          <table:table-cell office:value-type="float" office:value="896" calcext:value-type="float">
            <text:p>896</text:p>
          </table:table-cell>
          <table:table-cell table:formula="of:=[.C1355]-[.C$2]" office:value-type="float" office:value="37.2908172607422" calcext:value-type="float">
            <text:p>37.2908172607</text:p>
          </table:table-cell>
          <table:table-cell table:formula="of:=[.D1355]/([.E1355]-[.E1354])" office:value-type="float" office:value="338110.33594242" calcext:value-type="float">
            <text:p>338110.3359424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890806.63761" calcext:value-type="float">
            <text:p>1442890806.63761</text:p>
          </table:table-cell>
          <table:table-cell office:value-type="float" office:value="1442890806.65852" calcext:value-type="float">
            <text:p>1442890806.65852</text:p>
          </table:table-cell>
          <table:table-cell office:value-type="float" office:value="896" calcext:value-type="float">
            <text:p>896</text:p>
          </table:table-cell>
          <table:table-cell table:formula="of:=[.C1356]-[.C$2]" office:value-type="float" office:value="37.2934498786926" calcext:value-type="float">
            <text:p>37.2934498787</text:p>
          </table:table-cell>
          <table:table-cell table:formula="of:=[.D1356]/([.E1356]-[.E1355])" office:value-type="float" office:value="340345.624343416" calcext:value-type="float">
            <text:p>340345.62434341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890806.63763" calcext:value-type="float">
            <text:p>1442890806.63763</text:p>
          </table:table-cell>
          <table:table-cell office:value-type="float" office:value="1442890806.66118" calcext:value-type="float">
            <text:p>1442890806.66118</text:p>
          </table:table-cell>
          <table:table-cell office:value-type="float" office:value="896" calcext:value-type="float">
            <text:p>896</text:p>
          </table:table-cell>
          <table:table-cell table:formula="of:=[.C1357]-[.C$2]" office:value-type="float" office:value="37.2961075305939" calcext:value-type="float">
            <text:p>37.2961075306</text:p>
          </table:table-cell>
          <table:table-cell table:formula="of:=[.D1357]/([.E1357]-[.E1356])" office:value-type="float" office:value="337139.713286086" calcext:value-type="float">
            <text:p>337139.71328608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890806.63765" calcext:value-type="float">
            <text:p>1442890806.63765</text:p>
          </table:table-cell>
          <table:table-cell office:value-type="float" office:value="1442890806.6638" calcext:value-type="float">
            <text:p>1442890806.6638</text:p>
          </table:table-cell>
          <table:table-cell office:value-type="float" office:value="896" calcext:value-type="float">
            <text:p>896</text:p>
          </table:table-cell>
          <table:table-cell table:formula="of:=[.C1358]-[.C$2]" office:value-type="float" office:value="37.2987291812897" calcext:value-type="float">
            <text:p>37.2987291813</text:p>
          </table:table-cell>
          <table:table-cell table:formula="of:=[.D1358]/([.E1358]-[.E1357])" office:value-type="float" office:value="341769.405602037" calcext:value-type="float">
            <text:p>341769.40560203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890806.63767" calcext:value-type="float">
            <text:p>1442890806.63767</text:p>
          </table:table-cell>
          <table:table-cell office:value-type="float" office:value="1442890806.66644" calcext:value-type="float">
            <text:p>1442890806.66644</text:p>
          </table:table-cell>
          <table:table-cell office:value-type="float" office:value="896" calcext:value-type="float">
            <text:p>896</text:p>
          </table:table-cell>
          <table:table-cell table:formula="of:=[.C1359]-[.C$2]" office:value-type="float" office:value="37.301362991333" calcext:value-type="float">
            <text:p>37.3013629913</text:p>
          </table:table-cell>
          <table:table-cell table:formula="of:=[.D1359]/([.E1359]-[.E1358])" office:value-type="float" office:value="340191.579976464" calcext:value-type="float">
            <text:p>340191.57997646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890806.74192" calcext:value-type="float">
            <text:p>1442890806.74192</text:p>
          </table:table-cell>
          <table:table-cell office:value-type="float" office:value="1442890806.74196" calcext:value-type="float">
            <text:p>1442890806.74196</text:p>
          </table:table-cell>
          <table:table-cell office:value-type="float" office:value="896" calcext:value-type="float">
            <text:p>896</text:p>
          </table:table-cell>
          <table:table-cell table:formula="of:=[.C1360]-[.C$2]" office:value-type="float" office:value="37.3768885135651" calcext:value-type="float">
            <text:p>37.3768885136</text:p>
          </table:table-cell>
          <table:table-cell table:formula="of:=[.D1360]/([.E1360]-[.E1359])" office:value-type="float" office:value="11863.5392847334" calcext:value-type="float">
            <text:p>11863.539284733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890806.74203" calcext:value-type="float">
            <text:p>1442890806.74203</text:p>
          </table:table-cell>
          <table:table-cell office:value-type="float" office:value="1442890806.74461" calcext:value-type="float">
            <text:p>1442890806.74461</text:p>
          </table:table-cell>
          <table:table-cell office:value-type="float" office:value="896" calcext:value-type="float">
            <text:p>896</text:p>
          </table:table-cell>
          <table:table-cell table:formula="of:=[.C1361]-[.C$2]" office:value-type="float" office:value="37.3795330524445" calcext:value-type="float">
            <text:p>37.3795330524</text:p>
          </table:table-cell>
          <table:table-cell table:formula="of:=[.D1361]/([.E1361]-[.E1360])" office:value-type="float" office:value="338811.430219978" calcext:value-type="float">
            <text:p>338811.43021997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890806.74208" calcext:value-type="float">
            <text:p>1442890806.74208</text:p>
          </table:table-cell>
          <table:table-cell office:value-type="float" office:value="1442890806.74727" calcext:value-type="float">
            <text:p>1442890806.74727</text:p>
          </table:table-cell>
          <table:table-cell office:value-type="float" office:value="896" calcext:value-type="float">
            <text:p>896</text:p>
          </table:table-cell>
          <table:table-cell table:formula="of:=[.C1362]-[.C$2]" office:value-type="float" office:value="37.3821914196014" calcext:value-type="float">
            <text:p>37.3821914196</text:p>
          </table:table-cell>
          <table:table-cell table:formula="of:=[.D1362]/([.E1362]-[.E1361])" office:value-type="float" office:value="337049.003049327" calcext:value-type="float">
            <text:p>337049.00304932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890806.7421" calcext:value-type="float">
            <text:p>1442890806.7421</text:p>
          </table:table-cell>
          <table:table-cell office:value-type="float" office:value="1442890806.74991" calcext:value-type="float">
            <text:p>1442890806.74991</text:p>
          </table:table-cell>
          <table:table-cell office:value-type="float" office:value="896" calcext:value-type="float">
            <text:p>896</text:p>
          </table:table-cell>
          <table:table-cell table:formula="of:=[.C1363]-[.C$2]" office:value-type="float" office:value="37.3848342895508" calcext:value-type="float">
            <text:p>37.3848342896</text:p>
          </table:table-cell>
          <table:table-cell table:formula="of:=[.D1363]/([.E1363]-[.E1362])" office:value-type="float" office:value="339025.3842129" calcext:value-type="float">
            <text:p>339025.384212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890806.74213" calcext:value-type="float">
            <text:p>1442890806.74213</text:p>
          </table:table-cell>
          <table:table-cell office:value-type="float" office:value="1442890806.75255" calcext:value-type="float">
            <text:p>1442890806.75255</text:p>
          </table:table-cell>
          <table:table-cell office:value-type="float" office:value="896" calcext:value-type="float">
            <text:p>896</text:p>
          </table:table-cell>
          <table:table-cell table:formula="of:=[.C1364]-[.C$2]" office:value-type="float" office:value="37.3874711990356" calcext:value-type="float">
            <text:p>37.387471199</text:p>
          </table:table-cell>
          <table:table-cell table:formula="of:=[.D1364]/([.E1364]-[.E1363])" office:value-type="float" office:value="339791.716455696" calcext:value-type="float">
            <text:p>339791.71645569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890806.74215" calcext:value-type="float">
            <text:p>1442890806.74215</text:p>
          </table:table-cell>
          <table:table-cell office:value-type="float" office:value="1442890806.75519" calcext:value-type="float">
            <text:p>1442890806.75519</text:p>
          </table:table-cell>
          <table:table-cell office:value-type="float" office:value="896" calcext:value-type="float">
            <text:p>896</text:p>
          </table:table-cell>
          <table:table-cell table:formula="of:=[.C1365]-[.C$2]" office:value-type="float" office:value="37.3901193141937" calcext:value-type="float">
            <text:p>37.3901193142</text:p>
          </table:table-cell>
          <table:table-cell table:formula="of:=[.D1365]/([.E1365]-[.E1364])" office:value-type="float" office:value="338353.865490231" calcext:value-type="float">
            <text:p>338353.86549023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890806.74217" calcext:value-type="float">
            <text:p>1442890806.74217</text:p>
          </table:table-cell>
          <table:table-cell office:value-type="float" office:value="1442890806.75784" calcext:value-type="float">
            <text:p>1442890806.75784</text:p>
          </table:table-cell>
          <table:table-cell office:value-type="float" office:value="896" calcext:value-type="float">
            <text:p>896</text:p>
          </table:table-cell>
          <table:table-cell table:formula="of:=[.C1366]-[.C$2]" office:value-type="float" office:value="37.3927628993988" calcext:value-type="float">
            <text:p>37.3927628994</text:p>
          </table:table-cell>
          <table:table-cell table:formula="of:=[.D1366]/([.E1366]-[.E1365])" office:value-type="float" office:value="338933.656565657" calcext:value-type="float">
            <text:p>338933.65656565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890806.74219" calcext:value-type="float">
            <text:p>1442890806.74219</text:p>
          </table:table-cell>
          <table:table-cell office:value-type="float" office:value="1442890806.76048" calcext:value-type="float">
            <text:p>1442890806.76048</text:p>
          </table:table-cell>
          <table:table-cell office:value-type="float" office:value="896" calcext:value-type="float">
            <text:p>896</text:p>
          </table:table-cell>
          <table:table-cell table:formula="of:=[.C1367]-[.C$2]" office:value-type="float" office:value="37.3954062461853" calcext:value-type="float">
            <text:p>37.3954062462</text:p>
          </table:table-cell>
          <table:table-cell table:formula="of:=[.D1367]/([.E1367]-[.E1366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890806.74222" calcext:value-type="float">
            <text:p>1442890806.74222</text:p>
          </table:table-cell>
          <table:table-cell office:value-type="float" office:value="1442890806.7631" calcext:value-type="float">
            <text:p>1442890806.7631</text:p>
          </table:table-cell>
          <table:table-cell office:value-type="float" office:value="896" calcext:value-type="float">
            <text:p>896</text:p>
          </table:table-cell>
          <table:table-cell table:formula="of:=[.C1368]-[.C$2]" office:value-type="float" office:value="37.3980264663696" calcext:value-type="float">
            <text:p>37.3980264664</text:p>
          </table:table-cell>
          <table:table-cell table:formula="of:=[.D1368]/([.E1368]-[.E1367])" office:value-type="float" office:value="341955.994904459" calcext:value-type="float">
            <text:p>341955.99490445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890806.74225" calcext:value-type="float">
            <text:p>1442890806.74225</text:p>
          </table:table-cell>
          <table:table-cell office:value-type="float" office:value="1442890806.76575" calcext:value-type="float">
            <text:p>1442890806.76575</text:p>
          </table:table-cell>
          <table:table-cell office:value-type="float" office:value="896" calcext:value-type="float">
            <text:p>896</text:p>
          </table:table-cell>
          <table:table-cell table:formula="of:=[.C1369]-[.C$2]" office:value-type="float" office:value="37.4006717205048" calcext:value-type="float">
            <text:p>37.4006717205</text:p>
          </table:table-cell>
          <table:table-cell table:formula="of:=[.D1369]/([.E1369]-[.E1368])" office:value-type="float" office:value="338719.81829653" calcext:value-type="float">
            <text:p>338719.8182965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890806.74232" calcext:value-type="float">
            <text:p>1442890806.74232</text:p>
          </table:table-cell>
          <table:table-cell office:value-type="float" office:value="1442890806.76841" calcext:value-type="float">
            <text:p>1442890806.76841</text:p>
          </table:table-cell>
          <table:table-cell office:value-type="float" office:value="896" calcext:value-type="float">
            <text:p>896</text:p>
          </table:table-cell>
          <table:table-cell table:formula="of:=[.C1370]-[.C$2]" office:value-type="float" office:value="37.4033327102661" calcext:value-type="float">
            <text:p>37.4033327103</text:p>
          </table:table-cell>
          <table:table-cell table:formula="of:=[.D1370]/([.E1370]-[.E1369])" office:value-type="float" office:value="336716.816055909" calcext:value-type="float">
            <text:p>336716.816055909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890806.74235" calcext:value-type="float">
            <text:p>1442890806.74235</text:p>
          </table:table-cell>
          <table:table-cell office:value-type="float" office:value="1442890806.77103" calcext:value-type="float">
            <text:p>1442890806.77103</text:p>
          </table:table-cell>
          <table:table-cell office:value-type="float" office:value="896" calcext:value-type="float">
            <text:p>896</text:p>
          </table:table-cell>
          <table:table-cell table:formula="of:=[.C1371]-[.C$2]" office:value-type="float" office:value="37.4059586524963" calcext:value-type="float">
            <text:p>37.4059586525</text:p>
          </table:table-cell>
          <table:table-cell table:formula="of:=[.D1371]/([.E1371]-[.E1370])" office:value-type="float" office:value="341210.857454149" calcext:value-type="float">
            <text:p>341210.85745414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890806.83839" calcext:value-type="float">
            <text:p>1442890806.83839</text:p>
          </table:table-cell>
          <table:table-cell office:value-type="float" office:value="1442890806.83844" calcext:value-type="float">
            <text:p>1442890806.83844</text:p>
          </table:table-cell>
          <table:table-cell office:value-type="float" office:value="896" calcext:value-type="float">
            <text:p>896</text:p>
          </table:table-cell>
          <table:table-cell table:formula="of:=[.C1372]-[.C$2]" office:value-type="float" office:value="37.4733684062958" calcext:value-type="float">
            <text:p>37.4733684063</text:p>
          </table:table-cell>
          <table:table-cell table:formula="of:=[.D1372]/([.E1372]-[.E1371])" office:value-type="float" office:value="13291.8450149786" calcext:value-type="float">
            <text:p>13291.845014978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890806.83849" calcext:value-type="float">
            <text:p>1442890806.83849</text:p>
          </table:table-cell>
          <table:table-cell office:value-type="float" office:value="1442890806.84111" calcext:value-type="float">
            <text:p>1442890806.84111</text:p>
          </table:table-cell>
          <table:table-cell office:value-type="float" office:value="896" calcext:value-type="float">
            <text:p>896</text:p>
          </table:table-cell>
          <table:table-cell table:formula="of:=[.C1373]-[.C$2]" office:value-type="float" office:value="37.4760320186615" calcext:value-type="float">
            <text:p>37.4760320187</text:p>
          </table:table-cell>
          <table:table-cell table:formula="of:=[.D1373]/([.E1373]-[.E1372])" office:value-type="float" office:value="336385.28320802" calcext:value-type="float">
            <text:p>336385.2832080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890806.83852" calcext:value-type="float">
            <text:p>1442890806.83852</text:p>
          </table:table-cell>
          <table:table-cell office:value-type="float" office:value="1442890806.84374" calcext:value-type="float">
            <text:p>1442890806.84374</text:p>
          </table:table-cell>
          <table:table-cell office:value-type="float" office:value="896" calcext:value-type="float">
            <text:p>896</text:p>
          </table:table-cell>
          <table:table-cell table:formula="of:=[.C1374]-[.C$2]" office:value-type="float" office:value="37.4786682128906" calcext:value-type="float">
            <text:p>37.4786682129</text:p>
          </table:table-cell>
          <table:table-cell table:formula="of:=[.D1374]/([.E1374]-[.E1373])" office:value-type="float" office:value="339883.909197793" calcext:value-type="float">
            <text:p>339883.90919779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890806.83854" calcext:value-type="float">
            <text:p>1442890806.83854</text:p>
          </table:table-cell>
          <table:table-cell office:value-type="float" office:value="1442890806.84641" calcext:value-type="float">
            <text:p>1442890806.84641</text:p>
          </table:table-cell>
          <table:table-cell office:value-type="float" office:value="896" calcext:value-type="float">
            <text:p>896</text:p>
          </table:table-cell>
          <table:table-cell table:formula="of:=[.C1375]-[.C$2]" office:value-type="float" office:value="37.4813327789307" calcext:value-type="float">
            <text:p>37.4813327789</text:p>
          </table:table-cell>
          <table:table-cell table:formula="of:=[.D1375]/([.E1375]-[.E1374])" office:value-type="float" office:value="336264.887616321" calcext:value-type="float">
            <text:p>336264.88761632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890806.83858" calcext:value-type="float">
            <text:p>1442890806.83858</text:p>
          </table:table-cell>
          <table:table-cell office:value-type="float" office:value="1442890806.84901" calcext:value-type="float">
            <text:p>1442890806.84901</text:p>
          </table:table-cell>
          <table:table-cell office:value-type="float" office:value="896" calcext:value-type="float">
            <text:p>896</text:p>
          </table:table-cell>
          <table:table-cell table:formula="of:=[.C1376]-[.C$2]" office:value-type="float" office:value="37.4839391708374" calcext:value-type="float">
            <text:p>37.4839391708</text:p>
          </table:table-cell>
          <table:table-cell table:formula="of:=[.D1376]/([.E1376]-[.E1375])" office:value-type="float" office:value="343770.25100622" calcext:value-type="float">
            <text:p>343770.2510062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890806.8386" calcext:value-type="float">
            <text:p>1442890806.8386</text:p>
          </table:table-cell>
          <table:table-cell office:value-type="float" office:value="1442890806.85167" calcext:value-type="float">
            <text:p>1442890806.85167</text:p>
          </table:table-cell>
          <table:table-cell office:value-type="float" office:value="896" calcext:value-type="float">
            <text:p>896</text:p>
          </table:table-cell>
          <table:table-cell table:formula="of:=[.C1377]-[.C$2]" office:value-type="float" office:value="37.4865911006927" calcext:value-type="float">
            <text:p>37.4865911007</text:p>
          </table:table-cell>
          <table:table-cell table:formula="of:=[.D1377]/([.E1377]-[.E1376])" office:value-type="float" office:value="337867.156702329" calcext:value-type="float">
            <text:p>337867.15670232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890806.83862" calcext:value-type="float">
            <text:p>1442890806.83862</text:p>
          </table:table-cell>
          <table:table-cell office:value-type="float" office:value="1442890806.85435" calcext:value-type="float">
            <text:p>1442890806.85435</text:p>
          </table:table-cell>
          <table:table-cell office:value-type="float" office:value="896" calcext:value-type="float">
            <text:p>896</text:p>
          </table:table-cell>
          <table:table-cell table:formula="of:=[.C1378]-[.C$2]" office:value-type="float" office:value="37.4892723560333" calcext:value-type="float">
            <text:p>37.489272356</text:p>
          </table:table-cell>
          <table:table-cell table:formula="of:=[.D1378]/([.E1378]-[.E1377])" office:value-type="float" office:value="334171.828561266" calcext:value-type="float">
            <text:p>334171.82856126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890806.83865" calcext:value-type="float">
            <text:p>1442890806.83865</text:p>
          </table:table-cell>
          <table:table-cell office:value-type="float" office:value="1442890806.85699" calcext:value-type="float">
            <text:p>1442890806.85699</text:p>
          </table:table-cell>
          <table:table-cell office:value-type="float" office:value="896" calcext:value-type="float">
            <text:p>896</text:p>
          </table:table-cell>
          <table:table-cell table:formula="of:=[.C1379]-[.C$2]" office:value-type="float" office:value="37.4919130802155" calcext:value-type="float">
            <text:p>37.4919130802</text:p>
          </table:table-cell>
          <table:table-cell table:formula="of:=[.D1379]/([.E1379]-[.E1378])" office:value-type="float" office:value="339300.86529433" calcext:value-type="float">
            <text:p>339300.8652943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890806.83867" calcext:value-type="float">
            <text:p>1442890806.83867</text:p>
          </table:table-cell>
          <table:table-cell office:value-type="float" office:value="1442890806.85963" calcext:value-type="float">
            <text:p>1442890806.85963</text:p>
          </table:table-cell>
          <table:table-cell office:value-type="float" office:value="896" calcext:value-type="float">
            <text:p>896</text:p>
          </table:table-cell>
          <table:table-cell table:formula="of:=[.C1380]-[.C$2]" office:value-type="float" office:value="37.4945583343506" calcext:value-type="float">
            <text:p>37.4945583344</text:p>
          </table:table-cell>
          <table:table-cell table:formula="of:=[.D1380]/([.E1380]-[.E1379])" office:value-type="float" office:value="338719.81829653" calcext:value-type="float">
            <text:p>338719.8182965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890806.83869" calcext:value-type="float">
            <text:p>1442890806.83869</text:p>
          </table:table-cell>
          <table:table-cell office:value-type="float" office:value="1442890806.86225" calcext:value-type="float">
            <text:p>1442890806.86225</text:p>
          </table:table-cell>
          <table:table-cell office:value-type="float" office:value="896" calcext:value-type="float">
            <text:p>896</text:p>
          </table:table-cell>
          <table:table-cell table:formula="of:=[.C1381]-[.C$2]" office:value-type="float" office:value="37.4971804618835" calcext:value-type="float">
            <text:p>37.4971804619</text:p>
          </table:table-cell>
          <table:table-cell table:formula="of:=[.D1381]/([.E1381]-[.E1380])" office:value-type="float" office:value="341707.254409893" calcext:value-type="float">
            <text:p>341707.25440989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890806.83871" calcext:value-type="float">
            <text:p>1442890806.83871</text:p>
          </table:table-cell>
          <table:table-cell office:value-type="float" office:value="1442890806.86492" calcext:value-type="float">
            <text:p>1442890806.86492</text:p>
          </table:table-cell>
          <table:table-cell office:value-type="float" office:value="896" calcext:value-type="float">
            <text:p>896</text:p>
          </table:table-cell>
          <table:table-cell table:formula="of:=[.C1382]-[.C$2]" office:value-type="float" office:value="37.4998409748077" calcext:value-type="float">
            <text:p>37.4998409748</text:p>
          </table:table-cell>
          <table:table-cell table:formula="of:=[.D1382]/([.E1382]-[.E1381])" office:value-type="float" office:value="336777.164978941" calcext:value-type="float">
            <text:p>336777.16497894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890806.83873" calcext:value-type="float">
            <text:p>1442890806.83873</text:p>
          </table:table-cell>
          <table:table-cell office:value-type="float" office:value="1442890806.86756" calcext:value-type="float">
            <text:p>1442890806.86756</text:p>
          </table:table-cell>
          <table:table-cell office:value-type="float" office:value="896" calcext:value-type="float">
            <text:p>896</text:p>
          </table:table-cell>
          <table:table-cell table:formula="of:=[.C1383]-[.C$2]" office:value-type="float" office:value="37.5024843215942" calcext:value-type="float">
            <text:p>37.5024843216</text:p>
          </table:table-cell>
          <table:table-cell table:formula="of:=[.D1383]/([.E1383]-[.E1382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890806.94246" calcext:value-type="float">
            <text:p>1442890806.94246</text:p>
          </table:table-cell>
          <table:table-cell office:value-type="float" office:value="1442890806.94251" calcext:value-type="float">
            <text:p>1442890806.94251</text:p>
          </table:table-cell>
          <table:table-cell office:value-type="float" office:value="896" calcext:value-type="float">
            <text:p>896</text:p>
          </table:table-cell>
          <table:table-cell table:formula="of:=[.C1384]-[.C$2]" office:value-type="float" office:value="37.5774326324463" calcext:value-type="float">
            <text:p>37.5774326324</text:p>
          </table:table-cell>
          <table:table-cell table:formula="of:=[.D1384]/([.E1384]-[.E1383])" office:value-type="float" office:value="11954.905851964" calcext:value-type="float">
            <text:p>11954.90585196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890806.94255" calcext:value-type="float">
            <text:p>1442890806.94255</text:p>
          </table:table-cell>
          <table:table-cell office:value-type="float" office:value="1442890806.94515" calcext:value-type="float">
            <text:p>1442890806.94515</text:p>
          </table:table-cell>
          <table:table-cell office:value-type="float" office:value="896" calcext:value-type="float">
            <text:p>896</text:p>
          </table:table-cell>
          <table:table-cell table:formula="of:=[.C1385]-[.C$2]" office:value-type="float" office:value="37.5800807476044" calcext:value-type="float">
            <text:p>37.5800807476</text:p>
          </table:table-cell>
          <table:table-cell table:formula="of:=[.D1385]/([.E1385]-[.E1384])" office:value-type="float" office:value="338353.865490231" calcext:value-type="float">
            <text:p>338353.86549023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890806.94258" calcext:value-type="float">
            <text:p>1442890806.94258</text:p>
          </table:table-cell>
          <table:table-cell office:value-type="float" office:value="1442890806.9478" calcext:value-type="float">
            <text:p>1442890806.9478</text:p>
          </table:table-cell>
          <table:table-cell office:value-type="float" office:value="896" calcext:value-type="float">
            <text:p>896</text:p>
          </table:table-cell>
          <table:table-cell table:formula="of:=[.C1386]-[.C$2]" office:value-type="float" office:value="37.5827224254608" calcext:value-type="float">
            <text:p>37.5827224255</text:p>
          </table:table-cell>
          <table:table-cell table:formula="of:=[.D1386]/([.E1386]-[.E1385])" office:value-type="float" office:value="339178.37400722" calcext:value-type="float">
            <text:p>339178.3740072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890806.9426" calcext:value-type="float">
            <text:p>1442890806.9426</text:p>
          </table:table-cell>
          <table:table-cell office:value-type="float" office:value="1442890806.95045" calcext:value-type="float">
            <text:p>1442890806.95045</text:p>
          </table:table-cell>
          <table:table-cell office:value-type="float" office:value="896" calcext:value-type="float">
            <text:p>896</text:p>
          </table:table-cell>
          <table:table-cell table:formula="of:=[.C1387]-[.C$2]" office:value-type="float" office:value="37.5853729248047" calcext:value-type="float">
            <text:p>37.5853729248</text:p>
          </table:table-cell>
          <table:table-cell table:formula="of:=[.D1387]/([.E1387]-[.E1386])" office:value-type="float" office:value="338049.50832059" calcext:value-type="float">
            <text:p>338049.5083205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890806.94262" calcext:value-type="float">
            <text:p>1442890806.94262</text:p>
          </table:table-cell>
          <table:table-cell office:value-type="float" office:value="1442890806.95305" calcext:value-type="float">
            <text:p>1442890806.95305</text:p>
          </table:table-cell>
          <table:table-cell office:value-type="float" office:value="896" calcext:value-type="float">
            <text:p>896</text:p>
          </table:table-cell>
          <table:table-cell table:formula="of:=[.C1388]-[.C$2]" office:value-type="float" office:value="37.5879802703857" calcext:value-type="float">
            <text:p>37.5879802704</text:p>
          </table:table-cell>
          <table:table-cell table:formula="of:=[.D1388]/([.E1388]-[.E1387])" office:value-type="float" office:value="343644.512070227" calcext:value-type="float">
            <text:p>343644.51207022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890806.94265" calcext:value-type="float">
            <text:p>1442890806.94265</text:p>
          </table:table-cell>
          <table:table-cell office:value-type="float" office:value="1442890806.9557" calcext:value-type="float">
            <text:p>1442890806.9557</text:p>
          </table:table-cell>
          <table:table-cell office:value-type="float" office:value="896" calcext:value-type="float">
            <text:p>896</text:p>
          </table:table-cell>
          <table:table-cell table:formula="of:=[.C1389]-[.C$2]" office:value-type="float" office:value="37.590630531311" calcext:value-type="float">
            <text:p>37.5906305313</text:p>
          </table:table-cell>
          <table:table-cell table:formula="of:=[.D1389]/([.E1389]-[.E1388])" office:value-type="float" office:value="338079.919395466" calcext:value-type="float">
            <text:p>338079.91939546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890806.94267" calcext:value-type="float">
            <text:p>1442890806.94267</text:p>
          </table:table-cell>
          <table:table-cell office:value-type="float" office:value="1442890806.95838" calcext:value-type="float">
            <text:p>1442890806.95838</text:p>
          </table:table-cell>
          <table:table-cell office:value-type="float" office:value="896" calcext:value-type="float">
            <text:p>896</text:p>
          </table:table-cell>
          <table:table-cell table:formula="of:=[.C1390]-[.C$2]" office:value-type="float" office:value="37.5933010578156" calcext:value-type="float">
            <text:p>37.5933010578</text:p>
          </table:table-cell>
          <table:table-cell table:formula="of:=[.D1390]/([.E1390]-[.E1389])" office:value-type="float" office:value="335514.363360414" calcext:value-type="float">
            <text:p>335514.36336041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890806.94269" calcext:value-type="float">
            <text:p>1442890806.94269</text:p>
          </table:table-cell>
          <table:table-cell office:value-type="float" office:value="1442890806.96102" calcext:value-type="float">
            <text:p>1442890806.96102</text:p>
          </table:table-cell>
          <table:table-cell office:value-type="float" office:value="896" calcext:value-type="float">
            <text:p>896</text:p>
          </table:table-cell>
          <table:table-cell table:formula="of:=[.C1391]-[.C$2]" office:value-type="float" office:value="37.5959503650665" calcext:value-type="float">
            <text:p>37.5959503651</text:p>
          </table:table-cell>
          <table:table-cell table:formula="of:=[.D1391]/([.E1391]-[.E1390])" office:value-type="float" office:value="338201.618430526" calcext:value-type="float">
            <text:p>338201.61843052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890806.94271" calcext:value-type="float">
            <text:p>1442890806.94271</text:p>
          </table:table-cell>
          <table:table-cell office:value-type="float" office:value="1442890806.96367" calcext:value-type="float">
            <text:p>1442890806.96367</text:p>
          </table:table-cell>
          <table:table-cell office:value-type="float" office:value="896" calcext:value-type="float">
            <text:p>896</text:p>
          </table:table-cell>
          <table:table-cell table:formula="of:=[.C1392]-[.C$2]" office:value-type="float" office:value="37.5985980033875" calcext:value-type="float">
            <text:p>37.5985980034</text:p>
          </table:table-cell>
          <table:table-cell table:formula="of:=[.D1392]/([.E1392]-[.E1391])" office:value-type="float" office:value="338414.802701486" calcext:value-type="float">
            <text:p>338414.80270148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890806.94274" calcext:value-type="float">
            <text:p>1442890806.94274</text:p>
          </table:table-cell>
          <table:table-cell office:value-type="float" office:value="1442890806.96635" calcext:value-type="float">
            <text:p>1442890806.96635</text:p>
          </table:table-cell>
          <table:table-cell office:value-type="float" office:value="896" calcext:value-type="float">
            <text:p>896</text:p>
          </table:table-cell>
          <table:table-cell table:formula="of:=[.C1393]-[.C$2]" office:value-type="float" office:value="37.6012735366821" calcext:value-type="float">
            <text:p>37.6012735367</text:p>
          </table:table-cell>
          <table:table-cell table:formula="of:=[.D1393]/([.E1393]-[.E1392])" office:value-type="float" office:value="334886.507217965" calcext:value-type="float">
            <text:p>334886.50721796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890806.94276" calcext:value-type="float">
            <text:p>1442890806.94276</text:p>
          </table:table-cell>
          <table:table-cell office:value-type="float" office:value="1442890806.969" calcext:value-type="float">
            <text:p>1442890806.969</text:p>
          </table:table-cell>
          <table:table-cell office:value-type="float" office:value="896" calcext:value-type="float">
            <text:p>896</text:p>
          </table:table-cell>
          <table:table-cell table:formula="of:=[.C1394]-[.C$2]" office:value-type="float" office:value="37.6039228439331" calcext:value-type="float">
            <text:p>37.6039228439</text:p>
          </table:table-cell>
          <table:table-cell table:formula="of:=[.D1394]/([.E1394]-[.E1393])" office:value-type="float" office:value="338201.618430526" calcext:value-type="float">
            <text:p>338201.61843052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890806.94278" calcext:value-type="float">
            <text:p>1442890806.94278</text:p>
          </table:table-cell>
          <table:table-cell office:value-type="float" office:value="1442890806.97165" calcext:value-type="float">
            <text:p>1442890806.97165</text:p>
          </table:table-cell>
          <table:table-cell office:value-type="float" office:value="896" calcext:value-type="float">
            <text:p>896</text:p>
          </table:table-cell>
          <table:table-cell table:formula="of:=[.C1395]-[.C$2]" office:value-type="float" office:value="37.6065721511841" calcext:value-type="float">
            <text:p>37.6065721512</text:p>
          </table:table-cell>
          <table:table-cell table:formula="of:=[.D1395]/([.E1395]-[.E1394])" office:value-type="float" office:value="338201.618430526" calcext:value-type="float">
            <text:p>338201.61843052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890807.03948" calcext:value-type="float">
            <text:p>1442890807.03948</text:p>
          </table:table-cell>
          <table:table-cell office:value-type="float" office:value="1442890807.03952" calcext:value-type="float">
            <text:p>1442890807.03952</text:p>
          </table:table-cell>
          <table:table-cell office:value-type="float" office:value="896" calcext:value-type="float">
            <text:p>896</text:p>
          </table:table-cell>
          <table:table-cell table:formula="of:=[.C1396]-[.C$2]" office:value-type="float" office:value="37.6744463443756" calcext:value-type="float">
            <text:p>37.6744463444</text:p>
          </table:table-cell>
          <table:table-cell table:formula="of:=[.D1396]/([.E1396]-[.E1395])" office:value-type="float" office:value="13200.8935630609" calcext:value-type="float">
            <text:p>13200.893563060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890807.03957" calcext:value-type="float">
            <text:p>1442890807.03957</text:p>
          </table:table-cell>
          <table:table-cell office:value-type="float" office:value="1442890810.00392" calcext:value-type="float">
            <text:p>1442890810.00392</text:p>
          </table:table-cell>
          <table:table-cell office:value-type="float" office:value="896" calcext:value-type="float">
            <text:p>896</text:p>
          </table:table-cell>
          <table:table-cell table:formula="of:=[.C1397]-[.C$2]" office:value-type="float" office:value="40.63884806633" calcext:value-type="float">
            <text:p>40.6388480663</text:p>
          </table:table-cell>
          <table:table-cell table:formula="of:=[.D1397]/([.E1397]-[.E1396])" office:value-type="float" office:value="302.253231525346" calcext:value-type="float">
            <text:p>302.253231525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890807.03959" calcext:value-type="float">
            <text:p>1442890807.03959</text:p>
          </table:table-cell>
          <table:table-cell office:value-type="float" office:value="1442890810.00779" calcext:value-type="float">
            <text:p>1442890810.00779</text:p>
          </table:table-cell>
          <table:table-cell office:value-type="float" office:value="896" calcext:value-type="float">
            <text:p>896</text:p>
          </table:table-cell>
          <table:table-cell table:formula="of:=[.C1398]-[.C$2]" office:value-type="float" office:value="40.6427202224731" calcext:value-type="float">
            <text:p>40.6427202225</text:p>
          </table:table-cell>
          <table:table-cell table:formula="of:=[.D1398]/([.E1398]-[.E1397])" office:value-type="float" office:value="231395.627362847" calcext:value-type="float">
            <text:p>231395.62736284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890807.03961" calcext:value-type="float">
            <text:p>1442890807.03961</text:p>
          </table:table-cell>
          <table:table-cell office:value-type="float" office:value="1442890810.0117" calcext:value-type="float">
            <text:p>1442890810.0117</text:p>
          </table:table-cell>
          <table:table-cell office:value-type="float" office:value="896" calcext:value-type="float">
            <text:p>896</text:p>
          </table:table-cell>
          <table:table-cell table:formula="of:=[.C1399]-[.C$2]" office:value-type="float" office:value="40.6466243267059" calcext:value-type="float">
            <text:p>40.6466243267</text:p>
          </table:table-cell>
          <table:table-cell table:formula="of:=[.D1399]/([.E1399]-[.E1398])" office:value-type="float" office:value="229502.069251908" calcext:value-type="float">
            <text:p>229502.06925190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890807.03963" calcext:value-type="float">
            <text:p>1442890807.03963</text:p>
          </table:table-cell>
          <table:table-cell office:value-type="float" office:value="1442890810.0156" calcext:value-type="float">
            <text:p>1442890810.0156</text:p>
          </table:table-cell>
          <table:table-cell office:value-type="float" office:value="896" calcext:value-type="float">
            <text:p>896</text:p>
          </table:table-cell>
          <table:table-cell table:formula="of:=[.C1400]-[.C$2]" office:value-type="float" office:value="40.6505222320557" calcext:value-type="float">
            <text:p>40.6505222321</text:p>
          </table:table-cell>
          <table:table-cell table:formula="of:=[.D1400]/([.E1400]-[.E1399])" office:value-type="float" office:value="229867.048993822" calcext:value-type="float">
            <text:p>229867.04899382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890807.03965" calcext:value-type="float">
            <text:p>1442890807.03965</text:p>
          </table:table-cell>
          <table:table-cell office:value-type="float" office:value="1442890810.01949" calcext:value-type="float">
            <text:p>1442890810.01949</text:p>
          </table:table-cell>
          <table:table-cell office:value-type="float" office:value="896" calcext:value-type="float">
            <text:p>896</text:p>
          </table:table-cell>
          <table:table-cell table:formula="of:=[.C1401]-[.C$2]" office:value-type="float" office:value="40.6544151306152" calcext:value-type="float">
            <text:p>40.6544151306</text:p>
          </table:table-cell>
          <table:table-cell table:formula="of:=[.D1401]/([.E1401]-[.E1400])" office:value-type="float" office:value="230162.688878001" calcext:value-type="float">
            <text:p>230162.68887800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890807.03967" calcext:value-type="float">
            <text:p>1442890807.03967</text:p>
          </table:table-cell>
          <table:table-cell office:value-type="float" office:value="1442890810.02339" calcext:value-type="float">
            <text:p>1442890810.02339</text:p>
          </table:table-cell>
          <table:table-cell office:value-type="float" office:value="896" calcext:value-type="float">
            <text:p>896</text:p>
          </table:table-cell>
          <table:table-cell table:formula="of:=[.C1402]-[.C$2]" office:value-type="float" office:value="40.6583108901978" calcext:value-type="float">
            <text:p>40.6583108902</text:p>
          </table:table-cell>
          <table:table-cell table:formula="of:=[.D1402]/([.E1402]-[.E1401])" office:value-type="float" office:value="229993.65875153" calcext:value-type="float">
            <text:p>229993.6587515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890807.03969" calcext:value-type="float">
            <text:p>1442890807.03969</text:p>
          </table:table-cell>
          <table:table-cell office:value-type="float" office:value="1442890810.02728" calcext:value-type="float">
            <text:p>1442890810.02728</text:p>
          </table:table-cell>
          <table:table-cell office:value-type="float" office:value="896" calcext:value-type="float">
            <text:p>896</text:p>
          </table:table-cell>
          <table:table-cell table:formula="of:=[.C1403]-[.C$2]" office:value-type="float" office:value="40.6622037887573" calcext:value-type="float">
            <text:p>40.6622037888</text:p>
          </table:table-cell>
          <table:table-cell table:formula="of:=[.D1403]/([.E1403]-[.E1402])" office:value-type="float" office:value="230162.688878001" calcext:value-type="float">
            <text:p>230162.68887800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890807.03971" calcext:value-type="float">
            <text:p>1442890807.03971</text:p>
          </table:table-cell>
          <table:table-cell office:value-type="float" office:value="1442890810.03118" calcext:value-type="float">
            <text:p>1442890810.03118</text:p>
          </table:table-cell>
          <table:table-cell office:value-type="float" office:value="896" calcext:value-type="float">
            <text:p>896</text:p>
          </table:table-cell>
          <table:table-cell table:formula="of:=[.C1404]-[.C$2]" office:value-type="float" office:value="40.6661012172699" calcext:value-type="float">
            <text:p>40.6661012173</text:p>
          </table:table-cell>
          <table:table-cell table:formula="of:=[.D1404]/([.E1404]-[.E1403])" office:value-type="float" office:value="229895.172447544" calcext:value-type="float">
            <text:p>229895.17244754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890807.03973" calcext:value-type="float">
            <text:p>1442890807.03973</text:p>
          </table:table-cell>
          <table:table-cell office:value-type="float" office:value="1442890810.03507" calcext:value-type="float">
            <text:p>1442890810.03507</text:p>
          </table:table-cell>
          <table:table-cell office:value-type="float" office:value="896" calcext:value-type="float">
            <text:p>896</text:p>
          </table:table-cell>
          <table:table-cell table:formula="of:=[.C1405]-[.C$2]" office:value-type="float" office:value="40.6699922084808" calcext:value-type="float">
            <text:p>40.6699922085</text:p>
          </table:table-cell>
          <table:table-cell table:formula="of:=[.D1405]/([.E1405]-[.E1404])" office:value-type="float" office:value="230275.51372549" calcext:value-type="float">
            <text:p>230275.5137254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890807.03975" calcext:value-type="float">
            <text:p>1442890807.03975</text:p>
          </table:table-cell>
          <table:table-cell office:value-type="float" office:value="1442890810.03893" calcext:value-type="float">
            <text:p>1442890810.03893</text:p>
          </table:table-cell>
          <table:table-cell office:value-type="float" office:value="896" calcext:value-type="float">
            <text:p>896</text:p>
          </table:table-cell>
          <table:table-cell table:formula="of:=[.C1406]-[.C$2]" office:value-type="float" office:value="40.6738517284393" calcext:value-type="float">
            <text:p>40.6738517284</text:p>
          </table:table-cell>
          <table:table-cell table:formula="of:=[.D1406]/([.E1406]-[.E1405])" office:value-type="float" office:value="232153.223622436" calcext:value-type="float">
            <text:p>232153.22362243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890807.03977" calcext:value-type="float">
            <text:p>1442890807.03977</text:p>
          </table:table-cell>
          <table:table-cell office:value-type="float" office:value="1442890810.04283" calcext:value-type="float">
            <text:p>1442890810.04283</text:p>
          </table:table-cell>
          <table:table-cell office:value-type="float" office:value="896" calcext:value-type="float">
            <text:p>896</text:p>
          </table:table-cell>
          <table:table-cell table:formula="of:=[.C1407]-[.C$2]" office:value-type="float" office:value="40.6777520179749" calcext:value-type="float">
            <text:p>40.677752018</text:p>
          </table:table-cell>
          <table:table-cell table:formula="of:=[.D1407]/([.E1407]-[.E1406])" office:value-type="float" office:value="229726.53487377" calcext:value-type="float">
            <text:p>229726.5348737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890807.14305" calcext:value-type="float">
            <text:p>1442890807.14305</text:p>
          </table:table-cell>
          <table:table-cell office:value-type="float" office:value="1442890810.04671" calcext:value-type="float">
            <text:p>1442890810.04671</text:p>
          </table:table-cell>
          <table:table-cell office:value-type="float" office:value="896" calcext:value-type="float">
            <text:p>896</text:p>
          </table:table-cell>
          <table:table-cell table:formula="of:=[.C1408]-[.C$2]" office:value-type="float" office:value="40.6816308498383" calcext:value-type="float">
            <text:p>40.6816308498</text:p>
          </table:table-cell>
          <table:table-cell table:formula="of:=[.D1408]/([.E1408]-[.E1407])" office:value-type="float" office:value="230997.380539677" calcext:value-type="float">
            <text:p>230997.38053967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890807.14309" calcext:value-type="float">
            <text:p>1442890807.14309</text:p>
          </table:table-cell>
          <table:table-cell office:value-type="float" office:value="1442890810.05058" calcext:value-type="float">
            <text:p>1442890810.05058</text:p>
          </table:table-cell>
          <table:table-cell office:value-type="float" office:value="896" calcext:value-type="float">
            <text:p>896</text:p>
          </table:table-cell>
          <table:table-cell table:formula="of:=[.C1409]-[.C$2]" office:value-type="float" office:value="40.6855027675629" calcext:value-type="float">
            <text:p>40.6855027676</text:p>
          </table:table-cell>
          <table:table-cell table:formula="of:=[.D1409]/([.E1409]-[.E1408])" office:value-type="float" office:value="231409.875862069" calcext:value-type="float">
            <text:p>231409.87586206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890807.14311" calcext:value-type="float">
            <text:p>1442890807.14311</text:p>
          </table:table-cell>
          <table:table-cell office:value-type="float" office:value="1442890810.05448" calcext:value-type="float">
            <text:p>1442890810.05448</text:p>
          </table:table-cell>
          <table:table-cell office:value-type="float" office:value="896" calcext:value-type="float">
            <text:p>896</text:p>
          </table:table-cell>
          <table:table-cell table:formula="of:=[.C1410]-[.C$2]" office:value-type="float" office:value="40.6894066333771" calcext:value-type="float">
            <text:p>40.6894066334</text:p>
          </table:table-cell>
          <table:table-cell table:formula="of:=[.D1410]/([.E1410]-[.E1409])" office:value-type="float" office:value="229516.085501405" calcext:value-type="float">
            <text:p>229516.08550140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890807.14313" calcext:value-type="float">
            <text:p>1442890807.14313</text:p>
          </table:table-cell>
          <table:table-cell office:value-type="float" office:value="1442890810.05838" calcext:value-type="float">
            <text:p>1442890810.05838</text:p>
          </table:table-cell>
          <table:table-cell office:value-type="float" office:value="896" calcext:value-type="float">
            <text:p>896</text:p>
          </table:table-cell>
          <table:table-cell table:formula="of:=[.C1411]-[.C$2]" office:value-type="float" office:value="40.6933009624481" calcext:value-type="float">
            <text:p>40.6933009624</text:p>
          </table:table-cell>
          <table:table-cell table:formula="of:=[.D1411]/([.E1411]-[.E1410])" office:value-type="float" office:value="230078.142769683" calcext:value-type="float">
            <text:p>230078.14276968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890807.14316" calcext:value-type="float">
            <text:p>1442890807.14316</text:p>
          </table:table-cell>
          <table:table-cell office:value-type="float" office:value="1442890810.0623" calcext:value-type="float">
            <text:p>1442890810.0623</text:p>
          </table:table-cell>
          <table:table-cell office:value-type="float" office:value="896" calcext:value-type="float">
            <text:p>896</text:p>
          </table:table-cell>
          <table:table-cell table:formula="of:=[.C1412]-[.C$2]" office:value-type="float" office:value="40.6972281932831" calcext:value-type="float">
            <text:p>40.6972281933</text:p>
          </table:table-cell>
          <table:table-cell table:formula="of:=[.D1412]/([.E1412]-[.E1411])" office:value-type="float" office:value="228150.581835843" calcext:value-type="float">
            <text:p>228150.58183584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890807.14318" calcext:value-type="float">
            <text:p>1442890807.14318</text:p>
          </table:table-cell>
          <table:table-cell office:value-type="float" office:value="1442890810.0662" calcext:value-type="float">
            <text:p>1442890810.0662</text:p>
          </table:table-cell>
          <table:table-cell office:value-type="float" office:value="896" calcext:value-type="float">
            <text:p>896</text:p>
          </table:table-cell>
          <table:table-cell table:formula="of:=[.C1413]-[.C$2]" office:value-type="float" office:value="40.7011241912842" calcext:value-type="float">
            <text:p>40.7011241913</text:p>
          </table:table-cell>
          <table:table-cell table:formula="of:=[.D1413]/([.E1413]-[.E1412])" office:value-type="float" office:value="229979.584113579" calcext:value-type="float">
            <text:p>229979.584113579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890807.1432" calcext:value-type="float">
            <text:p>1442890807.1432</text:p>
          </table:table-cell>
          <table:table-cell office:value-type="float" office:value="1442890810.07015" calcext:value-type="float">
            <text:p>1442890810.07015</text:p>
          </table:table-cell>
          <table:table-cell office:value-type="float" office:value="896" calcext:value-type="float">
            <text:p>896</text:p>
          </table:table-cell>
          <table:table-cell table:formula="of:=[.C1414]-[.C$2]" office:value-type="float" office:value="40.7050728797913" calcext:value-type="float">
            <text:p>40.7050728798</text:p>
          </table:table-cell>
          <table:table-cell table:formula="of:=[.D1414]/([.E1414]-[.E1413])" office:value-type="float" office:value="226910.782755706" calcext:value-type="float">
            <text:p>226910.78275570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890807.14323" calcext:value-type="float">
            <text:p>1442890807.14323</text:p>
          </table:table-cell>
          <table:table-cell office:value-type="float" office:value="1442890810.07404" calcext:value-type="float">
            <text:p>1442890810.07404</text:p>
          </table:table-cell>
          <table:table-cell office:value-type="float" office:value="896" calcext:value-type="float">
            <text:p>896</text:p>
          </table:table-cell>
          <table:table-cell table:formula="of:=[.C1415]-[.C$2]" office:value-type="float" office:value="40.7089655399323" calcext:value-type="float">
            <text:p>40.7089655399</text:p>
          </table:table-cell>
          <table:table-cell table:formula="of:=[.D1415]/([.E1415]-[.E1414])" office:value-type="float" office:value="230176.785937404" calcext:value-type="float">
            <text:p>230176.785937404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890807.14325" calcext:value-type="float">
            <text:p>1442890807.14325</text:p>
          </table:table-cell>
          <table:table-cell office:value-type="float" office:value="1442890810.07793" calcext:value-type="float">
            <text:p>1442890810.07793</text:p>
          </table:table-cell>
          <table:table-cell office:value-type="float" office:value="896" calcext:value-type="float">
            <text:p>896</text:p>
          </table:table-cell>
          <table:table-cell table:formula="of:=[.C1416]-[.C$2]" office:value-type="float" office:value="40.7128562927246" calcext:value-type="float">
            <text:p>40.7128562927</text:p>
          </table:table-cell>
          <table:table-cell table:formula="of:=[.D1416]/([.E1416]-[.E1415])" office:value-type="float" office:value="230289.624609351" calcext:value-type="float">
            <text:p>230289.62460935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890807.14327" calcext:value-type="float">
            <text:p>1442890807.14327</text:p>
          </table:table-cell>
          <table:table-cell office:value-type="float" office:value="1442890810.08183" calcext:value-type="float">
            <text:p>1442890810.08183</text:p>
          </table:table-cell>
          <table:table-cell office:value-type="float" office:value="896" calcext:value-type="float">
            <text:p>896</text:p>
          </table:table-cell>
          <table:table-cell table:formula="of:=[.C1417]-[.C$2]" office:value-type="float" office:value="40.7167582511902" calcext:value-type="float">
            <text:p>40.7167582512</text:p>
          </table:table-cell>
          <table:table-cell table:formula="of:=[.D1417]/([.E1417]-[.E1416])" office:value-type="float" office:value="229628.277159966" calcext:value-type="float">
            <text:p>229628.27715996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890807.14332" calcext:value-type="float">
            <text:p>1442890807.14332</text:p>
          </table:table-cell>
          <table:table-cell office:value-type="float" office:value="1442890810.08573" calcext:value-type="float">
            <text:p>1442890810.08573</text:p>
          </table:table-cell>
          <table:table-cell office:value-type="float" office:value="896" calcext:value-type="float">
            <text:p>896</text:p>
          </table:table-cell>
          <table:table-cell table:formula="of:=[.C1418]-[.C$2]" office:value-type="float" office:value="40.7206528186798" calcext:value-type="float">
            <text:p>40.7206528187</text:p>
          </table:table-cell>
          <table:table-cell table:formula="of:=[.D1418]/([.E1418]-[.E1417])" office:value-type="float" office:value="230064.057790021" calcext:value-type="float">
            <text:p>230064.05779002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890807.14335" calcext:value-type="float">
            <text:p>1442890807.14335</text:p>
          </table:table-cell>
          <table:table-cell office:value-type="float" office:value="1442890810.08959" calcext:value-type="float">
            <text:p>1442890810.08959</text:p>
          </table:table-cell>
          <table:table-cell office:value-type="float" office:value="896" calcext:value-type="float">
            <text:p>896</text:p>
          </table:table-cell>
          <table:table-cell table:formula="of:=[.C1419]-[.C$2]" office:value-type="float" office:value="40.7245125770569" calcext:value-type="float">
            <text:p>40.7245125771</text:p>
          </table:table-cell>
          <table:table-cell table:formula="of:=[.D1419]/([.E1419]-[.E1418])" office:value-type="float" office:value="232138.883439372" calcext:value-type="float">
            <text:p>232138.88343937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890807.24043" calcext:value-type="float">
            <text:p>1442890807.24043</text:p>
          </table:table-cell>
          <table:table-cell office:value-type="float" office:value="1442890810.09348" calcext:value-type="float">
            <text:p>1442890810.09348</text:p>
          </table:table-cell>
          <table:table-cell office:value-type="float" office:value="896" calcext:value-type="float">
            <text:p>896</text:p>
          </table:table-cell>
          <table:table-cell table:formula="of:=[.C1420]-[.C$2]" office:value-type="float" office:value="40.7284061908722" calcext:value-type="float">
            <text:p>40.7284061909</text:p>
          </table:table-cell>
          <table:table-cell table:formula="of:=[.D1420]/([.E1420]-[.E1419])" office:value-type="float" office:value="230120.408058294" calcext:value-type="float">
            <text:p>230120.40805829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890807.24046" calcext:value-type="float">
            <text:p>1442890807.24046</text:p>
          </table:table-cell>
          <table:table-cell office:value-type="float" office:value="1442890810.09738" calcext:value-type="float">
            <text:p>1442890810.09738</text:p>
          </table:table-cell>
          <table:table-cell office:value-type="float" office:value="896" calcext:value-type="float">
            <text:p>896</text:p>
          </table:table-cell>
          <table:table-cell table:formula="of:=[.C1421]-[.C$2]" office:value-type="float" office:value="40.7323009967804" calcext:value-type="float">
            <text:p>40.7323009968</text:p>
          </table:table-cell>
          <table:table-cell table:formula="of:=[.D1421]/([.E1421]-[.E1420])" office:value-type="float" office:value="230049.97453477" calcext:value-type="float">
            <text:p>230049.9745347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890807.24048" calcext:value-type="float">
            <text:p>1442890807.24048</text:p>
          </table:table-cell>
          <table:table-cell office:value-type="float" office:value="1442890810.10124" calcext:value-type="float">
            <text:p>1442890810.10124</text:p>
          </table:table-cell>
          <table:table-cell office:value-type="float" office:value="896" calcext:value-type="float">
            <text:p>896</text:p>
          </table:table-cell>
          <table:table-cell table:formula="of:=[.C1422]-[.C$2]" office:value-type="float" office:value="40.736162185669" calcext:value-type="float">
            <text:p>40.7361621857</text:p>
          </table:table-cell>
          <table:table-cell table:formula="of:=[.D1422]/([.E1422]-[.E1421])" office:value-type="float" office:value="232052.879530719" calcext:value-type="float">
            <text:p>232052.87953071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890807.24054" calcext:value-type="float">
            <text:p>1442890807.24054</text:p>
          </table:table-cell>
          <table:table-cell office:value-type="float" office:value="1442890810.10514" calcext:value-type="float">
            <text:p>1442890810.10514</text:p>
          </table:table-cell>
          <table:table-cell office:value-type="float" office:value="896" calcext:value-type="float">
            <text:p>896</text:p>
          </table:table-cell>
          <table:table-cell table:formula="of:=[.C1423]-[.C$2]" office:value-type="float" office:value="40.7400634288788" calcext:value-type="float">
            <text:p>40.7400634289</text:p>
          </table:table-cell>
          <table:table-cell table:formula="of:=[.D1423]/([.E1423]-[.E1422])" office:value-type="float" office:value="229670.377314673" calcext:value-type="float">
            <text:p>229670.37731467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890807.24057" calcext:value-type="float">
            <text:p>1442890807.24057</text:p>
          </table:table-cell>
          <table:table-cell office:value-type="float" office:value="1442890810.10902" calcext:value-type="float">
            <text:p>1442890810.10902</text:p>
          </table:table-cell>
          <table:table-cell office:value-type="float" office:value="896" calcext:value-type="float">
            <text:p>896</text:p>
          </table:table-cell>
          <table:table-cell table:formula="of:=[.C1424]-[.C$2]" office:value-type="float" office:value="40.7439489364624" calcext:value-type="float">
            <text:p>40.7439489365</text:p>
          </table:table-cell>
          <table:table-cell table:formula="of:=[.D1424]/([.E1424]-[.E1423])" office:value-type="float" office:value="230600.502178315" calcext:value-type="float">
            <text:p>230600.50217831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890807.24059" calcext:value-type="float">
            <text:p>1442890807.24059</text:p>
          </table:table-cell>
          <table:table-cell office:value-type="float" office:value="1442890810.11291" calcext:value-type="float">
            <text:p>1442890810.11291</text:p>
          </table:table-cell>
          <table:table-cell office:value-type="float" office:value="896" calcext:value-type="float">
            <text:p>896</text:p>
          </table:table-cell>
          <table:table-cell table:formula="of:=[.C1425]-[.C$2]" office:value-type="float" office:value="40.7478368282318" calcext:value-type="float">
            <text:p>40.7478368282</text:p>
          </table:table-cell>
          <table:table-cell table:formula="of:=[.D1425]/([.E1425]-[.E1424])" office:value-type="float" office:value="230459.09020666" calcext:value-type="float">
            <text:p>230459.0902066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890807.24062" calcext:value-type="float">
            <text:p>1442890807.24062</text:p>
          </table:table-cell>
          <table:table-cell office:value-type="float" office:value="1442890810.1168" calcext:value-type="float">
            <text:p>1442890810.1168</text:p>
          </table:table-cell>
          <table:table-cell office:value-type="float" office:value="896" calcext:value-type="float">
            <text:p>896</text:p>
          </table:table-cell>
          <table:table-cell table:formula="of:=[.C1426]-[.C$2]" office:value-type="float" office:value="40.7517218589783" calcext:value-type="float">
            <text:p>40.751721859</text:p>
          </table:table-cell>
          <table:table-cell table:formula="of:=[.D1426]/([.E1426]-[.E1425])" office:value-type="float" office:value="230628.80540043" calcext:value-type="float">
            <text:p>230628.8054004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890820.20298" calcext:value-type="float">
            <text:p>1442890820.20298</text:p>
          </table:table-cell>
          <table:table-cell office:value-type="float" office:value="1442890820.20302" calcext:value-type="float">
            <text:p>1442890820.20302</text:p>
          </table:table-cell>
          <table:table-cell office:value-type="float" office:value="896" calcext:value-type="float">
            <text:p>896</text:p>
          </table:table-cell>
          <table:table-cell table:formula="of:=[.C1427]-[.C$2]" office:value-type="float" office:value="50.8379452228546" calcext:value-type="float">
            <text:p>50.8379452229</text:p>
          </table:table-cell>
          <table:table-cell table:formula="of:=[.D1427]/([.E1427]-[.E1426])" office:value-type="float" office:value="88.8340429985926" calcext:value-type="float">
            <text:p>88.8340429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03:14.760584722</dc:date>
    <meta:editing-duration>PT1M55S</meta:editing-duration>
    <meta:editing-cycles>1</meta:editing-cycles>
    <meta:document-statistic meta:table-count="1" meta:cell-count="8561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2.receiver_i.routed_msg_sub.network'.E1:'sink_2.receiver_i.routed_msg_sub.network'.F1427" chart:data-source-has-labels="row" svg:x="0.32cm" svg:y="0.18cm" svg:width="11.793cm" svg:height="8.64cm">
          <chartooo:coordinate-region svg:x="1.682cm" svg:y="0.379cm" svg:width="10.2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F2:'sink_2.receiver_i.routed_msg_sub.network'.F1427" chart:label-cell-address="'sink_2.receiver_i.routed_msg_sub.network'.F1:'sink_2.receiver_i.routed_msg_sub.network'.F1" chart:class="chart:scatter">
            <chart:domain table:cell-range-address="'sink_2.receiver_i.routed_msg_sub.network'.E2:'sink_2.receiver_i.routed_msg_sub.network'.E1427"/>
            <chart:data-point chart:repeated="14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2.receiver_i.routed_msg_sub.network'.F1:'sink_2.receiver_i.routed_msg_sub.network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1427</svg:desc>
                </draw:g>
              </table:table-cell>
              <table:table-cell office:value-type="float" office:value="0">
                <text:p>0</text:p>
                <draw:g>
                  <svg:desc>'sink_2.receiver_i.routed_msg_sub.network'.F2:'sink_2.receiver_i.routed_msg_sub.network'.F1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8457860946655">
                <text:p>10.8457860946655</text:p>
              </table:table-cell>
              <table:table-cell office:value-type="float" office:value="82.6127301589228">
                <text:p>82.612730158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966912269592">
                <text:p>10.9966912269592</text:p>
              </table:table-cell>
              <table:table-cell office:value-type="float" office:value="5937.505148971">
                <text:p>5937.505148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005888938904">
                <text:p>11.0005888938904</text:p>
              </table:table-cell>
              <table:table-cell office:value-type="float" office:value="229881.109860533">
                <text:p>229881.109860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0044801235199">
                <text:p>11.0044801235199</text:p>
              </table:table-cell>
              <table:table-cell office:value-type="float" office:value="230261.404570798">
                <text:p>230261.404570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083994865418">
                <text:p>11.0083994865418</text:p>
              </table:table-cell>
              <table:table-cell office:value-type="float" office:value="228608.576190766">
                <text:p>228608.576190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122690200806">
                <text:p>11.0122690200806</text:p>
              </table:table-cell>
              <table:table-cell office:value-type="float" office:value="231552.457424522">
                <text:p>231552.457424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16154050827">
                <text:p>11.016154050827</text:p>
              </table:table-cell>
              <table:table-cell office:value-type="float" office:value="230628.80540043">
                <text:p>230628.80540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0200459957123">
                <text:p>11.0200459957123</text:p>
              </table:table-cell>
              <table:table-cell office:value-type="float" office:value="230219.087478559">
                <text:p>230219.087478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239012241364">
                <text:p>11.0239012241364</text:p>
              </table:table-cell>
              <table:table-cell office:value-type="float" office:value="232411.65021645">
                <text:p>232411.65021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27800321579">
                <text:p>11.027800321579</text:p>
              </table:table-cell>
              <table:table-cell office:value-type="float" office:value="229796.770453712">
                <text:p>229796.770453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316879749298">
                <text:p>11.0316879749298</text:p>
              </table:table-cell>
              <table:table-cell office:value-type="float" office:value="230473.223598675">
                <text:p>230473.223598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0355727672577">
                <text:p>11.0355727672577</text:p>
              </table:table-cell>
              <table:table-cell office:value-type="float" office:value="230642.959617037">
                <text:p>230642.959617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394723415375">
                <text:p>11.0394723415375</text:p>
              </table:table-cell>
              <table:table-cell office:value-type="float" office:value="229768.671068721">
                <text:p>229768.671068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0468101501465">
                <text:p>11.0468101501465</text:p>
              </table:table-cell>
              <table:table-cell office:value-type="float" office:value="122107.300386652">
                <text:p>122107.300386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506711006165">
                <text:p>11.0506711006165</text:p>
              </table:table-cell>
              <table:table-cell office:value-type="float" office:value="232067.209089786">
                <text:p>232067.209089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545470714569">
                <text:p>11.0545470714569</text:p>
              </table:table-cell>
              <table:table-cell office:value-type="float" office:value="231167.88977056">
                <text:p>231167.88977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584411621094">
                <text:p>11.0584411621094</text:p>
              </table:table-cell>
              <table:table-cell office:value-type="float" office:value="230092.229474071">
                <text:p>230092.229474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062335729599">
                <text:p>11.062335729599</text:p>
              </table:table-cell>
              <table:table-cell office:value-type="float" office:value="230064.057790021">
                <text:p>230064.05779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1944544315338">
                <text:p>11.1944544315338</text:p>
              </table:table-cell>
              <table:table-cell office:value-type="float" office:value="6781.78022398429">
                <text:p>6781.78022398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1983437538147">
                <text:p>11.1983437538147</text:p>
              </table:table-cell>
              <table:table-cell office:value-type="float" office:value="230374.326242874">
                <text:p>230374.326242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022414207458">
                <text:p>11.2022414207458</text:p>
              </table:table-cell>
              <table:table-cell office:value-type="float" office:value="229881.109860533">
                <text:p>229881.109860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061448097229">
                <text:p>11.2061448097229</text:p>
              </table:table-cell>
              <table:table-cell office:value-type="float" office:value="229544.123137063">
                <text:p>229544.123137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100436687469">
                <text:p>11.2100436687469</text:p>
              </table:table-cell>
              <table:table-cell office:value-type="float" office:value="229810.822723659">
                <text:p>229810.822723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2139356136322">
                <text:p>11.2139356136322</text:p>
              </table:table-cell>
              <table:table-cell office:value-type="float" office:value="230219.087478559">
                <text:p>230219.087478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2178201675415">
                <text:p>11.2178201675415</text:p>
              </table:table-cell>
              <table:table-cell office:value-type="float" office:value="230657.115571104">
                <text:p>230657.115571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2217118740082">
                <text:p>11.2217118740082</text:p>
              </table:table-cell>
              <table:table-cell office:value-type="float" office:value="230233.191447651">
                <text:p>230233.191447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2255859375">
                <text:p>11.2255859375</text:p>
              </table:table-cell>
              <table:table-cell office:value-type="float" office:value="231281.70250477">
                <text:p>231281.702504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294814586639">
                <text:p>11.2294814586639</text:p>
              </table:table-cell>
              <table:table-cell office:value-type="float" office:value="230007.735112308">
                <text:p>230007.735112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333569526672">
                <text:p>11.2333569526672</text:p>
              </table:table-cell>
              <table:table-cell office:value-type="float" office:value="231196.332451553">
                <text:p>231196.332451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2373046875">
                <text:p>11.2373046875</text:p>
              </table:table-cell>
              <table:table-cell office:value-type="float" office:value="226965.59874381">
                <text:p>226965.59874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2475695610046">
                <text:p>11.2475695610046</text:p>
              </table:table-cell>
              <table:table-cell office:value-type="float" office:value="87287.9728712779">
                <text:p>87287.97287127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2515003681183">
                <text:p>11.2515003681183</text:p>
              </table:table-cell>
              <table:table-cell office:value-type="float" office:value="227943.0086735">
                <text:p>227943.0086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2553744316101">
                <text:p>11.2553744316101</text:p>
              </table:table-cell>
              <table:table-cell office:value-type="float" office:value="231281.70250477">
                <text:p>231281.70250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592704296112">
                <text:p>11.2592704296112</text:p>
              </table:table-cell>
              <table:table-cell office:value-type="float" office:value="229979.584113579">
                <text:p>229979.58411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2631666660309">
                <text:p>11.2631666660309</text:p>
              </table:table-cell>
              <table:table-cell office:value-type="float" office:value="229965.51119814">
                <text:p>229965.51119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3925216197968">
                <text:p>11.3925216197968</text:p>
              </table:table-cell>
              <table:table-cell office:value-type="float" office:value="6926.67713075565">
                <text:p>6926.67713075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396413564682">
                <text:p>11.396413564682</text:p>
              </table:table-cell>
              <table:table-cell office:value-type="float" office:value="230219.087478559">
                <text:p>230219.087478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003026485443">
                <text:p>11.4003026485443</text:p>
              </table:table-cell>
              <table:table-cell office:value-type="float" office:value="230388.449239823">
                <text:p>230388.449239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4041912555695">
                <text:p>11.4041912555695</text:p>
              </table:table-cell>
              <table:table-cell office:value-type="float" office:value="230416.700429185">
                <text:p>230416.700429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4080638885498">
                <text:p>11.4080638885498</text:p>
              </table:table-cell>
              <table:table-cell office:value-type="float" office:value="231367.135627655">
                <text:p>231367.135627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411958694458">
                <text:p>11.411958694458</text:p>
              </table:table-cell>
              <table:table-cell office:value-type="float" office:value="230049.97453477">
                <text:p>230049.97453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158582687378">
                <text:p>11.4158582687378</text:p>
              </table:table-cell>
              <table:table-cell office:value-type="float" office:value="229768.671068721">
                <text:p>229768.671068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4197487831116">
                <text:p>11.4197487831116</text:p>
              </table:table-cell>
              <table:table-cell office:value-type="float" office:value="230303.737222699">
                <text:p>230303.7372226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4236409664154">
                <text:p>11.4236409664154</text:p>
              </table:table-cell>
              <table:table-cell office:value-type="float" office:value="230204.985237366">
                <text:p>230204.985237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275262355804">
                <text:p>11.4275262355804</text:p>
              </table:table-cell>
              <table:table-cell office:value-type="float" office:value="230614.652920962">
                <text:p>230614.6529209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314408302307">
                <text:p>11.4314408302307</text:p>
              </table:table-cell>
              <table:table-cell office:value-type="float" office:value="228887.044521591">
                <text:p>228887.0445215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353322982788">
                <text:p>11.4353322982788</text:p>
              </table:table-cell>
              <table:table-cell office:value-type="float" office:value="230247.297144958">
                <text:p>230247.297144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4485187530518">
                <text:p>11.4485187530518</text:p>
              </table:table-cell>
              <table:table-cell office:value-type="float" office:value="67948.513488103">
                <text:p>67948.513488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4523992538452">
                <text:p>11.4523992538452</text:p>
              </table:table-cell>
              <table:table-cell office:value-type="float" office:value="230898.032931924">
                <text:p>230898.0329319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4562804698944">
                <text:p>11.4562804698944</text:p>
              </table:table-cell>
              <table:table-cell office:value-type="float" office:value="230855.481540635">
                <text:p>230855.4815406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4601678848267">
                <text:p>11.4601678848267</text:p>
              </table:table-cell>
              <table:table-cell office:value-type="float" office:value="230487.358724318">
                <text:p>230487.358724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640429019928">
                <text:p>11.4640429019928</text:p>
              </table:table-cell>
              <table:table-cell office:value-type="float" office:value="231224.782132529">
                <text:p>231224.782132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894365310669">
                <text:p>11.5894365310669</text:p>
              </table:table-cell>
              <table:table-cell office:value-type="float" office:value="7145.49859204204">
                <text:p>7145.49859204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5933463573456">
                <text:p>11.5933463573456</text:p>
              </table:table-cell>
              <table:table-cell office:value-type="float" office:value="229166.192084883">
                <text:p>229166.1920848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5972461700439">
                <text:p>11.5972461700439</text:p>
              </table:table-cell>
              <table:table-cell office:value-type="float" office:value="229754.623953048">
                <text:p>229754.6239530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6011984348297">
                <text:p>11.6011984348297</text:p>
              </table:table-cell>
              <table:table-cell office:value-type="float" office:value="226705.458406225">
                <text:p>226705.458406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050879955292">
                <text:p>11.6050879955292</text:p>
              </table:table-cell>
              <table:table-cell office:value-type="float" office:value="230360.20497732">
                <text:p>230360.20497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089890003204">
                <text:p>11.6089890003204</text:p>
              </table:table-cell>
              <table:table-cell office:value-type="float" office:value="229684.414130302">
                <text:p>229684.414130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6128776073456">
                <text:p>11.6128776073456</text:p>
              </table:table-cell>
              <table:table-cell office:value-type="float" office:value="230416.700429185">
                <text:p>230416.700429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6167657375336">
                <text:p>11.6167657375336</text:p>
              </table:table-cell>
              <table:table-cell office:value-type="float" office:value="230444.958547952">
                <text:p>230444.958547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6206638813019">
                <text:p>11.6206638813019</text:p>
              </table:table-cell>
              <table:table-cell office:value-type="float" office:value="229852.989847095">
                <text:p>229852.989847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6245639324188">
                <text:p>11.6245639324188</text:p>
              </table:table-cell>
              <table:table-cell office:value-type="float" office:value="229740.578554836">
                <text:p>229740.578554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6284458637238">
                <text:p>11.6284458637238</text:p>
              </table:table-cell>
              <table:table-cell office:value-type="float" office:value="230812.945829751">
                <text:p>230812.9458297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6323533058167">
                <text:p>11.6323533058167</text:p>
              </table:table-cell>
              <table:table-cell office:value-type="float" office:value="229306.021355787">
                <text:p>229306.021355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6496205329895">
                <text:p>11.6496205329895</text:p>
              </table:table-cell>
              <table:table-cell office:value-type="float" office:value="51890.2074450458">
                <text:p>51890.2074450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6534020900726">
                <text:p>11.6534020900726</text:p>
              </table:table-cell>
              <table:table-cell office:value-type="float" office:value="236939.435344556">
                <text:p>236939.435344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6572034358978">
                <text:p>11.6572034358978</text:p>
              </table:table-cell>
              <table:table-cell office:value-type="float" office:value="235705.994982439">
                <text:p>235705.994982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6609842777252">
                <text:p>11.6609842777252</text:p>
              </table:table-cell>
              <table:table-cell office:value-type="float" office:value="236984.259301299">
                <text:p>236984.259301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6647918224335">
                <text:p>11.6647918224335</text:p>
              </table:table-cell>
              <table:table-cell office:value-type="float" office:value="235322.253224796">
                <text:p>235322.253224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6686203479767">
                <text:p>11.6686203479767</text:p>
              </table:table-cell>
              <table:table-cell office:value-type="float" office:value="234032.655623365">
                <text:p>234032.6556233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800110578537">
                <text:p>11.800110578537</text:p>
              </table:table-cell>
              <table:table-cell office:value-type="float" office:value="6814.19445522293">
                <text:p>6814.19445522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8038833141327">
                <text:p>11.8038833141327</text:p>
              </table:table-cell>
              <table:table-cell office:value-type="float" office:value="237493.451971689">
                <text:p>237493.451971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076558113098">
                <text:p>11.8076558113098</text:p>
              </table:table-cell>
              <table:table-cell office:value-type="float" office:value="237508.461353726">
                <text:p>237508.461353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114619255066">
                <text:p>11.8114619255066</text:p>
              </table:table-cell>
              <table:table-cell office:value-type="float" office:value="235410.698070659">
                <text:p>235410.698070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8152344226837">
                <text:p>11.8152344226837</text:p>
              </table:table-cell>
              <table:table-cell office:value-type="float" office:value="237508.461353726">
                <text:p>237508.4613537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8189759254456">
                <text:p>11.8189759254456</text:p>
              </table:table-cell>
              <table:table-cell office:value-type="float" office:value="239475.969158223">
                <text:p>239475.969158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8227436542511">
                <text:p>11.8227436542511</text:p>
              </table:table-cell>
              <table:table-cell office:value-type="float" office:value="237809.047902297">
                <text:p>237809.047902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8265013694763">
                <text:p>11.8265013694763</text:p>
              </table:table-cell>
              <table:table-cell office:value-type="float" office:value="238442.76276886">
                <text:p>238442.76276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8302946090698">
                <text:p>11.8302946090698</text:p>
              </table:table-cell>
              <table:table-cell office:value-type="float" office:value="236209.703582652">
                <text:p>236209.703582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8340907096863">
                <text:p>11.8340907096863</text:p>
              </table:table-cell>
              <table:table-cell office:value-type="float" office:value="236031.678432358">
                <text:p>236031.678432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8378601074219">
                <text:p>11.8378601074219</text:p>
              </table:table-cell>
              <table:table-cell office:value-type="float" office:value="237703.756103732">
                <text:p>237703.756103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8416764736176">
                <text:p>11.8416764736176</text:p>
              </table:table-cell>
              <table:table-cell office:value-type="float" office:value="234778.308490036">
                <text:p>234778.308490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8505563735962">
                <text:p>11.8505563735962</text:p>
              </table:table-cell>
              <table:table-cell office:value-type="float" office:value="100902.037427843">
                <text:p>100902.037427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8543272018433">
                <text:p>11.8543272018433</text:p>
              </table:table-cell>
              <table:table-cell office:value-type="float" office:value="237613.580171978">
                <text:p>237613.5801719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8580968379974">
                <text:p>11.8580968379974</text:p>
              </table:table-cell>
              <table:table-cell office:value-type="float" office:value="237688.722028967">
                <text:p>237688.7220289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8618679046631">
                <text:p>11.8618679046631</text:p>
              </table:table-cell>
              <table:table-cell office:value-type="float" office:value="237598.557501423">
                <text:p>237598.5575014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656370639801">
                <text:p>11.8656370639801</text:p>
              </table:table-cell>
              <table:table-cell office:value-type="float" office:value="237718.79208046">
                <text:p>237718.792080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997545003891">
                <text:p>11.997545003891</text:p>
              </table:table-cell>
              <table:table-cell office:value-type="float" office:value="6792.61612762127">
                <text:p>6792.61612762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0013101100922">
                <text:p>12.0013101100922</text:p>
              </table:table-cell>
              <table:table-cell office:value-type="float" office:value="237974.695035461">
                <text:p>237974.6950354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0050609111786">
                <text:p>12.0050609111786</text:p>
              </table:table-cell>
              <table:table-cell office:value-type="float" office:value="238882.302568014">
                <text:p>238882.3025680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0088038444519">
                <text:p>12.0088038444519</text:p>
              </table:table-cell>
              <table:table-cell office:value-type="float" office:value="239384.443849927">
                <text:p>239384.4438499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0125567913055">
                <text:p>12.0125567913055</text:p>
              </table:table-cell>
              <table:table-cell office:value-type="float" office:value="238745.720348135">
                <text:p>238745.720348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0163180828094">
                <text:p>12.0163180828094</text:p>
              </table:table-cell>
              <table:table-cell office:value-type="float" office:value="238216.048681542">
                <text:p>238216.048681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02006483078">
                <text:p>12.02006483078</text:p>
              </table:table-cell>
              <table:table-cell office:value-type="float" office:value="239140.718040089">
                <text:p>239140.7180400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0238025188446">
                <text:p>12.0238025188446</text:p>
              </table:table-cell>
              <table:table-cell office:value-type="float" office:value="239720.379154175">
                <text:p>239720.379154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275626182556">
                <text:p>12.0275626182556</text:p>
              </table:table-cell>
              <table:table-cell office:value-type="float" office:value="238291.572126054">
                <text:p>238291.572126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0313222408295">
                <text:p>12.0313222408295</text:p>
              </table:table-cell>
              <table:table-cell office:value-type="float" office:value="238321.794914072">
                <text:p>238321.794914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0350906848907">
                <text:p>12.0350906848907</text:p>
              </table:table-cell>
              <table:table-cell office:value-type="float" office:value="237763.911426041">
                <text:p>237763.9114260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388441085815">
                <text:p>12.0388441085815</text:p>
              </table:table-cell>
              <table:table-cell office:value-type="float" office:value="238715.389951089">
                <text:p>238715.389951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0515508651733">
                <text:p>12.0515508651733</text:p>
              </table:table-cell>
              <table:table-cell office:value-type="float" office:value="70513.6667667367">
                <text:p>70513.66676673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055326461792">
                <text:p>12.055326461792</text:p>
              </table:table-cell>
              <table:table-cell office:value-type="float" office:value="237313.487244254">
                <text:p>237313.4872442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0590598583221">
                <text:p>12.0590598583221</text:p>
              </table:table-cell>
              <table:table-cell office:value-type="float" office:value="239995.937416182">
                <text:p>239995.9374161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0628321170807">
                <text:p>12.0628321170807</text:p>
              </table:table-cell>
              <table:table-cell office:value-type="float" office:value="237523.472633043">
                <text:p>237523.472633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0666046142578">
                <text:p>12.0666046142578</text:p>
              </table:table-cell>
              <table:table-cell office:value-type="float" office:value="237508.461353726">
                <text:p>237508.461353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926107406616">
                <text:p>12.1926107406616</text:p>
              </table:table-cell>
              <table:table-cell office:value-type="float" office:value="7110.7653696822">
                <text:p>7110.76536968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1963856220245">
                <text:p>12.1963856220245</text:p>
              </table:table-cell>
              <table:table-cell office:value-type="float" office:value="237358.452851639">
                <text:p>237358.4528516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2001526355743">
                <text:p>12.2001526355743</text:p>
              </table:table-cell>
              <table:table-cell office:value-type="float" office:value="237854.201518987">
                <text:p>237854.201518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2039103507996">
                <text:p>12.2039103507996</text:p>
              </table:table-cell>
              <table:table-cell office:value-type="float" office:value="238442.76276886">
                <text:p>238442.76276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2076570987701">
                <text:p>12.2076570987701</text:p>
              </table:table-cell>
              <table:table-cell office:value-type="float" office:value="239140.718040089">
                <text:p>239140.718040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2114667892456">
                <text:p>12.2114667892456</text:p>
              </table:table-cell>
              <table:table-cell office:value-type="float" office:value="235189.710495025">
                <text:p>235189.7104950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2152500152588">
                <text:p>12.2152500152588</text:p>
              </table:table-cell>
              <table:table-cell office:value-type="float" office:value="236834.9120242">
                <text:p>236834.9120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190158367157">
                <text:p>12.2190158367157</text:p>
              </table:table-cell>
              <table:table-cell office:value-type="float" office:value="237929.495663185">
                <text:p>237929.495663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2227556705475">
                <text:p>12.2227556705475</text:p>
              </table:table-cell>
              <table:table-cell office:value-type="float" office:value="239582.837179651">
                <text:p>239582.8371796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2265002727509">
                <text:p>12.2265002727509</text:p>
              </table:table-cell>
              <table:table-cell office:value-type="float" office:value="239277.752705972">
                <text:p>239277.7527059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2302672863007">
                <text:p>12.2302672863007</text:p>
              </table:table-cell>
              <table:table-cell office:value-type="float" office:value="237854.201518987">
                <text:p>237854.2015189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2340481281281">
                <text:p>12.2340481281281</text:p>
              </table:table-cell>
              <table:table-cell office:value-type="float" office:value="236984.259301299">
                <text:p>236984.2593012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2523028850555">
                <text:p>12.2523028850555</text:p>
              </table:table-cell>
              <table:table-cell office:value-type="float" office:value="49083.0967270068">
                <text:p>49083.09672700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2560751438141">
                <text:p>12.2560751438141</text:p>
              </table:table-cell>
              <table:table-cell office:value-type="float" office:value="237523.472633043">
                <text:p>237523.4726330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2598061561584">
                <text:p>12.2598061561584</text:p>
              </table:table-cell>
              <table:table-cell office:value-type="float" office:value="240149.299252348">
                <text:p>240149.299252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2635500431061">
                <text:p>12.2635500431061</text:p>
              </table:table-cell>
              <table:table-cell office:value-type="float" office:value="239323.465834554">
                <text:p>239323.4658345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673180103302">
                <text:p>12.2673180103302</text:p>
              </table:table-cell>
              <table:table-cell office:value-type="float" office:value="237794.000506201">
                <text:p>237794.000506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710876464844">
                <text:p>12.2710876464844</text:p>
              </table:table-cell>
              <table:table-cell office:value-type="float" office:value="237688.722028967">
                <text:p>237688.722028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977556228638">
                <text:p>12.3977556228638</text:p>
              </table:table-cell>
              <table:table-cell office:value-type="float" office:value="7073.61107053854">
                <text:p>7073.611070538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015119075775">
                <text:p>12.4015119075775</text:p>
              </table:table-cell>
              <table:table-cell office:value-type="float" office:value="238533.569279594">
                <text:p>238533.5692795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4052901268005">
                <text:p>12.4052901268005</text:p>
              </table:table-cell>
              <table:table-cell office:value-type="float" office:value="237148.759008014">
                <text:p>237148.759008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4090619087219">
                <text:p>12.4090619087219</text:p>
              </table:table-cell>
              <table:table-cell office:value-type="float" office:value="237553.500884956">
                <text:p>237553.5008849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4128382205963">
                <text:p>12.4128382205963</text:p>
              </table:table-cell>
              <table:table-cell office:value-type="float" office:value="237268.538670371">
                <text:p>237268.538670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4166080951691">
                <text:p>12.4166080951691</text:p>
              </table:table-cell>
              <table:table-cell office:value-type="float" office:value="237673.689855806">
                <text:p>237673.689855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203808307648">
                <text:p>12.4203808307648</text:p>
              </table:table-cell>
              <table:table-cell office:value-type="float" office:value="237493.451971689">
                <text:p>237493.4519716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4241218566895">
                <text:p>12.4241218566895</text:p>
              </table:table-cell>
              <table:table-cell office:value-type="float" office:value="239506.493148939">
                <text:p>239506.493148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4278676509857">
                <text:p>12.4278676509857</text:p>
              </table:table-cell>
              <table:table-cell office:value-type="float" office:value="239201.602953345">
                <text:p>239201.6029533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4316353797913">
                <text:p>12.4316353797913</text:p>
              </table:table-cell>
              <table:table-cell office:value-type="float" office:value="237809.047902297">
                <text:p>237809.0479022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4354636669159">
                <text:p>12.4354636669159</text:p>
              </table:table-cell>
              <table:table-cell office:value-type="float" office:value="234047.230740487">
                <text:p>234047.230740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3923163414">
                <text:p>12.43923163414</text:p>
              </table:table-cell>
              <table:table-cell office:value-type="float" office:value="237794.000506201">
                <text:p>237794.000506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4532425403595">
                <text:p>12.4532425403595</text:p>
              </table:table-cell>
              <table:table-cell office:value-type="float" office:value="63950.1818058061">
                <text:p>63950.18180580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4570188522339">
                <text:p>12.4570188522339</text:p>
              </table:table-cell>
              <table:table-cell office:value-type="float" office:value="237268.538670371">
                <text:p>237268.5386703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4608573913574">
                <text:p>12.4608573913574</text:p>
              </table:table-cell>
              <table:table-cell office:value-type="float" office:value="233422.135652174">
                <text:p>233422.1356521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4646224975586">
                <text:p>12.4646224975586</text:p>
              </table:table-cell>
              <table:table-cell office:value-type="float" office:value="237974.695035461">
                <text:p>237974.6950354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4684057235718">
                <text:p>12.4684057235718</text:p>
              </table:table-cell>
              <table:table-cell office:value-type="float" office:value="236834.9120242">
                <text:p>236834.91202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5921578407288">
                <text:p>12.5921578407288</text:p>
              </table:table-cell>
              <table:table-cell office:value-type="float" office:value="7240.28017123459">
                <text:p>7240.280171234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5959277153015">
                <text:p>12.5959277153015</text:p>
              </table:table-cell>
              <table:table-cell office:value-type="float" office:value="237673.689855806">
                <text:p>237673.689855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599681854248">
                <text:p>12.599681854248</text:p>
              </table:table-cell>
              <table:table-cell office:value-type="float" office:value="238669.908802235">
                <text:p>238669.908802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6034641265869">
                <text:p>12.6034641265869</text:p>
              </table:table-cell>
              <table:table-cell office:value-type="float" office:value="236894.628340898">
                <text:p>236894.628340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6072871685028">
                <text:p>12.6072871685028</text:p>
              </table:table-cell>
              <table:table-cell office:value-type="float" office:value="234368.343249142">
                <text:p>234368.3432491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6110501289368">
                <text:p>12.6110501289368</text:p>
              </table:table-cell>
              <table:table-cell office:value-type="float" office:value="238110.396249129">
                <text:p>238110.396249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6148111820221">
                <text:p>12.6148111820221</text:p>
              </table:table-cell>
              <table:table-cell office:value-type="float" office:value="238231.149540412">
                <text:p>238231.1495404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6185774803162">
                <text:p>12.6185774803162</text:p>
              </table:table-cell>
              <table:table-cell office:value-type="float" office:value="237899.372285877">
                <text:p>237899.3722858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6223511695862">
                <text:p>12.6223511695862</text:p>
              </table:table-cell>
              <table:table-cell office:value-type="float" office:value="237433.433409148">
                <text:p>237433.433409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6261584758759">
                <text:p>12.6261584758759</text:p>
              </table:table-cell>
              <table:table-cell office:value-type="float" office:value="235336.989416995">
                <text:p>235336.989416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6299200057983">
                <text:p>12.6299200057983</text:p>
              </table:table-cell>
              <table:table-cell office:value-type="float" office:value="238200.949736959">
                <text:p>238200.9497369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6336679458618">
                <text:p>12.6336679458618</text:p>
              </table:table-cell>
              <table:table-cell office:value-type="float" office:value="239064.655470738">
                <text:p>239064.6554707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6542789936066">
                <text:p>12.6542789936066</text:p>
              </table:table-cell>
              <table:table-cell office:value-type="float" office:value="43471.8317620794">
                <text:p>43471.8317620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6576597690582">
                <text:p>12.6576597690582</text:p>
              </table:table-cell>
              <table:table-cell office:value-type="float" office:value="265027.953737659">
                <text:p>265027.9537376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6610820293427">
                <text:p>12.6610820293427</text:p>
              </table:table-cell>
              <table:table-cell office:value-type="float" office:value="261815.269889926">
                <text:p>261815.2698899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6644158363342">
                <text:p>12.6644158363342</text:p>
              </table:table-cell>
              <table:table-cell office:value-type="float" office:value="268761.809625974">
                <text:p>268761.809625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6678276062012">
                <text:p>12.6678276062012</text:p>
              </table:table-cell>
              <table:table-cell office:value-type="float" office:value="262620.292382949">
                <text:p>262620.2923829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6712436676025">
                <text:p>12.6712436676025</text:p>
              </table:table-cell>
              <table:table-cell office:value-type="float" office:value="262290.367392518">
                <text:p>262290.3673925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7977330684662">
                <text:p>12.7977330684662</text:p>
              </table:table-cell>
              <table:table-cell office:value-type="float" office:value="7083.59747047791">
                <text:p>7083.597470477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8011462688446">
                <text:p>12.8011462688446</text:p>
              </table:table-cell>
              <table:table-cell office:value-type="float" office:value="262510.225202571">
                <text:p>262510.225202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8045461177826">
                <text:p>12.8045461177826</text:p>
              </table:table-cell>
              <table:table-cell office:value-type="float" office:value="263541.120897616">
                <text:p>263541.1208976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8078718185425">
                <text:p>12.8078718185425</text:p>
              </table:table-cell>
              <table:table-cell office:value-type="float" office:value="269416.903290558">
                <text:p>269416.903290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8112785816193">
                <text:p>12.8112785816193</text:p>
              </table:table-cell>
              <table:table-cell office:value-type="float" office:value="263006.255441249">
                <text:p>263006.2554412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8146820068359">
                <text:p>12.8146820068359</text:p>
              </table:table-cell>
              <table:table-cell office:value-type="float" office:value="263264.19502627">
                <text:p>263264.195026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8180541992188">
                <text:p>12.8180541992188</text:p>
              </table:table-cell>
              <table:table-cell office:value-type="float" office:value="265702.515837104">
                <text:p>265702.5158371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8214523792267">
                <text:p>12.8214523792267</text:p>
              </table:table-cell>
              <table:table-cell office:value-type="float" office:value="263670.552445099">
                <text:p>263670.5524450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8248579502106">
                <text:p>12.8248579502106</text:p>
              </table:table-cell>
              <table:table-cell office:value-type="float" office:value="263098.318678241">
                <text:p>263098.3186782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8282318115234">
                <text:p>12.8282318115234</text:p>
              </table:table-cell>
              <table:table-cell office:value-type="float" office:value="265571.082185005">
                <text:p>265571.082185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8316338062286">
                <text:p>12.8316338062286</text:p>
              </table:table-cell>
              <table:table-cell office:value-type="float" office:value="263374.895507744">
                <text:p>263374.8955077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8349990844727">
                <text:p>12.8349990844727</text:p>
              </table:table-cell>
              <table:table-cell office:value-type="float" office:value="266248.415444562">
                <text:p>266248.4154445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8552513122559">
                <text:p>12.8552513122559</text:p>
              </table:table-cell>
              <table:table-cell office:value-type="float" office:value="44242.0463364099">
                <text:p>44242.04633640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8586533069611">
                <text:p>12.8586533069611</text:p>
              </table:table-cell>
              <table:table-cell office:value-type="float" office:value="263374.895507744">
                <text:p>263374.895507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8620491027832">
                <text:p>12.8620491027832</text:p>
              </table:table-cell>
              <table:table-cell office:value-type="float" office:value="263855.675349294">
                <text:p>263855.6753492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8653910160065">
                <text:p>12.8653910160065</text:p>
              </table:table-cell>
              <table:table-cell office:value-type="float" office:value="268109.893985874">
                <text:p>268109.893985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8688380718231">
                <text:p>12.8688380718231</text:p>
              </table:table-cell>
              <table:table-cell office:value-type="float" office:value="259931.967353714">
                <text:p>259931.9673537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8722288608551">
                <text:p>12.8722288608551</text:p>
              </table:table-cell>
              <table:table-cell office:value-type="float" office:value="264245.280832513">
                <text:p>264245.2808325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9733831882477">
                <text:p>12.9733831882477</text:p>
              </table:table-cell>
              <table:table-cell office:value-type="float" office:value="8857.75253610891">
                <text:p>8857.752536108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9767968654633">
                <text:p>12.9767968654633</text:p>
              </table:table-cell>
              <table:table-cell office:value-type="float" office:value="262473.556641989">
                <text:p>262473.556641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9802045822144">
                <text:p>12.9802045822144</text:p>
              </table:table-cell>
              <table:table-cell office:value-type="float" office:value="262932.651227874">
                <text:p>262932.6512278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9835522174835">
                <text:p>12.9835522174835</text:p>
              </table:table-cell>
              <table:table-cell office:value-type="float" office:value="267651.619115448">
                <text:p>267651.619115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9869730472565">
                <text:p>12.9869730472565</text:p>
              </table:table-cell>
              <table:table-cell office:value-type="float" office:value="261924.754948425">
                <text:p>261924.7549484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9903807640076">
                <text:p>12.9903807640076</text:p>
              </table:table-cell>
              <table:table-cell office:value-type="float" office:value="262932.651227874">
                <text:p>262932.6512278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9937651157379">
                <text:p>12.9937651157379</text:p>
              </table:table-cell>
              <table:table-cell office:value-type="float" office:value="264747.896019725">
                <text:p>264747.8960197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9971988201141">
                <text:p>12.9971988201141</text:p>
              </table:table-cell>
              <table:table-cell office:value-type="float" office:value="260942.673517567">
                <text:p>260942.6735175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0006039142609">
                <text:p>13.0006039142609</text:p>
              </table:table-cell>
              <table:table-cell office:value-type="float" office:value="263135.162022126">
                <text:p>263135.1620221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0039677619934">
                <text:p>13.0039677619934</text:p>
              </table:table-cell>
              <table:table-cell office:value-type="float" office:value="266361.640371394">
                <text:p>266361.6403713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007396697998">
                <text:p>13.007396697998</text:p>
              </table:table-cell>
              <table:table-cell office:value-type="float" office:value="261305.547489918">
                <text:p>261305.5474899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0108342170715">
                <text:p>13.0108342170715</text:p>
              </table:table-cell>
              <table:table-cell office:value-type="float" office:value="260653.099181579">
                <text:p>260653.0991815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0561814308167">
                <text:p>13.0561814308167</text:p>
              </table:table-cell>
              <table:table-cell office:value-type="float" office:value="19758.6560672976">
                <text:p>19758.6560672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0595841407776">
                <text:p>13.0595841407776</text:p>
              </table:table-cell>
              <table:table-cell office:value-type="float" office:value="263319.533632287">
                <text:p>263319.5336322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0629379749298">
                <text:p>13.0629379749298</text:p>
              </table:table-cell>
              <table:table-cell office:value-type="float" office:value="267156.919314708">
                <text:p>267156.9193147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0663242340088">
                <text:p>13.0663242340088</text:p>
              </table:table-cell>
              <table:table-cell office:value-type="float" office:value="264598.773780187">
                <text:p>264598.773780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0697236061096">
                <text:p>13.0697236061096</text:p>
              </table:table-cell>
              <table:table-cell office:value-type="float" office:value="263578.088371441">
                <text:p>263578.0883714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0731625556946">
                <text:p>13.0731625556946</text:p>
              </table:table-cell>
              <table:table-cell office:value-type="float" office:value="260544.674431503">
                <text:p>260544.6744315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076500415802">
                <text:p>13.076500415802</text:p>
              </table:table-cell>
              <table:table-cell office:value-type="float" office:value="268435.456">
                <text:p>268435.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0799570083618">
                <text:p>13.0799570083618</text:p>
              </table:table-cell>
              <table:table-cell office:value-type="float" office:value="259214.814733067">
                <text:p>259214.814733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0833668708801">
                <text:p>13.0833668708801</text:p>
              </table:table-cell>
              <table:table-cell office:value-type="float" office:value="262767.1922808">
                <text:p>262767.19228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171190738678">
                <text:p>13.171190738678</text:p>
              </table:table-cell>
              <table:table-cell office:value-type="float" office:value="10202.2379845803">
                <text:p>10202.23798458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1745944023132">
                <text:p>13.1745944023132</text:p>
              </table:table-cell>
              <table:table-cell office:value-type="float" office:value="263245.753992715">
                <text:p>263245.7539927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1779870986938">
                <text:p>13.1779870986938</text:p>
              </table:table-cell>
              <table:table-cell office:value-type="float" office:value="264096.724104006">
                <text:p>264096.7241040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1813156604767">
                <text:p>13.1813156604767</text:p>
              </table:table-cell>
              <table:table-cell office:value-type="float" office:value="269185.329417663">
                <text:p>269185.329417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1847040653229">
                <text:p>13.1847040653229</text:p>
              </table:table-cell>
              <table:table-cell office:value-type="float" office:value="264431.211933577">
                <text:p>264431.2119335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188102722168">
                <text:p>13.188102722168</text:p>
              </table:table-cell>
              <table:table-cell office:value-type="float" office:value="263633.559031919">
                <text:p>263633.5590319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1914966106415">
                <text:p>13.1914966106415</text:p>
              </table:table-cell>
              <table:table-cell office:value-type="float" office:value="264003.960941342">
                <text:p>264003.9609413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1949017047882">
                <text:p>13.1949017047882</text:p>
              </table:table-cell>
              <table:table-cell office:value-type="float" office:value="263135.162022126">
                <text:p>263135.1620221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1983036994934">
                <text:p>13.1983036994934</text:p>
              </table:table-cell>
              <table:table-cell office:value-type="float" office:value="263374.895507744">
                <text:p>263374.8955077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2016942501068">
                <text:p>13.2016942501068</text:p>
              </table:table-cell>
              <table:table-cell office:value-type="float" office:value="264263.862175656">
                <text:p>264263.8621756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2050881385803">
                <text:p>13.2050881385803</text:p>
              </table:table-cell>
              <table:table-cell office:value-type="float" office:value="264003.960941342">
                <text:p>264003.9609413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2084965705872">
                <text:p>13.2084965705872</text:p>
              </table:table-cell>
              <table:table-cell office:value-type="float" office:value="262877.475097929">
                <text:p>262877.4750979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2571175098419">
                <text:p>13.2571175098419</text:p>
              </table:table-cell>
              <table:table-cell office:value-type="float" office:value="18428.2741907802">
                <text:p>18428.27419078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260529756546">
                <text:p>13.260529756546</text:p>
              </table:table-cell>
              <table:table-cell office:value-type="float" office:value="262583.593068753">
                <text:p>262583.5930687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2638936042786">
                <text:p>13.2638936042786</text:p>
              </table:table-cell>
              <table:table-cell office:value-type="float" office:value="266361.640371394">
                <text:p>266361.6403713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2672443389893">
                <text:p>13.2672443389893</text:p>
              </table:table-cell>
              <table:table-cell office:value-type="float" office:value="267404.04041554">
                <text:p>267404.040415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2707183361053">
                <text:p>13.2707183361053</text:p>
              </table:table-cell>
              <table:table-cell office:value-type="float" office:value="257916.161141994">
                <text:p>257916.1611419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2741138935089">
                <text:p>13.2741138935089</text:p>
              </table:table-cell>
              <table:table-cell office:value-type="float" office:value="263874.20193793">
                <text:p>263874.201937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2774784564972">
                <text:p>13.2774784564972</text:p>
              </table:table-cell>
              <table:table-cell office:value-type="float" office:value="266305.015873016">
                <text:p>266305.0158730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2808790206909">
                <text:p>13.2808790206909</text:p>
              </table:table-cell>
              <table:table-cell office:value-type="float" office:value="263485.68912571">
                <text:p>263485.689125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2842829227448">
                <text:p>13.2842829227448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2876589298248">
                <text:p>13.2876589298248</text:p>
              </table:table-cell>
              <table:table-cell office:value-type="float" office:value="265402.28700565">
                <text:p>265402.287005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378288269043">
                <text:p>13.378288269043</text:p>
              </table:table-cell>
              <table:table-cell office:value-type="float" office:value="9886.42317962155">
                <text:p>9886.423179621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3816995620728">
                <text:p>13.3816995620728</text:p>
              </table:table-cell>
              <table:table-cell office:value-type="float" office:value="262657.001956947">
                <text:p>262657.0019569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3850996494293">
                <text:p>13.3850996494293</text:p>
              </table:table-cell>
              <table:table-cell office:value-type="float" office:value="263522.641049015">
                <text:p>263522.641049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3884305953979">
                <text:p>13.3884305953979</text:p>
              </table:table-cell>
              <table:table-cell office:value-type="float" office:value="268992.655071219">
                <text:p>268992.6550712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3918385505676">
                <text:p>13.3918385505676</text:p>
              </table:table-cell>
              <table:table-cell office:value-type="float" office:value="262914.256611166">
                <text:p>262914.2566111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3952462673187">
                <text:p>13.3952462673187</text:p>
              </table:table-cell>
              <table:table-cell office:value-type="float" office:value="262932.651227874">
                <text:p>262932.6512278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3986170291901">
                <text:p>13.3986170291901</text:p>
              </table:table-cell>
              <table:table-cell office:value-type="float" office:value="265815.276842552">
                <text:p>265815.2768425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4020912647247">
                <text:p>13.4020912647247</text:p>
              </table:table-cell>
              <table:table-cell office:value-type="float" office:value="257898.461707384">
                <text:p>257898.461707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4055123329163">
                <text:p>13.4055123329163</text:p>
              </table:table-cell>
              <table:table-cell office:value-type="float" office:value="261906.501080215">
                <text:p>261906.5010802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408873796463">
                <text:p>13.408873796463</text:p>
              </table:table-cell>
              <table:table-cell office:value-type="float" office:value="266550.562734946">
                <text:p>266550.5627349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4122974872589">
                <text:p>13.4122974872589</text:p>
              </table:table-cell>
              <table:table-cell office:value-type="float" office:value="261705.87632312">
                <text:p>261705.876323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4157016277313">
                <text:p>13.4157016277313</text:p>
              </table:table-cell>
              <table:table-cell office:value-type="float" office:value="263208.879675025">
                <text:p>263208.8796750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580347537994">
                <text:p>13.4580347537994</text:p>
              </table:table-cell>
              <table:table-cell office:value-type="float" office:value="21165.4579573998">
                <text:p>21165.45795739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461413860321">
                <text:p>13.461413860321</text:p>
              </table:table-cell>
              <table:table-cell office:value-type="float" office:value="265158.850208142">
                <text:p>265158.8502081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464851140976">
                <text:p>13.464851140976</text:p>
              </table:table-cell>
              <table:table-cell office:value-type="float" office:value="260671.178747312">
                <text:p>260671.1787473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4681985378265">
                <text:p>13.4681985378265</text:p>
              </table:table-cell>
              <table:table-cell office:value-type="float" office:value="267670.682621083">
                <text:p>267670.6826210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4716498851776">
                <text:p>13.4716498851776</text:p>
              </table:table-cell>
              <table:table-cell office:value-type="float" office:value="259608.758220503">
                <text:p>259608.7582205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4750459194183">
                <text:p>13.4750459194183</text:p>
              </table:table-cell>
              <table:table-cell office:value-type="float" office:value="263837.151361977">
                <text:p>263837.1513619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4784190654755">
                <text:p>13.4784190654755</text:p>
              </table:table-cell>
              <table:table-cell office:value-type="float" office:value="265627.394967487">
                <text:p>265627.3949674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4818134307861">
                <text:p>13.4818134307861</text:p>
              </table:table-cell>
              <table:table-cell office:value-type="float" office:value="263966.873920067">
                <text:p>263966.8739200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4852068424225">
                <text:p>13.4852068424225</text:p>
              </table:table-cell>
              <table:table-cell office:value-type="float" office:value="264041.058385442">
                <text:p>264041.0583854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5762867927551">
                <text:p>13.5762867927551</text:p>
              </table:table-cell>
              <table:table-cell office:value-type="float" office:value="9837.510854229">
                <text:p>9837.5108542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5797004699707">
                <text:p>13.5797004699707</text:p>
              </table:table-cell>
              <table:table-cell office:value-type="float" office:value="262473.556641989">
                <text:p>262473.5566419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5831117630005">
                <text:p>13.5831117630005</text:p>
              </table:table-cell>
              <table:table-cell office:value-type="float" office:value="262657.001956947">
                <text:p>262657.0019569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5864336490631">
                <text:p>13.5864336490631</text:p>
              </table:table-cell>
              <table:table-cell office:value-type="float" office:value="269726.288954281">
                <text:p>269726.2889542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5898408889771">
                <text:p>13.5898408889771</text:p>
              </table:table-cell>
              <table:table-cell office:value-type="float" office:value="262969.448184172">
                <text:p>262969.4481841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5932574272156">
                <text:p>13.5932574272156</text:p>
              </table:table-cell>
              <table:table-cell office:value-type="float" office:value="262253.760223308">
                <text:p>262253.7602233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596616268158">
                <text:p>13.596616268158</text:p>
              </table:table-cell>
              <table:table-cell office:value-type="float" office:value="266758.687109597">
                <text:p>266758.6871095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6000242233276">
                <text:p>13.6000242233276</text:p>
              </table:table-cell>
              <table:table-cell office:value-type="float" office:value="262914.256611166">
                <text:p>262914.2566111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.6034507751465">
                <text:p>13.6034507751465</text:p>
              </table:table-cell>
              <table:table-cell office:value-type="float" office:value="261487.363206234">
                <text:p>261487.363206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6068186759949">
                <text:p>13.6068186759949</text:p>
              </table:table-cell>
              <table:table-cell office:value-type="float" office:value="266041.086223984">
                <text:p>266041.0862239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6102292537689">
                <text:p>13.6102292537689</text:p>
              </table:table-cell>
              <table:table-cell office:value-type="float" office:value="262712.085564488">
                <text:p>262712.0855644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.6136560440063">
                <text:p>13.6136560440063</text:p>
              </table:table-cell>
              <table:table-cell office:value-type="float" office:value="261469.170249774">
                <text:p>261469.1702497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6589953899384">
                <text:p>13.6589953899384</text:p>
              </table:table-cell>
              <table:table-cell office:value-type="float" office:value="19762.0848201844">
                <text:p>19762.08482018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6621260643005">
                <text:p>13.6621260643005</text:p>
              </table:table-cell>
              <table:table-cell office:value-type="float" office:value="286200.318635291">
                <text:p>286200.3186352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6652517318726">
                <text:p>13.6652517318726</text:p>
              </table:table-cell>
              <table:table-cell office:value-type="float" office:value="286658.763081617">
                <text:p>286658.7630816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6684160232544">
                <text:p>13.6684160232544</text:p>
              </table:table-cell>
              <table:table-cell office:value-type="float" office:value="283159.76371308">
                <text:p>283159.763713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.6715321540833">
                <text:p>13.6715321540833</text:p>
              </table:table-cell>
              <table:table-cell office:value-type="float" office:value="287536.066105585">
                <text:p>287536.0661055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6746497154236">
                <text:p>13.6746497154236</text:p>
              </table:table-cell>
              <table:table-cell office:value-type="float" office:value="287404.128479657">
                <text:p>287404.1284796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6777756214142">
                <text:p>13.6777756214142</text:p>
              </table:table-cell>
              <table:table-cell office:value-type="float" office:value="286636.899092365">
                <text:p>286636.8990923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6808919906616">
                <text:p>13.6808919906616</text:p>
              </table:table-cell>
              <table:table-cell office:value-type="float" office:value="287514.068089664">
                <text:p>287514.0680896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6841905117035">
                <text:p>13.6841905117035</text:p>
              </table:table-cell>
              <table:table-cell office:value-type="float" office:value="271636.890784243">
                <text:p>271636.890784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7744286060333">
                <text:p>13.7744286060333</text:p>
              </table:table-cell>
              <table:table-cell office:value-type="float" office:value="9929.2876988845">
                <text:p>9929.28769888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7775514125824">
                <text:p>13.7775514125824</text:p>
              </table:table-cell>
              <table:table-cell office:value-type="float" office:value="286921.391357459">
                <text:p>286921.3913574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7806613445282">
                <text:p>13.7806613445282</text:p>
              </table:table-cell>
              <table:table-cell office:value-type="float" office:value="288109.198405397">
                <text:p>288109.1984053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7837767601013">
                <text:p>13.7837767601013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7868938446045">
                <text:p>13.7868938446045</text:p>
              </table:table-cell>
              <table:table-cell office:value-type="float" office:value="287448.094232829">
                <text:p>287448.0942328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7900223731995">
                <text:p>13.7900223731995</text:p>
              </table:table-cell>
              <table:table-cell office:value-type="float" office:value="286396.61515013">
                <text:p>286396.615150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7931659221649">
                <text:p>13.7931659221649</text:p>
              </table:table-cell>
              <table:table-cell office:value-type="float" office:value="285028.167159651">
                <text:p>285028.1671596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7962844371796">
                <text:p>13.7962844371796</text:p>
              </table:table-cell>
              <table:table-cell office:value-type="float" office:value="287316.237308868">
                <text:p>287316.2373088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7994401454926">
                <text:p>13.7994401454926</text:p>
              </table:table-cell>
              <table:table-cell office:value-type="float" office:value="283929.917195527">
                <text:p>283929.9171955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8025579452515">
                <text:p>13.8025579452515</text:p>
              </table:table-cell>
              <table:table-cell office:value-type="float" office:value="287382.150646173">
                <text:p>287382.1506461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8057060241699">
                <text:p>13.8057060241699</text:p>
              </table:table-cell>
              <table:table-cell office:value-type="float" office:value="284618.023629203">
                <text:p>284618.0236292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8088352680206">
                <text:p>13.8088352680206</text:p>
              </table:table-cell>
              <table:table-cell office:value-type="float" office:value="286331.153066667">
                <text:p>286331.1530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8600671291351">
                <text:p>13.8600671291351</text:p>
              </table:table-cell>
              <table:table-cell office:value-type="float" office:value="17489.1167431428">
                <text:p>17489.11674314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8631939888">
                <text:p>13.8631939888</text:p>
              </table:table-cell>
              <table:table-cell office:value-type="float" office:value="286549.476477316">
                <text:p>286549.4764773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8663246631622">
                <text:p>13.8663246631622</text:p>
              </table:table-cell>
              <table:table-cell office:value-type="float" office:value="286200.318635291">
                <text:p>286200.318635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697047233582">
                <text:p>13.8697047233582</text:p>
              </table:table-cell>
              <table:table-cell office:value-type="float" office:value="265084.036396981">
                <text:p>265084.0363969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728182315826">
                <text:p>13.8728182315826</text:p>
              </table:table-cell>
              <table:table-cell office:value-type="float" office:value="287778.266636036">
                <text:p>287778.2666360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8759508132935">
                <text:p>13.8759508132935</text:p>
              </table:table-cell>
              <table:table-cell office:value-type="float" office:value="286026.058604156">
                <text:p>286026.0586041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8790791034699">
                <text:p>13.8790791034699</text:p>
              </table:table-cell>
              <table:table-cell office:value-type="float" office:value="286418.442496761">
                <text:p>286418.4424967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8822271823883">
                <text:p>13.8822271823883</text:p>
              </table:table-cell>
              <table:table-cell office:value-type="float" office:value="284618.023629203">
                <text:p>284618.0236292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8853650093079">
                <text:p>13.8853650093079</text:p>
              </table:table-cell>
              <table:table-cell office:value-type="float" office:value="285547.935871134">
                <text:p>285547.935871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8884785175323">
                <text:p>13.8884785175323</text:p>
              </table:table-cell>
              <table:table-cell office:value-type="float" office:value="287778.266636036">
                <text:p>287778.266636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9814872741699">
                <text:p>13.9814872741699</text:p>
              </table:table-cell>
              <table:table-cell office:value-type="float" office:value="9633.50153675786">
                <text:p>9633.501536757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9846067428589">
                <text:p>13.9846067428589</text:p>
              </table:table-cell>
              <table:table-cell office:value-type="float" office:value="287228.399877713">
                <text:p>287228.3998777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9877080917358">
                <text:p>13.9877080917358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9908347129822">
                <text:p>13.9908347129822</text:p>
              </table:table-cell>
              <table:table-cell office:value-type="float" office:value="286571.32713131">
                <text:p>286571.327131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9939594268799">
                <text:p>13.9939594268799</text:p>
              </table:table-cell>
              <table:table-cell office:value-type="float" office:value="286746.252403479">
                <text:p>286746.2524034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9970710277557">
                <text:p>13.9970710277557</text:p>
              </table:table-cell>
              <table:table-cell office:value-type="float" office:value="287954.668914259">
                <text:p>287954.6689142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000230550766">
                <text:p>14.000230550766</text:p>
              </table:table-cell>
              <table:table-cell office:value-type="float" office:value="283587.110172049">
                <text:p>283587.1101720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0033478736877">
                <text:p>14.0033478736877</text:p>
              </table:table-cell>
              <table:table-cell office:value-type="float" office:value="287426.109674952">
                <text:p>287426.1096749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0064516067505">
                <text:p>14.0064516067505</text:p>
              </table:table-cell>
              <table:table-cell office:value-type="float" office:value="288684.620064526">
                <text:p>288684.6200645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0095524787903">
                <text:p>14.0095524787903</text:p>
              </table:table-cell>
              <table:table-cell office:value-type="float" office:value="288950.975242196">
                <text:p>288950.9752421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0126740932465">
                <text:p>14.0126740932465</text:p>
              </table:table-cell>
              <table:table-cell office:value-type="float" office:value="287030.961888032">
                <text:p>287030.9618880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0158483982086">
                <text:p>14.0158483982086</text:p>
              </table:table-cell>
              <table:table-cell office:value-type="float" office:value="282266.515247108">
                <text:p>282266.5152471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0609457492828">
                <text:p>14.0609457492828</text:p>
              </table:table-cell>
              <table:table-cell office:value-type="float" office:value="19868.1292505498">
                <text:p>19868.12925054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0640742778778">
                <text:p>14.0640742778778</text:p>
              </table:table-cell>
              <table:table-cell office:value-type="float" office:value="286396.61515013">
                <text:p>286396.615150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067211151123">
                <text:p>14.067211151123</text:p>
              </table:table-cell>
              <table:table-cell office:value-type="float" office:value="285634.748346888">
                <text:p>285634.7483468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0703399181366">
                <text:p>14.0703399181366</text:p>
              </table:table-cell>
              <table:table-cell office:value-type="float" office:value="286374.791130077">
                <text:p>286374.7911300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0734708309174">
                <text:p>14.0734708309174</text:p>
              </table:table-cell>
              <table:table-cell office:value-type="float" office:value="286178.524520256">
                <text:p>286178.5245202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0765888690948">
                <text:p>14.0765888690948</text:p>
              </table:table-cell>
              <table:table-cell office:value-type="float" office:value="287360.176173727">
                <text:p>287360.1761737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0797028541565">
                <text:p>14.0797028541565</text:p>
              </table:table-cell>
              <table:table-cell office:value-type="float" office:value="287734.19983156">
                <text:p>287734.199831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0828182697296">
                <text:p>14.0828182697296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0859427452087">
                <text:p>14.0859427452087</text:p>
              </table:table-cell>
              <table:table-cell office:value-type="float" office:value="286768.133078977">
                <text:p>286768.1330789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1792261600494">
                <text:p>14.1792261600494</text:p>
              </table:table-cell>
              <table:table-cell office:value-type="float" office:value="9605.13722112463">
                <text:p>9605.137221124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1823468208313">
                <text:p>14.1823468208313</text:p>
              </table:table-cell>
              <table:table-cell office:value-type="float" office:value="287118.678585071">
                <text:p>287118.6785850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1854341030121">
                <text:p>14.1854341030121</text:p>
              </table:table-cell>
              <table:table-cell office:value-type="float" office:value="290222.904008032">
                <text:p>290222.9040080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188547372818">
                <text:p>14.188547372818</text:p>
              </table:table-cell>
              <table:table-cell office:value-type="float" office:value="287800.305100322">
                <text:p>287800.3051003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1916551589966">
                <text:p>14.1916551589966</text:p>
              </table:table-cell>
              <table:table-cell office:value-type="float" office:value="288308.123053318">
                <text:p>288308.1230533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1947710514069">
                <text:p>14.1947710514069</text:p>
              </table:table-cell>
              <table:table-cell office:value-type="float" office:value="287558.067487949">
                <text:p>287558.0674879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1978898048401">
                <text:p>14.1978898048401</text:p>
              </table:table-cell>
              <table:table-cell office:value-type="float" office:value="287294.272914915">
                <text:p>287294.2729149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2010042667389">
                <text:p>14.2010042667389</text:p>
              </table:table-cell>
              <table:table-cell office:value-type="float" office:value="287690.146520707">
                <text:p>287690.1465207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2041335105896">
                <text:p>14.2041335105896</text:p>
              </table:table-cell>
              <table:table-cell office:value-type="float" office:value="286331.153066667">
                <text:p>286331.1530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2072486877441">
                <text:p>14.2072486877441</text:p>
              </table:table-cell>
              <table:table-cell office:value-type="float" office:value="287624.091841421">
                <text:p>287624.0918414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2103652954102">
                <text:p>14.2103652954102</text:p>
              </table:table-cell>
              <table:table-cell office:value-type="float" office:value="287492.073439412">
                <text:p>287492.0734394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2134826183319">
                <text:p>14.2134826183319</text:p>
              </table:table-cell>
              <table:table-cell office:value-type="float" office:value="287426.109674952">
                <text:p>287426.1096749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2617619037628">
                <text:p>14.2617619037628</text:p>
              </table:table-cell>
              <table:table-cell office:value-type="float" office:value="18558.6839573724">
                <text:p>18558.68395737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2648713588715">
                <text:p>14.2648713588715</text:p>
              </table:table-cell>
              <table:table-cell office:value-type="float" office:value="288153.380156418">
                <text:p>288153.3801564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2679917812347">
                <text:p>14.2679917812347</text:p>
              </table:table-cell>
              <table:table-cell office:value-type="float" office:value="287140.616136919">
                <text:p>287140.6161369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2711160182953">
                <text:p>14.2711160182953</text:p>
              </table:table-cell>
              <table:table-cell office:value-type="float" office:value="286790.017094017">
                <text:p>286790.0170940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2742657661438">
                <text:p>14.2742657661438</text:p>
              </table:table-cell>
              <table:table-cell office:value-type="float" office:value="284467.215502233">
                <text:p>284467.2155022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277373790741">
                <text:p>14.277373790741</text:p>
              </table:table-cell>
              <table:table-cell office:value-type="float" office:value="288286.006750537">
                <text:p>288286.0067505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2804691791534">
                <text:p>14.2804691791534</text:p>
              </table:table-cell>
              <table:table-cell office:value-type="float" office:value="289462.865593468">
                <text:p>289462.8655934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283590555191">
                <text:p>14.283590555191</text:p>
              </table:table-cell>
              <table:table-cell office:value-type="float" office:value="287052.886037275">
                <text:p>287052.8860372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2866952419281">
                <text:p>14.2866952419281</text:p>
              </table:table-cell>
              <table:table-cell office:value-type="float" office:value="288595.944094609">
                <text:p>288595.9440946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3766894340515">
                <text:p>14.3766894340515</text:p>
              </table:table-cell>
              <table:table-cell office:value-type="float" office:value="9956.19804855045">
                <text:p>9956.198048550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.3798129558563">
                <text:p>14.3798129558563</text:p>
              </table:table-cell>
              <table:table-cell office:value-type="float" office:value="286855.689184032">
                <text:p>286855.6891840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.3829357624054">
                <text:p>14.3829357624054</text:p>
              </table:table-cell>
              <table:table-cell office:value-type="float" office:value="286921.391357459">
                <text:p>286921.3913574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.38605427742">
                <text:p>14.38605427742</text:p>
              </table:table-cell>
              <table:table-cell office:value-type="float" office:value="287316.237308868">
                <text:p>287316.2373088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.3892030715942">
                <text:p>14.3892030715942</text:p>
              </table:table-cell>
              <table:table-cell office:value-type="float" office:value="284553.371999697">
                <text:p>284553.3719996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3923213481903">
                <text:p>14.3923213481903</text:p>
              </table:table-cell>
              <table:table-cell office:value-type="float" office:value="287338.205061549">
                <text:p>287338.2050615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3954701423645">
                <text:p>14.3954701423645</text:p>
              </table:table-cell>
              <table:table-cell office:value-type="float" office:value="284553.371999697">
                <text:p>284553.3719996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3985879421234">
                <text:p>14.3985879421234</text:p>
              </table:table-cell>
              <table:table-cell office:value-type="float" office:value="287382.150646173">
                <text:p>287382.1506461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4017062187195">
                <text:p>14.4017062187195</text:p>
              </table:table-cell>
              <table:table-cell office:value-type="float" office:value="287338.205061549">
                <text:p>287338.2050615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4048273563385">
                <text:p>14.4048273563385</text:p>
              </table:table-cell>
              <table:table-cell office:value-type="float" office:value="287074.813536017">
                <text:p>287074.8135360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4079506397247">
                <text:p>14.4079506397247</text:p>
              </table:table-cell>
              <table:table-cell office:value-type="float" office:value="286877.586564886">
                <text:p>286877.5865648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4110767841339">
                <text:p>14.4110767841339</text:p>
              </table:table-cell>
              <table:table-cell office:value-type="float" office:value="286615.038438072">
                <text:p>286615.0384380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4627814292908">
                <text:p>14.4627814292908</text:p>
              </table:table-cell>
              <table:table-cell office:value-type="float" office:value="17329.1973531921">
                <text:p>17329.19735319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4658694267273">
                <text:p>14.4658694267273</text:p>
              </table:table-cell>
              <table:table-cell office:value-type="float" office:value="290155.681284744">
                <text:p>290155.6812847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4689857959747">
                <text:p>14.4689857959747</text:p>
              </table:table-cell>
              <table:table-cell office:value-type="float" office:value="287514.068089664">
                <text:p>287514.0680896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4721038341522">
                <text:p>14.4721038341522</text:p>
              </table:table-cell>
              <table:table-cell office:value-type="float" office:value="287360.176173727">
                <text:p>287360.1761737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4752283096313">
                <text:p>14.4752283096313</text:p>
              </table:table-cell>
              <table:table-cell office:value-type="float" office:value="286768.133078977">
                <text:p>286768.1330789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4783487319946">
                <text:p>14.4783487319946</text:p>
              </table:table-cell>
              <table:table-cell office:value-type="float" office:value="287140.616136919">
                <text:p>287140.6161369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4814641475677">
                <text:p>14.4814641475677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845938682556">
                <text:p>14.4845938682556</text:p>
              </table:table-cell>
              <table:table-cell office:value-type="float" office:value="286287.528300449">
                <text:p>286287.528300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4877138137817">
                <text:p>14.4877138137817</text:p>
              </table:table-cell>
              <table:table-cell office:value-type="float" office:value="287184.501299098">
                <text:p>287184.501299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490832567215">
                <text:p>14.490832567215</text:p>
              </table:table-cell>
              <table:table-cell office:value-type="float" office:value="287294.272914915">
                <text:p>287294.2729149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5835614204407">
                <text:p>14.5835614204407</text:p>
              </table:table-cell>
              <table:table-cell office:value-type="float" office:value="9662.58040330854">
                <text:p>9662.580403308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5867223739624">
                <text:p>14.5867223739624</text:p>
              </table:table-cell>
              <table:table-cell office:value-type="float" office:value="283458.770855333">
                <text:p>283458.770855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5898911952972">
                <text:p>14.5898911952972</text:p>
              </table:table-cell>
              <table:table-cell office:value-type="float" office:value="282754.975848318">
                <text:p>282754.9758483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5930542945862">
                <text:p>14.5930542945862</text:p>
              </table:table-cell>
              <table:table-cell office:value-type="float" office:value="283266.47953569">
                <text:p>283266.479535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5961797237396">
                <text:p>14.5961797237396</text:p>
              </table:table-cell>
              <table:table-cell office:value-type="float" office:value="286680.630406591">
                <text:p>286680.6304065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5992813110352">
                <text:p>14.5992813110352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6023948192596">
                <text:p>14.6023948192596</text:p>
              </table:table-cell>
              <table:table-cell office:value-type="float" office:value="287778.266636036">
                <text:p>287778.2666360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6055226325989">
                <text:p>14.6055226325989</text:p>
              </table:table-cell>
              <table:table-cell office:value-type="float" office:value="286462.107172803">
                <text:p>286462.1071728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6086304187775">
                <text:p>14.6086304187775</text:p>
              </table:table-cell>
              <table:table-cell office:value-type="float" office:value="288308.123053318">
                <text:p>288308.1230533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6117510795593">
                <text:p>14.6117510795593</text:p>
              </table:table-cell>
              <table:table-cell office:value-type="float" office:value="287118.678585071">
                <text:p>287118.6785850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6148719787598">
                <text:p>14.6148719787598</text:p>
              </table:table-cell>
              <table:table-cell office:value-type="float" office:value="287096.744385027">
                <text:p>287096.7443850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6179640293121">
                <text:p>14.6179640293121</text:p>
              </table:table-cell>
              <table:table-cell office:value-type="float" office:value="289775.339964531">
                <text:p>289775.3399645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6638102531433">
                <text:p>14.6638102531433</text:p>
              </table:table-cell>
              <table:table-cell office:value-type="float" office:value="19543.5943274066">
                <text:p>19543.59432740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6668946743011">
                <text:p>14.6668946743011</text:p>
              </table:table-cell>
              <table:table-cell office:value-type="float" office:value="290492.106670789">
                <text:p>290492.1066707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6700248718262">
                <text:p>14.6700248718262</text:p>
              </table:table-cell>
              <table:table-cell office:value-type="float" office:value="286243.916825348">
                <text:p>286243.9168253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6731090545654">
                <text:p>14.6731090545654</text:p>
              </table:table-cell>
              <table:table-cell office:value-type="float" office:value="290514.562770563">
                <text:p>290514.5627705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6762003898621">
                <text:p>14.6762003898621</text:p>
              </table:table-cell>
              <table:table-cell office:value-type="float" office:value="289842.386549437">
                <text:p>289842.3865494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6793036460876">
                <text:p>14.6793036460876</text:p>
              </table:table-cell>
              <table:table-cell office:value-type="float" office:value="288728.978488015">
                <text:p>288728.9784880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6823790073395">
                <text:p>14.6823790073395</text:p>
              </table:table-cell>
              <table:table-cell office:value-type="float" office:value="291347.886192728">
                <text:p>291347.8861927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6854860782623">
                <text:p>14.6854860782623</text:p>
              </table:table-cell>
              <table:table-cell office:value-type="float" office:value="288374.492326581">
                <text:p>288374.4923265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.6885886192322">
                <text:p>14.6885886192322</text:p>
              </table:table-cell>
              <table:table-cell office:value-type="float" office:value="288795.54168908">
                <text:p>288795.541689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7813515663147">
                <text:p>14.7813515663147</text:p>
              </table:table-cell>
              <table:table-cell office:value-type="float" office:value="9659.02904316894">
                <text:p>9659.029043168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7844545841217">
                <text:p>14.7844545841217</text:p>
              </table:table-cell>
              <table:table-cell office:value-type="float" office:value="288751.16281214">
                <text:p>288751.162812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.7875416278839">
                <text:p>14.7875416278839</text:p>
              </table:table-cell>
              <table:table-cell office:value-type="float" office:value="290245.318504788">
                <text:p>290245.318504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.7906377315521">
                <text:p>14.7906377315521</text:p>
              </table:table-cell>
              <table:table-cell office:value-type="float" office:value="289395.994455568">
                <text:p>289395.9944555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.7937519550323">
                <text:p>14.7937519550323</text:p>
              </table:table-cell>
              <table:table-cell office:value-type="float" office:value="287712.171489818">
                <text:p>287712.1714898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.7968544960022">
                <text:p>14.7968544960022</text:p>
              </table:table-cell>
              <table:table-cell office:value-type="float" office:value="288795.54168908">
                <text:p>288795.541689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.7999529838562">
                <text:p>14.7999529838562</text:p>
              </table:table-cell>
              <table:table-cell office:value-type="float" office:value="289173.313634965">
                <text:p>289173.3136349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.8030531406403">
                <text:p>14.8030531406403</text:p>
              </table:table-cell>
              <table:table-cell office:value-type="float" office:value="289017.640852111">
                <text:p>289017.6408521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.8061547279358">
                <text:p>14.8061547279358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.8092768192291">
                <text:p>14.8092768192291</text:p>
              </table:table-cell>
              <table:table-cell office:value-type="float" office:value="286987.123634975">
                <text:p>286987.1236349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.8123755455017">
                <text:p>14.8123755455017</text:p>
              </table:table-cell>
              <table:table-cell office:value-type="float" office:value="289151.064399477">
                <text:p>289151.0643994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.8154771327972">
                <text:p>14.8154771327972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.8650088310242">
                <text:p>14.8650088310242</text:p>
              </table:table-cell>
              <table:table-cell office:value-type="float" office:value="18089.4262073347">
                <text:p>18089.42620733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.8680965900421">
                <text:p>14.8680965900421</text:p>
              </table:table-cell>
              <table:table-cell office:value-type="float" office:value="290178.085398811">
                <text:p>290178.0853988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.8712017536163">
                <text:p>14.8712017536163</text:p>
              </table:table-cell>
              <table:table-cell office:value-type="float" office:value="288551.626535627">
                <text:p>288551.6265356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.8743033409119">
                <text:p>14.8743033409119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.8773946762085">
                <text:p>14.8773946762085</text:p>
              </table:table-cell>
              <table:table-cell office:value-type="float" office:value="289842.386549437">
                <text:p>289842.3865494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.880496263504">
                <text:p>14.880496263504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.8836004734039">
                <text:p>14.8836004734039</text:p>
              </table:table-cell>
              <table:table-cell office:value-type="float" office:value="288640.275268817">
                <text:p>288640.2752688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.886702299118">
                <text:p>14.886702299118</text:p>
              </table:table-cell>
              <table:table-cell office:value-type="float" office:value="288862.135588009">
                <text:p>288862.1355880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.8897767066956">
                <text:p>14.8897767066956</text:p>
              </table:table-cell>
              <table:table-cell office:value-type="float" office:value="291438.261651803">
                <text:p>291438.2616518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.9793946743011">
                <text:p>14.9793946743011</text:p>
              </table:table-cell>
              <table:table-cell office:value-type="float" office:value="9997.99508892347">
                <text:p>9997.995088923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.9825053215027">
                <text:p>14.9825053215027</text:p>
              </table:table-cell>
              <table:table-cell office:value-type="float" office:value="288042.951176516">
                <text:p>288042.9511765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.9855916500092">
                <text:p>14.9855916500092</text:p>
              </table:table-cell>
              <table:table-cell office:value-type="float" office:value="290312.582773272">
                <text:p>290312.5827732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.9886858463287">
                <text:p>14.9886858463287</text:p>
              </table:table-cell>
              <table:table-cell office:value-type="float" office:value="289574.386192017">
                <text:p>289574.3861920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.9917774200439">
                <text:p>14.9917774200439</text:p>
              </table:table-cell>
              <table:table-cell office:value-type="float" office:value="289820.034240765">
                <text:p>289820.0342407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.9948716163635">
                <text:p>14.9948716163635</text:p>
              </table:table-cell>
              <table:table-cell office:value-type="float" office:value="289574.386192017">
                <text:p>289574.3861920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.9979689121246">
                <text:p>14.9979689121246</text:p>
              </table:table-cell>
              <table:table-cell office:value-type="float" office:value="289284.611192364">
                <text:p>289284.6111923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0010316371918">
                <text:p>15.0010316371918</text:p>
              </table:table-cell>
              <table:table-cell office:value-type="float" office:value="292549.928693757">
                <text:p>292549.9286937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0041291713715">
                <text:p>15.0041291713715</text:p>
              </table:table-cell>
              <table:table-cell office:value-type="float" office:value="289262.344827586">
                <text:p>289262.3448275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007221698761">
                <text:p>15.007221698761</text:p>
              </table:table-cell>
              <table:table-cell office:value-type="float" office:value="289730.659471128">
                <text:p>289730.6594711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0102984905243">
                <text:p>15.0102984905243</text:p>
              </table:table-cell>
              <table:table-cell office:value-type="float" office:value="291212.428051143">
                <text:p>291212.4280511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.0133955478668">
                <text:p>15.0133955478668</text:p>
              </table:table-cell>
              <table:table-cell office:value-type="float" office:value="289306.880985373">
                <text:p>289306.8809853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0657637119293">
                <text:p>15.0657637119293</text:p>
              </table:table-cell>
              <table:table-cell office:value-type="float" office:value="17109.6317016317">
                <text:p>17109.63170163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0688517093658">
                <text:p>15.0688517093658</text:p>
              </table:table-cell>
              <table:table-cell office:value-type="float" office:value="290155.681284744">
                <text:p>290155.6812847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0719547271729">
                <text:p>15.0719547271729</text:p>
              </table:table-cell>
              <table:table-cell office:value-type="float" office:value="288751.16281214">
                <text:p>288751.162812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075056552887">
                <text:p>15.075056552887</text:p>
              </table:table-cell>
              <table:table-cell office:value-type="float" office:value="288862.135588009">
                <text:p>288862.1355880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078152179718">
                <text:p>15.078152179718</text:p>
              </table:table-cell>
              <table:table-cell office:value-type="float" office:value="289440.571780653">
                <text:p>289440.5717806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0812556743622">
                <text:p>15.0812556743622</text:p>
              </table:table-cell>
              <table:table-cell office:value-type="float" office:value="288706.797572405">
                <text:p>288706.7975724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0843575000763">
                <text:p>15.0843575000763</text:p>
              </table:table-cell>
              <table:table-cell office:value-type="float" office:value="288862.135588009">
                <text:p>288862.1355880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0874662399292">
                <text:p>15.0874662399292</text:p>
              </table:table-cell>
              <table:table-cell office:value-type="float" office:value="288219.678196181">
                <text:p>288219.6781961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0905783176422">
                <text:p>15.0905783176422</text:p>
              </table:table-cell>
              <table:table-cell office:value-type="float" office:value="287910.54807324">
                <text:p>287910.548073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.0936682224274">
                <text:p>15.0936682224274</text:p>
              </table:table-cell>
              <table:table-cell office:value-type="float" office:value="289976.572839506">
                <text:p>289976.5728395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1869587898254">
                <text:p>15.1869587898254</text:p>
              </table:table-cell>
              <table:table-cell office:value-type="float" office:value="9604.40079838687">
                <text:p>9604.400798386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.1900646686554">
                <text:p>15.1900646686554</text:p>
              </table:table-cell>
              <table:table-cell office:value-type="float" office:value="288485.175711983">
                <text:p>288485.1757119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1931898593903">
                <text:p>15.1931898593903</text:p>
              </table:table-cell>
              <table:table-cell office:value-type="float" office:value="286702.50106805">
                <text:p>286702.501068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1962969303131">
                <text:p>15.1962969303131</text:p>
              </table:table-cell>
              <table:table-cell office:value-type="float" office:value="288374.492326581">
                <text:p>288374.4923265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.1994080543518">
                <text:p>15.1994080543518</text:p>
              </table:table-cell>
              <table:table-cell office:value-type="float" office:value="287998.803279945">
                <text:p>287998.8032799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.2024917602539">
                <text:p>15.2024917602539</text:p>
              </table:table-cell>
              <table:table-cell office:value-type="float" office:value="290559.485387351">
                <text:p>290559.4853873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.2055988311768">
                <text:p>15.2055988311768</text:p>
              </table:table-cell>
              <table:table-cell office:value-type="float" office:value="288374.492326581">
                <text:p>288374.4923265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.2086839675903">
                <text:p>15.2086839675903</text:p>
              </table:table-cell>
              <table:table-cell office:value-type="float" office:value="290424.759196291">
                <text:p>290424.7591962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.2117748260498">
                <text:p>15.2117748260498</text:p>
              </table:table-cell>
              <table:table-cell office:value-type="float" office:value="289887.101511879">
                <text:p>289887.1015118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.2148582935333">
                <text:p>15.2148582935333</text:p>
              </table:table-cell>
              <table:table-cell office:value-type="float" office:value="290581.951905977">
                <text:p>290581.9519059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217972278595">
                <text:p>15.217972278595</text:p>
              </table:table-cell>
              <table:table-cell office:value-type="float" office:value="287734.19983156">
                <text:p>287734.199831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2210652828217">
                <text:p>15.2210652828217</text:p>
              </table:table-cell>
              <table:table-cell office:value-type="float" office:value="289685.992754182">
                <text:p>289685.9927541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2667927742004">
                <text:p>15.2667927742004</text:p>
              </table:table-cell>
              <table:table-cell office:value-type="float" office:value="19594.3397064574">
                <text:p>19594.33970645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.2698974609375">
                <text:p>15.2698974609375</text:p>
              </table:table-cell>
              <table:table-cell office:value-type="float" office:value="288595.944094609">
                <text:p>288595.9440946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2730042934418">
                <text:p>15.2730042934418</text:p>
              </table:table-cell>
              <table:table-cell office:value-type="float" office:value="288396.62220858">
                <text:p>288396.622208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.2761130332947">
                <text:p>15.2761130332947</text:p>
              </table:table-cell>
              <table:table-cell office:value-type="float" office:value="288219.678196181">
                <text:p>288219.6781961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2792224884033">
                <text:p>15.2792224884033</text:p>
              </table:table-cell>
              <table:table-cell office:value-type="float" office:value="288153.380156418">
                <text:p>288153.3801564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.2823321819305">
                <text:p>15.2823321819305</text:p>
              </table:table-cell>
              <table:table-cell office:value-type="float" office:value="288131.287587212">
                <text:p>288131.2875872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.2854228019714">
                <text:p>15.2854228019714</text:p>
              </table:table-cell>
              <table:table-cell office:value-type="float" office:value="289909.464167245">
                <text:p>289909.4641672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.2885484695435">
                <text:p>15.2885484695435</text:p>
              </table:table-cell>
              <table:table-cell office:value-type="float" office:value="286658.763081617">
                <text:p>286658.7630816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.2916526794434">
                <text:p>15.2916526794434</text:p>
              </table:table-cell>
              <table:table-cell office:value-type="float" office:value="288640.275268817">
                <text:p>288640.2752688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.3842949867249">
                <text:p>15.3842949867249</text:p>
              </table:table-cell>
              <table:table-cell office:value-type="float" office:value="9671.60713384976">
                <text:p>9671.607133849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.3873898983002">
                <text:p>15.3873898983002</text:p>
              </table:table-cell>
              <table:table-cell office:value-type="float" office:value="289507.463523611">
                <text:p>289507.4635236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.3904976844788">
                <text:p>15.3904976844788</text:p>
              </table:table-cell>
              <table:table-cell office:value-type="float" office:value="288308.123053318">
                <text:p>288308.1230533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.3936064243317">
                <text:p>15.3936064243317</text:p>
              </table:table-cell>
              <table:table-cell office:value-type="float" office:value="288219.678196181">
                <text:p>288219.6781961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.3967158794403">
                <text:p>15.3967158794403</text:p>
              </table:table-cell>
              <table:table-cell office:value-type="float" office:value="288153.380156418">
                <text:p>288153.3801564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.3998322486877">
                <text:p>15.3998322486877</text:p>
              </table:table-cell>
              <table:table-cell office:value-type="float" office:value="287514.068089664">
                <text:p>287514.0680896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.4029347896576">
                <text:p>15.4029347896576</text:p>
              </table:table-cell>
              <table:table-cell office:value-type="float" office:value="288795.54168908">
                <text:p>288795.541689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.4060366153717">
                <text:p>15.4060366153717</text:p>
              </table:table-cell>
              <table:table-cell office:value-type="float" office:value="288862.135588009">
                <text:p>288862.1355880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.4091906547546">
                <text:p>15.4091906547546</text:p>
              </table:table-cell>
              <table:table-cell office:value-type="float" office:value="284080.156020863">
                <text:p>284080.1560208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.4123284816742">
                <text:p>15.4123284816742</text:p>
              </table:table-cell>
              <table:table-cell office:value-type="float" office:value="285547.935871134">
                <text:p>285547.9358711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.4154078960419">
                <text:p>15.4154078960419</text:p>
              </table:table-cell>
              <table:table-cell office:value-type="float" office:value="290964.414989161">
                <text:p>290964.4149891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.4185605049133">
                <text:p>15.4185605049133</text:p>
              </table:table-cell>
              <table:table-cell office:value-type="float" office:value="284209.058761249">
                <text:p>284209.0587612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.4677436351776">
                <text:p>15.4677436351776</text:p>
              </table:table-cell>
              <table:table-cell office:value-type="float" office:value="18217.6285890183">
                <text:p>18217.62858901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.4708499908447">
                <text:p>15.4708499908447</text:p>
              </table:table-cell>
              <table:table-cell office:value-type="float" office:value="288440.892163635">
                <text:p>288440.8921636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.4739398956299">
                <text:p>15.4739398956299</text:p>
              </table:table-cell>
              <table:table-cell office:value-type="float" office:value="289976.572839506">
                <text:p>289976.5728395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.4770429134369">
                <text:p>15.4770429134369</text:p>
              </table:table-cell>
              <table:table-cell office:value-type="float" office:value="288751.16281214">
                <text:p>288751.162812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4801640510559">
                <text:p>15.4801640510559</text:p>
              </table:table-cell>
              <table:table-cell office:value-type="float" office:value="287074.813536017">
                <text:p>287074.8135360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4832668304443">
                <text:p>15.4832668304443</text:p>
              </table:table-cell>
              <table:table-cell office:value-type="float" office:value="288773.350545566">
                <text:p>288773.3505455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486368894577">
                <text:p>15.486368894577</text:p>
              </table:table-cell>
              <table:table-cell office:value-type="float" office:value="288839.934209515">
                <text:p>288839.9342095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4894728660584">
                <text:p>15.4894728660584</text:p>
              </table:table-cell>
              <table:table-cell office:value-type="float" office:value="288662.445963592">
                <text:p>288662.4459635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4925637245178">
                <text:p>15.4925637245178</text:p>
              </table:table-cell>
              <table:table-cell office:value-type="float" office:value="289887.101511879">
                <text:p>289887.1015118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5822048187256">
                <text:p>15.5822048187256</text:p>
              </table:table-cell>
              <table:table-cell office:value-type="float" office:value="9995.41569543223">
                <text:p>9995.415695432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5852987766266">
                <text:p>15.5852987766266</text:p>
              </table:table-cell>
              <table:table-cell office:value-type="float" office:value="289596.700624181">
                <text:p>289596.7006241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5884182453156">
                <text:p>15.5884182453156</text:p>
              </table:table-cell>
              <table:table-cell office:value-type="float" office:value="287228.399877713">
                <text:p>287228.3998777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5915222167969">
                <text:p>15.5915222167969</text:p>
              </table:table-cell>
              <table:table-cell office:value-type="float" office:value="288662.445963592">
                <text:p>288662.4459635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5946214199066">
                <text:p>15.5946214199066</text:p>
              </table:table-cell>
              <table:table-cell office:value-type="float" office:value="289106.576198169">
                <text:p>289106.5761981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597728729248">
                <text:p>15.597728729248</text:p>
              </table:table-cell>
              <table:table-cell office:value-type="float" office:value="288352.365840559">
                <text:p>288352.3658405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6008472442627">
                <text:p>15.6008472442627</text:p>
              </table:table-cell>
              <table:table-cell office:value-type="float" office:value="287316.237308868">
                <text:p>287316.2373088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6039741039276">
                <text:p>15.6039741039276</text:p>
              </table:table-cell>
              <table:table-cell office:value-type="float" office:value="286549.476477316">
                <text:p>286549.4764773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6070811748505">
                <text:p>15.6070811748505</text:p>
              </table:table-cell>
              <table:table-cell office:value-type="float" office:value="288374.492326581">
                <text:p>288374.4923265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6101744174957">
                <text:p>15.6101744174957</text:p>
              </table:table-cell>
              <table:table-cell office:value-type="float" office:value="289663.664559889">
                <text:p>289663.6645598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6132483482361">
                <text:p>15.6132483482361</text:p>
              </table:table-cell>
              <table:table-cell office:value-type="float" office:value="291483.4704103">
                <text:p>291483.47041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616340637207">
                <text:p>15.616340637207</text:p>
              </table:table-cell>
              <table:table-cell office:value-type="float" office:value="289752.997995374">
                <text:p>289752.9979953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6685588359833">
                <text:p>15.6685588359833</text:p>
              </table:table-cell>
              <table:table-cell office:value-type="float" office:value="17158.7688008803">
                <text:p>17158.76880088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6714403629303">
                <text:p>15.6714403629303</text:p>
              </table:table-cell>
              <table:table-cell office:value-type="float" office:value="310946.250537812">
                <text:p>310946.2505378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743323802948">
                <text:p>15.6743323802948</text:p>
              </table:table-cell>
              <table:table-cell office:value-type="float" office:value="309818.333388294">
                <text:p>309818.3333882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771955490112">
                <text:p>15.6771955490112</text:p>
              </table:table-cell>
              <table:table-cell office:value-type="float" office:value="312939.993671413">
                <text:p>312939.993671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800765991211">
                <text:p>15.6800765991211</text:p>
              </table:table-cell>
              <table:table-cell office:value-type="float" office:value="310997.714664019">
                <text:p>310997.714664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682893037796">
                <text:p>15.682893037796</text:p>
              </table:table-cell>
              <table:table-cell office:value-type="float" office:value="318132.259713875">
                <text:p>318132.2597138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6857101917267">
                <text:p>15.6857101917267</text:p>
              </table:table-cell>
              <table:table-cell office:value-type="float" office:value="318051.488151659">
                <text:p>318051.4881516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6885414123535">
                <text:p>15.6885414123535</text:p>
              </table:table-cell>
              <table:table-cell office:value-type="float" office:value="316471.274442105">
                <text:p>316471.2744421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6914799213409">
                <text:p>15.6914799213409</text:p>
              </table:table-cell>
              <table:table-cell office:value-type="float" office:value="304916.542312373">
                <text:p>304916.5423123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6943328380585">
                <text:p>15.6943328380585</text:p>
              </table:table-cell>
              <table:table-cell office:value-type="float" office:value="314064.548219957">
                <text:p>314064.5482199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7894983291626">
                <text:p>15.7894983291626</text:p>
              </table:table-cell>
              <table:table-cell office:value-type="float" office:value="9415.17759856496">
                <text:p>9415.177598564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7923729419708">
                <text:p>15.7923729419708</text:p>
              </table:table-cell>
              <table:table-cell office:value-type="float" office:value="311694.151447292">
                <text:p>311694.1514472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7952415943146">
                <text:p>15.7952415943146</text:p>
              </table:table-cell>
              <table:table-cell office:value-type="float" office:value="312341.787234043">
                <text:p>312341.7872340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7980616092682">
                <text:p>15.7980616092682</text:p>
              </table:table-cell>
              <table:table-cell office:value-type="float" office:value="317728.811633412">
                <text:p>317728.8116334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.8008904457092">
                <text:p>15.8008904457092</text:p>
              </table:table-cell>
              <table:table-cell office:value-type="float" office:value="316738.001179941">
                <text:p>316738.0011799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8037219047546">
                <text:p>15.8037219047546</text:p>
              </table:table-cell>
              <table:table-cell office:value-type="float" office:value="316444.62647356">
                <text:p>316444.626473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806563615799">
                <text:p>15.806563615799</text:p>
              </table:table-cell>
              <table:table-cell office:value-type="float" office:value="315302.993875325">
                <text:p>315302.9938753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.8094263076782">
                <text:p>15.8094263076782</text:p>
              </table:table-cell>
              <table:table-cell office:value-type="float" office:value="312992.119930041">
                <text:p>312992.1199300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.812258720398">
                <text:p>15.812258720398</text:p>
              </table:table-cell>
              <table:table-cell office:value-type="float" office:value="316338.079461279">
                <text:p>316338.0794612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.8151159286499">
                <text:p>15.8151159286499</text:p>
              </table:table-cell>
              <table:table-cell office:value-type="float" office:value="313592.822429907">
                <text:p>313592.8224299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.8179759979248">
                <text:p>15.8179759979248</text:p>
              </table:table-cell>
              <table:table-cell office:value-type="float" office:value="313279.125041681">
                <text:p>313279.1250416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8208475112915">
                <text:p>15.8208475112915</text:p>
              </table:table-cell>
              <table:table-cell office:value-type="float" office:value="312030.586516108">
                <text:p>312030.5865161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.8700685501099">
                <text:p>15.8700685501099</text:p>
              </table:table-cell>
              <table:table-cell office:value-type="float" office:value="18203.5979229637">
                <text:p>18203.59792296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.8729434013367">
                <text:p>15.8729434013367</text:p>
              </table:table-cell>
              <table:table-cell office:value-type="float" office:value="311668.301874274">
                <text:p>311668.3018742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.8758106231689">
                <text:p>15.8758106231689</text:p>
              </table:table-cell>
              <table:table-cell office:value-type="float" office:value="312497.620488941">
                <text:p>312497.6204889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.8786432743073">
                <text:p>15.8786432743073</text:p>
              </table:table-cell>
              <table:table-cell office:value-type="float" office:value="316311.45391802">
                <text:p>316311.453918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.881475687027">
                <text:p>15.881475687027</text:p>
              </table:table-cell>
              <table:table-cell office:value-type="float" office:value="316338.079461279">
                <text:p>316338.0794612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.8843727111816">
                <text:p>15.8843727111816</text:p>
              </table:table-cell>
              <table:table-cell office:value-type="float" office:value="309282.888980331">
                <text:p>309282.8889803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.8872330188751">
                <text:p>15.8872330188751</text:p>
              </table:table-cell>
              <table:table-cell office:value-type="float" office:value="313253.011919647">
                <text:p>313253.0119196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.890070438385">
                <text:p>15.890070438385</text:p>
              </table:table-cell>
              <table:table-cell office:value-type="float" office:value="315779.882698933">
                <text:p>315779.8826989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.8929240703583">
                <text:p>15.8929240703583</text:p>
              </table:table-cell>
              <table:table-cell office:value-type="float" office:value="313985.828724204">
                <text:p>313985.8287242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.9871714115143">
                <text:p>15.9871714115143</text:p>
              </table:table-cell>
              <table:table-cell office:value-type="float" office:value="9506.89949456365">
                <text:p>9506.899494563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.9900331497192">
                <text:p>15.9900331497192</text:p>
              </table:table-cell>
              <table:table-cell office:value-type="float" office:value="313096.424560527">
                <text:p>313096.4245605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.992892742157">
                <text:p>15.992892742157</text:p>
              </table:table-cell>
              <table:table-cell office:value-type="float" office:value="313331.364348841">
                <text:p>313331.3643488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9957439899445">
                <text:p>15.9957439899445</text:p>
              </table:table-cell>
              <table:table-cell office:value-type="float" office:value="314248.380633832">
                <text:p>314248.3806338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9986052513123">
                <text:p>15.9986052513123</text:p>
              </table:table-cell>
              <table:table-cell office:value-type="float" office:value="313148.602949754">
                <text:p>313148.6029497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001452922821">
                <text:p>16.001452922821</text:p>
              </table:table-cell>
              <table:table-cell office:value-type="float" office:value="314643.032819826">
                <text:p>314643.0328198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0043053627014">
                <text:p>16.0043053627014</text:p>
              </table:table-cell>
              <table:table-cell office:value-type="float" office:value="314117.049816115">
                <text:p>314117.0498161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0071561336517">
                <text:p>16.0071561336517</text:p>
              </table:table-cell>
              <table:table-cell office:value-type="float" office:value="314300.943714979">
                <text:p>314300.9437149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0100688934326">
                <text:p>16.0100688934326</text:p>
              </table:table-cell>
              <table:table-cell office:value-type="float" office:value="307612.04747483">
                <text:p>307612.047474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0129351615906">
                <text:p>16.0129351615906</text:p>
              </table:table-cell>
              <table:table-cell office:value-type="float" office:value="312601.595741141">
                <text:p>312601.5957411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0157928466797">
                <text:p>16.0157928466797</text:p>
              </table:table-cell>
              <table:table-cell office:value-type="float" office:value="313540.495911897">
                <text:p>313540.4959118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0186522006989">
                <text:p>16.0186522006989</text:p>
              </table:table-cell>
              <table:table-cell office:value-type="float" office:value="313357.490536146">
                <text:p>313357.4905361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0710349082947">
                <text:p>16.0710349082947</text:p>
              </table:table-cell>
              <table:table-cell office:value-type="float" office:value="17104.8813840125">
                <text:p>17104.8813840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.0739018917084">
                <text:p>16.0739018917084</text:p>
              </table:table-cell>
              <table:table-cell office:value-type="float" office:value="312523.607817048">
                <text:p>312523.6078170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.0767545700073">
                <text:p>16.0767545700073</text:p>
              </table:table-cell>
              <table:table-cell office:value-type="float" office:value="314090.79682407">
                <text:p>314090.796824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0796105861664">
                <text:p>16.0796105861664</text:p>
              </table:table-cell>
              <table:table-cell office:value-type="float" office:value="313723.715168211">
                <text:p>313723.715168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.0824873447418">
                <text:p>16.0824873447418</text:p>
              </table:table-cell>
              <table:table-cell office:value-type="float" office:value="311461.659539201">
                <text:p>311461.6595392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.0853805541992">
                <text:p>16.0853805541992</text:p>
              </table:table-cell>
              <table:table-cell office:value-type="float" office:value="309690.678533169">
                <text:p>309690.6785331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.0882174968719">
                <text:p>16.0882174968719</text:p>
              </table:table-cell>
              <table:table-cell office:value-type="float" office:value="315832.959408354">
                <text:p>315832.9594083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.091073513031">
                <text:p>16.091073513031</text:p>
              </table:table-cell>
              <table:table-cell office:value-type="float" office:value="313723.715168211">
                <text:p>313723.7151682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0939157009125">
                <text:p>16.0939157009125</text:p>
              </table:table-cell>
              <table:table-cell office:value-type="float" office:value="315250.095126248">
                <text:p>315250.0951262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.1866791248322">
                <text:p>16.1866791248322</text:p>
              </table:table-cell>
              <table:table-cell office:value-type="float" office:value="9658.97939230694">
                <text:p>9658.979392306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1895418167114">
                <text:p>16.1895418167114</text:p>
              </table:table-cell>
              <table:table-cell office:value-type="float" office:value="312992.119930041">
                <text:p>312992.1199300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1924016475678">
                <text:p>16.1924016475678</text:p>
              </table:table-cell>
              <table:table-cell office:value-type="float" office:value="313305.242517716">
                <text:p>313305.2425177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1952278614044">
                <text:p>16.1952278614044</text:p>
              </table:table-cell>
              <table:table-cell office:value-type="float" office:value="317031.920364434">
                <text:p>317031.9203644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980805397034">
                <text:p>16.1980805397034</text:p>
              </table:table-cell>
              <table:table-cell office:value-type="float" office:value="314090.79682407">
                <text:p>314090.796824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2009296417236">
                <text:p>16.2009296417236</text:p>
              </table:table-cell>
              <table:table-cell office:value-type="float" office:value="314485.053054393">
                <text:p>314485.0530543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2037670612335">
                <text:p>16.2037670612335</text:p>
              </table:table-cell>
              <table:table-cell office:value-type="float" office:value="315779.882698933">
                <text:p>315779.8826989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2066159248352">
                <text:p>16.2066159248352</text:p>
              </table:table-cell>
              <table:table-cell office:value-type="float" office:value="314511.371997657">
                <text:p>314511.3719976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2094717025757">
                <text:p>16.2094717025757</text:p>
              </table:table-cell>
              <table:table-cell office:value-type="float" office:value="313749.906829187">
                <text:p>313749.9068291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2123618125916">
                <text:p>16.2123618125916</text:p>
              </table:table-cell>
              <table:table-cell office:value-type="float" office:value="310022.800197987">
                <text:p>310022.8001979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2152206897736">
                <text:p>16.2152206897736</text:p>
              </table:table-cell>
              <table:table-cell office:value-type="float" office:value="313409.755983654">
                <text:p>313409.7559836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2180733680725">
                <text:p>16.2180733680725</text:p>
              </table:table-cell>
              <table:table-cell office:value-type="float" office:value="314090.79682407">
                <text:p>314090.796824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2719285488129">
                <text:p>16.2719285488129</text:p>
              </table:table-cell>
              <table:table-cell office:value-type="float" office:value="16637.2108993514">
                <text:p>16637.21089935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2747645378113">
                <text:p>16.2747645378113</text:p>
              </table:table-cell>
              <table:table-cell office:value-type="float" office:value="315939.166372425">
                <text:p>315939.1663724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.2776165008545">
                <text:p>16.2776165008545</text:p>
              </table:table-cell>
              <table:table-cell office:value-type="float" office:value="314169.5689684">
                <text:p>314169.56896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.2804591655731">
                <text:p>16.2804591655731</text:p>
              </table:table-cell>
              <table:table-cell office:value-type="float" office:value="315197.214123962">
                <text:p>315197.2141239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.2833096981049">
                <text:p>16.2833096981049</text:p>
              </table:table-cell>
              <table:table-cell office:value-type="float" office:value="314327.231850117">
                <text:p>314327.2318501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.2861630916595">
                <text:p>16.2861630916595</text:p>
              </table:table-cell>
              <table:table-cell office:value-type="float" office:value="314012.064171123">
                <text:p>314012.0641711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2890164852142">
                <text:p>16.2890164852142</text:p>
              </table:table-cell>
              <table:table-cell office:value-type="float" office:value="314012.064171123">
                <text:p>314012.0641711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.291868686676">
                <text:p>16.291868686676</text:p>
              </table:table-cell>
              <table:table-cell office:value-type="float" office:value="314143.307197191">
                <text:p>314143.3071971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.2947273254395">
                <text:p>16.2947273254395</text:p>
              </table:table-cell>
              <table:table-cell office:value-type="float" office:value="313435.895246038">
                <text:p>313435.8952460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.2975735664368">
                <text:p>16.2975735664368</text:p>
              </table:table-cell>
              <table:table-cell office:value-type="float" office:value="314801.171385492">
                <text:p>314801.1713854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.3946697711945">
                <text:p>16.3946697711945</text:p>
              </table:table-cell>
              <table:table-cell office:value-type="float" office:value="9227.96109524593">
                <text:p>9227.961095245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.397533416748">
                <text:p>16.397533416748</text:p>
              </table:table-cell>
              <table:table-cell office:value-type="float" office:value="312887.884772292">
                <text:p>312887.8847722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.4003806114197">
                <text:p>16.4003806114197</text:p>
              </table:table-cell>
              <table:table-cell office:value-type="float" office:value="314695.728018757">
                <text:p>314695.7280187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.403235912323">
                <text:p>16.403235912323</text:p>
              </table:table-cell>
              <table:table-cell office:value-type="float" office:value="313802.303273213">
                <text:p>313802.3032732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.4060795307159">
                <text:p>16.4060795307159</text:p>
              </table:table-cell>
              <table:table-cell office:value-type="float" office:value="315091.505324055">
                <text:p>315091.5053240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.4089534282684">
                <text:p>16.4089534282684</text:p>
              </table:table-cell>
              <table:table-cell office:value-type="float" office:value="311771.725900116">
                <text:p>311771.7259001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411806344986">
                <text:p>16.411806344986</text:p>
              </table:table-cell>
              <table:table-cell office:value-type="float" office:value="314064.548219957">
                <text:p>314064.5482199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.4146564006805">
                <text:p>16.4146564006805</text:p>
              </table:table-cell>
              <table:table-cell office:value-type="float" office:value="314379.821315041">
                <text:p>314379.8213150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.4175119400024">
                <text:p>16.4175119400024</text:p>
              </table:table-cell>
              <table:table-cell office:value-type="float" office:value="313776.102863822">
                <text:p>313776.1028638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4203677177429">
                <text:p>16.4203677177429</text:p>
              </table:table-cell>
              <table:table-cell office:value-type="float" office:value="313749.906829187">
                <text:p>313749.9068291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.4232449531555">
                <text:p>16.4232449531555</text:p>
              </table:table-cell>
              <table:table-cell office:value-type="float" office:value="311410.041763341">
                <text:p>311410.0417633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.4260990619659">
                <text:p>16.4260990619659</text:p>
              </table:table-cell>
              <table:table-cell office:value-type="float" office:value="313933.370979868">
                <text:p>313933.3709798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.4732778072357">
                <text:p>16.4732778072357</text:p>
              </table:table-cell>
              <table:table-cell office:value-type="float" office:value="18991.6029957247">
                <text:p>18991.60299572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4761393070221">
                <text:p>16.4761393070221</text:p>
              </table:table-cell>
              <table:table-cell office:value-type="float" office:value="313122.511581403">
                <text:p>313122.5115814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4790053367615">
                <text:p>16.4790053367615</text:p>
              </table:table-cell>
              <table:table-cell office:value-type="float" office:value="312627.600366026">
                <text:p>312627.6003660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4818499088287">
                <text:p>16.4818499088287</text:p>
              </table:table-cell>
              <table:table-cell office:value-type="float" office:value="314985.867404241">
                <text:p>314985.8674042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4847133159637">
                <text:p>16.4847133159637</text:p>
              </table:table-cell>
              <table:table-cell office:value-type="float" office:value="312913.937052456">
                <text:p>312913.9370524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.4875602722168">
                <text:p>16.4875602722168</text:p>
              </table:table-cell>
              <table:table-cell office:value-type="float" office:value="314722.082237668">
                <text:p>314722.0822376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.490430355072">
                <text:p>16.490430355072</text:p>
              </table:table-cell>
              <table:table-cell office:value-type="float" office:value="312186.109320485">
                <text:p>312186.1093204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4932837486267">
                <text:p>16.4932837486267</text:p>
              </table:table-cell>
              <table:table-cell office:value-type="float" office:value="314012.064171123">
                <text:p>314012.0641711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.4961223602295">
                <text:p>16.4961223602295</text:p>
              </table:table-cell>
              <table:table-cell office:value-type="float" office:value="315647.26894003">
                <text:p>315647.268940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.5921242237091">
                <text:p>16.5921242237091</text:p>
              </table:table-cell>
              <table:table-cell office:value-type="float" office:value="9333.15216522087">
                <text:p>9333.152165220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.5949335098267">
                <text:p>16.5949335098267</text:p>
              </table:table-cell>
              <table:table-cell office:value-type="float" office:value="318942.237460749">
                <text:p>318942.2374607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.5977427959442">
                <text:p>16.5977427959442</text:p>
              </table:table-cell>
              <table:table-cell office:value-type="float" office:value="318942.237460749">
                <text:p>318942.2374607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.6005465984344">
                <text:p>16.6005465984344</text:p>
              </table:table-cell>
              <table:table-cell office:value-type="float" office:value="319566.019047619">
                <text:p>319566.0190476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.6033370494843">
                <text:p>16.6033370494843</text:p>
              </table:table-cell>
              <table:table-cell office:value-type="float" office:value="321095.043062201">
                <text:p>321095.0430622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.6061263084412">
                <text:p>16.6061263084412</text:p>
              </table:table-cell>
              <table:table-cell office:value-type="float" office:value="321232.27489529">
                <text:p>321232.274895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.6089200973511">
                <text:p>16.6089200973511</text:p>
              </table:table-cell>
              <table:table-cell office:value-type="float" office:value="320711.416965352">
                <text:p>320711.4169653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.6117026805878">
                <text:p>16.6117026805878</text:p>
              </table:table-cell>
              <table:table-cell office:value-type="float" office:value="322002.946105732">
                <text:p>322002.9461057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.6145076751709">
                <text:p>16.6145076751709</text:p>
              </table:table-cell>
              <table:table-cell office:value-type="float" office:value="319430.206884828">
                <text:p>319430.2068848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.6173357963562">
                <text:p>16.6173357963562</text:p>
              </table:table-cell>
              <table:table-cell office:value-type="float" office:value="316818.10689597">
                <text:p>316818.106895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.6201596260071">
                <text:p>16.6201596260071</text:p>
              </table:table-cell>
              <table:table-cell office:value-type="float" office:value="317299.593380615">
                <text:p>317299.5933806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.6229777336121">
                <text:p>16.6229777336121</text:p>
              </table:table-cell>
              <table:table-cell office:value-type="float" office:value="317943.856514382">
                <text:p>317943.8565143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6735777854919">
                <text:p>16.6735777854919</text:p>
              </table:table-cell>
              <table:table-cell office:value-type="float" office:value="17707.4917260357">
                <text:p>17707.49172603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6762115955353">
                <text:p>16.6762115955353</text:p>
              </table:table-cell>
              <table:table-cell office:value-type="float" office:value="340191.579976464">
                <text:p>340191.5799764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6788485050201">
                <text:p>16.6788485050201</text:p>
              </table:table-cell>
              <table:table-cell office:value-type="float" office:value="339791.716455696">
                <text:p>339791.7164556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6815025806427">
                <text:p>16.6815025806427</text:p>
              </table:table-cell>
              <table:table-cell office:value-type="float" office:value="337593.997844053">
                <text:p>337593.9978440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6841247081757">
                <text:p>16.6841247081757</text:p>
              </table:table-cell>
              <table:table-cell office:value-type="float" office:value="341707.254409893">
                <text:p>341707.2544098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.6867806911469">
                <text:p>16.6867806911469</text:p>
              </table:table-cell>
              <table:table-cell office:value-type="float" office:value="337351.560502693">
                <text:p>337351.5605026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.6894257068634">
                <text:p>16.6894257068634</text:p>
              </table:table-cell>
              <table:table-cell office:value-type="float" office:value="338750.350099153">
                <text:p>338750.3500991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.6920282840729">
                <text:p>16.6920282840729</text:p>
              </table:table-cell>
              <table:table-cell office:value-type="float" office:value="344274.128252107">
                <text:p>344274.1282521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.6946582794189">
                <text:p>16.6946582794189</text:p>
              </table:table-cell>
              <table:table-cell office:value-type="float" office:value="340685.013507388">
                <text:p>340685.0135073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.7898302078247">
                <text:p>16.7898302078247</text:p>
              </table:table-cell>
              <table:table-cell office:value-type="float" office:value="9414.54076857558">
                <text:p>9414.540768575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.7924706935883">
                <text:p>16.7924706935883</text:p>
              </table:table-cell>
              <table:table-cell office:value-type="float" office:value="339331.501941309">
                <text:p>339331.5019413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.7951138019562">
                <text:p>16.7951138019562</text:p>
              </table:table-cell>
              <table:table-cell office:value-type="float" office:value="338994.80281436">
                <text:p>338994.802814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.7977609634399">
                <text:p>16.7977609634399</text:p>
              </table:table-cell>
              <table:table-cell office:value-type="float" office:value="338475.761866162">
                <text:p>338475.7618661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.8003711700439">
                <text:p>16.8003711700439</text:p>
              </table:table-cell>
              <table:table-cell office:value-type="float" office:value="343267.846547315">
                <text:p>343267.8465473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.8030140399933">
                <text:p>16.8030140399933</text:p>
              </table:table-cell>
              <table:table-cell office:value-type="float" office:value="339025.3842129">
                <text:p>339025.38421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.8056559562683">
                <text:p>16.8056559562683</text:p>
              </table:table-cell>
              <table:table-cell office:value-type="float" office:value="339147.765003159">
                <text:p>339147.7650031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.8082830905914">
                <text:p>16.8082830905914</text:p>
              </table:table-cell>
              <table:table-cell office:value-type="float" office:value="341056.029040748">
                <text:p>341056.0290407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.8108944892883">
                <text:p>16.8108944892883</text:p>
              </table:table-cell>
              <table:table-cell office:value-type="float" office:value="343111.146169999">
                <text:p>343111.1461699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.8135209083557">
                <text:p>16.8135209083557</text:p>
              </table:table-cell>
              <table:table-cell office:value-type="float" office:value="341148.909222948">
                <text:p>341148.9092229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.8161325454712">
                <text:p>16.8161325454712</text:p>
              </table:table-cell>
              <table:table-cell office:value-type="float" office:value="343079.823260909">
                <text:p>343079.8232609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.8187465667725">
                <text:p>16.8187465667725</text:p>
              </table:table-cell>
              <table:table-cell office:value-type="float" office:value="342766.908427581">
                <text:p>342766.9084275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.8746206760407">
                <text:p>16.8746206760407</text:p>
              </table:table-cell>
              <table:table-cell office:value-type="float" office:value="16036.0498222767">
                <text:p>16036.04982227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.8772678375244">
                <text:p>16.8772678375244</text:p>
              </table:table-cell>
              <table:table-cell office:value-type="float" office:value="338475.761866162">
                <text:p>338475.7618661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.8799111843109">
                <text:p>16.8799111843109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.8825550079346">
                <text:p>16.8825550079346</text:p>
              </table:table-cell>
              <table:table-cell office:value-type="float" office:value="338903.091712508">
                <text:p>338903.0917125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.8852138519287">
                <text:p>16.8852138519287</text:p>
              </table:table-cell>
              <table:table-cell office:value-type="float" office:value="336988.556671449">
                <text:p>336988.5566714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.887825012207">
                <text:p>16.887825012207</text:p>
              </table:table-cell>
              <table:table-cell office:value-type="float" office:value="343142.474799123">
                <text:p>343142.4747991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.8904867172241">
                <text:p>16.8904867172241</text:p>
              </table:table-cell>
              <table:table-cell office:value-type="float" office:value="336626.333213902">
                <text:p>336626.3332139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.8931274414063">
                <text:p>16.8931274414063</text:p>
              </table:table-cell>
              <table:table-cell office:value-type="float" office:value="339300.86529433">
                <text:p>339300.865294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.8957834243774">
                <text:p>16.8957834243774</text:p>
              </table:table-cell>
              <table:table-cell office:value-type="float" office:value="337351.560502693">
                <text:p>337351.5605026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.8984582424164">
                <text:p>16.8984582424164</text:p>
              </table:table-cell>
              <table:table-cell office:value-type="float" office:value="334976.057046082">
                <text:p>334976.0570460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.9852056503296">
                <text:p>16.9852056503296</text:p>
              </table:table-cell>
              <table:table-cell office:value-type="float" office:value="10328.8388846899">
                <text:p>10328.838884689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.987841129303">
                <text:p>16.987841129303</text:p>
              </table:table-cell>
              <table:table-cell office:value-type="float" office:value="339976.151981183">
                <text:p>339976.1519811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.9904797077179">
                <text:p>16.9904797077179</text:p>
              </table:table-cell>
              <table:table-cell office:value-type="float" office:value="339576.794433903">
                <text:p>339576.7944339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.9931168556213">
                <text:p>16.9931168556213</text:p>
              </table:table-cell>
              <table:table-cell office:value-type="float" office:value="339760.996654914">
                <text:p>339760.9966549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.9957323074341">
                <text:p>16.9957323074341</text:p>
              </table:table-cell>
              <table:table-cell office:value-type="float" office:value="342579.433363719">
                <text:p>342579.4333637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.9983711242676">
                <text:p>16.9983711242676</text:p>
              </table:table-cell>
              <table:table-cell office:value-type="float" office:value="339546.113480304">
                <text:p>339546.1134803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.0010051727295">
                <text:p>17.0010051727295</text:p>
              </table:table-cell>
              <table:table-cell office:value-type="float" office:value="340160.787834902">
                <text:p>340160.7878349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.0036418437958">
                <text:p>17.0036418437958</text:p>
              </table:table-cell>
              <table:table-cell office:value-type="float" office:value="339822.441812099">
                <text:p>339822.4418120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.0062992572784">
                <text:p>17.0062992572784</text:p>
              </table:table-cell>
              <table:table-cell office:value-type="float" office:value="337169.960882828">
                <text:p>337169.9608828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.0089540481567">
                <text:p>17.0089540481567</text:p>
              </table:table-cell>
              <table:table-cell office:value-type="float" office:value="337503.043017512">
                <text:p>337503.0430175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.0116136074066">
                <text:p>17.0116136074066</text:p>
              </table:table-cell>
              <table:table-cell office:value-type="float" office:value="336897.927745406">
                <text:p>336897.9277454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.0142583847046">
                <text:p>17.0142583847046</text:p>
              </table:table-cell>
              <table:table-cell office:value-type="float" office:value="338780.887406473">
                <text:p>338780.8874064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.0760610103607">
                <text:p>17.0760610103607</text:p>
              </table:table-cell>
              <table:table-cell office:value-type="float" office:value="14497.7659199364">
                <text:p>14497.76591993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.0787115097046">
                <text:p>17.0787115097046</text:p>
              </table:table-cell>
              <table:table-cell office:value-type="float" office:value="338049.50832059">
                <text:p>338049.5083205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.081360578537">
                <text:p>17.081360578537</text:p>
              </table:table-cell>
              <table:table-cell office:value-type="float" office:value="338232.056880569">
                <text:p>338232.056880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.084000825882">
                <text:p>17.084000825882</text:p>
              </table:table-cell>
              <table:table-cell office:value-type="float" office:value="339362.144121365">
                <text:p>339362.1441213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.0866305828094">
                <text:p>17.0866305828094</text:p>
              </table:table-cell>
              <table:table-cell office:value-type="float" office:value="340715.900634633">
                <text:p>340715.9006346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.0892782211304">
                <text:p>17.0892782211304</text:p>
              </table:table-cell>
              <table:table-cell office:value-type="float" office:value="338414.802701486">
                <text:p>338414.8027014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.0919213294983">
                <text:p>17.0919213294983</text:p>
              </table:table-cell>
              <table:table-cell office:value-type="float" office:value="338994.80281436">
                <text:p>338994.802814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.0945653915405">
                <text:p>17.0945653915405</text:p>
              </table:table-cell>
              <table:table-cell office:value-type="float" office:value="338872.532371506">
                <text:p>338872.5323715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.0972139835358">
                <text:p>17.0972139835358</text:p>
              </table:table-cell>
              <table:table-cell office:value-type="float" office:value="338292.950220542">
                <text:p>338292.9502205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.0998604297638">
                <text:p>17.0998604297638</text:p>
              </table:table-cell>
              <table:table-cell office:value-type="float" office:value="338567.241801802">
                <text:p>338567.2418018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.1025037765503">
                <text:p>17.1025037765503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.1795964241028">
                <text:p>17.1795964241028</text:p>
              </table:table-cell>
              <table:table-cell office:value-type="float" office:value="11622.379415494">
                <text:p>11622.3794154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.182231426239">
                <text:p>17.182231426239</text:p>
              </table:table-cell>
              <table:table-cell office:value-type="float" office:value="340037.674990952">
                <text:p>340037.6749909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.1848800182343">
                <text:p>17.1848800182343</text:p>
              </table:table-cell>
              <table:table-cell office:value-type="float" office:value="338292.950220542">
                <text:p>338292.9502205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.1875262260437">
                <text:p>17.1875262260437</text:p>
              </table:table-cell>
              <table:table-cell office:value-type="float" office:value="338597.746103252">
                <text:p>338597.7461032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.1902146339417">
                <text:p>17.1902146339417</text:p>
              </table:table-cell>
              <table:table-cell office:value-type="float" office:value="333282.758424973">
                <text:p>333282.7584249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.1928584575653">
                <text:p>17.1928584575653</text:p>
              </table:table-cell>
              <table:table-cell office:value-type="float" office:value="338903.091712508">
                <text:p>338903.0917125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.195502281189">
                <text:p>17.195502281189</text:p>
              </table:table-cell>
              <table:table-cell office:value-type="float" office:value="338903.091712508">
                <text:p>338903.0917125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.1981563568115">
                <text:p>17.1981563568115</text:p>
              </table:table-cell>
              <table:table-cell office:value-type="float" office:value="337593.997844053">
                <text:p>337593.9978440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.2007849216461">
                <text:p>17.2007849216461</text:p>
              </table:table-cell>
              <table:table-cell office:value-type="float" office:value="340870.42031746">
                <text:p>340870.420317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.2034664154053">
                <text:p>17.2034664154053</text:p>
              </table:table-cell>
              <table:table-cell office:value-type="float" office:value="334142.116475505">
                <text:p>334142.1164755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.2060949802399">
                <text:p>17.2060949802399</text:p>
              </table:table-cell>
              <table:table-cell office:value-type="float" office:value="340870.42031746">
                <text:p>340870.420317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.2087388038635">
                <text:p>17.2087388038635</text:p>
              </table:table-cell>
              <table:table-cell office:value-type="float" office:value="338903.091712508">
                <text:p>338903.0917125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.2764849662781">
                <text:p>17.2764849662781</text:p>
              </table:table-cell>
              <table:table-cell office:value-type="float" office:value="13225.8414065909">
                <text:p>13225.84140659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.27912068367">
                <text:p>17.27912068367</text:p>
              </table:table-cell>
              <table:table-cell office:value-type="float" office:value="339945.398824061">
                <text:p>339945.3988240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.2817664146423">
                <text:p>17.2817664146423</text:p>
              </table:table-cell>
              <table:table-cell office:value-type="float" office:value="338658.771199423">
                <text:p>338658.7711994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.2844104766846">
                <text:p>17.2844104766846</text:p>
              </table:table-cell>
              <table:table-cell office:value-type="float" office:value="338872.532371506">
                <text:p>338872.5323715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.2870519161224">
                <text:p>17.2870519161224</text:p>
              </table:table-cell>
              <table:table-cell office:value-type="float" office:value="339208.988536872">
                <text:p>339208.9885368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.2896871566772">
                <text:p>17.2896871566772</text:p>
              </table:table-cell>
              <table:table-cell office:value-type="float" office:value="340006.910702977">
                <text:p>340006.9107029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.292334318161">
                <text:p>17.292334318161</text:p>
              </table:table-cell>
              <table:table-cell office:value-type="float" office:value="338475.761866162">
                <text:p>338475.7618661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.2949631214142">
                <text:p>17.2949631214142</text:p>
              </table:table-cell>
              <table:table-cell office:value-type="float" office:value="340839.505169599">
                <text:p>340839.5051695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.2976031303406">
                <text:p>17.2976031303406</text:p>
              </table:table-cell>
              <table:table-cell office:value-type="float" office:value="339392.791835997">
                <text:p>339392.7918359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.300258398056">
                <text:p>17.300258398056</text:p>
              </table:table-cell>
              <table:table-cell office:value-type="float" office:value="337442.433689503">
                <text:p>337442.4336895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.3028860092163">
                <text:p>17.3028860092163</text:p>
              </table:table-cell>
              <table:table-cell office:value-type="float" office:value="340994.13701116">
                <text:p>340994.137011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.3055033683777">
                <text:p>17.3055033683777</text:p>
              </table:table-cell>
              <table:table-cell office:value-type="float" office:value="342329.78538896">
                <text:p>342329.785388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.3827152252197">
                <text:p>17.3827152252197</text:p>
              </table:table-cell>
              <table:table-cell office:value-type="float" office:value="11604.4353373475">
                <text:p>11604.43533734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.3853452205658">
                <text:p>17.3853452205658</text:p>
              </table:table-cell>
              <table:table-cell office:value-type="float" office:value="340685.013507388">
                <text:p>340685.0135073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.3879950046539">
                <text:p>17.3879950046539</text:p>
              </table:table-cell>
              <table:table-cell office:value-type="float" office:value="338140.75796293">
                <text:p>338140.757962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.3906450271606">
                <text:p>17.3906450271606</text:p>
              </table:table-cell>
              <table:table-cell office:value-type="float" office:value="338110.33594242">
                <text:p>338110.3359424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.3932268619537">
                <text:p>17.3932268619537</text:p>
              </table:table-cell>
              <table:table-cell office:value-type="float" office:value="347040.020685197">
                <text:p>347040.0206851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.3958809375763">
                <text:p>17.3958809375763</text:p>
              </table:table-cell>
              <table:table-cell office:value-type="float" office:value="337593.997844053">
                <text:p>337593.9978440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.3985340595245">
                <text:p>17.3985340595245</text:p>
              </table:table-cell>
              <table:table-cell office:value-type="float" office:value="337715.347232207">
                <text:p>337715.3472322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.4011919498444">
                <text:p>17.4011919498444</text:p>
              </table:table-cell>
              <table:table-cell office:value-type="float" office:value="337109.471115895">
                <text:p>337109.4711158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.403817653656">
                <text:p>17.403817653656</text:p>
              </table:table-cell>
              <table:table-cell office:value-type="float" office:value="341241.840007264">
                <text:p>341241.8400072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.4064664840698">
                <text:p>17.4064664840698</text:p>
              </table:table-cell>
              <table:table-cell office:value-type="float" office:value="338262.500810081">
                <text:p>338262.5008100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.4091742038727">
                <text:p>17.4091742038727</text:p>
              </table:table-cell>
              <table:table-cell office:value-type="float" office:value="330905.730738751">
                <text:p>330905.7307387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.4118156433105">
                <text:p>17.4118156433105</text:p>
              </table:table-cell>
              <table:table-cell office:value-type="float" office:value="339208.988536872">
                <text:p>339208.9885368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.4779508113861">
                <text:p>17.4779508113861</text:p>
              </table:table-cell>
              <table:table-cell office:value-type="float" office:value="13548.0112332412">
                <text:p>13548.01123324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.4805970191956">
                <text:p>17.4805970191956</text:p>
              </table:table-cell>
              <table:table-cell office:value-type="float" office:value="338597.746103252">
                <text:p>338597.7461032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.4832487106323">
                <text:p>17.4832487106323</text:p>
              </table:table-cell>
              <table:table-cell office:value-type="float" office:value="337897.534975724">
                <text:p>337897.5349757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.485878944397">
                <text:p>17.485878944397</text:p>
              </table:table-cell>
              <table:table-cell office:value-type="float" office:value="340654.131979695">
                <text:p>340654.1319796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.4885022640228">
                <text:p>17.4885022640228</text:p>
              </table:table-cell>
              <table:table-cell office:value-type="float" office:value="341551.975279469">
                <text:p>341551.9752794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.4911360740662">
                <text:p>17.4911360740662</text:p>
              </table:table-cell>
              <table:table-cell office:value-type="float" office:value="340191.579976464">
                <text:p>340191.5799764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.4937906265259">
                <text:p>17.4937906265259</text:p>
              </table:table-cell>
              <table:table-cell office:value-type="float" office:value="337533.355846955">
                <text:p>337533.3558469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.4964292049408">
                <text:p>17.4964292049408</text:p>
              </table:table-cell>
              <table:table-cell office:value-type="float" office:value="339576.794433903">
                <text:p>339576.7944339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.499071598053">
                <text:p>17.499071598053</text:p>
              </table:table-cell>
              <table:table-cell office:value-type="float" office:value="339086.563565822">
                <text:p>339086.5635658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.501708984375">
                <text:p>17.501708984375</text:p>
              </table:table-cell>
              <table:table-cell office:value-type="float" office:value="339730.282408244">
                <text:p>339730.2824082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.5043456554413">
                <text:p>17.5043456554413</text:p>
              </table:table-cell>
              <table:table-cell office:value-type="float" office:value="339822.441812099">
                <text:p>339822.4418120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.5069959163666">
                <text:p>17.5069959163666</text:p>
              </table:table-cell>
              <table:table-cell office:value-type="float" office:value="338079.919395466">
                <text:p>338079.9193954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.5853426456451">
                <text:p>17.5853426456451</text:p>
              </table:table-cell>
              <table:table-cell office:value-type="float" office:value="11436.3421198381">
                <text:p>11436.34211983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5879940986633">
                <text:p>17.5879940986633</text:p>
              </table:table-cell>
              <table:table-cell office:value-type="float" office:value="337927.918712346">
                <text:p>337927.91871234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.5906445980072">
                <text:p>17.5906445980072</text:p>
              </table:table-cell>
              <table:table-cell office:value-type="float" office:value="338049.50832059">
                <text:p>338049.508320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.593296289444">
                <text:p>17.593296289444</text:p>
              </table:table-cell>
              <table:table-cell office:value-type="float" office:value="337897.534975724">
                <text:p>337897.5349757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.5959253311157">
                <text:p>17.5959253311157</text:p>
              </table:table-cell>
              <table:table-cell office:value-type="float" office:value="340808.595628911">
                <text:p>340808.5956289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.5985743999481">
                <text:p>17.5985743999481</text:p>
              </table:table-cell>
              <table:table-cell office:value-type="float" office:value="338232.056880569">
                <text:p>338232.0568805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.6012291908264">
                <text:p>17.6012291908264</text:p>
              </table:table-cell>
              <table:table-cell office:value-type="float" office:value="337503.043017512">
                <text:p>337503.0430175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.6038813591003">
                <text:p>17.6038813591003</text:p>
              </table:table-cell>
              <table:table-cell office:value-type="float" office:value="337836.783890687">
                <text:p>337836.7838906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.6065394878387">
                <text:p>17.6065394878387</text:p>
              </table:table-cell>
              <table:table-cell office:value-type="float" office:value="337079.234370796">
                <text:p>337079.2343707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.6092126369476">
                <text:p>17.6092126369476</text:p>
              </table:table-cell>
              <table:table-cell office:value-type="float" office:value="335185.193007492">
                <text:p>335185.1930074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.6118659973145">
                <text:p>17.6118659973145</text:p>
              </table:table-cell>
              <table:table-cell office:value-type="float" office:value="337685.001707251">
                <text:p>337685.0017072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.6145191192627">
                <text:p>17.6145191192627</text:p>
              </table:table-cell>
              <table:table-cell office:value-type="float" office:value="337715.347232207">
                <text:p>337715.3472322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.678652048111">
                <text:p>17.678652048111</text:p>
              </table:table-cell>
              <table:table-cell office:value-type="float" office:value="13970.9820850357">
                <text:p>13970.98208503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.6388127803802">
                <text:p>20.6388127803802</text:p>
              </table:table-cell>
              <table:table-cell office:value-type="float" office:value="302.686266401865">
                <text:p>302.6862664018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.6426811218262">
                <text:p>20.6426811218262</text:p>
              </table:table-cell>
              <table:table-cell office:value-type="float" office:value="231623.814114022">
                <text:p>231623.8141140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.6465349197388">
                <text:p>20.6465349197388</text:p>
              </table:table-cell>
              <table:table-cell office:value-type="float" office:value="232497.920316753">
                <text:p>232497.9203167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.6504261493683">
                <text:p>20.6504261493683</text:p>
              </table:table-cell>
              <table:table-cell office:value-type="float" office:value="230261.404570798">
                <text:p>230261.4045707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.6543147563934">
                <text:p>20.6543147563934</text:p>
              </table:table-cell>
              <table:table-cell office:value-type="float" office:value="230416.700429185">
                <text:p>230416.7004291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.6582109928131">
                <text:p>20.6582109928131</text:p>
              </table:table-cell>
              <table:table-cell office:value-type="float" office:value="229965.51119814">
                <text:p>229965.511198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.6620991230011">
                <text:p>20.6620991230011</text:p>
              </table:table-cell>
              <table:table-cell office:value-type="float" office:value="230444.958547952">
                <text:p>230444.9585479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.6659893989563">
                <text:p>20.6659893989563</text:p>
              </table:table-cell>
              <table:table-cell office:value-type="float" office:value="230317.851565852">
                <text:p>230317.8515658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.6698763370514">
                <text:p>20.6698763370514</text:p>
              </table:table-cell>
              <table:table-cell office:value-type="float" office:value="230515.634177759">
                <text:p>230515.6341777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.6737565994263">
                <text:p>20.6737565994263</text:p>
              </table:table-cell>
              <table:table-cell office:value-type="float" office:value="230912.220215054">
                <text:p>230912.2202150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.6776328086853">
                <text:p>20.6776328086853</text:p>
              </table:table-cell>
              <table:table-cell office:value-type="float" office:value="231153.67105425">
                <text:p>231153.671054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.6815223693848">
                <text:p>20.6815223693848</text:p>
              </table:table-cell>
              <table:table-cell office:value-type="float" office:value="230360.20497732">
                <text:p>230360.204977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.6854095458984">
                <text:p>20.6854095458984</text:p>
              </table:table-cell>
              <table:table-cell office:value-type="float" office:value="230501.495583906">
                <text:p>230501.4955839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.6892991065979">
                <text:p>20.6892991065979</text:p>
              </table:table-cell>
              <table:table-cell office:value-type="float" office:value="230360.20497732">
                <text:p>230360.204977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.6932277679443">
                <text:p>20.6932277679443</text:p>
              </table:table-cell>
              <table:table-cell office:value-type="float" office:value="228067.50722175">
                <text:p>228067.507221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.6971118450165">
                <text:p>20.6971118450165</text:p>
              </table:table-cell>
              <table:table-cell office:value-type="float" office:value="230685.432692898">
                <text:p>230685.4326928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.701004743576">
                <text:p>20.701004743576</text:p>
              </table:table-cell>
              <table:table-cell office:value-type="float" office:value="230162.688878001">
                <text:p>230162.6888780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.7048926353455">
                <text:p>20.7048926353455</text:p>
              </table:table-cell>
              <table:table-cell office:value-type="float" office:value="230459.09020666">
                <text:p>230459.090206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.7087807655334">
                <text:p>20.7087807655334</text:p>
              </table:table-cell>
              <table:table-cell office:value-type="float" office:value="230444.958547952">
                <text:p>230444.9585479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.7126686573029">
                <text:p>20.7126686573029</text:p>
              </table:table-cell>
              <table:table-cell office:value-type="float" office:value="230459.09020666">
                <text:p>230459.090206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.7165563106537">
                <text:p>20.7165563106537</text:p>
              </table:table-cell>
              <table:table-cell office:value-type="float" office:value="230473.223598675">
                <text:p>230473.2235986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.7204437255859">
                <text:p>20.7204437255859</text:p>
              </table:table-cell>
              <table:table-cell office:value-type="float" office:value="230487.358724318">
                <text:p>230487.3587243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.724324464798">
                <text:p>20.724324464798</text:p>
              </table:table-cell>
              <table:table-cell office:value-type="float" office:value="230883.847392026">
                <text:p>230883.8473920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.7281901836395">
                <text:p>20.7281901836395</text:p>
              </table:table-cell>
              <table:table-cell office:value-type="float" office:value="231780.953743678">
                <text:p>231780.9537436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.7320690155029">
                <text:p>20.7320690155029</text:p>
              </table:table-cell>
              <table:table-cell office:value-type="float" office:value="230997.380539677">
                <text:p>230997.3805396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.7359352111816">
                <text:p>20.7359352111816</text:p>
              </table:table-cell>
              <table:table-cell office:value-type="float" office:value="231752.367044894">
                <text:p>231752.3670448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.7398226261139">
                <text:p>20.7398226261139</text:p>
              </table:table-cell>
              <table:table-cell office:value-type="float" office:value="230487.358724318">
                <text:p>230487.3587243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.7437138557434">
                <text:p>20.7437138557434</text:p>
              </table:table-cell>
              <table:table-cell office:value-type="float" office:value="230261.404570798">
                <text:p>230261.4045707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.7476029396057">
                <text:p>20.7476029396057</text:p>
              </table:table-cell>
              <table:table-cell office:value-type="float" office:value="230388.449239823">
                <text:p>230388.4492398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0.8399214744568">
                <text:p>30.8399214744568</text:p>
              </table:table-cell>
              <table:table-cell office:value-type="float" office:value="88.7803924247841">
                <text:p>88.78039242478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.000791311264">
                <text:p>31.000791311264</text:p>
              </table:table-cell>
              <table:table-cell office:value-type="float" office:value="5569.72032658651">
                <text:p>5569.720326586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.0047359466553">
                <text:p>31.0047359466553</text:p>
              </table:table-cell>
              <table:table-cell office:value-type="float" office:value="227143.933756422">
                <text:p>227143.9337564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.0085954666138">
                <text:p>31.0085954666138</text:p>
              </table:table-cell>
              <table:table-cell office:value-type="float" office:value="232153.223622436">
                <text:p>232153.2236224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.0124931335449">
                <text:p>31.0124931335449</text:p>
              </table:table-cell>
              <table:table-cell office:value-type="float" office:value="229881.109860533">
                <text:p>229881.1098605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.0163822174072">
                <text:p>31.0163822174072</text:p>
              </table:table-cell>
              <table:table-cell office:value-type="float" office:value="230388.449239823">
                <text:p>230388.4492398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.0202536582947">
                <text:p>31.0202536582947</text:p>
              </table:table-cell>
              <table:table-cell office:value-type="float" office:value="231438.378125385">
                <text:p>231438.3781253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.0241541862488">
                <text:p>31.0241541862488</text:p>
              </table:table-cell>
              <table:table-cell office:value-type="float" office:value="229712.492909535">
                <text:p>229712.4929095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1.0280425548553">
                <text:p>31.0280425548553</text:p>
              </table:table-cell>
              <table:table-cell office:value-type="float" office:value="230430.828622233">
                <text:p>230430.8286222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.0318942070007">
                <text:p>31.0318942070007</text:p>
              </table:table-cell>
              <table:table-cell office:value-type="float" office:value="232627.445620551">
                <text:p>232627.4456205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.035801410675">
                <text:p>31.035801410675</text:p>
              </table:table-cell>
              <table:table-cell office:value-type="float" office:value="229320.013668538">
                <text:p>229320.0136685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1.039689540863">
                <text:p>31.039689540863</text:p>
              </table:table-cell>
              <table:table-cell office:value-type="float" office:value="230444.958547952">
                <text:p>230444.9585479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1.0435845851898">
                <text:p>31.0435845851898</text:p>
              </table:table-cell>
              <table:table-cell office:value-type="float" office:value="230035.893003611">
                <text:p>230035.8930036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1.0474827289581">
                <text:p>31.0474827289581</text:p>
              </table:table-cell>
              <table:table-cell office:value-type="float" office:value="229852.989847095">
                <text:p>229852.9898470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.0513341426849">
                <text:p>31.0513341426849</text:p>
              </table:table-cell>
              <table:table-cell office:value-type="float" office:value="232641.846230036">
                <text:p>232641.8462300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.0552678108215">
                <text:p>31.0552678108215</text:p>
              </table:table-cell>
              <table:table-cell office:value-type="float" office:value="227777.221892236">
                <text:p>227777.2218922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1.0591628551483">
                <text:p>31.0591628551483</text:p>
              </table:table-cell>
              <table:table-cell office:value-type="float" office:value="230035.893003611">
                <text:p>230035.8930036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.2004599571228">
                <text:p>31.2004599571228</text:p>
              </table:table-cell>
              <table:table-cell office:value-type="float" office:value="6341.24824557111">
                <text:p>6341.248245571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.204350233078">
                <text:p>31.204350233078</text:p>
              </table:table-cell>
              <table:table-cell office:value-type="float" office:value="230317.851565852">
                <text:p>230317.8515658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1.2082362174988">
                <text:p>31.2082362174988</text:p>
              </table:table-cell>
              <table:table-cell office:value-type="float" office:value="230572.205902203">
                <text:p>230572.2059022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1.2121484279633">
                <text:p>31.2121484279633</text:p>
              </table:table-cell>
              <table:table-cell office:value-type="float" office:value="229026.533243952">
                <text:p>229026.5332439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.2160143852234">
                <text:p>31.2160143852234</text:p>
              </table:table-cell>
              <table:table-cell office:value-type="float" office:value="231766.659512797">
                <text:p>231766.6595127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.2198996543884">
                <text:p>31.2198996543884</text:p>
              </table:table-cell>
              <table:table-cell office:value-type="float" office:value="230614.652920962">
                <text:p>230614.6529209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.2238380908966">
                <text:p>31.2238380908966</text:p>
              </table:table-cell>
              <table:table-cell office:value-type="float" office:value="227501.445850233">
                <text:p>227501.4458502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1.2277173995972">
                <text:p>31.2277173995972</text:p>
              </table:table-cell>
              <table:table-cell office:value-type="float" office:value="230968.986786307">
                <text:p>230968.9867863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.2315893173218">
                <text:p>31.2315893173218</text:p>
              </table:table-cell>
              <table:table-cell office:value-type="float" office:value="231409.875862069">
                <text:p>231409.8758620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1.2355356216431">
                <text:p>31.2355356216431</text:p>
              </table:table-cell>
              <table:table-cell office:value-type="float" office:value="227047.872402127">
                <text:p>227047.8724021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1.2394559383392">
                <text:p>31.2394559383392</text:p>
              </table:table-cell>
              <table:table-cell office:value-type="float" office:value="228552.963814389">
                <text:p>228552.9638143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1.2433595657349">
                <text:p>31.2433595657349</text:p>
              </table:table-cell>
              <table:table-cell office:value-type="float" office:value="229530.103463018">
                <text:p>229530.1034630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.2472605705261">
                <text:p>31.2472605705261</text:p>
              </table:table-cell>
              <table:table-cell office:value-type="float" office:value="229684.414130302">
                <text:p>229684.4141303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1.2511336803436">
                <text:p>31.2511336803436</text:p>
              </table:table-cell>
              <table:table-cell office:value-type="float" office:value="231338.650907972">
                <text:p>231338.6509079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1.2550234794617">
                <text:p>31.2550234794617</text:p>
              </table:table-cell>
              <table:table-cell office:value-type="float" office:value="230346.085442844">
                <text:p>230346.0854428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1.2589113712311">
                <text:p>31.2589113712311</text:p>
              </table:table-cell>
              <table:table-cell office:value-type="float" office:value="230459.09020666">
                <text:p>230459.090206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.3989651203156">
                <text:p>31.3989651203156</text:p>
              </table:table-cell>
              <table:table-cell office:value-type="float" office:value="6397.54384196872">
                <text:p>6397.543841968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.4028568267822">
                <text:p>31.4028568267822</text:p>
              </table:table-cell>
              <table:table-cell office:value-type="float" office:value="230233.191447651">
                <text:p>230233.1914476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.4067409038544">
                <text:p>31.4067409038544</text:p>
              </table:table-cell>
              <table:table-cell office:value-type="float" office:value="230685.432692898">
                <text:p>230685.4326928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1.4105920791626">
                <text:p>31.4105920791626</text:p>
              </table:table-cell>
              <table:table-cell office:value-type="float" office:value="232656.248622547">
                <text:p>232656.2486225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1.4145028591156">
                <text:p>31.4145028591156</text:p>
              </table:table-cell>
              <table:table-cell office:value-type="float" office:value="229110.308114369">
                <text:p>229110.3081143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1.4183933734894">
                <text:p>31.4183933734894</text:p>
              </table:table-cell>
              <table:table-cell office:value-type="float" office:value="230303.737222699">
                <text:p>230303.7372226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1.4222822189331">
                <text:p>31.4222822189331</text:p>
              </table:table-cell>
              <table:table-cell office:value-type="float" office:value="230402.573968488">
                <text:p>230402.5739684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1.4261813163757">
                <text:p>31.4261813163757</text:p>
              </table:table-cell>
              <table:table-cell office:value-type="float" office:value="229796.770453712">
                <text:p>229796.7704537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1.4300580024719">
                <text:p>31.4300580024719</text:p>
              </table:table-cell>
              <table:table-cell office:value-type="float" office:value="231125.238868389">
                <text:p>231125.2388683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.4339570999145">
                <text:p>31.4339570999145</text:p>
              </table:table-cell>
              <table:table-cell office:value-type="float" office:value="229796.770453712">
                <text:p>229796.7704537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.4378530979157">
                <text:p>31.4378530979157</text:p>
              </table:table-cell>
              <table:table-cell office:value-type="float" office:value="229979.584113579">
                <text:p>229979.5841135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1.4417276382446">
                <text:p>31.4417276382446</text:p>
              </table:table-cell>
              <table:table-cell office:value-type="float" office:value="231253.238816073">
                <text:p>231253.2388160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1.4456181526184">
                <text:p>31.4456181526184</text:p>
              </table:table-cell>
              <table:table-cell office:value-type="float" office:value="230303.737222699">
                <text:p>230303.7372226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1.4495012760162">
                <text:p>31.4495012760162</text:p>
              </table:table-cell>
              <table:table-cell office:value-type="float" office:value="230742.087800086">
                <text:p>230742.0878000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1.4534802436829">
                <text:p>31.4534802436829</text:p>
              </table:table-cell>
              <table:table-cell office:value-type="float" office:value="225184.036431182">
                <text:p>225184.0364311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1.4573652744293">
                <text:p>31.4573652744293</text:p>
              </table:table-cell>
              <table:table-cell office:value-type="float" office:value="230628.80540043">
                <text:p>230628.805400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1.5973415374756">
                <text:p>31.5973415374756</text:p>
              </table:table-cell>
              <table:table-cell office:value-type="float" office:value="6401.08530189762">
                <text:p>6401.085301897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.6012692451477">
                <text:p>31.6012692451477</text:p>
              </table:table-cell>
              <table:table-cell office:value-type="float" office:value="228122.883574117">
                <text:p>228122.8835741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1.6051647663116">
                <text:p>31.6051647663116</text:p>
              </table:table-cell>
              <table:table-cell office:value-type="float" office:value="230007.735112308">
                <text:p>230007.7351123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1.6090841293335">
                <text:p>31.6090841293335</text:p>
              </table:table-cell>
              <table:table-cell office:value-type="float" office:value="228608.576190766">
                <text:p>228608.5761907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1.6129775047302">
                <text:p>31.6129775047302</text:p>
              </table:table-cell>
              <table:table-cell office:value-type="float" office:value="230134.499938763">
                <text:p>230134.4999387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1.6168825626373">
                <text:p>31.6168825626373</text:p>
              </table:table-cell>
              <table:table-cell office:value-type="float" office:value="229446.021368826">
                <text:p>229446.0213688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.6207752227783">
                <text:p>31.6207752227783</text:p>
              </table:table-cell>
              <table:table-cell office:value-type="float" office:value="230176.785937404">
                <text:p>230176.7859374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1.6246445178986">
                <text:p>31.6246445178986</text:p>
              </table:table-cell>
              <table:table-cell office:value-type="float" office:value="231566.725244932">
                <text:p>231566.7252449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.6285300254822">
                <text:p>31.6285300254822</text:p>
              </table:table-cell>
              <table:table-cell office:value-type="float" office:value="230600.502178315">
                <text:p>230600.5021783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.6324119567871">
                <text:p>31.6324119567871</text:p>
              </table:table-cell>
              <table:table-cell office:value-type="float" office:value="230812.945829751">
                <text:p>230812.9458297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.6362700462341">
                <text:p>31.6362700462341</text:p>
              </table:table-cell>
              <table:table-cell office:value-type="float" office:value="232239.301940428">
                <text:p>232239.3019404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.6400163173676">
                <text:p>31.6400163173676</text:p>
              </table:table-cell>
              <table:table-cell office:value-type="float" office:value="239171.156621905">
                <text:p>239171.1566219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.6440763473511">
                <text:p>31.6440763473511</text:p>
              </table:table-cell>
              <table:table-cell office:value-type="float" office:value="220688.025368489">
                <text:p>220688.0253684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.6478199958801">
                <text:p>31.6478199958801</text:p>
              </table:table-cell>
              <table:table-cell office:value-type="float" office:value="239338.707425806">
                <text:p>239338.7074258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.6516411304474">
                <text:p>31.6516411304474</text:p>
              </table:table-cell>
              <table:table-cell office:value-type="float" office:value="234485.330005615">
                <text:p>234485.3300056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.6553888320923">
                <text:p>31.6553888320923</text:p>
              </table:table-cell>
              <table:table-cell office:value-type="float" office:value="239079.864113493">
                <text:p>239079.8641134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.7968027591705">
                <text:p>31.7968027591705</text:p>
              </table:table-cell>
              <table:table-cell office:value-type="float" office:value="6336.00960324244">
                <text:p>6336.009603242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.8005864620209">
                <text:p>31.8005864620209</text:p>
              </table:table-cell>
              <table:table-cell office:value-type="float" office:value="236805.065154379">
                <text:p>236805.0651543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.8043406009674">
                <text:p>31.8043406009674</text:p>
              </table:table-cell>
              <table:table-cell office:value-type="float" office:value="238669.908802235">
                <text:p>238669.9088022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.808102607727">
                <text:p>31.808102607727</text:p>
              </table:table-cell>
              <table:table-cell office:value-type="float" office:value="238170.757589201">
                <text:p>238170.7575892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.8118324279785">
                <text:p>31.8118324279785</text:p>
              </table:table-cell>
              <table:table-cell office:value-type="float" office:value="240226.053694707">
                <text:p>240226.0536947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.815591096878">
                <text:p>31.815591096878</text:p>
              </table:table-cell>
              <table:table-cell office:value-type="float" office:value="238382.263495084">
                <text:p>238382.2634950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.8193879127502">
                <text:p>31.8193879127502</text:p>
              </table:table-cell>
              <table:table-cell office:value-type="float" office:value="235987.214065934">
                <text:p>235987.2140659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.8231551647186">
                <text:p>31.8231551647186</text:p>
              </table:table-cell>
              <table:table-cell office:value-type="float" office:value="237839.148408329">
                <text:p>237839.1484083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.8269233703613">
                <text:p>31.8269233703613</text:p>
              </table:table-cell>
              <table:table-cell office:value-type="float" office:value="237778.955014236">
                <text:p>237778.9550142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.830714225769">
                <text:p>31.830714225769</text:p>
              </table:table-cell>
              <table:table-cell office:value-type="float" office:value="236358.263144654">
                <text:p>236358.2631446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.8344779014587">
                <text:p>31.8344779014587</text:p>
              </table:table-cell>
              <table:table-cell office:value-type="float" office:value="238065.145318637">
                <text:p>238065.1453186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.8382174968719">
                <text:p>31.8382174968719</text:p>
              </table:table-cell>
              <table:table-cell office:value-type="float" office:value="239598.111826586">
                <text:p>239598.1118265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.8450236320496">
                <text:p>31.8450236320496</text:p>
              </table:table-cell>
              <table:table-cell office:value-type="float" office:value="131645.930710758">
                <text:p>131645.9307107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.8488137722015">
                <text:p>31.8488137722015</text:p>
              </table:table-cell>
              <table:table-cell office:value-type="float" office:value="236402.867459269">
                <text:p>236402.8674592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.8525779247284">
                <text:p>31.8525779247284</text:p>
              </table:table-cell>
              <table:table-cell office:value-type="float" office:value="238034.987585508">
                <text:p>238034.9875855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.8563351631165">
                <text:p>31.8563351631165</text:p>
              </table:table-cell>
              <table:table-cell office:value-type="float" office:value="238473.023922838">
                <text:p>238473.0239228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.9835209846497">
                <text:p>31.9835209846497</text:p>
              </table:table-cell>
              <table:table-cell office:value-type="float" office:value="7044.81041360487">
                <text:p>7044.810413604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.9872989654541">
                <text:p>31.9872989654541</text:p>
              </table:table-cell>
              <table:table-cell office:value-type="float" office:value="237163.724851698">
                <text:p>237163.7248516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.9910683631897">
                <text:p>31.9910683631897</text:p>
              </table:table-cell>
              <table:table-cell office:value-type="float" office:value="237703.756103732">
                <text:p>237703.7561037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1.994836807251">
                <text:p>31.994836807251</text:p>
              </table:table-cell>
              <table:table-cell office:value-type="float" office:value="237763.911426041">
                <text:p>237763.9114260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1.9986050128937">
                <text:p>31.9986050128937</text:p>
              </table:table-cell>
              <table:table-cell office:value-type="float" office:value="237778.955014236">
                <text:p>237778.9550142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.0023808479309">
                <text:p>32.0023808479309</text:p>
              </table:table-cell>
              <table:table-cell office:value-type="float" office:value="237298.502494159">
                <text:p>237298.50249415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.0061466693878">
                <text:p>32.0061466693878</text:p>
              </table:table-cell>
              <table:table-cell office:value-type="float" office:value="237929.495663185">
                <text:p>237929.4956631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.0099105834961">
                <text:p>32.0099105834961</text:p>
              </table:table-cell>
              <table:table-cell office:value-type="float" office:value="238050.065496928">
                <text:p>238050.0654969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.0136747360229">
                <text:p>32.0136747360229</text:p>
              </table:table-cell>
              <table:table-cell office:value-type="float" office:value="238034.987585508">
                <text:p>238034.9875855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.0174241065979">
                <text:p>32.0174241065979</text:p>
              </table:table-cell>
              <table:table-cell office:value-type="float" office:value="238973.444232481">
                <text:p>238973.44423248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.0212287902832">
                <text:p>32.0212287902832</text:p>
              </table:table-cell>
              <table:table-cell office:value-type="float" office:value="235499.20942474">
                <text:p>235499.209424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.0250034332275">
                <text:p>32.0250034332275</text:p>
              </table:table-cell>
              <table:table-cell office:value-type="float" office:value="237373.44517433">
                <text:p>237373.445174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.0461373329163">
                <text:p>32.0461373329163</text:p>
              </table:table-cell>
              <table:table-cell office:value-type="float" office:value="42396.3401547799">
                <text:p>42396.340154779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.0498979091644">
                <text:p>32.0498979091644</text:p>
              </table:table-cell>
              <table:table-cell office:value-type="float" office:value="238261.357002473">
                <text:p>238261.3570024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.0536608695984">
                <text:p>32.0536608695984</text:p>
              </table:table-cell>
              <table:table-cell office:value-type="float" office:value="238110.396249129">
                <text:p>238110.3962491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.0574231147766">
                <text:p>32.0574231147766</text:p>
              </table:table-cell>
              <table:table-cell office:value-type="float" office:value="238155.664385298">
                <text:p>238155.66438529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.0612070560455">
                <text:p>32.0612070560455</text:p>
              </table:table-cell>
              <table:table-cell office:value-type="float" office:value="236790.144540357">
                <text:p>236790.1445403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.0649838447571">
                <text:p>32.0649838447571</text:p>
              </table:table-cell>
              <table:table-cell office:value-type="float" office:value="237238.582412726">
                <text:p>237238.5824127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.189845085144">
                <text:p>32.189845085144</text:p>
              </table:table-cell>
              <table:table-cell office:value-type="float" office:value="7175.96587398273">
                <text:p>7175.965873982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1936211585999">
                <text:p>32.1936211585999</text:p>
              </table:table-cell>
              <table:table-cell office:value-type="float" office:value="237283.519636318">
                <text:p>237283.5196363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.1973917484283">
                <text:p>32.1973917484283</text:p>
              </table:table-cell>
              <table:table-cell office:value-type="float" office:value="237628.604742333">
                <text:p>237628.6047423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.2011597156525">
                <text:p>32.2011597156525</text:p>
              </table:table-cell>
              <table:table-cell office:value-type="float" office:value="237794.000506201">
                <text:p>237794.0005062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.2049314975739">
                <text:p>32.2049314975739</text:p>
              </table:table-cell>
              <table:table-cell office:value-type="float" office:value="237553.500884956">
                <text:p>237553.5008849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.2086956501007">
                <text:p>32.2086956501007</text:p>
              </table:table-cell>
              <table:table-cell office:value-type="float" office:value="238034.987585508">
                <text:p>238034.9875855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.2124569416046">
                <text:p>32.2124569416046</text:p>
              </table:table-cell>
              <table:table-cell office:value-type="float" office:value="238216.048681542">
                <text:p>238216.0486815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2162244319916">
                <text:p>32.2162244319916</text:p>
              </table:table-cell>
              <table:table-cell office:value-type="float" office:value="237824.097202886">
                <text:p>237824.0972028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.2199950218201">
                <text:p>32.2199950218201</text:p>
              </table:table-cell>
              <table:table-cell office:value-type="float" office:value="237628.604742333">
                <text:p>237628.604742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.2237708568573">
                <text:p>32.2237708568573</text:p>
              </table:table-cell>
              <table:table-cell office:value-type="float" office:value="237298.502494159">
                <text:p>237298.5024941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.2275414466858">
                <text:p>32.2275414466858</text:p>
              </table:table-cell>
              <table:table-cell office:value-type="float" office:value="237628.604742333">
                <text:p>237628.6047423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.23131275177">
                <text:p>32.23131275177</text:p>
              </table:table-cell>
              <table:table-cell office:value-type="float" office:value="237583.536730307">
                <text:p>237583.5367303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.2470543384552">
                <text:p>32.2470543384552</text:p>
              </table:table-cell>
              <table:table-cell office:value-type="float" office:value="56919.2939644074">
                <text:p>56919.29396440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2.2508401870728">
                <text:p>32.2508401870728</text:p>
              </table:table-cell>
              <table:table-cell office:value-type="float" office:value="236670.847282574">
                <text:p>236670.8472825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2.25461769104">
                <text:p>32.25461769104</text:p>
              </table:table-cell>
              <table:table-cell office:value-type="float" office:value="237193.662206514">
                <text:p>237193.6622065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2.2583918571472">
                <text:p>32.2583918571472</text:p>
              </table:table-cell>
              <table:table-cell office:value-type="float" office:value="237403.435502211">
                <text:p>237403.4355022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2.2621736526489">
                <text:p>32.2621736526489</text:p>
              </table:table-cell>
              <table:table-cell office:value-type="float" office:value="236924.497793469">
                <text:p>236924.4977934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2.2659475803375">
                <text:p>32.2659475803375</text:p>
              </table:table-cell>
              <table:table-cell office:value-type="float" office:value="237418.433508118">
                <text:p>237418.4335081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2.3963840007782">
                <text:p>32.3963840007782</text:p>
              </table:table-cell>
              <table:table-cell office:value-type="float" office:value="6869.24707817727">
                <text:p>6869.247078177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2.4001536369324">
                <text:p>32.4001536369324</text:p>
              </table:table-cell>
              <table:table-cell office:value-type="float" office:value="237688.722028967">
                <text:p>237688.7220289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.4039325714111">
                <text:p>32.4039325714111</text:p>
              </table:table-cell>
              <table:table-cell office:value-type="float" office:value="237103.872807571">
                <text:p>237103.87280757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2.407701253891">
                <text:p>32.407701253891</text:p>
              </table:table-cell>
              <table:table-cell office:value-type="float" office:value="237748.869741254">
                <text:p>237748.86974125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2.4114685058594">
                <text:p>32.4114685058594</text:p>
              </table:table-cell>
              <table:table-cell office:value-type="float" office:value="237839.148408329">
                <text:p>237839.1484083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2.4152340888977">
                <text:p>32.4152340888977</text:p>
              </table:table-cell>
              <table:table-cell office:value-type="float" office:value="237944.560212739">
                <text:p>237944.56021273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2.4189999103546">
                <text:p>32.4189999103546</text:p>
              </table:table-cell>
              <table:table-cell office:value-type="float" office:value="237929.495663185">
                <text:p>237929.49566318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2.4227669239044">
                <text:p>32.4227669239044</text:p>
              </table:table-cell>
              <table:table-cell office:value-type="float" office:value="237854.201518987">
                <text:p>237854.2015189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2.4265415668488">
                <text:p>32.4265415668488</text:p>
              </table:table-cell>
              <table:table-cell office:value-type="float" office:value="237373.44517433">
                <text:p>237373.445174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2.4303181171417">
                <text:p>32.4303181171417</text:p>
              </table:table-cell>
              <table:table-cell office:value-type="float" office:value="237253.55959596">
                <text:p>237253.559595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2.4341003894806">
                <text:p>32.4341003894806</text:p>
              </table:table-cell>
              <table:table-cell office:value-type="float" office:value="236894.628340898">
                <text:p>236894.6283408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.4378666877747">
                <text:p>32.4378666877747</text:p>
              </table:table-cell>
              <table:table-cell office:value-type="float" office:value="237899.372285877">
                <text:p>237899.3722858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2.4479110240936">
                <text:p>32.4479110240936</text:p>
              </table:table-cell>
              <table:table-cell office:value-type="float" office:value="89204.5000830782">
                <text:p>89204.500083078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2.4516866207123">
                <text:p>32.4516866207123</text:p>
              </table:table-cell>
              <table:table-cell office:value-type="float" office:value="237313.487244254">
                <text:p>237313.4872442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2.455451965332">
                <text:p>32.455451965332</text:p>
              </table:table-cell>
              <table:table-cell office:value-type="float" office:value="237959.626670044">
                <text:p>237959.6266700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2.4592185020447">
                <text:p>32.4592185020447</text:p>
              </table:table-cell>
              <table:table-cell office:value-type="float" office:value="237884.3134574">
                <text:p>237884.31345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2.4629983901978">
                <text:p>32.4629983901978</text:p>
              </table:table-cell>
              <table:table-cell office:value-type="float" office:value="237044.050965056">
                <text:p>237044.0509650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2.5917809009552">
                <text:p>32.5917809009552</text:p>
              </table:table-cell>
              <table:table-cell office:value-type="float" office:value="6957.46646598279">
                <text:p>6957.4664659827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2.5955696105957">
                <text:p>32.5955696105957</text:p>
              </table:table-cell>
              <table:table-cell office:value-type="float" office:value="236492.126612548">
                <text:p>236492.1266125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.5993354320526">
                <text:p>32.5993354320526</text:p>
              </table:table-cell>
              <table:table-cell office:value-type="float" office:value="237929.495663185">
                <text:p>237929.4956631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2.6031007766724">
                <text:p>32.6031007766724</text:p>
              </table:table-cell>
              <table:table-cell office:value-type="float" office:value="237959.626670044">
                <text:p>237959.6266700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2.6068696975708">
                <text:p>32.6068696975708</text:p>
              </table:table-cell>
              <table:table-cell office:value-type="float" office:value="237733.829959514">
                <text:p>237733.8299595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2.6106305122375">
                <text:p>32.6106305122375</text:p>
              </table:table-cell>
              <table:table-cell office:value-type="float" office:value="238246.252313934">
                <text:p>238246.2523139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.614394903183">
                <text:p>32.614394903183</text:p>
              </table:table-cell>
              <table:table-cell office:value-type="float" office:value="238019.911584014">
                <text:p>238019.9115840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.6181640625">
                <text:p>32.6181640625</text:p>
              </table:table-cell>
              <table:table-cell office:value-type="float" office:value="237718.79208046">
                <text:p>237718.792080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2.6219279766083">
                <text:p>32.6219279766083</text:p>
              </table:table-cell>
              <table:table-cell office:value-type="float" office:value="238050.065496928">
                <text:p>238050.0654969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2.6257178783417">
                <text:p>32.6257178783417</text:p>
              </table:table-cell>
              <table:table-cell office:value-type="float" office:value="236417.739305486">
                <text:p>236417.7393054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2.6294937133789">
                <text:p>32.6294937133789</text:p>
              </table:table-cell>
              <table:table-cell office:value-type="float" office:value="237298.502494159">
                <text:p>237298.5024941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.6332643032074">
                <text:p>32.6332643032074</text:p>
              </table:table-cell>
              <table:table-cell office:value-type="float" office:value="237628.604742333">
                <text:p>237628.6047423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2.6490743160248">
                <text:p>32.6490743160248</text:p>
              </table:table-cell>
              <table:table-cell office:value-type="float" office:value="56672.9458318253">
                <text:p>56672.945831825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2.6524724960327">
                <text:p>32.6524724960327</text:p>
              </table:table-cell>
              <table:table-cell office:value-type="float" office:value="263670.552445099">
                <text:p>263670.5524450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2.6558752059937">
                <text:p>32.6558752059937</text:p>
              </table:table-cell>
              <table:table-cell office:value-type="float" office:value="263319.533632287">
                <text:p>263319.5336322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2.6593005657196">
                <text:p>32.6593005657196</text:p>
              </table:table-cell>
              <table:table-cell office:value-type="float" office:value="261578.365977588">
                <text:p>261578.3659775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2.6627016067505">
                <text:p>32.6627016067505</text:p>
              </table:table-cell>
              <table:table-cell office:value-type="float" office:value="263448.747563968">
                <text:p>263448.7475639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2.7869880199432">
                <text:p>32.7869880199432</text:p>
              </table:table-cell>
              <table:table-cell office:value-type="float" office:value="7209.15486240996">
                <text:p>7209.154862409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2.7903900146484">
                <text:p>32.7903900146484</text:p>
              </table:table-cell>
              <table:table-cell office:value-type="float" office:value="263374.895507744">
                <text:p>263374.8955077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2.7937970161438">
                <text:p>32.7937970161438</text:p>
              </table:table-cell>
              <table:table-cell office:value-type="float" office:value="262987.850524843">
                <text:p>262987.8505248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2.797244310379">
                <text:p>32.797244310379</text:p>
              </table:table-cell>
              <table:table-cell office:value-type="float" office:value="259913.990179127">
                <text:p>259913.9901791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2.8006432056427">
                <text:p>32.8006432056427</text:p>
              </table:table-cell>
              <table:table-cell office:value-type="float" office:value="263615.066217733">
                <text:p>263615.0662177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2.8040478229523">
                <text:p>32.8040478229523</text:p>
              </table:table-cell>
              <table:table-cell office:value-type="float" office:value="263172.015686274">
                <text:p>263172.0156862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2.8074705600739">
                <text:p>32.8074705600739</text:p>
              </table:table-cell>
              <table:table-cell office:value-type="float" office:value="261778.795207579">
                <text:p>261778.79520757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.8108735084534">
                <text:p>32.8108735084534</text:p>
              </table:table-cell>
              <table:table-cell office:value-type="float" office:value="263301.084845513">
                <text:p>263301.0848455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2.8142974376678">
                <text:p>32.8142974376678</text:p>
              </table:table-cell>
              <table:table-cell office:value-type="float" office:value="261687.652948959">
                <text:p>261687.6529489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2.8176634311676">
                <text:p>32.8176634311676</text:p>
              </table:table-cell>
              <table:table-cell office:value-type="float" office:value="266191.83907069">
                <text:p>266191.839070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2.8210692405701">
                <text:p>32.8210692405701</text:p>
              </table:table-cell>
              <table:table-cell office:value-type="float" office:value="263079.900875044">
                <text:p>263079.9008750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2.8244760036468">
                <text:p>32.8244760036468</text:p>
              </table:table-cell>
              <table:table-cell office:value-type="float" office:value="263006.255441249">
                <text:p>263006.2554412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2.850127696991">
                <text:p>32.850127696991</text:p>
              </table:table-cell>
              <table:table-cell office:value-type="float" office:value="34929.4679294737">
                <text:p>34929.46792947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2.8535315990448">
                <text:p>32.8535315990448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2.856945514679">
                <text:p>32.856945514679</text:p>
              </table:table-cell>
              <table:table-cell office:value-type="float" office:value="262455.226202947">
                <text:p>262455.22620294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2.8603506088257">
                <text:p>32.8603506088257</text:p>
              </table:table-cell>
              <table:table-cell office:value-type="float" office:value="263135.162022126">
                <text:p>263135.1620221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2.8637568950653">
                <text:p>32.8637568950653</text:p>
              </table:table-cell>
              <table:table-cell office:value-type="float" office:value="263043.07300343">
                <text:p>263043.073003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2.8671650886536">
                <text:p>32.8671650886536</text:p>
              </table:table-cell>
              <table:table-cell office:value-type="float" office:value="262895.864568031">
                <text:p>262895.8645680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2.9655797481537">
                <text:p>32.9655797481537</text:p>
              </table:table-cell>
              <table:table-cell office:value-type="float" office:value="9104.33470532801">
                <text:p>9104.334705328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2.9689626693726">
                <text:p>32.9689626693726</text:p>
              </table:table-cell>
              <table:table-cell office:value-type="float" office:value="264859.848051307">
                <text:p>264859.8480513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2.9723379611969">
                <text:p>32.9723379611969</text:p>
              </table:table-cell>
              <table:table-cell office:value-type="float" office:value="265458.528219255">
                <text:p>265458.5282192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.9757435321808">
                <text:p>32.9757435321808</text:p>
              </table:table-cell>
              <table:table-cell office:value-type="float" office:value="263098.318678241">
                <text:p>263098.3186782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2.9791247844696">
                <text:p>32.9791247844696</text:p>
              </table:table-cell>
              <table:table-cell office:value-type="float" office:value="264990.578479763">
                <text:p>264990.5784797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2.9825236797333">
                <text:p>32.9825236797333</text:p>
              </table:table-cell>
              <table:table-cell office:value-type="float" office:value="263615.066217733">
                <text:p>263615.0662177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2.9859173297882">
                <text:p>32.9859173297882</text:p>
              </table:table-cell>
              <table:table-cell office:value-type="float" office:value="264022.508360264">
                <text:p>264022.5083602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2.9892973899841">
                <text:p>32.9892973899841</text:p>
              </table:table-cell>
              <table:table-cell office:value-type="float" office:value="265084.036396981">
                <text:p>265084.0363969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2.9926841259003">
                <text:p>32.9926841259003</text:p>
              </table:table-cell>
              <table:table-cell office:value-type="float" office:value="264561.519464977">
                <text:p>264561.5194649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2.9960827827454">
                <text:p>32.9960827827454</text:p>
              </table:table-cell>
              <table:table-cell office:value-type="float" office:value="263633.559031919">
                <text:p>263633.5590319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2.9994649887085">
                <text:p>32.9994649887085</text:p>
              </table:table-cell>
              <table:table-cell office:value-type="float" office:value="264915.859579867">
                <text:p>264915.8595798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3.0028622150421">
                <text:p>33.0028622150421</text:p>
              </table:table-cell>
              <table:table-cell office:value-type="float" office:value="263744.570425995">
                <text:p>263744.5704259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.0510668754578">
                <text:p>33.0510668754578</text:p>
              </table:table-cell>
              <table:table-cell office:value-type="float" office:value="18587.4144174889">
                <text:p>18587.41441748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3.0544505119324">
                <text:p>33.0544505119324</text:p>
              </table:table-cell>
              <table:table-cell office:value-type="float" office:value="264803.860202931">
                <text:p>264803.8602029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3.0578300952911">
                <text:p>33.0578300952911</text:p>
              </table:table-cell>
              <table:table-cell office:value-type="float" office:value="265121.438024691">
                <text:p>265121.4380246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.0612723827362">
                <text:p>33.0612723827362</text:p>
              </table:table-cell>
              <table:table-cell office:value-type="float" office:value="260292.033799695">
                <text:p>260292.0337996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.0646736621857">
                <text:p>33.0646736621857</text:p>
              </table:table-cell>
              <table:table-cell office:value-type="float" office:value="263430.280667321">
                <text:p>263430.2806673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.0680947303772">
                <text:p>33.0680947303772</text:p>
              </table:table-cell>
              <table:table-cell office:value-type="float" office:value="261906.501080215">
                <text:p>261906.5010802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.0714600086212">
                <text:p>33.0714600086212</text:p>
              </table:table-cell>
              <table:table-cell office:value-type="float" office:value="266248.415444562">
                <text:p>266248.4154445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.074853181839">
                <text:p>33.074853181839</text:p>
              </table:table-cell>
              <table:table-cell office:value-type="float" office:value="264059.611017426">
                <text:p>264059.61101742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3.0782170295715">
                <text:p>33.0782170295715</text:p>
              </table:table-cell>
              <table:table-cell office:value-type="float" office:value="266361.640371394">
                <text:p>266361.64037139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3.0816190242767">
                <text:p>33.0816190242767</text:p>
              </table:table-cell>
              <table:table-cell office:value-type="float" office:value="263374.895507744">
                <text:p>263374.8955077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3.17418384552">
                <text:p>33.17418384552</text:p>
              </table:table-cell>
              <table:table-cell office:value-type="float" office:value="9679.70323893418">
                <text:p>9679.703238934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3.1775922775269">
                <text:p>33.1775922775269</text:p>
              </table:table-cell>
              <table:table-cell office:value-type="float" office:value="262877.475097929">
                <text:p>262877.4750979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3.1809937953949">
                <text:p>33.1809937953949</text:p>
              </table:table-cell>
              <table:table-cell office:value-type="float" office:value="263411.816359431">
                <text:p>263411.8163594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3.1843984127045">
                <text:p>33.1843984127045</text:p>
              </table:table-cell>
              <table:table-cell office:value-type="float" office:value="263172.015686274">
                <text:p>263172.01568627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.1878073215485">
                <text:p>33.1878073215485</text:p>
              </table:table-cell>
              <table:table-cell office:value-type="float" office:value="262840.703874668">
                <text:p>262840.7038746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.1912169456482">
                <text:p>33.1912169456482</text:p>
              </table:table-cell>
              <table:table-cell office:value-type="float" office:value="262785.566324033">
                <text:p>262785.5663240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3.1946246623993">
                <text:p>33.1946246623993</text:p>
              </table:table-cell>
              <table:table-cell office:value-type="float" office:value="262932.651227874">
                <text:p>262932.6512278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.1980304718018">
                <text:p>33.1980304718018</text:p>
              </table:table-cell>
              <table:table-cell office:value-type="float" office:value="263079.900875044">
                <text:p>263079.9008750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3.2014374732971">
                <text:p>33.2014374732971</text:p>
              </table:table-cell>
              <table:table-cell office:value-type="float" office:value="262987.850524843">
                <text:p>262987.85052484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3.2048065662384">
                <text:p>33.2048065662384</text:p>
              </table:table-cell>
              <table:table-cell office:value-type="float" office:value="265946.952374213">
                <text:p>265946.9523742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.2082185745239">
                <text:p>33.2082185745239</text:p>
              </table:table-cell>
              <table:table-cell office:value-type="float" office:value="262601.941443645">
                <text:p>262601.9414436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3.2116346359253">
                <text:p>33.2116346359253</text:p>
              </table:table-cell>
              <table:table-cell office:value-type="float" office:value="262290.367392518">
                <text:p>262290.3673925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3.2521281242371">
                <text:p>33.2521281242371</text:p>
              </table:table-cell>
              <table:table-cell office:value-type="float" office:value="22127.0144251716">
                <text:p>22127.01442517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3.2555091381073">
                <text:p>33.2555091381073</text:p>
              </table:table-cell>
              <table:table-cell office:value-type="float" office:value="265009.264790917">
                <text:p>265009.2647909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.2589089870453">
                <text:p>33.2589089870453</text:p>
              </table:table-cell>
              <table:table-cell office:value-type="float" office:value="263541.120897616">
                <text:p>263541.1208976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.2622935771942">
                <text:p>33.2622935771942</text:p>
              </table:table-cell>
              <table:table-cell office:value-type="float" office:value="264729.246548323">
                <text:p>264729.2465483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3.2656934261322">
                <text:p>33.2656934261322</text:p>
              </table:table-cell>
              <table:table-cell office:value-type="float" office:value="263541.120897616">
                <text:p>263541.1208976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3.2690944671631">
                <text:p>33.2690944671631</text:p>
              </table:table-cell>
              <table:table-cell office:value-type="float" office:value="263448.747563968">
                <text:p>263448.7475639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3.2725098133087">
                <text:p>33.2725098133087</text:p>
              </table:table-cell>
              <table:table-cell office:value-type="float" office:value="262345.297312391">
                <text:p>262345.2973123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3.2758882045746">
                <text:p>33.2758882045746</text:p>
              </table:table-cell>
              <table:table-cell office:value-type="float" office:value="265214.988285109">
                <text:p>265214.9882851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3.2793323993683">
                <text:p>33.2793323993683</text:p>
              </table:table-cell>
              <table:table-cell office:value-type="float" office:value="260147.887581337">
                <text:p>260147.88758133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3.3729994297028">
                <text:p>33.3729994297028</text:p>
              </table:table-cell>
              <table:table-cell office:value-type="float" office:value="9565.79915900506">
                <text:p>9565.799159005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3.3764033317566">
                <text:p>33.3764033317566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.379819393158">
                <text:p>33.379819393158</text:p>
              </table:table-cell>
              <table:table-cell office:value-type="float" office:value="262290.367392518">
                <text:p>262290.3673925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3.383232831955">
                <text:p>33.383232831955</text:p>
              </table:table-cell>
              <table:table-cell office:value-type="float" office:value="262491.889641685">
                <text:p>262491.8896416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3.386655330658">
                <text:p>33.386655330658</text:p>
              </table:table-cell>
              <table:table-cell office:value-type="float" office:value="261797.0312783">
                <text:p>261797.031278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3.3900530338287">
                <text:p>33.3900530338287</text:p>
              </table:table-cell>
              <table:table-cell office:value-type="float" office:value="263707.556241667">
                <text:p>263707.5562416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3.3934407234192">
                <text:p>33.3934407234192</text:p>
              </table:table-cell>
              <table:table-cell office:value-type="float" office:value="264487.042297136">
                <text:p>264487.0422971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3.3968467712402">
                <text:p>33.3968467712402</text:p>
              </table:table-cell>
              <table:table-cell office:value-type="float" office:value="263061.485650287">
                <text:p>263061.4856502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3.400271654129">
                <text:p>33.400271654129</text:p>
              </table:table-cell>
              <table:table-cell office:value-type="float" office:value="261614.784824226">
                <text:p>261614.78482422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3.40367603302">
                <text:p>33.40367603302</text:p>
              </table:table-cell>
              <table:table-cell office:value-type="float" office:value="263190.446389803">
                <text:p>263190.4463898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3.4070672988892">
                <text:p>33.4070672988892</text:p>
              </table:table-cell>
              <table:table-cell office:value-type="float" office:value="264208.125984252">
                <text:p>264208.1259842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3.4104750156403">
                <text:p>33.4104750156403</text:p>
              </table:table-cell>
              <table:table-cell office:value-type="float" office:value="262932.651227874">
                <text:p>262932.65122787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3.453004360199">
                <text:p>33.453004360199</text:p>
              </table:table-cell>
              <table:table-cell office:value-type="float" office:value="21067.8064592081">
                <text:p>21067.80645920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3.4564361572266">
                <text:p>33.4564361572266</text:p>
              </table:table-cell>
              <table:table-cell office:value-type="float" office:value="261087.702098096">
                <text:p>261087.7020980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3.459814786911">
                <text:p>33.459814786911</text:p>
              </table:table-cell>
              <table:table-cell office:value-type="float" office:value="265196.272951803">
                <text:p>265196.2729518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3.4632112979889">
                <text:p>33.4632112979889</text:p>
              </table:table-cell>
              <table:table-cell office:value-type="float" office:value="263800.111189106">
                <text:p>263800.1111891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3.4666078090668">
                <text:p>33.4666078090668</text:p>
              </table:table-cell>
              <table:table-cell office:value-type="float" office:value="263800.111189106">
                <text:p>263800.1111891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3.469988822937">
                <text:p>33.469988822937</text:p>
              </table:table-cell>
              <table:table-cell office:value-type="float" office:value="265009.264790917">
                <text:p>265009.2647909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3.4734344482422">
                <text:p>33.4734344482422</text:p>
              </table:table-cell>
              <table:table-cell office:value-type="float" office:value="260039.882646001">
                <text:p>260039.882646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3.4768426418304">
                <text:p>33.4768426418304</text:p>
              </table:table-cell>
              <table:table-cell office:value-type="float" office:value="262895.864568031">
                <text:p>262895.86456803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3.480250120163">
                <text:p>33.480250120163</text:p>
              </table:table-cell>
              <table:table-cell office:value-type="float" office:value="262951.048418696">
                <text:p>262951.0484186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3.5719149112701">
                <text:p>33.5719149112701</text:p>
              </table:table-cell>
              <table:table-cell office:value-type="float" office:value="9774.74545218093">
                <text:p>9774.745452180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3.5753240585327">
                <text:p>33.5753240585327</text:p>
              </table:table-cell>
              <table:table-cell office:value-type="float" office:value="262822.322120428">
                <text:p>262822.32212042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3.5786929130554">
                <text:p>33.5786929130554</text:p>
              </table:table-cell>
              <table:table-cell office:value-type="float" office:value="265965.773814579">
                <text:p>265965.7738145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3.5821011066437">
                <text:p>33.5821011066437</text:p>
              </table:table-cell>
              <table:table-cell office:value-type="float" office:value="262895.864568031">
                <text:p>262895.86456803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3.5854794979095">
                <text:p>33.5854794979095</text:p>
              </table:table-cell>
              <table:table-cell office:value-type="float" office:value="265214.988285109">
                <text:p>265214.9882851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3.5888857841492">
                <text:p>33.5888857841492</text:p>
              </table:table-cell>
              <table:table-cell office:value-type="float" office:value="263043.07300343">
                <text:p>263043.073003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3.5922729969025">
                <text:p>33.5922729969025</text:p>
              </table:table-cell>
              <table:table-cell office:value-type="float" office:value="264524.27563877">
                <text:p>264524.275638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.5956811904907">
                <text:p>33.5956811904907</text:p>
              </table:table-cell>
              <table:table-cell office:value-type="float" office:value="262895.864568031">
                <text:p>262895.86456803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3.5990521907806">
                <text:p>33.5990521907806</text:p>
              </table:table-cell>
              <table:table-cell office:value-type="float" office:value="265796.476695664">
                <text:p>265796.4766956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3.6024737358093">
                <text:p>33.6024737358093</text:p>
              </table:table-cell>
              <table:table-cell office:value-type="float" office:value="261870.000975542">
                <text:p>261870.0009755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3.6058466434479">
                <text:p>33.6058466434479</text:p>
              </table:table-cell>
              <table:table-cell office:value-type="float" office:value="265646.171202375">
                <text:p>265646.1712023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3.6092734336853">
                <text:p>33.6092734336853</text:p>
              </table:table-cell>
              <table:table-cell office:value-type="float" office:value="261469.170249774">
                <text:p>261469.1702497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3.6540877819061">
                <text:p>33.6540877819061</text:p>
              </table:table-cell>
              <table:table-cell office:value-type="float" office:value="19993.5965951108">
                <text:p>19993.59659511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3.6573162078857">
                <text:p>33.6573162078857</text:p>
              </table:table-cell>
              <table:table-cell office:value-type="float" office:value="277534.626984713">
                <text:p>277534.6269847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3.660434961319">
                <text:p>33.660434961319</text:p>
              </table:table-cell>
              <table:table-cell office:value-type="float" office:value="287294.272914915">
                <text:p>287294.2729149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3.6635513305664">
                <text:p>33.6635513305664</text:p>
              </table:table-cell>
              <table:table-cell office:value-type="float" office:value="287514.068089664">
                <text:p>287514.0680896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3.6666686534882">
                <text:p>33.6666686534882</text:p>
              </table:table-cell>
              <table:table-cell office:value-type="float" office:value="287426.109674952">
                <text:p>287426.1096749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3.6697869300842">
                <text:p>33.6697869300842</text:p>
              </table:table-cell>
              <table:table-cell office:value-type="float" office:value="287338.205061549">
                <text:p>287338.2050615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.6729021072388">
                <text:p>33.6729021072388</text:p>
              </table:table-cell>
              <table:table-cell office:value-type="float" office:value="287624.091841421">
                <text:p>287624.0918414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3.676041841507">
                <text:p>33.676041841507</text:p>
              </table:table-cell>
              <table:table-cell office:value-type="float" office:value="285374.469132053">
                <text:p>285374.46913205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3.6791572570801">
                <text:p>33.6791572570801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3.7711184024811">
                <text:p>33.7711184024811</text:p>
              </table:table-cell>
              <table:table-cell office:value-type="float" office:value="9743.24532489183">
                <text:p>9743.2453248918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3.7742321491241">
                <text:p>33.7742321491241</text:p>
              </table:table-cell>
              <table:table-cell office:value-type="float" office:value="287756.231546708">
                <text:p>287756.2315467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3.7773368358612">
                <text:p>33.7773368358612</text:p>
              </table:table-cell>
              <table:table-cell office:value-type="float" office:value="288595.944094609">
                <text:p>288595.9440946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3.7804358005524">
                <text:p>33.7804358005524</text:p>
              </table:table-cell>
              <table:table-cell office:value-type="float" office:value="289128.818587475">
                <text:p>289128.8185874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3.7835462093353">
                <text:p>33.7835462093353</text:p>
              </table:table-cell>
              <table:table-cell office:value-type="float" office:value="288065.030200828">
                <text:p>288065.0302008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3.7866425514221">
                <text:p>33.7866425514221</text:p>
              </table:table-cell>
              <table:table-cell office:value-type="float" office:value="289373.710941711">
                <text:p>289373.7109417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3.7897474765778">
                <text:p>33.7897474765778</text:p>
              </table:table-cell>
              <table:table-cell office:value-type="float" office:value="288573.783613607">
                <text:p>288573.7836136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3.7928655147552">
                <text:p>33.7928655147552</text:p>
              </table:table-cell>
              <table:table-cell office:value-type="float" office:value="287360.176173727">
                <text:p>287360.17617372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3.7960066795349">
                <text:p>33.7960066795349</text:p>
              </table:table-cell>
              <table:table-cell office:value-type="float" office:value="285244.507324478">
                <text:p>285244.50732447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3.7991302013397">
                <text:p>33.7991302013397</text:p>
              </table:table-cell>
              <table:table-cell office:value-type="float" office:value="286855.689184032">
                <text:p>286855.68918403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3.8022239208221">
                <text:p>33.8022239208221</text:p>
              </table:table-cell>
              <table:table-cell office:value-type="float" office:value="289619.018495684">
                <text:p>289619.0184956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3.8053503036499">
                <text:p>33.8053503036499</text:p>
              </table:table-cell>
              <table:table-cell office:value-type="float" office:value="286593.181117974">
                <text:p>286593.1811179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3.8550832271576">
                <text:p>33.8550832271576</text:p>
              </table:table-cell>
              <table:table-cell office:value-type="float" office:value="18016.2342529783">
                <text:p>18016.234252978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3.8581976890564">
                <text:p>33.8581976890564</text:p>
              </table:table-cell>
              <table:table-cell office:value-type="float" office:value="287690.146520707">
                <text:p>287690.1465207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3.8613138198853">
                <text:p>33.8613138198853</text:p>
              </table:table-cell>
              <table:table-cell office:value-type="float" office:value="287536.066105585">
                <text:p>287536.0661055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3.8644483089447">
                <text:p>33.8644483089447</text:p>
              </table:table-cell>
              <table:table-cell office:value-type="float" office:value="285852.010648817">
                <text:p>285852.0106488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3.8675618171692">
                <text:p>33.8675618171692</text:p>
              </table:table-cell>
              <table:table-cell office:value-type="float" office:value="287778.266636036">
                <text:p>287778.2666360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3.8706843852997">
                <text:p>33.8706843852997</text:p>
              </table:table-cell>
              <table:table-cell office:value-type="float" office:value="286943.298770711">
                <text:p>286943.2987707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.873811006546">
                <text:p>33.873811006546</text:p>
              </table:table-cell>
              <table:table-cell office:value-type="float" office:value="286571.32713131">
                <text:p>286571.327131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876932144165">
                <text:p>33.876932144165</text:p>
              </table:table-cell>
              <table:table-cell office:value-type="float" office:value="287074.813536017">
                <text:p>287074.8135360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8800463676453">
                <text:p>33.8800463676453</text:p>
              </table:table-cell>
              <table:table-cell office:value-type="float" office:value="287712.171489818">
                <text:p>287712.1714898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9699046611786">
                <text:p>33.9699046611786</text:p>
              </table:table-cell>
              <table:table-cell office:value-type="float" office:value="9971.2554597724">
                <text:p>9971.25545977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9730226993561">
                <text:p>33.9730226993561</text:p>
              </table:table-cell>
              <table:table-cell office:value-type="float" office:value="287360.176173727">
                <text:p>287360.1761737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976193189621">
                <text:p>33.976193189621</text:p>
              </table:table-cell>
              <table:table-cell office:value-type="float" office:value="282606.135057903">
                <text:p>282606.1350579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9792923927307">
                <text:p>33.9792923927307</text:p>
              </table:table-cell>
              <table:table-cell office:value-type="float" office:value="289106.576198169">
                <text:p>289106.5761981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9824078083038">
                <text:p>33.9824078083038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9855268001556">
                <text:p>33.9855268001556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9886193275452">
                <text:p>33.9886193275452</text:p>
              </table:table-cell>
              <table:table-cell office:value-type="float" office:value="289730.659471128">
                <text:p>289730.65947112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9917385578156">
                <text:p>33.9917385578156</text:p>
              </table:table-cell>
              <table:table-cell office:value-type="float" office:value="287250.354200107">
                <text:p>287250.3542001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9948556423187">
                <text:p>33.9948556423187</text:p>
              </table:table-cell>
              <table:table-cell office:value-type="float" office:value="287448.094232829">
                <text:p>287448.09423282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9979732036591">
                <text:p>33.9979732036591</text:p>
              </table:table-cell>
              <table:table-cell office:value-type="float" office:value="287404.128479657">
                <text:p>287404.1284796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4.0010781288147">
                <text:p>34.0010781288147</text:p>
              </table:table-cell>
              <table:table-cell office:value-type="float" office:value="288573.783613607">
                <text:p>288573.7836136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4.0041871070862">
                <text:p>34.0041871070862</text:p>
              </table:table-cell>
              <table:table-cell office:value-type="float" office:value="288197.575460123">
                <text:p>288197.57546012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4.05637550354">
                <text:p>34.05637550354</text:p>
              </table:table-cell>
              <table:table-cell office:value-type="float" office:value="17168.5673613713">
                <text:p>17168.567361371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4.0595624446869">
                <text:p>34.0595624446869</text:p>
              </table:table-cell>
              <table:table-cell office:value-type="float" office:value="281147.331787237">
                <text:p>281147.33178723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4.0626990795135">
                <text:p>34.0626990795135</text:p>
              </table:table-cell>
              <table:table-cell office:value-type="float" office:value="285656.459714199">
                <text:p>285656.45971419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4.0658226013184">
                <text:p>34.0658226013184</text:p>
              </table:table-cell>
              <table:table-cell office:value-type="float" office:value="286855.689184032">
                <text:p>286855.68918403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4.0689451694489">
                <text:p>34.0689451694489</text:p>
              </table:table-cell>
              <table:table-cell office:value-type="float" office:value="286943.298770711">
                <text:p>286943.29877071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4.0720734596252">
                <text:p>34.0720734596252</text:p>
              </table:table-cell>
              <table:table-cell office:value-type="float" office:value="286418.442496761">
                <text:p>286418.4424967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4.0751667022705">
                <text:p>34.0751667022705</text:p>
              </table:table-cell>
              <table:table-cell office:value-type="float" office:value="289663.664559889">
                <text:p>289663.66455988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4.0783121585846">
                <text:p>34.0783121585846</text:p>
              </table:table-cell>
              <table:table-cell office:value-type="float" office:value="284855.331160464">
                <text:p>284855.3311604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4.0814349651337">
                <text:p>34.0814349651337</text:p>
              </table:table-cell>
              <table:table-cell office:value-type="float" office:value="286921.391357459">
                <text:p>286921.3913574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.0845518112183">
                <text:p>34.0845518112183</text:p>
              </table:table-cell>
              <table:table-cell office:value-type="float" office:value="287470.082154058">
                <text:p>287470.08215405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4.1779520511627">
                <text:p>34.1779520511627</text:p>
              </table:table-cell>
              <table:table-cell office:value-type="float" office:value="9593.12310688732">
                <text:p>9593.123106887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4.1810762882233">
                <text:p>34.1810762882233</text:p>
              </table:table-cell>
              <table:table-cell office:value-type="float" office:value="286790.017094017">
                <text:p>286790.0170940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4.1841998100281">
                <text:p>34.1841998100281</text:p>
              </table:table-cell>
              <table:table-cell office:value-type="float" office:value="286855.689184032">
                <text:p>286855.6891840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4.1873347759247">
                <text:p>34.1873347759247</text:p>
              </table:table-cell>
              <table:table-cell office:value-type="float" office:value="285808.531751464">
                <text:p>285808.53175146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4.1904587745667">
                <text:p>34.1904587745667</text:p>
              </table:table-cell>
              <table:table-cell office:value-type="float" office:value="286811.904449363">
                <text:p>286811.90444936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4.1935832500458">
                <text:p>34.1935832500458</text:p>
              </table:table-cell>
              <table:table-cell office:value-type="float" office:value="286768.133078977">
                <text:p>286768.13307897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1967031955719">
                <text:p>34.1967031955719</text:p>
              </table:table-cell>
              <table:table-cell office:value-type="float" office:value="287184.501299098">
                <text:p>287184.50129909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1998233795166">
                <text:p>34.1998233795166</text:p>
              </table:table-cell>
              <table:table-cell office:value-type="float" office:value="287162.557041339">
                <text:p>287162.55704133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2029438018799">
                <text:p>34.2029438018799</text:p>
              </table:table-cell>
              <table:table-cell office:value-type="float" office:value="287140.616136919">
                <text:p>287140.6161369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2060694694519">
                <text:p>34.2060694694519</text:p>
              </table:table-cell>
              <table:table-cell office:value-type="float" office:value="286658.763081617">
                <text:p>286658.76308161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2091593742371">
                <text:p>34.2091593742371</text:p>
              </table:table-cell>
              <table:table-cell office:value-type="float" office:value="289976.572839506">
                <text:p>289976.57283950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2122967243195">
                <text:p>34.2122967243195</text:p>
              </table:table-cell>
              <table:table-cell office:value-type="float" office:value="285591.335511817">
                <text:p>285591.3355118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2572832107544">
                <text:p>34.2572832107544</text:p>
              </table:table-cell>
              <table:table-cell office:value-type="float" office:value="19917.0922427088">
                <text:p>19917.092242708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2604310512543">
                <text:p>34.2604310512543</text:p>
              </table:table-cell>
              <table:table-cell office:value-type="float" office:value="284639.580701356">
                <text:p>284639.5807013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2635312080383">
                <text:p>34.2635312080383</text:p>
              </table:table-cell>
              <table:table-cell office:value-type="float" office:value="289017.640852111">
                <text:p>289017.6408521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2666530609131">
                <text:p>34.2666530609131</text:p>
              </table:table-cell>
              <table:table-cell office:value-type="float" office:value="287009.041087521">
                <text:p>287009.04108752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2697637081146">
                <text:p>34.2697637081146</text:p>
              </table:table-cell>
              <table:table-cell office:value-type="float" office:value="288042.951176516">
                <text:p>288042.95117651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2728867530823">
                <text:p>34.2728867530823</text:p>
              </table:table-cell>
              <table:table-cell office:value-type="float" office:value="286899.487289106">
                <text:p>286899.48728910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2759940624237">
                <text:p>34.2759940624237</text:p>
              </table:table-cell>
              <table:table-cell office:value-type="float" office:value="288352.365840559">
                <text:p>288352.3658405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2791197299957">
                <text:p>34.2791197299957</text:p>
              </table:table-cell>
              <table:table-cell office:value-type="float" office:value="286658.763081617">
                <text:p>286658.76308161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2822556495666">
                <text:p>34.2822556495666</text:p>
              </table:table-cell>
              <table:table-cell office:value-type="float" office:value="285721.613624268">
                <text:p>285721.61362426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3772475719452">
                <text:p>34.3772475719452</text:p>
              </table:table-cell>
              <table:table-cell office:value-type="float" office:value="9432.38096003012">
                <text:p>9432.3809600301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3803679943085">
                <text:p>34.3803679943085</text:p>
              </table:table-cell>
              <table:table-cell office:value-type="float" office:value="287140.616136919">
                <text:p>287140.61613691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3834838867187">
                <text:p>34.3834838867187</text:p>
              </table:table-cell>
              <table:table-cell office:value-type="float" office:value="287558.067487949">
                <text:p>287558.06748794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3866064548492">
                <text:p>34.3866064548492</text:p>
              </table:table-cell>
              <table:table-cell office:value-type="float" office:value="286943.298770711">
                <text:p>286943.2987707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3897223472595">
                <text:p>34.3897223472595</text:p>
              </table:table-cell>
              <table:table-cell office:value-type="float" office:value="287558.067487949">
                <text:p>287558.06748794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3928401470184">
                <text:p>34.3928401470184</text:p>
              </table:table-cell>
              <table:table-cell office:value-type="float" office:value="287382.150646173">
                <text:p>287382.1506461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3959555625916">
                <text:p>34.3959555625916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3990745544434">
                <text:p>34.3990745544434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4022672176361">
                <text:p>34.4022672176361</text:p>
              </table:table-cell>
              <table:table-cell office:value-type="float" office:value="280643.445896498">
                <text:p>280643.44589649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4053885936737">
                <text:p>34.4053885936737</text:p>
              </table:table-cell>
              <table:table-cell office:value-type="float" office:value="287052.886037275">
                <text:p>287052.8860372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4084937572479">
                <text:p>34.4084937572479</text:p>
              </table:table-cell>
              <table:table-cell office:value-type="float" office:value="288551.626535627">
                <text:p>288551.62653562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4116187095642">
                <text:p>34.4116187095642</text:p>
              </table:table-cell>
              <table:table-cell office:value-type="float" office:value="286724.375066758">
                <text:p>286724.37506675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4584803581238">
                <text:p>34.4584803581238</text:p>
              </table:table-cell>
              <table:table-cell office:value-type="float" office:value="19120.112662298">
                <text:p>19120.11266229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4615776538849">
                <text:p>34.4615776538849</text:p>
              </table:table-cell>
              <table:table-cell office:value-type="float" office:value="289284.611192364">
                <text:p>289284.6111923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4648003578186">
                <text:p>34.4648003578186</text:p>
              </table:table-cell>
              <table:table-cell office:value-type="float" office:value="278027.401346453">
                <text:p>278027.40134645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4.4679200649261">
                <text:p>34.4679200649261</text:p>
              </table:table-cell>
              <table:table-cell office:value-type="float" office:value="287206.448910967">
                <text:p>287206.44891096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4.4710373878479">
                <text:p>34.4710373878479</text:p>
              </table:table-cell>
              <table:table-cell office:value-type="float" office:value="287426.109674952">
                <text:p>287426.10967495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4.4741632938385">
                <text:p>34.4741632938385</text:p>
              </table:table-cell>
              <table:table-cell office:value-type="float" office:value="286636.899092365">
                <text:p>286636.89909236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.4773206710815">
                <text:p>34.4773206710815</text:p>
              </table:table-cell>
              <table:table-cell office:value-type="float" office:value="283779.83719701">
                <text:p>283779.8371970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4.4804196357727">
                <text:p>34.4804196357727</text:p>
              </table:table-cell>
              <table:table-cell office:value-type="float" office:value="289128.818587475">
                <text:p>289128.8185874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4.4835197925568">
                <text:p>34.4835197925568</text:p>
              </table:table-cell>
              <table:table-cell office:value-type="float" office:value="289017.640852111">
                <text:p>289017.64085211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4.5765450000763">
                <text:p>34.5765450000763</text:p>
              </table:table-cell>
              <table:table-cell office:value-type="float" office:value="9631.79791683753">
                <text:p>9631.7979168375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4.5796718597412">
                <text:p>34.5796718597412</text:p>
              </table:table-cell>
              <table:table-cell office:value-type="float" office:value="286549.476477316">
                <text:p>286549.47647731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4.5828256607056">
                <text:p>34.5828256607056</text:p>
              </table:table-cell>
              <table:table-cell office:value-type="float" office:value="284101.631690354">
                <text:p>284101.63169035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4.5859491825104">
                <text:p>34.5859491825104</text:p>
              </table:table-cell>
              <table:table-cell office:value-type="float" office:value="286855.689184032">
                <text:p>286855.68918403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4.5890967845917">
                <text:p>34.5890967845917</text:p>
              </table:table-cell>
              <table:table-cell office:value-type="float" office:value="284661.141039237">
                <text:p>284661.14103923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4.5922250747681">
                <text:p>34.5922250747681</text:p>
              </table:table-cell>
              <table:table-cell office:value-type="float" office:value="286418.442496761">
                <text:p>286418.44249676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4.5953922271728">
                <text:p>34.5953922271728</text:p>
              </table:table-cell>
              <table:table-cell office:value-type="float" office:value="282903.973501957">
                <text:p>282903.97350195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4.5984978675842">
                <text:p>34.5984978675842</text:p>
              </table:table-cell>
              <table:table-cell office:value-type="float" office:value="288507.322585598">
                <text:p>288507.3225855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4.6016147136688">
                <text:p>34.6016147136688</text:p>
              </table:table-cell>
              <table:table-cell office:value-type="float" office:value="287470.082154058">
                <text:p>287470.0821540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4.6047356128693">
                <text:p>34.6047356128693</text:p>
              </table:table-cell>
              <table:table-cell office:value-type="float" office:value="287096.744385027">
                <text:p>287096.74438502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4.6078670024872">
                <text:p>34.6078670024872</text:p>
              </table:table-cell>
              <table:table-cell office:value-type="float" office:value="286134.946246383">
                <text:p>286134.94624638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4.610985994339">
                <text:p>34.610985994339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4.6596250534058">
                <text:p>34.6596250534058</text:p>
              </table:table-cell>
              <table:table-cell office:value-type="float" office:value="18421.408990868">
                <text:p>18421.40899086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4.6626994609833">
                <text:p>34.6626994609833</text:p>
              </table:table-cell>
              <table:table-cell office:value-type="float" office:value="291438.261651803">
                <text:p>291438.26165180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4.6658234596252">
                <text:p>34.6658234596252</text:p>
              </table:table-cell>
              <table:table-cell office:value-type="float" office:value="286811.904449363">
                <text:p>286811.90444936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4.6689116954803">
                <text:p>34.6689116954803</text:p>
              </table:table-cell>
              <table:table-cell office:value-type="float" office:value="290133.28062997">
                <text:p>290133.2806299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4.6720685958862">
                <text:p>34.6720685958862</text:p>
              </table:table-cell>
              <table:table-cell office:value-type="float" office:value="283822.701004456">
                <text:p>283822.70100445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4.6751568317413">
                <text:p>34.6751568317413</text:p>
              </table:table-cell>
              <table:table-cell office:value-type="float" office:value="290133.28062997">
                <text:p>290133.2806299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4.6782624721527">
                <text:p>34.6782624721527</text:p>
              </table:table-cell>
              <table:table-cell office:value-type="float" office:value="288507.322585598">
                <text:p>288507.32258559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4.6813633441925">
                <text:p>34.6813633441925</text:p>
              </table:table-cell>
              <table:table-cell office:value-type="float" office:value="288950.975242196">
                <text:p>288950.97524219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4.6844754219055">
                <text:p>34.6844754219055</text:p>
              </table:table-cell>
              <table:table-cell office:value-type="float" office:value="287910.54807324">
                <text:p>287910.5480732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4.7754905223846">
                <text:p>34.7754905223846</text:p>
              </table:table-cell>
              <table:table-cell office:value-type="float" office:value="9844.5202530485">
                <text:p>9844.52025304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4.7785942554474">
                <text:p>34.7785942554474</text:p>
              </table:table-cell>
              <table:table-cell office:value-type="float" office:value="288684.620064526">
                <text:p>288684.62006452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4.7816987037659">
                <text:p>34.7816987037659</text:p>
              </table:table-cell>
              <table:table-cell office:value-type="float" office:value="288618.107979418">
                <text:p>288618.1079794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4.7847712039947">
                <text:p>34.7847712039947</text:p>
              </table:table-cell>
              <table:table-cell office:value-type="float" office:value="291619.180879956">
                <text:p>291619.18087995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4.7878530025482">
                <text:p>34.7878530025482</text:p>
              </table:table-cell>
              <table:table-cell office:value-type="float" office:value="290739.314869256">
                <text:p>290739.3148692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4.7909977436066">
                <text:p>34.7909977436066</text:p>
              </table:table-cell>
              <table:table-cell office:value-type="float" office:value="284920.120090978">
                <text:p>284920.12009097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4.7940919399261">
                <text:p>34.7940919399261</text:p>
              </table:table-cell>
              <table:table-cell office:value-type="float" office:value="289574.386192017">
                <text:p>289574.38619201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4.7971794605255">
                <text:p>34.7971794605255</text:p>
              </table:table-cell>
              <table:table-cell office:value-type="float" office:value="290200.492972973">
                <text:p>290200.49297297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4.8002891540527">
                <text:p>34.8002891540527</text:p>
              </table:table-cell>
              <table:table-cell office:value-type="float" office:value="288131.287587212">
                <text:p>288131.28758721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4.8033983707428">
                <text:p>34.8033983707428</text:p>
              </table:table-cell>
              <table:table-cell office:value-type="float" office:value="288175.476113795">
                <text:p>288175.47611379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4.8065268993378">
                <text:p>34.8065268993378</text:p>
              </table:table-cell>
              <table:table-cell office:value-type="float" office:value="286396.61515013">
                <text:p>286396.6151501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4.8096404075623">
                <text:p>34.8096404075623</text:p>
              </table:table-cell>
              <table:table-cell office:value-type="float" office:value="287778.266636036">
                <text:p>287778.26663603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4.8606207370758">
                <text:p>34.8606207370758</text:p>
              </table:table-cell>
              <table:table-cell office:value-type="float" office:value="17575.4062115636">
                <text:p>17575.406211563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4.8637723922729">
                <text:p>34.8637723922729</text:p>
              </table:table-cell>
              <table:table-cell office:value-type="float" office:value="284295.058930328">
                <text:p>284295.0589303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4.8668465614319">
                <text:p>34.8668465614319</text:p>
              </table:table-cell>
              <table:table-cell office:value-type="float" office:value="291460.864277959">
                <text:p>291460.86427795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4.8699426651001">
                <text:p>34.8699426651001</text:p>
              </table:table-cell>
              <table:table-cell office:value-type="float" office:value="289395.994455568">
                <text:p>289395.99445556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4.8730421066284">
                <text:p>34.8730421066284</text:p>
              </table:table-cell>
              <table:table-cell office:value-type="float" office:value="289084.337230769">
                <text:p>289084.3372307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4.8761217594147">
                <text:p>34.8761217594147</text:p>
              </table:table-cell>
              <table:table-cell office:value-type="float" office:value="290941.88929318">
                <text:p>290941.8892931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4.8793439865112">
                <text:p>34.8793439865112</text:p>
              </table:table-cell>
              <table:table-cell office:value-type="float" office:value="278068.544876064">
                <text:p>278068.54487606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4.8824303150177">
                <text:p>34.8824303150177</text:p>
              </table:table-cell>
              <table:table-cell office:value-type="float" office:value="290312.582773272">
                <text:p>290312.58277327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4.8855426311493">
                <text:p>34.8855426311493</text:p>
              </table:table-cell>
              <table:table-cell office:value-type="float" office:value="287888.492722537">
                <text:p>287888.49272253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4.974356174469">
                <text:p>34.974356174469</text:p>
              </table:table-cell>
              <table:table-cell office:value-type="float" office:value="10088.551436065">
                <text:p>10088.5514360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4.9774596691132">
                <text:p>34.9774596691132</text:p>
              </table:table-cell>
              <table:table-cell office:value-type="float" office:value="288706.797572405">
                <text:p>288706.79757240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4.980562210083">
                <text:p>34.980562210083</text:p>
              </table:table-cell>
              <table:table-cell office:value-type="float" office:value="288795.54168908">
                <text:p>288795.5416890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4.9836616516113">
                <text:p>34.9836616516113</text:p>
              </table:table-cell>
              <table:table-cell office:value-type="float" office:value="289084.337230769">
                <text:p>289084.3372307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4.9868001937866">
                <text:p>34.9868001937866</text:p>
              </table:table-cell>
              <table:table-cell office:value-type="float" office:value="285482.861136433">
                <text:p>285482.8611364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4.9899010658264">
                <text:p>34.9899010658264</text:p>
              </table:table-cell>
              <table:table-cell office:value-type="float" office:value="288950.975242196">
                <text:p>288950.97524219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4.9929988384247">
                <text:p>34.9929988384247</text:p>
              </table:table-cell>
              <table:table-cell office:value-type="float" office:value="289240.081890249">
                <text:p>289240.08189024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4.9961054325104">
                <text:p>34.9961054325104</text:p>
              </table:table-cell>
              <table:table-cell office:value-type="float" office:value="288418.755487337">
                <text:p>288418.75548733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4.9992053508759">
                <text:p>34.9992053508759</text:p>
              </table:table-cell>
              <table:table-cell office:value-type="float" office:value="289039.869558529">
                <text:p>289039.86955852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5.0023219585419">
                <text:p>35.0023219585419</text:p>
              </table:table-cell>
              <table:table-cell office:value-type="float" office:value="287492.073439412">
                <text:p>287492.0734394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.0053896903992">
                <text:p>35.0053896903992</text:p>
              </table:table-cell>
              <table:table-cell office:value-type="float" office:value="292072.463200435">
                <text:p>292072.46320043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.0085051059723">
                <text:p>35.0085051059723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5.0617127418518">
                <text:p>35.0617127418518</text:p>
              </table:table-cell>
              <table:table-cell office:value-type="float" office:value="16839.6882362694">
                <text:p>16839.688236269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5.0648310184479">
                <text:p>35.0648310184479</text:p>
              </table:table-cell>
              <table:table-cell office:value-type="float" office:value="287338.205061549">
                <text:p>287338.20506154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.0679397583008">
                <text:p>35.0679397583008</text:p>
              </table:table-cell>
              <table:table-cell office:value-type="float" office:value="288219.678196181">
                <text:p>288219.67819618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5.0710265636444">
                <text:p>35.0710265636444</text:p>
              </table:table-cell>
              <table:table-cell office:value-type="float" office:value="290267.736464046">
                <text:p>290267.73646404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5.0740933418274">
                <text:p>35.0740933418274</text:p>
              </table:table-cell>
              <table:table-cell office:value-type="float" office:value="292163.288812874">
                <text:p>292163.2888128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.0771715641022">
                <text:p>35.0771715641022</text:p>
              </table:table-cell>
              <table:table-cell office:value-type="float" office:value="291077.095809775">
                <text:p>291077.09580977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.0802447795868">
                <text:p>35.0802447795868</text:p>
              </table:table-cell>
              <table:table-cell office:value-type="float" office:value="291551.309852599">
                <text:p>291551.30985259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5.0833284854889">
                <text:p>35.0833284854889</text:p>
              </table:table-cell>
              <table:table-cell office:value-type="float" office:value="290559.485387351">
                <text:p>290559.48538735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.0864026546478">
                <text:p>35.0864026546478</text:p>
              </table:table-cell>
              <table:table-cell office:value-type="float" office:value="291460.864277959">
                <text:p>291460.86427795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.0894887447357">
                <text:p>35.0894887447357</text:p>
              </table:table-cell>
              <table:table-cell office:value-type="float" office:value="290335.011124845">
                <text:p>290335.01112484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5.1827821731567">
                <text:p>35.1827821731567</text:p>
              </table:table-cell>
              <table:table-cell office:value-type="float" office:value="9604.10626090912">
                <text:p>9604.106260909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5.1858861446381">
                <text:p>35.1858861446381</text:p>
              </table:table-cell>
              <table:table-cell office:value-type="float" office:value="288662.445963592">
                <text:p>288662.44596359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5.188987493515">
                <text:p>35.188987493515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5.1920714378357">
                <text:p>35.1920714378357</text:p>
              </table:table-cell>
              <table:table-cell office:value-type="float" office:value="290537.022342482">
                <text:p>290537.02234248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5.1951730251312">
                <text:p>35.1951730251312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.1982867717743">
                <text:p>35.1982867717743</text:p>
              </table:table-cell>
              <table:table-cell office:value-type="float" office:value="287756.231546708">
                <text:p>287756.2315467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.2014052867889">
                <text:p>35.2014052867889</text:p>
              </table:table-cell>
              <table:table-cell office:value-type="float" office:value="287316.237308868">
                <text:p>287316.23730886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5.204586982727">
                <text:p>35.204586982727</text:p>
              </table:table-cell>
              <table:table-cell office:value-type="float" office:value="281610.819333084">
                <text:p>281610.8193330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5.207688331604">
                <text:p>35.207688331604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5.2107884883881">
                <text:p>35.2107884883881</text:p>
              </table:table-cell>
              <table:table-cell office:value-type="float" office:value="289017.640852111">
                <text:p>289017.64085211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5.2138648033142">
                <text:p>35.2138648033142</text:p>
              </table:table-cell>
              <table:table-cell office:value-type="float" office:value="291257.566767418">
                <text:p>291257.56676741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5.2169654369354">
                <text:p>35.2169654369354</text:p>
              </table:table-cell>
              <table:table-cell office:value-type="float" office:value="288973.193694733">
                <text:p>288973.19369473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5.2624752521515">
                <text:p>35.2624752521515</text:p>
              </table:table-cell>
              <table:table-cell office:value-type="float" office:value="19688.0606028856">
                <text:p>19688.060602885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5.2656152248383">
                <text:p>35.2656152248383</text:p>
              </table:table-cell>
              <table:table-cell office:value-type="float" office:value="285352.800607441">
                <text:p>285352.8006074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5.2687156200409">
                <text:p>35.2687156200409</text:p>
              </table:table-cell>
              <table:table-cell office:value-type="float" office:value="288995.415564442">
                <text:p>288995.41556444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5.2718095779419">
                <text:p>35.2718095779419</text:p>
              </table:table-cell>
              <table:table-cell office:value-type="float" office:value="289596.700624181">
                <text:p>289596.7006241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5.2749073505402">
                <text:p>35.2749073505402</text:p>
              </table:table-cell>
              <table:table-cell office:value-type="float" office:value="289240.081890249">
                <text:p>289240.08189024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.2780044078827">
                <text:p>35.2780044078827</text:p>
              </table:table-cell>
              <table:table-cell office:value-type="float" office:value="289306.880985373">
                <text:p>289306.88098537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5.2811119556427">
                <text:p>35.2811119556427</text:p>
              </table:table-cell>
              <table:table-cell office:value-type="float" office:value="288330.242749731">
                <text:p>288330.24274973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.2842102050781">
                <text:p>35.2842102050781</text:p>
              </table:table-cell>
              <table:table-cell office:value-type="float" office:value="289195.566294729">
                <text:p>289195.56629472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5.2872951030731">
                <text:p>35.2872951030731</text:p>
              </table:table-cell>
              <table:table-cell office:value-type="float" office:value="290447.204884458">
                <text:p>290447.2048844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5.3818407058716">
                <text:p>35.3818407058716</text:p>
              </table:table-cell>
              <table:table-cell office:value-type="float" office:value="9476.90821655617">
                <text:p>9476.9082165561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5.384955406189">
                <text:p>35.384955406189</text:p>
              </table:table-cell>
              <table:table-cell office:value-type="float" office:value="287668.124923454">
                <text:p>287668.12492345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5.3880281448364">
                <text:p>35.3880281448364</text:p>
              </table:table-cell>
              <table:table-cell office:value-type="float" office:value="291596.553693358">
                <text:p>291596.5536933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5.3911361694336">
                <text:p>35.3911361694336</text:p>
              </table:table-cell>
              <table:table-cell office:value-type="float" office:value="288286.006750537">
                <text:p>288286.00675053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5.3942430019379">
                <text:p>35.3942430019379</text:p>
              </table:table-cell>
              <table:table-cell office:value-type="float" office:value="288396.62220858">
                <text:p>288396.6222085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5.3974738121033">
                <text:p>35.3974738121033</text:p>
              </table:table-cell>
              <table:table-cell office:value-type="float" office:value="277329.819496716">
                <text:p>277329.81949671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5.4005858898163">
                <text:p>35.4005858898163</text:p>
              </table:table-cell>
              <table:table-cell office:value-type="float" office:value="287910.54807324">
                <text:p>287910.5480732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5.4036951065063">
                <text:p>35.4036951065063</text:p>
              </table:table-cell>
              <table:table-cell office:value-type="float" office:value="288175.476113795">
                <text:p>288175.4761137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5.406795501709">
                <text:p>35.406795501709</text:p>
              </table:table-cell>
              <table:table-cell office:value-type="float" office:value="288995.415564442">
                <text:p>288995.4155644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.4099402427673">
                <text:p>35.4099402427673</text:p>
              </table:table-cell>
              <table:table-cell office:value-type="float" office:value="284920.120090978">
                <text:p>284920.12009097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5.4130177497864">
                <text:p>35.4130177497864</text:p>
              </table:table-cell>
              <table:table-cell office:value-type="float" office:value="291144.746203905">
                <text:p>291144.74620390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5.4161040782928">
                <text:p>35.4161040782928</text:p>
              </table:table-cell>
              <table:table-cell office:value-type="float" office:value="290312.582773272">
                <text:p>290312.58277327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5.4633207321167">
                <text:p>35.4633207321167</text:p>
              </table:table-cell>
              <table:table-cell office:value-type="float" office:value="18976.355320363">
                <text:p>18976.35532036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5.4664809703827">
                <text:p>35.4664809703827</text:p>
              </table:table-cell>
              <table:table-cell office:value-type="float" office:value="283522.925990192">
                <text:p>283522.92599019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5.4695861339569">
                <text:p>35.4695861339569</text:p>
              </table:table-cell>
              <table:table-cell office:value-type="float" office:value="288551.626535627">
                <text:p>288551.62653562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5.472687959671">
                <text:p>35.472687959671</text:p>
              </table:table-cell>
              <table:table-cell office:value-type="float" office:value="288862.135588009">
                <text:p>288862.1355880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5.4758121967316">
                <text:p>35.4758121967316</text:p>
              </table:table-cell>
              <table:table-cell office:value-type="float" office:value="286790.017094017">
                <text:p>286790.0170940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5.4789168834686">
                <text:p>35.4789168834686</text:p>
              </table:table-cell>
              <table:table-cell office:value-type="float" office:value="288595.944094609">
                <text:p>288595.94409460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5.4820244312286">
                <text:p>35.4820244312286</text:p>
              </table:table-cell>
              <table:table-cell office:value-type="float" office:value="288330.242749731">
                <text:p>288330.24274973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5.4851305484772">
                <text:p>35.4851305484772</text:p>
              </table:table-cell>
              <table:table-cell office:value-type="float" office:value="288463.032238256">
                <text:p>288463.0322382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5.4882109165192">
                <text:p>35.4882109165192</text:p>
              </table:table-cell>
              <table:table-cell office:value-type="float" office:value="290874.333126935">
                <text:p>290874.33312693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5.5810167789459">
                <text:p>35.5810167789459</text:p>
              </table:table-cell>
              <table:table-cell office:value-type="float" office:value="9654.56250899151">
                <text:p>9654.5625089915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5.5841031074524">
                <text:p>35.5841031074524</text:p>
              </table:table-cell>
              <table:table-cell office:value-type="float" office:value="290312.582773272">
                <text:p>290312.58277327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5.5871956348419">
                <text:p>35.5871956348419</text:p>
              </table:table-cell>
              <table:table-cell office:value-type="float" office:value="289730.659471128">
                <text:p>289730.65947112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5.5903344154358">
                <text:p>35.5903344154358</text:p>
              </table:table-cell>
              <table:table-cell office:value-type="float" office:value="285461.17614888">
                <text:p>285461.1761488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5.5934388637543">
                <text:p>35.5934388637543</text:p>
              </table:table-cell>
              <table:table-cell office:value-type="float" office:value="288618.107979418">
                <text:p>288618.10797941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5.596529006958">
                <text:p>35.596529006958</text:p>
              </table:table-cell>
              <table:table-cell office:value-type="float" office:value="289954.19983026">
                <text:p>289954.1998302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5.5996651649475">
                <text:p>35.5996651649475</text:p>
              </table:table-cell>
              <table:table-cell office:value-type="float" office:value="285699.892352136">
                <text:p>285699.89235213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5.6027674674988">
                <text:p>35.6027674674988</text:p>
              </table:table-cell>
              <table:table-cell office:value-type="float" office:value="288817.736243468">
                <text:p>288817.73624346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5.605840921402">
                <text:p>35.605840921402</text:p>
              </table:table-cell>
              <table:table-cell office:value-type="float" office:value="291528.693196804">
                <text:p>291528.6931968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5.6089668273926">
                <text:p>35.6089668273926</text:p>
              </table:table-cell>
              <table:table-cell office:value-type="float" office:value="286636.899092365">
                <text:p>286636.8990923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5.6120228767395">
                <text:p>35.6120228767395</text:p>
              </table:table-cell>
              <table:table-cell office:value-type="float" office:value="293188.982992667">
                <text:p>293188.98299266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5.6151328086853">
                <text:p>35.6151328086853</text:p>
              </table:table-cell>
              <table:table-cell office:value-type="float" office:value="288109.198405397">
                <text:p>288109.19840539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5.664294719696">
                <text:p>35.664294719696</text:p>
              </table:table-cell>
              <table:table-cell office:value-type="float" office:value="18225.4916779825">
                <text:p>18225.49167798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5.6671340465546">
                <text:p>35.6671340465546</text:p>
              </table:table-cell>
              <table:table-cell office:value-type="float" office:value="315567.754135528">
                <text:p>315567.75413552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5.6699850559235">
                <text:p>35.6699850559235</text:p>
              </table:table-cell>
              <table:table-cell office:value-type="float" office:value="314274.659976585">
                <text:p>314274.6599765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5.6728329658508">
                <text:p>35.6728329658508</text:p>
              </table:table-cell>
              <table:table-cell office:value-type="float" office:value="314616.691837589">
                <text:p>314616.69183758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5.6756777763367">
                <text:p>35.6756777763367</text:p>
              </table:table-cell>
              <table:table-cell office:value-type="float" office:value="314959.468990949">
                <text:p>314959.46899094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5.6785273551941">
                <text:p>35.6785273551941</text:p>
              </table:table-cell>
              <table:table-cell office:value-type="float" office:value="314432.428380187">
                <text:p>314432.42838018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5.6813819408417">
                <text:p>35.6813819408417</text:p>
              </table:table-cell>
              <table:table-cell office:value-type="float" office:value="313880.930760879">
                <text:p>313880.9307608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5.6842310428619">
                <text:p>35.6842310428619</text:p>
              </table:table-cell>
              <table:table-cell office:value-type="float" office:value="314485.053054393">
                <text:p>314485.05305439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5.6870737075806">
                <text:p>35.6870737075806</text:p>
              </table:table-cell>
              <table:table-cell office:value-type="float" office:value="315197.214123962">
                <text:p>315197.21412396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5.7804563045502">
                <text:p>35.7804563045502</text:p>
              </table:table-cell>
              <table:table-cell office:value-type="float" office:value="9594.93555626476">
                <text:p>9594.9355562647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5.7833251953125">
                <text:p>35.7833251953125</text:p>
              </table:table-cell>
              <table:table-cell office:value-type="float" office:value="312315.830133799">
                <text:p>312315.83013379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5.7861940860748">
                <text:p>35.7861940860748</text:p>
              </table:table-cell>
              <table:table-cell office:value-type="float" office:value="312315.830133799">
                <text:p>312315.83013379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5.7890181541443">
                <text:p>35.7890181541443</text:p>
              </table:table-cell>
              <table:table-cell office:value-type="float" office:value="317272.805740819">
                <text:p>317272.8057408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5.791877746582">
                <text:p>35.791877746582</text:p>
              </table:table-cell>
              <table:table-cell office:value-type="float" office:value="313331.364348841">
                <text:p>313331.36434884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5.7947378158569">
                <text:p>35.7947378158569</text:p>
              </table:table-cell>
              <table:table-cell office:value-type="float" office:value="313279.125041681">
                <text:p>313279.1250416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5.7975997924805">
                <text:p>35.7975997924805</text:p>
              </table:table-cell>
              <table:table-cell office:value-type="float" office:value="313070.341886038">
                <text:p>313070.3418860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5.8004593849182">
                <text:p>35.8004593849182</text:p>
              </table:table-cell>
              <table:table-cell office:value-type="float" office:value="313331.364348841">
                <text:p>313331.36434884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5.8033177852631">
                <text:p>35.8033177852631</text:p>
              </table:table-cell>
              <table:table-cell office:value-type="float" office:value="313462.038868963">
                <text:p>313462.03886896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5.8061783313751">
                <text:p>35.8061783313751</text:p>
              </table:table-cell>
              <table:table-cell office:value-type="float" office:value="313226.903150525">
                <text:p>313226.9031505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5.8090178966522">
                <text:p>35.8090178966522</text:p>
              </table:table-cell>
              <table:table-cell office:value-type="float" office:value="315541.258102435">
                <text:p>315541.25810243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5.8118717670441">
                <text:p>35.8118717670441</text:p>
              </table:table-cell>
              <table:table-cell office:value-type="float" office:value="313959.597660819">
                <text:p>313959.5976608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5.8652882575989">
                <text:p>35.8652882575989</text:p>
              </table:table-cell>
              <table:table-cell office:value-type="float" office:value="16773.8462541007">
                <text:p>16773.846254100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5.8682096004486">
                <text:p>35.8682096004486</text:p>
              </table:table-cell>
              <table:table-cell office:value-type="float" office:value="306708.266057292">
                <text:p>306708.26605729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5.8710634708405">
                <text:p>35.8710634708405</text:p>
              </table:table-cell>
              <table:table-cell office:value-type="float" office:value="313959.597660819">
                <text:p>313959.5976608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5.8739185333252">
                <text:p>35.8739185333252</text:p>
              </table:table-cell>
              <table:table-cell office:value-type="float" office:value="313828.508058455">
                <text:p>313828.50805845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5.8767921924591">
                <text:p>35.8767921924591</text:p>
              </table:table-cell>
              <table:table-cell office:value-type="float" office:value="311797.59263254">
                <text:p>311797.5926325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5.8796346187592">
                <text:p>35.8796346187592</text:p>
              </table:table-cell>
              <table:table-cell office:value-type="float" office:value="315223.652407314">
                <text:p>315223.65240731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5.8825001716614">
                <text:p>35.8825001716614</text:p>
              </table:table-cell>
              <table:table-cell office:value-type="float" office:value="312679.622597554">
                <text:p>312679.62259755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5.885350227356">
                <text:p>35.885350227356</text:p>
              </table:table-cell>
              <table:table-cell office:value-type="float" office:value="314379.821315041">
                <text:p>314379.8213150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5.8882274627686">
                <text:p>35.8882274627686</text:p>
              </table:table-cell>
              <table:table-cell office:value-type="float" office:value="311410.041763341">
                <text:p>311410.04176334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5.9798288345337">
                <text:p>35.9798288345337</text:p>
              </table:table-cell>
              <table:table-cell office:value-type="float" office:value="9781.51290460276">
                <text:p>9781.5129046027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5.9827351570129">
                <text:p>35.9827351570129</text:p>
              </table:table-cell>
              <table:table-cell office:value-type="float" office:value="308293.386710418">
                <text:p>308293.38671041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5.985586643219">
                <text:p>35.985586643219</text:p>
              </table:table-cell>
              <table:table-cell office:value-type="float" office:value="314222.105685619">
                <text:p>314222.1056856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.9884350299835">
                <text:p>35.9884350299835</text:p>
              </table:table-cell>
              <table:table-cell office:value-type="float" office:value="314564.023102034">
                <text:p>314564.02310203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.9912800788879">
                <text:p>35.9912800788879</text:p>
              </table:table-cell>
              <table:table-cell office:value-type="float" office:value="314933.075002095">
                <text:p>314933.07500209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.9941256046295">
                <text:p>35.9941256046295</text:p>
              </table:table-cell>
              <table:table-cell office:value-type="float" office:value="314880.300293255">
                <text:p>314880.30029325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.9969844818115">
                <text:p>35.9969844818115</text:p>
              </table:table-cell>
              <table:table-cell office:value-type="float" office:value="313409.755983654">
                <text:p>313409.7559836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.9998595714569">
                <text:p>35.9998595714569</text:p>
              </table:table-cell>
              <table:table-cell office:value-type="float" office:value="311642.45658844">
                <text:p>311642.4565884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.0026860237122">
                <text:p>36.0026860237122</text:p>
              </table:table-cell>
              <table:table-cell office:value-type="float" office:value="317005.17789962">
                <text:p>317005.1778996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.0055181980133">
                <text:p>36.0055181980133</text:p>
              </table:table-cell>
              <table:table-cell office:value-type="float" office:value="316364.709487331">
                <text:p>316364.7094873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.0083475112915">
                <text:p>36.0083475112915</text:p>
              </table:table-cell>
              <table:table-cell office:value-type="float" office:value="316684.619870228">
                <text:p>316684.6198702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.0112452507019">
                <text:p>36.0112452507019</text:p>
              </table:table-cell>
              <table:table-cell office:value-type="float" office:value="309206.547967747">
                <text:p>309206.54796774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.0661683082581">
                <text:p>36.0661683082581</text:p>
              </table:table-cell>
              <table:table-cell office:value-type="float" office:value="16313.7312427289">
                <text:p>16313.731242728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.0690474510193">
                <text:p>36.0690474510193</text:p>
              </table:table-cell>
              <table:table-cell office:value-type="float" office:value="311203.741636303">
                <text:p>311203.74163630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.0719022750854">
                <text:p>36.0719022750854</text:p>
              </table:table-cell>
              <table:table-cell office:value-type="float" office:value="313854.717220645">
                <text:p>313854.71722064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.0747323036194">
                <text:p>36.0747323036194</text:p>
              </table:table-cell>
              <table:table-cell office:value-type="float" office:value="316604.581634372">
                <text:p>316604.58163437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.07754778862">
                <text:p>36.07754778862</text:p>
              </table:table-cell>
              <table:table-cell office:value-type="float" office:value="318240.018968583">
                <text:p>318240.01896858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.0803952217102">
                <text:p>36.0803952217102</text:p>
              </table:table-cell>
              <table:table-cell office:value-type="float" office:value="314669.378213179">
                <text:p>314669.37821317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.0832333564758">
                <text:p>36.0832333564758</text:p>
              </table:table-cell>
              <table:table-cell office:value-type="float" office:value="315700.301075269">
                <text:p>315700.30107526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.0860860347748">
                <text:p>36.0860860347748</text:p>
              </table:table-cell>
              <table:table-cell office:value-type="float" office:value="314090.79682407">
                <text:p>314090.7968240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.0889415740967">
                <text:p>36.0889415740967</text:p>
              </table:table-cell>
              <table:table-cell office:value-type="float" office:value="313776.102863822">
                <text:p>313776.10286382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.091801404953">
                <text:p>36.091801404953</text:p>
              </table:table-cell>
              <table:table-cell office:value-type="float" office:value="313305.242517716">
                <text:p>313305.2425177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6.1884896755218">
                <text:p>36.1884896755218</text:p>
              </table:table-cell>
              <table:table-cell office:value-type="float" office:value="9266.89447156877">
                <text:p>9266.8944715687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.1913449764252">
                <text:p>36.1913449764252</text:p>
              </table:table-cell>
              <table:table-cell office:value-type="float" office:value="313802.303273213">
                <text:p>313802.3032732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.1941554546356">
                <text:p>36.1941554546356</text:p>
              </table:table-cell>
              <table:table-cell office:value-type="float" office:value="318806.954869359">
                <text:p>318806.95486935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.197005033493">
                <text:p>36.197005033493</text:p>
              </table:table-cell>
              <table:table-cell office:value-type="float" office:value="314432.428380187">
                <text:p>314432.42838018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.1998579502106">
                <text:p>36.1998579502106</text:p>
              </table:table-cell>
              <table:table-cell office:value-type="float" office:value="314064.548219957">
                <text:p>314064.54821995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.2027039527893">
                <text:p>36.2027039527893</text:p>
              </table:table-cell>
              <table:table-cell office:value-type="float" office:value="314827.543268828">
                <text:p>314827.5432688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.2055189609528">
                <text:p>36.2055189609528</text:p>
              </table:table-cell>
              <table:table-cell office:value-type="float" office:value="318293.925976116">
                <text:p>318293.92597611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.2083697319031">
                <text:p>36.2083697319031</text:p>
              </table:table-cell>
              <table:table-cell office:value-type="float" office:value="314300.943714979">
                <text:p>314300.94371497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.2112216949463">
                <text:p>36.2112216949463</text:p>
              </table:table-cell>
              <table:table-cell office:value-type="float" office:value="314169.5689684">
                <text:p>314169.568968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.2140543460846">
                <text:p>36.2140543460846</text:p>
              </table:table-cell>
              <table:table-cell office:value-type="float" office:value="316311.45391802">
                <text:p>316311.4539180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.2169044017792">
                <text:p>36.2169044017792</text:p>
              </table:table-cell>
              <table:table-cell office:value-type="float" office:value="314379.821315041">
                <text:p>314379.82131504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.2197542190552">
                <text:p>36.2197542190552</text:p>
              </table:table-cell>
              <table:table-cell office:value-type="float" office:value="314406.122647034">
                <text:p>314406.12264703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.2669696807861">
                <text:p>36.2669696807861</text:p>
              </table:table-cell>
              <table:table-cell office:value-type="float" office:value="18976.8344341433">
                <text:p>18976.834434143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.2698330879211">
                <text:p>36.2698330879211</text:p>
              </table:table-cell>
              <table:table-cell office:value-type="float" office:value="312913.937052456">
                <text:p>312913.93705245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.2727239131927">
                <text:p>36.2727239131927</text:p>
              </table:table-cell>
              <table:table-cell office:value-type="float" office:value="309946.093525773">
                <text:p>309946.09352577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.2755753993988">
                <text:p>36.2755753993988</text:p>
              </table:table-cell>
              <table:table-cell office:value-type="float" office:value="314222.105685619">
                <text:p>314222.10568561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.2784249782562">
                <text:p>36.2784249782562</text:p>
              </table:table-cell>
              <table:table-cell office:value-type="float" office:value="314432.428380187">
                <text:p>314432.42838018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.2812969684601">
                <text:p>36.2812969684601</text:p>
              </table:table-cell>
              <table:table-cell office:value-type="float" office:value="311978.780009962">
                <text:p>311978.78000996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.2841467857361">
                <text:p>36.2841467857361</text:p>
              </table:table-cell>
              <table:table-cell office:value-type="float" office:value="314406.122647034">
                <text:p>314406.12264703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.2869725227356">
                <text:p>36.2869725227356</text:p>
              </table:table-cell>
              <table:table-cell office:value-type="float" office:value="317085.418832265">
                <text:p>317085.41883226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.2898077964783">
                <text:p>36.2898077964783</text:p>
              </table:table-cell>
              <table:table-cell office:value-type="float" office:value="316018.868483014">
                <text:p>316018.8684830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6.3873684406281">
                <text:p>36.3873684406281</text:p>
              </table:table-cell>
              <table:table-cell office:value-type="float" office:value="9184.03120242229">
                <text:p>9184.0312024222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6.390233039856">
                <text:p>36.390233039856</text:p>
              </table:table-cell>
              <table:table-cell office:value-type="float" office:value="312783.719017894">
                <text:p>312783.7190178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6.3930821418762">
                <text:p>36.3930821418762</text:p>
              </table:table-cell>
              <table:table-cell office:value-type="float" office:value="314485.053054393">
                <text:p>314485.05305439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6.3959105014801">
                <text:p>36.3959105014801</text:p>
              </table:table-cell>
              <table:table-cell office:value-type="float" office:value="316791.400488915">
                <text:p>316791.4004889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.3987641334534">
                <text:p>36.3987641334534</text:p>
              </table:table-cell>
              <table:table-cell office:value-type="float" office:value="313985.828724204">
                <text:p>313985.82872420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6.4016087055206">
                <text:p>36.4016087055206</text:p>
              </table:table-cell>
              <table:table-cell office:value-type="float" office:value="314985.867404241">
                <text:p>314985.86740424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6.4044616222382">
                <text:p>36.4044616222382</text:p>
              </table:table-cell>
              <table:table-cell office:value-type="float" office:value="314064.548219957">
                <text:p>314064.54821995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6.4073138236999">
                <text:p>36.4073138236999</text:p>
              </table:table-cell>
              <table:table-cell office:value-type="float" office:value="314143.307197191">
                <text:p>314143.30719719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6.4101619720459">
                <text:p>36.4101619720459</text:p>
              </table:table-cell>
              <table:table-cell office:value-type="float" office:value="314590.355265361">
                <text:p>314590.35526536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6.4130108356476">
                <text:p>36.4130108356476</text:p>
              </table:table-cell>
              <table:table-cell office:value-type="float" office:value="314511.371997657">
                <text:p>314511.37199765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6.4158663749695">
                <text:p>36.4158663749695</text:p>
              </table:table-cell>
              <table:table-cell office:value-type="float" office:value="313776.102863822">
                <text:p>313776.10286382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6.4188058376312">
                <text:p>36.4188058376312</text:p>
              </table:table-cell>
              <table:table-cell office:value-type="float" office:value="304817.615702814">
                <text:p>304817.61570281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6.468022108078">
                <text:p>36.468022108078</text:p>
              </table:table-cell>
              <table:table-cell office:value-type="float" office:value="18205.3615982328">
                <text:p>18205.361598232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6.4709112644196">
                <text:p>36.4709112644196</text:p>
              </table:table-cell>
              <table:table-cell office:value-type="float" office:value="310125.134840733">
                <text:p>310125.1348407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6.4737927913666">
                <text:p>36.4737927913666</text:p>
              </table:table-cell>
              <table:table-cell office:value-type="float" office:value="310946.250537812">
                <text:p>310946.2505378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.4766347408295">
                <text:p>36.4766347408295</text:p>
              </table:table-cell>
              <table:table-cell office:value-type="float" office:value="315276.542281879">
                <text:p>315276.54228187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6.4795191287994">
                <text:p>36.4795191287994</text:p>
              </table:table-cell>
              <table:table-cell office:value-type="float" office:value="310637.823111258">
                <text:p>310637.82311125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6.482381105423">
                <text:p>36.482381105423</text:p>
              </table:table-cell>
              <table:table-cell office:value-type="float" office:value="313070.341886038">
                <text:p>313070.34188603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6.4852705001831">
                <text:p>36.4852705001831</text:p>
              </table:table-cell>
              <table:table-cell office:value-type="float" office:value="310099.544846935">
                <text:p>310099.54484693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6.488130569458">
                <text:p>36.488130569458</text:p>
              </table:table-cell>
              <table:table-cell office:value-type="float" office:value="313279.125041681">
                <text:p>313279.12504168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6.4909958839416">
                <text:p>36.4909958839416</text:p>
              </table:table-cell>
              <table:table-cell office:value-type="float" office:value="312705.640206357">
                <text:p>312705.64020635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6.585794210434">
                <text:p>36.585794210434</text:p>
              </table:table-cell>
              <table:table-cell office:value-type="float" office:value="9451.64364344224">
                <text:p>9451.6436434422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6.5886640548706">
                <text:p>36.5886640548706</text:p>
              </table:table-cell>
              <table:table-cell office:value-type="float" office:value="312212.044861677">
                <text:p>312212.04486167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6.591509103775">
                <text:p>36.591509103775</text:p>
              </table:table-cell>
              <table:table-cell office:value-type="float" office:value="314933.075002095">
                <text:p>314933.07500209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.5943608283997">
                <text:p>36.5943608283997</text:p>
              </table:table-cell>
              <table:table-cell office:value-type="float" office:value="314195.835130842">
                <text:p>314195.83513084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6.5972156524658">
                <text:p>36.5972156524658</text:p>
              </table:table-cell>
              <table:table-cell office:value-type="float" office:value="313854.717220645">
                <text:p>313854.71722064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6.6000702381134">
                <text:p>36.6000702381134</text:p>
              </table:table-cell>
              <table:table-cell office:value-type="float" office:value="313880.930760879">
                <text:p>313880.93076087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6.6029295921326">
                <text:p>36.6029295921326</text:p>
              </table:table-cell>
              <table:table-cell office:value-type="float" office:value="313357.490536146">
                <text:p>313357.49053614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6.6057801246643">
                <text:p>36.6057801246643</text:p>
              </table:table-cell>
              <table:table-cell office:value-type="float" office:value="314327.231850117">
                <text:p>314327.23185011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6.6086378097534">
                <text:p>36.6086378097534</text:p>
              </table:table-cell>
              <table:table-cell office:value-type="float" office:value="313540.495911897">
                <text:p>313540.49591189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6.6115107536316">
                <text:p>36.6115107536316</text:p>
              </table:table-cell>
              <table:table-cell office:value-type="float" office:value="311875.218589212">
                <text:p>311875.21858921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6.6143441200256">
                <text:p>36.6143441200256</text:p>
              </table:table-cell>
              <table:table-cell office:value-type="float" office:value="316231.604173679">
                <text:p>316231.6041736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6.6172256469727">
                <text:p>36.6172256469727</text:p>
              </table:table-cell>
              <table:table-cell office:value-type="float" office:value="310946.250537812">
                <text:p>310946.25053781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6.6691672801971">
                <text:p>36.6691672801971</text:p>
              </table:table-cell>
              <table:table-cell office:value-type="float" office:value="17250.1314336337">
                <text:p>17250.131433633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6.6718330383301">
                <text:p>36.6718330383301</text:p>
              </table:table-cell>
              <table:table-cell office:value-type="float" office:value="336114.514265271">
                <text:p>336114.51426527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6.6744689941406">
                <text:p>36.6744689941406</text:p>
              </table:table-cell>
              <table:table-cell office:value-type="float" office:value="339914.651230101">
                <text:p>339914.65123010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6.6770987510681">
                <text:p>36.6770987510681</text:p>
              </table:table-cell>
              <table:table-cell office:value-type="float" office:value="340715.900634633">
                <text:p>340715.9006346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6.6796946525574">
                <text:p>36.6796946525574</text:p>
              </table:table-cell>
              <table:table-cell office:value-type="float" office:value="345159.476855253">
                <text:p>345159.47685525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6.6823365688324">
                <text:p>36.6823365688324</text:p>
              </table:table-cell>
              <table:table-cell office:value-type="float" office:value="339147.765003159">
                <text:p>339147.76500315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6.6849853992462">
                <text:p>36.6849853992462</text:p>
              </table:table-cell>
              <table:table-cell office:value-type="float" office:value="338262.500810081">
                <text:p>338262.50081008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6.68763256073">
                <text:p>36.68763256073</text:p>
              </table:table-cell>
              <table:table-cell office:value-type="float" office:value="338475.761866162">
                <text:p>338475.76186616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6.6902408599854">
                <text:p>36.6902408599854</text:p>
              </table:table-cell>
              <table:table-cell office:value-type="float" office:value="343518.865082267">
                <text:p>343518.86508226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6.7846157550812">
                <text:p>36.7846157550812</text:p>
              </table:table-cell>
              <table:table-cell office:value-type="float" office:value="9494.05028837628">
                <text:p>9494.0502883762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6.7872595787048">
                <text:p>36.7872595787048</text:p>
              </table:table-cell>
              <table:table-cell office:value-type="float" office:value="338903.091712508">
                <text:p>338903.09171250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6.7898986339569">
                <text:p>36.7898986339569</text:p>
              </table:table-cell>
              <table:table-cell office:value-type="float" office:value="339515.438070286">
                <text:p>339515.43807028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6.7925612926483">
                <text:p>36.7925612926483</text:p>
              </table:table-cell>
              <table:table-cell office:value-type="float" office:value="336505.76504298">
                <text:p>336505.7650429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6.7951683998108">
                <text:p>36.7951683998108</text:p>
              </table:table-cell>
              <table:table-cell office:value-type="float" office:value="343675.938180155">
                <text:p>343675.93818015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6.797812461853">
                <text:p>36.797812461853</text:p>
              </table:table-cell>
              <table:table-cell office:value-type="float" office:value="338872.532371506">
                <text:p>338872.53237150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6.8004591464996">
                <text:p>36.8004591464996</text:p>
              </table:table-cell>
              <table:table-cell office:value-type="float" office:value="338536.742996126">
                <text:p>338536.74299612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6.8031084537506">
                <text:p>36.8031084537506</text:p>
              </table:table-cell>
              <table:table-cell office:value-type="float" office:value="338201.618430526">
                <text:p>338201.61843052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6.8057186603546">
                <text:p>36.8057186603546</text:p>
              </table:table-cell>
              <table:table-cell office:value-type="float" office:value="343267.846547315">
                <text:p>343267.84654731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6.8083689212799">
                <text:p>36.8083689212799</text:p>
              </table:table-cell>
              <table:table-cell office:value-type="float" office:value="338079.919395466">
                <text:p>338079.91939546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6.8110218048096">
                <text:p>36.8110218048096</text:p>
              </table:table-cell>
              <table:table-cell office:value-type="float" office:value="337745.698211557">
                <text:p>337745.6982115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6.8136684894562">
                <text:p>36.8136684894562</text:p>
              </table:table-cell>
              <table:table-cell office:value-type="float" office:value="338536.742996126">
                <text:p>338536.74299612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6.870228767395">
                <text:p>36.870228767395</text:p>
              </table:table-cell>
              <table:table-cell office:value-type="float" office:value="15841.5063124128">
                <text:p>15841.506312412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6.8728652000427">
                <text:p>36.8728652000427</text:p>
              </table:table-cell>
              <table:table-cell office:value-type="float" office:value="339853.172725628">
                <text:p>339853.17272562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6.8755195140839">
                <text:p>36.8755195140839</text:p>
              </table:table-cell>
              <table:table-cell office:value-type="float" office:value="337563.67412198">
                <text:p>337563.6741219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6.8781933784485">
                <text:p>36.8781933784485</text:p>
              </table:table-cell>
              <table:table-cell office:value-type="float" office:value="335095.531341953">
                <text:p>335095.53134195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6.8808019161224">
                <text:p>36.8808019161224</text:p>
              </table:table-cell>
              <table:table-cell office:value-type="float" office:value="343487.467690339">
                <text:p>343487.46769033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6.8834521770477">
                <text:p>36.8834521770477</text:p>
              </table:table-cell>
              <table:table-cell office:value-type="float" office:value="338079.919395466">
                <text:p>338079.91939546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6.8860907554626">
                <text:p>36.8860907554626</text:p>
              </table:table-cell>
              <table:table-cell office:value-type="float" office:value="339576.794433903">
                <text:p>339576.79443390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6.8887279033661">
                <text:p>36.8887279033661</text:p>
              </table:table-cell>
              <table:table-cell office:value-type="float" office:value="339760.996654914">
                <text:p>339760.9966549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6.8913547992706">
                <text:p>36.8913547992706</text:p>
              </table:table-cell>
              <table:table-cell office:value-type="float" office:value="341086.983481576">
                <text:p>341086.98348157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6.8940153121948">
                <text:p>36.8940153121948</text:p>
              </table:table-cell>
              <table:table-cell office:value-type="float" office:value="336777.164978941">
                <text:p>336777.16497894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6.9761462211609">
                <text:p>36.9761462211609</text:p>
              </table:table-cell>
              <table:table-cell office:value-type="float" office:value="10909.4129272357">
                <text:p>10909.412927235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6.9787678718567">
                <text:p>36.9787678718567</text:p>
              </table:table-cell>
              <table:table-cell office:value-type="float" office:value="341769.405602037">
                <text:p>341769.40560203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6.9814217090607">
                <text:p>36.9814217090607</text:p>
              </table:table-cell>
              <table:table-cell office:value-type="float" office:value="337624.327014644">
                <text:p>337624.32701464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6.9840688705444">
                <text:p>36.9840688705444</text:p>
              </table:table-cell>
              <table:table-cell office:value-type="float" office:value="338475.761866162">
                <text:p>338475.76186616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6.9867091178894">
                <text:p>36.9867091178894</text:p>
              </table:table-cell>
              <table:table-cell office:value-type="float" office:value="339362.144121365">
                <text:p>339362.14412136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6.9893534183502">
                <text:p>36.9893534183502</text:p>
              </table:table-cell>
              <table:table-cell office:value-type="float" office:value="338841.978541159">
                <text:p>338841.97854115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6.9920058250427">
                <text:p>36.9920058250427</text:p>
              </table:table-cell>
              <table:table-cell office:value-type="float" office:value="337806.416539326">
                <text:p>337806.41653932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6.9946579933166">
                <text:p>36.9946579933166</text:p>
              </table:table-cell>
              <table:table-cell office:value-type="float" office:value="337836.783890687">
                <text:p>337836.78389068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6.9973001480103">
                <text:p>36.9973001480103</text:p>
              </table:table-cell>
              <table:table-cell office:value-type="float" office:value="339117.161523191">
                <text:p>339117.16152319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6.9999539852142">
                <text:p>36.9999539852142</text:p>
              </table:table-cell>
              <table:table-cell office:value-type="float" office:value="337624.327014644">
                <text:p>337624.32701464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0026071071625">
                <text:p>37.0026071071625</text:p>
              </table:table-cell>
              <table:table-cell office:value-type="float" office:value="337715.347232207">
                <text:p>337715.34723220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0052812099457">
                <text:p>37.0052812099457</text:p>
              </table:table-cell>
              <table:table-cell office:value-type="float" office:value="335065.654778887">
                <text:p>335065.65477888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0712819099426">
                <text:p>37.0712819099426</text:p>
              </table:table-cell>
              <table:table-cell office:value-type="float" office:value="13575.6135926048">
                <text:p>13575.61359260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0739328861237">
                <text:p>37.0739328861237</text:p>
              </table:table-cell>
              <table:table-cell office:value-type="float" office:value="337988.702581167">
                <text:p>337988.70258116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0765740871429">
                <text:p>37.0765740871429</text:p>
              </table:table-cell>
              <table:table-cell office:value-type="float" office:value="339239.608593609">
                <text:p>339239.60859360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079217672348">
                <text:p>37.079217672348</text:p>
              </table:table-cell>
              <table:table-cell office:value-type="float" office:value="338933.656565657">
                <text:p>338933.65656565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0817773342133">
                <text:p>37.0817773342133</text:p>
              </table:table-cell>
              <table:table-cell office:value-type="float" office:value="350046.235469449">
                <text:p>350046.23546944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0844252109528">
                <text:p>37.0844252109528</text:p>
              </table:table-cell>
              <table:table-cell office:value-type="float" office:value="338384.331352422">
                <text:p>338384.33135242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0870678424835">
                <text:p>37.0870678424835</text:p>
              </table:table-cell>
              <table:table-cell office:value-type="float" office:value="339055.971129556">
                <text:p>339055.97112955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0897068977356">
                <text:p>37.0897068977356</text:p>
              </table:table-cell>
              <table:table-cell office:value-type="float" office:value="339515.438070286">
                <text:p>339515.43807028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.0923340320587">
                <text:p>37.0923340320587</text:p>
              </table:table-cell>
              <table:table-cell office:value-type="float" office:value="341056.029040748">
                <text:p>341056.02904074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7.0949892997742">
                <text:p>37.0949892997742</text:p>
              </table:table-cell>
              <table:table-cell office:value-type="float" office:value="337442.433689503">
                <text:p>337442.43368950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7.0976469516754">
                <text:p>37.0976469516754</text:p>
              </table:table-cell>
              <table:table-cell office:value-type="float" office:value="337139.713286086">
                <text:p>337139.71328608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7.100287437439">
                <text:p>37.100287437439</text:p>
              </table:table-cell>
              <table:table-cell office:value-type="float" office:value="339331.501941309">
                <text:p>339331.5019413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.1765449047089">
                <text:p>37.1765449047089</text:p>
              </table:table-cell>
              <table:table-cell office:value-type="float" office:value="11749.6690104956">
                <text:p>11749.669010495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.1792433261871">
                <text:p>37.1792433261871</text:p>
              </table:table-cell>
              <table:table-cell office:value-type="float" office:value="332045.978441421">
                <text:p>332045.97844142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7.1818642616272">
                <text:p>37.1818642616272</text:p>
              </table:table-cell>
              <table:table-cell office:value-type="float" office:value="341862.67479305">
                <text:p>341862.6747930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7.1845097541809">
                <text:p>37.1845097541809</text:p>
              </table:table-cell>
              <table:table-cell office:value-type="float" office:value="338689.291997116">
                <text:p>338689.29199711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7.187117099762">
                <text:p>37.187117099762</text:p>
              </table:table-cell>
              <table:table-cell office:value-type="float" office:value="343644.512070227">
                <text:p>343644.5120702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7.1897537708282">
                <text:p>37.1897537708282</text:p>
              </table:table-cell>
              <table:table-cell office:value-type="float" office:value="339822.441812099">
                <text:p>339822.4418120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7.1923763751984">
                <text:p>37.1923763751984</text:p>
              </table:table-cell>
              <table:table-cell office:value-type="float" office:value="341645.125818182">
                <text:p>341645.12581818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7.1949899196625">
                <text:p>37.1949899196625</text:p>
              </table:table-cell>
              <table:table-cell office:value-type="float" office:value="342829.445721584">
                <text:p>342829.44572158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7.1976115703583">
                <text:p>37.1976115703583</text:p>
              </table:table-cell>
              <table:table-cell office:value-type="float" office:value="341769.405602037">
                <text:p>341769.40560203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7.2002437114716">
                <text:p>37.2002437114716</text:p>
              </table:table-cell>
              <table:table-cell office:value-type="float" office:value="340407.28115942">
                <text:p>340407.2811594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7.2028949260712">
                <text:p>37.2028949260712</text:p>
              </table:table-cell>
              <table:table-cell office:value-type="float" office:value="337958.307913669">
                <text:p>337958.30791366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7.2055377960205">
                <text:p>37.2055377960205</text:p>
              </table:table-cell>
              <table:table-cell office:value-type="float" office:value="339025.3842129">
                <text:p>339025.384212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7.2722384929657">
                <text:p>37.2722384929657</text:p>
              </table:table-cell>
              <table:table-cell office:value-type="float" office:value="13433.1429960359">
                <text:p>13433.142996035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7.2749562263489">
                <text:p>37.2749562263489</text:p>
              </table:table-cell>
              <table:table-cell office:value-type="float" office:value="329686.497412054">
                <text:p>329686.49741205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7.277606010437">
                <text:p>37.277606010437</text:p>
              </table:table-cell>
              <table:table-cell office:value-type="float" office:value="338140.75796293">
                <text:p>338140.7579629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7.2802562713623">
                <text:p>37.2802562713623</text:p>
              </table:table-cell>
              <table:table-cell office:value-type="float" office:value="338079.919395466">
                <text:p>338079.91939546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7.2828738689423">
                <text:p>37.2828738689423</text:p>
              </table:table-cell>
              <table:table-cell office:value-type="float" office:value="342298.604973131">
                <text:p>342298.60497313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7.2855145931244">
                <text:p>37.2855145931244</text:p>
              </table:table-cell>
              <table:table-cell office:value-type="float" office:value="339300.86529433">
                <text:p>339300.865294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7.2881672382355">
                <text:p>37.2881672382355</text:p>
              </table:table-cell>
              <table:table-cell office:value-type="float" office:value="337776.054646773">
                <text:p>337776.05464677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7.2908172607422">
                <text:p>37.2908172607422</text:p>
              </table:table-cell>
              <table:table-cell office:value-type="float" office:value="338110.33594242">
                <text:p>338110.3359424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7.2934498786926">
                <text:p>37.2934498786926</text:p>
              </table:table-cell>
              <table:table-cell office:value-type="float" office:value="340345.624343416">
                <text:p>340345.62434341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7.2961075305939">
                <text:p>37.2961075305939</text:p>
              </table:table-cell>
              <table:table-cell office:value-type="float" office:value="337139.713286086">
                <text:p>337139.7132860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7.2987291812897">
                <text:p>37.2987291812897</text:p>
              </table:table-cell>
              <table:table-cell office:value-type="float" office:value="341769.405602037">
                <text:p>341769.40560203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7.301362991333">
                <text:p>37.301362991333</text:p>
              </table:table-cell>
              <table:table-cell office:value-type="float" office:value="340191.579976464">
                <text:p>340191.57997646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7.3768885135651">
                <text:p>37.3768885135651</text:p>
              </table:table-cell>
              <table:table-cell office:value-type="float" office:value="11863.5392847334">
                <text:p>11863.539284733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7.3795330524445">
                <text:p>37.3795330524445</text:p>
              </table:table-cell>
              <table:table-cell office:value-type="float" office:value="338811.430219978">
                <text:p>338811.43021997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7.3821914196014">
                <text:p>37.3821914196014</text:p>
              </table:table-cell>
              <table:table-cell office:value-type="float" office:value="337049.003049327">
                <text:p>337049.00304932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.3848342895508">
                <text:p>37.3848342895508</text:p>
              </table:table-cell>
              <table:table-cell office:value-type="float" office:value="339025.3842129">
                <text:p>339025.384212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7.3874711990356">
                <text:p>37.3874711990356</text:p>
              </table:table-cell>
              <table:table-cell office:value-type="float" office:value="339791.716455696">
                <text:p>339791.71645569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7.3901193141937">
                <text:p>37.3901193141937</text:p>
              </table:table-cell>
              <table:table-cell office:value-type="float" office:value="338353.865490231">
                <text:p>338353.86549023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7.3927628993988">
                <text:p>37.3927628993988</text:p>
              </table:table-cell>
              <table:table-cell office:value-type="float" office:value="338933.656565657">
                <text:p>338933.65656565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7.3954062461853">
                <text:p>37.3954062461853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7.3980264663696">
                <text:p>37.3980264663696</text:p>
              </table:table-cell>
              <table:table-cell office:value-type="float" office:value="341955.994904459">
                <text:p>341955.99490445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7.4006717205048">
                <text:p>37.4006717205048</text:p>
              </table:table-cell>
              <table:table-cell office:value-type="float" office:value="338719.81829653">
                <text:p>338719.8182965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7.4033327102661">
                <text:p>37.4033327102661</text:p>
              </table:table-cell>
              <table:table-cell office:value-type="float" office:value="336716.816055909">
                <text:p>336716.81605590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7.4059586524963">
                <text:p>37.4059586524963</text:p>
              </table:table-cell>
              <table:table-cell office:value-type="float" office:value="341210.857454149">
                <text:p>341210.85745414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7.4733684062958">
                <text:p>37.4733684062958</text:p>
              </table:table-cell>
              <table:table-cell office:value-type="float" office:value="13291.8450149786">
                <text:p>13291.845014978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7.4760320186615">
                <text:p>37.4760320186615</text:p>
              </table:table-cell>
              <table:table-cell office:value-type="float" office:value="336385.28320802">
                <text:p>336385.2832080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7.4786682128906">
                <text:p>37.4786682128906</text:p>
              </table:table-cell>
              <table:table-cell office:value-type="float" office:value="339883.909197793">
                <text:p>339883.90919779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7.4813327789307">
                <text:p>37.4813327789307</text:p>
              </table:table-cell>
              <table:table-cell office:value-type="float" office:value="336264.887616321">
                <text:p>336264.88761632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7.4839391708374">
                <text:p>37.4839391708374</text:p>
              </table:table-cell>
              <table:table-cell office:value-type="float" office:value="343770.25100622">
                <text:p>343770.2510062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7.4865911006927">
                <text:p>37.4865911006927</text:p>
              </table:table-cell>
              <table:table-cell office:value-type="float" office:value="337867.156702329">
                <text:p>337867.15670232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7.4892723560333">
                <text:p>37.4892723560333</text:p>
              </table:table-cell>
              <table:table-cell office:value-type="float" office:value="334171.828561266">
                <text:p>334171.82856126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7.4919130802155">
                <text:p>37.4919130802155</text:p>
              </table:table-cell>
              <table:table-cell office:value-type="float" office:value="339300.86529433">
                <text:p>339300.8652943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7.4945583343506">
                <text:p>37.4945583343506</text:p>
              </table:table-cell>
              <table:table-cell office:value-type="float" office:value="338719.81829653">
                <text:p>338719.8182965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7.4971804618835">
                <text:p>37.4971804618835</text:p>
              </table:table-cell>
              <table:table-cell office:value-type="float" office:value="341707.254409893">
                <text:p>341707.25440989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7.4998409748077">
                <text:p>37.4998409748077</text:p>
              </table:table-cell>
              <table:table-cell office:value-type="float" office:value="336777.164978941">
                <text:p>336777.16497894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7.5024843215942">
                <text:p>37.5024843215942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7.5774326324463">
                <text:p>37.5774326324463</text:p>
              </table:table-cell>
              <table:table-cell office:value-type="float" office:value="11954.905851964">
                <text:p>11954.9058519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7.5800807476044">
                <text:p>37.5800807476044</text:p>
              </table:table-cell>
              <table:table-cell office:value-type="float" office:value="338353.865490231">
                <text:p>338353.86549023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7.5827224254608">
                <text:p>37.5827224254608</text:p>
              </table:table-cell>
              <table:table-cell office:value-type="float" office:value="339178.37400722">
                <text:p>339178.3740072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7.5853729248047">
                <text:p>37.5853729248047</text:p>
              </table:table-cell>
              <table:table-cell office:value-type="float" office:value="338049.50832059">
                <text:p>338049.5083205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7.5879802703857">
                <text:p>37.5879802703857</text:p>
              </table:table-cell>
              <table:table-cell office:value-type="float" office:value="343644.512070227">
                <text:p>343644.51207022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7.590630531311">
                <text:p>37.590630531311</text:p>
              </table:table-cell>
              <table:table-cell office:value-type="float" office:value="338079.919395466">
                <text:p>338079.91939546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7.5933010578156">
                <text:p>37.5933010578156</text:p>
              </table:table-cell>
              <table:table-cell office:value-type="float" office:value="335514.363360414">
                <text:p>335514.36336041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7.5959503650665">
                <text:p>37.5959503650665</text:p>
              </table:table-cell>
              <table:table-cell office:value-type="float" office:value="338201.618430526">
                <text:p>338201.61843052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7.5985980033875">
                <text:p>37.5985980033875</text:p>
              </table:table-cell>
              <table:table-cell office:value-type="float" office:value="338414.802701486">
                <text:p>338414.80270148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7.6012735366821">
                <text:p>37.6012735366821</text:p>
              </table:table-cell>
              <table:table-cell office:value-type="float" office:value="334886.507217965">
                <text:p>334886.50721796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7.6039228439331">
                <text:p>37.6039228439331</text:p>
              </table:table-cell>
              <table:table-cell office:value-type="float" office:value="338201.618430526">
                <text:p>338201.61843052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7.6065721511841">
                <text:p>37.6065721511841</text:p>
              </table:table-cell>
              <table:table-cell office:value-type="float" office:value="338201.618430526">
                <text:p>338201.61843052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7.6744463443756">
                <text:p>37.6744463443756</text:p>
              </table:table-cell>
              <table:table-cell office:value-type="float" office:value="13200.8935630609">
                <text:p>13200.893563060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0.63884806633">
                <text:p>40.63884806633</text:p>
              </table:table-cell>
              <table:table-cell office:value-type="float" office:value="302.253231525346">
                <text:p>302.25323152534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0.6427202224731">
                <text:p>40.6427202224731</text:p>
              </table:table-cell>
              <table:table-cell office:value-type="float" office:value="231395.627362847">
                <text:p>231395.62736284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0.6466243267059">
                <text:p>40.6466243267059</text:p>
              </table:table-cell>
              <table:table-cell office:value-type="float" office:value="229502.069251908">
                <text:p>229502.06925190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0.6505222320557">
                <text:p>40.6505222320557</text:p>
              </table:table-cell>
              <table:table-cell office:value-type="float" office:value="229867.048993822">
                <text:p>229867.04899382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0.6544151306152">
                <text:p>40.6544151306152</text:p>
              </table:table-cell>
              <table:table-cell office:value-type="float" office:value="230162.688878001">
                <text:p>230162.68887800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.6583108901978">
                <text:p>40.6583108901978</text:p>
              </table:table-cell>
              <table:table-cell office:value-type="float" office:value="229993.65875153">
                <text:p>229993.6587515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0.6622037887573">
                <text:p>40.6622037887573</text:p>
              </table:table-cell>
              <table:table-cell office:value-type="float" office:value="230162.688878001">
                <text:p>230162.68887800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0.6661012172699">
                <text:p>40.6661012172699</text:p>
              </table:table-cell>
              <table:table-cell office:value-type="float" office:value="229895.172447544">
                <text:p>229895.1724475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0.6699922084808">
                <text:p>40.6699922084808</text:p>
              </table:table-cell>
              <table:table-cell office:value-type="float" office:value="230275.51372549">
                <text:p>230275.5137254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0.6738517284393">
                <text:p>40.6738517284393</text:p>
              </table:table-cell>
              <table:table-cell office:value-type="float" office:value="232153.223622436">
                <text:p>232153.2236224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0.6777520179749">
                <text:p>40.6777520179749</text:p>
              </table:table-cell>
              <table:table-cell office:value-type="float" office:value="229726.53487377">
                <text:p>229726.5348737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0.6816308498383">
                <text:p>40.6816308498383</text:p>
              </table:table-cell>
              <table:table-cell office:value-type="float" office:value="230997.380539677">
                <text:p>230997.38053967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0.6855027675629">
                <text:p>40.6855027675629</text:p>
              </table:table-cell>
              <table:table-cell office:value-type="float" office:value="231409.875862069">
                <text:p>231409.87586206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0.6894066333771">
                <text:p>40.6894066333771</text:p>
              </table:table-cell>
              <table:table-cell office:value-type="float" office:value="229516.085501405">
                <text:p>229516.08550140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0.6933009624481">
                <text:p>40.6933009624481</text:p>
              </table:table-cell>
              <table:table-cell office:value-type="float" office:value="230078.142769683">
                <text:p>230078.14276968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0.6972281932831">
                <text:p>40.6972281932831</text:p>
              </table:table-cell>
              <table:table-cell office:value-type="float" office:value="228150.581835843">
                <text:p>228150.58183584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0.7011241912842">
                <text:p>40.7011241912842</text:p>
              </table:table-cell>
              <table:table-cell office:value-type="float" office:value="229979.584113579">
                <text:p>229979.58411357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0.7050728797913">
                <text:p>40.7050728797913</text:p>
              </table:table-cell>
              <table:table-cell office:value-type="float" office:value="226910.782755706">
                <text:p>226910.78275570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0.7089655399323">
                <text:p>40.7089655399323</text:p>
              </table:table-cell>
              <table:table-cell office:value-type="float" office:value="230176.785937404">
                <text:p>230176.78593740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0.7128562927246">
                <text:p>40.7128562927246</text:p>
              </table:table-cell>
              <table:table-cell office:value-type="float" office:value="230289.624609351">
                <text:p>230289.62460935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0.7167582511902">
                <text:p>40.7167582511902</text:p>
              </table:table-cell>
              <table:table-cell office:value-type="float" office:value="229628.277159966">
                <text:p>229628.27715996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0.7206528186798">
                <text:p>40.7206528186798</text:p>
              </table:table-cell>
              <table:table-cell office:value-type="float" office:value="230064.057790021">
                <text:p>230064.05779002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0.7245125770569">
                <text:p>40.7245125770569</text:p>
              </table:table-cell>
              <table:table-cell office:value-type="float" office:value="232138.883439372">
                <text:p>232138.88343937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0.7284061908722">
                <text:p>40.7284061908722</text:p>
              </table:table-cell>
              <table:table-cell office:value-type="float" office:value="230120.408058294">
                <text:p>230120.40805829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0.7323009967804">
                <text:p>40.7323009967804</text:p>
              </table:table-cell>
              <table:table-cell office:value-type="float" office:value="230049.97453477">
                <text:p>230049.9745347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0.736162185669">
                <text:p>40.736162185669</text:p>
              </table:table-cell>
              <table:table-cell office:value-type="float" office:value="232052.879530719">
                <text:p>232052.87953071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0.7400634288788">
                <text:p>40.7400634288788</text:p>
              </table:table-cell>
              <table:table-cell office:value-type="float" office:value="229670.377314673">
                <text:p>229670.37731467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0.7439489364624">
                <text:p>40.7439489364624</text:p>
              </table:table-cell>
              <table:table-cell office:value-type="float" office:value="230600.502178315">
                <text:p>230600.5021783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0.7478368282318">
                <text:p>40.7478368282318</text:p>
              </table:table-cell>
              <table:table-cell office:value-type="float" office:value="230459.09020666">
                <text:p>230459.0902066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0.7517218589783">
                <text:p>40.7517218589783</text:p>
              </table:table-cell>
              <table:table-cell office:value-type="float" office:value="230628.80540043">
                <text:p>230628.8054004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0.8379452228546">
                <text:p>50.8379452228546</text:p>
              </table:table-cell>
              <table:table-cell office:value-type="float" office:value="88.8340429985926">
                <text:p>88.8340429985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